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14cm" svg:stroke-color="#000000" draw:stroke-linejoin="round" svg:stroke-linecap="round" draw:fill="none" fo:padding-top="0.007cm" fo:padding-bottom="0.007cm" fo:padding-left="0.007cm" fo:padding-right="0.007cm"/>
    </style:style>
    <style:style style:name="gr3" style:family="graphic" style:parent-style-name="standard">
      <style:graphic-properties draw:stroke="solid" svg:stroke-width="0.039cm" svg:stroke-color="#000000" draw:stroke-linejoin="round" svg:stroke-linecap="round" draw:fill="none" fo:padding-top="0.019cm" fo:padding-bottom="0.019cm" fo:padding-left="0.019cm" fo:padding-right="0.019cm"/>
    </style:style>
    <style:style style:name="gr4" style:family="graphic" style:parent-style-name="standard">
      <style:graphic-properties draw:stroke="solid" svg:stroke-width="0.051cm" svg:stroke-color="#000000" draw:stroke-linejoin="round" svg:stroke-linecap="round" draw:fill="none" fo:padding-top="0.025cm" fo:padding-bottom="0.025cm" fo:padding-left="0.025cm" fo:padding-right="0.025cm"/>
    </style:style>
    <style:style style:name="gr5" style:family="graphic" style:parent-style-name="standard">
      <style:graphic-properties draw:stroke="solid" svg:stroke-width="0.04cm" svg:stroke-color="#000000" draw:stroke-linejoin="round" svg:stroke-linecap="round" draw:fill="none" fo:padding-top="0.02cm" fo:padding-bottom="0.02cm" fo:padding-left="0.02cm" fo:padding-right="0.02cm"/>
    </style:style>
    <style:style style:name="gr6" style:family="graphic" style:parent-style-name="standard">
      <style:graphic-properties draw:stroke="solid" svg:stroke-width="0.079cm" svg:stroke-color="#000000" draw:stroke-linejoin="round" svg:stroke-linecap="round" draw:fill="none" fo:padding-top="0.039cm" fo:padding-bottom="0.039cm" fo:padding-left="0.039cm" fo:padding-right="0.039cm"/>
    </style:style>
    <style:style style:name="gr7" style:family="graphic" style:parent-style-name="standard">
      <style:graphic-properties draw:stroke="solid" svg:stroke-width="0.059cm" svg:stroke-color="#000000" draw:stroke-linejoin="round" svg:stroke-linecap="round" draw:fill="none" fo:padding-top="0.029cm" fo:padding-bottom="0.029cm" fo:padding-left="0.029cm" fo:padding-right="0.029cm"/>
    </style:style>
    <style:style style:name="gr8" style:family="graphic" style:parent-style-name="standard">
      <style:graphic-properties draw:stroke="solid" svg:stroke-width="0.02cm" svg:stroke-color="#000000" draw:stroke-linejoin="round" svg:stroke-linecap="round" draw:fill="none" fo:padding-top="0.01cm" fo:padding-bottom="0.01cm" fo:padding-left="0.01cm" fo:padding-right="0.01cm"/>
    </style:style>
    <style:style style:name="gr9" style:family="graphic" style:parent-style-name="standard">
      <style:graphic-properties draw:stroke="none" draw:fill="solid" draw:fill-color="#000000"/>
    </style:style>
    <style:style style:name="gr10" style:family="graphic" style:parent-style-name="standard">
      <style:graphic-properties draw:stroke="solid" svg:stroke-width="0.025cm" svg:stroke-color="#000000" draw:stroke-linejoin="round" svg:stroke-linecap="round" draw:fill="none" fo:padding-top="0.012cm" fo:padding-bottom="0.012cm" fo:padding-left="0.012cm" fo:padding-right="0.012cm"/>
    </style:style>
    <style:style style:name="gr11" style:family="graphic" style:parent-style-name="standard">
      <style:graphic-properties draw:stroke="solid" svg:stroke-width="0.01cm" svg:stroke-color="#000000" draw:stroke-linejoin="round" svg:stroke-linecap="round" draw:fill="none" fo:padding-top="0.005cm" fo:padding-bottom="0.005cm" fo:padding-left="0.005cm" fo:padding-right="0.005cm"/>
    </style:style>
    <style:style style:name="gr12" style:family="graphic" style:parent-style-name="standard">
      <style:graphic-properties draw:stroke="solid" svg:stroke-width="0.004cm" svg:stroke-color="#000000" draw:stroke-linejoin="round" svg:stroke-linecap="round" draw:fill="none" fo:padding-top="0.002cm" fo:padding-bottom="0.002cm" fo:padding-left="0.002cm" fo:padding-right="0.002cm"/>
    </style:style>
    <style:style style:name="gr13" style:family="graphic" style:parent-style-name="standard">
      <style:graphic-properties draw:stroke="solid" svg:stroke-width="0.012cm" svg:stroke-color="#000000" draw:stroke-linejoin="round" svg:stroke-linecap="round" draw:fill="none" fo:padding-top="0.006cm" fo:padding-bottom="0.006cm" fo:padding-left="0.006cm" fo:padding-right="0.006cm"/>
    </style:style>
    <style:style style:name="gr14" style:family="graphic" style:parent-style-name="standard">
      <style:graphic-properties draw:stroke="solid" svg:stroke-width="0.024cm" svg:stroke-color="#000000" draw:stroke-linejoin="round" svg:stroke-linecap="round" draw:fill="none" fo:padding-top="0.012cm" fo:padding-bottom="0.012cm" fo:padding-left="0.012cm" fo:padding-right="0.012cm"/>
    </style:style>
    <style:style style:name="gr15" style:family="graphic" style:parent-style-name="standard">
      <style:graphic-properties draw:stroke="solid" svg:stroke-width="0.03cm" svg:stroke-color="#000000" draw:stroke-linejoin="round" svg:stroke-linecap="round" draw:fill="none" fo:padding-top="0.015cm" fo:padding-bottom="0.015cm" fo:padding-left="0.015cm" fo:padding-right="0.015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office:automatic-styles>
  <office:body>
    <office:drawing>
      <draw:page draw:name="page1" draw:style-name="dp1" draw:master-page-name="master-page3">
        <draw:polygon draw:style-name="gr1" draw:text-style-name="P1" draw:layer="layout" svg:width="29.699cm" svg:height="21.025cm" svg:x="0cm" svg:y="0cm" svg:viewBox="0 0 29700 21026" draw:points="0,0 29700,0 29700,21026 0,21026">
          <text:p/>
        </draw:polygon>
        <draw:polygon draw:style-name="gr2" draw:text-style-name="P2" draw:layer="layout" svg:width="10.8cm" svg:height="3.2cm" svg:x="17.7cm" svg:y="16.598cm" svg:viewBox="0 0 10801 3201" draw:points="0,0 10801,0 10801,3201 0,3201">
          <text:p/>
        </draw:polygon>
        <draw:polygon draw:style-name="gr2" draw:text-style-name="P2" draw:layer="layout" svg:width="27.7cm" svg:height="19cm" svg:x="1cm" svg:y="0.998cm" svg:viewBox="0 0 27701 19001" draw:points="0,0 27701,0 27701,19001 0,19001">
          <text:p/>
        </draw:polygon>
        <draw:polygon draw:style-name="gr2" draw:text-style-name="P2" draw:layer="layout" svg:width="27.3cm" svg:height="18.6cm" svg:x="1.2cm" svg:y="1.198cm" svg:viewBox="0 0 27301 18601" draw:points="0,0 27301,0 27301,18601 0,18601">
          <text:p/>
        </draw:polygon>
        <draw:line draw:style-name="gr2" draw:text-style-name="P2" draw:layer="layout" svg:x1="6cm" svg:y1="1.198cm" svg:x2="6cm" svg:y2="0.998cm">
          <text:p/>
        </draw:line>
        <draw:line draw:style-name="gr2" draw:text-style-name="P2" draw:layer="layout" svg:x1="11cm" svg:y1="1.198cm" svg:x2="11cm" svg:y2="0.998cm">
          <text:p/>
        </draw:line>
        <draw:line draw:style-name="gr2" draw:text-style-name="P2" draw:layer="layout" svg:x1="16cm" svg:y1="1.198cm" svg:x2="16cm" svg:y2="0.998cm">
          <text:p/>
        </draw:line>
        <draw:line draw:style-name="gr2" draw:text-style-name="P2" draw:layer="layout" svg:x1="21cm" svg:y1="1.198cm" svg:x2="21cm" svg:y2="0.998cm">
          <text:p/>
        </draw:line>
        <draw:line draw:style-name="gr2" draw:text-style-name="P2" draw:layer="layout" svg:x1="26cm" svg:y1="1.198cm" svg:x2="26cm" svg:y2="0.998cm">
          <text:p/>
        </draw:line>
        <draw:line draw:style-name="gr2" draw:text-style-name="P2" draw:layer="layout" svg:x1="3.606cm" svg:y1="1.157cm" svg:x2="3.532cm" svg:y2="1.157cm">
          <text:p/>
        </draw:line>
        <draw:polyline draw:style-name="gr2" draw:text-style-name="P2" draw:layer="layout" svg:width="0.037cm" svg:height="0.13cm" svg:x="3.532cm" svg:y="1.027cm" svg:viewBox="0 0 38 131" draw:points="38,131 38,0 26,18 13,30 0,37">
          <text:p/>
        </draw:polyline>
        <draw:polyline draw:style-name="gr2" draw:text-style-name="P2" draw:layer="layout" svg:width="0.08cm" svg:height="0.13cm" svg:x="8.526cm" svg:y="1.027cm" svg:viewBox="0 0 81 131" draw:points="6,12 12,6 25,0 56,0 68,6 75,12 81,24 81,37 75,55 0,131 81,131">
          <text:p/>
        </draw:polyline>
        <draw:polyline draw:style-name="gr2" draw:text-style-name="P2" draw:layer="layout" svg:width="0.081cm" svg:height="0.13cm" svg:x="13.526cm" svg:y="1.027cm" svg:viewBox="0 0 82 131" draw:points="0,0 82,0 38,49 57,49 69,55 75,62 82,74 82,106 75,118 69,124 57,131 19,131 6,124 0,118">
          <text:p/>
        </draw:polyline>
        <draw:line draw:style-name="gr2" draw:text-style-name="P2" draw:layer="layout" svg:x1="18.594cm" svg:y1="1.07cm" svg:x2="18.594cm" svg:y2="1.157cm">
          <text:p/>
        </draw:line>
        <draw:polyline draw:style-name="gr2" draw:text-style-name="P2" draw:layer="layout" svg:width="0.08cm" svg:height="0.093cm" svg:x="18.532cm" svg:y="1.02cm" svg:viewBox="0 0 81 94" draw:points="31,0 0,94 81,94">
          <text:p/>
        </draw:polyline>
        <draw:polyline draw:style-name="gr2" draw:text-style-name="P2" draw:layer="layout" svg:width="0.075cm" svg:height="0.13cm" svg:x="23.532cm" svg:y="1.027cm" svg:viewBox="0 0 76 131" draw:points="69,0 6,0 0,62 6,55 19,49 51,49 63,55 69,62 76,74 76,106 69,118 63,124 51,131 19,131 6,124 0,118">
          <text:p/>
        </draw:polyline>
        <draw:polyline draw:style-name="gr2" draw:text-style-name="P2" draw:layer="layout" svg:width="0.074cm" svg:height="0.13cm" svg:x="28.532cm" svg:y="1.027cm" svg:viewBox="0 0 75 131" draw:points="63,0 37,0 25,6 19,12 7,30 0,55 0,106 7,118 12,124 25,131 51,131 63,124 69,118 75,106 75,74 69,62 63,55 51,49 25,49 12,55 7,62 0,74">
          <text:p/>
        </draw:polyline>
        <draw:line draw:style-name="gr2" draw:text-style-name="P2" draw:layer="layout" svg:x1="6cm" svg:y1="19.798cm" svg:x2="6cm" svg:y2="19.998cm">
          <text:p/>
        </draw:line>
        <draw:line draw:style-name="gr2" draw:text-style-name="P2" draw:layer="layout" svg:x1="11cm" svg:y1="19.798cm" svg:x2="11cm" svg:y2="19.998cm">
          <text:p/>
        </draw:line>
        <draw:line draw:style-name="gr2" draw:text-style-name="P2" draw:layer="layout" svg:x1="16cm" svg:y1="19.798cm" svg:x2="16cm" svg:y2="19.998cm">
          <text:p/>
        </draw:line>
        <draw:line draw:style-name="gr2" draw:text-style-name="P2" draw:layer="layout" svg:x1="21cm" svg:y1="19.798cm" svg:x2="21cm" svg:y2="19.998cm">
          <text:p/>
        </draw:line>
        <draw:line draw:style-name="gr2" draw:text-style-name="P2" draw:layer="layout" svg:x1="26cm" svg:y1="19.798cm" svg:x2="26cm" svg:y2="19.998cm">
          <text:p/>
        </draw:line>
        <draw:line draw:style-name="gr2" draw:text-style-name="P2" draw:layer="layout" svg:x1="3.606cm" svg:y1="19.957cm" svg:x2="3.532cm" svg:y2="19.957cm">
          <text:p/>
        </draw:line>
        <draw:polyline draw:style-name="gr2" draw:text-style-name="P2" draw:layer="layout" svg:width="0.037cm" svg:height="0.13cm" svg:x="3.532cm" svg:y="19.827cm" svg:viewBox="0 0 38 131" draw:points="38,131 38,0 26,19 13,31 0,37">
          <text:p/>
        </draw:polyline>
        <draw:polyline draw:style-name="gr2" draw:text-style-name="P2" draw:layer="layout" svg:width="0.08cm" svg:height="0.13cm" svg:x="8.526cm" svg:y="19.827cm" svg:viewBox="0 0 81 131" draw:points="6,13 12,7 25,0 56,0 68,7 75,13 81,25 81,37 75,56 0,131 81,131">
          <text:p/>
        </draw:polyline>
        <draw:polyline draw:style-name="gr2" draw:text-style-name="P2" draw:layer="layout" svg:width="0.081cm" svg:height="0.13cm" svg:x="13.526cm" svg:y="19.827cm" svg:viewBox="0 0 82 131" draw:points="0,0 82,0 38,50 57,50 69,56 75,62 82,74 82,106 75,118 69,124 57,131 19,131 6,124 0,118">
          <text:p/>
        </draw:polyline>
        <draw:line draw:style-name="gr2" draw:text-style-name="P2" draw:layer="layout" svg:x1="18.594cm" svg:y1="19.871cm" svg:x2="18.594cm" svg:y2="19.957cm">
          <text:p/>
        </draw:line>
        <draw:polyline draw:style-name="gr2" draw:text-style-name="P2" draw:layer="layout" svg:width="0.08cm" svg:height="0.093cm" svg:x="18.532cm" svg:y="19.821cm" svg:viewBox="0 0 81 94" draw:points="31,0 0,94 81,94">
          <text:p/>
        </draw:polyline>
        <draw:polyline draw:style-name="gr2" draw:text-style-name="P2" draw:layer="layout" svg:width="0.075cm" svg:height="0.13cm" svg:x="23.532cm" svg:y="19.827cm" svg:viewBox="0 0 76 131" draw:points="69,0 6,0 0,62 6,56 19,50 51,50 63,56 69,62 76,74 76,106 69,118 63,124 51,131 19,131 6,124 0,118">
          <text:p/>
        </draw:polyline>
        <draw:polyline draw:style-name="gr2" draw:text-style-name="P2" draw:layer="layout" svg:width="0.074cm" svg:height="0.13cm" svg:x="28.532cm" svg:y="19.827cm" svg:viewBox="0 0 75 131" draw:points="63,0 37,0 25,7 19,13 7,31 0,56 0,106 7,118 12,124 25,131 51,131 63,124 69,118 75,106 75,74 69,62 63,56 51,50 25,50 12,56 7,62 0,74">
          <text:p/>
        </draw:polyline>
        <draw:line draw:style-name="gr2" draw:text-style-name="P2" draw:layer="layout" svg:x1="1cm" svg:y1="5.998cm" svg:x2="1.2cm" svg:y2="5.998cm">
          <text:p/>
        </draw:line>
        <draw:line draw:style-name="gr2" draw:text-style-name="P2" draw:layer="layout" svg:x1="1cm" svg:y1="10.998cm" svg:x2="1.2cm" svg:y2="10.998cm">
          <text:p/>
        </draw:line>
        <draw:line draw:style-name="gr2" draw:text-style-name="P2" draw:layer="layout" svg:x1="1cm" svg:y1="15.998cm" svg:x2="1.2cm" svg:y2="15.998cm">
          <text:p/>
        </draw:line>
        <draw:line draw:style-name="gr2" draw:text-style-name="P2" draw:layer="layout" svg:x1="1.069cm" svg:y1="3.52cm" svg:x2="1.131cm" svg:y2="3.52cm">
          <text:p/>
        </draw:line>
        <draw:polyline draw:style-name="gr2" draw:text-style-name="P2" draw:layer="layout" svg:width="0.086cm" svg:height="0.13cm" svg:x="1.057cm" svg:y="3.426cm" svg:viewBox="0 0 87 131" draw:points="0,131 44,0 87,131">
          <text:p/>
        </draw:polyline>
        <draw:polyline draw:style-name="gr2" draw:text-style-name="P2" draw:layer="layout" svg:width="0.074cm" svg:height="0.131cm" svg:x="1.066cm" svg:y="8.426cm" svg:viewBox="0 0 75 132" draw:points="44,62 63,69 69,75 75,87 75,107 69,119 63,125 51,132 0,132 0,0 44,0 56,7 63,13 69,25 69,38 63,50 56,57 44,62 0,62">
          <text:p/>
        </draw:polyline>
        <draw:polyline draw:style-name="gr2" draw:text-style-name="P2" draw:layer="layout" svg:width="0.081cm" svg:height="0.13cm" svg:x="1.059cm" svg:y="13.427cm" svg:viewBox="0 0 82 131" draw:points="82,118 76,124 58,131 45,131 26,124 13,112 7,99 0,75 0,56 7,32 13,18 26,6 45,0 58,0 76,6 82,12">
          <text:p/>
        </draw:polyline>
        <draw:polygon draw:style-name="gr2" draw:text-style-name="P2" draw:layer="layout" svg:width="0.074cm" svg:height="0.13cm" svg:x="1.066cm" svg:y="18.427cm" svg:viewBox="0 0 75 131" draw:points="0,131 0,0 32,0 51,6 63,18 69,30 75,55 75,74 69,100 63,112 51,124 32,131">
          <text:p/>
        </draw:polygon>
        <draw:line draw:style-name="gr2" draw:text-style-name="P2" draw:layer="layout" svg:x1="28.7cm" svg:y1="5.998cm" svg:x2="28.5cm" svg:y2="5.998cm">
          <text:p/>
        </draw:line>
        <draw:line draw:style-name="gr2" draw:text-style-name="P2" draw:layer="layout" svg:x1="28.7cm" svg:y1="10.998cm" svg:x2="28.5cm" svg:y2="10.998cm">
          <text:p/>
        </draw:line>
        <draw:line draw:style-name="gr2" draw:text-style-name="P2" draw:layer="layout" svg:x1="28.7cm" svg:y1="15.998cm" svg:x2="28.5cm" svg:y2="15.998cm">
          <text:p/>
        </draw:line>
        <draw:line draw:style-name="gr2" draw:text-style-name="P2" draw:layer="layout" svg:x1="28.569cm" svg:y1="3.52cm" svg:x2="28.631cm" svg:y2="3.52cm">
          <text:p/>
        </draw:line>
        <draw:polyline draw:style-name="gr2" draw:text-style-name="P2" draw:layer="layout" svg:width="0.086cm" svg:height="0.13cm" svg:x="28.557cm" svg:y="3.426cm" svg:viewBox="0 0 87 131" draw:points="0,131 44,0 87,131">
          <text:p/>
        </draw:polyline>
        <draw:polyline draw:style-name="gr2" draw:text-style-name="P2" draw:layer="layout" svg:width="0.075cm" svg:height="0.131cm" svg:x="28.566cm" svg:y="8.426cm" svg:viewBox="0 0 76 132" draw:points="44,62 63,69 69,75 76,87 76,107 69,119 63,125 51,132 0,132 0,0 44,0 57,7 63,13 69,25 69,38 63,50 57,57 44,62 0,62">
          <text:p/>
        </draw:polyline>
        <draw:polyline draw:style-name="gr2" draw:text-style-name="P2" draw:layer="layout" svg:width="0.081cm" svg:height="0.13cm" svg:x="28.56cm" svg:y="13.427cm" svg:viewBox="0 0 82 131" draw:points="82,118 75,124 56,131 43,131 25,124 12,112 6,99 0,75 0,56 6,32 12,18 25,6 43,0 56,0 75,6 82,12">
          <text:p/>
        </draw:polyline>
        <draw:polygon draw:style-name="gr2" draw:text-style-name="P2" draw:layer="layout" svg:width="0.075cm" svg:height="0.13cm" svg:x="28.566cm" svg:y="18.427cm" svg:viewBox="0 0 76 131" draw:points="0,131 0,0 31,0 51,6 63,18 69,30 76,55 76,74 69,100 63,112 51,124 31,131">
          <text:p/>
        </draw:polygon>
        <draw:polygon draw:style-name="gr2" draw:text-style-name="P2" draw:layer="layout" svg:width="0.086cm" svg:height="0.151cm" svg:x="20.043cm" svg:y="19.226cm" svg:viewBox="0 0 87 152" draw:points="0,152 0,0 36,0 57,8 73,22 80,36 87,66 87,87 80,116 73,130 57,144 36,152">
          <text:p/>
        </draw:polygon>
        <draw:polyline draw:style-name="gr2" draw:text-style-name="P2" draw:layer="layout" svg:width="0.064cm" svg:height="0.101cm" svg:x="20.194cm" svg:y="19.276cm" svg:viewBox="0 0 65 102" draw:points="65,102 65,22 57,7 42,0 14,0 0,7">
          <text:p/>
        </draw:polyline>
        <draw:polyline draw:style-name="gr2" draw:text-style-name="P2" draw:layer="layout" svg:width="0.072cm" svg:height="0.065cm" svg:x="20.186cm" svg:y="19.312cm" svg:viewBox="0 0 73 66" draw:points="73,58 58,66 23,66 8,58 0,43 0,29 8,14 23,7 58,7 73,0">
          <text:p/>
        </draw:polyline>
        <draw:line draw:style-name="gr2" draw:text-style-name="P2" draw:layer="layout" svg:x1="20.308cm" svg:y1="19.276cm" svg:x2="20.365cm" svg:y2="19.276cm">
          <text:p/>
        </draw:line>
        <draw:polyline draw:style-name="gr2" draw:text-style-name="P2" draw:layer="layout" svg:width="0.036cm" svg:height="0.151cm" svg:x="20.329cm" svg:y="19.226cm" svg:viewBox="0 0 37 152" draw:points="0,0 0,130 7,144 22,152 37,152">
          <text:p/>
        </draw:polyline>
        <draw:polyline draw:style-name="gr2" draw:text-style-name="P2" draw:layer="layout" svg:width="0.071cm" svg:height="0.101cm" svg:x="20.408cm" svg:y="19.276cm" svg:viewBox="0 0 72 102" draw:points="65,94 51,102 22,102 8,94 0,80 0,22 8,7 22,0 51,0 65,7 72,22 72,36 0,50">
          <text:p/>
        </draw:polyline>
        <draw:polyline draw:style-name="gr2" draw:text-style-name="P2" draw:layer="layout" svg:width="0.015cm" svg:height="0.015cm" svg:x="20.536cm" svg:y="19.362cm" svg:viewBox="0 0 16 16" draw:points="7,0 16,8 7,16 0,8 7,0 7,16">
          <text:p/>
        </draw:polyline>
        <draw:polyline draw:style-name="gr2" draw:text-style-name="P2" draw:layer="layout" svg:width="0.015cm" svg:height="0.015cm" svg:x="20.536cm" svg:y="19.283cm" svg:viewBox="0 0 16 16" draw:points="7,0 16,9 7,16 0,9 7,0 7,16">
          <text:p/>
        </draw:polyline>
        <draw:polyline draw:style-name="gr2" draw:text-style-name="P2" draw:layer="layout" svg:width="0.092cm" svg:height="0.151cm" svg:x="20.715cm" svg:y="19.226cm" svg:viewBox="0 0 93 152" draw:points="7,14 14,8 28,0 65,0 79,8 87,14 93,29 93,43 87,66 0,152 93,152">
          <text:p/>
        </draw:polyline>
        <draw:polygon draw:style-name="gr2" draw:text-style-name="P2" draw:layer="layout" svg:width="0.085cm" svg:height="0.151cm" svg:x="20.865cm" svg:y="19.226cm" svg:viewBox="0 0 86 152" draw:points="36,0 51,0 65,8 72,14 79,29 86,58 86,94 79,123 72,137 65,144 51,152 36,152 22,144 15,137 8,123 0,94 0,58 8,29 15,14 22,8">
          <text:p/>
        </draw:polygon>
        <draw:polyline draw:style-name="gr2" draw:text-style-name="P2" draw:layer="layout" svg:width="0.092cm" svg:height="0.151cm" svg:x="21.001cm" svg:y="19.226cm" svg:viewBox="0 0 93 152" draw:points="6,14 14,8 29,0 65,0 79,8 86,14 93,29 93,43 86,66 0,152 93,152">
          <text:p/>
        </draw:polyline>
        <draw:line draw:style-name="gr2" draw:text-style-name="P2" draw:layer="layout" svg:x1="21.236cm" svg:y1="19.377cm" svg:x2="21.15cm" svg:y2="19.377cm">
          <text:p/>
        </draw:line>
        <draw:polyline draw:style-name="gr2" draw:text-style-name="P2" draw:layer="layout" svg:width="0.043cm" svg:height="0.151cm" svg:x="21.15cm" svg:y="19.226cm" svg:viewBox="0 0 44 152" draw:points="44,152 44,0 29,22 15,36 0,43">
          <text:p/>
        </draw:polyline>
        <draw:line draw:style-name="gr2" draw:text-style-name="P2" draw:layer="layout" svg:x1="21.301cm" svg:y1="19.319cm" svg:x2="21.415cm" svg:y2="19.319cm">
          <text:p/>
        </draw:line>
        <draw:polygon draw:style-name="gr2" draw:text-style-name="P2" draw:layer="layout" svg:width="0.086cm" svg:height="0.151cm" svg:x="21.479cm" svg:y="19.226cm" svg:viewBox="0 0 87 152" draw:points="36,0 50,0 64,8 72,14 80,29 87,58 87,94 80,123 72,137 64,144 50,152 36,152 22,144 14,137 7,123 0,94 0,58 7,29 14,14 22,8">
          <text:p/>
        </draw:polygon>
        <draw:polyline draw:style-name="gr2" draw:text-style-name="P2" draw:layer="layout" svg:width="0.092cm" svg:height="0.151cm" svg:x="21.615cm" svg:y="19.226cm" svg:viewBox="0 0 93 152" draw:points="0,0 93,0 43,58 65,58 79,66 87,73 93,87 93,123 87,137 79,144 65,152 21,152 7,144 0,137">
          <text:p/>
        </draw:polyline>
        <draw:line draw:style-name="gr2" draw:text-style-name="P2" draw:layer="layout" svg:x1="21.772cm" svg:y1="19.319cm" svg:x2="21.886cm" svg:y2="19.319cm">
          <text:p/>
        </draw:line>
        <draw:line draw:style-name="gr2" draw:text-style-name="P2" draw:layer="layout" svg:x1="22.036cm" svg:y1="19.377cm" svg:x2="21.95cm" svg:y2="19.377cm">
          <text:p/>
        </draw:line>
        <draw:polyline draw:style-name="gr2" draw:text-style-name="P2" draw:layer="layout" svg:width="0.043cm" svg:height="0.151cm" svg:x="21.95cm" svg:y="19.226cm" svg:viewBox="0 0 44 152" draw:points="44,152 44,0 29,22 15,36 0,43">
          <text:p/>
        </draw:polyline>
        <draw:polyline draw:style-name="gr2" draw:text-style-name="P2" draw:layer="layout" svg:width="0.093cm" svg:height="0.151cm" svg:x="22.086cm" svg:y="19.226cm" svg:viewBox="0 0 94 152" draw:points="0,0 94,0 44,58 65,58 80,66 87,73 94,87 94,123 87,137 80,144 65,152 22,152 7,144 0,137">
          <text:p/>
        </draw:polyline>
        <draw:line draw:style-name="gr2" draw:text-style-name="P2" draw:layer="layout" svg:x1="17.7cm" svg:y1="19.448cm" svg:x2="28.5cm" svg:y2="19.448cm">
          <text:p/>
        </draw:line>
        <draw:line draw:style-name="gr2" draw:text-style-name="P2" draw:layer="layout" svg:x1="17.844cm" svg:y1="19.656cm" svg:x2="17.844cm" svg:y2="19.506cm">
          <text:p/>
        </draw:line>
        <draw:line draw:style-name="gr2" draw:text-style-name="P2" draw:layer="layout" svg:x1="17.93cm" svg:y1="19.657cm" svg:x2="17.865cm" svg:y2="19.571cm">
          <text:p/>
        </draw:line>
        <draw:line draw:style-name="gr2" draw:text-style-name="P2" draw:layer="layout" svg:x1="17.93cm" svg:y1="19.506cm" svg:x2="17.844cm" svg:y2="19.593cm">
          <text:p/>
        </draw:line>
        <draw:line draw:style-name="gr2" draw:text-style-name="P2" draw:layer="layout" svg:x1="17.993cm" svg:y1="19.656cm" svg:x2="17.993cm" svg:y2="19.556cm">
          <text:p/>
        </draw:line>
        <draw:polyline draw:style-name="gr2" draw:text-style-name="P2" draw:layer="layout" svg:width="0.015cm" svg:height="0.015cm" svg:x="17.986cm" svg:y="19.506cm" svg:viewBox="0 0 16 16" draw:points="7,0 0,9 7,16 16,9 7,0 7,16">
          <text:p/>
        </draw:polyline>
        <draw:polyline draw:style-name="gr2" draw:text-style-name="P2" draw:layer="layout" svg:width="0.092cm" svg:height="0.15cm" svg:x="18.058cm" svg:y="19.506cm" svg:viewBox="0 0 93 151" draw:points="93,137 87,144 65,151 51,151 29,144 14,130 7,115 0,87 0,65 7,36 14,22 29,8 51,0 65,0 87,8 93,15">
          <text:p/>
        </draw:polyline>
        <draw:polyline draw:style-name="gr2" draw:text-style-name="P2" draw:layer="layout" svg:width="0.064cm" svg:height="0.1cm" svg:x="18.215cm" svg:y="19.556cm" svg:viewBox="0 0 65 101" draw:points="65,101 65,22 58,7 43,0 14,0 0,7">
          <text:p/>
        </draw:polyline>
        <draw:polyline draw:style-name="gr2" draw:text-style-name="P2" draw:layer="layout" svg:width="0.071cm" svg:height="0.064cm" svg:x="18.208cm" svg:y="19.592cm" svg:viewBox="0 0 72 65" draw:points="72,58 58,65 22,65 8,58 0,44 0,29 8,14 22,7 58,7 72,0">
          <text:p/>
        </draw:polyline>
        <draw:line draw:style-name="gr2" draw:text-style-name="P2" draw:layer="layout" svg:x1="18.415cm" svg:y1="19.656cm" svg:x2="18.415cm" svg:y2="19.506cm">
          <text:p/>
        </draw:line>
        <draw:polyline draw:style-name="gr2" draw:text-style-name="P2" draw:layer="layout" svg:width="0.071cm" svg:height="0.1cm" svg:x="18.344cm" svg:y="19.556cm" svg:viewBox="0 0 72 101" draw:points="72,93 58,101 29,101 15,93 6,86 0,72 0,29 6,15 15,7 29,0 58,0 72,7">
          <text:p/>
        </draw:polyline>
        <draw:line draw:style-name="gr2" draw:text-style-name="P2" draw:layer="layout" svg:x1="18.6cm" svg:y1="19.578cm" svg:x2="18.651cm" svg:y2="19.578cm">
          <text:p/>
        </draw:line>
        <draw:polyline draw:style-name="gr2" draw:text-style-name="P2" draw:layer="layout" svg:width="0.072cm" svg:height="0.15cm" svg:x="18.6cm" svg:y="19.506cm" svg:viewBox="0 0 73 151" draw:points="73,151 0,151 0,0 73,0">
          <text:p/>
        </draw:polyline>
        <draw:polyline draw:style-name="gr2" draw:text-style-name="P2" draw:layer="layout" svg:width="0.014cm" svg:height="0.014cm" svg:x="18.729cm" svg:y="19.642cm" svg:viewBox="0 0 15 15" draw:points="7,0 15,8 7,15 0,8 7,0 7,15">
          <text:p/>
        </draw:polyline>
        <draw:polygon draw:style-name="gr2" draw:text-style-name="P2" draw:layer="layout" svg:width="0.085cm" svg:height="0.15cm" svg:x="18.808cm" svg:y="19.506cm" svg:viewBox="0 0 86 151" draw:points="0,151 0,0 36,0 58,8 72,22 79,36 86,65 86,87 79,115 72,130 58,144 36,151">
          <text:p/>
        </draw:polygon>
        <draw:polyline draw:style-name="gr2" draw:text-style-name="P2" draw:layer="layout" svg:width="0.014cm" svg:height="0.014cm" svg:x="18.951cm" svg:y="19.642cm" svg:viewBox="0 0 15 15" draw:points="6,0 15,8 6,15 0,8 6,0 6,15">
          <text:p/>
        </draw:polyline>
        <draw:line draw:style-name="gr2" draw:text-style-name="P2" draw:layer="layout" svg:x1="19.022cm" svg:y1="19.614cm" svg:x2="19.093cm" svg:y2="19.614cm">
          <text:p/>
        </draw:line>
        <draw:polyline draw:style-name="gr2" draw:text-style-name="P2" draw:layer="layout" svg:width="0.1cm" svg:height="0.15cm" svg:x="19.008cm" svg:y="19.506cm" svg:viewBox="0 0 101 151" draw:points="0,151 51,0 101,151">
          <text:p/>
        </draw:polyline>
        <draw:polyline draw:style-name="gr2" draw:text-style-name="P2" draw:layer="layout" svg:width="0.014cm" svg:height="0.014cm" svg:x="19.151cm" svg:y="19.642cm" svg:viewBox="0 0 15 15" draw:points="6,0 15,8 6,15 0,8 6,0 6,15">
          <text:p/>
        </draw:polyline>
        <draw:line draw:style-name="gr2" draw:text-style-name="P2" draw:layer="layout" svg:x1="19.458cm" svg:y1="19.656cm" svg:x2="19.458cm" svg:y2="19.506cm">
          <text:p/>
        </draw:line>
        <draw:line draw:style-name="gr2" draw:text-style-name="P2" draw:layer="layout" svg:x1="19.472cm" svg:y1="19.599cm" svg:x2="19.516cm" svg:y2="19.657cm">
          <text:p/>
        </draw:line>
        <draw:line draw:style-name="gr2" draw:text-style-name="P2" draw:layer="layout" svg:x1="19.516cm" svg:y1="19.556cm" svg:x2="19.458cm" svg:y2="19.615cm">
          <text:p/>
        </draw:line>
        <draw:line draw:style-name="gr2" draw:text-style-name="P2" draw:layer="layout" svg:x1="19.579cm" svg:y1="19.656cm" svg:x2="19.579cm" svg:y2="19.556cm">
          <text:p/>
        </draw:line>
        <draw:polyline draw:style-name="gr2" draw:text-style-name="P2" draw:layer="layout" svg:width="0.014cm" svg:height="0.015cm" svg:x="19.572cm" svg:y="19.506cm" svg:viewBox="0 0 15 16" draw:points="8,0 0,9 8,16 15,9 8,0 8,16">
          <text:p/>
        </draw:polyline>
        <draw:polyline draw:style-name="gr2" draw:text-style-name="P2" draw:layer="layout" svg:width="0.072cm" svg:height="0.1cm" svg:x="19.643cm" svg:y="19.556cm" svg:viewBox="0 0 73 101" draw:points="73,93 57,101 29,101 14,93 8,86 0,72 0,29 8,15 14,7 29,0 57,0 73,7">
          <text:p/>
        </draw:polyline>
        <draw:polyline draw:style-name="gr2" draw:text-style-name="P2" draw:layer="layout" svg:width="0.064cm" svg:height="0.1cm" svg:x="19.779cm" svg:y="19.556cm" svg:viewBox="0 0 65 101" draw:points="65,101 65,22 58,7 44,0 15,0 0,7">
          <text:p/>
        </draw:polyline>
        <draw:polyline draw:style-name="gr2" draw:text-style-name="P2" draw:layer="layout" svg:width="0.071cm" svg:height="0.064cm" svg:x="19.772cm" svg:y="19.592cm" svg:viewBox="0 0 72 65" draw:points="72,58 58,65 23,65 8,58 0,44 0,29 8,14 23,7 58,7 72,0">
          <text:p/>
        </draw:polyline>
        <draw:line draw:style-name="gr2" draw:text-style-name="P2" draw:layer="layout" svg:x1="19.979cm" svg:y1="19.656cm" svg:x2="19.979cm" svg:y2="19.506cm">
          <text:p/>
        </draw:line>
        <draw:polyline draw:style-name="gr2" draw:text-style-name="P2" draw:layer="layout" svg:width="0.071cm" svg:height="0.1cm" svg:x="19.908cm" svg:y="19.556cm" svg:viewBox="0 0 72 101" draw:points="72,93 58,101 29,101 15,93 7,86 0,72 0,29 7,15 15,7 29,0 58,0 72,7">
          <text:p/>
        </draw:polyline>
        <draw:polyline draw:style-name="gr2" draw:text-style-name="P2" draw:layer="layout" svg:width="0.085cm" svg:height="0.15cm" svg:x="20.158cm" svg:y="19.506cm" svg:viewBox="0 0 86 151" draw:points="79,0 7,0 0,73 7,65 21,57 58,57 72,65 79,73 86,87 86,123 79,137 72,144 58,151 21,151 7,144 0,137">
          <text:p/>
        </draw:polyline>
        <draw:polyline draw:style-name="gr2" draw:text-style-name="P2" draw:layer="layout" svg:width="0.015cm" svg:height="0.014cm" svg:x="20.3cm" svg:y="19.642cm" svg:viewBox="0 0 16 15" draw:points="9,0 16,8 9,15 0,8 9,0 9,15">
          <text:p/>
        </draw:polyline>
        <draw:line draw:style-name="gr2" draw:text-style-name="P2" draw:layer="layout" svg:x1="20.458cm" svg:y1="19.656cm" svg:x2="20.372cm" svg:y2="19.656cm">
          <text:p/>
        </draw:line>
        <draw:polyline draw:style-name="gr2" draw:text-style-name="P2" draw:layer="layout" svg:width="0.043cm" svg:height="0.15cm" svg:x="20.372cm" svg:y="19.506cm" svg:viewBox="0 0 44 151" draw:points="44,151 44,0 30,22 14,36 0,43">
          <text:p/>
        </draw:polyline>
        <draw:polyline draw:style-name="gr2" draw:text-style-name="P2" draw:layer="layout" svg:width="0.014cm" svg:height="0.014cm" svg:x="20.515cm" svg:y="19.642cm" svg:viewBox="0 0 15 15" draw:points="8,0 15,8 8,15 0,8 8,0 8,15">
          <text:p/>
        </draw:polyline>
        <draw:polyline draw:style-name="gr2" draw:text-style-name="P2" draw:layer="layout" svg:width="0.086cm" svg:height="0.15cm" svg:x="20.586cm" svg:y="19.506cm" svg:viewBox="0 0 87 151" draw:points="14,151 44,151 58,144 66,137 80,115 87,87 87,29 80,15 73,8 58,0 30,0 14,8 8,15 0,29 0,65 8,80 14,87 30,94 58,94 73,87 80,80 87,65">
          <text:p/>
        </draw:polyline>
        <draw:line draw:style-name="gr2" draw:text-style-name="P2" draw:layer="layout" svg:x1="17.7cm" svg:y1="19.148cm" svg:x2="28.5cm" svg:y2="19.148cm">
          <text:p/>
        </draw:line>
        <draw:line draw:style-name="gr3" draw:text-style-name="P2" draw:layer="layout" svg:x1="26.442cm" svg:y1="19.378cm" svg:x2="26.391cm" svg:y2="19.305cm">
          <text:p/>
        </draw:line>
        <draw:polyline draw:style-name="gr3" draw:text-style-name="P2" draw:layer="layout" svg:width="0.086cm" svg:height="0.151cm" svg:x="26.355cm" svg:y="19.226cm" svg:viewBox="0 0 87 152" draw:points="0,152 0,0 58,0 73,8 80,14 87,29 87,51 80,66 73,73 58,80 0,80">
          <text:p/>
        </draw:polyline>
        <draw:polyline draw:style-name="gr3" draw:text-style-name="P2" draw:layer="layout" svg:width="0.071cm" svg:height="0.101cm" svg:x="26.498cm" svg:y="19.276cm" svg:viewBox="0 0 72 102" draw:points="66,94 51,102 23,102 8,94 0,80 0,22 8,7 23,0 51,0 66,7 72,22 72,36 0,50">
          <text:p/>
        </draw:polyline>
        <draw:polyline draw:style-name="gr3" draw:text-style-name="P2" draw:layer="layout" svg:width="0.071cm" svg:height="0.101cm" svg:x="26.62cm" svg:y="19.276cm" svg:viewBox="0 0 72 102" draw:points="0,0 35,102 72,0">
          <text:p/>
        </draw:polyline>
        <draw:polyline draw:style-name="gr3" draw:text-style-name="P2" draw:layer="layout" svg:width="0.014cm" svg:height="0.015cm" svg:x="26.741cm" svg:y="19.362cm" svg:viewBox="0 0 15 16" draw:points="8,0 15,8 8,16 0,8 8,0 8,16">
          <text:p/>
        </draw:polyline>
        <draw:polyline draw:style-name="gr3" draw:text-style-name="P2" draw:layer="layout" svg:width="0.014cm" svg:height="0.015cm" svg:x="26.741cm" svg:y="19.283cm" svg:viewBox="0 0 15 16" draw:points="8,0 15,9 8,16 0,9 8,0 8,16">
          <text:p/>
        </draw:polyline>
        <draw:line draw:style-name="gr3" draw:text-style-name="P2" draw:layer="layout" svg:x1="27.012cm" svg:y1="19.377cm" svg:x2="26.927cm" svg:y2="19.377cm">
          <text:p/>
        </draw:line>
        <draw:polyline draw:style-name="gr3" draw:text-style-name="P2" draw:layer="layout" svg:width="0.043cm" svg:height="0.151cm" svg:x="26.927cm" svg:y="19.226cm" svg:viewBox="0 0 44 152" draw:points="44,152 44,0 29,22 14,36 0,43">
          <text:p/>
        </draw:polyline>
        <draw:polyline draw:style-name="gr3" draw:text-style-name="P2" draw:layer="layout" svg:width="0.014cm" svg:height="0.015cm" svg:x="27.07cm" svg:y="19.362cm" svg:viewBox="0 0 15 16" draw:points="7,0 15,8 7,16 0,8 7,0 7,16">
          <text:p/>
        </draw:polyline>
        <draw:polygon draw:style-name="gr3" draw:text-style-name="P2" draw:layer="layout" svg:width="0.086cm" svg:height="0.151cm" svg:x="27.141cm" svg:y="19.226cm" svg:viewBox="0 0 87 152" draw:points="37,0 51,0 66,8 72,14 80,29 87,58 87,94 80,123 72,137 66,144 51,152 37,152 23,144 14,137 7,123 0,94 0,58 7,29 14,14 23,8">
          <text:p/>
        </draw:polygon>
        <draw:line draw:style-name="gr3" draw:text-style-name="P2" draw:layer="layout" svg:x1="27.513cm" svg:y1="19.219cm" svg:x2="27.384cm" svg:y2="19.413cm">
          <text:p/>
        </draw:line>
        <draw:line draw:style-name="gr3" draw:text-style-name="P2" draw:layer="layout" svg:x1="27.67cm" svg:y1="19.334cm" svg:x2="27.741cm" svg:y2="19.334cm">
          <text:p/>
        </draw:line>
        <draw:polyline draw:style-name="gr3" draw:text-style-name="P2" draw:layer="layout" svg:width="0.1cm" svg:height="0.151cm" svg:x="27.655cm" svg:y="19.226cm" svg:viewBox="0 0 101 152" draw:points="0,152 51,0 101,152">
          <text:p/>
        </draw:polyline>
        <draw:polyline draw:style-name="gr2" draw:text-style-name="P2" draw:layer="layout" svg:width="0.086cm" svg:height="0.151cm" svg:x="17.836cm" svg:y="19.226cm" svg:viewBox="0 0 87 152" draw:points="0,144 22,152 58,152 73,144 80,137 87,123 87,109 80,94 73,87 58,80 29,73 14,66 8,58 0,43 0,29 8,14 14,8 29,0 66,0 87,8">
          <text:p/>
        </draw:polyline>
        <draw:line draw:style-name="gr2" draw:text-style-name="P2" draw:layer="layout" svg:x1="17.986cm" svg:y1="19.377cm" svg:x2="17.986cm" svg:y2="19.276cm">
          <text:p/>
        </draw:line>
        <draw:polyline draw:style-name="gr2" draw:text-style-name="P2" draw:layer="layout" svg:width="0.014cm" svg:height="0.014cm" svg:x="17.979cm" svg:y="19.226cm" svg:viewBox="0 0 15 15" draw:points="8,0 0,9 8,15 15,9 8,0 8,15">
          <text:p/>
        </draw:polyline>
        <draw:polyline draw:style-name="gr2" draw:text-style-name="P2" draw:layer="layout" svg:width="0.078cm" svg:height="0.101cm" svg:x="18.044cm" svg:y="19.276cm" svg:viewBox="0 0 79 102" draw:points="0,0 79,0 0,102 79,102">
          <text:p/>
        </draw:polyline>
        <draw:polyline draw:style-name="gr2" draw:text-style-name="P2" draw:layer="layout" svg:width="0.072cm" svg:height="0.101cm" svg:x="18.172cm" svg:y="19.276cm" svg:viewBox="0 0 73 102" draw:points="65,94 51,102 21,102 7,94 0,80 0,22 7,7 21,0 51,0 65,7 73,22 73,36 0,50">
          <text:p/>
        </draw:polyline>
        <draw:polyline draw:style-name="gr2" draw:text-style-name="P2" draw:layer="layout" svg:width="0.014cm" svg:height="0.015cm" svg:x="18.301cm" svg:y="19.362cm" svg:viewBox="0 0 15 16" draw:points="8,0 15,8 8,16 0,8 8,0 8,16">
          <text:p/>
        </draw:polyline>
        <draw:polyline draw:style-name="gr2" draw:text-style-name="P2" draw:layer="layout" svg:width="0.014cm" svg:height="0.015cm" svg:x="18.301cm" svg:y="19.283cm" svg:viewBox="0 0 15 16" draw:points="8,0 15,9 8,16 0,9 8,0 8,16">
          <text:p/>
        </draw:polyline>
        <draw:line draw:style-name="gr2" draw:text-style-name="P2" draw:layer="layout" svg:x1="18.486cm" svg:y1="19.334cm" svg:x2="18.558cm" svg:y2="19.334cm">
          <text:p/>
        </draw:line>
        <draw:polyline draw:style-name="gr2" draw:text-style-name="P2" draw:layer="layout" svg:width="0.1cm" svg:height="0.151cm" svg:x="18.472cm" svg:y="19.226cm" svg:viewBox="0 0 101 152" draw:points="0,152 50,0 101,152">
          <text:p/>
        </draw:polyline>
        <draw:line draw:style-name="gr2" draw:text-style-name="P2" draw:layer="layout" svg:x1="18.686cm" svg:y1="19.276cm" svg:x2="18.686cm" svg:y2="19.377cm">
          <text:p/>
        </draw:line>
        <draw:polyline draw:style-name="gr2" draw:text-style-name="P2" draw:layer="layout" svg:width="0.093cm" svg:height="0.107cm" svg:x="18.615cm" svg:y="19.219cm" svg:viewBox="0 0 94 108" draw:points="37,0 0,108 94,108">
          <text:p/>
        </draw:polyline>
        <draw:line draw:style-name="gr2" draw:text-style-name="P2" draw:layer="layout" svg:x1="26.344cm" svg:y1="19.656cm" svg:x2="26.344cm" svg:y2="19.506cm">
          <text:p/>
        </draw:line>
        <draw:line draw:style-name="gr2" draw:text-style-name="P2" draw:layer="layout" svg:x1="26.479cm" svg:y1="19.656cm" svg:x2="26.479cm" svg:y2="19.506cm">
          <text:p/>
        </draw:line>
        <draw:polyline draw:style-name="gr2" draw:text-style-name="P2" draw:layer="layout" svg:width="0.071cm" svg:height="0.1cm" svg:x="26.408cm" svg:y="19.556cm" svg:viewBox="0 0 72 101" draw:points="72,93 58,101 28,101 14,93 7,86 0,72 0,29 7,15 14,7 28,0 58,0 72,7">
          <text:p/>
        </draw:polyline>
        <draw:polyline draw:style-name="gr2" draw:text-style-name="P2" draw:layer="layout" svg:width="0.014cm" svg:height="0.014cm" svg:x="26.544cm" svg:y="19.642cm" svg:viewBox="0 0 15 15" draw:points="6,0 15,8 6,15 0,8 6,0 6,15">
          <text:p/>
        </draw:polyline>
        <draw:polyline draw:style-name="gr2" draw:text-style-name="P2" draw:layer="layout" svg:width="0.014cm" svg:height="0.015cm" svg:x="26.544cm" svg:y="19.563cm" svg:viewBox="0 0 15 16" draw:points="6,0 15,9 6,16 0,9 6,0 6,16">
          <text:p/>
        </draw:polyline>
        <draw:line draw:style-name="gr2" draw:text-style-name="P2" draw:layer="layout" svg:x1="26.815cm" svg:y1="19.656cm" svg:x2="26.729cm" svg:y2="19.656cm">
          <text:p/>
        </draw:line>
        <draw:polyline draw:style-name="gr2" draw:text-style-name="P2" draw:layer="layout" svg:width="0.043cm" svg:height="0.15cm" svg:x="26.729cm" svg:y="19.506cm" svg:viewBox="0 0 44 151" draw:points="44,151 44,0 30,22 16,36 0,43">
          <text:p/>
        </draw:polyline>
        <draw:line draw:style-name="gr2" draw:text-style-name="P2" draw:layer="layout" svg:x1="26.987cm" svg:y1="19.499cm" svg:x2="26.858cm" svg:y2="19.693cm">
          <text:p/>
        </draw:line>
        <draw:line draw:style-name="gr2" draw:text-style-name="P2" draw:layer="layout" svg:x1="27.114cm" svg:y1="19.656cm" svg:x2="27.029cm" svg:y2="19.656cm">
          <text:p/>
        </draw:line>
        <draw:polyline draw:style-name="gr2" draw:text-style-name="P2" draw:layer="layout" svg:width="0.043cm" svg:height="0.15cm" svg:x="27.029cm" svg:y="19.506cm" svg:viewBox="0 0 44 151" draw:points="44,151 44,0 28,22 15,36 0,43">
          <text:p/>
        </draw:polyline>
        <draw:line draw:style-name="gr2" draw:text-style-name="P2" draw:layer="layout" svg:x1="17.7cm" svg:y1="18.748cm" svg:x2="28.5cm" svg:y2="18.748cm">
          <text:p/>
        </draw:line>
        <draw:line draw:style-name="gr4" draw:text-style-name="P2" draw:layer="layout" svg:x1="17.872cm" svg:y1="18.819cm" svg:x2="17.986cm" svg:y2="18.819cm">
          <text:p/>
        </draw:line>
        <draw:line draw:style-name="gr4" draw:text-style-name="P2" draw:layer="layout" svg:x1="17.903cm" svg:y1="19.02cm" svg:x2="17.93cm" svg:y2="18.819cm">
          <text:p/>
        </draw:line>
        <draw:line draw:style-name="gr4" draw:text-style-name="P2" draw:layer="layout" svg:x1="18.027cm" svg:y1="19.02cm" svg:x2="18.045cm" svg:y2="18.886cm">
          <text:p/>
        </draw:line>
        <draw:polyline draw:style-name="gr4" draw:text-style-name="P2" draw:layer="layout" svg:width="0.019cm" svg:height="0.019cm" svg:x="18.041cm" svg:y="18.819cm" svg:viewBox="0 0 20 20" draw:points="11,0 0,10 9,20 20,10 11,0 9,20">
          <text:p/>
        </draw:polyline>
        <draw:line draw:style-name="gr4" draw:text-style-name="P2" draw:layer="layout" svg:x1="18.111cm" svg:y1="18.886cm" svg:x2="18.187cm" svg:y2="18.886cm">
          <text:p/>
        </draw:line>
        <draw:polyline draw:style-name="gr4" draw:text-style-name="P2" draw:layer="layout" svg:width="0.044cm" svg:height="0.2cm" svg:x="18.126cm" svg:y="18.819cm" svg:viewBox="0 0 45 201" draw:points="22,0 0,171 8,191 25,201 45,201">
          <text:p/>
        </draw:polyline>
        <draw:polyline draw:style-name="gr4" draw:text-style-name="P2" draw:layer="layout" svg:width="0.025cm" svg:height="0.2cm" svg:x="18.24cm" svg:y="18.819cm" svg:viewBox="0 0 26 201" draw:points="26,201 8,191 0,171 23,0">
          <text:p/>
        </draw:polyline>
        <draw:polyline draw:style-name="gr4" draw:text-style-name="P2" draw:layer="layout" svg:width="0.104cm" svg:height="0.133cm" svg:x="18.336cm" svg:y="18.886cm" svg:viewBox="0 0 105 134" draw:points="84,124 64,134 25,134 7,124 0,105 9,28 22,9 42,0 81,0 99,9 105,28 103,47 4,66">
          <text:p/>
        </draw:polyline>
        <draw:polyline draw:style-name="gr4" draw:text-style-name="P2" draw:layer="layout" svg:width="0.02cm" svg:height="0.019cm" svg:x="18.504cm" svg:y="19cm" svg:viewBox="0 0 21 20" draw:points="13,0 21,9 9,20 0,9 13,0 9,20">
          <text:p/>
        </draw:polyline>
        <draw:polyline draw:style-name="gr4" draw:text-style-name="P2" draw:layer="layout" svg:width="0.019cm" svg:height="0.019cm" svg:x="18.518cm" svg:y="18.895cm" svg:viewBox="0 0 20 20" draw:points="10,0 20,11 8,20 0,11 10,0 8,20">
          <text:p/>
        </draw:polyline>
        <draw:line draw:style-name="gr4" draw:text-style-name="P2" draw:layer="layout" svg:x1="18.757cm" svg:y1="18.819cm" svg:x2="18.871cm" svg:y2="18.819cm">
          <text:p/>
        </draw:line>
        <draw:line draw:style-name="gr4" draw:text-style-name="P2" draw:layer="layout" svg:x1="18.789cm" svg:y1="19.02cm" svg:x2="18.815cm" svg:y2="18.819cm">
          <text:p/>
        </draw:line>
        <draw:line draw:style-name="gr4" draw:text-style-name="P2" draw:layer="layout" svg:x1="18.913cm" svg:y1="19.02cm" svg:x2="18.931cm" svg:y2="18.886cm">
          <text:p/>
        </draw:line>
        <draw:polyline draw:style-name="gr4" draw:text-style-name="P2" draw:layer="layout" svg:width="0.019cm" svg:height="0.019cm" svg:x="18.927cm" svg:y="18.819cm" svg:viewBox="0 0 20 20" draw:points="12,0 0,10 10,20 20,10 12,0 10,20">
          <text:p/>
        </draw:polyline>
        <draw:line draw:style-name="gr4" draw:text-style-name="P2" draw:layer="layout" svg:x1="19.026cm" svg:y1="18.886cm" svg:x2="19.008cm" svg:y2="19.02cm">
          <text:p/>
        </draw:line>
        <draw:polyline draw:style-name="gr4" draw:text-style-name="P2" draw:layer="layout" svg:width="0.085cm" svg:height="0.133cm" svg:x="19.022cm" svg:y="18.886cm" svg:viewBox="0 0 86 134" draw:points="0,19 12,9 33,0 61,0 79,9 86,28 73,134">
          <text:p/>
        </draw:polyline>
        <draw:line draw:style-name="gr4" draw:text-style-name="P2" draw:layer="layout" svg:x1="19.187cm" svg:y1="18.886cm" svg:x2="19.219cm" svg:y2="19.02cm">
          <text:p/>
        </draw:line>
        <draw:polyline draw:style-name="gr4" draw:text-style-name="P2" draw:layer="layout" svg:width="0.12cm" svg:height="0.199cm" svg:x="19.162cm" svg:y="18.886cm" svg:viewBox="0 0 121 200" draw:points="121,0 56,134 31,181 20,191 0,200">
          <text:p/>
        </draw:polyline>
        <draw:line draw:style-name="gr4" draw:text-style-name="P2" draw:layer="layout" svg:x1="19.351cm" svg:y1="18.943cm" svg:x2="19.504cm" svg:y2="18.943cm">
          <text:p/>
        </draw:line>
        <draw:line draw:style-name="gr4" draw:text-style-name="P2" draw:layer="layout" svg:x1="19.586cm" svg:y1="18.819cm" svg:x2="19.7cm" svg:y2="18.819cm">
          <text:p/>
        </draw:line>
        <draw:line draw:style-name="gr4" draw:text-style-name="P2" draw:layer="layout" svg:x1="19.618cm" svg:y1="19.02cm" svg:x2="19.644cm" svg:y2="18.819cm">
          <text:p/>
        </draw:line>
        <draw:line draw:style-name="gr4" draw:text-style-name="P2" draw:layer="layout" svg:x1="19.742cm" svg:y1="19.02cm" svg:x2="19.767cm" svg:y2="18.819cm">
          <text:p/>
        </draw:line>
        <draw:polyline draw:style-name="gr4" draw:text-style-name="P2" draw:layer="layout" svg:width="0.085cm" svg:height="0.133cm" svg:x="19.756cm" svg:y="18.886cm" svg:viewBox="0 0 86 134" draw:points="72,134 86,28 78,9 60,0 32,0 10,9 0,19">
          <text:p/>
        </draw:polyline>
        <draw:polyline draw:style-name="gr4" draw:text-style-name="P2" draw:layer="layout" svg:width="0.105cm" svg:height="0.133cm" svg:x="19.917cm" svg:y="18.886cm" svg:viewBox="0 0 106 134" draw:points="83,124 63,134 25,134 7,124 0,105 9,28 21,9 41,0 79,0 97,9 106,28 102,47 5,66">
          <text:p/>
        </draw:polyline>
        <draw:line draw:style-name="gr4" draw:text-style-name="P2" draw:layer="layout" svg:x1="20.094cm" svg:y1="19.02cm" svg:x2="20.111cm" svg:y2="18.886cm">
          <text:p/>
        </draw:line>
        <draw:polyline draw:style-name="gr4" draw:text-style-name="P2" draw:layer="layout" svg:width="0.062cm" svg:height="0.038cm" svg:x="20.106cm" svg:y="18.886cm" svg:viewBox="0 0 63 39" draw:points="0,39 12,20 23,9 43,0 63,0">
          <text:p/>
        </draw:polyline>
        <draw:line draw:style-name="gr4" draw:text-style-name="P2" draw:layer="layout" svg:x1="20.218cm" svg:y1="19.02cm" svg:x2="20.235cm" svg:y2="18.886cm">
          <text:p/>
        </draw:line>
        <draw:polyline draw:style-name="gr4" draw:text-style-name="P2" draw:layer="layout" svg:width="0.085cm" svg:height="0.133cm" svg:x="20.232cm" svg:y="18.886cm" svg:viewBox="0 0 86 134" draw:points="0,19 11,9 31,0 60,0 78,9 86,28 73,134">
          <text:p/>
        </draw:polyline>
        <draw:polyline draw:style-name="gr4" draw:text-style-name="P2" draw:layer="layout" svg:width="0.086cm" svg:height="0.133cm" svg:x="20.317cm" svg:y="18.886cm" svg:viewBox="0 0 87 134" draw:points="0,28 11,9 32,0 61,0 79,9 87,28 73,134">
          <text:p/>
        </draw:polyline>
        <draw:polygon draw:style-name="gr4" draw:text-style-name="P2" draw:layer="layout" svg:width="0.112cm" svg:height="0.133cm" svg:x="20.48cm" svg:y="18.886cm" svg:viewBox="0 0 113 134" draw:points="33,134 15,124 7,115 0,96 7,38 19,19 30,9 50,0 78,0 96,9 105,19 113,38 105,96 93,115 82,124 62,134">
          <text:p/>
        </draw:polygon>
        <draw:line draw:style-name="gr4" draw:text-style-name="P2" draw:layer="layout" svg:x1="20.666cm" svg:y1="19.02cm" svg:x2="20.683cm" svg:y2="18.886cm">
          <text:p/>
        </draw:line>
        <draw:polyline draw:style-name="gr4" draw:text-style-name="P2" draw:layer="layout" svg:width="0.084cm" svg:height="0.133cm" svg:x="20.68cm" svg:y="18.886cm" svg:viewBox="0 0 85 134" draw:points="0,19 10,9 32,0 60,0 78,9 85,28 72,134">
          <text:p/>
        </draw:polyline>
        <draw:polyline draw:style-name="gr4" draw:text-style-name="P2" draw:layer="layout" svg:width="0.086cm" svg:height="0.133cm" svg:x="20.764cm" svg:y="18.886cm" svg:viewBox="0 0 87 134" draw:points="0,28 12,9 33,0 62,0 80,9 87,28 74,134">
          <text:p/>
        </draw:polyline>
        <draw:polyline draw:style-name="gr4" draw:text-style-name="P2" draw:layer="layout" svg:width="0.105cm" svg:height="0.133cm" svg:x="20.926cm" svg:y="18.886cm" svg:viewBox="0 0 106 134" draw:points="84,124 64,134 25,134 7,124 0,105 9,28 22,9 43,0 81,0 99,9 106,28 104,47 5,66">
          <text:p/>
        </draw:polyline>
        <draw:line draw:style-name="gr4" draw:text-style-name="P2" draw:layer="layout" svg:x1="21.092cm" svg:y1="18.886cm" svg:x2="21.168cm" svg:y2="18.886cm">
          <text:p/>
        </draw:line>
        <draw:polyline draw:style-name="gr4" draw:text-style-name="P2" draw:layer="layout" svg:width="0.044cm" svg:height="0.2cm" svg:x="21.107cm" svg:y="18.819cm" svg:viewBox="0 0 45 201" draw:points="22,0 0,171 7,191 25,201 45,201">
          <text:p/>
        </draw:polyline>
        <draw:line draw:style-name="gr4" draw:text-style-name="P2" draw:layer="layout" svg:x1="21.218cm" svg:y1="19.02cm" svg:x2="21.244cm" svg:y2="18.819cm">
          <text:p/>
        </draw:line>
        <draw:polyline draw:style-name="gr4" draw:text-style-name="P2" draw:layer="layout" svg:width="0.085cm" svg:height="0.133cm" svg:x="21.232cm" svg:y="18.886cm" svg:viewBox="0 0 86 134" draw:points="73,134 86,28 79,9 60,0 31,0 11,9 0,19">
          <text:p/>
        </draw:polyline>
        <draw:polyline draw:style-name="gr4" draw:text-style-name="P2" draw:layer="layout" svg:width="0.104cm" svg:height="0.133cm" svg:x="21.393cm" svg:y="18.886cm" svg:viewBox="0 0 105 134" draw:points="84,124 63,134 25,134 7,124 0,105 9,28 21,9 41,0 80,0 99,9 105,28 103,47 4,66">
          <text:p/>
        </draw:polyline>
        <draw:line draw:style-name="gr4" draw:text-style-name="P2" draw:layer="layout" svg:x1="21.57cm" svg:y1="19.02cm" svg:x2="21.588cm" svg:y2="18.886cm">
          <text:p/>
        </draw:line>
        <draw:polyline draw:style-name="gr4" draw:text-style-name="P2" draw:layer="layout" svg:width="0.062cm" svg:height="0.038cm" svg:x="21.582cm" svg:y="18.886cm" svg:viewBox="0 0 63 39" draw:points="0,39 12,20 23,9 44,0 63,0">
          <text:p/>
        </draw:polyline>
        <draw:line draw:style-name="gr2" draw:text-style-name="P2" draw:layer="layout" svg:x1="17.893cm" svg:y1="18.558cm" svg:x2="17.844cm" svg:y2="18.558cm">
          <text:p/>
        </draw:line>
        <draw:polyline draw:style-name="gr2" draw:text-style-name="P2" draw:layer="layout" svg:width="0.071cm" svg:height="0.15cm" svg:x="17.844cm" svg:y="18.486cm" svg:viewBox="0 0 72 151" draw:points="0,151 0,0 72,0">
          <text:p/>
        </draw:polyline>
        <draw:line draw:style-name="gr2" draw:text-style-name="P2" draw:layer="layout" svg:x1="17.972cm" svg:y1="18.636cm" svg:x2="17.972cm" svg:y2="18.536cm">
          <text:p/>
        </draw:line>
        <draw:polyline draw:style-name="gr2" draw:text-style-name="P2" draw:layer="layout" svg:width="0.014cm" svg:height="0.016cm" svg:x="17.965cm" svg:y="18.486cm" svg:viewBox="0 0 15 17" draw:points="8,0 0,8 8,17 15,8 8,0 8,17">
          <text:p/>
        </draw:polyline>
        <draw:polyline draw:style-name="gr2" draw:text-style-name="P2" draw:layer="layout" svg:width="0.021cm" svg:height="0.15cm" svg:x="18.044cm" svg:y="18.486cm" svg:viewBox="0 0 22 151" draw:points="22,151 7,144 0,130 0,0">
          <text:p/>
        </draw:polyline>
        <draw:polyline draw:style-name="gr2" draw:text-style-name="P2" draw:layer="layout" svg:width="0.071cm" svg:height="0.1cm" svg:x="18.115cm" svg:y="18.536cm" svg:viewBox="0 0 72 101" draw:points="65,94 51,101 21,101 7,94 0,80 0,23 7,8 21,0 51,0 65,8 72,23 72,37 0,51">
          <text:p/>
        </draw:polyline>
        <draw:polyline draw:style-name="gr2" draw:text-style-name="P2" draw:layer="layout" svg:width="0.014cm" svg:height="0.014cm" svg:x="18.244cm" svg:y="18.622cm" svg:viewBox="0 0 15 15" draw:points="8,0 15,8 8,15 0,8 8,0 8,15">
          <text:p/>
        </draw:polyline>
        <draw:polyline draw:style-name="gr2" draw:text-style-name="P2" draw:layer="layout" svg:width="0.014cm" svg:height="0.014cm" svg:x="18.244cm" svg:y="18.544cm" svg:viewBox="0 0 15 15" draw:points="8,0 15,6 8,15 0,6 8,0 8,15">
          <text:p/>
        </draw:polyline>
        <draw:line draw:style-name="gr2" draw:text-style-name="P2" draw:layer="layout" svg:x1="18.415cm" svg:y1="18.486cm" svg:x2="18.501cm" svg:y2="18.486cm">
          <text:p/>
        </draw:line>
        <draw:line draw:style-name="gr2" draw:text-style-name="P2" draw:layer="layout" svg:x1="18.458cm" svg:y1="18.636cm" svg:x2="18.458cm" svg:y2="18.486cm">
          <text:p/>
        </draw:line>
        <draw:line draw:style-name="gr2" draw:text-style-name="P2" draw:layer="layout" svg:x1="18.55cm" svg:y1="18.636cm" svg:x2="18.55cm" svg:y2="18.536cm">
          <text:p/>
        </draw:line>
        <draw:polyline draw:style-name="gr2" draw:text-style-name="P2" draw:layer="layout" svg:width="0.014cm" svg:height="0.016cm" svg:x="18.544cm" svg:y="18.486cm" svg:viewBox="0 0 15 17" draw:points="6,0 0,8 6,17 15,8 6,0 6,17">
          <text:p/>
        </draw:polyline>
        <draw:line draw:style-name="gr2" draw:text-style-name="P2" draw:layer="layout" svg:x1="18.622cm" svg:y1="18.536cm" svg:x2="18.622cm" svg:y2="18.636cm">
          <text:p/>
        </draw:line>
        <draw:polyline draw:style-name="gr2" draw:text-style-name="P2" draw:layer="layout" svg:width="0.064cm" svg:height="0.1cm" svg:x="18.622cm" svg:y="18.536cm" svg:viewBox="0 0 65 101" draw:points="0,15 7,8 21,0 44,0 58,8 65,23 65,101">
          <text:p/>
        </draw:polyline>
        <draw:line draw:style-name="gr2" draw:text-style-name="P2" draw:layer="layout" svg:x1="18.743cm" svg:y1="18.536cm" svg:x2="18.78cm" svg:y2="18.637cm">
          <text:p/>
        </draw:line>
        <draw:polyline draw:style-name="gr2" draw:text-style-name="P2" draw:layer="layout" svg:width="0.072cm" svg:height="0.151cm" svg:x="18.743cm" svg:y="18.536cm" svg:viewBox="0 0 73 152" draw:points="73,0 36,100 22,136 14,144 0,152">
          <text:p/>
        </draw:polyline>
        <draw:line draw:style-name="gr2" draw:text-style-name="P2" draw:layer="layout" svg:x1="18.872cm" svg:y1="18.579cm" svg:x2="18.986cm" svg:y2="18.579cm">
          <text:p/>
        </draw:line>
        <draw:line draw:style-name="gr2" draw:text-style-name="P2" draw:layer="layout" svg:x1="19.036cm" svg:y1="18.536cm" svg:x2="19.093cm" svg:y2="18.536cm">
          <text:p/>
        </draw:line>
        <draw:polyline draw:style-name="gr2" draw:text-style-name="P2" draw:layer="layout" svg:width="0.035cm" svg:height="0.15cm" svg:x="19.058cm" svg:y="18.486cm" svg:viewBox="0 0 36 151" draw:points="0,0 0,130 7,144 21,151 36,151">
          <text:p/>
        </draw:polyline>
        <draw:line draw:style-name="gr2" draw:text-style-name="P2" draw:layer="layout" svg:x1="19.143cm" svg:y1="18.636cm" svg:x2="19.143cm" svg:y2="18.486cm">
          <text:p/>
        </draw:line>
        <draw:polyline draw:style-name="gr2" draw:text-style-name="P2" draw:layer="layout" svg:width="0.065cm" svg:height="0.1cm" svg:x="19.143cm" svg:y="18.536cm" svg:viewBox="0 0 66 101" draw:points="66,101 66,23 58,8 44,0 22,0 8,8 0,15">
          <text:p/>
        </draw:polyline>
        <draw:polyline draw:style-name="gr2" draw:text-style-name="P2" draw:layer="layout" svg:width="0.071cm" svg:height="0.1cm" svg:x="19.272cm" svg:y="18.536cm" svg:viewBox="0 0 72 101" draw:points="65,94 51,101 22,101 8,94 0,80 0,23 8,8 22,0 51,0 65,8 72,23 72,37 0,51">
          <text:p/>
        </draw:polyline>
        <draw:line draw:style-name="gr2" draw:text-style-name="P2" draw:layer="layout" svg:x1="19.408cm" svg:y1="18.636cm" svg:x2="19.408cm" svg:y2="18.536cm">
          <text:p/>
        </draw:line>
        <draw:polyline draw:style-name="gr2" draw:text-style-name="P2" draw:layer="layout" svg:width="0.043cm" svg:height="0.029cm" svg:x="19.408cm" svg:y="18.536cm" svg:viewBox="0 0 44 30" draw:points="0,30 7,15 14,8 29,0 44,0">
          <text:p/>
        </draw:polyline>
        <draw:line draw:style-name="gr2" draw:text-style-name="P2" draw:layer="layout" svg:x1="19.5cm" svg:y1="18.636cm" svg:x2="19.5cm" svg:y2="18.536cm">
          <text:p/>
        </draw:line>
        <draw:polyline draw:style-name="gr2" draw:text-style-name="P2" draw:layer="layout" svg:width="0.065cm" svg:height="0.1cm" svg:x="19.5cm" svg:y="18.536cm" svg:viewBox="0 0 66 101" draw:points="0,15 8,8 22,0 43,0 58,8 66,23 66,101">
          <text:p/>
        </draw:polyline>
        <draw:polyline draw:style-name="gr2" draw:text-style-name="P2" draw:layer="layout" svg:width="0.064cm" svg:height="0.1cm" svg:x="19.565cm" svg:y="18.536cm" svg:viewBox="0 0 65 101" draw:points="0,23 7,8 21,0 43,0 58,8 65,23 65,101">
          <text:p/>
        </draw:polyline>
        <draw:polygon draw:style-name="gr2" draw:text-style-name="P2" draw:layer="layout" svg:width="0.079cm" svg:height="0.1cm" svg:x="19.693cm" svg:y="18.536cm" svg:viewBox="0 0 80 101" draw:points="30,101 16,94 8,87 0,73 0,30 8,15 16,8 30,0 51,0 66,8 73,15 80,30 80,73 73,87 66,94 51,101">
          <text:p/>
        </draw:polygon>
        <draw:line draw:style-name="gr2" draw:text-style-name="P2" draw:layer="layout" svg:x1="19.836cm" svg:y1="18.636cm" svg:x2="19.836cm" svg:y2="18.536cm">
          <text:p/>
        </draw:line>
        <draw:polyline draw:style-name="gr2" draw:text-style-name="P2" draw:layer="layout" svg:width="0.064cm" svg:height="0.1cm" svg:x="19.836cm" svg:y="18.536cm" svg:viewBox="0 0 65 101" draw:points="0,15 7,8 22,0 44,0 59,8 65,23 65,101">
          <text:p/>
        </draw:polyline>
        <draw:polyline draw:style-name="gr2" draw:text-style-name="P2" draw:layer="layout" svg:width="0.065cm" svg:height="0.1cm" svg:x="19.9cm" svg:y="18.536cm" svg:viewBox="0 0 66 101" draw:points="0,23 8,8 22,0 44,0 58,8 66,23 66,101">
          <text:p/>
        </draw:polyline>
        <draw:polyline draw:style-name="gr2" draw:text-style-name="P2" draw:layer="layout" svg:width="0.071cm" svg:height="0.1cm" svg:x="20.029cm" svg:y="18.536cm" svg:viewBox="0 0 72 101" draw:points="66,94 51,101 22,101 7,94 0,80 0,23 7,8 22,0 51,0 66,8 72,23 72,37 0,51">
          <text:p/>
        </draw:polyline>
        <draw:line draw:style-name="gr2" draw:text-style-name="P2" draw:layer="layout" svg:x1="20.143cm" svg:y1="18.536cm" svg:x2="20.2cm" svg:y2="18.536cm">
          <text:p/>
        </draw:line>
        <draw:polyline draw:style-name="gr2" draw:text-style-name="P2" draw:layer="layout" svg:width="0.035cm" svg:height="0.15cm" svg:x="20.165cm" svg:y="18.486cm" svg:viewBox="0 0 36 151" draw:points="0,0 0,130 7,144 22,151 36,151">
          <text:p/>
        </draw:polyline>
        <draw:line draw:style-name="gr2" draw:text-style-name="P2" draw:layer="layout" svg:x1="20.251cm" svg:y1="18.636cm" svg:x2="20.251cm" svg:y2="18.486cm">
          <text:p/>
        </draw:line>
        <draw:polyline draw:style-name="gr2" draw:text-style-name="P2" draw:layer="layout" svg:width="0.064cm" svg:height="0.1cm" svg:x="20.251cm" svg:y="18.536cm" svg:viewBox="0 0 65 101" draw:points="65,101 65,23 58,8 44,0 22,0 8,8 0,15">
          <text:p/>
        </draw:polyline>
        <draw:polyline draw:style-name="gr2" draw:text-style-name="P2" draw:layer="layout" svg:width="0.072cm" svg:height="0.1cm" svg:x="20.379cm" svg:y="18.536cm" svg:viewBox="0 0 73 101" draw:points="65,94 51,101 22,101 7,94 0,80 0,23 7,8 22,0 51,0 65,8 73,23 73,37 0,51">
          <text:p/>
        </draw:polyline>
        <draw:line draw:style-name="gr2" draw:text-style-name="P2" draw:layer="layout" svg:x1="20.515cm" svg:y1="18.636cm" svg:x2="20.515cm" svg:y2="18.536cm">
          <text:p/>
        </draw:line>
        <draw:polyline draw:style-name="gr2" draw:text-style-name="P2" draw:layer="layout" svg:width="0.043cm" svg:height="0.029cm" svg:x="20.515cm" svg:y="18.536cm" svg:viewBox="0 0 44 30" draw:points="0,30 8,15 15,8 29,0 44,0">
          <text:p/>
        </draw:polyline>
        <draw:polyline draw:style-name="gr2" draw:text-style-name="P2" draw:layer="layout" svg:width="0.016cm" svg:height="0.014cm" svg:x="20.6cm" svg:y="18.622cm" svg:viewBox="0 0 17 15" draw:points="9,0 17,8 9,15 0,8 9,0 9,15">
          <text:p/>
        </draw:polyline>
        <draw:line draw:style-name="gr2" draw:text-style-name="P2" draw:layer="layout" svg:x1="20.679cm" svg:y1="18.636cm" svg:x2="20.679cm" svg:y2="18.486cm">
          <text:p/>
        </draw:line>
        <draw:line draw:style-name="gr2" draw:text-style-name="P2" draw:layer="layout" svg:x1="20.694cm" svg:y1="18.579cm" svg:x2="20.737cm" svg:y2="18.637cm">
          <text:p/>
        </draw:line>
        <draw:line draw:style-name="gr2" draw:text-style-name="P2" draw:layer="layout" svg:x1="20.737cm" svg:y1="18.536cm" svg:x2="20.679cm" svg:y2="18.594cm">
          <text:p/>
        </draw:line>
        <draw:line draw:style-name="gr2" draw:text-style-name="P2" draw:layer="layout" svg:x1="20.801cm" svg:y1="18.636cm" svg:x2="20.801cm" svg:y2="18.536cm">
          <text:p/>
        </draw:line>
        <draw:polyline draw:style-name="gr2" draw:text-style-name="P2" draw:layer="layout" svg:width="0.014cm" svg:height="0.016cm" svg:x="20.793cm" svg:y="18.486cm" svg:viewBox="0 0 15 17" draw:points="9,0 0,8 9,17 15,8 9,0 9,17">
          <text:p/>
        </draw:polyline>
        <draw:polyline draw:style-name="gr2" draw:text-style-name="P2" draw:layer="layout" svg:width="0.071cm" svg:height="0.1cm" svg:x="20.865cm" svg:y="18.536cm" svg:viewBox="0 0 72 101" draw:points="72,94 58,101 28,101 14,94 7,87 0,73 0,30 7,15 14,8 28,0 58,0 72,8">
          <text:p/>
        </draw:polyline>
        <draw:polyline draw:style-name="gr2" draw:text-style-name="P2" draw:layer="layout" svg:width="0.064cm" svg:height="0.1cm" svg:x="21.001cm" svg:y="18.536cm" svg:viewBox="0 0 65 101" draw:points="65,101 65,23 58,8 43,0 14,0 0,8">
          <text:p/>
        </draw:polyline>
        <draw:polyline draw:style-name="gr2" draw:text-style-name="P2" draw:layer="layout" svg:width="0.072cm" svg:height="0.064cm" svg:x="20.993cm" svg:y="18.572cm" svg:viewBox="0 0 73 65" draw:points="73,58 57,65 22,65 8,58 0,44 0,30 8,14 22,7 57,7 73,0">
          <text:p/>
        </draw:polyline>
        <draw:line draw:style-name="gr2" draw:text-style-name="P2" draw:layer="layout" svg:x1="21.201cm" svg:y1="18.636cm" svg:x2="21.201cm" svg:y2="18.486cm">
          <text:p/>
        </draw:line>
        <draw:polyline draw:style-name="gr2" draw:text-style-name="P2" draw:layer="layout" svg:width="0.072cm" svg:height="0.1cm" svg:x="21.129cm" svg:y="18.536cm" svg:viewBox="0 0 73 101" draw:points="73,94 57,101 29,101 14,94 7,87 0,73 0,30 7,15 14,8 29,0 57,0 73,8">
          <text:p/>
        </draw:polyline>
        <draw:line draw:style-name="gr2" draw:text-style-name="P2" draw:layer="layout" svg:x1="21.236cm" svg:y1="18.651cm" svg:x2="21.35cm" svg:y2="18.651cm">
          <text:p/>
        </draw:line>
        <draw:line draw:style-name="gr2" draw:text-style-name="P2" draw:layer="layout" svg:x1="21.386cm" svg:y1="18.536cm" svg:x2="21.386cm" svg:y2="18.687cm">
          <text:p/>
        </draw:line>
        <draw:polyline draw:style-name="gr2" draw:text-style-name="P2" draw:layer="layout" svg:width="0.072cm" svg:height="0.1cm" svg:x="21.386cm" svg:y="18.536cm" svg:viewBox="0 0 73 101" draw:points="0,8 15,0 44,0 58,8 65,15 73,30 73,73 65,87 58,94 44,101 15,101 0,94">
          <text:p/>
        </draw:polyline>
        <draw:polyline draw:style-name="gr2" draw:text-style-name="P2" draw:layer="layout" svg:width="0.071cm" svg:height="0.1cm" svg:x="21.515cm" svg:y="18.536cm" svg:viewBox="0 0 72 101" draw:points="72,94 58,101 28,101 14,94 7,87 0,73 0,30 7,15 14,8 28,0 58,0 72,8">
          <text:p/>
        </draw:polyline>
        <draw:line draw:style-name="gr2" draw:text-style-name="P2" draw:layer="layout" svg:x1="21.65cm" svg:y1="18.636cm" svg:x2="21.65cm" svg:y2="18.486cm">
          <text:p/>
        </draw:line>
        <draw:polyline draw:style-name="gr2" draw:text-style-name="P2" draw:layer="layout" svg:width="0.072cm" svg:height="0.1cm" svg:x="21.65cm" svg:y="18.536cm" svg:viewBox="0 0 73 101" draw:points="0,8 15,0 44,0 58,8 66,15 73,30 73,73 66,87 58,94 44,101 15,101 0,94">
          <text:p/>
        </draw:polyline>
        <draw:line draw:style-name="gr2" draw:text-style-name="P2" draw:layer="layout" svg:x1="17.7cm" svg:y1="18.148cm" svg:x2="28.5cm" svg:y2="18.148cm">
          <text:p/>
        </draw:line>
        <draw:polyline draw:style-name="gr2" draw:text-style-name="P2" draw:layer="layout" svg:width="0.086cm" svg:height="0.149cm" svg:x="17.836cm" svg:y="18.217cm" svg:viewBox="0 0 87 150" draw:points="0,144 22,150 58,150 73,144 80,136 87,122 87,108 80,93 73,86 58,79 29,72 14,65 8,58 0,43 0,28 8,14 14,7 29,0 66,0 87,7">
          <text:p/>
        </draw:polyline>
        <draw:line draw:style-name="gr2" draw:text-style-name="P2" draw:layer="layout" svg:x1="17.986cm" svg:y1="18.366cm" svg:x2="17.986cm" svg:y2="18.217cm">
          <text:p/>
        </draw:line>
        <draw:polyline draw:style-name="gr2" draw:text-style-name="P2" draw:layer="layout" svg:width="0.064cm" svg:height="0.1cm" svg:x="17.986cm" svg:y="18.266cm" svg:viewBox="0 0 65 101" draw:points="65,101 65,22 59,8 44,0 22,0 7,8 0,15">
          <text:p/>
        </draw:polyline>
        <draw:polyline draw:style-name="gr2" draw:text-style-name="P2" draw:layer="layout" svg:width="0.071cm" svg:height="0.1cm" svg:x="18.115cm" svg:y="18.266cm" svg:viewBox="0 0 72 101" draw:points="65,95 51,101 21,101 7,95 0,79 0,22 7,8 21,0 51,0 65,8 72,22 72,36 0,51">
          <text:p/>
        </draw:polyline>
        <draw:polyline draw:style-name="gr2" draw:text-style-name="P2" draw:layer="layout" svg:width="0.071cm" svg:height="0.1cm" svg:x="18.244cm" svg:y="18.266cm" svg:viewBox="0 0 72 101" draw:points="65,95 50,101 21,101 7,95 0,79 0,22 7,8 21,0 50,0 65,8 72,22 72,36 0,51">
          <text:p/>
        </draw:polyline>
        <draw:line draw:style-name="gr2" draw:text-style-name="P2" draw:layer="layout" svg:x1="18.358cm" svg:y1="18.266cm" svg:x2="18.415cm" svg:y2="18.266cm">
          <text:p/>
        </draw:line>
        <draw:polyline draw:style-name="gr2" draw:text-style-name="P2" draw:layer="layout" svg:width="0.036cm" svg:height="0.149cm" svg:x="18.379cm" svg:y="18.217cm" svg:viewBox="0 0 37 150" draw:points="0,0 0,129 7,144 23,150 37,150">
          <text:p/>
        </draw:polyline>
        <draw:polyline draw:style-name="gr2" draw:text-style-name="P2" draw:layer="layout" svg:width="0.014cm" svg:height="0.014cm" svg:x="18.458cm" svg:y="18.352cm" svg:viewBox="0 0 15 15" draw:points="8,0 15,8 8,15 0,8 8,0 8,15">
          <text:p/>
        </draw:polyline>
        <draw:polyline draw:style-name="gr2" draw:text-style-name="P2" draw:layer="layout" svg:width="0.014cm" svg:height="0.014cm" svg:x="18.458cm" svg:y="18.274cm" svg:viewBox="0 0 15 15" draw:points="8,0 15,8 8,15 0,8 8,0 8,15">
          <text:p/>
        </draw:polyline>
        <draw:line draw:style-name="gr3" draw:text-style-name="P2" draw:layer="layout" svg:x1="17.905cm" svg:y1="17.988cm" svg:x2="17.855cm" svg:y2="17.988cm">
          <text:p/>
        </draw:line>
        <draw:polyline draw:style-name="gr3" draw:text-style-name="P2" draw:layer="layout" svg:width="0.072cm" svg:height="0.149cm" svg:x="17.855cm" svg:y="17.917cm" svg:viewBox="0 0 73 150" draw:points="0,150 0,0 73,0">
          <text:p/>
        </draw:polyline>
        <draw:polyline draw:style-name="gr3" draw:text-style-name="P2" draw:layer="layout" svg:width="0.071cm" svg:height="0.1cm" svg:x="17.977cm" svg:y="17.966cm" svg:viewBox="0 0 72 101" draw:points="65,94 51,101 21,101 7,94 0,80 0,23 7,9 21,0 51,0 65,9 72,23 72,37 0,52">
          <text:p/>
        </draw:polyline>
        <draw:line draw:style-name="gr3" draw:text-style-name="P2" draw:layer="layout" svg:x1="18.112cm" svg:y1="18.066cm" svg:x2="18.112cm" svg:y2="17.966cm">
          <text:p/>
        </draw:line>
        <draw:polyline draw:style-name="gr3" draw:text-style-name="P2" draw:layer="layout" svg:width="0.043cm" svg:height="0.029cm" svg:x="18.112cm" svg:y="17.966cm" svg:viewBox="0 0 44 30" draw:points="0,30 8,15 16,8 30,0 44,0">
          <text:p/>
        </draw:polyline>
        <draw:line draw:style-name="gr3" draw:text-style-name="P2" draw:layer="layout" svg:x1="18.205cm" svg:y1="17.966cm" svg:x2="18.205cm" svg:y2="18.066cm">
          <text:p/>
        </draw:line>
        <draw:polyline draw:style-name="gr3" draw:text-style-name="P2" draw:layer="layout" svg:width="0.065cm" svg:height="0.1cm" svg:x="18.205cm" svg:y="17.966cm" svg:viewBox="0 0 66 101" draw:points="0,16 8,9 23,0 44,0 59,9 66,23 66,101">
          <text:p/>
        </draw:polyline>
        <draw:polyline draw:style-name="gr3" draw:text-style-name="P2" draw:layer="layout" svg:width="0.065cm" svg:height="0.1cm" svg:x="18.341cm" svg:y="17.966cm" svg:viewBox="0 0 66 101" draw:points="66,101 66,23 57,9 43,0 14,0 0,9">
          <text:p/>
        </draw:polyline>
        <draw:polyline draw:style-name="gr3" draw:text-style-name="P2" draw:layer="layout" svg:width="0.072cm" svg:height="0.064cm" svg:x="18.334cm" svg:y="18.002cm" svg:viewBox="0 0 73 65" draw:points="73,58 58,65 22,65 7,58 0,43 0,29 7,15 22,7 58,7 73,0">
          <text:p/>
        </draw:polyline>
        <draw:line draw:style-name="gr3" draw:text-style-name="P2" draw:layer="layout" svg:x1="18.477cm" svg:y1="17.966cm" svg:x2="18.477cm" svg:y2="18.066cm">
          <text:p/>
        </draw:line>
        <draw:polyline draw:style-name="gr3" draw:text-style-name="P2" draw:layer="layout" svg:width="0.064cm" svg:height="0.1cm" svg:x="18.477cm" svg:y="17.966cm" svg:viewBox="0 0 65 101" draw:points="0,16 7,9 21,0 43,0 58,9 65,23 65,101">
          <text:p/>
        </draw:polyline>
        <draw:line draw:style-name="gr3" draw:text-style-name="P2" draw:layer="layout" svg:x1="18.677cm" svg:y1="18.066cm" svg:x2="18.677cm" svg:y2="17.917cm">
          <text:p/>
        </draw:line>
        <draw:polyline draw:style-name="gr3" draw:text-style-name="P2" draw:layer="layout" svg:width="0.072cm" svg:height="0.1cm" svg:x="18.605cm" svg:y="17.966cm" svg:viewBox="0 0 73 101" draw:points="73,94 59,101 29,101 15,94 7,87 0,73 0,30 7,16 15,9 29,0 59,0 73,9">
          <text:p/>
        </draw:polyline>
        <draw:polygon draw:style-name="gr3" draw:text-style-name="P2" draw:layer="layout" svg:width="0.079cm" svg:height="0.1cm" svg:x="18.741cm" svg:y="17.966cm" svg:viewBox="0 0 80 101" draw:points="30,101 14,94 7,87 0,73 0,30 7,16 14,9 30,0 51,0 66,9 72,16 80,30 80,73 72,87 66,94 51,101">
          <text:p/>
        </draw:polygon>
        <draw:polyline draw:style-name="gr3" draw:text-style-name="P2" draw:layer="layout" svg:width="0.093cm" svg:height="0.149cm" svg:x="18.991cm" svg:y="17.917cm" svg:viewBox="0 0 94 150" draw:points="94,136 87,143 65,150 51,150 30,143 16,129 8,115 0,86 0,65 8,35 16,21 30,6 51,0 65,0 87,6 94,14">
          <text:p/>
        </draw:polyline>
        <draw:polygon draw:style-name="gr3" draw:text-style-name="P2" draw:layer="layout" svg:width="0.079cm" svg:height="0.1cm" svg:x="19.141cm" svg:y="17.966cm" svg:viewBox="0 0 80 101" draw:points="30,101 15,94 7,87 0,73 0,30 7,16 15,9 30,0 51,0 66,9 73,16 80,30 80,73 73,87 66,94 51,101">
          <text:p/>
        </draw:polygon>
        <draw:line draw:style-name="gr3" draw:text-style-name="P2" draw:layer="layout" svg:x1="19.349cm" svg:y1="18.066cm" svg:x2="19.349cm" svg:y2="17.917cm">
          <text:p/>
        </draw:line>
        <draw:polyline draw:style-name="gr3" draw:text-style-name="P2" draw:layer="layout" svg:width="0.072cm" svg:height="0.1cm" svg:x="19.277cm" svg:y="17.966cm" svg:viewBox="0 0 73 101" draw:points="73,94 57,101 29,101 14,94 7,87 0,73 0,30 7,16 14,9 29,0 57,0 73,9">
          <text:p/>
        </draw:polyline>
        <draw:polyline draw:style-name="gr3" draw:text-style-name="P2" draw:layer="layout" svg:width="0.065cm" svg:height="0.1cm" svg:x="19.419cm" svg:y="17.966cm" svg:viewBox="0 0 66 101" draw:points="66,101 66,23 59,9 44,0 16,0 0,9">
          <text:p/>
        </draw:polyline>
        <draw:polyline draw:style-name="gr3" draw:text-style-name="P2" draw:layer="layout" svg:width="0.072cm" svg:height="0.064cm" svg:x="19.412cm" svg:y="18.002cm" svg:viewBox="0 0 73 65" draw:points="73,58 59,65 23,65 8,58 0,43 0,29 8,15 23,7 59,7 73,0">
          <text:p/>
        </draw:polyline>
        <draw:line draw:style-name="gr2" draw:text-style-name="P2" draw:layer="layout" svg:x1="19.7cm" svg:y1="19.148cm" svg:x2="19.7cm" svg:y2="19.448cm">
          <text:p/>
        </draw:line>
        <draw:line draw:style-name="gr2" draw:text-style-name="P2" draw:layer="layout" svg:x1="26.1cm" svg:y1="19.148cm" svg:x2="26.1cm" svg:y2="19.798cm">
          <text:p/>
        </draw:line>
        <draw:g>
          <draw:line draw:style-name="gr5" draw:text-style-name="P2" draw:layer="layout" svg:x1="6.826cm" svg:y1="4.475cm" svg:x2="6.191cm" svg:y2="4.475cm">
            <text:p/>
          </draw:line>
          <draw:line draw:style-name="gr5" draw:text-style-name="P2" draw:layer="layout" svg:x1="6.891cm" svg:y1="4.411cm" svg:x2="6.826cm" svg:y2="4.476cm">
            <text:p/>
          </draw:line>
          <draw:line draw:style-name="gr5" draw:text-style-name="P2" draw:layer="layout" svg:x1="7.081cm" svg:y1="4.221cm" svg:x2="6.89cm" svg:y2="4.412cm">
            <text:p/>
          </draw:line>
          <draw:line draw:style-name="gr5" draw:text-style-name="P2" draw:layer="layout" svg:x1="6.763cm" svg:y1="4.158cm" svg:x2="7.05cm" svg:y2="3.871cm">
            <text:p/>
          </draw:line>
          <draw:line draw:style-name="gr5" draw:text-style-name="P2" draw:layer="layout" svg:x1="6.191cm" svg:y1="4.03cm" svg:x2="6.064cm" svg:y2="4.03cm">
            <text:p/>
          </draw:line>
          <draw:line draw:style-name="gr6" draw:text-style-name="P2" draw:layer="layout" svg:x1="7.05cm" svg:y1="4.062cm" svg:x2="6.826cm" svg:y2="4.285cm">
            <text:p/>
          </draw:line>
          <draw:line draw:style-name="gr5" draw:text-style-name="P2" draw:layer="layout" svg:x1="6.735cm" svg:y1="3.868cm" svg:x2="6.636cm" svg:y2="3.868cm">
            <text:p/>
          </draw:line>
          <draw:line draw:style-name="gr5" draw:text-style-name="P2" draw:layer="layout" svg:x1="6.859cm" svg:y1="3.744cm" svg:x2="6.735cm" svg:y2="3.869cm">
            <text:p/>
          </draw:line>
          <draw:line draw:style-name="gr5" draw:text-style-name="P2" draw:layer="layout" svg:x1="6.382cm" svg:y1="3.967cm" svg:x2="6.382cm" svg:y2="3.868cm">
            <text:p/>
          </draw:line>
          <draw:line draw:style-name="gr5" draw:text-style-name="P2" draw:layer="layout" svg:x1="6.446cm" svg:y1="4.031cm" svg:x2="6.382cm" svg:y2="3.967cm">
            <text:p/>
          </draw:line>
          <draw:line draw:style-name="gr5" draw:text-style-name="P2" draw:layer="layout" svg:x1="6.731cm" svg:y1="4.03cm" svg:x2="6.445cm" svg:y2="4.03cm">
            <text:p/>
          </draw:line>
          <draw:line draw:style-name="gr5" draw:text-style-name="P2" draw:layer="layout" svg:x1="7.462cm" svg:y1="4.603cm" svg:x2="7.398cm" svg:y2="4.538cm">
            <text:p/>
          </draw:line>
          <draw:line draw:style-name="gr5" draw:text-style-name="P2" draw:layer="layout" svg:x1="7.399cm" svg:y1="4.285cm" svg:x2="7.334cm" svg:y2="4.221cm">
            <text:p/>
          </draw:line>
          <draw:line draw:style-name="gr5" draw:text-style-name="P2" draw:layer="layout" svg:x1="7.398cm" svg:y1="4.538cm" svg:x2="7.398cm" svg:y2="4.348cm">
            <text:p/>
          </draw:line>
          <draw:line draw:style-name="gr5" draw:text-style-name="P2" draw:layer="layout" svg:x1="7.493cm" svg:y1="4.602cm" svg:x2="7.461cm" svg:y2="4.602cm">
            <text:p/>
          </draw:line>
          <draw:line draw:style-name="gr5" draw:text-style-name="P2" draw:layer="layout" svg:x1="7.398cm" svg:y1="4.348cm" svg:x2="7.398cm" svg:y2="4.284cm">
            <text:p/>
          </draw:line>
          <draw:line draw:style-name="gr7" draw:text-style-name="P2" draw:layer="layout" svg:x1="7.557cm" svg:y1="4.363cm" svg:x2="7.557cm" svg:y2="4.189cm">
            <text:p/>
          </draw:line>
          <draw:line draw:style-name="gr5" draw:text-style-name="P2" draw:layer="layout" svg:x1="7.049cm" svg:y1="3.871cm" svg:x2="7.461cm" svg:y2="3.871cm">
            <text:p/>
          </draw:line>
          <draw:line draw:style-name="gr5" draw:text-style-name="P2" draw:layer="layout" svg:x1="7.334cm" svg:y1="4.221cm" svg:x2="7.08cm" svg:y2="4.221cm">
            <text:p/>
          </draw:line>
          <draw:line draw:style-name="gr5" draw:text-style-name="P2" draw:layer="layout" svg:x1="7.461cm" svg:y1="3.871cm" svg:x2="7.653cm" svg:y2="4.063cm">
            <text:p/>
          </draw:line>
          <draw:line draw:style-name="gr5" draw:text-style-name="P2" draw:layer="layout" svg:x1="7.557cm" svg:y1="3.783cm" svg:x2="7.678cm" svg:y2="3.904cm">
            <text:p/>
          </draw:line>
          <draw:line draw:style-name="gr7" draw:text-style-name="P2" draw:layer="layout" svg:x1="7.559cm" svg:y1="4.19cm" svg:x2="7.429cm" svg:y2="4.062cm">
            <text:p/>
          </draw:line>
          <draw:line draw:style-name="gr7" draw:text-style-name="P2" draw:layer="layout" svg:x1="7.429cm" svg:y1="4.062cm" svg:x2="7.205cm" svg:y2="4.062cm">
            <text:p/>
          </draw:line>
          <draw:line draw:style-name="gr6" draw:text-style-name="P2" draw:layer="layout" svg:x1="7.205cm" svg:y1="4.062cm" svg:x2="7.049cm" svg:y2="4.062cm">
            <text:p/>
          </draw:line>
          <draw:line draw:style-name="gr5" draw:text-style-name="P2" draw:layer="layout" svg:x1="7.715cm" svg:y1="4.094cm" svg:x2="7.747cm" svg:y2="4.094cm">
            <text:p/>
          </draw:line>
          <draw:line draw:style-name="gr5" draw:text-style-name="P2" draw:layer="layout" svg:x1="7.652cm" svg:y1="4.062cm" svg:x2="7.685cm" svg:y2="4.095cm">
            <text:p/>
          </draw:line>
          <draw:line draw:style-name="gr5" draw:text-style-name="P2" draw:layer="layout" svg:x1="7.779cm" svg:y1="4.062cm" svg:x2="7.652cm" svg:y2="4.062cm">
            <text:p/>
          </draw:line>
          <draw:line draw:style-name="gr5" draw:text-style-name="P2" draw:layer="layout" svg:x1="7.747cm" svg:y1="4.095cm" svg:x2="7.78cm" svg:y2="4.062cm">
            <text:p/>
          </draw:line>
          <draw:line draw:style-name="gr5" draw:text-style-name="P2" draw:layer="layout" svg:x1="7.684cm" svg:y1="4.094cm" svg:x2="7.715cm" svg:y2="4.094cm">
            <text:p/>
          </draw:line>
          <draw:line draw:style-name="gr5" draw:text-style-name="P2" draw:layer="layout" svg:x1="7.748cm" svg:y1="4.666cm" svg:x2="7.684cm" svg:y2="4.602cm">
            <text:p/>
          </draw:line>
          <draw:line draw:style-name="gr5" draw:text-style-name="P2" draw:layer="layout" svg:x1="7.796cm" svg:y1="4.649cm" svg:x2="7.747cm" svg:y2="4.698cm">
            <text:p/>
          </draw:line>
          <draw:line draw:style-name="gr5" draw:text-style-name="P2" draw:layer="layout" svg:x1="7.747cm" svg:y1="4.602cm" svg:x2="7.684cm" svg:y2="4.602cm">
            <text:p/>
          </draw:line>
          <draw:line draw:style-name="gr5" draw:text-style-name="P2" draw:layer="layout" svg:x1="7.747cm" svg:y1="4.602cm" svg:x2="7.747cm" svg:y2="4.665cm">
            <text:p/>
          </draw:line>
          <draw:line draw:style-name="gr5" draw:text-style-name="P2" draw:layer="layout" svg:x1="7.747cm" svg:y1="4.602cm" svg:x2="7.796cm" svg:y2="4.65cm">
            <text:p/>
          </draw:line>
          <draw:line draw:style-name="gr5" draw:text-style-name="P2" draw:layer="layout" svg:x1="7.747cm" svg:y1="4.665cm" svg:x2="7.747cm" svg:y2="4.697cm">
            <text:p/>
          </draw:line>
          <draw:line draw:style-name="gr5" draw:text-style-name="P2" draw:layer="layout" svg:x1="7.81cm" svg:y1="4.887cm" svg:x2="7.81cm" svg:y2="5.046cm">
            <text:p/>
          </draw:line>
          <draw:line draw:style-name="gr5" draw:text-style-name="P2" draw:layer="layout" svg:x1="7.748cm" svg:y1="4.697cm" svg:x2="7.557cm" svg:y2="4.888cm">
            <text:p/>
          </draw:line>
          <draw:line draw:style-name="gr5" draw:text-style-name="P2" draw:layer="layout" svg:x1="7.842cm" svg:y1="4.602cm" svg:x2="7.747cm" svg:y2="4.602cm">
            <text:p/>
          </draw:line>
          <draw:line draw:style-name="gr5" draw:text-style-name="P2" draw:layer="layout" svg:x1="7.843cm" svg:y1="4.602cm" svg:x2="7.795cm" svg:y2="4.65cm">
            <text:p/>
          </draw:line>
          <draw:line draw:style-name="gr5" draw:text-style-name="P2" draw:layer="layout" svg:x1="7.557cm" svg:y1="4.887cm" svg:x2="7.557cm" svg:y2="5.046cm">
            <text:p/>
          </draw:line>
          <draw:line draw:style-name="gr5" draw:text-style-name="P2" draw:layer="layout" svg:x1="7.684cm" svg:y1="4.157cm" svg:x2="7.684cm" svg:y2="4.363cm">
            <text:p/>
          </draw:line>
          <draw:line draw:style-name="gr5" draw:text-style-name="P2" draw:layer="layout" svg:x1="7.684cm" svg:y1="4.125cm" svg:x2="7.684cm" svg:y2="4.157cm">
            <text:p/>
          </draw:line>
          <draw:line draw:style-name="gr5" draw:text-style-name="P2" draw:layer="layout" svg:x1="7.81cm" svg:y1="4.363cm" svg:x2="7.81cm" svg:y2="4.221cm">
            <text:p/>
          </draw:line>
          <draw:line draw:style-name="gr5" draw:text-style-name="P2" draw:layer="layout" svg:x1="7.684cm" svg:y1="4.094cm" svg:x2="7.684cm" svg:y2="4.125cm">
            <text:p/>
          </draw:line>
          <draw:line draw:style-name="gr5" draw:text-style-name="P2" draw:layer="layout" svg:x1="7.81cm" svg:y1="4.222cm" svg:x2="7.843cm" svg:y2="4.189cm">
            <text:p/>
          </draw:line>
          <draw:line draw:style-name="gr5" draw:text-style-name="P2" draw:layer="layout" svg:x1="7.748cm" svg:y1="4.094cm" svg:x2="7.684cm" svg:y2="4.158cm">
            <text:p/>
          </draw:line>
          <draw:line draw:style-name="gr5" draw:text-style-name="P2" draw:layer="layout" svg:x1="7.716cm" svg:y1="4.094cm" svg:x2="7.684cm" svg:y2="4.126cm">
            <text:p/>
          </draw:line>
          <draw:line draw:style-name="gr5" draw:text-style-name="P2" draw:layer="layout" svg:x1="8.16cm" svg:y1="3.903cm" svg:x2="8.32cm" svg:y2="4.063cm">
            <text:p/>
          </draw:line>
          <draw:line draw:style-name="gr5" draw:text-style-name="P2" draw:layer="layout" svg:x1="7.842cm" svg:y1="4.189cm" svg:x2="8.001cm" svg:y2="4.189cm">
            <text:p/>
          </draw:line>
          <draw:line draw:style-name="gr5" draw:text-style-name="P2" draw:layer="layout" svg:x1="7.677cm" svg:y1="3.903cm" svg:x2="8.16cm" svg:y2="3.903cm">
            <text:p/>
          </draw:line>
          <draw:line draw:style-name="gr5" draw:text-style-name="P2" draw:layer="layout" svg:x1="7.779cm" svg:y1="4.062cm" svg:x2="8.064cm" svg:y2="4.062cm">
            <text:p/>
          </draw:line>
          <draw:line draw:style-name="gr5" draw:text-style-name="P2" draw:layer="layout" svg:x1="7.938cm" svg:y1="4.363cm" svg:x2="7.938cm" svg:y2="4.506cm">
            <text:p/>
          </draw:line>
          <draw:line draw:style-name="gr5" draw:text-style-name="P2" draw:layer="layout" svg:x1="8.064cm" svg:y1="4.062cm" svg:x2="8.194cm" svg:y2="4.19cm">
            <text:p/>
          </draw:line>
          <draw:line draw:style-name="gr5" draw:text-style-name="P2" draw:layer="layout" svg:x1="7.939cm" svg:y1="4.506cm" svg:x2="7.842cm" svg:y2="4.603cm">
            <text:p/>
          </draw:line>
          <draw:line draw:style-name="gr5" draw:text-style-name="P2" draw:layer="layout" svg:x1="7.81cm" svg:y1="3.633cm" svg:x2="7.81cm" svg:y2="3.522cm">
            <text:p/>
          </draw:line>
          <draw:line draw:style-name="gr7" draw:text-style-name="P2" draw:layer="layout" svg:x1="8.397cm" svg:y1="3.251cm" svg:x2="8.605cm" svg:y2="3.46cm">
            <text:p/>
          </draw:line>
          <draw:line draw:style-name="gr5" draw:text-style-name="P2" draw:layer="layout" svg:x1="7.811cm" svg:y1="3.523cm" svg:x2="7.652cm" svg:y2="3.363cm">
            <text:p/>
          </draw:line>
          <draw:line draw:style-name="gr7" draw:text-style-name="P2" draw:layer="layout" svg:x1="7.747cm" svg:y1="2.988cm" svg:x2="7.562cm" svg:y2="2.988cm">
            <text:p/>
          </draw:line>
          <draw:line draw:style-name="gr5" draw:text-style-name="P2" draw:layer="layout" svg:x1="7.684cm" svg:y1="3.633cm" svg:x2="7.684cm" svg:y2="3.508cm">
            <text:p/>
          </draw:line>
          <draw:line draw:style-name="gr5" draw:text-style-name="P2" draw:layer="layout" svg:x1="7.685cm" svg:y1="3.509cm" svg:x2="7.634cm" svg:y2="3.459cm">
            <text:p/>
          </draw:line>
          <draw:line draw:style-name="gr7" draw:text-style-name="P2" draw:layer="layout" svg:x1="8.397cm" svg:y1="2.988cm" svg:x2="8.397cm" svg:y2="3.251cm">
            <text:p/>
          </draw:line>
          <draw:line draw:style-name="gr5" draw:text-style-name="P2" draw:layer="layout" svg:x1="7.652cm" svg:y1="3.363cm" svg:x2="6.858cm" svg:y2="3.363cm">
            <text:p/>
          </draw:line>
          <draw:line draw:style-name="gr5" draw:text-style-name="P2" draw:layer="layout" svg:x1="6.858cm" svg:y1="3.363cm" svg:x2="6.858cm" svg:y2="3.744cm">
            <text:p/>
          </draw:line>
          <draw:line draw:style-name="gr5" draw:text-style-name="P2" draw:layer="layout" svg:x1="7.557cm" svg:y1="3.633cm" svg:x2="7.557cm" svg:y2="3.783cm">
            <text:p/>
          </draw:line>
          <draw:line draw:style-name="gr5" draw:text-style-name="P2" draw:layer="layout" svg:x1="6.766cm" svg:y1="3.272cm" svg:x2="6.766cm" svg:y2="3.141cm">
            <text:p/>
          </draw:line>
          <draw:line draw:style-name="gr5" draw:text-style-name="P2" draw:layer="layout" svg:x1="6.859cm" svg:y1="3.364cm" svg:x2="6.766cm" svg:y2="3.272cm">
            <text:p/>
          </draw:line>
          <draw:line draw:style-name="gr5" draw:text-style-name="P2" draw:layer="layout" svg:x1="7.634cm" svg:y1="3.459cm" svg:x2="7.303cm" svg:y2="3.459cm">
            <text:p/>
          </draw:line>
          <draw:line draw:style-name="gr5" draw:text-style-name="P2" draw:layer="layout" svg:x1="8.001cm" svg:y1="4.189cm" svg:x2="8.065cm" svg:y2="4.253cm">
            <text:p/>
          </draw:line>
          <draw:line draw:style-name="gr5" draw:text-style-name="P2" draw:layer="layout" svg:x1="8.064cm" svg:y1="4.252cm" svg:x2="8.064cm" svg:y2="4.633cm">
            <text:p/>
          </draw:line>
          <draw:line draw:style-name="gr5" draw:text-style-name="P2" draw:layer="layout" svg:x1="8.192cm" svg:y1="4.189cm" svg:x2="8.192cm" svg:y2="4.76cm">
            <text:p/>
          </draw:line>
          <draw:line draw:style-name="gr5" draw:text-style-name="P2" draw:layer="layout" svg:x1="8.319cm" svg:y1="4.062cm" svg:x2="8.319cm" svg:y2="5.046cm">
            <text:p/>
          </draw:line>
          <draw:line draw:style-name="gr7" draw:text-style-name="P2" draw:layer="layout" svg:x1="8.604cm" svg:y1="3.459cm" svg:x2="8.604cm" svg:y2="5.173cm">
            <text:p/>
          </draw:line>
          <draw:line draw:style-name="gr5" draw:text-style-name="P2" draw:layer="layout" svg:x1="8.194cm" svg:y1="4.76cm" svg:x2="8.064cm" svg:y2="4.888cm">
            <text:p/>
          </draw:line>
          <draw:line draw:style-name="gr7" draw:text-style-name="P2" draw:layer="layout" svg:x1="8.477cm" svg:y1="5.3cm" svg:x2="7.906cm" svg:y2="5.3cm">
            <text:p/>
          </draw:line>
          <draw:line draw:style-name="gr7" draw:text-style-name="P2" draw:layer="layout" svg:x1="8.605cm" svg:y1="5.173cm" svg:x2="8.477cm" svg:y2="5.301cm">
            <text:p/>
          </draw:line>
          <draw:line draw:style-name="gr5" draw:text-style-name="P2" draw:layer="layout" svg:x1="8.064cm" svg:y1="4.887cm" svg:x2="8.064cm" svg:y2="5.046cm">
            <text:p/>
          </draw:line>
          <draw:line draw:style-name="gr7" draw:text-style-name="P2" draw:layer="layout" svg:x1="7.907cm" svg:y1="5.301cm" svg:x2="7.81cm" svg:y2="5.205cm">
            <text:p/>
          </draw:line>
          <draw:line draw:style-name="gr6" draw:text-style-name="P2" draw:layer="layout" svg:x1="6.985cm" svg:y1="4.633cm" svg:x2="7.05cm" svg:y2="4.698cm">
            <text:p/>
          </draw:line>
          <draw:line draw:style-name="gr6" draw:text-style-name="P2" draw:layer="layout" svg:x1="7.049cm" svg:y1="4.697cm" svg:x2="7.049cm" svg:y2="5.046cm">
            <text:p/>
          </draw:line>
          <draw:line draw:style-name="gr5" draw:text-style-name="P2" draw:layer="layout" svg:x1="8.065cm" svg:y1="4.633cm" svg:x2="7.81cm" svg:y2="4.888cm">
            <text:p/>
          </draw:line>
          <draw:line draw:style-name="gr5" draw:text-style-name="P2" draw:layer="layout" svg:x1="7.684cm" svg:y1="4.602cm" svg:x2="7.493cm" svg:y2="4.602cm">
            <text:p/>
          </draw:line>
          <draw:line draw:style-name="gr7" draw:text-style-name="P2" draw:layer="layout" svg:x1="7.81cm" svg:y1="5.205cm" svg:x2="7.81cm" svg:y2="5.046cm">
            <text:p/>
          </draw:line>
          <draw:line draw:style-name="gr8" draw:text-style-name="P2" draw:layer="layout" svg:x1="4.036cm" svg:y1="3.271cm" svg:x2="4.069cm" svg:y2="3.271cm">
            <text:p/>
          </draw:line>
          <draw:polyline draw:style-name="gr8" draw:text-style-name="P2" draw:layer="layout" svg:width="0.047cm" svg:height="0.1cm" svg:x="4.022cm" svg:y="3.224cm" svg:viewBox="0 0 48 101" draw:points="48,101 48,0 0,0">
            <text:p/>
          </draw:polyline>
          <draw:polyline draw:style-name="gr8" draw:text-style-name="P2" draw:layer="layout" svg:width="0.047cm" svg:height="0.067cm" svg:x="3.941cm" svg:y="3.257cm" svg:viewBox="0 0 48 68" draw:points="4,63 14,68 34,68 44,63 48,53 48,15 44,5 34,0 14,0 4,5 0,15 0,25 48,34">
            <text:p/>
          </draw:polyline>
          <draw:line draw:style-name="gr8" draw:text-style-name="P2" draw:layer="layout" svg:x1="3.898cm" svg:y1="3.324cm" svg:x2="3.898cm" svg:y2="3.257cm">
            <text:p/>
          </draw:line>
          <draw:polyline draw:style-name="gr8" draw:text-style-name="P2" draw:layer="layout" svg:width="0.029cm" svg:height="0.019cm" svg:x="3.869cm" svg:y="3.257cm" svg:viewBox="0 0 30 20" draw:points="30,20 25,11 20,6 11,0 0,0">
            <text:p/>
          </draw:polyline>
          <draw:line draw:style-name="gr8" draw:text-style-name="P2" draw:layer="layout" svg:x1="3.836cm" svg:y1="3.257cm" svg:x2="3.836cm" svg:y2="3.324cm">
            <text:p/>
          </draw:line>
          <draw:polyline draw:style-name="gr8" draw:text-style-name="P2" draw:layer="layout" svg:width="0.043cm" svg:height="0.067cm" svg:x="3.793cm" svg:y="3.257cm" svg:viewBox="0 0 44 68" draw:points="44,11 39,5 30,0 15,0 5,5 0,15 0,68">
            <text:p/>
          </draw:polyline>
          <draw:polyline draw:style-name="gr8" draw:text-style-name="P2" draw:layer="layout" svg:width="0.042cm" svg:height="0.067cm" svg:x="3.703cm" svg:y="3.257cm" svg:viewBox="0 0 43 68" draw:points="0,68 0,15 4,5 14,0 34,0 43,5">
            <text:p/>
          </draw:polyline>
          <draw:polyline draw:style-name="gr8" draw:text-style-name="P2" draw:layer="layout" svg:width="0.047cm" svg:height="0.043cm" svg:x="3.703cm" svg:y="3.281cm" svg:viewBox="0 0 48 44" draw:points="0,39 9,44 33,44 43,39 48,29 48,20 43,9 33,5 9,5 0,0">
            <text:p/>
          </draw:polyline>
          <draw:line draw:style-name="gr8" draw:text-style-name="P2" draw:layer="layout" svg:x1="3.655cm" svg:y1="3.257cm" svg:x2="3.655cm" svg:y2="3.324cm">
            <text:p/>
          </draw:line>
          <draw:polyline draw:style-name="gr8" draw:text-style-name="P2" draw:layer="layout" svg:width="0.043cm" svg:height="0.067cm" svg:x="3.612cm" svg:y="3.257cm" svg:viewBox="0 0 44 68" draw:points="44,11 39,5 30,0 14,0 5,5 0,15 0,68">
            <text:p/>
          </draw:polyline>
          <draw:line draw:style-name="gr8" draw:text-style-name="P2" draw:layer="layout" svg:x1="3.522cm" svg:y1="3.324cm" svg:x2="3.522cm" svg:y2="3.224cm">
            <text:p/>
          </draw:line>
          <draw:polyline draw:style-name="gr8" draw:text-style-name="P2" draw:layer="layout" svg:width="0.047cm" svg:height="0.067cm" svg:x="3.522cm" svg:y="3.257cm" svg:viewBox="0 0 48 68" draw:points="0,63 9,68 29,68 39,63 43,58 48,49 48,20 43,11 39,5 29,0 9,0 0,5">
            <text:p/>
          </draw:polyline>
          <draw:polygon draw:style-name="gr8" draw:text-style-name="P2" draw:layer="layout" svg:width="0.053cm" svg:height="0.067cm" svg:x="3.426cm" svg:y="3.257cm" svg:viewBox="0 0 54 68" draw:points="35,68 44,63 49,58 54,49 54,20 49,11 44,5 35,0 19,0 10,5 5,11 0,20 0,49 5,58 10,63 19,68">
            <text:p/>
          </draw:polygon>
          <draw:polyline draw:style-name="gr8" draw:text-style-name="P2" draw:layer="layout" svg:width="0.062cm" svg:height="0.1cm" svg:x="3.25cm" svg:y="3.224cm" svg:viewBox="0 0 63 101" draw:points="0,91 5,96 20,101 30,101 44,96 54,86 58,77 63,58 63,44 58,24 54,14 44,5 30,0 20,0 5,5 0,9">
            <text:p/>
          </draw:polyline>
          <draw:polygon draw:style-name="gr8" draw:text-style-name="P2" draw:layer="layout" svg:width="0.052cm" svg:height="0.067cm" svg:x="3.16cm" svg:y="3.257cm" svg:viewBox="0 0 53 68" draw:points="33,68 44,63 48,58 53,49 53,20 48,11 44,5 33,0 19,0 9,5 4,11 0,20 0,49 4,58 9,63 19,68">
            <text:p/>
          </draw:polygon>
          <draw:line draw:style-name="gr8" draw:text-style-name="P2" draw:layer="layout" svg:x1="3.074cm" svg:y1="3.324cm" svg:x2="3.074cm" svg:y2="3.224cm">
            <text:p/>
          </draw:line>
          <draw:polyline draw:style-name="gr8" draw:text-style-name="P2" draw:layer="layout" svg:width="0.048cm" svg:height="0.067cm" svg:x="3.074cm" svg:y="3.257cm" svg:viewBox="0 0 49 68" draw:points="0,63 11,68 30,68 39,63 44,58 49,49 49,20 44,11 39,5 30,0 11,0 0,5">
            <text:p/>
          </draw:polyline>
          <draw:polyline draw:style-name="gr8" draw:text-style-name="P2" draw:layer="layout" svg:width="0.042cm" svg:height="0.067cm" svg:x="2.984cm" svg:y="3.257cm" svg:viewBox="0 0 43 68" draw:points="0,68 0,15 4,5 14,0 34,0 43,5">
            <text:p/>
          </draw:polyline>
          <draw:polyline draw:style-name="gr8" draw:text-style-name="P2" draw:layer="layout" svg:width="0.047cm" svg:height="0.043cm" svg:x="2.984cm" svg:y="3.281cm" svg:viewBox="0 0 48 44" draw:points="0,39 10,44 34,44 43,39 48,29 48,20 43,9 34,5 10,5 0,0">
            <text:p/>
          </draw:polyline>
          <draw:polyline draw:style-name="gr8" draw:text-style-name="P2" draw:layer="layout" svg:width="0.053cm" svg:height="0.066cm" svg:x="3.988cm" svg:y="3.413cm" svg:viewBox="0 0 54 67" draw:points="0,4 10,0 29,0 38,4 49,14 54,23 54,42 49,53 38,63 29,67 10,67 0,63">
            <text:p/>
          </draw:polyline>
          <draw:polygon draw:style-name="gr8" draw:text-style-name="P2" draw:layer="layout" svg:width="0.133cm" svg:height="0.134cm" svg:x="3.941cm" svg:y="3.379cm" svg:viewBox="0 0 134 135" draw:points="66,0 90,5 114,20 129,44 134,68 129,92 114,116 90,130 66,135 43,130 19,116 4,92 0,68 4,44 19,20 43,5">
            <text:p/>
          </draw:polygon>
          <draw:polyline draw:style-name="gr8" draw:text-style-name="P2" draw:layer="layout" svg:width="0.062cm" svg:height="0.1cm" svg:x="3.769cm" svg:y="3.394cm" svg:viewBox="0 0 63 101" draw:points="58,9 54,4 43,0 19,0 10,4 5,9 0,19 0,28 5,42 63,101 0,101">
            <text:p/>
          </draw:polyline>
          <draw:polygon draw:style-name="gr8" draw:text-style-name="P2" draw:layer="layout" svg:width="0.057cm" svg:height="0.1cm" svg:x="3.674cm" svg:y="3.394cm" svg:viewBox="0 0 58 101" draw:points="34,0 25,0 15,4 11,9 6,19 0,38 0,62 6,82 11,91 15,96 25,101 34,101 44,96 49,91 53,82 58,62 58,38 53,19 49,9 44,4">
            <text:p/>
          </draw:polygon>
          <draw:polyline draw:style-name="gr8" draw:text-style-name="P2" draw:layer="layout" svg:width="0.062cm" svg:height="0.1cm" svg:x="3.579cm" svg:y="3.394cm" svg:viewBox="0 0 63 101" draw:points="58,9 53,4 43,0 19,0 9,4 5,9 0,19 0,28 5,42 63,101 0,101">
            <text:p/>
          </draw:polyline>
          <draw:polygon draw:style-name="gr8" draw:text-style-name="P2" draw:layer="layout" svg:width="0.057cm" svg:height="0.1cm" svg:x="3.484cm" svg:y="3.394cm" svg:viewBox="0 0 58 101" draw:points="34,0 24,0 14,4 9,9 4,19 0,38 0,62 4,82 9,91 14,96 24,101 34,101 43,96 48,91 53,82 58,62 58,38 53,19 48,9 43,4">
            <text:p/>
          </draw:polygon>
          <draw:line draw:style-name="gr8" draw:text-style-name="P2" draw:layer="layout" svg:x1="3.369cm" svg:y1="3.389cm" svg:x2="3.456cm" svg:y2="3.518cm">
            <text:p/>
          </draw:line>
          <draw:polygon draw:style-name="gr8" draw:text-style-name="P2" draw:layer="layout" svg:width="0.057cm" svg:height="0.1cm" svg:x="3.284cm" svg:y="3.394cm" svg:viewBox="0 0 58 101" draw:points="33,0 23,0 14,4 9,9 4,19 0,38 0,62 4,82 9,91 14,96 23,101 33,101 42,96 47,91 53,82 58,62 58,38 53,19 47,9 42,4">
            <text:p/>
          </draw:polygon>
          <draw:line draw:style-name="gr8" draw:text-style-name="P2" draw:layer="layout" svg:x1="3.188cm" svg:y1="3.494cm" svg:x2="3.245cm" svg:y2="3.494cm">
            <text:p/>
          </draw:line>
          <draw:polyline draw:style-name="gr8" draw:text-style-name="P2" draw:layer="layout" svg:width="0.028cm" svg:height="0.1cm" svg:x="3.217cm" svg:y="3.394cm" svg:viewBox="0 0 29 101" draw:points="0,101 0,0 9,14 20,23 29,28">
            <text:p/>
          </draw:polyline>
          <draw:line draw:style-name="gr6" draw:text-style-name="P2" draw:layer="layout" svg:x1="3.937cm" svg:y1="4.665cm" svg:x2="3.747cm" svg:y2="4.665cm">
            <text:p/>
          </draw:line>
          <draw:line draw:style-name="gr6" draw:text-style-name="P2" draw:layer="layout" svg:x1="3.749cm" svg:y1="4.665cm" svg:x2="3.619cm" svg:y2="4.793cm">
            <text:p/>
          </draw:line>
          <draw:line draw:style-name="gr6" draw:text-style-name="P2" draw:layer="layout" svg:x1="3.183cm" svg:y1="4.958cm" svg:x2="3.183cm" svg:y2="4.664cm">
            <text:p/>
          </draw:line>
          <draw:polygon draw:style-name="gr9" draw:text-style-name="P3" draw:layer="layout" svg:width="1.271cm" svg:height="0.409cm" svg:x="4.875cm" svg:y="4.17cm" svg:viewBox="0 0 1272 410" draw:points="849,2 865,6 880,15 893,26 930,63 946,75 948,77 965,86 968,87 986,92 989,93 1008,95 1252,95 1261,97 1267,101 1271,107 1272,115 1270,132 1264,147 1253,161 1179,235 1178,236 1165,252 1164,254 1155,271 1154,273 1148,292 1148,295 1146,314 1146,378 1144,389 1140,399 1134,407 1130,409 1127,410 1123,409 1119,407 911,199 910,198 895,186 893,184 875,175 873,174 854,168 852,168 831,166 179,166 184,158 196,131 199,119 186,95 27,95 27,97 2,97 2,95 0,95 0,70 2,70 2,68 27,68 27,70 186,70 199,46 196,35 184,8 179,0 829,0">
            <text:p/>
          </draw:polygon>
          <draw:polygon draw:style-name="gr10" draw:text-style-name="P2" draw:layer="layout" svg:width="1.271cm" svg:height="0.409cm" svg:x="4.875cm" svg:y="4.17cm" svg:viewBox="0 0 1272 410" draw:points="849,2 865,6 880,15 893,26 930,63 946,75 948,77 965,86 968,87 986,92 989,93 1008,95 1252,95 1261,97 1267,101 1271,107 1272,115 1270,132 1264,147 1253,161 1179,235 1178,236 1165,252 1164,254 1155,271 1154,273 1148,292 1148,295 1146,314 1146,378 1144,389 1140,399 1134,407 1130,409 1127,410 1123,409 1119,407 911,199 910,198 895,186 893,184 875,175 873,174 854,168 852,168 831,166 179,166 184,158 196,131 199,119 186,95 27,95 27,97 2,97 2,95 0,95 0,70 2,70 2,68 27,68 27,70 186,70 199,46 196,35 184,8 179,0 829,0">
            <text:p/>
          </draw:polygon>
          <draw:line draw:style-name="gr6" draw:text-style-name="P2" draw:layer="layout" svg:x1="5.728cm" svg:y1="4.284cm" svg:x2="6.078cm" svg:y2="4.634cm">
            <text:p/>
          </draw:line>
          <draw:line draw:style-name="gr6" draw:text-style-name="P2" draw:layer="layout" svg:x1="5.696cm" svg:y1="4.252cm" svg:x2="5.729cm" svg:y2="4.285cm">
            <text:p/>
          </draw:line>
          <draw:line draw:style-name="gr6" draw:text-style-name="P2" draw:layer="layout" svg:x1="5.937cm" svg:y1="4.284cm" svg:x2="5.728cm" svg:y2="4.284cm">
            <text:p/>
          </draw:line>
          <draw:line draw:style-name="gr6" draw:text-style-name="P2" draw:layer="layout" svg:x1="5.696cm" svg:y1="4.252cm" svg:x2="5.906cm" svg:y2="4.285cm">
            <text:p/>
          </draw:line>
          <draw:line draw:style-name="gr6" draw:text-style-name="P2" draw:layer="layout" svg:x1="4.889cm" svg:y1="4.252cm" svg:x2="5.696cm" svg:y2="4.252cm">
            <text:p/>
          </draw:line>
          <draw:line draw:style-name="gr5" draw:text-style-name="P2" draw:layer="layout" svg:x1="5.937cm" svg:y1="3.713cm" svg:x2="5.588cm" svg:y2="3.713cm">
            <text:p/>
          </draw:line>
          <draw:line draw:style-name="gr5" draw:text-style-name="P2" draw:layer="layout" svg:x1="4.889cm" svg:y1="3.998cm" svg:x2="5.747cm" svg:y2="3.998cm">
            <text:p/>
          </draw:line>
          <draw:line draw:style-name="gr5" draw:text-style-name="P2" draw:layer="layout" svg:x1="5.556cm" svg:y1="3.744cm" svg:x2="4.889cm" svg:y2="3.744cm">
            <text:p/>
          </draw:line>
          <draw:line draw:style-name="gr5" draw:text-style-name="P2" draw:layer="layout" svg:x1="5.747cm" svg:y1="3.868cm" svg:x2="5.747cm" svg:y2="3.998cm">
            <text:p/>
          </draw:line>
          <draw:line draw:style-name="gr5" draw:text-style-name="P2" draw:layer="layout" svg:x1="5.747cm" svg:y1="3.998cm" svg:x2="5.906cm" svg:y2="4.158cm">
            <text:p/>
          </draw:line>
          <draw:line draw:style-name="gr5" draw:text-style-name="P2" draw:layer="layout" svg:x1="5.589cm" svg:y1="3.713cm" svg:x2="5.556cm" svg:y2="3.745cm">
            <text:p/>
          </draw:line>
          <draw:line draw:style-name="gr5" draw:text-style-name="P2" draw:layer="layout" svg:x1="6.252cm" svg:y1="3.869cm" svg:x2="6.191cm" svg:y2="3.808cm">
            <text:p/>
          </draw:line>
          <draw:line draw:style-name="gr5" draw:text-style-name="P2" draw:layer="layout" svg:x1="6.001cm" svg:y1="3.967cm" svg:x2="6.001cm" svg:y2="3.868cm">
            <text:p/>
          </draw:line>
          <draw:line draw:style-name="gr5" draw:text-style-name="P2" draw:layer="layout" svg:x1="6.001cm" svg:y1="3.868cm" svg:x2="6.001cm" svg:y2="3.776cm">
            <text:p/>
          </draw:line>
          <draw:line draw:style-name="gr5" draw:text-style-name="P2" draw:layer="layout" svg:x1="6.191cm" svg:y1="3.808cm" svg:x2="6.191cm" svg:y2="3.427cm">
            <text:p/>
          </draw:line>
          <draw:line draw:style-name="gr5" draw:text-style-name="P2" draw:layer="layout" svg:x1="6.382cm" svg:y1="3.868cm" svg:x2="6.251cm" svg:y2="3.868cm">
            <text:p/>
          </draw:line>
          <draw:line draw:style-name="gr5" draw:text-style-name="P2" draw:layer="layout" svg:x1="6.002cm" svg:y1="3.777cm" svg:x2="5.937cm" svg:y2="3.713cm">
            <text:p/>
          </draw:line>
          <draw:line draw:style-name="gr5" draw:text-style-name="P2" draw:layer="layout" svg:x1="6.065cm" svg:y1="4.031cm" svg:x2="6.001cm" svg:y2="3.967cm">
            <text:p/>
          </draw:line>
          <draw:line draw:style-name="gr7" draw:text-style-name="P2" draw:layer="layout" svg:x1="6.382cm" svg:y1="3.428cm" svg:x2="6.51cm" svg:y2="3.3cm">
            <text:p/>
          </draw:line>
          <draw:line draw:style-name="gr7" draw:text-style-name="P2" draw:layer="layout" svg:x1="6.096cm" svg:y1="2.951cm" svg:x2="5.366cm" svg:y2="2.951cm">
            <text:p/>
          </draw:line>
          <draw:line draw:style-name="gr5" draw:text-style-name="P2" draw:layer="layout" svg:x1="6.509cm" svg:y1="3.15cm" svg:x2="6.518cm" svg:y2="3.141cm">
            <text:p/>
          </draw:line>
          <draw:line draw:style-name="gr7" draw:text-style-name="P2" draw:layer="layout" svg:x1="6.509cm" svg:y1="3.3cm" svg:x2="6.509cm" svg:y2="3.149cm">
            <text:p/>
          </draw:line>
          <draw:line draw:style-name="gr5" draw:text-style-name="P2" draw:layer="layout" svg:x1="6.192cm" svg:y1="3.428cm" svg:x2="6.096cm" svg:y2="3.332cm">
            <text:p/>
          </draw:line>
          <draw:line draw:style-name="gr6" draw:text-style-name="P2" draw:layer="layout" svg:x1="4.649cm" svg:y1="5.395cm" svg:x2="6.509cm" svg:y2="5.395cm">
            <text:p/>
          </draw:line>
          <draw:line draw:style-name="gr6" draw:text-style-name="P2" draw:layer="layout" svg:x1="6.077cm" svg:y1="4.633cm" svg:x2="6.985cm" svg:y2="4.633cm">
            <text:p/>
          </draw:line>
          <draw:line draw:style-name="gr5" draw:text-style-name="P2" draw:layer="layout" svg:x1="5.905cm" svg:y1="4.157cm" svg:x2="6.763cm" svg:y2="4.157cm">
            <text:p/>
          </draw:line>
          <draw:line draw:style-name="gr5" draw:text-style-name="P2" draw:layer="layout" svg:x1="7.304cm" svg:y1="3.459cm" svg:x2="6.731cm" svg:y2="4.031cm">
            <text:p/>
          </draw:line>
          <draw:line draw:style-name="gr6" draw:text-style-name="P2" draw:layer="layout" svg:x1="6.826cm" svg:y1="4.284cm" svg:x2="5.937cm" svg:y2="4.284cm">
            <text:p/>
          </draw:line>
          <draw:line draw:style-name="gr7" draw:text-style-name="P2" draw:layer="layout" svg:x1="6.636cm" svg:y1="3.558cm" svg:x2="6.382cm" svg:y2="3.558cm">
            <text:p/>
          </draw:line>
          <draw:line draw:style-name="gr7" draw:text-style-name="P2" draw:layer="layout" svg:x1="5.367cm" svg:y1="2.952cm" svg:x2="5.239cm" svg:y2="2.824cm">
            <text:p/>
          </draw:line>
          <draw:polygon draw:style-name="gr9" draw:text-style-name="P3" draw:layer="layout" svg:width="1.842cm" svg:height="2.224cm" svg:x="4.172cm" svg:y="2.555cm" svg:viewBox="0 0 1843 2225" draw:points="827,2 829,2 829,27 827,27 827,187 842,203 897,204 898,216 898,218 904,238 905,240 914,257 916,259 929,274 929,275 1188,534 1189,535 1204,548 1206,549 1223,558 1226,559 1244,565 1247,565 1267,567 1793,567 1800,568 1804,572 1808,577 1809,582 1808,588 1804,594 1786,611 1786,612 1773,628 1772,630 1763,647 1762,649 1756,668 1756,670 1754,690 1754,859 1756,874 1756,875 1742,874 1730,876 1718,880 1707,886 1703,889 1699,886 1687,880 1676,876 1663,874 1604,875 1588,891 1588,991 1817,991 1817,989 1843,989 1843,991 1842,994 1834,1004 1823,1012 1813,1016 1588,1016 1588,1018 1563,1018 1563,1016 1440,1016 1438,1019 1268,1019 1251,1017 1234,1012 1219,1004 1206,993 1151,939 1424,939 1424,975 1440,991 1563,991 1563,891 1547,875 1488,874 1476,876 1464,880 1453,886 1443,893 1435,903 1429,914 1426,926 1424,939 1151,939 1106,893 1105,893 1090,880 1088,878 1070,869 1068,868 1049,862 1047,862 1028,860 600,860 580,862 578,862 559,868 557,869 540,878 538,880 522,893 521,893 516,898 516,899 503,914 502,916 493,933 492,936 486,954 486,957 484,977 484,1587 484,1590 486,1598 487,1601 488,1603 489,1604 497,1612 499,1613 501,1613 509,1615 512,1616 554,1616 549,1624 536,1651 534,1662 546,1686 706,1686 706,1684 731,1684 731,1686 733,1686 733,1711 731,1711 731,1713 706,1713 706,1711 546,1711 534,1735 536,1746 549,1773 554,1781 512,1781 509,1781 501,1784 498,1784 496,1786 495,1787 489,1793 488,1794 487,1797 486,1798 484,1806 484,1809 484,2132 482,2150 477,2167 469,2182 458,2195 453,2200 440,2211 424,2219 407,2224 389,2225 225,2225 225,2139 209,2123 98,2123 98,2125 72,2125 72,2123 71,2123 71,2097 72,2097 72,1938 98,1938 98,2097 209,2097 225,2081 225,1985 224,1972 221,1961 215,1950 207,1940 197,1932 186,1926 174,1922 161,1921 114,1922 98,1938 72,1938 57,1922 9,1921 7,1921 5,1919 2,1909 0,1897 0,1286 36,1286 43,1310 68,1322 94,1328 121,1329 148,1325 174,1316 185,1310 192,1286 114,1208 36,1286 0,1286 0,1263 19,1268 96,1190 132,1190 210,1268 234,1261 245,1237 252,1211 253,1183 249,1156 240,1131 234,1119 210,1113 132,1190 96,1190 19,1113 0,1118 0,1095 36,1095 114,1172 192,1095 185,1071 161,1059 134,1053 107,1051 80,1055 54,1065 43,1071 36,1095 0,1095 0,703 2,685 6,669 15,653 25,640 39,630 54,621 70,616 88,615 312,615 332,613 334,612 353,606 355,606 373,596 375,595 389,582 698,275 699,274 712,259 713,257 722,240 723,238 729,218 729,216 730,204 785,203 801,187 801,27 799,27 799,2 801,2 801,0 827,0">
            <text:p/>
          </draw:polygon>
          <draw:polygon draw:style-name="gr10" draw:text-style-name="P2" draw:layer="layout" svg:width="1.842cm" svg:height="2.224cm" svg:x="4.172cm" svg:y="2.555cm" svg:viewBox="0 0 1843 2225" draw:points="827,2 829,2 829,27 827,27 827,187 842,203 897,204 898,216 898,218 904,238 905,240 914,257 916,259 929,274 929,275 1188,534 1189,535 1204,548 1206,549 1223,558 1226,559 1244,565 1247,565 1267,567 1793,567 1800,568 1804,572 1808,577 1809,582 1808,588 1804,594 1786,611 1786,612 1773,628 1772,630 1763,647 1762,649 1756,668 1756,670 1754,690 1754,859 1756,874 1756,875 1742,874 1730,876 1718,880 1707,886 1703,889 1699,886 1687,880 1676,876 1663,874 1604,875 1588,891 1588,991 1817,991 1817,989 1843,989 1843,991 1842,994 1834,1004 1823,1012 1813,1016 1588,1016 1588,1018 1563,1018 1563,1016 1440,1016 1438,1019 1268,1019 1251,1017 1234,1012 1219,1004 1206,993 1151,939 1424,939 1424,975 1440,991 1563,991 1563,891 1547,875 1488,874 1476,876 1464,880 1453,886 1443,893 1435,903 1429,914 1426,926 1424,939 1151,939 1106,893 1105,893 1090,880 1088,878 1070,869 1068,868 1049,862 1047,862 1028,860 600,860 580,862 578,862 559,868 557,869 540,878 538,880 522,893 521,893 516,898 516,899 503,914 502,916 493,933 492,936 486,954 486,957 484,977 484,1587 484,1590 486,1598 487,1601 488,1603 489,1604 497,1612 499,1613 501,1613 509,1615 512,1616 554,1616 549,1624 536,1651 534,1662 546,1686 706,1686 706,1684 731,1684 731,1686 733,1686 733,1711 731,1711 731,1713 706,1713 706,1711 546,1711 534,1735 536,1746 549,1773 554,1781 512,1781 509,1781 501,1784 498,1784 496,1786 495,1787 489,1793 488,1794 487,1797 486,1798 484,1806 484,1809 484,2132 482,2150 477,2167 469,2182 458,2195 453,2200 440,2211 424,2219 407,2224 389,2225 225,2225 225,2139 209,2123 98,2123 98,2125 72,2125 72,2123 71,2123 71,2097 72,2097 72,1938 98,1938 98,2097 209,2097 225,2081 225,1985 224,1972 221,1961 215,1950 207,1940 197,1932 186,1926 174,1922 161,1921 114,1922 98,1938 72,1938 57,1922 9,1921 7,1921 5,1919 2,1909 0,1897 0,1286 36,1286 43,1310 68,1322 94,1328 121,1329 148,1325 174,1316 185,1310 192,1286 114,1208 36,1286 0,1286 0,1263 19,1268 96,1190 132,1190 210,1268 234,1261 245,1237 252,1211 253,1183 249,1156 240,1131 234,1119 210,1113 132,1190 96,1190 19,1113 0,1118 0,1095 36,1095 114,1172 192,1095 185,1071 161,1059 134,1053 107,1051 80,1055 54,1065 43,1071 36,1095 0,1095 0,703 2,685 6,669 15,653 25,640 39,630 54,621 70,616 88,615 312,615 332,613 334,612 353,606 355,606 373,596 375,595 389,582 698,275 699,274 712,259 713,257 722,240 723,238 729,218 729,216 730,204 785,203 801,187 801,27 799,27 799,2 801,2 801,0 827,0">
            <text:p/>
          </draw:polygon>
          <draw:line draw:style-name="gr7" draw:text-style-name="P2" draw:layer="layout" svg:x1="5.239cm" svg:y1="2.824cm" svg:x2="5.239cm" svg:y2="2.57cm">
            <text:p/>
          </draw:line>
          <draw:line draw:style-name="gr6" draw:text-style-name="P2" draw:layer="layout" svg:x1="4.889cm" svg:y1="4.252cm" svg:x2="4.572cm" svg:y2="4.252cm">
            <text:p/>
          </draw:line>
          <draw:line draw:style-name="gr6" draw:text-style-name="P2" draw:layer="layout" svg:x1="6.509cm" svg:y1="5.141cm" svg:x2="3.365cm" svg:y2="5.141cm">
            <text:p/>
          </draw:line>
          <draw:polygon draw:style-name="gr9" draw:text-style-name="P3" draw:layer="layout" svg:width="6.848cm" svg:height="3.8cm" svg:x="2.481cm" svg:y="2.225cm" svg:viewBox="0 0 6849 3801" draw:points="241,4 238,17 236,29 236,279 238,292 241,303 247,315 255,324 265,332 276,338 288,342 300,343 453,343 465,342 477,338 488,332 498,324 506,315 511,303 514,296 906,296 906,329 913,362 926,393 945,420 969,444 996,462 1027,475 1059,481 1092,481 1125,475 1156,462 1183,444 1207,420 1225,393 1238,362 1244,329 1244,296 1238,264 1225,233 1207,205 1183,182 1156,164 1125,151 1092,144 1059,144 1027,151 996,164 969,182 945,205 926,233 913,264 906,296 514,296 515,292 516,279 516,29 515,17 511,4 509,0 1644,0 1642,4 1639,17 1637,29 1637,279 1639,292 1642,303 1648,315 1656,324 1665,332 1677,338 1689,342 1701,343 1853,343 1866,342 1878,338 1889,332 1899,324 1907,315 1913,303 1916,292 1917,279 1917,29 1916,17 1913,4 1910,0 6717,0 6733,10 6764,32 6791,58 6818,86 6840,117 6849,132 6849,3669 6840,3685 6818,3715 6791,3744 6764,3769 6733,3792 6717,3801 2421,3801 2436,3788 2462,3758 2480,3722 2492,3684 2495,3654 2495,3514 2492,3484 2480,3445 2462,3410 2436,3378 2405,3353 2370,3334 2332,3322 2292,3319 2252,3322 2213,3334 2178,3353 2147,3378 2122,3410 2103,3445 2091,3484 2090,3481 2077,3456 2065,3441 2065,3421 2212,3274 3883,3274 3885,3275 3908,3294 3020,3294 3020,3762 5077,3762 5077,3466 6313,3466 6313,3511 6322,3554 6339,3595 6363,3631 6395,3662 6431,3687 6472,3704 6515,3712 6559,3712 6602,3704 6643,3687 6679,3662 6711,3631 6735,3595 6752,3554 6760,3511 6760,3466 6752,3423 6735,3382 6711,3346 6679,3314 6643,3290 6602,3273 6559,3264 6515,3264 6472,3273 6431,3290 6395,3314 6363,3346 6339,3382 6322,3423 6313,3466 5077,3466 5077,3294 4150,3294 4173,3275 4192,3252 4206,3225 4215,3196 4218,3166 4215,3136 4206,3108 4192,3080 4173,3057 4177,3055 4191,3043 4202,3030 4211,3014 4216,2997 4218,2980 4218,2853 4216,2835 4211,2818 4202,2803 4191,2789 4177,2778 4162,2769 4145,2764 4127,2762 3930,2762 3912,2764 3895,2769 3880,2778 3866,2789 3855,2803 3849,2813 927,2813 805,2691 805,2622 813,2617 823,2609 831,2599 836,2588 840,2577 842,2564 842,2553 1001,2553 1001,2581 1006,2607 1017,2633 1032,2655 1051,2675 1074,2690 1099,2700 1126,2706 1153,2706 1180,2700 1205,2690 1228,2675 1247,2655 1262,2633 1272,2607 1278,2581 1278,2575 1309,2543 1313,2543 1313,2564 1314,2577 1317,2588 1323,2599 1331,2609 1341,2617 1352,2623 1364,2626 1376,2628 1529,2628 1541,2626 1553,2623 1564,2617 1574,2609 1582,2599 1588,2588 1591,2577 1592,2564 1592,2314 1591,2301 1588,2290 1582,2279 1574,2269 1564,2261 1553,2255 1541,2251 1529,2250 1376,2250 1364,2251 1352,2255 1341,2261 1331,2269 1323,2279 1317,2290 1314,2301 1313,2314 1313,2336 1271,2336 1267,2336 1261,2336 1246,2338 1227,2344 1222,2347 1209,2353 1200,2361 1193,2367 1190,2370 1132,2429 1126,2429 1099,2434 1074,2444 1051,2459 1032,2479 1017,2502 1006,2526 1001,2553 842,2553 842,2314 840,2301 836,2290 831,2279 823,2269 813,2261 802,2255 790,2251 778,2250 625,2250 612,2251 601,2255 590,2261 580,2269 572,2279 566,2290 563,2301 561,2314 561,2564 563,2577 566,2588 572,2599 580,2609 590,2617 598,2622 598,2728 597,2733 598,2739 599,2753 605,2773 615,2791 628,2807 632,2810 808,2986 811,2990 815,2993 827,3003 835,3007 845,3012 864,3018 879,3020 884,3020 889,3020 1068,3020 1051,3031 1032,3050 1017,3073 1006,3098 1001,3125 1001,3152 1006,3179 1017,3204 1032,3227 1051,3246 1074,3261 1099,3271 1126,3277 1153,3277 1180,3271 1205,3261 1228,3246 1232,3242 1414,3242 1558,3386 1558,3441 1546,3456 1533,3481 1525,3507 1523,3527 1523,3641 1525,3661 1533,3687 1546,3711 1563,3732 1585,3750 1608,3763 1634,3770 1662,3773 1689,3770 1715,3763 1739,3750 1760,3732 1777,3711 1790,3687 1798,3661 1800,3641 1800,3527 1798,3507 1790,3481 1777,3456 1765,3441 1765,3348 1765,3343 1765,3338 1763,3323 1758,3304 1753,3295 1748,3286 1739,3274 1735,3270 1731,3267 1534,3069 1531,3065 1515,3052 1497,3042 1477,3037 1462,3035 1457,3034 1452,3035 1232,3035 1228,3031 1211,3020 3849,3020 3855,3030 3866,3043 3880,3055 3884,3057 3877,3067 2175,3067 2169,3066 2165,3067 2149,3068 2130,3074 2121,3079 2112,3084 2100,3093 2096,3097 2093,3101 1892,3301 1888,3304 1885,3309 1875,3320 1866,3338 1860,3358 1858,3378 1858,3383 1858,3441 1846,3456 1833,3481 1825,3507 1823,3527 1823,3641 1825,3661 1833,3687 1846,3711 1863,3732 1885,3750 1908,3763 1934,3770 1962,3773 1989,3770 2015,3763 2039,3750 2060,3732 2077,3711 2090,3687 2091,3684 2103,3722 2122,3758 2147,3788 2162,3801 1161,3801 1176,3788 1201,3758 1220,3722 1223,3713 1224,3722 1228,3733 1234,3744 1242,3754 1251,3762 1262,3768 1275,3771 1287,3773 1437,3773 1449,3771 1461,3768 1472,3762 1482,3754 1490,3744 1496,3733 1499,3722 1500,3709 1500,3458 1499,3446 1496,3433 1490,3423 1482,3413 1472,3405 1461,3399 1449,3395 1437,3394 1287,3394 1275,3395 1262,3399 1251,3405 1242,3413 1234,3423 1228,3433 1224,3446 1223,3454 1220,3445 1201,3410 1176,3378 1145,3353 1110,3334 1072,3322 1032,3319 992,3322 953,3334 917,3353 886,3378 861,3410 842,3445 830,3484 827,3514 827,3654 830,3684 842,3722 861,3758 886,3788 901,3801 133,3801 117,3792 86,3769 58,3744 33,3715 10,3685 0,3669 0,3466 89,3466 89,3511 98,3554 115,3595 140,3631 171,3662 207,3687 248,3704 291,3712 335,3712 378,3704 419,3687 455,3662 487,3631 511,3595 528,3554 536,3511 536,3466 528,3423 511,3382 487,3346 455,3314 419,3290 378,3273 335,3264 291,3264 248,3273 207,3290 171,3314 140,3346 115,3382 98,3423 89,3466 0,3466 0,3034 225,3034 225,3052 228,3069 235,3085 244,3100 256,3112 271,3122 287,3129 304,3132 321,3132 339,3129 355,3122 369,3112 382,3100 391,3085 398,3069 401,3052 401,3034 398,3018 391,3002 382,2987 369,2975 355,2965 339,2958 321,2955 304,2955 287,2958 271,2965 256,2975 244,2987 235,3002 228,3018 225,3034 0,3034 0,2564 236,2564 238,2577 241,2588 247,2599 255,2609 265,2617 276,2623 288,2626 300,2628 348,2628 364,2612 364,2452 389,2452 389,2612 405,2628 453,2628 465,2626 477,2623 488,2617 498,2609 506,2599 511,2588 515,2577 516,2564 516,2468 500,2452 253,2452 237,2468 236,2564 0,2564 0,2314 236,2314 237,2410 253,2426 364,2426 364,2267 389,2267 389,2426 500,2426 516,2410 516,2314 515,2301 511,2290 506,2279 498,2269 488,2261 477,2255 465,2251 453,2250 405,2251 389,2267 364,2267 348,2251 300,2250 288,2251 276,2255 265,2261 255,2269 247,2279 241,2290 238,2301 236,2314 0,2314 0,2246 169,2078 171,2076 173,2073 178,2067 180,2066 186,2054 190,2041 191,2031 191,2027 191,2024 191,1713 191,1710 191,1706 190,1696 186,1683 180,1672 175,1666 173,1664 171,1661 169,1659 125,1615 1411,1615 1417,1639 1442,1651 1469,1657 1496,1658 1523,1654 1549,1645 1560,1639 1567,1615 1489,1537 1411,1615 125,1615 36,1526 1350,1526 1354,1553 1363,1579 1369,1590 1393,1597 1471,1519 1393,1442 1369,1448 1358,1473 1351,1499 1350,1526 36,1526 0,1491 0,1424 1411,1424 1489,1501 1567,1424 1560,1400 1535,1388 1509,1382 1481,1380 1454,1384 1429,1394 1417,1400 1411,1424 0,1424 0,913 405,913 405,1380 1616,1380 1616,1463 1614,1460 1608,1448 1585,1442 1507,1519 1585,1597 1608,1590 1616,1574 1616,2227 1616,2235 1618,2250 1622,2266 1628,2279 1636,2293 1640,2298 1639,2301 1637,2314 1637,2564 1639,2577 1642,2588 1648,2599 1656,2609 1665,2617 1677,2623 1689,2626 1701,2628 1783,2628 1785,2629 1805,2630 1811,2631 2082,2631 2088,2630 2108,2629 2120,2626 2139,2620 2150,2615 2168,2606 2178,2599 2193,2587 2198,2582 2203,2578 2207,2573 2220,2558 2226,2548 2235,2530 2240,2519 2246,2500 2249,2488 2250,2468 2251,2462 2251,2372 2257,2381 2279,2402 2304,2419 2332,2430 2362,2435 2397,2435 2397,2294 2422,2294 2422,2435 2457,2435 2487,2430 2515,2419 2540,2402 2562,2381 2579,2356 2591,2329 2594,2318 2581,2294 2395,2294 2395,2269 2397,2269 2397,2267 2422,2267 2422,2269 2581,2269 2594,2245 2591,2234 2579,2207 2565,2186 3222,2186 3229,2187 3521,2478 3524,2482 3528,2485 3539,2495 3545,2498 3557,2504 3577,2511 3592,2512 3597,2512 3602,2512 4462,2512 4465,2515 4465,2672 4460,2677 4440,2701 4426,2727 4417,2756 4415,2778 4415,2863 4417,2886 4426,2915 4440,2942 4460,2965 4483,2984 4509,2998 4538,3007 4569,3010 4599,3007 4627,2998 4654,2984 4678,2965 4696,2943 4702,2952 4723,2974 4748,2990 4775,3003 4786,3005 4810,2993 4810,2834 4808,2834 4808,2808 4810,2808 4810,2649 4786,2637 4775,2639 4748,2651 4723,2669 4702,2691 4696,2699 4678,2677 4672,2672 4672,2477 4672,2472 4672,2465 4671,2451 4665,2435 4664,2432 4655,2414 4648,2406 4642,2398 4638,2395 4582,2339 4579,2335 4563,2322 4545,2312 4525,2306 4510,2305 4505,2304 4500,2305 4409,2305 4498,2216 4571,2216 4572,2228 4576,2240 4582,2251 4590,2261 4599,2269 4610,2274 4622,2278 4635,2279 4696,2279 4712,2263 4712,2162 4587,2162 4571,2178 4571,2216 4498,2216 4582,2132 4587,2136 4712,2136 4712,2135 4737,2135 4737,2136 4739,2136 4739,2162 4737,2162 4737,2263 4753,2279 4815,2279 4827,2278 4834,2276 4834,2309 4834,2313 4834,2317 4835,2330 4840,2345 4848,2360 4859,2372 4862,2375 4919,2433 4922,2436 4925,2439 4932,2444 4935,2446 4949,2454 4965,2459 4977,2460 5161,2460 5020,2601 5017,2603 5007,2615 5007,2616 4999,2630 4994,2646 4993,2657 4991,2658 4968,2677 4949,2699 4943,2691 4922,2669 4897,2651 4870,2639 4859,2637 4835,2649 4835,2808 4837,2808 4837,2834 4835,2834 4835,2993 4859,3005 4870,3003 4897,2990 4922,2974 4943,2952 4949,2943 4968,2965 4991,2984 5017,2998 5046,3007 5077,3010 5107,3007 5135,2998 5162,2984 5186,2965 5204,2943 5221,2965 5237,2978 5236,2980 5237,2991 5238,2998 5244,3016 5252,3032 5264,3046 5268,3049 5356,3138 5359,3141 5373,3153 5390,3162 5402,3166 5407,3167 5409,3167 5421,3168 5426,3169 5430,3168 5993,3168 5997,3169 6001,3168 6015,3167 6033,3162 6049,3153 6063,3141 6067,3138 6170,3034 6449,3034 6449,3052 6452,3069 6459,3085 6468,3100 6480,3112 6495,3122 6511,3129 6528,3132 6545,3132 6563,3129 6579,3122 6593,3112 6606,3100 6615,3085 6622,3069 6625,3052 6625,3034 6622,3018 6615,3002 6606,2987 6593,2975 6579,2965 6563,2958 6545,2955 6528,2955 6511,2958 6495,2965 6480,2975 6468,2987 6459,3002 6452,3018 6449,3034 6170,3034 6187,3018 6190,3014 6202,3000 6211,2984 6216,2966 6217,2952 6218,2948 6217,2943 6217,1238 6218,1234 6216,1215 6211,1198 6208,1192 6202,1181 6190,1167 6187,1164 6011,988 6011,927 6037,909 6047,899 6368,899 6368,933 6375,965 6388,996 6406,1024 6430,1047 6457,1065 6488,1078 6520,1084 6553,1084 6586,1078 6617,1065 6644,1047 6668,1024 6686,996 6699,965 6705,933 6705,899 6699,867 6686,836 6668,809 6644,785 6617,767 6586,754 6553,747 6520,747 6488,754 6457,767 6430,785 6406,809 6388,836 6375,867 6368,899 6047,899 6063,883 6084,852 6098,818 6105,781 6105,744 6098,708 6084,673 6063,643 6037,616 6006,596 5972,582 5935,574 5898,574 5862,582 5827,596 5797,616 5770,643 5750,673 5736,708 5728,744 5728,781 5736,818 5750,852 5770,883 5797,909 5823,927 5823,1026 5825,1045 5829,1060 5830,1062 5839,1079 5851,1093 5854,1096 6031,1272 6031,2909 5992,2948 5992,2696 5991,2684 5987,2671 5981,2661 5974,2651 5964,2643 5953,2637 5941,2633 5928,2632 5922,2632 5922,1837 5921,1821 5916,1805 5908,1790 5907,1789 5898,1778 5895,1775 5742,1622 5739,1619 5726,1608 5712,1600 5696,1596 5684,1595 5680,1594 5676,1595 5231,1595 5194,1557 5236,1557 5249,1556 5260,1552 5267,1549 5273,1552 5286,1556 5298,1557 5363,1557 5376,1556 5387,1552 5394,1549 5400,1552 5412,1556 5425,1557 5429,1557 5445,1541 5445,1421 5470,1421 5470,1541 5486,1557 5490,1557 5502,1556 5514,1552 5525,1546 5535,1538 5543,1529 5549,1518 5552,1506 5554,1494 5553,1437 5537,1421 5443,1421 5443,1396 5445,1396 5445,1275 5470,1275 5470,1396 5537,1396 5553,1380 5554,1323 5552,1311 5549,1299 5543,1288 5535,1278 5525,1270 5514,1264 5502,1261 5490,1260 5486,1260 5470,1275 5445,1275 5429,1260 5425,1260 5412,1261 5407,1262 5400,1251 5394,1243 5390,1238 5387,1235 5234,1082 5231,1079 5218,1069 5204,1061 5188,1056 5176,1055 5172,1054 5168,1055 4670,1055 4675,1049 4681,1038 4684,1026 4685,1014 4685,945 4669,929 4549,929 4549,931 4524,931 4524,929 4522,929 4522,903 4524,903 4524,771 4549,771 4549,903 4669,903 4685,888 4685,819 4684,806 4681,794 4675,783 4667,773 4657,765 4646,759 4634,756 4621,755 4565,755 4549,771 4524,771 4508,755 4452,755 4439,756 4427,759 4416,765 4407,773 4399,783 4393,794 4392,798 4370,780 4344,766 4316,757 4286,754 4257,757 4229,766 4204,780 4181,798 4163,821 4162,822 4161,821 4142,798 4130,788 4130,756 4258,628 4291,628 4291,631 4300,647 4311,661 4324,671 4339,680 4356,685 4373,687 4453,687 4471,685 4488,680 4503,671 4516,661 4527,647 4536,631 4540,615 4542,598 4542,473 4594,473 4594,598 4597,615 4601,631 4610,647 4620,661 4634,671 4649,680 4666,685 4683,687 4763,687 4781,685 4798,680 4813,671 4826,661 4836,649 5012,826 5016,829 5030,841 5046,849 5058,853 5064,855 5082,857 5087,856 5102,856 5120,883 5147,909 5178,930 5212,944 5249,951 5286,951 5322,944 5356,930 5387,909 5413,883 5434,852 5448,818 5455,781 5455,744 5448,708 5434,673 5413,643 5387,616 5356,596 5322,582 5286,574 5249,574 5212,582 5178,596 5147,616 5120,643 5110,658 4924,472 4920,468 4906,457 4890,448 4877,444 5154,444 5166,473 5199,490 5235,500 5272,502 5309,498 5344,486 5368,473 5380,444 5804,444 5816,473 5849,490 5885,500 5922,502 5959,498 5994,486 6018,473 6030,444 5917,331 5804,444 5380,444 5267,331 5154,444 4877,444 4872,443 4859,442 4854,441 4850,442 4846,442 4845,438 4837,423 4826,410 4813,399 4798,391 4781,385 4763,384 4683,384 4666,385 4649,391 4634,399 4620,410 4610,423 4601,438 4597,455 4594,473 4542,473 4540,455 4536,438 4527,423 4516,410 4503,399 4488,391 4471,385 4453,384 4373,384 4356,385 4339,391 4324,399 4311,410 4300,423 4291,438 4291,442 4224,442 4219,441 4201,443 4191,446 4183,448 4167,457 4153,468 4150,472 3974,648 3970,651 3958,665 3954,673 3950,682 3945,699 3943,718 3943,722 3943,788 3931,798 3919,812 3725,812 3739,791 3749,766 3755,739 3755,712 3749,685 3739,660 3723,637 3704,618 3682,603 3656,592 3630,587 3602,587 3575,592 3550,603 3528,618 3513,632 2924,632 2852,560 2852,501 2868,489 2886,467 2904,489 2927,508 2954,522 2983,531 3013,534 3043,531 3071,522 3099,508 3122,489 3140,466 3146,475 3167,497 3192,514 3220,526 3230,529 3254,517 3254,357 3279,357 3279,517 3303,529 3314,526 3341,514 3366,497 3387,475 3404,450 3415,422 3420,392 3420,357 3252,357 3252,332 3254,332 3254,173 3279,173 3279,332 3420,332 3420,318 5078,318 5082,355 5094,390 5107,413 5136,426 5249,313 5285,313 5398,426 5427,413 5444,381 5454,345 5455,318 5727,318 5732,355 5744,390 5756,413 5786,426 5899,313 5935,313 6048,426 6077,413 6094,381 6104,345 6106,308 6104,291 6313,291 6313,335 6322,378 6339,419 6363,455 6395,486 6431,511 6472,528 6515,536 6559,536 6602,528 6643,511 6679,486 6711,455 6735,419 6752,378 6760,335 6760,291 6752,248 6735,207 6711,171 6679,139 6643,115 6602,98 6559,89 6515,89 6472,98 6431,115 6395,139 6363,171 6339,207 6322,248 6313,291 6104,291 6102,271 6090,236 6077,212 6048,200 5935,313 5899,313 5786,200 5756,212 5740,245 5730,281 5727,318 5455,318 5456,308 5452,271 5440,236 5427,212 5398,200 5285,313 5249,313 5136,200 5107,212 5090,245 5080,281 5078,318 3420,318 3420,297 3415,267 3404,239 3387,214 3366,192 3351,182 5154,182 5267,295 5380,182 5804,182 5917,295 6030,182 6018,153 5985,136 5949,126 5912,124 5875,128 5840,140 5816,153 5804,182 5380,182 5368,153 5335,136 5299,126 5262,124 5225,128 5190,140 5166,153 5154,182 3351,182 3341,175 3314,163 3303,161 3279,173 3254,173 3230,161 3220,163 3192,175 3167,192 3146,214 3140,223 3122,201 3099,181 3071,167 3043,158 3013,155 2983,158 2954,167 2927,181 2904,201 2886,222 2868,201 2845,181 2818,167 2789,158 2759,155 2729,158 2700,167 2673,181 2654,197 2654,195 2648,184 2640,174 2630,166 2619,161 2607,157 2595,156 2525,156 2511,154 2498,154 2484,156 2415,156 2402,157 2390,161 2379,166 2369,174 2361,184 2356,195 2352,207 2351,220 2351,274 2350,276 2348,288 2346,306 2346,522 2345,533 2343,539 2340,546 2333,553 2031,855 2023,862 2017,865 2010,868 2000,868 1773,868 1753,871 1741,873 1723,879 1711,883 1694,893 1684,900 1668,912 1668,913 0,913 0,132 10,117 33,86 58,58 86,32 117,10 133,0 244,0">
            <text:p/>
          </draw:polygon>
          <draw:polygon draw:style-name="gr10" draw:text-style-name="P2" draw:layer="layout" svg:width="6.848cm" svg:height="3.8cm" svg:x="2.481cm" svg:y="2.225cm" svg:viewBox="0 0 6849 3801" draw:points="241,4 238,17 236,29 236,279 238,292 241,303 247,315 255,324 265,332 276,338 288,342 300,343 453,343 465,342 477,338 488,332 498,324 506,315 511,303 514,296 906,296 906,329 913,362 926,393 945,420 969,444 996,462 1027,475 1059,481 1092,481 1125,475 1156,462 1183,444 1207,420 1225,393 1238,362 1244,329 1244,296 1238,264 1225,233 1207,205 1183,182 1156,164 1125,151 1092,144 1059,144 1027,151 996,164 969,182 945,205 926,233 913,264 906,296 514,296 515,292 516,279 516,29 515,17 511,4 509,0 1644,0 1642,4 1639,17 1637,29 1637,279 1639,292 1642,303 1648,315 1656,324 1665,332 1677,338 1689,342 1701,343 1853,343 1866,342 1878,338 1889,332 1899,324 1907,315 1913,303 1916,292 1917,279 1917,29 1916,17 1913,4 1910,0 6717,0 6733,10 6764,32 6791,58 6818,86 6840,117 6849,132 6849,3669 6840,3685 6818,3715 6791,3744 6764,3769 6733,3792 6717,3801 2421,3801 2436,3788 2462,3758 2480,3722 2492,3684 2495,3654 2495,3514 2492,3484 2480,3445 2462,3410 2436,3378 2405,3353 2370,3334 2332,3322 2292,3319 2252,3322 2213,3334 2178,3353 2147,3378 2122,3410 2103,3445 2091,3484 2090,3481 2077,3456 2065,3441 2065,3421 2212,3274 3883,3274 3885,3275 3908,3294 3020,3294 3020,3762 5077,3762 5077,3466 6313,3466 6313,3511 6322,3554 6339,3595 6363,3631 6395,3662 6431,3687 6472,3704 6515,3712 6559,3712 6602,3704 6643,3687 6679,3662 6711,3631 6735,3595 6752,3554 6760,3511 6760,3466 6752,3423 6735,3382 6711,3346 6679,3314 6643,3290 6602,3273 6559,3264 6515,3264 6472,3273 6431,3290 6395,3314 6363,3346 6339,3382 6322,3423 6313,3466 5077,3466 5077,3294 4150,3294 4173,3275 4192,3252 4206,3225 4215,3196 4218,3166 4215,3136 4206,3108 4192,3080 4173,3057 4177,3055 4191,3043 4202,3030 4211,3014 4216,2997 4218,2980 4218,2853 4216,2835 4211,2818 4202,2803 4191,2789 4177,2778 4162,2769 4145,2764 4127,2762 3930,2762 3912,2764 3895,2769 3880,2778 3866,2789 3855,2803 3849,2813 927,2813 805,2691 805,2622 813,2617 823,2609 831,2599 836,2588 840,2577 842,2564 842,2553 1001,2553 1001,2581 1006,2607 1017,2633 1032,2655 1051,2675 1074,2690 1099,2700 1126,2706 1153,2706 1180,2700 1205,2690 1228,2675 1247,2655 1262,2633 1272,2607 1278,2581 1278,2575 1309,2543 1313,2543 1313,2564 1314,2577 1317,2588 1323,2599 1331,2609 1341,2617 1352,2623 1364,2626 1376,2628 1529,2628 1541,2626 1553,2623 1564,2617 1574,2609 1582,2599 1588,2588 1591,2577 1592,2564 1592,2314 1591,2301 1588,2290 1582,2279 1574,2269 1564,2261 1553,2255 1541,2251 1529,2250 1376,2250 1364,2251 1352,2255 1341,2261 1331,2269 1323,2279 1317,2290 1314,2301 1313,2314 1313,2336 1271,2336 1267,2336 1261,2336 1246,2338 1227,2344 1222,2347 1209,2353 1200,2361 1193,2367 1190,2370 1132,2429 1126,2429 1099,2434 1074,2444 1051,2459 1032,2479 1017,2502 1006,2526 1001,2553 842,2553 842,2314 840,2301 836,2290 831,2279 823,2269 813,2261 802,2255 790,2251 778,2250 625,2250 612,2251 601,2255 590,2261 580,2269 572,2279 566,2290 563,2301 561,2314 561,2564 563,2577 566,2588 572,2599 580,2609 590,2617 598,2622 598,2728 597,2733 598,2739 599,2753 605,2773 615,2791 628,2807 632,2810 808,2986 811,2990 815,2993 827,3003 835,3007 845,3012 864,3018 879,3020 884,3020 889,3020 1068,3020 1051,3031 1032,3050 1017,3073 1006,3098 1001,3125 1001,3152 1006,3179 1017,3204 1032,3227 1051,3246 1074,3261 1099,3271 1126,3277 1153,3277 1180,3271 1205,3261 1228,3246 1232,3242 1414,3242 1558,3386 1558,3441 1546,3456 1533,3481 1525,3507 1523,3527 1523,3641 1525,3661 1533,3687 1546,3711 1563,3732 1585,3750 1608,3763 1634,3770 1662,3773 1689,3770 1715,3763 1739,3750 1760,3732 1777,3711 1790,3687 1798,3661 1800,3641 1800,3527 1798,3507 1790,3481 1777,3456 1765,3441 1765,3348 1765,3343 1765,3338 1763,3323 1758,3304 1753,3295 1748,3286 1739,3274 1735,3270 1731,3267 1534,3069 1531,3065 1515,3052 1497,3042 1477,3037 1462,3035 1457,3034 1452,3035 1232,3035 1228,3031 1211,3020 3849,3020 3855,3030 3866,3043 3880,3055 3884,3057 3877,3067 2175,3067 2169,3066 2165,3067 2149,3068 2130,3074 2121,3079 2112,3084 2100,3093 2096,3097 2093,3101 1892,3301 1888,3304 1885,3309 1875,3320 1866,3338 1860,3358 1858,3378 1858,3383 1858,3441 1846,3456 1833,3481 1825,3507 1823,3527 1823,3641 1825,3661 1833,3687 1846,3711 1863,3732 1885,3750 1908,3763 1934,3770 1962,3773 1989,3770 2015,3763 2039,3750 2060,3732 2077,3711 2090,3687 2091,3684 2103,3722 2122,3758 2147,3788 2162,3801 1161,3801 1176,3788 1201,3758 1220,3722 1223,3713 1224,3722 1228,3733 1234,3744 1242,3754 1251,3762 1262,3768 1275,3771 1287,3773 1437,3773 1449,3771 1461,3768 1472,3762 1482,3754 1490,3744 1496,3733 1499,3722 1500,3709 1500,3458 1499,3446 1496,3433 1490,3423 1482,3413 1472,3405 1461,3399 1449,3395 1437,3394 1287,3394 1275,3395 1262,3399 1251,3405 1242,3413 1234,3423 1228,3433 1224,3446 1223,3454 1220,3445 1201,3410 1176,3378 1145,3353 1110,3334 1072,3322 1032,3319 992,3322 953,3334 917,3353 886,3378 861,3410 842,3445 830,3484 827,3514 827,3654 830,3684 842,3722 861,3758 886,3788 901,3801 133,3801 117,3792 86,3769 58,3744 33,3715 10,3685 0,3669 0,3466 89,3466 89,3511 98,3554 115,3595 140,3631 171,3662 207,3687 248,3704 291,3712 335,3712 378,3704 419,3687 455,3662 487,3631 511,3595 528,3554 536,3511 536,3466 528,3423 511,3382 487,3346 455,3314 419,3290 378,3273 335,3264 291,3264 248,3273 207,3290 171,3314 140,3346 115,3382 98,3423 89,3466 0,3466 0,3034 225,3034 225,3052 228,3069 235,3085 244,3100 256,3112 271,3122 287,3129 304,3132 321,3132 339,3129 355,3122 369,3112 382,3100 391,3085 398,3069 401,3052 401,3034 398,3018 391,3002 382,2987 369,2975 355,2965 339,2958 321,2955 304,2955 287,2958 271,2965 256,2975 244,2987 235,3002 228,3018 225,3034 0,3034 0,2564 236,2564 238,2577 241,2588 247,2599 255,2609 265,2617 276,2623 288,2626 300,2628 348,2628 364,2612 364,2452 389,2452 389,2612 405,2628 453,2628 465,2626 477,2623 488,2617 498,2609 506,2599 511,2588 515,2577 516,2564 516,2468 500,2452 253,2452 237,2468 236,2564 0,2564 0,2314 236,2314 237,2410 253,2426 364,2426 364,2267 389,2267 389,2426 500,2426 516,2410 516,2314 515,2301 511,2290 506,2279 498,2269 488,2261 477,2255 465,2251 453,2250 405,2251 389,2267 364,2267 348,2251 300,2250 288,2251 276,2255 265,2261 255,2269 247,2279 241,2290 238,2301 236,2314 0,2314 0,2246 169,2078 171,2076 173,2073 178,2067 180,2066 186,2054 190,2041 191,2031 191,2027 191,2024 191,1713 191,1710 191,1706 190,1696 186,1683 180,1672 175,1666 173,1664 171,1661 169,1659 125,1615 1411,1615 1417,1639 1442,1651 1469,1657 1496,1658 1523,1654 1549,1645 1560,1639 1567,1615 1489,1537 1411,1615 125,1615 36,1526 1350,1526 1354,1553 1363,1579 1369,1590 1393,1597 1471,1519 1393,1442 1369,1448 1358,1473 1351,1499 1350,1526 36,1526 0,1491 0,1424 1411,1424 1489,1501 1567,1424 1560,1400 1535,1388 1509,1382 1481,1380 1454,1384 1429,1394 1417,1400 1411,1424 0,1424 0,913 405,913 405,1380 1616,1380 1616,1463 1614,1460 1608,1448 1585,1442 1507,1519 1585,1597 1608,1590 1616,1574 1616,2227 1616,2235 1618,2250 1622,2266 1628,2279 1636,2293 1640,2298 1639,2301 1637,2314 1637,2564 1639,2577 1642,2588 1648,2599 1656,2609 1665,2617 1677,2623 1689,2626 1701,2628 1783,2628 1785,2629 1805,2630 1811,2631 2082,2631 2088,2630 2108,2629 2120,2626 2139,2620 2150,2615 2168,2606 2178,2599 2193,2587 2198,2582 2203,2578 2207,2573 2220,2558 2226,2548 2235,2530 2240,2519 2246,2500 2249,2488 2250,2468 2251,2462 2251,2372 2257,2381 2279,2402 2304,2419 2332,2430 2362,2435 2397,2435 2397,2294 2422,2294 2422,2435 2457,2435 2487,2430 2515,2419 2540,2402 2562,2381 2579,2356 2591,2329 2594,2318 2581,2294 2395,2294 2395,2269 2397,2269 2397,2267 2422,2267 2422,2269 2581,2269 2594,2245 2591,2234 2579,2207 2565,2186 3222,2186 3229,2187 3521,2478 3524,2482 3528,2485 3539,2495 3545,2498 3557,2504 3577,2511 3592,2512 3597,2512 3602,2512 4462,2512 4465,2515 4465,2672 4460,2677 4440,2701 4426,2727 4417,2756 4415,2778 4415,2863 4417,2886 4426,2915 4440,2942 4460,2965 4483,2984 4509,2998 4538,3007 4569,3010 4599,3007 4627,2998 4654,2984 4678,2965 4696,2943 4702,2952 4723,2974 4748,2990 4775,3003 4786,3005 4810,2993 4810,2834 4808,2834 4808,2808 4810,2808 4810,2649 4786,2637 4775,2639 4748,2651 4723,2669 4702,2691 4696,2699 4678,2677 4672,2672 4672,2477 4672,2472 4672,2465 4671,2451 4665,2435 4664,2432 4655,2414 4648,2406 4642,2398 4638,2395 4582,2339 4579,2335 4563,2322 4545,2312 4525,2306 4510,2305 4505,2304 4500,2305 4409,2305 4498,2216 4571,2216 4572,2228 4576,2240 4582,2251 4590,2261 4599,2269 4610,2274 4622,2278 4635,2279 4696,2279 4712,2263 4712,2162 4587,2162 4571,2178 4571,2216 4498,2216 4582,2132 4587,2136 4712,2136 4712,2135 4737,2135 4737,2136 4739,2136 4739,2162 4737,2162 4737,2263 4753,2279 4815,2279 4827,2278 4834,2276 4834,2309 4834,2313 4834,2317 4835,2330 4840,2345 4848,2360 4859,2372 4862,2375 4919,2433 4922,2436 4925,2439 4932,2444 4935,2446 4949,2454 4965,2459 4977,2460 5161,2460 5020,2601 5017,2603 5007,2615 5007,2616 4999,2630 4994,2646 4993,2657 4991,2658 4968,2677 4949,2699 4943,2691 4922,2669 4897,2651 4870,2639 4859,2637 4835,2649 4835,2808 4837,2808 4837,2834 4835,2834 4835,2993 4859,3005 4870,3003 4897,2990 4922,2974 4943,2952 4949,2943 4968,2965 4991,2984 5017,2998 5046,3007 5077,3010 5107,3007 5135,2998 5162,2984 5186,2965 5204,2943 5221,2965 5237,2978 5236,2980 5237,2991 5238,2998 5244,3016 5252,3032 5264,3046 5268,3049 5356,3138 5359,3141 5373,3153 5390,3162 5402,3166 5407,3167 5409,3167 5421,3168 5426,3169 5430,3168 5993,3168 5997,3169 6001,3168 6015,3167 6033,3162 6049,3153 6063,3141 6067,3138 6170,3034 6449,3034 6449,3052 6452,3069 6459,3085 6468,3100 6480,3112 6495,3122 6511,3129 6528,3132 6545,3132 6563,3129 6579,3122 6593,3112 6606,3100 6615,3085 6622,3069 6625,3052 6625,3034 6622,3018 6615,3002 6606,2987 6593,2975 6579,2965 6563,2958 6545,2955 6528,2955 6511,2958 6495,2965 6480,2975 6468,2987 6459,3002 6452,3018 6449,3034 6170,3034 6187,3018 6190,3014 6202,3000 6211,2984 6216,2966 6217,2952 6218,2948 6217,2943 6217,1238 6218,1234 6216,1215 6211,1198 6208,1192 6202,1181 6190,1167 6187,1164 6011,988 6011,927 6037,909 6047,899 6368,899 6368,933 6375,965 6388,996 6406,1024 6430,1047 6457,1065 6488,1078 6520,1084 6553,1084 6586,1078 6617,1065 6644,1047 6668,1024 6686,996 6699,965 6705,933 6705,899 6699,867 6686,836 6668,809 6644,785 6617,767 6586,754 6553,747 6520,747 6488,754 6457,767 6430,785 6406,809 6388,836 6375,867 6368,899 6047,899 6063,883 6084,852 6098,818 6105,781 6105,744 6098,708 6084,673 6063,643 6037,616 6006,596 5972,582 5935,574 5898,574 5862,582 5827,596 5797,616 5770,643 5750,673 5736,708 5728,744 5728,781 5736,818 5750,852 5770,883 5797,909 5823,927 5823,1026 5825,1045 5829,1060 5830,1062 5839,1079 5851,1093 5854,1096 6031,1272 6031,2909 5992,2948 5992,2696 5991,2684 5987,2671 5981,2661 5974,2651 5964,2643 5953,2637 5941,2633 5928,2632 5922,2632 5922,1837 5921,1821 5916,1805 5908,1790 5907,1789 5898,1778 5895,1775 5742,1622 5739,1619 5726,1608 5712,1600 5696,1596 5684,1595 5680,1594 5676,1595 5231,1595 5194,1557 5236,1557 5249,1556 5260,1552 5267,1549 5273,1552 5286,1556 5298,1557 5363,1557 5376,1556 5387,1552 5394,1549 5400,1552 5412,1556 5425,1557 5429,1557 5445,1541 5445,1421 5470,1421 5470,1541 5486,1557 5490,1557 5502,1556 5514,1552 5525,1546 5535,1538 5543,1529 5549,1518 5552,1506 5554,1494 5553,1437 5537,1421 5443,1421 5443,1396 5445,1396 5445,1275 5470,1275 5470,1396 5537,1396 5553,1380 5554,1323 5552,1311 5549,1299 5543,1288 5535,1278 5525,1270 5514,1264 5502,1261 5490,1260 5486,1260 5470,1275 5445,1275 5429,1260 5425,1260 5412,1261 5407,1262 5400,1251 5394,1243 5390,1238 5387,1235 5234,1082 5231,1079 5218,1069 5204,1061 5188,1056 5176,1055 5172,1054 5168,1055 4670,1055 4675,1049 4681,1038 4684,1026 4685,1014 4685,945 4669,929 4549,929 4549,931 4524,931 4524,929 4522,929 4522,903 4524,903 4524,771 4549,771 4549,903 4669,903 4685,888 4685,819 4684,806 4681,794 4675,783 4667,773 4657,765 4646,759 4634,756 4621,755 4565,755 4549,771 4524,771 4508,755 4452,755 4439,756 4427,759 4416,765 4407,773 4399,783 4393,794 4392,798 4370,780 4344,766 4316,757 4286,754 4257,757 4229,766 4204,780 4181,798 4163,821 4162,822 4161,821 4142,798 4130,788 4130,756 4258,628 4291,628 4291,631 4300,647 4311,661 4324,671 4339,680 4356,685 4373,687 4453,687 4471,685 4488,680 4503,671 4516,661 4527,647 4536,631 4540,615 4542,598 4542,473 4594,473 4594,598 4597,615 4601,631 4610,647 4620,661 4634,671 4649,680 4666,685 4683,687 4763,687 4781,685 4798,680 4813,671 4826,661 4836,649 5012,826 5016,829 5030,841 5046,849 5058,853 5064,855 5082,857 5087,856 5102,856 5120,883 5147,909 5178,930 5212,944 5249,951 5286,951 5322,944 5356,930 5387,909 5413,883 5434,852 5448,818 5455,781 5455,744 5448,708 5434,673 5413,643 5387,616 5356,596 5322,582 5286,574 5249,574 5212,582 5178,596 5147,616 5120,643 5110,658 4924,472 4920,468 4906,457 4890,448 4877,444 5154,444 5166,473 5199,490 5235,500 5272,502 5309,498 5344,486 5368,473 5380,444 5804,444 5816,473 5849,490 5885,500 5922,502 5959,498 5994,486 6018,473 6030,444 5917,331 5804,444 5380,444 5267,331 5154,444 4877,444 4872,443 4859,442 4854,441 4850,442 4846,442 4845,438 4837,423 4826,410 4813,399 4798,391 4781,385 4763,384 4683,384 4666,385 4649,391 4634,399 4620,410 4610,423 4601,438 4597,455 4594,473 4542,473 4540,455 4536,438 4527,423 4516,410 4503,399 4488,391 4471,385 4453,384 4373,384 4356,385 4339,391 4324,399 4311,410 4300,423 4291,438 4291,442 4224,442 4219,441 4201,443 4191,446 4183,448 4167,457 4153,468 4150,472 3974,648 3970,651 3958,665 3954,673 3950,682 3945,699 3943,718 3943,722 3943,788 3931,798 3919,812 3725,812 3739,791 3749,766 3755,739 3755,712 3749,685 3739,660 3723,637 3704,618 3682,603 3656,592 3630,587 3602,587 3575,592 3550,603 3528,618 3513,632 2924,632 2852,560 2852,501 2868,489 2886,467 2904,489 2927,508 2954,522 2983,531 3013,534 3043,531 3071,522 3099,508 3122,489 3140,466 3146,475 3167,497 3192,514 3220,526 3230,529 3254,517 3254,357 3279,357 3279,517 3303,529 3314,526 3341,514 3366,497 3387,475 3404,450 3415,422 3420,392 3420,357 3252,357 3252,332 3254,332 3254,173 3279,173 3279,332 3420,332 3420,318 5078,318 5082,355 5094,390 5107,413 5136,426 5249,313 5285,313 5398,426 5427,413 5444,381 5454,345 5455,318 5727,318 5732,355 5744,390 5756,413 5786,426 5899,313 5935,313 6048,426 6077,413 6094,381 6104,345 6106,308 6104,291 6313,291 6313,335 6322,378 6339,419 6363,455 6395,486 6431,511 6472,528 6515,536 6559,536 6602,528 6643,511 6679,486 6711,455 6735,419 6752,378 6760,335 6760,291 6752,248 6735,207 6711,171 6679,139 6643,115 6602,98 6559,89 6515,89 6472,98 6431,115 6395,139 6363,171 6339,207 6322,248 6313,291 6104,291 6102,271 6090,236 6077,212 6048,200 5935,313 5899,313 5786,200 5756,212 5740,245 5730,281 5727,318 5455,318 5456,308 5452,271 5440,236 5427,212 5398,200 5285,313 5249,313 5136,200 5107,212 5090,245 5080,281 5078,318 3420,318 3420,297 3415,267 3404,239 3387,214 3366,192 3351,182 5154,182 5267,295 5380,182 5804,182 5917,295 6030,182 6018,153 5985,136 5949,126 5912,124 5875,128 5840,140 5816,153 5804,182 5380,182 5368,153 5335,136 5299,126 5262,124 5225,128 5190,140 5166,153 5154,182 3351,182 3341,175 3314,163 3303,161 3279,173 3254,173 3230,161 3220,163 3192,175 3167,192 3146,214 3140,223 3122,201 3099,181 3071,167 3043,158 3013,155 2983,158 2954,167 2927,181 2904,201 2886,222 2868,201 2845,181 2818,167 2789,158 2759,155 2729,158 2700,167 2673,181 2654,197 2654,195 2648,184 2640,174 2630,166 2619,161 2607,157 2595,156 2525,156 2511,154 2498,154 2484,156 2415,156 2402,157 2390,161 2379,166 2369,174 2361,184 2356,195 2352,207 2351,220 2351,274 2350,276 2348,288 2346,306 2346,522 2345,533 2343,539 2340,546 2333,553 2031,855 2023,862 2017,865 2010,868 2000,868 1773,868 1753,871 1741,873 1723,879 1711,883 1694,893 1684,900 1668,912 1668,913 0,913 0,132 10,117 33,86 58,58 86,32 117,10 133,0 244,0">
            <text:p/>
          </draw:polygon>
          <draw:line draw:style-name="gr6" draw:text-style-name="P2" draw:layer="layout" svg:x1="4.442cm" svg:y1="5.604cm" svg:x2="4.65cm" svg:y2="5.395cm">
            <text:p/>
          </draw:line>
          <draw:line draw:style-name="gr6" draw:text-style-name="P2" draw:layer="layout" svg:x1="4.442cm" svg:y1="5.808cm" svg:x2="4.442cm" svg:y2="5.603cm">
            <text:p/>
          </draw:line>
          <draw:line draw:style-name="gr6" draw:text-style-name="P2" draw:layer="layout" svg:x1="3.366cm" svg:y1="5.142cm" svg:x2="3.183cm" svg:y2="4.958cm">
            <text:p/>
          </draw:line>
          <draw:line draw:style-name="gr6" draw:text-style-name="P2" draw:layer="layout" svg:x1="4.142cm" svg:y1="5.808cm" svg:x2="4.142cm" svg:y2="5.568cm">
            <text:p/>
          </draw:line>
          <draw:line draw:style-name="gr6" draw:text-style-name="P2" draw:layer="layout" svg:x1="4.143cm" svg:y1="5.569cm" svg:x2="3.937cm" svg:y2="5.364cm">
            <text:p/>
          </draw:line>
          <draw:line draw:style-name="gr6" draw:text-style-name="P2" draw:layer="layout" svg:x1="3.937cm" svg:y1="5.364cm" svg:x2="3.619cm" svg:y2="5.364cm">
            <text:p/>
          </draw:line>
          <draw:polyline draw:style-name="gr8" draw:text-style-name="P2" draw:layer="layout" svg:width="0.057cm" svg:height="0.1cm" svg:x="7.402cm" svg:y="5.605cm" svg:viewBox="0 0 58 101" draw:points="58,101 58,0 19,0 10,5 5,9 0,19 0,33 5,43 10,49 19,53 58,53">
            <text:p/>
          </draw:polyline>
          <draw:line draw:style-name="gr8" draw:text-style-name="P2" draw:layer="layout" svg:x1="7.288cm" svg:y1="5.6cm" svg:x2="7.374cm" svg:y2="5.73cm">
            <text:p/>
          </draw:line>
          <draw:polyline draw:style-name="gr8" draw:text-style-name="P2" draw:layer="layout" svg:width="0.057cm" svg:height="0.1cm" svg:x="7.197cm" svg:y="5.605cm" svg:viewBox="0 0 58 101" draw:points="58,101 58,0 0,101 0,0">
            <text:p/>
          </draw:polyline>
          <draw:line draw:style-name="gr8" draw:text-style-name="P2" draw:layer="layout" svg:x1="7.012cm" svg:y1="5.605cm" svg:x2="6.954cm" svg:y2="5.605cm">
            <text:p/>
          </draw:line>
          <draw:line draw:style-name="gr8" draw:text-style-name="P2" draw:layer="layout" svg:x1="6.983cm" svg:y1="5.705cm" svg:x2="6.983cm" svg:y2="5.605cm">
            <text:p/>
          </draw:line>
          <draw:line draw:style-name="gr8" draw:text-style-name="P2" draw:layer="layout" svg:x1="6.921cm" svg:y1="5.705cm" svg:x2="6.921cm" svg:y2="5.638cm">
            <text:p/>
          </draw:line>
          <draw:polyline draw:style-name="gr8" draw:text-style-name="P2" draw:layer="layout" svg:width="0.011cm" svg:height="0.009cm" svg:x="6.916cm" svg:y="5.605cm" svg:viewBox="0 0 12 10" draw:points="6,0 12,5 6,10 0,5 6,0 6,10">
            <text:p/>
          </draw:polyline>
          <draw:line draw:style-name="gr8" draw:text-style-name="P2" draw:layer="layout" svg:x1="6.873cm" svg:y1="5.638cm" svg:x2="6.873cm" svg:y2="5.705cm">
            <text:p/>
          </draw:line>
          <draw:polyline draw:style-name="gr8" draw:text-style-name="P2" draw:layer="layout" svg:width="0.042cm" svg:height="0.067cm" svg:x="6.831cm" svg:y="5.638cm" svg:viewBox="0 0 43 68" draw:points="43,11 39,6 28,0 14,0 4,6 0,16 0,68">
            <text:p/>
          </draw:polyline>
          <draw:line draw:style-name="gr8" draw:text-style-name="P2" draw:layer="layout" svg:x1="6.793cm" svg:y1="5.638cm" svg:x2="6.769cm" svg:y2="5.706cm">
            <text:p/>
          </draw:line>
          <draw:polyline draw:style-name="gr8" draw:text-style-name="P2" draw:layer="layout" svg:width="0.047cm" svg:height="0.1cm" svg:x="6.745cm" svg:y="5.638cm" svg:viewBox="0 0 48 101" draw:points="0,0 24,68 33,92 38,97 48,101">
            <text:p/>
          </draw:polyline>
          <draw:line draw:style-name="gr8" draw:text-style-name="P2" draw:layer="layout" svg:x1="6.707cm" svg:y1="5.667cm" svg:x2="6.63cm" svg:y2="5.667cm">
            <text:p/>
          </draw:line>
          <draw:line draw:style-name="gr8" draw:text-style-name="P2" draw:layer="layout" svg:x1="6.597cm" svg:y1="5.638cm" svg:x2="6.559cm" svg:y2="5.638cm">
            <text:p/>
          </draw:line>
          <draw:polyline draw:style-name="gr8" draw:text-style-name="P2" draw:layer="layout" svg:width="0.024cm" svg:height="0.1cm" svg:x="6.559cm" svg:y="5.605cm" svg:viewBox="0 0 25 101" draw:points="25,0 25,87 20,96 11,101 0,101">
            <text:p/>
          </draw:polyline>
          <draw:line draw:style-name="gr8" draw:text-style-name="P2" draw:layer="layout" svg:x1="6.526cm" svg:y1="5.705cm" svg:x2="6.526cm" svg:y2="5.605cm">
            <text:p/>
          </draw:line>
          <draw:polyline draw:style-name="gr8" draw:text-style-name="P2" draw:layer="layout" svg:width="0.043cm" svg:height="0.067cm" svg:x="6.483cm" svg:y="5.638cm" svg:viewBox="0 0 44 68" draw:points="0,68 0,16 5,6 15,0 29,0 39,6 44,11">
            <text:p/>
          </draw:polyline>
          <draw:polyline draw:style-name="gr8" draw:text-style-name="P2" draw:layer="layout" svg:width="0.048cm" svg:height="0.067cm" svg:x="6.392cm" svg:y="5.638cm" svg:viewBox="0 0 49 68" draw:points="5,63 15,68 35,68 44,63 49,54 49,16 44,6 35,0 15,0 5,6 0,16 0,25 49,35">
            <text:p/>
          </draw:polyline>
          <draw:line draw:style-name="gr8" draw:text-style-name="P2" draw:layer="layout" svg:x1="6.35cm" svg:y1="5.705cm" svg:x2="6.35cm" svg:y2="5.638cm">
            <text:p/>
          </draw:line>
          <draw:polyline draw:style-name="gr8" draw:text-style-name="P2" draw:layer="layout" svg:width="0.029cm" svg:height="0.019cm" svg:x="6.321cm" svg:y="5.638cm" svg:viewBox="0 0 30 20" draw:points="30,20 25,10 19,5 9,0 0,0">
            <text:p/>
          </draw:polyline>
          <draw:line draw:style-name="gr8" draw:text-style-name="P2" draw:layer="layout" svg:x1="6.288cm" svg:y1="5.705cm" svg:x2="6.288cm" svg:y2="5.638cm">
            <text:p/>
          </draw:line>
          <draw:polyline draw:style-name="gr8" draw:text-style-name="P2" draw:layer="layout" svg:width="0.043cm" svg:height="0.067cm" svg:x="6.245cm" svg:y="5.638cm" svg:viewBox="0 0 44 68" draw:points="44,11 39,6 28,0 14,0 4,6 0,16 0,68">
            <text:p/>
          </draw:polyline>
          <draw:polyline draw:style-name="gr8" draw:text-style-name="P2" draw:layer="layout" svg:width="0.043cm" svg:height="0.067cm" svg:x="6.202cm" svg:y="5.638cm" svg:viewBox="0 0 44 68" draw:points="44,16 39,6 28,0 14,0 5,6 0,16 0,68">
            <text:p/>
          </draw:polyline>
          <draw:polygon draw:style-name="gr8" draw:text-style-name="P2" draw:layer="layout" svg:width="0.052cm" svg:height="0.067cm" svg:x="6.107cm" svg:y="5.638cm" svg:viewBox="0 0 53 68" draw:points="34,68 43,63 48,58 53,49 53,20 48,11 43,6 34,0 20,0 10,6 5,11 0,20 0,49 5,58 10,63 20,68">
            <text:p/>
          </draw:polygon>
          <draw:line draw:style-name="gr8" draw:text-style-name="P2" draw:layer="layout" svg:x1="6.064cm" svg:y1="5.705cm" svg:x2="6.064cm" svg:y2="5.638cm">
            <text:p/>
          </draw:line>
          <draw:polyline draw:style-name="gr8" draw:text-style-name="P2" draw:layer="layout" svg:width="0.043cm" svg:height="0.067cm" svg:x="6.021cm" svg:y="5.638cm" svg:viewBox="0 0 44 68" draw:points="44,11 39,6 29,0 15,0 5,6 0,16 0,68">
            <text:p/>
          </draw:polyline>
          <draw:polyline draw:style-name="gr8" draw:text-style-name="P2" draw:layer="layout" svg:width="0.043cm" svg:height="0.067cm" svg:x="5.978cm" svg:y="5.638cm" svg:viewBox="0 0 44 68" draw:points="44,16 39,6 30,0 15,0 5,6 0,16 0,68">
            <text:p/>
          </draw:polyline>
          <draw:polyline draw:style-name="gr8" draw:text-style-name="P2" draw:layer="layout" svg:width="0.047cm" svg:height="0.067cm" svg:x="5.888cm" svg:y="5.638cm" svg:viewBox="0 0 48 68" draw:points="4,63 15,68 34,68 43,63 48,54 48,16 43,6 34,0 15,0 4,6 0,16 0,25 48,35">
            <text:p/>
          </draw:polyline>
          <draw:line draw:style-name="gr8" draw:text-style-name="P2" draw:layer="layout" svg:x1="5.859cm" svg:y1="5.638cm" svg:x2="5.821cm" svg:y2="5.638cm">
            <text:p/>
          </draw:line>
          <draw:polyline draw:style-name="gr8" draw:text-style-name="P2" draw:layer="layout" svg:width="0.024cm" svg:height="0.1cm" svg:x="5.821cm" svg:y="5.605cm" svg:viewBox="0 0 25 101" draw:points="25,0 25,87 20,96 9,101 0,101">
            <text:p/>
          </draw:polyline>
          <draw:line draw:style-name="gr8" draw:text-style-name="P2" draw:layer="layout" svg:x1="5.788cm" svg:y1="5.705cm" svg:x2="5.788cm" svg:y2="5.605cm">
            <text:p/>
          </draw:line>
          <draw:polyline draw:style-name="gr8" draw:text-style-name="P2" draw:layer="layout" svg:width="0.043cm" svg:height="0.067cm" svg:x="5.745cm" svg:y="5.638cm" svg:viewBox="0 0 44 68" draw:points="0,68 0,16 4,6 14,0 28,0 39,6 44,11">
            <text:p/>
          </draw:polyline>
          <draw:polyline draw:style-name="gr8" draw:text-style-name="P2" draw:layer="layout" svg:width="0.048cm" svg:height="0.067cm" svg:x="5.654cm" svg:y="5.638cm" svg:viewBox="0 0 49 68" draw:points="5,63 15,68 34,68 44,63 49,54 49,16 44,6 34,0 15,0 5,6 0,16 0,25 49,35">
            <text:p/>
          </draw:polyline>
          <draw:line draw:style-name="gr8" draw:text-style-name="P2" draw:layer="layout" svg:x1="5.611cm" svg:y1="5.705cm" svg:x2="5.611cm" svg:y2="5.638cm">
            <text:p/>
          </draw:line>
          <draw:polyline draw:style-name="gr8" draw:text-style-name="P2" draw:layer="layout" svg:width="0.028cm" svg:height="0.019cm" svg:x="5.583cm" svg:y="5.638cm" svg:viewBox="0 0 29 20" draw:points="29,20 25,10 20,5 10,0 0,0">
            <text:p/>
          </draw:polyline>
          <draw:line draw:style-name="gr8" draw:text-style-name="P2" draw:layer="layout" svg:x1="7.464cm" svg:y1="5.846cm" svg:x2="7.416cm" svg:y2="5.846cm">
            <text:p/>
          </draw:line>
          <draw:polyline draw:style-name="gr8" draw:text-style-name="P2" draw:layer="layout" svg:width="0.066cm" svg:height="0.1cm" svg:x="7.407cm" svg:y="5.775cm" svg:viewBox="0 0 67 101" draw:points="67,101 34,0 0,101">
            <text:p/>
          </draw:polyline>
          <draw:polyline draw:style-name="gr8" draw:text-style-name="P2" draw:layer="layout" svg:width="0.043cm" svg:height="0.067cm" svg:x="7.335cm" svg:y="5.808cm" svg:viewBox="0 0 44 68" draw:points="44,63 34,68 15,68 5,63 0,54 0,49 5,39 15,35 29,35 39,29 44,19 44,14 39,5 29,0 15,0 5,5">
            <text:p/>
          </draw:polyline>
          <draw:polyline draw:style-name="gr8" draw:text-style-name="P2" draw:layer="layout" svg:width="0.043cm" svg:height="0.067cm" svg:x="7.254cm" svg:y="5.808cm" svg:viewBox="0 0 44 68" draw:points="44,63 35,68 15,68 5,63 0,54 0,49 5,39 15,35 29,35 39,29 44,19 44,14 39,5 29,0 15,0 5,5">
            <text:p/>
          </draw:polyline>
          <draw:line draw:style-name="gr8" draw:text-style-name="P2" draw:layer="layout" svg:x1="7.222cm" svg:y1="5.808cm" svg:x2="7.197cm" svg:y2="5.876cm">
            <text:p/>
          </draw:line>
          <draw:polyline draw:style-name="gr8" draw:text-style-name="P2" draw:layer="layout" svg:width="0.048cm" svg:height="0.1cm" svg:x="7.173cm" svg:y="5.808cm" svg:viewBox="0 0 49 101" draw:points="0,0 24,67 34,92 38,96 49,101">
            <text:p/>
          </draw:polyline>
          <draw:polyline draw:style-name="gr8" draw:text-style-name="P2" draw:layer="layout" svg:width="0.009cm" svg:height="0.01cm" svg:x="7.131cm" svg:y="5.865cm" svg:viewBox="0 0 10 11" draw:points="5,0 0,5 5,11 10,5 5,0 5,11">
            <text:p/>
          </draw:polyline>
          <draw:line draw:style-name="gr8" draw:text-style-name="P2" draw:layer="layout" svg:x1="6.959cm" svg:y1="5.875cm" svg:x2="7.016cm" svg:y2="5.875cm">
            <text:p/>
          </draw:line>
          <draw:polyline draw:style-name="gr8" draw:text-style-name="P2" draw:layer="layout" svg:width="0.028cm" svg:height="0.1cm" svg:x="6.988cm" svg:y="5.775cm" svg:viewBox="0 0 29 101" draw:points="0,101 0,0 9,14 19,24 29,28">
            <text:p/>
          </draw:polyline>
          <draw:polyline draw:style-name="gr8" draw:text-style-name="P2" draw:layer="layout" svg:width="0.01cm" svg:height="0.01cm" svg:x="6.911cm" svg:y="5.865cm" svg:viewBox="0 0 11 11" draw:points="5,0 0,5 5,11 11,5 5,0 5,11">
            <text:p/>
          </draw:polyline>
          <draw:polygon draw:style-name="gr8" draw:text-style-name="P2" draw:layer="layout" svg:width="0.057cm" svg:height="0.1cm" svg:x="6.816cm" svg:y="5.775cm" svg:viewBox="0 0 58 101" draw:points="34,0 24,0 15,5 10,9 5,19 0,38 0,62 5,82 10,91 15,96 24,101 34,101 43,96 48,91 54,82 58,62 58,38 54,19 48,9 43,5">
            <text:p/>
          </draw:polygon>
          <draw:line draw:style-name="gr8" draw:text-style-name="P2" draw:layer="layout" svg:x1="6.626cm" svg:y1="5.77cm" svg:x2="6.713cm" svg:y2="5.9cm">
            <text:p/>
          </draw:line>
          <draw:line draw:style-name="gr8" draw:text-style-name="P2" draw:layer="layout" svg:x1="6.521cm" svg:y1="5.846cm" svg:x2="6.473cm" svg:y2="5.846cm">
            <text:p/>
          </draw:line>
          <draw:polyline draw:style-name="gr8" draw:text-style-name="P2" draw:layer="layout" svg:width="0.066cm" svg:height="0.1cm" svg:x="6.464cm" svg:y="5.775cm" svg:viewBox="0 0 67 101" draw:points="67,101 33,0 0,101">
            <text:p/>
          </draw:polyline>
          <draw:line draw:style-name="gr7" draw:text-style-name="P2" draw:layer="layout" svg:x1="6.382cm" svg:y1="3.558cm" svg:x2="6.382cm" svg:y2="3.427cm">
            <text:p/>
          </draw:line>
          <draw:line draw:style-name="gr6" draw:text-style-name="P2" draw:layer="layout" svg:x1="6.517cm" svg:y1="3.141cm" svg:x2="5.302cm" svg:y2="3.141cm">
            <text:p/>
          </draw:line>
          <draw:line draw:style-name="gr7" draw:text-style-name="P2" draw:layer="layout" svg:x1="7.563cm" svg:y1="2.989cm" svg:x2="7.334cm" svg:y2="2.76cm">
            <text:p/>
          </draw:line>
          <draw:line draw:style-name="gr7" draw:text-style-name="P2" draw:layer="layout" svg:x1="6.517cm" svg:y1="2.944cm" svg:x2="6.7cm" svg:y2="2.76cm">
            <text:p/>
          </draw:line>
          <draw:line draw:style-name="gr7" draw:text-style-name="P2" draw:layer="layout" svg:x1="7.334cm" svg:y1="2.76cm" svg:x2="7.207cm" svg:y2="2.76cm">
            <text:p/>
          </draw:line>
          <draw:line draw:style-name="gr7" draw:text-style-name="P2" draw:layer="layout" svg:x1="6.894cm" svg:y1="2.76cm" svg:x2="6.699cm" svg:y2="2.76cm">
            <text:p/>
          </draw:line>
          <draw:line draw:style-name="gr7" draw:text-style-name="P2" draw:layer="layout" svg:x1="6.517cm" svg:y1="3.141cm" svg:x2="6.517cm" svg:y2="2.943cm">
            <text:p/>
          </draw:line>
          <draw:polygon draw:style-name="gr9" draw:text-style-name="P3" draw:layer="layout" svg:width="0.18cm" svg:height="0.132cm" svg:x="7.115cm" svg:y="3.996cm" svg:viewBox="0 0 181 133" draw:points="181,110 180,113 180,115 179,118 178,120 176,122 175,124 172,127 170,129 167,130 165,131 163,132 160,133 158,133 22,133 20,133 18,132 15,131 13,130 11,129 9,127 7,126 5,124 4,122 3,120 2,118 1,115 0,113 0,110 0,22 1,17 3,13 4,11 5,9 7,7 9,5 11,4 13,2 15,1 18,1 20,0 22,0 158,0 160,0 163,1 165,1 167,2 170,4 172,5 173,7 176,11 178,13 179,15 180,17 180,20 181,22">
            <text:p/>
          </draw:polygon>
          <draw:polygon draw:style-name="gr9" draw:text-style-name="P3" draw:layer="layout" svg:width="0.065cm" svg:height="0.171cm" svg:x="7.905cm" svg:y="3.548cm" svg:viewBox="0 0 66 172" draw:points="0,0 66,0 66,172 0,172">
            <text:p/>
          </draw:polygon>
          <draw:polygon draw:style-name="gr9" draw:text-style-name="P3" draw:layer="layout" svg:width="0.065cm" svg:height="0.171cm" svg:x="7.778cm" svg:y="3.548cm" svg:viewBox="0 0 66 172" draw:points="0,0 66,0 66,172 0,172">
            <text:p/>
          </draw:polygon>
          <draw:polygon draw:style-name="gr9" draw:text-style-name="P3" draw:layer="layout" svg:width="0.065cm" svg:height="0.171cm" svg:x="7.651cm" svg:y="3.548cm" svg:viewBox="0 0 66 172" draw:points="0,0 66,0 66,172 0,172">
            <text:p/>
          </draw:polygon>
          <draw:polygon draw:style-name="gr9" draw:text-style-name="P3" draw:layer="layout" svg:width="0.065cm" svg:height="0.171cm" svg:x="7.524cm" svg:y="3.548cm" svg:viewBox="0 0 66 172" draw:points="0,0 66,0 66,172 0,172">
            <text:p/>
          </draw:polygon>
          <draw:polygon draw:style-name="gr9" draw:text-style-name="P3" draw:layer="layout" svg:width="0.175cm" svg:height="0.13cm" svg:x="5.659cm" svg:y="3.493cm" svg:viewBox="0 0 176 131" draw:points="176,108 176,111 175,113 174,115 173,117 172,120 170,121 169,123 167,125 165,127 163,127 161,129 159,130 156,130 154,130 151,131 25,131 23,130 20,130 18,130 16,129 13,127 11,127 9,125 7,123 6,121 4,120 3,117 2,115 1,113 1,111 1,108 0,105 0,24 1,22 1,20 1,17 2,15 3,13 4,11 6,9 7,7 9,5 11,4 13,3 16,2 18,1 20,0 23,0 154,0 156,0 159,1 161,2 163,3 165,4 167,5 169,7 170,9 172,11 173,13 174,15 175,17 176,20 176,22">
            <text:p/>
          </draw:polygon>
          <draw:path draw:style-name="gr9" draw:text-style-name="P3" draw:layer="layout" svg:width="0.151cm" svg:height="0.151cm" svg:x="3.893cm" svg:y="3.669cm" svg:viewBox="0 0 152 152" svg:d="M152 76c0 42-34 76-76 76s-76-34-76-76c0-41 34-76 76-76s76 35 76 76z">
            <text:p/>
          </draw:path>
          <draw:path draw:style-name="gr9" draw:text-style-name="P3" draw:layer="layout" svg:width="0.151cm" svg:height="0.151cm" svg:x="4.211cm" svg:y="3.669cm" svg:viewBox="0 0 152 152" svg:d="M152 76c0 42-34 76-76 76s-76-34-76-76c0-41 34-76 76-76s76 35 76 76z">
            <text:p/>
          </draw:path>
          <draw:polygon draw:style-name="gr9" draw:text-style-name="P3" draw:layer="layout" svg:width="0.175cm" svg:height="0.13cm" svg:x="5.659cm" svg:y="3.803cm" svg:viewBox="0 0 176 131" draw:points="176,108 176,111 175,113 174,115 173,118 172,120 170,121 169,123 167,125 165,127 163,128 161,129 159,130 156,130 154,130 151,131 25,131 23,130 20,130 18,130 16,129 13,128 11,127 9,125 7,123 6,121 4,120 3,118 2,115 1,113 1,111 1,108 0,105 0,25 1,22 1,20 1,17 2,15 4,11 6,9 7,7 9,5 11,4 13,2 16,1 18,1 20,0 23,0 154,0 156,0 159,1 161,1 163,2 165,4 167,5 169,7 170,9 172,11 173,13 174,15 175,17 176,20 176,22">
            <text:p/>
          </draw:polygon>
          <draw:path draw:style-name="gr9" draw:text-style-name="P3" draw:layer="layout" svg:width="0.05cm" svg:height="0.05cm" svg:x="2.769cm" svg:y="5.243cm" svg:viewBox="0 0 51 51" svg:d="M51 25c0 15-11 26-25 26s-26-11-26-26c0-13 12-25 26-25s25 12 25 25z">
            <text:p/>
          </draw:path>
          <draw:polygon draw:style-name="gr9" draw:text-style-name="P3" draw:layer="layout" svg:width="0.065cm" svg:height="0.17cm" svg:x="7.905cm" svg:y="4.278cm" svg:viewBox="0 0 66 171" draw:points="0,0 66,0 66,171 0,171">
            <text:p/>
          </draw:polygon>
          <draw:polygon draw:style-name="gr9" draw:text-style-name="P3" draw:layer="layout" svg:width="0.065cm" svg:height="0.17cm" svg:x="7.778cm" svg:y="4.278cm" svg:viewBox="0 0 66 171" draw:points="0,0 66,0 66,171 0,171">
            <text:p/>
          </draw:polygon>
          <draw:polygon draw:style-name="gr9" draw:text-style-name="P3" draw:layer="layout" svg:width="0.18cm" svg:height="0.133cm" svg:x="7.115cm" svg:y="4.308cm" svg:viewBox="0 0 181 134" draw:points="181,110 180,113 180,116 179,118 178,121 176,123 175,124 173,126 172,128 170,129 167,131 165,132 163,133 160,133 158,133 156,134 25,134 22,133 20,133 18,133 15,132 13,131 11,129 9,128 7,126 5,124 4,123 3,121 2,118 1,116 0,113 0,110 0,23 0,20 1,18 2,15 3,13 4,11 5,9 7,7 9,6 11,4 13,3 15,2 18,1 20,1 22,0 158,0 160,1 163,1 165,2 167,3 170,4 172,6 175,9 176,11 178,13 179,15 180,18 180,20 181,23">
            <text:p/>
          </draw:polygon>
          <draw:polygon draw:style-name="gr9" draw:text-style-name="P3" draw:layer="layout" svg:width="0.065cm" svg:height="0.17cm" svg:x="7.524cm" svg:y="4.278cm" svg:viewBox="0 0 66 171" draw:points="0,0 66,0 66,171 0,171">
            <text:p/>
          </draw:polygon>
          <draw:polygon draw:style-name="gr9" draw:text-style-name="P3" draw:layer="layout" svg:width="0.065cm" svg:height="0.17cm" svg:x="7.651cm" svg:y="4.278cm" svg:viewBox="0 0 66 171" draw:points="0,0 66,0 66,171 0,171">
            <text:p/>
          </draw:polygon>
          <draw:polygon draw:style-name="gr9" draw:text-style-name="P3" draw:layer="layout" svg:width="0.175cm" svg:height="0.13cm" svg:x="6.294cm" svg:y="3.493cm" svg:viewBox="0 0 176 131" draw:points="176,108 176,111 175,113 174,115 173,117 172,120 170,121 169,123 167,125 165,127 163,127 161,129 159,130 156,130 154,130 151,131 25,131 23,130 20,130 18,130 16,129 13,127 11,127 9,125 7,123 6,121 4,120 3,117 2,115 1,113 1,111 1,108 0,105 0,24 1,22 1,20 1,17 2,15 3,13 4,11 6,9 7,7 9,5 11,4 13,3 16,2 18,1 20,0 23,0 154,0 156,0 159,1 161,2 163,3 165,4 167,5 169,7 170,9 172,11 173,13 174,15 175,17 176,20 176,22">
            <text:p/>
          </draw:polygon>
          <draw:polygon draw:style-name="gr9" draw:text-style-name="P3" draw:layer="layout" svg:width="0.175cm" svg:height="0.13cm" svg:x="6.294cm" svg:y="3.803cm" svg:viewBox="0 0 176 131" draw:points="176,108 176,111 175,113 174,115 173,118 172,120 170,121 169,123 167,125 165,127 163,128 161,129 159,130 156,130 154,130 151,131 25,131 23,130 20,130 18,130 16,129 13,128 11,127 9,125 7,123 6,121 4,120 3,118 2,115 1,113 1,111 1,108 0,105 0,25 1,22 1,20 1,17 2,15 4,11 6,9 7,7 9,5 11,4 13,2 16,1 18,1 20,0 23,0 154,0 156,0 159,1 161,1 163,2 165,4 167,5 169,7 170,9 172,11 173,13 174,15 175,17 176,20 176,22">
            <text:p/>
          </draw:polygon>
          <draw:polygon draw:style-name="gr9" draw:text-style-name="P3" draw:layer="layout" svg:width="0.131cm" svg:height="0.175cm" svg:x="6.828cm" svg:y="2.672cm" svg:viewBox="0 0 132 176" draw:points="108,1 110,1 113,1 115,2 117,3 119,5 121,6 123,8 125,10 126,11 128,14 129,16 130,18 131,20 131,23 132,26 132,152 131,154 131,156 130,159 129,161 128,163 126,165 125,168 123,169 121,171 119,172 117,174 115,175 113,175 110,176 108,176 23,176 21,176 18,175 16,175 14,174 12,172 9,171 8,169 6,168 5,165 4,163 3,161 1,159 1,156 0,154 0,23 1,20 1,18 3,16 4,14 5,11 6,10 8,8 9,6 12,5 14,3 16,2 18,1 21,1 23,1 25,0 105,0">
            <text:p/>
          </draw:polygon>
          <draw:polygon draw:style-name="gr9" draw:text-style-name="P3" draw:layer="layout" svg:width="0.131cm" svg:height="0.175cm" svg:x="7.138cm" svg:y="2.672cm" svg:viewBox="0 0 132 176" draw:points="109,1 112,1 114,1 116,2 118,3 120,5 122,6 124,8 126,10 127,11 128,14 130,16 131,18 131,20 131,23 132,26 132,152 131,154 131,156 131,159 130,161 127,165 126,168 124,169 122,171 120,172 118,174 116,175 114,175 112,176 109,176 23,176 21,176 18,175 16,175 14,174 12,172 10,171 6,168 5,165 3,163 2,161 2,159 1,156 0,154 0,23 1,20 2,18 2,16 3,14 5,11 6,10 8,8 10,6 12,5 14,3 16,2 18,1 21,1 23,1 25,0 106,0">
            <text:p/>
          </draw:polygon>
          <draw:polygon draw:style-name="gr9" draw:text-style-name="P3" draw:layer="layout" svg:width="0.175cm" svg:height="0.13cm" svg:x="5.913cm" svg:y="3.803cm" svg:viewBox="0 0 176 131" draw:points="176,108 176,111 175,113 175,115 173,118 172,120 170,121 169,123 167,125 165,127 163,128 161,129 159,130 156,130 154,130 151,131 25,131 23,130 20,130 18,130 16,129 13,128 11,127 9,125 7,123 6,121 4,120 3,118 2,115 1,113 1,111 1,108 0,105 0,25 1,22 1,20 1,17 2,15 4,11 6,9 7,7 9,5 11,4 13,2 16,1 18,1 20,0 23,0 154,0 156,0 159,1 161,1 163,2 165,4 167,5 169,7 170,9 172,11 173,13 175,15 175,17 176,20 176,22">
            <text:p/>
          </draw:polygon>
          <draw:polygon draw:style-name="gr9" draw:text-style-name="P3" draw:layer="layout" svg:width="0.175cm" svg:height="0.13cm" svg:x="5.913cm" svg:y="3.493cm" svg:viewBox="0 0 176 131" draw:points="176,108 176,111 175,113 175,115 173,117 172,120 170,121 169,123 167,125 165,127 163,127 161,129 159,130 156,130 154,130 151,131 25,131 23,130 20,130 18,130 16,129 13,127 11,127 9,125 7,123 6,121 4,120 3,117 2,115 1,113 1,111 1,108 0,105 0,24 1,22 1,20 1,17 2,15 3,13 4,11 6,9 7,7 9,5 11,4 13,3 16,2 18,1 20,0 23,0 154,0 156,0 159,1 161,2 165,4 167,5 169,7 170,9 172,11 173,13 175,15 175,17 176,20 176,22">
            <text:p/>
          </draw:polygon>
          <draw:polygon draw:style-name="gr9" draw:text-style-name="P3" draw:layer="layout" svg:width="0.175cm" svg:height="0.13cm" svg:x="6.548cm" svg:y="3.493cm" svg:viewBox="0 0 176 131" draw:points="176,108 176,111 175,113 175,115 173,117 172,120 170,121 169,123 167,125 165,127 163,127 161,129 159,130 156,130 154,130 151,131 26,131 24,130 21,130 19,130 17,129 13,127 11,127 9,125 7,123 6,121 4,120 3,117 2,115 1,113 1,111 1,108 0,105 0,24 1,22 1,20 1,17 2,15 3,13 4,11 6,9 7,7 9,5 11,4 13,3 17,2 19,1 21,0 24,0 154,0 156,0 159,1 161,2 165,4 167,5 169,7 170,9 172,11 173,13 175,15 175,17 176,20 176,22">
            <text:p/>
          </draw:polygon>
          <draw:polygon draw:style-name="gr9" draw:text-style-name="P3" draw:layer="layout" svg:width="0.175cm" svg:height="0.13cm" svg:x="6.548cm" svg:y="3.803cm" svg:viewBox="0 0 176 131" draw:points="176,108 176,111 175,113 175,115 173,118 172,120 170,121 169,123 167,125 165,127 163,128 161,129 159,130 156,130 154,130 151,131 26,131 24,130 21,130 19,130 17,129 13,128 11,127 9,125 7,123 6,121 4,120 3,118 2,115 1,113 1,111 1,108 0,105 0,25 1,22 1,20 1,17 2,15 4,11 6,9 7,7 9,5 11,4 13,2 17,1 19,1 21,0 24,0 154,0 156,0 159,1 161,1 163,2 165,4 167,5 169,7 170,9 172,11 173,13 175,15 175,17 176,20 176,22">
            <text:p/>
          </draw:polygon>
          <draw:path draw:style-name="gr9" draw:text-style-name="P3" draw:layer="layout" svg:width="0.05cm" svg:height="0.05cm" svg:x="8.992cm" svg:y="5.243cm" svg:viewBox="0 0 51 51" svg:d="M51 25c0 15-11 26-26 26-14 0-25-11-25-26 0-13 11-25 25-25 15 0 26 12 26 25z">
            <text:p/>
          </draw:path>
          <draw:line draw:style-name="gr11" draw:text-style-name="P2" draw:layer="layout" svg:x1="9.398cm" svg:y1="6.094cm" svg:x2="2.413cm" svg:y2="6.094cm">
            <text:p/>
          </draw:line>
          <draw:line draw:style-name="gr11" draw:text-style-name="P2" draw:layer="layout" svg:x1="2.413cm" svg:y1="6.094cm" svg:x2="2.413cm" svg:y2="4.443cm">
            <text:p/>
          </draw:line>
          <draw:line draw:style-name="gr11" draw:text-style-name="P2" draw:layer="layout" svg:x1="2.413cm" svg:y1="2.157cm" svg:x2="9.398cm" svg:y2="2.157cm">
            <text:p/>
          </draw:line>
          <draw:line draw:style-name="gr12" draw:text-style-name="P2" draw:layer="layout" svg:x1="2.925cm" svg:y1="5.332cm" svg:x2="3.425cm" svg:y2="5.332cm">
            <text:p/>
          </draw:line>
          <draw:line draw:style-name="gr12" draw:text-style-name="P2" draw:layer="layout" svg:x1="3.175cm" svg:y1="5.082cm" svg:x2="3.175cm" svg:y2="5.582cm">
            <text:p/>
          </draw:line>
          <draw:path draw:style-name="gr12" draw:text-style-name="P2" draw:layer="layout" svg:width="0.334cm" svg:height="0.334cm" svg:x="3.008cm" svg:y="5.165cm" svg:viewBox="0 0 335 335" svg:d="M335 167c0 92-74 168-167 168s-168-76-168-168 75-167 168-167 167 75 167 167z">
            <text:p/>
          </draw:path>
          <draw:line draw:style-name="gr11" draw:text-style-name="P2" draw:layer="layout" svg:x1="2.413cm" svg:y1="3.744cm" svg:x2="2.413cm" svg:y2="2.157cm">
            <text:p/>
          </draw:line>
          <draw:line draw:style-name="gr11" draw:text-style-name="P2" draw:layer="layout" svg:x1="2.605cm" svg:y1="3.936cm" svg:x2="2.413cm" svg:y2="3.744cm">
            <text:p/>
          </draw:line>
          <draw:line draw:style-name="gr11" draw:text-style-name="P2" draw:layer="layout" svg:x1="2.604cm" svg:y1="4.252cm" svg:x2="2.604cm" svg:y2="3.935cm">
            <text:p/>
          </draw:line>
          <draw:line draw:style-name="gr11" draw:text-style-name="P2" draw:layer="layout" svg:x1="2.413cm" svg:y1="4.444cm" svg:x2="2.605cm" svg:y2="4.252cm">
            <text:p/>
          </draw:line>
          <draw:line draw:style-name="gr11" draw:text-style-name="P2" draw:layer="layout" svg:x1="9.398cm" svg:y1="2.157cm" svg:x2="9.398cm" svg:y2="6.094cm">
            <text:p/>
          </draw:line>
          <draw:path draw:style-name="gr9" draw:text-style-name="P3" draw:layer="layout" svg:width="0.179cm" svg:height="0.09cm" svg:x="7.721cm" svg:y="4.921cm" svg:viewBox="0 0 180 91" svg:d="M90 91h-90c0-49 40-91 90-91s90 42 90 91z">
            <text:p/>
          </draw:path>
          <draw:path draw:style-name="gr9" draw:text-style-name="P3" draw:layer="layout" svg:width="0.179cm" svg:height="0.09cm" svg:x="7.721cm" svg:y="5.081cm" svg:viewBox="0 0 180 91" svg:d="M90 0h90c0 51-40 91-90 91s-90-40-90-91z">
            <text:p/>
          </draw:path>
          <draw:polygon draw:style-name="gr9" draw:text-style-name="P3" draw:layer="layout" svg:width="0.179cm" svg:height="0.07cm" svg:x="7.721cm" svg:y="5.011cm" svg:viewBox="0 0 180 71" draw:points="0,0 180,0 180,71 0,71">
            <text:p/>
          </draw:polygon>
          <draw:path draw:style-name="gr9" draw:text-style-name="P3" draw:layer="layout" svg:width="0.181cm" svg:height="0.09cm" svg:x="7.974cm" svg:y="4.921cm" svg:viewBox="0 0 182 91" svg:d="M91 91h-91c0-49 42-91 91-91 50 0 91 42 91 91z">
            <text:p/>
          </draw:path>
          <draw:path draw:style-name="gr9" draw:text-style-name="P3" draw:layer="layout" svg:width="0.181cm" svg:height="0.09cm" svg:x="7.974cm" svg:y="5.081cm" svg:viewBox="0 0 182 91" svg:d="M91 0h91c0 51-41 91-91 91-49 0-91-40-91-91z">
            <text:p/>
          </draw:path>
          <draw:polygon draw:style-name="gr9" draw:text-style-name="P3" draw:layer="layout" svg:width="0.179cm" svg:height="0.07cm" svg:x="7.975cm" svg:y="5.011cm" svg:viewBox="0 0 180 71" draw:points="0,0 180,0 180,71 0,71">
            <text:p/>
          </draw:polygon>
          <draw:polygon draw:style-name="gr9" draw:text-style-name="P3" draw:layer="layout" svg:width="0.179cm" svg:height="0.25cm" svg:x="8.229cm" svg:y="4.921cm" svg:viewBox="0 0 180 251" draw:points="0,0 180,0 180,251 0,251">
            <text:p/>
          </draw:polygon>
          <draw:path draw:style-name="gr9" draw:text-style-name="P3" draw:layer="layout" svg:width="0.32cm" svg:height="0.32cm" svg:x="8.857cm" svg:y="5.553cm" svg:viewBox="0 0 321 321" svg:d="M321 161c0 88-73 160-161 160s-160-72-160-160 72-161 160-161 161 73 161 161z">
            <text:p/>
          </draw:path>
          <draw:path draw:style-name="gr9" draw:text-style-name="P3" draw:layer="layout" svg:width="0.25cm" svg:height="0.25cm" svg:x="7.622cm" svg:y="2.863cm" svg:viewBox="0 0 251 251" svg:d="M251 126c0 69-56 125-125 125s-126-56-126-125 57-126 126-126 125 57 125 126z">
            <text:p/>
          </draw:path>
          <draw:path draw:style-name="gr9" draw:text-style-name="P3" draw:layer="layout" svg:width="0.17cm" svg:height="0.085cm" svg:x="6.432cm" svg:y="3.153cm" svg:viewBox="0 0 171 86" svg:d="M86 0h85c0 48-38 86-85 86-48 0-86-38-86-86z">
            <text:p/>
          </draw:path>
          <draw:path draw:style-name="gr9" draw:text-style-name="P3" draw:layer="layout" svg:width="0.17cm" svg:height="0.085cm" svg:x="6.432cm" svg:y="3.043cm" svg:viewBox="0 0 171 86" svg:d="M86 86h-86c0-48 38-86 86-86 47 0 85 38 85 86z">
            <text:p/>
          </draw:path>
          <draw:polygon draw:style-name="gr9" draw:text-style-name="P3" draw:layer="layout" svg:width="0.171cm" svg:height="0.025cm" svg:x="6.431cm" svg:y="3.128cm" svg:viewBox="0 0 172 26" draw:points="0,0 172,0 172,26 0,26">
            <text:p/>
          </draw:polygon>
          <draw:path draw:style-name="gr9" draw:text-style-name="P3" draw:layer="layout" svg:width="0.171cm" svg:height="0.085cm" svg:x="6.681cm" svg:y="3.153cm" svg:viewBox="0 0 172 86" svg:d="M86 0h86c0 48-39 86-86 86s-86-38-86-86z">
            <text:p/>
          </draw:path>
          <draw:path draw:style-name="gr9" draw:text-style-name="P3" draw:layer="layout" svg:width="0.171cm" svg:height="0.085cm" svg:x="6.681cm" svg:y="3.043cm" svg:viewBox="0 0 172 86" svg:d="M86 86h-86c0-48 39-86 86-86s86 38 86 86z">
            <text:p/>
          </draw:path>
          <draw:polygon draw:style-name="gr9" draw:text-style-name="P3" draw:layer="layout" svg:width="0.17cm" svg:height="0.025cm" svg:x="6.682cm" svg:y="3.128cm" svg:viewBox="0 0 171 26" draw:points="0,0 171,0 171,26 0,26">
            <text:p/>
          </draw:polygon>
          <draw:polygon draw:style-name="gr9" draw:text-style-name="P3" draw:layer="layout" svg:width="0.169cm" svg:height="0.195cm" svg:x="6.932cm" svg:y="3.044cm" svg:viewBox="0 0 170 196" draw:points="22,196 20,195 18,194 15,193 13,192 11,191 9,190 5,186 4,184 3,182 2,180 1,178 0,173 0,22 0,20 1,17 2,15 3,13 4,11 5,9 7,7 9,5 11,4 13,2 15,1 18,1 20,0 150,0 153,1 155,1 157,2 159,4 161,5 164,7 165,9 166,11 168,13 169,15 169,17 170,20 170,175 169,178 169,180 168,182 166,184 165,186 164,188 161,190 159,191 157,192 155,193 153,194 150,195 148,196">
            <text:p/>
          </draw:polygon>
          <draw:path draw:style-name="gr9" draw:text-style-name="P3" draw:layer="layout" svg:width="0.32cm" svg:height="0.32cm" svg:x="8.857cm" svg:y="2.378cm" svg:viewBox="0 0 321 321" svg:d="M321 161c0 88-73 160-161 160s-160-72-160-160 72-161 160-161 161 73 161 161z">
            <text:p/>
          </draw:path>
          <draw:path draw:style-name="gr9" draw:text-style-name="P3" draw:layer="layout" svg:width="0.25cm" svg:height="0.25cm" svg:x="8.272cm" svg:y="2.413cm" svg:viewBox="0 0 251 251" svg:d="M251 125c0 69-56 126-125 126-70 0-126-57-126-126s56-125 126-125c69 0 125 56 125 125z">
            <text:p/>
          </draw:path>
          <draw:path draw:style-name="gr9" draw:text-style-name="P3" draw:layer="layout" svg:width="0.25cm" svg:height="0.25cm" svg:x="8.272cm" svg:y="2.863cm" svg:viewBox="0 0 251 251" svg:d="M251 126c0 69-56 125-125 125-70 0-126-56-126-125s56-126 126-126c69 0 125 57 125 126z">
            <text:p/>
          </draw:path>
          <draw:path draw:style-name="gr9" draw:text-style-name="P3" draw:layer="layout" svg:width="0.25cm" svg:height="0.25cm" svg:x="7.622cm" svg:y="2.413cm" svg:viewBox="0 0 251 251" svg:d="M251 125c0 69-56 126-125 126s-126-57-126-126 57-125 126-125 125 56 125 125z">
            <text:p/>
          </draw:path>
          <draw:path draw:style-name="gr9" draw:text-style-name="P3" draw:layer="layout" svg:width="0.21cm" svg:height="0.21cm" svg:x="8.912cm" svg:y="3.036cm" svg:viewBox="0 0 211 211" svg:d="M211 106c0 58-47 105-105 105s-106-47-106-105 48-106 106-106 105 48 105 106z">
            <text:p/>
          </draw:path>
          <draw:path draw:style-name="gr9" draw:text-style-name="P3" draw:layer="layout" svg:width="0.09cm" svg:height="0.18cm" svg:x="4.765cm" svg:y="3.654cm" svg:viewBox="0 0 91 181" svg:d="M91 91v90c-51 0-91-40-91-90 0-49 40-91 91-91z">
            <text:p/>
          </draw:path>
          <draw:path draw:style-name="gr9" draw:text-style-name="P3" draw:layer="layout" svg:width="0.09cm" svg:height="0.18cm" svg:x="4.924cm" svg:y="3.654cm" svg:viewBox="0 0 91 181" svg:d="M0 91v-91c51 0 91 42 91 91 0 50-40 90-91 90z">
            <text:p/>
          </draw:path>
          <draw:polygon draw:style-name="gr9" draw:text-style-name="P3" draw:layer="layout" svg:width="0.069cm" svg:height="0.18cm" svg:x="4.855cm" svg:y="3.654cm" svg:viewBox="0 0 70 181" draw:points="0,0 70,0 70,181 0,181">
            <text:p/>
          </draw:polygon>
          <draw:path draw:style-name="gr9" draw:text-style-name="P3" draw:layer="layout" svg:width="0.21cm" svg:height="0.21cm" svg:x="3.451cm" svg:y="2.433cm" svg:viewBox="0 0 211 211" svg:d="M211 105c0 58-47 106-105 106s-106-48-106-106 48-105 106-105 105 47 105 105z">
            <text:p/>
          </draw:path>
          <draw:polygon draw:style-name="gr9" draw:text-style-name="P3" draw:layer="layout" svg:width="0.153cm" svg:height="0.25cm" svg:x="2.781cm" svg:y="2.254cm" svg:viewBox="0 0 154 251" draw:points="0,0 154,0 154,251 0,251">
            <text:p/>
          </draw:polygon>
          <draw:polygon draw:style-name="gr9" draw:text-style-name="P3" draw:layer="layout" svg:width="0.152cm" svg:height="0.25cm" svg:x="4.181cm" svg:y="2.254cm" svg:viewBox="0 0 153 251" draw:points="0,0 153,0 153,251 0,251">
            <text:p/>
          </draw:polygon>
          <draw:polygon draw:style-name="gr9" draw:text-style-name="P3" draw:layer="layout" svg:width="0.18cm" svg:height="0.25cm" svg:x="4.895cm" svg:y="2.445cm" svg:viewBox="0 0 181 251" draw:points="0,0 181,0 181,251 0,251">
            <text:p/>
          </draw:polygon>
          <draw:path draw:style-name="gr9" draw:text-style-name="P3" draw:layer="layout" svg:width="0.18cm" svg:height="0.09cm" svg:x="5.149cm" svg:y="2.605cm" svg:viewBox="0 0 181 91" svg:d="M90 0h91c0 50-40 91-91 91-50 0-90-41-90-91z">
            <text:p/>
          </draw:path>
          <draw:path draw:style-name="gr9" draw:text-style-name="P3" draw:layer="layout" svg:width="0.18cm" svg:height="0.09cm" svg:x="5.149cm" svg:y="2.445cm" svg:viewBox="0 0 181 91" svg:d="M90 91h-90c0-50 40-91 90-91 51 0 91 41 91 91z">
            <text:p/>
          </draw:path>
          <draw:polygon draw:style-name="gr9" draw:text-style-name="P3" draw:layer="layout" svg:width="0.18cm" svg:height="0.07cm" svg:x="5.149cm" svg:y="2.535cm" svg:viewBox="0 0 181 71" draw:points="0,0 181,0 181,71 0,71">
            <text:p/>
          </draw:polygon>
          <draw:path draw:style-name="gr9" draw:text-style-name="P3" draw:layer="layout" svg:width="0.18cm" svg:height="0.09cm" svg:x="5.403cm" svg:y="2.605cm" svg:viewBox="0 0 181 91" svg:d="M91 0h90c0 50-40 91-90 91-51 0-91-41-91-91z">
            <text:p/>
          </draw:path>
          <draw:path draw:style-name="gr9" draw:text-style-name="P3" draw:layer="layout" svg:width="0.18cm" svg:height="0.09cm" svg:x="5.403cm" svg:y="2.445cm" svg:viewBox="0 0 181 91" svg:d="M91 91h-91c0-50 40-91 91-91 50 0 90 41 90 91z">
            <text:p/>
          </draw:path>
          <draw:polygon draw:style-name="gr9" draw:text-style-name="P3" draw:layer="layout" svg:width="0.18cm" svg:height="0.07cm" svg:x="5.403cm" svg:y="2.535cm" svg:viewBox="0 0 181 71" draw:points="0,0 181,0 181,71 0,71">
            <text:p/>
          </draw:polygon>
          <draw:path draw:style-name="gr9" draw:text-style-name="P3" draw:layer="layout" svg:width="0.18cm" svg:height="0.09cm" svg:x="5.657cm" svg:y="2.605cm" svg:viewBox="0 0 181 91" svg:d="M90 0h91c0 50-42 91-91 91-50 0-90-41-90-91z">
            <text:p/>
          </draw:path>
          <draw:path draw:style-name="gr9" draw:text-style-name="P3" draw:layer="layout" svg:width="0.18cm" svg:height="0.09cm" svg:x="5.657cm" svg:y="2.445cm" svg:viewBox="0 0 181 91" svg:d="M90 91h-90c0-50 40-91 90-91 49 0 91 41 91 91z">
            <text:p/>
          </draw:path>
          <draw:polygon draw:style-name="gr9" draw:text-style-name="P3" draw:layer="layout" svg:width="0.18cm" svg:height="0.07cm" svg:x="5.657cm" svg:y="2.535cm" svg:viewBox="0 0 181 71" draw:points="0,0 181,0 181,71 0,71">
            <text:p/>
          </draw:polygon>
          <draw:polygon draw:style-name="gr9" draw:text-style-name="P3" draw:layer="layout" svg:width="0.152cm" svg:height="0.25cm" svg:x="4.181cm" svg:y="4.539cm" svg:viewBox="0 0 153 251" draw:points="0,0 153,0 153,251 0,251">
            <text:p/>
          </draw:polygon>
          <draw:polygon draw:style-name="gr9" draw:text-style-name="P3" draw:layer="layout" svg:width="0.152cm" svg:height="0.25cm" svg:x="3.856cm" svg:y="4.539cm" svg:viewBox="0 0 153 251" draw:points="0,0 153,0 153,251 0,251">
            <text:p/>
          </draw:polygon>
          <draw:path draw:style-name="gr9" draw:text-style-name="P3" draw:layer="layout" svg:width="0.09cm" svg:height="0.18cm" svg:x="4.765cm" svg:y="4.416cm" svg:viewBox="0 0 91 181" svg:d="M91 90v91c-51 0-91-41-91-91 0-49 40-90 91-90z">
            <text:p/>
          </draw:path>
          <draw:path draw:style-name="gr9" draw:text-style-name="P3" draw:layer="layout" svg:width="0.09cm" svg:height="0.18cm" svg:x="4.924cm" svg:y="4.416cm" svg:viewBox="0 0 91 181" svg:d="M0 90v-90c51 0 91 41 91 90 0 50-40 91-91 91z">
            <text:p/>
          </draw:path>
          <draw:polygon draw:style-name="gr9" draw:text-style-name="P3" draw:layer="layout" svg:width="0.069cm" svg:height="0.18cm" svg:x="4.855cm" svg:y="4.416cm" svg:viewBox="0 0 70 181" draw:points="0,0 70,0 70,181 0,181">
            <text:p/>
          </draw:polygon>
          <draw:path draw:style-name="gr9" draw:text-style-name="P3" draw:layer="layout" svg:width="0.09cm" svg:height="0.18cm" svg:x="4.765cm" svg:y="4.162cm" svg:viewBox="0 0 91 181" svg:d="M91 91v90c-51 0-91-40-91-90s40-91 91-91z">
            <text:p/>
          </draw:path>
          <draw:path draw:style-name="gr9" draw:text-style-name="P3" draw:layer="layout" svg:width="0.09cm" svg:height="0.18cm" svg:x="4.924cm" svg:y="4.162cm" svg:viewBox="0 0 91 181" svg:d="M0 91v-91c51 0 91 41 91 91s-40 90-91 90z">
            <text:p/>
          </draw:path>
          <draw:polygon draw:style-name="gr9" draw:text-style-name="P3" draw:layer="layout" svg:width="0.069cm" svg:height="0.18cm" svg:x="4.855cm" svg:y="4.162cm" svg:viewBox="0 0 70 181" draw:points="0,0 70,0 70,181 0,181">
            <text:p/>
          </draw:polygon>
          <draw:path draw:style-name="gr9" draw:text-style-name="P3" draw:layer="layout" svg:width="0.09cm" svg:height="0.18cm" svg:x="4.765cm" svg:y="3.908cm" svg:viewBox="0 0 91 181" svg:d="M91 90v91c-51 0-91-40-91-91 0-49 40-90 91-90z">
            <text:p/>
          </draw:path>
          <draw:path draw:style-name="gr9" draw:text-style-name="P3" draw:layer="layout" svg:width="0.09cm" svg:height="0.18cm" svg:x="4.924cm" svg:y="3.908cm" svg:viewBox="0 0 91 181" svg:d="M0 90v-90c51 0 91 41 91 90 0 51-40 91-91 91z">
            <text:p/>
          </draw:path>
          <draw:polygon draw:style-name="gr9" draw:text-style-name="P3" draw:layer="layout" svg:width="0.069cm" svg:height="0.18cm" svg:x="4.855cm" svg:y="3.908cm" svg:viewBox="0 0 70 181" draw:points="0,0 70,0 70,181 0,181">
            <text:p/>
          </draw:polygon>
          <draw:polygon draw:style-name="gr9" draw:text-style-name="P3" draw:layer="layout" svg:width="0.153cm" svg:height="0.25cm" svg:x="3.106cm" svg:y="4.539cm" svg:viewBox="0 0 154 251" draw:points="0,0 154,0 154,251 0,251">
            <text:p/>
          </draw:polygon>
          <draw:polygon draw:style-name="gr9" draw:text-style-name="P3" draw:layer="layout" svg:width="0.153cm" svg:height="0.25cm" svg:x="2.781cm" svg:y="4.539cm" svg:viewBox="0 0 154 251" draw:points="0,0 154,0 154,251 0,251">
            <text:p/>
          </draw:polygon>
          <draw:path draw:style-name="gr9" draw:text-style-name="P3" draw:layer="layout" svg:width="0.32cm" svg:height="0.32cm" svg:x="2.634cm" svg:y="5.553cm" svg:viewBox="0 0 321 321" svg:d="M321 161c0 88-71 160-160 160s-161-72-161-160 72-161 161-161 160 73 160 161z">
            <text:p/>
          </draw:path>
          <draw:polygon draw:style-name="gr9" draw:text-style-name="P3" draw:layer="layout" svg:width="0.25cm" svg:height="0.18cm" svg:x="6.384cm" svg:y="5.051cm" svg:viewBox="0 0 251 181" draw:points="251,158 250,160 250,162 249,165 247,167 246,170 245,172 243,173 241,176 239,177 237,178 234,179 232,180 229,181 227,181 24,181 18,180 16,179 14,178 12,177 9,176 6,172 4,170 3,167 1,165 1,162 0,160 0,158 0,24 0,22 1,19 1,17 3,14 4,12 6,10 7,8 9,6 12,5 14,4 16,3 18,1 24,0 227,0 229,1 232,1 234,3 237,4 239,5 241,6 245,10 246,12 247,14 249,17 250,19 251,24">
            <text:p/>
          </draw:polygon>
          <draw:path draw:style-name="gr9" draw:text-style-name="P3" draw:layer="layout" svg:width="0.09cm" svg:height="0.18cm" svg:x="6.544cm" svg:y="5.301cm" svg:viewBox="0 0 91 181" svg:d="M0 90v-90c49 0 91 40 91 90s-42 91-91 91z">
            <text:p/>
          </draw:path>
          <draw:path draw:style-name="gr9" draw:text-style-name="P3" draw:layer="layout" svg:width="0.09cm" svg:height="0.18cm" svg:x="6.384cm" svg:y="5.301cm" svg:viewBox="0 0 91 181" svg:d="M91 90v91c-51 0-91-41-91-91s40-90 91-90z">
            <text:p/>
          </draw:path>
          <draw:polygon draw:style-name="gr9" draw:text-style-name="P3" draw:layer="layout" svg:width="0.07cm" svg:height="0.18cm" svg:x="6.474cm" svg:y="5.301cm" svg:viewBox="0 0 71 181" draw:points="0,0 71,0 71,181 0,181">
            <text:p/>
          </draw:polygon>
          <draw:path draw:style-name="gr9" draw:text-style-name="P3" draw:layer="layout" svg:width="0.18cm" svg:height="0.09cm" svg:x="6.959cm" svg:y="4.921cm" svg:viewBox="0 0 181 91" svg:d="M90 91h-90c0-49 40-91 90-91s91 42 91 91z">
            <text:p/>
          </draw:path>
          <draw:path draw:style-name="gr9" draw:text-style-name="P3" draw:layer="layout" svg:width="0.18cm" svg:height="0.09cm" svg:x="6.959cm" svg:y="5.081cm" svg:viewBox="0 0 181 91" svg:d="M90 0h91c0 51-41 91-91 91s-90-40-90-91z">
            <text:p/>
          </draw:path>
          <draw:polygon draw:style-name="gr9" draw:text-style-name="P3" draw:layer="layout" svg:width="0.179cm" svg:height="0.07cm" svg:x="6.959cm" svg:y="5.011cm" svg:viewBox="0 0 180 71" draw:points="0,0 180,0 180,71 0,71">
            <text:p/>
          </draw:polygon>
          <draw:path draw:style-name="gr9" draw:text-style-name="P3" draw:layer="layout" svg:width="0.18cm" svg:height="0.09cm" svg:x="7.213cm" svg:y="4.921cm" svg:viewBox="0 0 181 91" svg:d="M91 91h-91c0-49 41-91 91-91 49 0 90 42 90 91z">
            <text:p/>
          </draw:path>
          <draw:path draw:style-name="gr9" draw:text-style-name="P3" draw:layer="layout" svg:width="0.18cm" svg:height="0.09cm" svg:x="7.213cm" svg:y="5.081cm" svg:viewBox="0 0 181 91" svg:d="M91 0h90c0 51-41 91-90 91-50 0-91-40-91-91z">
            <text:p/>
          </draw:path>
          <draw:polygon draw:style-name="gr9" draw:text-style-name="P3" draw:layer="layout" svg:width="0.18cm" svg:height="0.07cm" svg:x="7.213cm" svg:y="5.011cm" svg:viewBox="0 0 181 71" draw:points="0,0 181,0 181,71 0,71">
            <text:p/>
          </draw:polygon>
          <draw:path draw:style-name="gr9" draw:text-style-name="P3" draw:layer="layout" svg:width="0.18cm" svg:height="0.09cm" svg:x="7.467cm" svg:y="4.921cm" svg:viewBox="0 0 181 91" svg:d="M90 91h-90c0-49 40-91 90-91 49 0 91 42 91 91z">
            <text:p/>
          </draw:path>
          <draw:path draw:style-name="gr9" draw:text-style-name="P3" draw:layer="layout" svg:width="0.18cm" svg:height="0.09cm" svg:x="7.467cm" svg:y="5.081cm" svg:viewBox="0 0 181 91" svg:d="M90 0h91c0 51-42 91-91 91-50 0-90-40-90-91z">
            <text:p/>
          </draw:path>
          <draw:polygon draw:style-name="gr9" draw:text-style-name="P3" draw:layer="layout" svg:width="0.18cm" svg:height="0.07cm" svg:x="7.467cm" svg:y="5.011cm" svg:viewBox="0 0 181 71" draw:points="0,0 181,0 181,71 0,71">
            <text:p/>
          </draw:polygon>
          <draw:path draw:style-name="gr9" draw:text-style-name="P3" draw:layer="layout" svg:width="0.15cm" svg:height="0.075cm" svg:x="4.067cm" svg:y="5.683cm" svg:viewBox="0 0 151 76" svg:d="M76 76h-76c0-43 33-76 76-76 41 0 75 33 75 76z">
            <text:p/>
          </draw:path>
          <draw:path draw:style-name="gr9" draw:text-style-name="P3" draw:layer="layout" svg:width="0.15cm" svg:height="0.075cm" svg:x="4.067cm" svg:y="5.858cm" svg:viewBox="0 0 151 76" svg:d="M76 0h75c0 42-34 76-75 76-43 0-76-34-76-76z">
            <text:p/>
          </draw:path>
          <draw:polygon draw:style-name="gr9" draw:text-style-name="P3" draw:layer="layout" svg:width="0.149cm" svg:height="0.1cm" svg:x="4.067cm" svg:y="5.758cm" svg:viewBox="0 0 150 101" draw:points="0,0 150,0 150,101 0,101">
            <text:p/>
          </draw:polygon>
          <draw:path draw:style-name="gr9" draw:text-style-name="P3" draw:layer="layout" svg:width="0.15cm" svg:height="0.075cm" svg:x="4.367cm" svg:y="5.683cm" svg:viewBox="0 0 151 76" svg:d="M76 76h-76c0-43 34-76 76-76 41 0 75 33 75 76z">
            <text:p/>
          </draw:path>
          <draw:path draw:style-name="gr9" draw:text-style-name="P3" draw:layer="layout" svg:width="0.15cm" svg:height="0.075cm" svg:x="4.367cm" svg:y="5.858cm" svg:viewBox="0 0 151 76" svg:d="M76 0h75c0 42-34 76-75 76-42 0-76-34-76-76z">
            <text:p/>
          </draw:path>
          <draw:polygon draw:style-name="gr9" draw:text-style-name="P3" draw:layer="layout" svg:width="0.149cm" svg:height="0.1cm" svg:x="4.367cm" svg:y="5.758cm" svg:viewBox="0 0 150 101" draw:points="0,0 150,0 150,101 0,101">
            <text:p/>
          </draw:polygon>
          <draw:path draw:style-name="gr9" draw:text-style-name="P3" draw:layer="layout" svg:width="0.28cm" svg:height="0.14cm" svg:x="4.632cm" svg:y="5.608cm" svg:viewBox="0 0 281 141" svg:d="M140 141h-140c0-77 62-141 140-141 77 0 141 64 141 141z">
            <text:p/>
          </draw:path>
          <draw:path draw:style-name="gr9" draw:text-style-name="P3" draw:layer="layout" svg:width="0.28cm" svg:height="0.14cm" svg:x="4.632cm" svg:y="5.868cm" svg:viewBox="0 0 281 141" svg:d="M140 0h141c0 78-64 141-141 141-78 0-140-63-140-141z">
            <text:p/>
          </draw:path>
          <draw:polygon draw:style-name="gr9" draw:text-style-name="P3" draw:layer="layout" svg:width="0.28cm" svg:height="0.12cm" svg:x="4.632cm" svg:y="5.748cm" svg:viewBox="0 0 281 121" draw:points="0,0 281,0 281,121 0,121">
            <text:p/>
          </draw:polygon>
          <draw:path draw:style-name="gr9" draw:text-style-name="P3" draw:layer="layout" svg:width="0.28cm" svg:height="0.14cm" svg:x="3.372cm" svg:y="5.608cm" svg:viewBox="0 0 281 141" svg:d="M141 141h-141c0-77 62-141 141-141 77 0 140 64 140 141z">
            <text:p/>
          </draw:path>
          <draw:path draw:style-name="gr9" draw:text-style-name="P3" draw:layer="layout" svg:width="0.28cm" svg:height="0.14cm" svg:x="3.372cm" svg:y="5.868cm" svg:viewBox="0 0 281 141" svg:d="M141 0h140c0 78-63 141-140 141-79 0-141-63-141-141z">
            <text:p/>
          </draw:path>
          <draw:polygon draw:style-name="gr9" draw:text-style-name="P3" draw:layer="layout" svg:width="0.28cm" svg:height="0.12cm" svg:x="3.372cm" svg:y="5.748cm" svg:viewBox="0 0 281 121" draw:points="0,0 281,0 281,121 0,121">
            <text:p/>
          </draw:polygon>
          <draw:polygon draw:style-name="gr9" draw:text-style-name="P3" draw:layer="layout" svg:width="0.15cm" svg:height="0.25cm" svg:x="3.767cm" svg:y="5.683cm" svg:viewBox="0 0 151 251" draw:points="0,0 151,0 151,251 0,251">
            <text:p/>
          </draw:polygon>
          <draw:path draw:style-name="gr9" draw:text-style-name="P3" draw:layer="layout" svg:width="0.15cm" svg:height="0.151cm" svg:x="6.021cm" svg:y="2.875cm" svg:viewBox="0 0 151 152" svg:d="M151 77c0 41-33 75-75 75-43 0-76-34-76-75 0-43 33-77 76-77 42 0 75 34 75 77z">
            <text:p/>
          </draw:path>
          <draw:path draw:style-name="gr9" draw:text-style-name="P3" draw:layer="layout" svg:width="0.15cm" svg:height="0.151cm" svg:x="6.021cm" svg:y="3.256cm" svg:viewBox="0 0 151 152" svg:d="M151 76c0 41-33 76-75 76-43 0-76-35-76-76 0-42 33-76 76-76 42 0 75 34 75 76z">
            <text:p/>
          </draw:path>
          <draw:path draw:style-name="gr9" draw:text-style-name="P3" draw:layer="layout" svg:width="0.151cm" svg:height="0.151cm" svg:x="6.116cm" svg:y="4.399cm" svg:viewBox="0 0 152 152" svg:d="M152 77c0 41-34 75-77 75-41 0-75-34-75-75 0-42 34-77 75-77 43 0 77 35 77 77z">
            <text:p/>
          </draw:path>
          <draw:path draw:style-name="gr9" draw:text-style-name="P3" draw:layer="layout" svg:width="0.151cm" svg:height="0.151cm" svg:x="6.116cm" svg:y="3.955cm" svg:viewBox="0 0 152 152" svg:d="M152 76c0 42-34 76-77 76-41 0-75-34-75-76s34-76 75-76c43 0 77 34 77 76z">
            <text:p/>
          </draw:path>
          <draw:path draw:style-name="gr9" draw:text-style-name="P3" draw:layer="layout" svg:width="0.151cm" svg:height="0.151cm" svg:x="3.544cm" svg:y="5.288cm" svg:viewBox="0 0 152 152" svg:d="M152 77c0 41-35 75-77 75-41 0-75-34-75-75 0-43 34-77 75-77 42 0 77 34 77 77z">
            <text:p/>
          </draw:path>
          <draw:path draw:style-name="gr9" draw:text-style-name="P3" draw:layer="layout" svg:width="0.151cm" svg:height="0.151cm" svg:x="3.544cm" svg:y="4.717cm" svg:viewBox="0 0 152 152" svg:d="M152 76c0 42-35 76-77 76-41 0-75-34-75-76 0-41 34-76 75-76 42 0 77 35 77 76z">
            <text:p/>
          </draw:path>
          <draw:path draw:style-name="gr1" draw:text-style-name="P1" draw:layer="layout" svg:width="0.03cm" svg:height="0.03cm" svg:x="9.002cm" svg:y="5.698cm" svg:viewBox="0 0 31 31" svg:d="M31 15c0 9-7 16-15 16-9 0-16-7-16-16 0-8 7-15 16-15 8 0 15 7 15 15z">
            <text:p/>
          </draw:path>
          <draw:path draw:style-name="gr1" draw:text-style-name="P1" draw:layer="layout" svg:width="0.03cm" svg:height="0.03cm" svg:x="9.002cm" svg:y="3.126cm" svg:viewBox="0 0 31 31" svg:d="M31 16c0 9-7 15-15 15-9 0-16-6-16-15s7-16 16-16c8 0 15 7 15 16z">
            <text:p/>
          </draw:path>
          <draw:path draw:style-name="gr1" draw:text-style-name="P1" draw:layer="layout" svg:width="0.03cm" svg:height="0.03cm" svg:x="9.002cm" svg:y="2.523cm" svg:viewBox="0 0 31 31" svg:d="M31 16c0 8-7 15-15 15-9 0-16-7-16-15 0-9 7-16 16-16 8 0 15 7 15 16z">
            <text:p/>
          </draw:path>
          <draw:path draw:style-name="gr1" draw:text-style-name="P1" draw:layer="layout" svg:width="0.03cm" svg:height="0.03cm" svg:x="3.541cm" svg:y="2.523cm" svg:viewBox="0 0 31 31" svg:d="M31 16c0 8-7 15-15 15-9 0-16-7-16-15 0-9 7-16 16-16 8 0 15 7 15 16z">
            <text:p/>
          </draw:path>
          <draw:path draw:style-name="gr1" draw:text-style-name="P1" draw:layer="layout" svg:width="0.03cm" svg:height="0.03cm" svg:x="2.779cm" svg:y="5.698cm" svg:viewBox="0 0 31 31" svg:d="M31 15c0 9-8 16-16 16s-15-7-15-16c0-8 7-15 15-15s16 7 16 15z">
            <text:p/>
          </draw:path>
          <draw:path draw:style-name="gr1" draw:text-style-name="P1" draw:layer="layout" svg:width="0.03cm" svg:height="0.03cm" svg:x="8.382cm" svg:y="2.973cm" svg:viewBox="0 0 31 31" svg:d="M31 16c0 8-7 15-15 15s-16-7-16-15c0-10 8-16 16-16s15 6 15 16z">
            <text:p/>
          </draw:path>
          <draw:path draw:style-name="gr1" draw:text-style-name="P1" draw:layer="layout" svg:width="0.03cm" svg:height="0.03cm" svg:x="7.732cm" svg:y="2.973cm" svg:viewBox="0 0 31 31" svg:d="M31 16c0 8-7 15-16 15-8 0-15-7-15-15 0-10 7-16 15-16 9 0 16 6 16 16z">
            <text:p/>
          </draw:path>
          <draw:path draw:style-name="gr1" draw:text-style-name="P1" draw:layer="layout" svg:width="0.03cm" svg:height="0.03cm" svg:x="7.732cm" svg:y="2.523cm" svg:viewBox="0 0 31 31" svg:d="M31 16c0 8-7 15-16 15-8 0-15-7-15-15 0-9 7-16 15-16 9 0 16 7 16 16z">
            <text:p/>
          </draw:path>
          <draw:path draw:style-name="gr1" draw:text-style-name="P1" draw:layer="layout" svg:width="0.03cm" svg:height="0.03cm" svg:x="8.382cm" svg:y="2.523cm" svg:viewBox="0 0 31 31" svg:d="M31 16c0 8-7 15-15 15s-16-7-16-15c0-9 8-16 16-16s15 7 15 16z">
            <text:p/>
          </draw:path>
          <draw:path draw:style-name="gr1" draw:text-style-name="P1" draw:layer="layout" svg:width="0.03cm" svg:height="0.03cm" svg:x="6.502cm" svg:y="3.126cm" svg:viewBox="0 0 31 31" svg:d="M31 16c0 9-7 15-16 15s-15-6-15-15 6-16 15-16 16 7 16 16z">
            <text:p/>
          </draw:path>
          <draw:path draw:style-name="gr1" draw:text-style-name="P1" draw:layer="layout" svg:width="0.031cm" svg:height="0.03cm" svg:x="6.751cm" svg:y="3.126cm" svg:viewBox="0 0 32 31" svg:d="M32 16c0 9-7 15-16 15s-16-6-16-15 7-16 16-16 16 7 16 16z">
            <text:p/>
          </draw:path>
          <draw:path draw:style-name="gr1" draw:text-style-name="P1" draw:layer="layout" svg:width="0.03cm" svg:height="0.03cm" svg:x="7.002cm" svg:y="3.126cm" svg:viewBox="0 0 31 31" svg:d="M31 16c0 9-7 15-15 15-9 0-16-6-16-15s7-16 16-16c8 0 15 7 15 16z">
            <text:p/>
          </draw:path>
          <draw:path draw:style-name="gr1" draw:text-style-name="P1" draw:layer="layout" svg:width="0.032cm" svg:height="0.031cm" svg:x="4.874cm" svg:y="4.237cm" svg:viewBox="0 0 33 32" svg:d="M33 16c0 9-8 16-17 16-8 0-16-7-16-16s8-16 16-16c9 0 17 7 17 16z">
            <text:p/>
          </draw:path>
          <draw:path draw:style-name="gr1" draw:text-style-name="P1" draw:layer="layout" svg:width="0.032cm" svg:height="0.03cm" svg:x="4.874cm" svg:y="3.983cm" svg:viewBox="0 0 33 31" svg:d="M33 15c0 10-8 16-17 16-8 0-16-6-16-16 0-8 8-15 16-15 9 0 17 7 17 15z">
            <text:p/>
          </draw:path>
          <draw:path draw:style-name="gr1" draw:text-style-name="P1" draw:layer="layout" svg:width="0.03cm" svg:height="0.03cm" svg:x="5.224cm" svg:y="2.555cm" svg:viewBox="0 0 31 31" svg:d="M31 16c0 8-7 15-15 15-10 0-16-7-16-15 0-10 6-16 16-16 8 0 15 6 15 16z">
            <text:p/>
          </draw:path>
          <draw:path draw:style-name="gr1" draw:text-style-name="P1" draw:layer="layout" svg:width="0.03cm" svg:height="0.03cm" svg:x="5.478cm" svg:y="2.555cm" svg:viewBox="0 0 31 31" svg:d="M31 16c0 8-8 15-16 15-9 0-15-7-15-15 0-10 6-16 15-16 8 0 16 6 16 16z">
            <text:p/>
          </draw:path>
          <draw:path draw:style-name="gr1" draw:text-style-name="P1" draw:layer="layout" svg:width="0.03cm" svg:height="0.03cm" svg:x="5.732cm" svg:y="2.555cm" svg:viewBox="0 0 31 31" svg:d="M31 16c0 8-7 15-15 15-10 0-16-7-16-15 0-10 6-16 16-16 8 0 15 6 15 16z">
            <text:p/>
          </draw:path>
          <draw:path draw:style-name="gr1" draw:text-style-name="P1" draw:layer="layout" svg:width="0.032cm" svg:height="0.03cm" svg:x="4.874cm" svg:y="3.729cm" svg:viewBox="0 0 33 31" svg:d="M33 16c0 9-8 15-17 15-8 0-16-6-16-15 0-8 8-16 16-16 9 0 17 8 17 16z">
            <text:p/>
          </draw:path>
          <draw:path draw:style-name="gr1" draw:text-style-name="P1" draw:layer="layout" svg:width="0.03cm" svg:height="0.03cm" svg:x="4.242cm" svg:y="2.364cm" svg:viewBox="0 0 31 31" svg:d="M31 15c0 9-6 16-15 16-8 0-16-7-16-16 0-8 8-15 16-15 9 0 15 7 15 15z">
            <text:p/>
          </draw:path>
          <draw:path draw:style-name="gr1" draw:text-style-name="P1" draw:layer="layout" svg:width="0.031cm" svg:height="0.03cm" svg:x="2.842cm" svg:y="2.364cm" svg:viewBox="0 0 32 31" svg:d="M32 15c0 9-7 16-16 16s-16-7-16-16c0-8 7-15 16-15s16 7 16 15z">
            <text:p/>
          </draw:path>
          <draw:path draw:style-name="gr1" draw:text-style-name="P1" draw:layer="layout" svg:width="0.03cm" svg:height="0.03cm" svg:x="4.97cm" svg:y="2.555cm" svg:viewBox="0 0 31 31" svg:d="M31 16c0 8-8 15-16 15-9 0-15-7-15-15 0-10 6-16 15-16 8 0 16 6 16 16z">
            <text:p/>
          </draw:path>
          <draw:path draw:style-name="gr1" draw:text-style-name="P1" draw:layer="layout" svg:width="0.031cm" svg:height="0.03cm" svg:x="7.287cm" svg:y="5.031cm" svg:viewBox="0 0 32 31" svg:d="M32 15c0 10-7 16-16 16s-16-6-16-16c0-8 7-15 16-15s16 7 16 15z">
            <text:p/>
          </draw:path>
          <draw:path draw:style-name="gr1" draw:text-style-name="P1" draw:layer="layout" svg:width="0.03cm" svg:height="0.03cm" svg:x="7.542cm" svg:y="5.031cm" svg:viewBox="0 0 31 31" svg:d="M31 15c0 10-7 16-15 16-9 0-16-6-16-16 0-8 7-15 16-15 8 0 15 7 15 15z">
            <text:p/>
          </draw:path>
          <draw:path draw:style-name="gr1" draw:text-style-name="P1" draw:layer="layout" svg:width="0.031cm" svg:height="0.03cm" svg:x="7.795cm" svg:y="5.031cm" svg:viewBox="0 0 32 31" svg:d="M32 15c0 10-7 16-17 16-8 0-15-6-15-16 0-8 7-15 15-15 10 0 17 7 17 15z">
            <text:p/>
          </draw:path>
          <draw:path draw:style-name="gr1" draw:text-style-name="P1" draw:layer="layout" svg:width="0.031cm" svg:height="0.03cm" svg:x="8.049cm" svg:y="5.031cm" svg:viewBox="0 0 32 31" svg:d="M32 15c0 10-7 16-16 16-8 0-16-6-16-16 0-8 8-15 16-15 9 0 16 7 16 15z">
            <text:p/>
          </draw:path>
          <draw:path draw:style-name="gr1" draw:text-style-name="P1" draw:layer="layout" svg:width="0.031cm" svg:height="0.03cm" svg:x="8.303cm" svg:y="5.031cm" svg:viewBox="0 0 32 31" svg:d="M32 15c0 10-7 16-16 16s-16-6-16-16c0-8 7-15 16-15s16 7 16 15z">
            <text:p/>
          </draw:path>
          <draw:path draw:style-name="gr1" draw:text-style-name="P1" draw:layer="layout" svg:width="0.031cm" svg:height="0.03cm" svg:x="2.842cm" svg:y="4.649cm" svg:viewBox="0 0 32 31" svg:d="M32 15c0 9-7 16-16 16s-16-7-16-16c0-8 7-15 16-15s16 7 16 15z">
            <text:p/>
          </draw:path>
          <draw:path draw:style-name="gr1" draw:text-style-name="P1" draw:layer="layout" svg:width="0.031cm" svg:height="0.03cm" svg:x="3.167cm" svg:y="4.649cm" svg:viewBox="0 0 32 31" svg:d="M32 15c0 9-8 16-16 16-9 0-16-7-16-16 0-8 7-15 16-15 8 0 16 7 16 15z">
            <text:p/>
          </draw:path>
          <draw:path draw:style-name="gr1" draw:text-style-name="P1" draw:layer="layout" svg:width="0.03cm" svg:height="0.03cm" svg:x="4.242cm" svg:y="4.649cm" svg:viewBox="0 0 31 31" svg:d="M31 15c0 9-6 16-15 16-8 0-16-7-16-16 0-8 8-15 16-15 9 0 15 7 15 15z">
            <text:p/>
          </draw:path>
          <draw:path draw:style-name="gr1" draw:text-style-name="P1" draw:layer="layout" svg:width="0.03cm" svg:height="0.03cm" svg:x="3.917cm" svg:y="4.649cm" svg:viewBox="0 0 31 31" svg:d="M31 15c0 9-7 16-16 16-8 0-15-7-15-16 0-8 7-15 15-15 9 0 16 7 16 15z">
            <text:p/>
          </draw:path>
          <draw:path draw:style-name="gr1" draw:text-style-name="P1" draw:layer="layout" svg:width="0.032cm" svg:height="0.031cm" svg:x="4.874cm" svg:y="4.491cm" svg:viewBox="0 0 33 32" svg:d="M33 15c0 10-8 17-17 17-8 0-16-7-16-17 0-8 8-15 16-15 9 0 17 7 17 15z">
            <text:p/>
          </draw:path>
          <draw:path draw:style-name="gr1" draw:text-style-name="P1" draw:layer="layout" svg:width="0.03cm" svg:height="0.03cm" svg:x="4.427cm" svg:y="5.793cm" svg:viewBox="0 0 31 31" svg:d="M31 16c0 8-8 15-16 15-9 0-15-7-15-15 0-9 6-16 15-16 8 0 16 7 16 16z">
            <text:p/>
          </draw:path>
          <draw:path draw:style-name="gr1" draw:text-style-name="P1" draw:layer="layout" svg:width="0.03cm" svg:height="0.03cm" svg:x="3.497cm" svg:y="5.793cm" svg:viewBox="0 0 31 31" svg:d="M31 16c0 8-8 15-16 15-9 0-15-7-15-15 0-9 6-16 15-16 8 0 16 7 16 16z">
            <text:p/>
          </draw:path>
          <draw:path draw:style-name="gr1" draw:text-style-name="P1" draw:layer="layout" svg:width="0.03cm" svg:height="0.03cm" svg:x="3.827cm" svg:y="5.793cm" svg:viewBox="0 0 31 31" svg:d="M31 16c0 8-8 15-16 15-9 0-15-7-15-15 0-9 6-16 15-16 8 0 16 7 16 16z">
            <text:p/>
          </draw:path>
          <draw:path draw:style-name="gr1" draw:text-style-name="P1" draw:layer="layout" svg:width="0.03cm" svg:height="0.03cm" svg:x="4.127cm" svg:y="5.793cm" svg:viewBox="0 0 31 31" svg:d="M31 16c0 8-8 15-16 15-9 0-15-7-15-15 0-9 6-16 15-16 8 0 16 7 16 16z">
            <text:p/>
          </draw:path>
          <draw:path draw:style-name="gr1" draw:text-style-name="P1" draw:layer="layout" svg:width="0.031cm" svg:height="0.03cm" svg:x="4.756cm" svg:y="5.793cm" svg:viewBox="0 0 32 31" svg:d="M32 16c0 8-8 15-16 15-9 0-16-7-16-15 0-9 7-16 16-16 8 0 16 7 16 16z">
            <text:p/>
          </draw:path>
          <draw:path draw:style-name="gr1" draw:text-style-name="P1" draw:layer="layout" svg:width="0.03cm" svg:height="0.031cm" svg:x="6.494cm" svg:y="5.126cm" svg:viewBox="0 0 31 32" svg:d="M31 15c0 10-7 17-15 17-9 0-16-7-16-17 0-8 7-15 16-15 8 0 15 7 15 15z">
            <text:p/>
          </draw:path>
          <draw:path draw:style-name="gr1" draw:text-style-name="P1" draw:layer="layout" svg:width="0.03cm" svg:height="0.03cm" svg:x="6.494cm" svg:y="5.376cm" svg:viewBox="0 0 31 31" svg:d="M31 16c0 8-7 15-15 15-9 0-16-7-16-15 0-9 7-16 16-16 8 0 15 7 15 16z">
            <text:p/>
          </draw:path>
          <draw:path draw:style-name="gr1" draw:text-style-name="P1" draw:layer="layout" svg:width="0.031cm" svg:height="0.03cm" svg:x="7.033cm" svg:y="5.031cm" svg:viewBox="0 0 32 31" svg:d="M32 15c0 10-7 16-15 16-9 0-17-6-17-16 0-8 8-15 17-15 8 0 15 7 15 15z">
            <text:p/>
          </draw:path>
          <draw:path draw:style-name="gr1" draw:text-style-name="P1" draw:layer="layout" svg:width="0.03cm" svg:height="0.03cm" svg:x="6.081cm" svg:y="2.936cm" svg:viewBox="0 0 31 31" svg:d="M31 15c0 9-8 16-16 16s-15-7-15-16 7-15 15-15 16 6 16 15z">
            <text:p/>
          </draw:path>
          <draw:path draw:style-name="gr1" draw:text-style-name="P1" draw:layer="layout" svg:width="0.03cm" svg:height="0.03cm" svg:x="6.081cm" svg:y="3.317cm" svg:viewBox="0 0 31 31" svg:d="M31 15c0 8-8 16-16 16s-15-8-15-16c0-9 7-15 15-15s16 6 16 15z">
            <text:p/>
          </draw:path>
          <draw:path draw:style-name="gr1" draw:text-style-name="P1" draw:layer="layout" svg:width="0.03cm" svg:height="0.03cm" svg:x="6.176cm" svg:y="4.46cm" svg:viewBox="0 0 31 31" svg:d="M31 15c0 8-6 16-16 16-8 0-15-8-15-16 0-9 7-15 15-15 10 0 16 6 16 15z">
            <text:p/>
          </draw:path>
          <draw:path draw:style-name="gr1" draw:text-style-name="P1" draw:layer="layout" svg:width="0.03cm" svg:height="0.03cm" svg:x="6.176cm" svg:y="4.015cm" svg:viewBox="0 0 31 31" svg:d="M31 15c0 10-6 16-16 16-8 0-15-6-15-16 0-8 7-15 15-15 10 0 16 7 16 15z">
            <text:p/>
          </draw:path>
          <draw:path draw:style-name="gr1" draw:text-style-name="P1" draw:layer="layout" svg:width="0.031cm" svg:height="0.03cm" svg:x="3.604cm" svg:y="5.349cm" svg:viewBox="0 0 32 31" svg:d="M32 16c0 8-7 15-16 15s-16-7-16-15c0-9 7-16 16-16s16 7 16 16z">
            <text:p/>
          </draw:path>
          <draw:path draw:style-name="gr1" draw:text-style-name="P1" draw:layer="layout" svg:width="0.031cm" svg:height="0.03cm" svg:x="3.604cm" svg:y="4.777cm" svg:viewBox="0 0 32 31" svg:d="M32 16c0 8-7 15-16 15s-16-7-16-15c0-9 7-16 16-16s16 7 16 16z">
            <text:p/>
          </draw:path>
        </draw:g>
        <draw:g>
          <draw:line draw:style-name="gr5" draw:text-style-name="P2" draw:layer="layout" svg:x1="15.176cm" svg:y1="3.808cm" svg:x2="15.176cm" svg:y2="3.427cm">
            <text:p/>
          </draw:line>
          <draw:line draw:style-name="gr5" draw:text-style-name="P2" draw:layer="layout" svg:x1="15.237cm" svg:y1="3.869cm" svg:x2="15.176cm" svg:y2="3.808cm">
            <text:p/>
          </draw:line>
          <draw:line draw:style-name="gr5" draw:text-style-name="P2" draw:layer="layout" svg:x1="14.922cm" svg:y1="3.713cm" svg:x2="14.573cm" svg:y2="3.713cm">
            <text:p/>
          </draw:line>
          <draw:line draw:style-name="gr6" draw:text-style-name="P2" draw:layer="layout" svg:x1="14.922cm" svg:y1="4.284cm" svg:x2="14.713cm" svg:y2="4.284cm">
            <text:p/>
          </draw:line>
          <draw:line draw:style-name="gr5" draw:text-style-name="P2" draw:layer="layout" svg:x1="14.732cm" svg:y1="3.998cm" svg:x2="14.891cm" svg:y2="4.158cm">
            <text:p/>
          </draw:line>
          <draw:line draw:style-name="gr5" draw:text-style-name="P2" draw:layer="layout" svg:x1="14.732cm" svg:y1="3.868cm" svg:x2="14.732cm" svg:y2="3.998cm">
            <text:p/>
          </draw:line>
          <draw:line draw:style-name="gr6" draw:text-style-name="P2" draw:layer="layout" svg:x1="14.681cm" svg:y1="4.252cm" svg:x2="14.714cm" svg:y2="4.285cm">
            <text:p/>
          </draw:line>
          <draw:line draw:style-name="gr5" draw:text-style-name="P2" draw:layer="layout" svg:x1="15.177cm" svg:y1="3.428cm" svg:x2="15.081cm" svg:y2="3.332cm">
            <text:p/>
          </draw:line>
          <draw:line draw:style-name="gr7" draw:text-style-name="P2" draw:layer="layout" svg:x1="14.223cm" svg:y1="2.824cm" svg:x2="14.223cm" svg:y2="2.57cm">
            <text:p/>
          </draw:line>
          <draw:line draw:style-name="gr7" draw:text-style-name="P2" draw:layer="layout" svg:x1="14.352cm" svg:y1="2.952cm" svg:x2="14.223cm" svg:y2="2.824cm">
            <text:p/>
          </draw:line>
          <draw:line draw:style-name="gr7" draw:text-style-name="P2" draw:layer="layout" svg:x1="15.081cm" svg:y1="2.951cm" svg:x2="14.351cm" svg:y2="2.951cm">
            <text:p/>
          </draw:line>
          <draw:line draw:style-name="gr5" draw:text-style-name="P2" draw:layer="layout" svg:x1="16.661cm" svg:y1="3.903cm" svg:x2="17.145cm" svg:y2="3.903cm">
            <text:p/>
          </draw:line>
          <draw:line draw:style-name="gr5" draw:text-style-name="P2" draw:layer="layout" svg:x1="17.303cm" svg:y1="4.062cm" svg:x2="17.303cm" svg:y2="5.046cm">
            <text:p/>
          </draw:line>
          <draw:line draw:style-name="gr5" draw:text-style-name="P2" draw:layer="layout" svg:x1="17.145cm" svg:y1="3.903cm" svg:x2="17.304cm" svg:y2="4.063cm">
            <text:p/>
          </draw:line>
          <draw:line draw:style-name="gr5" draw:text-style-name="P2" draw:layer="layout" svg:x1="16.066cm" svg:y1="4.221cm" svg:x2="15.875cm" svg:y2="4.412cm">
            <text:p/>
          </draw:line>
          <draw:line draw:style-name="gr5" draw:text-style-name="P2" draw:layer="layout" svg:x1="17.177cm" svg:y1="4.76cm" svg:x2="17.049cm" svg:y2="4.888cm">
            <text:p/>
          </draw:line>
          <draw:line draw:style-name="gr5" draw:text-style-name="P2" draw:layer="layout" svg:x1="17.176cm" svg:y1="4.189cm" svg:x2="17.176cm" svg:y2="4.76cm">
            <text:p/>
          </draw:line>
          <draw:line draw:style-name="gr5" draw:text-style-name="P2" draw:layer="layout" svg:x1="17.049cm" svg:y1="4.062cm" svg:x2="17.177cm" svg:y2="4.19cm">
            <text:p/>
          </draw:line>
          <draw:line draw:style-name="gr5" draw:text-style-name="P2" draw:layer="layout" svg:x1="15.367cm" svg:y1="3.868cm" svg:x2="15.236cm" svg:y2="3.868cm">
            <text:p/>
          </draw:line>
          <draw:line draw:style-name="gr5" draw:text-style-name="P2" draw:layer="layout" svg:x1="15.876cm" svg:y1="4.411cm" svg:x2="15.811cm" svg:y2="4.476cm">
            <text:p/>
          </draw:line>
          <draw:line draw:style-name="gr5" draw:text-style-name="P2" draw:layer="layout" svg:x1="15.811cm" svg:y1="4.475cm" svg:x2="15.176cm" svg:y2="4.475cm">
            <text:p/>
          </draw:line>
          <draw:line draw:style-name="gr5" draw:text-style-name="P2" draw:layer="layout" svg:x1="15.747cm" svg:y1="4.158cm" svg:x2="16.034cm" svg:y2="3.871cm">
            <text:p/>
          </draw:line>
          <draw:line draw:style-name="gr6" draw:text-style-name="P2" draw:layer="layout" svg:x1="16.034cm" svg:y1="4.062cm" svg:x2="15.811cm" svg:y2="4.285cm">
            <text:p/>
          </draw:line>
          <draw:line draw:style-name="gr6" draw:text-style-name="P2" draw:layer="layout" svg:x1="13.874cm" svg:y1="4.252cm" svg:x2="13.557cm" svg:y2="4.252cm">
            <text:p/>
          </draw:line>
          <draw:line draw:style-name="gr5" draw:text-style-name="P2" draw:layer="layout" svg:x1="14.541cm" svg:y1="3.744cm" svg:x2="13.874cm" svg:y2="3.744cm">
            <text:p/>
          </draw:line>
          <draw:line draw:style-name="gr5" draw:text-style-name="P2" draw:layer="layout" svg:x1="14.574cm" svg:y1="3.713cm" svg:x2="14.541cm" svg:y2="3.745cm">
            <text:p/>
          </draw:line>
          <draw:line draw:style-name="gr6" draw:text-style-name="P2" draw:layer="layout" svg:x1="13.874cm" svg:y1="4.252cm" svg:x2="14.681cm" svg:y2="4.252cm">
            <text:p/>
          </draw:line>
          <draw:polygon draw:style-name="gr9" draw:text-style-name="P3" draw:layer="layout" svg:width="1.842cm" svg:height="2.224cm" svg:x="13.157cm" svg:y="2.555cm" svg:viewBox="0 0 1843 2225" draw:points="826,2 828,2 828,27 826,27 826,187 842,203 897,204 898,216 899,218 904,238 906,240 915,257 916,259 928,274 1188,534 1189,535 1204,548 1206,549 1224,558 1226,559 1245,565 1247,565 1266,567 1793,567 1800,568 1805,572 1808,577 1809,582 1808,588 1804,594 1787,611 1786,612 1773,628 1772,630 1763,647 1762,649 1756,668 1755,670 1753,690 1753,857 1754,859 1756,874 1756,875 1742,874 1729,876 1718,880 1707,886 1702,889 1699,886 1688,880 1675,876 1663,874 1604,875 1588,891 1588,991 1817,991 1817,989 1842,989 1842,991 1843,991 1842,994 1834,1004 1823,1012 1813,1016 1588,1016 1588,1018 1563,1018 1563,1016 1440,1016 1438,1019 1269,1019 1251,1017 1235,1012 1219,1004 1206,993 1152,939 1424,939 1425,975 1440,991 1563,991 1563,891 1547,875 1488,874 1476,876 1464,880 1453,886 1443,893 1435,903 1429,914 1426,926 1424,939 1152,939 1106,893 1105,893 1090,880 1088,878 1071,869 1068,868 1050,862 1047,862 1027,860 599,860 579,862 577,862 558,868 556,869 538,878 536,880 521,893 520,893 515,899 502,914 501,916 492,933 491,936 485,954 484,957 482,977 482,1587 483,1590 485,1598 486,1601 487,1603 488,1604 494,1610 496,1612 498,1613 500,1613 508,1615 511,1616 553,1616 548,1624 536,1651 533,1662 545,1686 706,1686 706,1684 731,1684 731,1686 733,1686 733,1711 731,1711 731,1713 706,1713 706,1711 545,1711 533,1735 536,1746 548,1773 553,1781 511,1781 508,1781 500,1784 498,1784 496,1786 494,1787 488,1793 487,1794 485,1797 485,1798 483,1806 482,1809 482,2132 481,2150 476,2167 467,2182 456,2195 453,2200 439,2211 424,2219 407,2224 390,2225 226,2225 225,2139 209,2123 98,2123 98,2125 73,2125 73,2123 71,2123 71,2097 73,2097 73,1938 98,1938 98,2097 209,2097 225,2081 226,1985 224,1972 220,1961 215,1950 207,1940 197,1932 186,1926 174,1922 162,1921 114,1922 98,1938 73,1938 57,1922 9,1921 8,1921 6,1919 1,1909 0,1897 0,1286 36,1286 43,1310 67,1322 94,1328 121,1329 148,1325 174,1316 186,1310 192,1286 114,1208 36,1286 0,1286 0,1263 18,1268 96,1190 132,1190 210,1268 234,1261 245,1237 252,1211 253,1183 249,1156 240,1131 234,1119 210,1113 132,1190 96,1190 18,1113 0,1118 0,1095 36,1095 114,1172 192,1095 186,1071 161,1059 134,1053 107,1051 80,1055 54,1065 43,1071 36,1095 0,1095 0,703 2,685 7,669 14,653 26,640 39,630 54,621 70,616 88,615 312,615 331,613 334,612 353,606 355,606 372,596 374,595 390,582 391,581 698,275 699,274 711,259 713,257 722,240 723,238 729,218 729,216 730,204 785,203 801,187 801,27 799,27 799,2 801,2 801,0 826,0">
            <text:p/>
          </draw:polygon>
          <draw:polygon draw:style-name="gr10" draw:text-style-name="P2" draw:layer="layout" svg:width="1.842cm" svg:height="2.224cm" svg:x="13.157cm" svg:y="2.555cm" svg:viewBox="0 0 1843 2225" draw:points="826,2 828,2 828,27 826,27 826,187 842,203 897,204 898,216 899,218 904,238 906,240 915,257 916,259 928,274 1188,534 1189,535 1204,548 1206,549 1224,558 1226,559 1245,565 1247,565 1266,567 1793,567 1800,568 1805,572 1808,577 1809,582 1808,588 1804,594 1787,611 1786,612 1773,628 1772,630 1763,647 1762,649 1756,668 1755,670 1753,690 1753,857 1754,859 1756,874 1756,875 1742,874 1729,876 1718,880 1707,886 1702,889 1699,886 1688,880 1675,876 1663,874 1604,875 1588,891 1588,991 1817,991 1817,989 1842,989 1842,991 1843,991 1842,994 1834,1004 1823,1012 1813,1016 1588,1016 1588,1018 1563,1018 1563,1016 1440,1016 1438,1019 1269,1019 1251,1017 1235,1012 1219,1004 1206,993 1152,939 1424,939 1425,975 1440,991 1563,991 1563,891 1547,875 1488,874 1476,876 1464,880 1453,886 1443,893 1435,903 1429,914 1426,926 1424,939 1152,939 1106,893 1105,893 1090,880 1088,878 1071,869 1068,868 1050,862 1047,862 1027,860 599,860 579,862 577,862 558,868 556,869 538,878 536,880 521,893 520,893 515,899 502,914 501,916 492,933 491,936 485,954 484,957 482,977 482,1587 483,1590 485,1598 486,1601 487,1603 488,1604 494,1610 496,1612 498,1613 500,1613 508,1615 511,1616 553,1616 548,1624 536,1651 533,1662 545,1686 706,1686 706,1684 731,1684 731,1686 733,1686 733,1711 731,1711 731,1713 706,1713 706,1711 545,1711 533,1735 536,1746 548,1773 553,1781 511,1781 508,1781 500,1784 498,1784 496,1786 494,1787 488,1793 487,1794 485,1797 485,1798 483,1806 482,1809 482,2132 481,2150 476,2167 467,2182 456,2195 453,2200 439,2211 424,2219 407,2224 390,2225 226,2225 225,2139 209,2123 98,2123 98,2125 73,2125 73,2123 71,2123 71,2097 73,2097 73,1938 98,1938 98,2097 209,2097 225,2081 226,1985 224,1972 220,1961 215,1950 207,1940 197,1932 186,1926 174,1922 162,1921 114,1922 98,1938 73,1938 57,1922 9,1921 8,1921 6,1919 1,1909 0,1897 0,1286 36,1286 43,1310 67,1322 94,1328 121,1329 148,1325 174,1316 186,1310 192,1286 114,1208 36,1286 0,1286 0,1263 18,1268 96,1190 132,1190 210,1268 234,1261 245,1237 252,1211 253,1183 249,1156 240,1131 234,1119 210,1113 132,1190 96,1190 18,1113 0,1118 0,1095 36,1095 114,1172 192,1095 186,1071 161,1059 134,1053 107,1051 80,1055 54,1065 43,1071 36,1095 0,1095 0,703 2,685 7,669 14,653 26,640 39,630 54,621 70,616 88,615 312,615 331,613 334,612 353,606 355,606 372,596 374,595 390,582 391,581 698,275 699,274 711,259 713,257 722,240 723,238 729,218 729,216 730,204 785,203 801,187 801,27 799,27 799,2 801,2 801,0 826,0">
            <text:p/>
          </draw:polygon>
          <draw:polygon draw:style-name="gr9" draw:text-style-name="P3" draw:layer="layout" svg:width="1.272cm" svg:height="0.409cm" svg:x="13.86cm" svg:y="4.17cm" svg:viewBox="0 0 1273 410" draw:points="848,2 865,6 880,15 894,26 931,63 946,75 948,77 965,86 967,87 986,92 988,93 1008,95 1252,95 1261,97 1267,101 1271,107 1273,115 1270,132 1264,147 1253,161 1178,236 1166,252 1164,254 1155,271 1154,273 1148,292 1148,295 1146,314 1146,378 1144,389 1140,399 1134,407 1130,409 1127,410 1123,409 1119,407 911,199 910,198 895,186 893,184 876,175 873,174 855,168 852,168 832,166 179,166 184,158 196,131 198,119 186,95 27,95 27,97 2,97 2,95 0,95 0,70 2,70 2,68 27,68 27,70 186,70 198,46 196,35 184,8 179,0 831,0">
            <text:p/>
          </draw:polygon>
          <draw:polygon draw:style-name="gr10" draw:text-style-name="P2" draw:layer="layout" svg:width="1.272cm" svg:height="0.409cm" svg:x="13.86cm" svg:y="4.17cm" svg:viewBox="0 0 1273 410" draw:points="848,2 865,6 880,15 894,26 931,63 946,75 948,77 965,86 967,87 986,92 988,93 1008,95 1252,95 1261,97 1267,101 1271,107 1273,115 1270,132 1264,147 1253,161 1178,236 1166,252 1164,254 1155,271 1154,273 1148,292 1148,295 1146,314 1146,378 1144,389 1140,399 1134,407 1130,409 1127,410 1123,409 1119,407 911,199 910,198 895,186 893,184 876,175 873,174 855,168 852,168 832,166 179,166 184,158 196,131 198,119 186,95 27,95 27,97 2,97 2,95 0,95 0,70 2,70 2,68 27,68 27,70 186,70 198,46 196,35 184,8 179,0 831,0">
            <text:p/>
          </draw:polygon>
          <draw:line draw:style-name="gr6" draw:text-style-name="P2" draw:layer="layout" svg:x1="14.681cm" svg:y1="4.252cm" svg:x2="14.891cm" svg:y2="4.285cm">
            <text:p/>
          </draw:line>
          <draw:line draw:style-name="gr6" draw:text-style-name="P2" draw:layer="layout" svg:x1="14.713cm" svg:y1="4.284cm" svg:x2="15.063cm" svg:y2="4.634cm">
            <text:p/>
          </draw:line>
          <draw:line draw:style-name="gr5" draw:text-style-name="P2" draw:layer="layout" svg:x1="13.874cm" svg:y1="3.998cm" svg:x2="14.732cm" svg:y2="3.998cm">
            <text:p/>
          </draw:line>
          <draw:line draw:style-name="gr5" draw:text-style-name="P2" draw:layer="layout" svg:x1="16.795cm" svg:y1="4.887cm" svg:x2="16.795cm" svg:y2="5.046cm">
            <text:p/>
          </draw:line>
          <draw:line draw:style-name="gr5" draw:text-style-name="P2" draw:layer="layout" svg:x1="16.827cm" svg:y1="4.602cm" svg:x2="16.732cm" svg:y2="4.602cm">
            <text:p/>
          </draw:line>
          <draw:line draw:style-name="gr5" draw:text-style-name="P2" draw:layer="layout" svg:x1="16.828cm" svg:y1="4.602cm" svg:x2="16.779cm" svg:y2="4.65cm">
            <text:p/>
          </draw:line>
          <draw:line draw:style-name="gr5" draw:text-style-name="P2" draw:layer="layout" svg:x1="16.732cm" svg:y1="4.602cm" svg:x2="16.78cm" svg:y2="4.65cm">
            <text:p/>
          </draw:line>
          <draw:line draw:style-name="gr5" draw:text-style-name="P2" draw:layer="layout" svg:x1="17.049cm" svg:y1="4.887cm" svg:x2="17.049cm" svg:y2="5.046cm">
            <text:p/>
          </draw:line>
          <draw:line draw:style-name="gr5" draw:text-style-name="P2" draw:layer="layout" svg:x1="17.05cm" svg:y1="4.633cm" svg:x2="16.795cm" svg:y2="4.888cm">
            <text:p/>
          </draw:line>
          <draw:line draw:style-name="gr5" draw:text-style-name="P2" draw:layer="layout" svg:x1="16.986cm" svg:y1="4.189cm" svg:x2="17.05cm" svg:y2="4.253cm">
            <text:p/>
          </draw:line>
          <draw:line draw:style-name="gr5" draw:text-style-name="P2" draw:layer="layout" svg:x1="17.049cm" svg:y1="4.252cm" svg:x2="17.049cm" svg:y2="4.633cm">
            <text:p/>
          </draw:line>
          <draw:line draw:style-name="gr5" draw:text-style-name="P2" draw:layer="layout" svg:x1="16.827cm" svg:y1="4.189cm" svg:x2="16.986cm" svg:y2="4.189cm">
            <text:p/>
          </draw:line>
          <draw:line draw:style-name="gr5" draw:text-style-name="P2" draw:layer="layout" svg:x1="16.795cm" svg:y1="4.363cm" svg:x2="16.795cm" svg:y2="4.221cm">
            <text:p/>
          </draw:line>
          <draw:line draw:style-name="gr5" draw:text-style-name="P2" draw:layer="layout" svg:x1="16.763cm" svg:y1="4.062cm" svg:x2="17.049cm" svg:y2="4.062cm">
            <text:p/>
          </draw:line>
          <draw:line draw:style-name="gr5" draw:text-style-name="P2" draw:layer="layout" svg:x1="16.922cm" svg:y1="4.363cm" svg:x2="16.922cm" svg:y2="4.506cm">
            <text:p/>
          </draw:line>
          <draw:line draw:style-name="gr5" draw:text-style-name="P2" draw:layer="layout" svg:x1="16.923cm" svg:y1="4.506cm" svg:x2="16.827cm" svg:y2="4.603cm">
            <text:p/>
          </draw:line>
          <draw:line draw:style-name="gr7" draw:text-style-name="P2" draw:layer="layout" svg:x1="16.542cm" svg:y1="4.19cm" svg:x2="16.414cm" svg:y2="4.062cm">
            <text:p/>
          </draw:line>
          <draw:line draw:style-name="gr5" draw:text-style-name="P2" draw:layer="layout" svg:x1="16.541cm" svg:y1="3.783cm" svg:x2="16.662cm" svg:y2="3.904cm">
            <text:p/>
          </draw:line>
          <draw:line draw:style-name="gr5" draw:text-style-name="P2" draw:layer="layout" svg:x1="16.732cm" svg:y1="4.095cm" svg:x2="16.764cm" svg:y2="4.062cm">
            <text:p/>
          </draw:line>
          <draw:line draw:style-name="gr5" draw:text-style-name="P2" draw:layer="layout" svg:x1="16.763cm" svg:y1="4.062cm" svg:x2="16.637cm" svg:y2="4.062cm">
            <text:p/>
          </draw:line>
          <draw:line draw:style-name="gr5" draw:text-style-name="P2" draw:layer="layout" svg:x1="16.637cm" svg:y1="4.062cm" svg:x2="16.669cm" svg:y2="4.095cm">
            <text:p/>
          </draw:line>
          <draw:line draw:style-name="gr5" draw:text-style-name="P2" draw:layer="layout" svg:x1="16.446cm" svg:y1="3.871cm" svg:x2="16.638cm" svg:y2="4.063cm">
            <text:p/>
          </draw:line>
          <draw:line draw:style-name="gr7" draw:text-style-name="P2" draw:layer="layout" svg:x1="16.414cm" svg:y1="4.062cm" svg:x2="16.19cm" svg:y2="4.062cm">
            <text:p/>
          </draw:line>
          <draw:line draw:style-name="gr5" draw:text-style-name="P2" draw:layer="layout" svg:x1="16.382cm" svg:y1="4.348cm" svg:x2="16.382cm" svg:y2="4.284cm">
            <text:p/>
          </draw:line>
          <draw:line draw:style-name="gr5" draw:text-style-name="P2" draw:layer="layout" svg:x1="16.383cm" svg:y1="4.285cm" svg:x2="16.319cm" svg:y2="4.221cm">
            <text:p/>
          </draw:line>
          <draw:line draw:style-name="gr5" draw:text-style-name="P2" draw:layer="layout" svg:x1="16.319cm" svg:y1="4.221cm" svg:x2="16.065cm" svg:y2="4.221cm">
            <text:p/>
          </draw:line>
          <draw:line draw:style-name="gr5" draw:text-style-name="P2" draw:layer="layout" svg:x1="16.033cm" svg:y1="3.871cm" svg:x2="16.446cm" svg:y2="3.871cm">
            <text:p/>
          </draw:line>
          <draw:line draw:style-name="gr5" draw:text-style-name="P2" draw:layer="layout" svg:x1="16.382cm" svg:y1="4.538cm" svg:x2="16.382cm" svg:y2="4.348cm">
            <text:p/>
          </draw:line>
          <draw:line draw:style-name="gr6" draw:text-style-name="P2" draw:layer="layout" svg:x1="16.19cm" svg:y1="4.062cm" svg:x2="16.033cm" svg:y2="4.062cm">
            <text:p/>
          </draw:line>
          <draw:line draw:style-name="gr5" draw:text-style-name="P2" draw:layer="layout" svg:x1="16.795cm" svg:y1="4.222cm" svg:x2="16.828cm" svg:y2="4.189cm">
            <text:p/>
          </draw:line>
          <draw:line draw:style-name="gr5" draw:text-style-name="P2" draw:layer="layout" svg:x1="16.733cm" svg:y1="4.094cm" svg:x2="16.668cm" svg:y2="4.158cm">
            <text:p/>
          </draw:line>
          <draw:line draw:style-name="gr5" draw:text-style-name="P2" draw:layer="layout" svg:x1="16.7cm" svg:y1="4.094cm" svg:x2="16.732cm" svg:y2="4.094cm">
            <text:p/>
          </draw:line>
          <draw:line draw:style-name="gr5" draw:text-style-name="P2" draw:layer="layout" svg:x1="16.668cm" svg:y1="4.094cm" svg:x2="16.7cm" svg:y2="4.094cm">
            <text:p/>
          </draw:line>
          <draw:line draw:style-name="gr5" draw:text-style-name="P2" draw:layer="layout" svg:x1="16.668cm" svg:y1="4.157cm" svg:x2="16.668cm" svg:y2="4.363cm">
            <text:p/>
          </draw:line>
          <draw:line draw:style-name="gr5" draw:text-style-name="P2" draw:layer="layout" svg:x1="16.668cm" svg:y1="4.125cm" svg:x2="16.668cm" svg:y2="4.157cm">
            <text:p/>
          </draw:line>
          <draw:line draw:style-name="gr5" draw:text-style-name="P2" draw:layer="layout" svg:x1="16.668cm" svg:y1="4.094cm" svg:x2="16.668cm" svg:y2="4.125cm">
            <text:p/>
          </draw:line>
          <draw:line draw:style-name="gr5" draw:text-style-name="P2" draw:layer="layout" svg:x1="16.701cm" svg:y1="4.094cm" svg:x2="16.668cm" svg:y2="4.126cm">
            <text:p/>
          </draw:line>
          <draw:line draw:style-name="gr7" draw:text-style-name="P2" draw:layer="layout" svg:x1="16.541cm" svg:y1="4.363cm" svg:x2="16.541cm" svg:y2="4.189cm">
            <text:p/>
          </draw:line>
          <draw:line draw:style-name="gr5" draw:text-style-name="P2" draw:layer="layout" svg:x1="16.733cm" svg:y1="4.697cm" svg:x2="16.541cm" svg:y2="4.888cm">
            <text:p/>
          </draw:line>
          <draw:line draw:style-name="gr5" draw:text-style-name="P2" draw:layer="layout" svg:x1="16.78cm" svg:y1="4.649cm" svg:x2="16.732cm" svg:y2="4.698cm">
            <text:p/>
          </draw:line>
          <draw:line draw:style-name="gr5" draw:text-style-name="P2" draw:layer="layout" svg:x1="16.478cm" svg:y1="4.602cm" svg:x2="16.446cm" svg:y2="4.602cm">
            <text:p/>
          </draw:line>
          <draw:line draw:style-name="gr5" draw:text-style-name="P2" draw:layer="layout" svg:x1="16.668cm" svg:y1="4.602cm" svg:x2="16.478cm" svg:y2="4.602cm">
            <text:p/>
          </draw:line>
          <draw:line draw:style-name="gr5" draw:text-style-name="P2" draw:layer="layout" svg:x1="16.732cm" svg:y1="4.602cm" svg:x2="16.668cm" svg:y2="4.602cm">
            <text:p/>
          </draw:line>
          <draw:line draw:style-name="gr5" draw:text-style-name="P2" draw:layer="layout" svg:x1="16.732cm" svg:y1="4.602cm" svg:x2="16.732cm" svg:y2="4.665cm">
            <text:p/>
          </draw:line>
          <draw:line draw:style-name="gr5" draw:text-style-name="P2" draw:layer="layout" svg:x1="16.733cm" svg:y1="4.666cm" svg:x2="16.668cm" svg:y2="4.602cm">
            <text:p/>
          </draw:line>
          <draw:line draw:style-name="gr5" draw:text-style-name="P2" draw:layer="layout" svg:x1="16.732cm" svg:y1="4.665cm" svg:x2="16.732cm" svg:y2="4.697cm">
            <text:p/>
          </draw:line>
          <draw:line draw:style-name="gr7" draw:text-style-name="P2" draw:layer="layout" svg:x1="16.548cm" svg:y1="2.989cm" svg:x2="16.319cm" svg:y2="2.76cm">
            <text:p/>
          </draw:line>
          <draw:line draw:style-name="gr5" draw:text-style-name="P2" draw:layer="layout" svg:x1="16.637cm" svg:y1="3.363cm" svg:x2="15.843cm" svg:y2="3.363cm">
            <text:p/>
          </draw:line>
          <draw:line draw:style-name="gr5" draw:text-style-name="P2" draw:layer="layout" svg:x1="16.796cm" svg:y1="3.523cm" svg:x2="16.637cm" svg:y2="3.363cm">
            <text:p/>
          </draw:line>
          <draw:line draw:style-name="gr7" draw:text-style-name="P2" draw:layer="layout" svg:x1="16.732cm" svg:y1="2.988cm" svg:x2="16.547cm" svg:y2="2.988cm">
            <text:p/>
          </draw:line>
          <draw:line draw:style-name="gr7" draw:text-style-name="P2" draw:layer="layout" svg:x1="16.319cm" svg:y1="2.76cm" svg:x2="16.192cm" svg:y2="2.76cm">
            <text:p/>
          </draw:line>
          <draw:line draw:style-name="gr7" draw:text-style-name="P2" draw:layer="layout" svg:x1="15.367cm" svg:y1="3.428cm" svg:x2="15.494cm" svg:y2="3.3cm">
            <text:p/>
          </draw:line>
          <draw:line draw:style-name="gr5" draw:text-style-name="P2" draw:layer="layout" svg:x1="15.367cm" svg:y1="3.967cm" svg:x2="15.367cm" svg:y2="3.868cm">
            <text:p/>
          </draw:line>
          <draw:line draw:style-name="gr5" draw:text-style-name="P2" draw:layer="layout" svg:x1="15.431cm" svg:y1="4.031cm" svg:x2="15.367cm" svg:y2="3.967cm">
            <text:p/>
          </draw:line>
          <draw:line draw:style-name="gr5" draw:text-style-name="P2" draw:layer="layout" svg:x1="15.716cm" svg:y1="4.03cm" svg:x2="15.43cm" svg:y2="4.03cm">
            <text:p/>
          </draw:line>
          <draw:line draw:style-name="gr7" draw:text-style-name="P2" draw:layer="layout" svg:x1="15.367cm" svg:y1="3.558cm" svg:x2="15.367cm" svg:y2="3.427cm">
            <text:p/>
          </draw:line>
          <draw:line draw:style-name="gr7" draw:text-style-name="P2" draw:layer="layout" svg:x1="15.621cm" svg:y1="3.558cm" svg:x2="15.367cm" svg:y2="3.558cm">
            <text:p/>
          </draw:line>
          <draw:line draw:style-name="gr5" draw:text-style-name="P2" draw:layer="layout" svg:x1="15.493cm" svg:y1="3.15cm" svg:x2="15.502cm" svg:y2="3.141cm">
            <text:p/>
          </draw:line>
          <draw:line draw:style-name="gr7" draw:text-style-name="P2" draw:layer="layout" svg:x1="15.493cm" svg:y1="3.3cm" svg:x2="15.493cm" svg:y2="3.149cm">
            <text:p/>
          </draw:line>
          <draw:line draw:style-name="gr5" draw:text-style-name="P2" draw:layer="layout" svg:x1="15.719cm" svg:y1="3.868cm" svg:x2="15.621cm" svg:y2="3.868cm">
            <text:p/>
          </draw:line>
          <draw:line draw:style-name="gr5" draw:text-style-name="P2" draw:layer="layout" svg:x1="15.844cm" svg:y1="3.744cm" svg:x2="15.719cm" svg:y2="3.869cm">
            <text:p/>
          </draw:line>
          <draw:line draw:style-name="gr5" draw:text-style-name="P2" draw:layer="layout" svg:x1="15.843cm" svg:y1="3.363cm" svg:x2="15.843cm" svg:y2="3.744cm">
            <text:p/>
          </draw:line>
          <draw:line draw:style-name="gr5" draw:text-style-name="P2" draw:layer="layout" svg:x1="16.288cm" svg:y1="3.459cm" svg:x2="15.716cm" svg:y2="4.031cm">
            <text:p/>
          </draw:line>
          <draw:line draw:style-name="gr5" draw:text-style-name="P2" draw:layer="layout" svg:x1="16.795cm" svg:y1="3.633cm" svg:x2="16.795cm" svg:y2="3.522cm">
            <text:p/>
          </draw:line>
          <draw:line draw:style-name="gr5" draw:text-style-name="P2" draw:layer="layout" svg:x1="16.669cm" svg:y1="3.509cm" svg:x2="16.619cm" svg:y2="3.459cm">
            <text:p/>
          </draw:line>
          <draw:line draw:style-name="gr5" draw:text-style-name="P2" draw:layer="layout" svg:x1="16.668cm" svg:y1="3.633cm" svg:x2="16.668cm" svg:y2="3.508cm">
            <text:p/>
          </draw:line>
          <draw:line draw:style-name="gr5" draw:text-style-name="P2" draw:layer="layout" svg:x1="16.541cm" svg:y1="3.633cm" svg:x2="16.541cm" svg:y2="3.783cm">
            <text:p/>
          </draw:line>
          <draw:line draw:style-name="gr5" draw:text-style-name="P2" draw:layer="layout" svg:x1="16.619cm" svg:y1="3.459cm" svg:x2="16.287cm" svg:y2="3.459cm">
            <text:p/>
          </draw:line>
          <draw:line draw:style-name="gr5" draw:text-style-name="P2" draw:layer="layout" svg:x1="14.987cm" svg:y1="3.777cm" svg:x2="14.922cm" svg:y2="3.713cm">
            <text:p/>
          </draw:line>
          <draw:line draw:style-name="gr5" draw:text-style-name="P2" draw:layer="layout" svg:x1="14.986cm" svg:y1="3.868cm" svg:x2="14.986cm" svg:y2="3.776cm">
            <text:p/>
          </draw:line>
          <draw:line draw:style-name="gr5" draw:text-style-name="P2" draw:layer="layout" svg:x1="15.176cm" svg:y1="4.03cm" svg:x2="15.049cm" svg:y2="4.03cm">
            <text:p/>
          </draw:line>
          <draw:line draw:style-name="gr5" draw:text-style-name="P2" draw:layer="layout" svg:x1="14.986cm" svg:y1="3.967cm" svg:x2="14.986cm" svg:y2="3.868cm">
            <text:p/>
          </draw:line>
          <draw:line draw:style-name="gr5" draw:text-style-name="P2" draw:layer="layout" svg:x1="15.05cm" svg:y1="4.031cm" svg:x2="14.986cm" svg:y2="3.967cm">
            <text:p/>
          </draw:line>
          <draw:line draw:style-name="gr5" draw:text-style-name="P2" draw:layer="layout" svg:x1="15.752cm" svg:y1="3.272cm" svg:x2="15.752cm" svg:y2="3.141cm">
            <text:p/>
          </draw:line>
          <draw:line draw:style-name="gr5" draw:text-style-name="P2" draw:layer="layout" svg:x1="15.844cm" svg:y1="3.364cm" svg:x2="15.752cm" svg:y2="3.272cm">
            <text:p/>
          </draw:line>
          <draw:line draw:style-name="gr7" draw:text-style-name="P2" draw:layer="layout" svg:x1="15.501cm" svg:y1="2.944cm" svg:x2="15.685cm" svg:y2="2.76cm">
            <text:p/>
          </draw:line>
          <draw:line draw:style-name="gr7" draw:text-style-name="P2" draw:layer="layout" svg:x1="15.878cm" svg:y1="2.76cm" svg:x2="15.684cm" svg:y2="2.76cm">
            <text:p/>
          </draw:line>
          <draw:line draw:style-name="gr7" draw:text-style-name="P2" draw:layer="layout" svg:x1="15.501cm" svg:y1="3.141cm" svg:x2="15.501cm" svg:y2="2.943cm">
            <text:p/>
          </draw:line>
          <draw:line draw:style-name="gr8" draw:text-style-name="P2" draw:layer="layout" svg:x1="13.021cm" svg:y1="3.271cm" svg:x2="13.054cm" svg:y2="3.271cm">
            <text:p/>
          </draw:line>
          <draw:polyline draw:style-name="gr8" draw:text-style-name="P2" draw:layer="layout" svg:width="0.048cm" svg:height="0.1cm" svg:x="13.006cm" svg:y="3.224cm" svg:viewBox="0 0 49 101" draw:points="49,101 49,0 0,0">
            <text:p/>
          </draw:polyline>
          <draw:polyline draw:style-name="gr8" draw:text-style-name="P2" draw:layer="layout" svg:width="0.048cm" svg:height="0.067cm" svg:x="12.925cm" svg:y="3.257cm" svg:viewBox="0 0 49 68" draw:points="5,63 15,68 35,68 44,63 49,53 49,15 44,5 35,0 15,0 5,5 0,15 0,25 49,34">
            <text:p/>
          </draw:polyline>
          <draw:line draw:style-name="gr8" draw:text-style-name="P2" draw:layer="layout" svg:x1="12.883cm" svg:y1="3.324cm" svg:x2="12.883cm" svg:y2="3.257cm">
            <text:p/>
          </draw:line>
          <draw:polyline draw:style-name="gr8" draw:text-style-name="P2" draw:layer="layout" svg:width="0.029cm" svg:height="0.019cm" svg:x="12.854cm" svg:y="3.257cm" svg:viewBox="0 0 30 20" draw:points="30,20 25,11 20,6 9,0 0,0">
            <text:p/>
          </draw:polyline>
          <draw:line draw:style-name="gr8" draw:text-style-name="P2" draw:layer="layout" svg:x1="12.821cm" svg:y1="3.257cm" svg:x2="12.821cm" svg:y2="3.324cm">
            <text:p/>
          </draw:line>
          <draw:polyline draw:style-name="gr8" draw:text-style-name="P2" draw:layer="layout" svg:width="0.043cm" svg:height="0.067cm" svg:x="12.778cm" svg:y="3.257cm" svg:viewBox="0 0 44 68" draw:points="44,11 39,5 29,0 15,0 5,5 0,15 0,68">
            <text:p/>
          </draw:polyline>
          <draw:polyline draw:style-name="gr8" draw:text-style-name="P2" draw:layer="layout" svg:width="0.043cm" svg:height="0.067cm" svg:x="12.687cm" svg:y="3.257cm" svg:viewBox="0 0 44 68" draw:points="0,68 0,15 5,5 15,0 35,0 44,5">
            <text:p/>
          </draw:polyline>
          <draw:polyline draw:style-name="gr8" draw:text-style-name="P2" draw:layer="layout" svg:width="0.048cm" svg:height="0.043cm" svg:x="12.687cm" svg:y="3.281cm" svg:viewBox="0 0 49 44" draw:points="0,39 10,44 35,44 44,39 49,29 49,20 44,9 35,5 10,5 0,0">
            <text:p/>
          </draw:polyline>
          <draw:line draw:style-name="gr8" draw:text-style-name="P2" draw:layer="layout" svg:x1="12.64cm" svg:y1="3.257cm" svg:x2="12.64cm" svg:y2="3.324cm">
            <text:p/>
          </draw:line>
          <draw:polyline draw:style-name="gr8" draw:text-style-name="P2" draw:layer="layout" svg:width="0.043cm" svg:height="0.067cm" svg:x="12.597cm" svg:y="3.257cm" svg:viewBox="0 0 44 68" draw:points="44,11 39,5 29,0 14,0 5,5 0,15 0,68">
            <text:p/>
          </draw:polyline>
          <draw:line draw:style-name="gr8" draw:text-style-name="P2" draw:layer="layout" svg:x1="12.506cm" svg:y1="3.324cm" svg:x2="12.506cm" svg:y2="3.224cm">
            <text:p/>
          </draw:line>
          <draw:polyline draw:style-name="gr8" draw:text-style-name="P2" draw:layer="layout" svg:width="0.048cm" svg:height="0.067cm" svg:x="12.506cm" svg:y="3.257cm" svg:viewBox="0 0 49 68" draw:points="0,63 10,68 30,68 39,63 44,58 49,49 49,20 44,11 39,5 30,0 10,0 0,5">
            <text:p/>
          </draw:polyline>
          <draw:polygon draw:style-name="gr8" draw:text-style-name="P2" draw:layer="layout" svg:width="0.052cm" svg:height="0.067cm" svg:x="12.411cm" svg:y="3.257cm" svg:viewBox="0 0 53 68" draw:points="33,68 44,63 49,58 53,49 53,20 49,11 44,5 33,0 19,0 10,5 5,11 0,20 0,49 5,58 10,63 19,68">
            <text:p/>
          </draw:polygon>
          <draw:polyline draw:style-name="gr8" draw:text-style-name="P2" draw:layer="layout" svg:width="0.062cm" svg:height="0.1cm" svg:x="12.235cm" svg:y="3.224cm" svg:viewBox="0 0 63 101" draw:points="0,91 5,96 20,101 30,101 44,96 53,86 58,77 63,58 63,44 58,24 53,14 44,5 30,0 20,0 5,5 0,9">
            <text:p/>
          </draw:polyline>
          <draw:polygon draw:style-name="gr8" draw:text-style-name="P2" draw:layer="layout" svg:width="0.053cm" svg:height="0.067cm" svg:x="12.144cm" svg:y="3.257cm" svg:viewBox="0 0 54 68" draw:points="34,68 43,63 48,58 54,49 54,20 48,11 43,5 34,0 19,0 10,5 5,11 0,20 0,49 5,58 10,63 19,68">
            <text:p/>
          </draw:polygon>
          <draw:line draw:style-name="gr8" draw:text-style-name="P2" draw:layer="layout" svg:x1="12.059cm" svg:y1="3.324cm" svg:x2="12.059cm" svg:y2="3.224cm">
            <text:p/>
          </draw:line>
          <draw:polyline draw:style-name="gr8" draw:text-style-name="P2" draw:layer="layout" svg:width="0.047cm" svg:height="0.067cm" svg:x="12.059cm" svg:y="3.257cm" svg:viewBox="0 0 48 68" draw:points="0,63 9,68 28,68 38,63 43,58 48,49 48,20 43,11 38,5 28,0 9,0 0,5">
            <text:p/>
          </draw:polyline>
          <draw:polyline draw:style-name="gr8" draw:text-style-name="P2" draw:layer="layout" svg:width="0.043cm" svg:height="0.067cm" svg:x="11.968cm" svg:y="3.257cm" svg:viewBox="0 0 44 68" draw:points="0,68 0,15 5,5 15,0 35,0 44,5">
            <text:p/>
          </draw:polyline>
          <draw:polyline draw:style-name="gr8" draw:text-style-name="P2" draw:layer="layout" svg:width="0.048cm" svg:height="0.043cm" svg:x="11.968cm" svg:y="3.281cm" svg:viewBox="0 0 49 44" draw:points="0,39 10,44 34,44 44,39 49,29 49,20 44,9 34,5 10,5 0,0">
            <text:p/>
          </draw:polyline>
          <draw:polyline draw:style-name="gr8" draw:text-style-name="P2" draw:layer="layout" svg:width="0.052cm" svg:height="0.066cm" svg:x="12.973cm" svg:y="3.413cm" svg:viewBox="0 0 53 67" draw:points="0,4 11,0 30,0 39,4 49,14 53,23 53,42 49,53 39,63 30,67 11,67 0,63">
            <text:p/>
          </draw:polyline>
          <draw:polygon draw:style-name="gr8" draw:text-style-name="P2" draw:layer="layout" svg:width="0.134cm" svg:height="0.134cm" svg:x="12.925cm" svg:y="3.379cm" svg:viewBox="0 0 135 135" draw:points="68,0 92,5 116,20 130,44 135,68 130,92 116,116 92,130 68,135 44,130 20,116 5,92 0,68 5,44 20,20 44,5">
            <text:p/>
          </draw:polygon>
          <draw:polyline draw:style-name="gr8" draw:text-style-name="P2" draw:layer="layout" svg:width="0.062cm" svg:height="0.1cm" svg:x="12.754cm" svg:y="3.394cm" svg:viewBox="0 0 63 101" draw:points="58,9 53,4 44,0 19,0 10,4 5,9 0,19 0,28 5,42 63,101 0,101">
            <text:p/>
          </draw:polyline>
          <draw:polygon draw:style-name="gr8" draw:text-style-name="P2" draw:layer="layout" svg:width="0.057cm" svg:height="0.1cm" svg:x="12.659cm" svg:y="3.394cm" svg:viewBox="0 0 58 101" draw:points="34,0 25,0 14,4 9,9 5,19 0,38 0,62 5,82 9,91 14,96 25,101 34,101 44,96 48,91 53,82 58,62 58,38 53,19 48,9 44,4">
            <text:p/>
          </draw:polygon>
          <draw:polyline draw:style-name="gr8" draw:text-style-name="P2" draw:layer="layout" svg:width="0.061cm" svg:height="0.1cm" svg:x="12.564cm" svg:y="3.394cm" svg:viewBox="0 0 62 101" draw:points="58,9 53,4 43,0 19,0 9,4 4,9 0,19 0,28 4,42 62,101 0,101">
            <text:p/>
          </draw:polyline>
          <draw:polygon draw:style-name="gr8" draw:text-style-name="P2" draw:layer="layout" svg:width="0.057cm" svg:height="0.1cm" svg:x="12.468cm" svg:y="3.394cm" svg:viewBox="0 0 58 101" draw:points="34,0 24,0 15,4 10,9 5,19 0,38 0,62 5,82 10,91 15,96 24,101 34,101 43,96 49,91 54,82 58,62 58,38 54,19 49,9 43,4">
            <text:p/>
          </draw:polygon>
          <draw:line draw:style-name="gr8" draw:text-style-name="P2" draw:layer="layout" svg:x1="12.354cm" svg:y1="3.389cm" svg:x2="12.441cm" svg:y2="3.518cm">
            <text:p/>
          </draw:line>
          <draw:polygon draw:style-name="gr8" draw:text-style-name="P2" draw:layer="layout" svg:width="0.057cm" svg:height="0.1cm" svg:x="12.268cm" svg:y="3.394cm" svg:viewBox="0 0 58 101" draw:points="35,0 25,0 15,4 10,9 5,19 0,38 0,62 5,82 10,91 15,96 25,101 35,101 44,96 49,91 54,82 58,62 58,38 54,19 49,9 44,4">
            <text:p/>
          </draw:polygon>
          <draw:line draw:style-name="gr8" draw:text-style-name="P2" draw:layer="layout" svg:x1="12.173cm" svg:y1="3.494cm" svg:x2="12.23cm" svg:y2="3.494cm">
            <text:p/>
          </draw:line>
          <draw:polyline draw:style-name="gr8" draw:text-style-name="P2" draw:layer="layout" svg:width="0.028cm" svg:height="0.1cm" svg:x="12.202cm" svg:y="3.394cm" svg:viewBox="0 0 29 101" draw:points="0,101 0,0 9,14 19,23 29,28">
            <text:p/>
          </draw:polyline>
          <draw:line draw:style-name="gr6" draw:text-style-name="P2" draw:layer="layout" svg:x1="12.732cm" svg:y1="4.665cm" svg:x2="12.604cm" svg:y2="4.793cm">
            <text:p/>
          </draw:line>
          <draw:line draw:style-name="gr6" draw:text-style-name="P2" draw:layer="layout" svg:x1="12.922cm" svg:y1="4.665cm" svg:x2="12.731cm" svg:y2="4.665cm">
            <text:p/>
          </draw:line>
          <draw:line draw:style-name="gr6" draw:text-style-name="P2" draw:layer="layout" svg:x1="13.427cm" svg:y1="5.604cm" svg:x2="13.636cm" svg:y2="5.395cm">
            <text:p/>
          </draw:line>
          <draw:line draw:style-name="gr6" draw:text-style-name="P2" draw:layer="layout" svg:x1="12.168cm" svg:y1="4.958cm" svg:x2="12.168cm" svg:y2="4.664cm">
            <text:p/>
          </draw:line>
          <draw:line draw:style-name="gr6" draw:text-style-name="P2" draw:layer="layout" svg:x1="12.351cm" svg:y1="5.142cm" svg:x2="12.168cm" svg:y2="4.958cm">
            <text:p/>
          </draw:line>
          <draw:line draw:style-name="gr6" draw:text-style-name="P2" draw:layer="layout" svg:x1="15.493cm" svg:y1="5.141cm" svg:x2="12.35cm" svg:y2="5.141cm">
            <text:p/>
          </draw:line>
          <draw:polygon draw:style-name="gr9" draw:text-style-name="P3" draw:layer="layout" svg:width="6.847cm" svg:height="3.8cm" svg:x="11.467cm" svg:y="2.225cm" svg:viewBox="0 0 6848 3801" draw:points="240,4 237,17 235,29 235,279 237,292 240,303 246,315 254,324 264,332 275,338 287,342 299,343 451,343 464,342 476,338 487,332 497,324 505,315 511,303 513,296 905,296 905,329 912,362 925,393 943,420 966,444 994,462 1025,475 1057,481 1091,481 1123,475 1154,462 1181,444 1205,420 1224,393 1236,362 1243,329 1243,296 1236,264 1224,233 1205,205 1181,182 1154,164 1123,151 1091,144 1057,144 1025,151 994,164 966,182 943,205 925,233 912,264 905,296 513,296 514,292 516,279 516,29 514,17 511,4 508,0 1643,0 1641,4 1637,17 1635,29 1635,279 1637,292 1641,303 1646,315 1654,324 1664,332 1675,338 1687,342 1699,343 1852,343 1864,342 1876,338 1887,332 1897,324 1905,315 1910,303 1914,292 1916,279 1916,29 1914,17 1910,4 1908,0 6716,0 6732,10 6763,32 6791,58 6816,86 6839,117 6848,132 6848,3669 6839,3685 6816,3715 6791,3744 6763,3769 6732,3792 6716,3801 2419,3801 2434,3788 2460,3758 2479,3722 2490,3684 2493,3654 2493,3514 2490,3484 2479,3445 2460,3410 2434,3378 2403,3353 2368,3334 2329,3322 2290,3319 2249,3322 2211,3334 2176,3353 2145,3378 2120,3410 2101,3445 2089,3484 2088,3481 2075,3456 2063,3441 2063,3421 2210,3274 3882,3274 3883,3275 3905,3294 3018,3294 3018,3762 5074,3762 5074,3466 6312,3466 6312,3511 6321,3554 6338,3595 6362,3631 6393,3662 6430,3687 6471,3704 6514,3712 6558,3712 6601,3704 6642,3687 6679,3662 6709,3631 6734,3595 6751,3554 6760,3511 6760,3466 6751,3423 6734,3382 6709,3346 6679,3314 6642,3290 6601,3273 6558,3264 6514,3264 6471,3273 6430,3290 6393,3314 6362,3346 6338,3382 6321,3423 6312,3466 5074,3466 5074,3294 4148,3294 4171,3275 4190,3252 4204,3225 4213,3196 4216,3166 4213,3136 4204,3108 4190,3080 4171,3057 4175,3055 4189,3043 4200,3030 4208,3014 4214,2997 4215,2980 4215,2853 4214,2835 4208,2818 4200,2803 4189,2789 4175,2778 4160,2769 4143,2764 4125,2762 3928,2762 3911,2764 3894,2769 3878,2778 3864,2789 3853,2803 3848,2813 926,2813 804,2691 804,2622 812,2617 822,2609 830,2599 836,2588 839,2577 840,2564 840,2553 999,2553 999,2581 1004,2607 1014,2633 1030,2655 1049,2675 1072,2690 1097,2700 1124,2706 1151,2706 1178,2700 1203,2690 1226,2675 1245,2655 1260,2633 1271,2607 1276,2581 1276,2575 1307,2543 1310,2543 1310,2564 1312,2577 1315,2588 1321,2599 1329,2609 1339,2617 1350,2623 1362,2626 1374,2628 1527,2628 1539,2626 1551,2623 1562,2617 1572,2609 1580,2599 1585,2588 1589,2577 1590,2564 1590,2314 1589,2301 1585,2290 1580,2279 1572,2269 1562,2261 1551,2255 1539,2251 1527,2250 1374,2250 1362,2251 1350,2255 1339,2261 1329,2269 1321,2279 1315,2290 1312,2301 1310,2314 1310,2336 1270,2336 1264,2336 1260,2336 1244,2338 1224,2344 1220,2347 1207,2353 1198,2361 1191,2367 1188,2370 1129,2429 1124,2429 1097,2434 1072,2444 1049,2459 1030,2479 1014,2502 1004,2526 999,2553 840,2553 840,2314 839,2301 836,2290 830,2279 822,2269 812,2261 801,2255 789,2251 777,2250 625,2250 612,2251 600,2255 589,2261 579,2269 571,2279 565,2290 562,2301 560,2314 560,2564 562,2577 565,2588 571,2599 579,2609 589,2617 597,2622 597,2728 596,2733 597,2739 599,2753 604,2773 614,2791 627,2807 631,2810 807,2986 810,2990 814,2993 826,3003 834,3007 844,3012 863,3018 878,3020 883,3020 889,3020 1066,3020 1049,3031 1030,3050 1014,3073 1004,3098 999,3125 999,3152 1004,3179 1014,3204 1030,3227 1049,3246 1072,3261 1097,3271 1124,3277 1151,3277 1178,3271 1203,3261 1226,3246 1230,3242 1412,3242 1556,3386 1556,3441 1544,3456 1531,3481 1523,3507 1521,3527 1521,3641 1523,3661 1531,3687 1544,3711 1561,3732 1582,3750 1607,3763 1633,3770 1660,3773 1687,3770 1713,3763 1737,3750 1758,3732 1775,3711 1788,3687 1796,3661 1798,3641 1798,3527 1796,3507 1788,3481 1775,3456 1763,3441 1763,3348 1764,3343 1763,3338 1762,3323 1756,3304 1751,3295 1746,3286 1736,3274 1733,3270 1729,3267 1532,3069 1528,3065 1513,3052 1495,3042 1475,3037 1460,3035 1455,3034 1450,3035 1230,3035 1226,3031 1209,3020 3848,3020 3853,3030 3864,3043 3878,3055 3883,3057 3875,3067 2172,3067 2168,3066 2162,3067 2147,3068 2128,3074 2119,3079 2110,3084 2098,3093 2094,3097 2091,3101 1890,3301 1886,3304 1883,3309 1873,3320 1864,3338 1857,3358 1856,3378 1856,3383 1856,3441 1844,3456 1831,3481 1823,3507 1821,3527 1821,3641 1823,3661 1831,3687 1844,3711 1861,3732 1882,3750 1907,3763 1933,3770 1960,3773 1987,3770 2013,3763 2037,3750 2058,3732 2075,3711 2088,3687 2089,3684 2101,3722 2120,3758 2145,3788 2161,3801 1159,3801 1174,3788 1200,3758 1219,3722 1221,3713 1222,3722 1226,3733 1231,3744 1239,3754 1249,3762 1260,3768 1272,3771 1285,3773 1435,3773 1447,3771 1459,3768 1470,3762 1480,3754 1488,3744 1493,3733 1497,3722 1499,3709 1499,3458 1497,3446 1493,3433 1488,3423 1480,3413 1470,3405 1459,3399 1447,3395 1435,3394 1285,3394 1272,3395 1260,3399 1249,3405 1239,3413 1231,3423 1226,3433 1222,3446 1221,3454 1219,3445 1200,3410 1174,3378 1143,3353 1108,3334 1069,3322 1030,3319 990,3322 952,3334 916,3353 885,3378 859,3410 841,3445 829,3484 826,3514 826,3654 829,3684 841,3722 859,3758 885,3788 901,3801 132,3801 116,3792 85,3769 57,3744 31,3715 9,3685 0,3669 0,3466 88,3466 88,3511 97,3554 114,3595 138,3631 169,3662 206,3687 247,3704 290,3712 334,3712 377,3704 418,3687 455,3662 485,3631 510,3595 527,3554 536,3511 536,3466 527,3423 510,3382 485,3346 455,3314 418,3290 377,3273 334,3264 290,3264 247,3273 206,3290 169,3314 138,3346 114,3382 97,3423 88,3466 0,3466 0,3034 223,3034 223,3052 227,3069 233,3085 243,3100 256,3112 270,3122 286,3129 303,3132 321,3132 338,3129 354,3122 368,3112 381,3100 391,3085 397,3069 401,3052 401,3034 397,3018 391,3002 381,2987 368,2975 354,2965 338,2958 321,2955 303,2955 286,2958 270,2965 256,2975 243,2987 233,3002 227,3018 223,3034 0,3034 0,2564 235,2564 237,2577 240,2588 246,2599 254,2609 264,2617 275,2623 287,2626 299,2628 347,2628 363,2612 363,2452 388,2452 388,2612 404,2628 451,2628 464,2626 476,2623 487,2617 497,2609 505,2599 511,2588 514,2577 516,2564 515,2468 499,2452 251,2452 235,2468 235,2564 0,2564 0,2314 235,2314 235,2410 251,2426 363,2426 363,2267 388,2267 388,2426 499,2426 515,2410 516,2314 514,2301 511,2290 505,2279 497,2269 487,2261 476,2255 464,2251 451,2250 404,2251 388,2267 363,2267 347,2251 299,2250 287,2251 275,2255 264,2261 254,2269 246,2279 240,2290 237,2301 235,2314 0,2314 0,2246 167,2078 170,2076 172,2073 177,2067 178,2066 185,2054 189,2041 190,2031 190,1706 189,1696 185,1683 178,1672 175,1666 172,1664 170,1661 167,1659 123,1615 1409,1615 1416,1639 1440,1651 1467,1657 1494,1658 1521,1654 1546,1645 1558,1639 1564,1615 1486,1537 1409,1615 123,1615 35,1526 1348,1526 1352,1553 1361,1579 1367,1590 1391,1597 1469,1519 1391,1442 1367,1448 1355,1473 1349,1499 1348,1526 35,1526 0,1491 0,1424 1409,1424 1486,1501 1564,1424 1558,1400 1533,1388 1507,1382 1480,1380 1453,1384 1427,1394 1416,1400 1409,1424 0,1424 0,913 404,913 404,1380 1614,1380 1614,1463 1612,1460 1606,1448 1582,1442 1505,1519 1582,1597 1606,1590 1614,1574 1614,2227 1614,2235 1616,2250 1620,2266 1626,2279 1634,2293 1638,2298 1637,2301 1635,2314 1635,2564 1637,2577 1641,2588 1646,2599 1654,2609 1664,2617 1675,2623 1687,2626 1699,2628 1781,2628 1783,2629 1803,2630 1809,2631 2080,2631 2087,2630 2106,2629 2118,2626 2137,2620 2148,2615 2166,2606 2176,2599 2191,2587 2196,2582 2201,2578 2205,2573 2217,2558 2224,2548 2234,2530 2238,2519 2244,2500 2246,2488 2249,2468 2249,2372 2255,2381 2277,2402 2302,2419 2330,2430 2360,2435 2395,2435 2395,2294 2420,2294 2420,2435 2455,2435 2485,2430 2513,2419 2538,2402 2560,2381 2577,2356 2589,2329 2591,2318 2579,2294 2393,2294 2393,2269 2395,2269 2395,2267 2420,2267 2420,2269 2579,2269 2591,2245 2589,2234 2577,2207 2563,2186 3220,2186 3227,2187 3519,2478 3522,2482 3526,2485 3538,2495 3543,2498 3556,2504 3575,2511 3590,2512 3595,2512 3601,2512 4460,2512 4463,2515 4463,2672 4457,2677 4438,2701 4424,2727 4415,2756 4413,2778 4413,2863 4415,2886 4424,2915 4438,2942 4457,2965 4481,2984 4508,2998 4536,3007 4566,3010 4596,3007 4626,2998 4652,2984 4675,2965 4694,2943 4700,2952 4721,2974 4746,2990 4773,3003 4784,3005 4808,2993 4808,2834 4806,2834 4806,2808 4808,2808 4808,2649 4784,2637 4773,2639 4746,2651 4721,2669 4700,2691 4694,2699 4675,2677 4670,2672 4670,2477 4670,2472 4669,2465 4668,2451 4664,2435 4663,2432 4653,2414 4646,2406 4640,2398 4636,2395 4579,2339 4576,2335 4561,2322 4543,2312 4523,2306 4508,2305 4503,2304 4498,2305 4407,2305 4469,2242 4496,2216 4569,2216 4570,2228 4574,2240 4579,2251 4587,2261 4598,2269 4608,2274 4620,2278 4633,2279 4694,2279 4710,2263 4710,2162 4585,2162 4569,2178 4569,2216 4496,2216 4580,2132 4585,2136 4710,2136 4710,2135 4736,2135 4736,2136 4737,2136 4737,2162 4736,2162 4736,2263 4751,2279 4813,2279 4825,2278 4832,2276 4832,2309 4832,2313 4832,2317 4833,2330 4838,2345 4846,2360 4856,2372 4859,2375 4917,2433 4920,2436 4923,2439 4930,2444 4932,2446 4947,2454 4963,2459 4975,2460 5158,2460 5018,2601 5015,2603 5005,2615 5004,2616 4997,2630 4992,2646 4991,2657 4988,2658 4965,2677 4947,2699 4941,2691 4920,2669 4895,2651 4867,2639 4857,2637 4833,2649 4833,2808 4835,2808 4835,2834 4833,2834 4833,2993 4857,3005 4867,3003 4895,2990 4920,2974 4941,2952 4947,2943 4965,2965 4988,2984 5015,2998 5044,3007 5074,3010 5104,3007 5133,2998 5160,2984 5183,2965 5201,2943 5219,2965 5235,2978 5235,2980 5236,2991 5236,2998 5242,3016 5250,3032 5262,3046 5266,3049 5354,3138 5357,3141 5372,3153 5388,3162 5400,3166 5405,3167 5407,3167 5419,3168 5424,3169 5428,3168 5992,3168 5996,3169 6001,3168 6014,3167 6032,3162 6048,3153 6063,3141 6065,3138 6169,3034 6447,3034 6447,3052 6451,3069 6457,3085 6467,3100 6480,3112 6494,3122 6510,3129 6527,3132 6545,3132 6562,3129 6578,3122 6592,3112 6605,3100 6615,3085 6621,3069 6625,3052 6625,3034 6621,3018 6615,3002 6605,2987 6592,2975 6578,2965 6562,2958 6545,2955 6527,2955 6510,2958 6494,2965 6480,2975 6467,2987 6457,3002 6451,3018 6447,3034 6169,3034 6186,3018 6190,3014 6201,3000 6210,2984 6215,2966 6217,2952 6217,2948 6217,2943 6217,1238 6217,1234 6215,1215 6210,1198 6207,1192 6201,1181 6190,1167 6186,1164 6009,988 6009,927 6036,909 6046,899 6368,899 6368,933 6374,965 6387,996 6405,1024 6428,1047 6456,1065 6487,1078 6519,1084 6553,1084 6585,1078 6616,1065 6643,1047 6667,1024 6686,996 6698,965 6705,933 6705,899 6698,867 6686,836 6667,809 6643,785 6616,767 6585,754 6553,747 6519,747 6487,754 6456,767 6428,785 6405,809 6387,836 6374,867 6368,899 6046,899 6062,883 6083,852 6097,818 6104,781 6104,744 6097,708 6083,673 6062,643 6036,616 6005,596 5971,582 5935,574 5898,574 5861,582 5827,596 5796,616 5769,643 5749,673 5735,708 5727,744 5727,781 5735,818 5749,852 5769,883 5796,909 5822,927 5822,1021 5822,1026 5824,1045 5828,1060 5829,1062 5838,1079 5849,1093 5853,1096 6030,1272 6030,2909 5991,2948 5991,2696 5990,2684 5986,2671 5981,2661 5973,2651 5963,2643 5952,2637 5940,2633 5927,2632 5921,2632 5921,1841 5921,1837 5920,1821 5915,1805 5907,1790 5906,1789 5897,1778 5893,1775 5740,1622 5738,1619 5725,1608 5711,1600 5695,1596 5683,1595 5679,1594 5675,1595 5229,1595 5192,1557 5234,1557 5246,1556 5258,1552 5265,1549 5272,1552 5283,1556 5296,1557 5361,1557 5373,1556 5385,1552 5392,1549 5399,1552 5410,1556 5423,1557 5427,1557 5443,1541 5443,1421 5468,1421 5468,1541 5484,1557 5488,1557 5500,1556 5512,1552 5524,1546 5533,1538 5541,1529 5547,1518 5550,1506 5552,1494 5552,1437 5536,1421 5441,1421 5441,1396 5443,1396 5443,1275 5468,1275 5468,1396 5536,1396 5552,1380 5552,1323 5550,1311 5547,1299 5541,1288 5533,1278 5524,1270 5512,1264 5500,1261 5488,1260 5484,1260 5468,1275 5443,1275 5427,1260 5423,1260 5410,1261 5405,1262 5398,1251 5392,1243 5388,1238 5384,1235 5231,1082 5229,1079 5216,1069 5202,1061 5186,1056 5174,1055 5170,1054 5166,1055 4668,1055 4673,1049 4678,1038 4682,1026 4684,1014 4683,945 4667,929 4547,929 4547,931 4522,931 4522,929 4520,929 4520,903 4522,903 4522,771 4547,771 4547,903 4667,903 4683,888 4684,819 4682,806 4678,794 4673,783 4665,773 4655,765 4644,759 4632,756 4620,755 4563,755 4547,771 4522,771 4506,755 4450,755 4437,756 4426,759 4414,765 4404,773 4396,783 4391,794 4389,798 4368,780 4342,766 4314,757 4285,754 4256,757 4228,766 4202,780 4179,798 4160,821 4160,822 4159,821 4140,798 4128,788 4128,756 4256,628 4288,628 4290,631 4297,647 4309,661 4322,671 4338,680 4354,685 4372,687 4451,687 4469,685 4485,680 4501,671 4514,661 4525,647 4533,631 4539,615 4540,598 4540,473 4593,473 4593,598 4594,615 4600,631 4608,647 4619,661 4632,671 4647,680 4664,685 4682,687 4762,687 4779,685 4795,680 4811,671 4824,661 4833,649 5011,826 5013,829 5028,841 5044,849 5056,853 5062,855 5080,857 5084,856 5101,856 5119,883 5145,909 5176,930 5210,944 5246,951 5283,951 5320,944 5354,930 5385,909 5411,883 5432,852 5446,818 5454,781 5454,744 5446,708 5432,673 5411,643 5385,616 5354,596 5320,582 5283,574 5246,574 5210,582 5176,596 5145,616 5119,643 5108,658 4921,472 4919,468 4904,457 4888,448 4875,444 5152,444 5164,473 5198,490 5233,500 5270,502 5307,498 5342,486 5366,473 5378,444 5802,444 5815,473 5848,490 5884,500 5921,502 5958,498 5993,486 6017,473 6029,444 5916,331 5802,444 5378,444 5265,331 5152,444 4875,444 4871,443 4857,442 4852,441 4848,442 4845,442 4843,438 4835,423 4824,410 4811,399 4795,391 4779,385 4762,384 4682,384 4664,385 4647,391 4632,399 4619,410 4608,423 4600,438 4594,455 4593,473 4540,473 4539,455 4533,438 4525,423 4514,410 4501,399 4485,391 4469,385 4451,384 4372,384 4354,385 4338,391 4322,399 4309,410 4297,423 4290,438 4288,442 4222,442 4217,441 4199,443 4188,446 4181,448 4165,457 4151,468 4148,472 3972,648 3968,651 3957,665 3952,673 3948,682 3942,699 3941,718 3941,722 3941,788 3929,798 3917,812 3722,812 3737,791 3747,766 3752,739 3752,712 3747,685 3737,660 3722,637 3702,618 3679,603 3655,592 3628,587 3601,587 3573,592 3548,603 3525,618 3512,632 2923,632 2850,560 2850,501 2865,489 2884,467 2901,489 2925,508 2952,522 2980,531 3010,534 3041,531 3070,522 3096,508 3119,489 3138,466 3144,475 3165,497 3190,514 3217,526 3228,529 3252,517 3252,357 3277,357 3277,517 3301,529 3312,526 3340,514 3364,497 3385,475 3402,450 3413,422 3418,392 3418,357 3250,357 3250,332 3252,332 3252,173 3277,173 3277,332 3418,332 3418,318 5076,318 5080,355 5092,390 5104,413 5133,426 5247,313 5283,313 5397,426 5425,413 5442,381 5452,345 5454,318 5727,318 5731,355 5743,390 5756,413 5784,426 5898,313 5934,313 6047,426 6076,413 6093,381 6103,345 6105,308 6103,291 6312,291 6312,335 6321,378 6338,419 6362,455 6393,486 6430,511 6471,528 6514,536 6558,536 6601,528 6642,511 6679,486 6709,455 6734,419 6751,378 6760,335 6760,291 6751,248 6734,207 6709,171 6679,139 6642,115 6601,98 6558,89 6514,89 6471,98 6430,115 6393,139 6362,171 6338,207 6321,248 6312,291 6103,291 6101,271 6089,236 6076,212 6047,200 5934,313 5898,313 5784,200 5756,212 5739,245 5729,281 5727,318 5454,318 5454,308 5449,271 5438,236 5425,212 5397,200 5283,313 5247,313 5133,200 5104,212 5088,245 5078,281 5076,318 3418,318 3418,297 3413,267 3402,239 3385,214 3364,192 3349,182 5152,182 5265,295 5378,182 5802,182 5916,295 6029,182 6017,153 5983,136 5948,126 5911,124 5874,128 5839,140 5815,153 5802,182 5378,182 5366,153 5332,136 5296,126 5259,124 5223,128 5187,140 5164,153 5152,182 3349,182 3340,175 3312,163 3301,161 3277,173 3252,173 3228,161 3217,163 3190,175 3165,192 3144,214 3138,223 3119,201 3096,181 3070,167 3041,158 3010,155 2980,158 2952,167 2925,181 2901,201 2884,222 2865,201 2842,181 2816,167 2787,158 2756,155 2726,158 2698,167 2671,181 2652,197 2652,195 2646,184 2638,174 2628,166 2617,161 2605,157 2592,156 2523,156 2509,154 2497,154 2482,156 2413,156 2400,157 2388,161 2377,166 2368,174 2360,184 2354,195 2350,207 2349,220 2349,274 2349,276 2346,288 2344,306 2344,313 2344,522 2343,533 2341,539 2337,546 2331,553 2029,855 2021,862 2015,865 2008,868 1998,868 1771,868 1752,871 1739,873 1720,879 1709,883 1692,893 1681,900 1666,912 1665,913 0,913 0,132 9,117 31,86 57,58 85,32 116,10 132,0 242,0">
            <text:p/>
          </draw:polygon>
          <draw:polygon draw:style-name="gr10" draw:text-style-name="P2" draw:layer="layout" svg:width="6.847cm" svg:height="3.8cm" svg:x="11.467cm" svg:y="2.225cm" svg:viewBox="0 0 6848 3801" draw:points="240,4 237,17 235,29 235,279 237,292 240,303 246,315 254,324 264,332 275,338 287,342 299,343 451,343 464,342 476,338 487,332 497,324 505,315 511,303 513,296 905,296 905,329 912,362 925,393 943,420 966,444 994,462 1025,475 1057,481 1091,481 1123,475 1154,462 1181,444 1205,420 1224,393 1236,362 1243,329 1243,296 1236,264 1224,233 1205,205 1181,182 1154,164 1123,151 1091,144 1057,144 1025,151 994,164 966,182 943,205 925,233 912,264 905,296 513,296 514,292 516,279 516,29 514,17 511,4 508,0 1643,0 1641,4 1637,17 1635,29 1635,279 1637,292 1641,303 1646,315 1654,324 1664,332 1675,338 1687,342 1699,343 1852,343 1864,342 1876,338 1887,332 1897,324 1905,315 1910,303 1914,292 1916,279 1916,29 1914,17 1910,4 1908,0 6716,0 6732,10 6763,32 6791,58 6816,86 6839,117 6848,132 6848,3669 6839,3685 6816,3715 6791,3744 6763,3769 6732,3792 6716,3801 2419,3801 2434,3788 2460,3758 2479,3722 2490,3684 2493,3654 2493,3514 2490,3484 2479,3445 2460,3410 2434,3378 2403,3353 2368,3334 2329,3322 2290,3319 2249,3322 2211,3334 2176,3353 2145,3378 2120,3410 2101,3445 2089,3484 2088,3481 2075,3456 2063,3441 2063,3421 2210,3274 3882,3274 3883,3275 3905,3294 3018,3294 3018,3762 5074,3762 5074,3466 6312,3466 6312,3511 6321,3554 6338,3595 6362,3631 6393,3662 6430,3687 6471,3704 6514,3712 6558,3712 6601,3704 6642,3687 6679,3662 6709,3631 6734,3595 6751,3554 6760,3511 6760,3466 6751,3423 6734,3382 6709,3346 6679,3314 6642,3290 6601,3273 6558,3264 6514,3264 6471,3273 6430,3290 6393,3314 6362,3346 6338,3382 6321,3423 6312,3466 5074,3466 5074,3294 4148,3294 4171,3275 4190,3252 4204,3225 4213,3196 4216,3166 4213,3136 4204,3108 4190,3080 4171,3057 4175,3055 4189,3043 4200,3030 4208,3014 4214,2997 4215,2980 4215,2853 4214,2835 4208,2818 4200,2803 4189,2789 4175,2778 4160,2769 4143,2764 4125,2762 3928,2762 3911,2764 3894,2769 3878,2778 3864,2789 3853,2803 3848,2813 926,2813 804,2691 804,2622 812,2617 822,2609 830,2599 836,2588 839,2577 840,2564 840,2553 999,2553 999,2581 1004,2607 1014,2633 1030,2655 1049,2675 1072,2690 1097,2700 1124,2706 1151,2706 1178,2700 1203,2690 1226,2675 1245,2655 1260,2633 1271,2607 1276,2581 1276,2575 1307,2543 1310,2543 1310,2564 1312,2577 1315,2588 1321,2599 1329,2609 1339,2617 1350,2623 1362,2626 1374,2628 1527,2628 1539,2626 1551,2623 1562,2617 1572,2609 1580,2599 1585,2588 1589,2577 1590,2564 1590,2314 1589,2301 1585,2290 1580,2279 1572,2269 1562,2261 1551,2255 1539,2251 1527,2250 1374,2250 1362,2251 1350,2255 1339,2261 1329,2269 1321,2279 1315,2290 1312,2301 1310,2314 1310,2336 1270,2336 1264,2336 1260,2336 1244,2338 1224,2344 1220,2347 1207,2353 1198,2361 1191,2367 1188,2370 1129,2429 1124,2429 1097,2434 1072,2444 1049,2459 1030,2479 1014,2502 1004,2526 999,2553 840,2553 840,2314 839,2301 836,2290 830,2279 822,2269 812,2261 801,2255 789,2251 777,2250 625,2250 612,2251 600,2255 589,2261 579,2269 571,2279 565,2290 562,2301 560,2314 560,2564 562,2577 565,2588 571,2599 579,2609 589,2617 597,2622 597,2728 596,2733 597,2739 599,2753 604,2773 614,2791 627,2807 631,2810 807,2986 810,2990 814,2993 826,3003 834,3007 844,3012 863,3018 878,3020 883,3020 889,3020 1066,3020 1049,3031 1030,3050 1014,3073 1004,3098 999,3125 999,3152 1004,3179 1014,3204 1030,3227 1049,3246 1072,3261 1097,3271 1124,3277 1151,3277 1178,3271 1203,3261 1226,3246 1230,3242 1412,3242 1556,3386 1556,3441 1544,3456 1531,3481 1523,3507 1521,3527 1521,3641 1523,3661 1531,3687 1544,3711 1561,3732 1582,3750 1607,3763 1633,3770 1660,3773 1687,3770 1713,3763 1737,3750 1758,3732 1775,3711 1788,3687 1796,3661 1798,3641 1798,3527 1796,3507 1788,3481 1775,3456 1763,3441 1763,3348 1764,3343 1763,3338 1762,3323 1756,3304 1751,3295 1746,3286 1736,3274 1733,3270 1729,3267 1532,3069 1528,3065 1513,3052 1495,3042 1475,3037 1460,3035 1455,3034 1450,3035 1230,3035 1226,3031 1209,3020 3848,3020 3853,3030 3864,3043 3878,3055 3883,3057 3875,3067 2172,3067 2168,3066 2162,3067 2147,3068 2128,3074 2119,3079 2110,3084 2098,3093 2094,3097 2091,3101 1890,3301 1886,3304 1883,3309 1873,3320 1864,3338 1857,3358 1856,3378 1856,3383 1856,3441 1844,3456 1831,3481 1823,3507 1821,3527 1821,3641 1823,3661 1831,3687 1844,3711 1861,3732 1882,3750 1907,3763 1933,3770 1960,3773 1987,3770 2013,3763 2037,3750 2058,3732 2075,3711 2088,3687 2089,3684 2101,3722 2120,3758 2145,3788 2161,3801 1159,3801 1174,3788 1200,3758 1219,3722 1221,3713 1222,3722 1226,3733 1231,3744 1239,3754 1249,3762 1260,3768 1272,3771 1285,3773 1435,3773 1447,3771 1459,3768 1470,3762 1480,3754 1488,3744 1493,3733 1497,3722 1499,3709 1499,3458 1497,3446 1493,3433 1488,3423 1480,3413 1470,3405 1459,3399 1447,3395 1435,3394 1285,3394 1272,3395 1260,3399 1249,3405 1239,3413 1231,3423 1226,3433 1222,3446 1221,3454 1219,3445 1200,3410 1174,3378 1143,3353 1108,3334 1069,3322 1030,3319 990,3322 952,3334 916,3353 885,3378 859,3410 841,3445 829,3484 826,3514 826,3654 829,3684 841,3722 859,3758 885,3788 901,3801 132,3801 116,3792 85,3769 57,3744 31,3715 9,3685 0,3669 0,3466 88,3466 88,3511 97,3554 114,3595 138,3631 169,3662 206,3687 247,3704 290,3712 334,3712 377,3704 418,3687 455,3662 485,3631 510,3595 527,3554 536,3511 536,3466 527,3423 510,3382 485,3346 455,3314 418,3290 377,3273 334,3264 290,3264 247,3273 206,3290 169,3314 138,3346 114,3382 97,3423 88,3466 0,3466 0,3034 223,3034 223,3052 227,3069 233,3085 243,3100 256,3112 270,3122 286,3129 303,3132 321,3132 338,3129 354,3122 368,3112 381,3100 391,3085 397,3069 401,3052 401,3034 397,3018 391,3002 381,2987 368,2975 354,2965 338,2958 321,2955 303,2955 286,2958 270,2965 256,2975 243,2987 233,3002 227,3018 223,3034 0,3034 0,2564 235,2564 237,2577 240,2588 246,2599 254,2609 264,2617 275,2623 287,2626 299,2628 347,2628 363,2612 363,2452 388,2452 388,2612 404,2628 451,2628 464,2626 476,2623 487,2617 497,2609 505,2599 511,2588 514,2577 516,2564 515,2468 499,2452 251,2452 235,2468 235,2564 0,2564 0,2314 235,2314 235,2410 251,2426 363,2426 363,2267 388,2267 388,2426 499,2426 515,2410 516,2314 514,2301 511,2290 505,2279 497,2269 487,2261 476,2255 464,2251 451,2250 404,2251 388,2267 363,2267 347,2251 299,2250 287,2251 275,2255 264,2261 254,2269 246,2279 240,2290 237,2301 235,2314 0,2314 0,2246 167,2078 170,2076 172,2073 177,2067 178,2066 185,2054 189,2041 190,2031 190,1706 189,1696 185,1683 178,1672 175,1666 172,1664 170,1661 167,1659 123,1615 1409,1615 1416,1639 1440,1651 1467,1657 1494,1658 1521,1654 1546,1645 1558,1639 1564,1615 1486,1537 1409,1615 123,1615 35,1526 1348,1526 1352,1553 1361,1579 1367,1590 1391,1597 1469,1519 1391,1442 1367,1448 1355,1473 1349,1499 1348,1526 35,1526 0,1491 0,1424 1409,1424 1486,1501 1564,1424 1558,1400 1533,1388 1507,1382 1480,1380 1453,1384 1427,1394 1416,1400 1409,1424 0,1424 0,913 404,913 404,1380 1614,1380 1614,1463 1612,1460 1606,1448 1582,1442 1505,1519 1582,1597 1606,1590 1614,1574 1614,2227 1614,2235 1616,2250 1620,2266 1626,2279 1634,2293 1638,2298 1637,2301 1635,2314 1635,2564 1637,2577 1641,2588 1646,2599 1654,2609 1664,2617 1675,2623 1687,2626 1699,2628 1781,2628 1783,2629 1803,2630 1809,2631 2080,2631 2087,2630 2106,2629 2118,2626 2137,2620 2148,2615 2166,2606 2176,2599 2191,2587 2196,2582 2201,2578 2205,2573 2217,2558 2224,2548 2234,2530 2238,2519 2244,2500 2246,2488 2249,2468 2249,2372 2255,2381 2277,2402 2302,2419 2330,2430 2360,2435 2395,2435 2395,2294 2420,2294 2420,2435 2455,2435 2485,2430 2513,2419 2538,2402 2560,2381 2577,2356 2589,2329 2591,2318 2579,2294 2393,2294 2393,2269 2395,2269 2395,2267 2420,2267 2420,2269 2579,2269 2591,2245 2589,2234 2577,2207 2563,2186 3220,2186 3227,2187 3519,2478 3522,2482 3526,2485 3538,2495 3543,2498 3556,2504 3575,2511 3590,2512 3595,2512 3601,2512 4460,2512 4463,2515 4463,2672 4457,2677 4438,2701 4424,2727 4415,2756 4413,2778 4413,2863 4415,2886 4424,2915 4438,2942 4457,2965 4481,2984 4508,2998 4536,3007 4566,3010 4596,3007 4626,2998 4652,2984 4675,2965 4694,2943 4700,2952 4721,2974 4746,2990 4773,3003 4784,3005 4808,2993 4808,2834 4806,2834 4806,2808 4808,2808 4808,2649 4784,2637 4773,2639 4746,2651 4721,2669 4700,2691 4694,2699 4675,2677 4670,2672 4670,2477 4670,2472 4669,2465 4668,2451 4664,2435 4663,2432 4653,2414 4646,2406 4640,2398 4636,2395 4579,2339 4576,2335 4561,2322 4543,2312 4523,2306 4508,2305 4503,2304 4498,2305 4407,2305 4469,2242 4496,2216 4569,2216 4570,2228 4574,2240 4579,2251 4587,2261 4598,2269 4608,2274 4620,2278 4633,2279 4694,2279 4710,2263 4710,2162 4585,2162 4569,2178 4569,2216 4496,2216 4580,2132 4585,2136 4710,2136 4710,2135 4736,2135 4736,2136 4737,2136 4737,2162 4736,2162 4736,2263 4751,2279 4813,2279 4825,2278 4832,2276 4832,2309 4832,2313 4832,2317 4833,2330 4838,2345 4846,2360 4856,2372 4859,2375 4917,2433 4920,2436 4923,2439 4930,2444 4932,2446 4947,2454 4963,2459 4975,2460 5158,2460 5018,2601 5015,2603 5005,2615 5004,2616 4997,2630 4992,2646 4991,2657 4988,2658 4965,2677 4947,2699 4941,2691 4920,2669 4895,2651 4867,2639 4857,2637 4833,2649 4833,2808 4835,2808 4835,2834 4833,2834 4833,2993 4857,3005 4867,3003 4895,2990 4920,2974 4941,2952 4947,2943 4965,2965 4988,2984 5015,2998 5044,3007 5074,3010 5104,3007 5133,2998 5160,2984 5183,2965 5201,2943 5219,2965 5235,2978 5235,2980 5236,2991 5236,2998 5242,3016 5250,3032 5262,3046 5266,3049 5354,3138 5357,3141 5372,3153 5388,3162 5400,3166 5405,3167 5407,3167 5419,3168 5424,3169 5428,3168 5992,3168 5996,3169 6001,3168 6014,3167 6032,3162 6048,3153 6063,3141 6065,3138 6169,3034 6447,3034 6447,3052 6451,3069 6457,3085 6467,3100 6480,3112 6494,3122 6510,3129 6527,3132 6545,3132 6562,3129 6578,3122 6592,3112 6605,3100 6615,3085 6621,3069 6625,3052 6625,3034 6621,3018 6615,3002 6605,2987 6592,2975 6578,2965 6562,2958 6545,2955 6527,2955 6510,2958 6494,2965 6480,2975 6467,2987 6457,3002 6451,3018 6447,3034 6169,3034 6186,3018 6190,3014 6201,3000 6210,2984 6215,2966 6217,2952 6217,2948 6217,2943 6217,1238 6217,1234 6215,1215 6210,1198 6207,1192 6201,1181 6190,1167 6186,1164 6009,988 6009,927 6036,909 6046,899 6368,899 6368,933 6374,965 6387,996 6405,1024 6428,1047 6456,1065 6487,1078 6519,1084 6553,1084 6585,1078 6616,1065 6643,1047 6667,1024 6686,996 6698,965 6705,933 6705,899 6698,867 6686,836 6667,809 6643,785 6616,767 6585,754 6553,747 6519,747 6487,754 6456,767 6428,785 6405,809 6387,836 6374,867 6368,899 6046,899 6062,883 6083,852 6097,818 6104,781 6104,744 6097,708 6083,673 6062,643 6036,616 6005,596 5971,582 5935,574 5898,574 5861,582 5827,596 5796,616 5769,643 5749,673 5735,708 5727,744 5727,781 5735,818 5749,852 5769,883 5796,909 5822,927 5822,1021 5822,1026 5824,1045 5828,1060 5829,1062 5838,1079 5849,1093 5853,1096 6030,1272 6030,2909 5991,2948 5991,2696 5990,2684 5986,2671 5981,2661 5973,2651 5963,2643 5952,2637 5940,2633 5927,2632 5921,2632 5921,1841 5921,1837 5920,1821 5915,1805 5907,1790 5906,1789 5897,1778 5893,1775 5740,1622 5738,1619 5725,1608 5711,1600 5695,1596 5683,1595 5679,1594 5675,1595 5229,1595 5192,1557 5234,1557 5246,1556 5258,1552 5265,1549 5272,1552 5283,1556 5296,1557 5361,1557 5373,1556 5385,1552 5392,1549 5399,1552 5410,1556 5423,1557 5427,1557 5443,1541 5443,1421 5468,1421 5468,1541 5484,1557 5488,1557 5500,1556 5512,1552 5524,1546 5533,1538 5541,1529 5547,1518 5550,1506 5552,1494 5552,1437 5536,1421 5441,1421 5441,1396 5443,1396 5443,1275 5468,1275 5468,1396 5536,1396 5552,1380 5552,1323 5550,1311 5547,1299 5541,1288 5533,1278 5524,1270 5512,1264 5500,1261 5488,1260 5484,1260 5468,1275 5443,1275 5427,1260 5423,1260 5410,1261 5405,1262 5398,1251 5392,1243 5388,1238 5384,1235 5231,1082 5229,1079 5216,1069 5202,1061 5186,1056 5174,1055 5170,1054 5166,1055 4668,1055 4673,1049 4678,1038 4682,1026 4684,1014 4683,945 4667,929 4547,929 4547,931 4522,931 4522,929 4520,929 4520,903 4522,903 4522,771 4547,771 4547,903 4667,903 4683,888 4684,819 4682,806 4678,794 4673,783 4665,773 4655,765 4644,759 4632,756 4620,755 4563,755 4547,771 4522,771 4506,755 4450,755 4437,756 4426,759 4414,765 4404,773 4396,783 4391,794 4389,798 4368,780 4342,766 4314,757 4285,754 4256,757 4228,766 4202,780 4179,798 4160,821 4160,822 4159,821 4140,798 4128,788 4128,756 4256,628 4288,628 4290,631 4297,647 4309,661 4322,671 4338,680 4354,685 4372,687 4451,687 4469,685 4485,680 4501,671 4514,661 4525,647 4533,631 4539,615 4540,598 4540,473 4593,473 4593,598 4594,615 4600,631 4608,647 4619,661 4632,671 4647,680 4664,685 4682,687 4762,687 4779,685 4795,680 4811,671 4824,661 4833,649 5011,826 5013,829 5028,841 5044,849 5056,853 5062,855 5080,857 5084,856 5101,856 5119,883 5145,909 5176,930 5210,944 5246,951 5283,951 5320,944 5354,930 5385,909 5411,883 5432,852 5446,818 5454,781 5454,744 5446,708 5432,673 5411,643 5385,616 5354,596 5320,582 5283,574 5246,574 5210,582 5176,596 5145,616 5119,643 5108,658 4921,472 4919,468 4904,457 4888,448 4875,444 5152,444 5164,473 5198,490 5233,500 5270,502 5307,498 5342,486 5366,473 5378,444 5802,444 5815,473 5848,490 5884,500 5921,502 5958,498 5993,486 6017,473 6029,444 5916,331 5802,444 5378,444 5265,331 5152,444 4875,444 4871,443 4857,442 4852,441 4848,442 4845,442 4843,438 4835,423 4824,410 4811,399 4795,391 4779,385 4762,384 4682,384 4664,385 4647,391 4632,399 4619,410 4608,423 4600,438 4594,455 4593,473 4540,473 4539,455 4533,438 4525,423 4514,410 4501,399 4485,391 4469,385 4451,384 4372,384 4354,385 4338,391 4322,399 4309,410 4297,423 4290,438 4288,442 4222,442 4217,441 4199,443 4188,446 4181,448 4165,457 4151,468 4148,472 3972,648 3968,651 3957,665 3952,673 3948,682 3942,699 3941,718 3941,722 3941,788 3929,798 3917,812 3722,812 3737,791 3747,766 3752,739 3752,712 3747,685 3737,660 3722,637 3702,618 3679,603 3655,592 3628,587 3601,587 3573,592 3548,603 3525,618 3512,632 2923,632 2850,560 2850,501 2865,489 2884,467 2901,489 2925,508 2952,522 2980,531 3010,534 3041,531 3070,522 3096,508 3119,489 3138,466 3144,475 3165,497 3190,514 3217,526 3228,529 3252,517 3252,357 3277,357 3277,517 3301,529 3312,526 3340,514 3364,497 3385,475 3402,450 3413,422 3418,392 3418,357 3250,357 3250,332 3252,332 3252,173 3277,173 3277,332 3418,332 3418,318 5076,318 5080,355 5092,390 5104,413 5133,426 5247,313 5283,313 5397,426 5425,413 5442,381 5452,345 5454,318 5727,318 5731,355 5743,390 5756,413 5784,426 5898,313 5934,313 6047,426 6076,413 6093,381 6103,345 6105,308 6103,291 6312,291 6312,335 6321,378 6338,419 6362,455 6393,486 6430,511 6471,528 6514,536 6558,536 6601,528 6642,511 6679,486 6709,455 6734,419 6751,378 6760,335 6760,291 6751,248 6734,207 6709,171 6679,139 6642,115 6601,98 6558,89 6514,89 6471,98 6430,115 6393,139 6362,171 6338,207 6321,248 6312,291 6103,291 6101,271 6089,236 6076,212 6047,200 5934,313 5898,313 5784,200 5756,212 5739,245 5729,281 5727,318 5454,318 5454,308 5449,271 5438,236 5425,212 5397,200 5283,313 5247,313 5133,200 5104,212 5088,245 5078,281 5076,318 3418,318 3418,297 3413,267 3402,239 3385,214 3364,192 3349,182 5152,182 5265,295 5378,182 5802,182 5916,295 6029,182 6017,153 5983,136 5948,126 5911,124 5874,128 5839,140 5815,153 5802,182 5378,182 5366,153 5332,136 5296,126 5259,124 5223,128 5187,140 5164,153 5152,182 3349,182 3340,175 3312,163 3301,161 3277,173 3252,173 3228,161 3217,163 3190,175 3165,192 3144,214 3138,223 3119,201 3096,181 3070,167 3041,158 3010,155 2980,158 2952,167 2925,181 2901,201 2884,222 2865,201 2842,181 2816,167 2787,158 2756,155 2726,158 2698,167 2671,181 2652,197 2652,195 2646,184 2638,174 2628,166 2617,161 2605,157 2592,156 2523,156 2509,154 2497,154 2482,156 2413,156 2400,157 2388,161 2377,166 2368,174 2360,184 2354,195 2350,207 2349,220 2349,274 2349,276 2346,288 2344,306 2344,313 2344,522 2343,533 2341,539 2337,546 2331,553 2029,855 2021,862 2015,865 2008,868 1998,868 1771,868 1752,871 1739,873 1720,879 1709,883 1692,893 1681,900 1666,912 1665,913 0,913 0,132 9,117 31,86 57,58 85,32 116,10 132,0 242,0">
            <text:p/>
          </draw:polygon>
          <draw:line draw:style-name="gr6" draw:text-style-name="P2" draw:layer="layout" svg:x1="13.635cm" svg:y1="5.395cm" svg:x2="15.493cm" svg:y2="5.395cm">
            <text:p/>
          </draw:line>
          <draw:line draw:style-name="gr6" draw:text-style-name="P2" draw:layer="layout" svg:x1="15.501cm" svg:y1="3.141cm" svg:x2="14.287cm" svg:y2="3.141cm">
            <text:p/>
          </draw:line>
          <draw:polyline draw:style-name="gr8" draw:text-style-name="P2" draw:layer="layout" svg:width="0.057cm" svg:height="0.1cm" svg:x="16.387cm" svg:y="5.605cm" svg:viewBox="0 0 58 101" draw:points="58,101 58,0 20,0 10,5 6,9 0,19 0,33 6,43 10,49 20,53 58,53">
            <text:p/>
          </draw:polyline>
          <draw:line draw:style-name="gr8" draw:text-style-name="P2" draw:layer="layout" svg:x1="16.272cm" svg:y1="5.6cm" svg:x2="16.359cm" svg:y2="5.73cm">
            <text:p/>
          </draw:line>
          <draw:polyline draw:style-name="gr8" draw:text-style-name="P2" draw:layer="layout" svg:width="0.057cm" svg:height="0.1cm" svg:x="16.182cm" svg:y="5.605cm" svg:viewBox="0 0 58 101" draw:points="58,101 58,0 0,101 0,0">
            <text:p/>
          </draw:polyline>
          <draw:line draw:style-name="gr8" draw:text-style-name="P2" draw:layer="layout" svg:x1="15.997cm" svg:y1="5.605cm" svg:x2="15.94cm" svg:y2="5.605cm">
            <text:p/>
          </draw:line>
          <draw:line draw:style-name="gr8" draw:text-style-name="P2" draw:layer="layout" svg:x1="15.968cm" svg:y1="5.705cm" svg:x2="15.968cm" svg:y2="5.605cm">
            <text:p/>
          </draw:line>
          <draw:line draw:style-name="gr8" draw:text-style-name="P2" draw:layer="layout" svg:x1="15.906cm" svg:y1="5.705cm" svg:x2="15.906cm" svg:y2="5.638cm">
            <text:p/>
          </draw:line>
          <draw:polyline draw:style-name="gr8" draw:text-style-name="P2" draw:layer="layout" svg:width="0.009cm" svg:height="0.009cm" svg:x="15.902cm" svg:y="5.605cm" svg:viewBox="0 0 10 10" draw:points="4,0 10,5 4,10 0,5 4,0 4,10">
            <text:p/>
          </draw:polyline>
          <draw:line draw:style-name="gr8" draw:text-style-name="P2" draw:layer="layout" svg:x1="15.859cm" svg:y1="5.638cm" svg:x2="15.859cm" svg:y2="5.705cm">
            <text:p/>
          </draw:line>
          <draw:polyline draw:style-name="gr8" draw:text-style-name="P2" draw:layer="layout" svg:width="0.043cm" svg:height="0.067cm" svg:x="15.816cm" svg:y="5.638cm" svg:viewBox="0 0 44 68" draw:points="44,11 38,6 28,0 14,0 4,6 0,16 0,68">
            <text:p/>
          </draw:polyline>
          <draw:line draw:style-name="gr8" draw:text-style-name="P2" draw:layer="layout" svg:x1="15.779cm" svg:y1="5.638cm" svg:x2="15.754cm" svg:y2="5.706cm">
            <text:p/>
          </draw:line>
          <draw:polyline draw:style-name="gr8" draw:text-style-name="P2" draw:layer="layout" svg:width="0.048cm" svg:height="0.1cm" svg:x="15.73cm" svg:y="5.638cm" svg:viewBox="0 0 49 101" draw:points="0,0 24,68 33,92 38,97 49,101">
            <text:p/>
          </draw:polyline>
          <draw:line draw:style-name="gr8" draw:text-style-name="P2" draw:layer="layout" svg:x1="15.692cm" svg:y1="5.667cm" svg:x2="15.616cm" svg:y2="5.667cm">
            <text:p/>
          </draw:line>
          <draw:line draw:style-name="gr8" draw:text-style-name="P2" draw:layer="layout" svg:x1="15.582cm" svg:y1="5.638cm" svg:x2="15.544cm" svg:y2="5.638cm">
            <text:p/>
          </draw:line>
          <draw:polyline draw:style-name="gr8" draw:text-style-name="P2" draw:layer="layout" svg:width="0.024cm" svg:height="0.1cm" svg:x="15.544cm" svg:y="5.605cm" svg:viewBox="0 0 25 101" draw:points="25,0 25,87 20,96 10,101 0,101">
            <text:p/>
          </draw:polyline>
          <draw:line draw:style-name="gr8" draw:text-style-name="P2" draw:layer="layout" svg:x1="15.511cm" svg:y1="5.705cm" svg:x2="15.511cm" svg:y2="5.605cm">
            <text:p/>
          </draw:line>
          <draw:polyline draw:style-name="gr8" draw:text-style-name="P2" draw:layer="layout" svg:width="0.043cm" svg:height="0.067cm" svg:x="15.468cm" svg:y="5.638cm" svg:viewBox="0 0 44 68" draw:points="0,68 0,16 5,6 15,0 30,0 39,6 44,11">
            <text:p/>
          </draw:polyline>
          <draw:polyline draw:style-name="gr8" draw:text-style-name="P2" draw:layer="layout" svg:width="0.047cm" svg:height="0.067cm" svg:x="15.378cm" svg:y="5.638cm" svg:viewBox="0 0 48 68" draw:points="4,63 14,68 34,68 43,63 48,54 48,16 43,6 34,0 14,0 4,6 0,16 0,25 48,35">
            <text:p/>
          </draw:polyline>
          <draw:line draw:style-name="gr8" draw:text-style-name="P2" draw:layer="layout" svg:x1="15.335cm" svg:y1="5.705cm" svg:x2="15.335cm" svg:y2="5.638cm">
            <text:p/>
          </draw:line>
          <draw:polyline draw:style-name="gr8" draw:text-style-name="P2" draw:layer="layout" svg:width="0.029cm" svg:height="0.019cm" svg:x="15.306cm" svg:y="5.638cm" svg:viewBox="0 0 30 20" draw:points="30,20 25,10 19,5 10,0 0,0">
            <text:p/>
          </draw:polyline>
          <draw:line draw:style-name="gr8" draw:text-style-name="P2" draw:layer="layout" svg:x1="15.273cm" svg:y1="5.705cm" svg:x2="15.273cm" svg:y2="5.638cm">
            <text:p/>
          </draw:line>
          <draw:polyline draw:style-name="gr8" draw:text-style-name="P2" draw:layer="layout" svg:width="0.043cm" svg:height="0.067cm" svg:x="15.23cm" svg:y="5.638cm" svg:viewBox="0 0 44 68" draw:points="44,11 39,6 29,0 14,0 5,6 0,16 0,68">
            <text:p/>
          </draw:polyline>
          <draw:polyline draw:style-name="gr8" draw:text-style-name="P2" draw:layer="layout" svg:width="0.043cm" svg:height="0.067cm" svg:x="15.187cm" svg:y="5.638cm" svg:viewBox="0 0 44 68" draw:points="44,16 38,6 29,0 14,0 5,6 0,16 0,68">
            <text:p/>
          </draw:polyline>
          <draw:polygon draw:style-name="gr8" draw:text-style-name="P2" draw:layer="layout" svg:width="0.052cm" svg:height="0.067cm" svg:x="15.092cm" svg:y="5.638cm" svg:viewBox="0 0 53 68" draw:points="34,68 44,63 48,58 53,49 53,20 48,11 44,6 34,0 20,0 9,6 5,11 0,20 0,49 5,58 9,63 20,68">
            <text:p/>
          </draw:polygon>
          <draw:line draw:style-name="gr8" draw:text-style-name="P2" draw:layer="layout" svg:x1="15.049cm" svg:y1="5.705cm" svg:x2="15.049cm" svg:y2="5.638cm">
            <text:p/>
          </draw:line>
          <draw:polyline draw:style-name="gr8" draw:text-style-name="P2" draw:layer="layout" svg:width="0.043cm" svg:height="0.067cm" svg:x="15.006cm" svg:y="5.638cm" svg:viewBox="0 0 44 68" draw:points="44,11 39,6 30,0 15,0 5,6 0,16 0,68">
            <text:p/>
          </draw:polyline>
          <draw:polyline draw:style-name="gr8" draw:text-style-name="P2" draw:layer="layout" svg:width="0.043cm" svg:height="0.067cm" svg:x="14.963cm" svg:y="5.638cm" svg:viewBox="0 0 44 68" draw:points="44,16 39,6 30,0 16,0 5,6 0,16 0,68">
            <text:p/>
          </draw:polyline>
          <draw:polyline draw:style-name="gr8" draw:text-style-name="P2" draw:layer="layout" svg:width="0.047cm" svg:height="0.067cm" svg:x="14.873cm" svg:y="5.638cm" svg:viewBox="0 0 48 68" draw:points="5,63 15,68 34,68 44,63 48,54 48,16 44,6 34,0 15,0 5,6 0,16 0,25 48,35">
            <text:p/>
          </draw:polyline>
          <draw:line draw:style-name="gr8" draw:text-style-name="P2" draw:layer="layout" svg:x1="14.844cm" svg:y1="5.638cm" svg:x2="14.806cm" svg:y2="5.638cm">
            <text:p/>
          </draw:line>
          <draw:polyline draw:style-name="gr8" draw:text-style-name="P2" draw:layer="layout" svg:width="0.024cm" svg:height="0.1cm" svg:x="14.806cm" svg:y="5.605cm" svg:viewBox="0 0 25 101" draw:points="25,0 25,87 20,96 10,101 0,101">
            <text:p/>
          </draw:polyline>
          <draw:line draw:style-name="gr8" draw:text-style-name="P2" draw:layer="layout" svg:x1="14.773cm" svg:y1="5.705cm" svg:x2="14.773cm" svg:y2="5.605cm">
            <text:p/>
          </draw:line>
          <draw:polyline draw:style-name="gr8" draw:text-style-name="P2" draw:layer="layout" svg:width="0.043cm" svg:height="0.067cm" svg:x="14.73cm" svg:y="5.638cm" svg:viewBox="0 0 44 68" draw:points="0,68 0,16 5,6 14,0 28,0 39,6 44,11">
            <text:p/>
          </draw:polyline>
          <draw:polyline draw:style-name="gr8" draw:text-style-name="P2" draw:layer="layout" svg:width="0.048cm" svg:height="0.067cm" svg:x="14.639cm" svg:y="5.638cm" svg:viewBox="0 0 49 68" draw:points="6,63 16,68 35,68 44,63 49,54 49,16 44,6 35,0 16,0 6,6 0,16 0,25 49,35">
            <text:p/>
          </draw:polyline>
          <draw:line draw:style-name="gr8" draw:text-style-name="P2" draw:layer="layout" svg:x1="14.596cm" svg:y1="5.705cm" svg:x2="14.596cm" svg:y2="5.638cm">
            <text:p/>
          </draw:line>
          <draw:polyline draw:style-name="gr8" draw:text-style-name="P2" draw:layer="layout" svg:width="0.028cm" svg:height="0.019cm" svg:x="14.568cm" svg:y="5.638cm" svg:viewBox="0 0 29 20" draw:points="29,20 25,10 20,5 10,0 0,0">
            <text:p/>
          </draw:polyline>
          <draw:line draw:style-name="gr8" draw:text-style-name="P2" draw:layer="layout" svg:x1="16.449cm" svg:y1="5.846cm" svg:x2="16.401cm" svg:y2="5.846cm">
            <text:p/>
          </draw:line>
          <draw:polyline draw:style-name="gr8" draw:text-style-name="P2" draw:layer="layout" svg:width="0.066cm" svg:height="0.1cm" svg:x="16.392cm" svg:y="5.775cm" svg:viewBox="0 0 67 101" draw:points="67,101 34,0 0,101">
            <text:p/>
          </draw:polyline>
          <draw:polyline draw:style-name="gr8" draw:text-style-name="P2" draw:layer="layout" svg:width="0.043cm" svg:height="0.067cm" svg:x="16.32cm" svg:y="5.808cm" svg:viewBox="0 0 44 68" draw:points="44,63 33,68 14,68 5,63 0,54 0,49 5,39 14,35 29,35 38,29 44,19 44,14 38,5 29,0 14,0 5,5">
            <text:p/>
          </draw:polyline>
          <draw:polyline draw:style-name="gr8" draw:text-style-name="P2" draw:layer="layout" svg:width="0.043cm" svg:height="0.067cm" svg:x="16.239cm" svg:y="5.808cm" svg:viewBox="0 0 44 68" draw:points="44,63 33,68 14,68 5,63 0,54 0,49 5,39 14,35 29,35 39,29 44,19 44,14 39,5 29,0 14,0 5,5">
            <text:p/>
          </draw:polyline>
          <draw:line draw:style-name="gr8" draw:text-style-name="P2" draw:layer="layout" svg:x1="16.207cm" svg:y1="5.808cm" svg:x2="16.182cm" svg:y2="5.876cm">
            <text:p/>
          </draw:line>
          <draw:polyline draw:style-name="gr8" draw:text-style-name="P2" draw:layer="layout" svg:width="0.047cm" svg:height="0.1cm" svg:x="16.159cm" svg:y="5.808cm" svg:viewBox="0 0 48 101" draw:points="0,0 23,67 32,92 38,96 48,101">
            <text:p/>
          </draw:polyline>
          <draw:polyline draw:style-name="gr8" draw:text-style-name="P2" draw:layer="layout" svg:width="0.009cm" svg:height="0.01cm" svg:x="16.116cm" svg:y="5.865cm" svg:viewBox="0 0 10 11" draw:points="5,0 0,5 5,11 10,5 5,0 5,11">
            <text:p/>
          </draw:polyline>
          <draw:line draw:style-name="gr8" draw:text-style-name="P2" draw:layer="layout" svg:x1="15.944cm" svg:y1="5.875cm" svg:x2="16.002cm" svg:y2="5.875cm">
            <text:p/>
          </draw:line>
          <draw:polyline draw:style-name="gr8" draw:text-style-name="P2" draw:layer="layout" svg:width="0.03cm" svg:height="0.1cm" svg:x="15.973cm" svg:y="5.775cm" svg:viewBox="0 0 31 101" draw:points="0,101 0,0 10,14 20,24 31,28">
            <text:p/>
          </draw:polyline>
          <draw:polyline draw:style-name="gr8" draw:text-style-name="P2" draw:layer="layout" svg:width="0.009cm" svg:height="0.01cm" svg:x="15.897cm" svg:y="5.865cm" svg:viewBox="0 0 10 11" draw:points="6,0 0,5 6,11 10,5 6,0 6,11">
            <text:p/>
          </draw:polyline>
          <draw:polygon draw:style-name="gr8" draw:text-style-name="P2" draw:layer="layout" svg:width="0.058cm" svg:height="0.1cm" svg:x="15.801cm" svg:y="5.775cm" svg:viewBox="0 0 59 101" draw:points="35,0 25,0 15,5 10,9 5,19 0,38 0,62 5,82 10,91 15,96 25,101 35,101 44,96 49,91 54,82 59,62 59,38 54,19 49,9 44,5">
            <text:p/>
          </draw:polygon>
          <draw:line draw:style-name="gr8" draw:text-style-name="P2" draw:layer="layout" svg:x1="15.611cm" svg:y1="5.77cm" svg:x2="15.698cm" svg:y2="5.9cm">
            <text:p/>
          </draw:line>
          <draw:line draw:style-name="gr8" draw:text-style-name="P2" draw:layer="layout" svg:x1="15.506cm" svg:y1="5.846cm" svg:x2="15.459cm" svg:y2="5.846cm">
            <text:p/>
          </draw:line>
          <draw:polyline draw:style-name="gr8" draw:text-style-name="P2" draw:layer="layout" svg:width="0.067cm" svg:height="0.1cm" svg:x="15.449cm" svg:y="5.775cm" svg:viewBox="0 0 68 101" draw:points="68,101 34,0 0,101">
            <text:p/>
          </draw:polyline>
          <draw:line draw:style-name="gr6" draw:text-style-name="P2" draw:layer="layout" svg:x1="15.811cm" svg:y1="4.284cm" svg:x2="14.922cm" svg:y2="4.284cm">
            <text:p/>
          </draw:line>
          <draw:line draw:style-name="gr6" draw:text-style-name="P2" draw:layer="layout" svg:x1="15.062cm" svg:y1="4.633cm" svg:x2="15.97cm" svg:y2="4.633cm">
            <text:p/>
          </draw:line>
          <draw:line draw:style-name="gr7" draw:text-style-name="P2" draw:layer="layout" svg:x1="17.382cm" svg:y1="3.251cm" svg:x2="17.59cm" svg:y2="3.46cm">
            <text:p/>
          </draw:line>
          <draw:line draw:style-name="gr7" draw:text-style-name="P2" draw:layer="layout" svg:x1="17.589cm" svg:y1="3.459cm" svg:x2="17.589cm" svg:y2="5.173cm">
            <text:p/>
          </draw:line>
          <draw:line draw:style-name="gr6" draw:text-style-name="P2" draw:layer="layout" svg:x1="13.427cm" svg:y1="5.808cm" svg:x2="13.427cm" svg:y2="5.603cm">
            <text:p/>
          </draw:line>
          <draw:line draw:style-name="gr6" draw:text-style-name="P2" draw:layer="layout" svg:x1="13.127cm" svg:y1="5.808cm" svg:x2="13.127cm" svg:y2="5.568cm">
            <text:p/>
          </draw:line>
          <draw:line draw:style-name="gr6" draw:text-style-name="P2" draw:layer="layout" svg:x1="12.922cm" svg:y1="5.364cm" svg:x2="12.604cm" svg:y2="5.364cm">
            <text:p/>
          </draw:line>
          <draw:line draw:style-name="gr6" draw:text-style-name="P2" draw:layer="layout" svg:x1="13.128cm" svg:y1="5.569cm" svg:x2="12.922cm" svg:y2="5.364cm">
            <text:p/>
          </draw:line>
          <draw:line draw:style-name="gr5" draw:text-style-name="P2" draw:layer="layout" svg:x1="14.89cm" svg:y1="4.157cm" svg:x2="15.747cm" svg:y2="4.157cm">
            <text:p/>
          </draw:line>
          <draw:line draw:style-name="gr7" draw:text-style-name="P2" draw:layer="layout" svg:x1="17.462cm" svg:y1="5.3cm" svg:x2="16.891cm" svg:y2="5.3cm">
            <text:p/>
          </draw:line>
          <draw:line draw:style-name="gr7" draw:text-style-name="P2" draw:layer="layout" svg:x1="17.59cm" svg:y1="5.173cm" svg:x2="17.462cm" svg:y2="5.301cm">
            <text:p/>
          </draw:line>
          <draw:line draw:style-name="gr7" draw:text-style-name="P2" draw:layer="layout" svg:x1="17.382cm" svg:y1="2.988cm" svg:x2="17.382cm" svg:y2="3.251cm">
            <text:p/>
          </draw:line>
          <draw:line draw:style-name="gr7" draw:text-style-name="P2" draw:layer="layout" svg:x1="16.892cm" svg:y1="5.301cm" svg:x2="16.795cm" svg:y2="5.205cm">
            <text:p/>
          </draw:line>
          <draw:line draw:style-name="gr7" draw:text-style-name="P2" draw:layer="layout" svg:x1="16.795cm" svg:y1="5.205cm" svg:x2="16.795cm" svg:y2="5.046cm">
            <text:p/>
          </draw:line>
          <draw:line draw:style-name="gr6" draw:text-style-name="P2" draw:layer="layout" svg:x1="16.033cm" svg:y1="4.697cm" svg:x2="16.033cm" svg:y2="5.046cm">
            <text:p/>
          </draw:line>
          <draw:line draw:style-name="gr6" draw:text-style-name="P2" draw:layer="layout" svg:x1="15.97cm" svg:y1="4.633cm" svg:x2="16.034cm" svg:y2="4.698cm">
            <text:p/>
          </draw:line>
          <draw:line draw:style-name="gr5" draw:text-style-name="P2" draw:layer="layout" svg:x1="16.541cm" svg:y1="4.887cm" svg:x2="16.541cm" svg:y2="5.046cm">
            <text:p/>
          </draw:line>
          <draw:line draw:style-name="gr5" draw:text-style-name="P2" draw:layer="layout" svg:x1="16.447cm" svg:y1="4.603cm" svg:x2="16.382cm" svg:y2="4.538cm">
            <text:p/>
          </draw:line>
          <draw:polygon draw:style-name="gr9" draw:text-style-name="P3" draw:layer="layout" svg:width="0.13cm" svg:height="0.175cm" svg:x="16.123cm" svg:y="2.672cm" svg:viewBox="0 0 131 176" draw:points="109,1 111,1 114,1 116,2 118,3 120,5 122,6 124,8 126,10 127,11 128,14 129,16 130,18 131,20 131,23 131,154 131,156 130,159 129,161 128,163 127,165 126,168 122,171 120,172 118,174 116,175 114,175 111,176 109,176 23,176 20,176 18,175 16,175 13,174 11,172 10,171 8,169 6,168 5,165 2,161 1,159 1,156 1,154 0,152 0,26 1,23 1,20 1,18 2,16 3,14 5,11 6,10 8,8 10,6 11,5 13,3 16,2 18,1 20,1 23,1 26,0 107,0">
            <text:p/>
          </draw:polygon>
          <draw:polygon draw:style-name="gr9" draw:text-style-name="P3" draw:layer="layout" svg:width="0.129cm" svg:height="0.175cm" svg:x="15.814cm" svg:y="2.672cm" svg:viewBox="0 0 130 176" draw:points="107,1 109,1 112,1 114,2 116,3 119,5 121,6 123,8 125,10 126,11 128,14 129,16 129,18 130,20 130,23 130,154 130,156 129,159 129,161 128,163 126,165 125,168 123,169 121,171 119,172 116,174 114,175 112,175 109,176 107,176 22,176 20,176 17,175 15,175 13,174 11,172 9,171 6,169 5,168 4,165 2,163 1,161 1,159 0,156 0,20 1,18 1,16 2,14 4,11 5,10 6,8 9,6 11,5 13,3 15,2 17,1 20,1 22,1 25,0 104,0">
            <text:p/>
          </draw:polygon>
          <draw:polygon draw:style-name="gr9" draw:text-style-name="P3" draw:layer="layout" svg:width="0.065cm" svg:height="0.171cm" svg:x="16.636cm" svg:y="3.548cm" svg:viewBox="0 0 66 172" draw:points="0,0 66,0 66,172 0,172">
            <text:p/>
          </draw:polygon>
          <draw:polygon draw:style-name="gr9" draw:text-style-name="P3" draw:layer="layout" svg:width="0.065cm" svg:height="0.171cm" svg:x="16.509cm" svg:y="3.548cm" svg:viewBox="0 0 66 172" draw:points="0,0 66,0 66,172 0,172">
            <text:p/>
          </draw:polygon>
          <draw:polygon draw:style-name="gr9" draw:text-style-name="P3" draw:layer="layout" svg:width="0.175cm" svg:height="0.13cm" svg:x="15.533cm" svg:y="3.493cm" svg:viewBox="0 0 176 131" draw:points="176,108 176,111 175,113 174,115 173,117 172,120 171,121 169,123 167,125 165,127 163,127 161,129 158,130 156,130 154,130 151,131 25,131 23,130 20,130 18,130 16,129 13,127 11,127 9,125 8,123 6,121 4,120 3,117 2,115 1,113 1,111 0,108 0,22 1,20 1,17 2,15 3,13 4,11 6,9 8,7 9,5 11,4 13,3 16,2 18,1 20,0 23,0 154,0 156,0 158,1 161,2 163,3 165,4 167,5 169,7 171,9 172,11 173,13 174,15 175,17 176,20 176,22 176,24 176,105">
            <text:p/>
          </draw:polygon>
          <draw:polygon draw:style-name="gr9" draw:text-style-name="P3" draw:layer="layout" svg:width="0.175cm" svg:height="0.13cm" svg:x="15.533cm" svg:y="3.803cm" svg:viewBox="0 0 176 131" draw:points="176,108 176,111 175,113 174,115 173,118 172,120 171,121 169,123 167,125 165,127 163,128 161,129 158,130 156,130 154,130 151,131 25,131 23,130 20,130 18,130 16,129 13,128 11,127 9,125 8,123 6,121 4,120 3,118 2,115 1,113 1,111 0,108 0,22 1,20 1,17 2,15 3,13 4,11 6,9 8,7 9,5 11,4 13,2 16,1 18,1 20,0 23,0 154,0 156,0 158,1 161,1 163,2 165,4 167,5 169,7 171,9 172,11 173,13 174,15 175,17 176,20 176,22 176,25 176,105">
            <text:p/>
          </draw:polygon>
          <draw:polygon draw:style-name="gr9" draw:text-style-name="P3" draw:layer="layout" svg:width="0.18cm" svg:height="0.132cm" svg:x="16.1cm" svg:y="3.996cm" svg:viewBox="0 0 181 133" draw:points="180,110 180,113 180,115 179,118 178,120 177,122 175,124 173,126 171,127 170,129 168,130 165,131 163,132 161,133 158,133 22,133 20,133 17,132 15,131 13,130 11,129 9,127 7,126 5,124 4,122 3,120 1,118 1,115 0,113 0,20 1,17 1,15 3,13 4,11 5,9 7,7 9,5 11,4 13,2 15,1 17,1 20,0 22,0 158,0 163,1 165,1 168,2 170,4 171,5 173,7 175,9 177,11 178,13 180,17 180,20 180,22 181,25 181,108">
            <text:p/>
          </draw:polygon>
          <draw:polygon draw:style-name="gr9" draw:text-style-name="P3" draw:layer="layout" svg:width="0.065cm" svg:height="0.17cm" svg:x="16.509cm" svg:y="4.278cm" svg:viewBox="0 0 66 171" draw:points="0,0 66,0 66,171 0,171">
            <text:p/>
          </draw:polygon>
          <draw:polygon draw:style-name="gr9" draw:text-style-name="P3" draw:layer="layout" svg:width="0.065cm" svg:height="0.17cm" svg:x="16.636cm" svg:y="4.278cm" svg:viewBox="0 0 66 171" draw:points="0,0 66,0 66,171 0,171">
            <text:p/>
          </draw:polygon>
          <draw:polygon draw:style-name="gr9" draw:text-style-name="P3" draw:layer="layout" svg:width="0.065cm" svg:height="0.171cm" svg:x="16.89cm" svg:y="3.548cm" svg:viewBox="0 0 66 172" draw:points="0,0 66,0 66,172 0,172">
            <text:p/>
          </draw:polygon>
          <draw:polygon draw:style-name="gr9" draw:text-style-name="P3" draw:layer="layout" svg:width="0.065cm" svg:height="0.171cm" svg:x="16.763cm" svg:y="3.548cm" svg:viewBox="0 0 66 172" draw:points="0,0 66,0 66,172 0,172">
            <text:p/>
          </draw:polygon>
          <draw:polygon draw:style-name="gr9" draw:text-style-name="P3" draw:layer="layout" svg:width="0.175cm" svg:height="0.13cm" svg:x="14.644cm" svg:y="3.493cm" svg:viewBox="0 0 176 131" draw:points="176,108 176,111 175,113 174,115 173,117 172,120 171,121 169,123 167,125 165,127 163,127 161,129 158,130 156,130 154,130 151,131 25,131 23,130 20,130 18,130 15,129 13,127 11,127 9,125 8,123 6,121 4,120 3,117 2,115 1,113 1,111 0,108 0,22 1,20 1,17 2,15 3,13 4,11 6,9 8,7 9,5 11,4 15,2 18,1 20,0 23,0 154,0 156,0 158,1 161,2 165,4 167,5 169,7 171,9 172,11 173,13 174,15 175,17 176,20 176,22 176,24 176,105">
            <text:p/>
          </draw:polygon>
          <draw:polygon draw:style-name="gr9" draw:text-style-name="P3" draw:layer="layout" svg:width="0.175cm" svg:height="0.13cm" svg:x="14.898cm" svg:y="3.803cm" svg:viewBox="0 0 176 131" draw:points="176,108 176,111 175,113 174,115 173,118 172,120 171,121 169,123 167,125 165,127 163,128 161,129 158,130 156,130 154,130 151,131 25,131 23,130 20,130 18,130 16,129 13,128 11,127 9,125 8,123 6,121 4,120 3,118 2,115 1,113 1,111 0,108 0,22 1,20 1,17 2,15 3,13 4,11 6,9 8,7 9,5 11,4 13,2 16,1 18,1 20,0 23,0 154,0 156,0 158,1 161,1 163,2 165,4 167,5 169,7 171,9 172,11 173,13 174,15 175,17 176,20 176,22 176,25 176,105">
            <text:p/>
          </draw:polygon>
          <draw:polygon draw:style-name="gr9" draw:text-style-name="P3" draw:layer="layout" svg:width="0.175cm" svg:height="0.13cm" svg:x="14.898cm" svg:y="3.493cm" svg:viewBox="0 0 176 131" draw:points="176,108 176,111 175,113 174,115 173,117 172,120 171,121 169,123 167,125 165,127 163,127 161,129 158,130 156,130 154,130 151,131 25,131 23,130 20,130 18,130 16,129 13,127 11,127 9,125 8,123 6,121 4,120 3,117 2,115 1,113 1,111 0,108 0,22 1,20 1,17 2,15 3,13 4,11 6,9 8,7 9,5 11,4 13,3 16,2 18,1 20,0 23,0 154,0 156,0 158,1 161,2 163,3 165,4 167,5 169,7 171,9 172,11 173,13 174,15 175,17 176,20 176,22 176,24 176,105">
            <text:p/>
          </draw:polygon>
          <draw:polygon draw:style-name="gr9" draw:text-style-name="P3" draw:layer="layout" svg:width="0.175cm" svg:height="0.13cm" svg:x="15.279cm" svg:y="3.803cm" svg:viewBox="0 0 176 131" draw:points="176,108 176,111 175,113 174,115 173,118 172,120 171,121 169,123 167,125 165,127 163,128 161,129 158,130 156,130 154,130 151,131 25,131 23,130 20,130 18,130 15,129 13,128 11,127 9,125 8,123 6,121 4,120 3,118 2,115 1,113 1,111 0,108 0,22 1,20 1,17 2,15 4,11 6,9 8,7 9,5 11,4 13,2 15,1 18,1 20,0 23,0 154,0 156,0 158,1 161,1 163,2 165,4 167,5 169,7 171,9 172,11 174,15 175,17 176,20 176,22 176,25 176,105">
            <text:p/>
          </draw:polygon>
          <draw:polygon draw:style-name="gr9" draw:text-style-name="P3" draw:layer="layout" svg:width="0.175cm" svg:height="0.13cm" svg:x="15.279cm" svg:y="3.493cm" svg:viewBox="0 0 176 131" draw:points="176,108 176,111 175,113 174,115 173,117 172,120 171,121 169,123 167,125 165,127 163,127 161,129 158,130 156,130 154,130 151,131 25,131 23,130 20,130 18,130 15,129 13,127 11,127 9,125 8,123 6,121 4,120 3,117 2,115 1,113 1,111 0,108 0,22 1,20 1,17 2,15 3,13 4,11 6,9 8,7 9,5 11,4 15,2 18,1 20,0 23,0 154,0 156,0 158,1 161,2 165,4 167,5 169,7 171,9 172,11 173,13 174,15 175,17 176,20 176,22 176,24 176,105">
            <text:p/>
          </draw:polygon>
          <draw:polygon draw:style-name="gr9" draw:text-style-name="P3" draw:layer="layout" svg:width="0.175cm" svg:height="0.13cm" svg:x="14.644cm" svg:y="3.803cm" svg:viewBox="0 0 176 131" draw:points="176,108 176,111 175,113 174,115 173,118 172,120 171,121 169,123 167,125 165,127 163,128 161,129 158,130 156,130 154,130 151,131 25,131 23,130 20,130 18,130 15,129 13,128 11,127 9,125 8,123 6,121 4,120 3,118 2,115 1,113 1,111 0,108 0,22 1,20 1,17 2,15 4,11 6,9 8,7 9,5 11,4 13,2 15,1 18,1 20,0 23,0 154,0 156,0 158,1 161,1 163,2 165,4 167,5 169,7 171,9 172,11 174,15 175,17 176,20 176,22 176,25 176,105">
            <text:p/>
          </draw:polygon>
          <draw:path draw:style-name="gr9" draw:text-style-name="P3" draw:layer="layout" svg:width="0.05cm" svg:height="0.05cm" svg:x="11.754cm" svg:y="5.243cm" svg:viewBox="0 0 51 51" svg:d="M51 25c0 15-11 26-25 26-15 0-26-11-26-26 0-13 11-25 26-25 14 0 25 12 25 25z">
            <text:p/>
          </draw:path>
          <draw:path draw:style-name="gr9" draw:text-style-name="P3" draw:layer="layout" svg:width="0.151cm" svg:height="0.151cm" svg:x="12.878cm" svg:y="3.669cm" svg:viewBox="0 0 152 152" svg:d="M152 76c0 42-34 76-77 76-41 0-75-34-75-76 0-41 34-76 75-76 43 0 77 35 77 76z">
            <text:p/>
          </draw:path>
          <draw:path draw:style-name="gr9" draw:text-style-name="P3" draw:layer="layout" svg:width="0.15cm" svg:height="0.151cm" svg:x="13.196cm" svg:y="3.669cm" svg:viewBox="0 0 151 152" svg:d="M151 76c0 42-33 76-76 76-42 0-75-34-75-76 0-41 33-76 75-76 43 0 76 35 76 76z">
            <text:p/>
          </draw:path>
          <draw:polygon draw:style-name="gr9" draw:text-style-name="P3" draw:layer="layout" svg:width="0.065cm" svg:height="0.17cm" svg:x="16.89cm" svg:y="4.278cm" svg:viewBox="0 0 66 171" draw:points="0,0 66,0 66,171 0,171">
            <text:p/>
          </draw:polygon>
          <draw:path draw:style-name="gr9" draw:text-style-name="P3" draw:layer="layout" svg:width="0.05cm" svg:height="0.05cm" svg:x="17.977cm" svg:y="5.243cm" svg:viewBox="0 0 51 51" svg:d="M51 25c0 15-12 26-26 26s-25-11-25-26c0-13 11-25 25-25s26 12 26 25z">
            <text:p/>
          </draw:path>
          <draw:polygon draw:style-name="gr9" draw:text-style-name="P3" draw:layer="layout" svg:width="0.18cm" svg:height="0.133cm" svg:x="16.1cm" svg:y="4.308cm" svg:viewBox="0 0 181 134" draw:points="180,110 180,113 180,116 179,118 178,121 177,123 175,124 173,126 171,128 170,129 168,131 165,132 163,133 161,133 158,133 155,134 25,134 22,133 20,133 17,133 15,132 13,131 11,129 9,128 7,126 5,124 4,123 3,121 1,118 1,116 0,113 0,20 1,18 1,15 3,13 4,11 5,9 7,7 9,6 11,4 13,3 15,2 17,1 20,1 22,0 158,0 161,1 163,1 165,2 168,3 170,4 171,6 173,7 175,9 177,11 178,13 179,15 180,18 180,20 180,23 181,25 181,107">
            <text:p/>
          </draw:polygon>
          <draw:polygon draw:style-name="gr9" draw:text-style-name="P3" draw:layer="layout" svg:width="0.065cm" svg:height="0.17cm" svg:x="16.763cm" svg:y="4.278cm" svg:viewBox="0 0 66 171" draw:points="0,0 66,0 66,171 0,171">
            <text:p/>
          </draw:polygon>
          <draw:line draw:style-name="gr11" draw:text-style-name="P2" draw:layer="layout" svg:x1="11.589cm" svg:y1="3.936cm" svg:x2="11.398cm" svg:y2="3.744cm">
            <text:p/>
          </draw:line>
          <draw:line draw:style-name="gr11" draw:text-style-name="P2" draw:layer="layout" svg:x1="11.398cm" svg:y1="6.094cm" svg:x2="11.398cm" svg:y2="4.443cm">
            <text:p/>
          </draw:line>
          <draw:line draw:style-name="gr11" draw:text-style-name="P2" draw:layer="layout" svg:x1="11.398cm" svg:y1="3.744cm" svg:x2="11.398cm" svg:y2="2.157cm">
            <text:p/>
          </draw:line>
          <draw:line draw:style-name="gr11" draw:text-style-name="P2" draw:layer="layout" svg:x1="11.398cm" svg:y1="4.444cm" svg:x2="11.589cm" svg:y2="4.252cm">
            <text:p/>
          </draw:line>
          <draw:line draw:style-name="gr11" draw:text-style-name="P2" draw:layer="layout" svg:x1="11.588cm" svg:y1="4.252cm" svg:x2="11.588cm" svg:y2="3.935cm">
            <text:p/>
          </draw:line>
          <draw:line draw:style-name="gr11" draw:text-style-name="P2" draw:layer="layout" svg:x1="18.383cm" svg:y1="2.157cm" svg:x2="18.383cm" svg:y2="6.094cm">
            <text:p/>
          </draw:line>
          <draw:line draw:style-name="gr11" draw:text-style-name="P2" draw:layer="layout" svg:x1="11.398cm" svg:y1="2.157cm" svg:x2="18.383cm" svg:y2="2.157cm">
            <text:p/>
          </draw:line>
          <draw:line draw:style-name="gr11" draw:text-style-name="P2" draw:layer="layout" svg:x1="18.383cm" svg:y1="6.094cm" svg:x2="11.398cm" svg:y2="6.094cm">
            <text:p/>
          </draw:line>
          <draw:line draw:style-name="gr12" draw:text-style-name="P2" draw:layer="layout" svg:x1="11.91cm" svg:y1="5.332cm" svg:x2="12.41cm" svg:y2="5.332cm">
            <text:p/>
          </draw:line>
          <draw:line draw:style-name="gr12" draw:text-style-name="P2" draw:layer="layout" svg:x1="12.16cm" svg:y1="5.082cm" svg:x2="12.16cm" svg:y2="5.582cm">
            <text:p/>
          </draw:line>
          <draw:path draw:style-name="gr12" draw:text-style-name="P2" draw:layer="layout" svg:width="0.334cm" svg:height="0.334cm" svg:x="11.993cm" svg:y="5.165cm" svg:viewBox="0 0 335 335" svg:d="M335 167c0 92-75 168-167 168-93 0-168-76-168-168s75-167 168-167c92 0 167 75 167 167z">
            <text:p/>
          </draw:path>
          <draw:path draw:style-name="gr9" draw:text-style-name="P3" draw:layer="layout" svg:width="0.18cm" svg:height="0.09cm" svg:x="15.943cm" svg:y="4.921cm" svg:viewBox="0 0 181 91" svg:d="M91 91h-91c0-49 41-91 91-91s90 42 90 91z">
            <text:p/>
          </draw:path>
          <draw:path draw:style-name="gr9" draw:text-style-name="P3" draw:layer="layout" svg:width="0.18cm" svg:height="0.09cm" svg:x="15.943cm" svg:y="5.081cm" svg:viewBox="0 0 181 91" svg:d="M91 0h90c0 51-40 91-90 91s-91-40-91-91z">
            <text:p/>
          </draw:path>
          <draw:polygon draw:style-name="gr9" draw:text-style-name="P3" draw:layer="layout" svg:width="0.18cm" svg:height="0.07cm" svg:x="15.943cm" svg:y="5.011cm" svg:viewBox="0 0 181 71" draw:points="0,0 181,0 181,71 0,71">
            <text:p/>
          </draw:polygon>
          <draw:path draw:style-name="gr9" draw:text-style-name="P3" draw:layer="layout" svg:width="0.18cm" svg:height="0.09cm" svg:x="16.197cm" svg:y="4.921cm" svg:viewBox="0 0 181 91" svg:d="M91 91h-91c0-49 42-91 91-91 50 0 90 42 90 91z">
            <text:p/>
          </draw:path>
          <draw:path draw:style-name="gr9" draw:text-style-name="P3" draw:layer="layout" svg:width="0.18cm" svg:height="0.09cm" svg:x="16.197cm" svg:y="5.081cm" svg:viewBox="0 0 181 91" svg:d="M91 0h90c0 51-40 91-90 91-49 0-91-40-91-91z">
            <text:p/>
          </draw:path>
          <draw:polygon draw:style-name="gr9" draw:text-style-name="P3" draw:layer="layout" svg:width="0.18cm" svg:height="0.07cm" svg:x="16.197cm" svg:y="5.011cm" svg:viewBox="0 0 181 71" draw:points="0,0 181,0 181,71 0,71">
            <text:p/>
          </draw:polygon>
          <draw:path draw:style-name="gr9" draw:text-style-name="P3" draw:layer="layout" svg:width="0.18cm" svg:height="0.09cm" svg:x="16.451cm" svg:y="4.921cm" svg:viewBox="0 0 181 91" svg:d="M91 91h-91c0-49 42-91 91-91 50 0 90 42 90 91z">
            <text:p/>
          </draw:path>
          <draw:path draw:style-name="gr9" draw:text-style-name="P3" draw:layer="layout" svg:width="0.18cm" svg:height="0.09cm" svg:x="16.451cm" svg:y="5.081cm" svg:viewBox="0 0 181 91" svg:d="M91 0h90c0 51-40 91-90 91-49 0-91-40-91-91z">
            <text:p/>
          </draw:path>
          <draw:polygon draw:style-name="gr9" draw:text-style-name="P3" draw:layer="layout" svg:width="0.18cm" svg:height="0.07cm" svg:x="16.451cm" svg:y="5.011cm" svg:viewBox="0 0 181 71" draw:points="0,0 181,0 181,71 0,71">
            <text:p/>
          </draw:polygon>
          <draw:path draw:style-name="gr9" draw:text-style-name="P3" draw:layer="layout" svg:width="0.18cm" svg:height="0.09cm" svg:x="16.705cm" svg:y="4.921cm" svg:viewBox="0 0 181 91" svg:d="M90 91h-90c0-49 41-91 90-91 51 0 91 42 91 91z">
            <text:p/>
          </draw:path>
          <draw:path draw:style-name="gr9" draw:text-style-name="P3" draw:layer="layout" svg:width="0.18cm" svg:height="0.09cm" svg:x="16.705cm" svg:y="5.081cm" svg:viewBox="0 0 181 91" svg:d="M90 0h91c0 51-40 91-91 91-49 0-90-40-90-91z">
            <text:p/>
          </draw:path>
          <draw:polygon draw:style-name="gr9" draw:text-style-name="P3" draw:layer="layout" svg:width="0.18cm" svg:height="0.07cm" svg:x="16.705cm" svg:y="5.011cm" svg:viewBox="0 0 181 71" draw:points="0,0 181,0 181,71 0,71">
            <text:p/>
          </draw:polygon>
          <draw:path draw:style-name="gr9" draw:text-style-name="P3" draw:layer="layout" svg:width="0.32cm" svg:height="0.32cm" svg:x="17.842cm" svg:y="2.378cm" svg:viewBox="0 0 321 321" svg:d="M321 161c0 88-72 160-161 160s-160-72-160-160 71-161 160-161 161 73 161 161z">
            <text:p/>
          </draw:path>
          <draw:path draw:style-name="gr9" draw:text-style-name="P3" draw:layer="layout" svg:width="0.25cm" svg:height="0.25cm" svg:x="17.257cm" svg:y="2.413cm" svg:viewBox="0 0 251 251" svg:d="M251 125c0 69-56 126-125 126-70 0-126-57-126-126s56-125 126-125c69 0 125 56 125 125z">
            <text:p/>
          </draw:path>
          <draw:path draw:style-name="gr9" draw:text-style-name="P3" draw:layer="layout" svg:width="0.25cm" svg:height="0.25cm" svg:x="17.257cm" svg:y="2.863cm" svg:viewBox="0 0 251 251" svg:d="M251 126c0 69-56 125-125 125-70 0-126-56-126-125s56-126 126-126c69 0 125 57 125 126z">
            <text:p/>
          </draw:path>
          <draw:path draw:style-name="gr9" draw:text-style-name="P3" draw:layer="layout" svg:width="0.25cm" svg:height="0.25cm" svg:x="16.607cm" svg:y="2.413cm" svg:viewBox="0 0 251 251" svg:d="M251 125c0 69-56 126-125 126s-126-57-126-126 57-125 126-125 125 56 125 125z">
            <text:p/>
          </draw:path>
          <draw:path draw:style-name="gr9" draw:text-style-name="P3" draw:layer="layout" svg:width="0.21cm" svg:height="0.21cm" svg:x="17.897cm" svg:y="3.036cm" svg:viewBox="0 0 211 211" svg:d="M211 106c0 58-47 105-105 105-59 0-106-47-106-105s47-106 106-106c58 0 105 48 105 106z">
            <text:p/>
          </draw:path>
          <draw:polygon draw:style-name="gr9" draw:text-style-name="P3" draw:layer="layout" svg:width="0.25cm" svg:height="0.18cm" svg:x="15.369cm" svg:y="5.051cm" svg:viewBox="0 0 251 181" draw:points="250,158 250,160 249,162 249,165 248,167 246,170 245,172 241,176 239,177 237,178 234,179 232,180 227,181 24,181 22,181 20,180 17,179 15,178 12,177 10,176 9,173 5,172 4,170 3,167 2,165 1,162 0,160 0,158 0,24 1,19 2,17 3,14 4,12 5,10 10,6 12,5 15,4 17,3 20,1 22,1 24,0 227,0 232,1 234,3 237,4 239,5 241,6 243,8 245,10 246,12 248,14 249,17 249,19 250,22 250,24 251,27 251,155">
            <text:p/>
          </draw:polygon>
          <draw:path draw:style-name="gr9" draw:text-style-name="P3" draw:layer="layout" svg:width="0.25cm" svg:height="0.25cm" svg:x="16.607cm" svg:y="2.863cm" svg:viewBox="0 0 251 251" svg:d="M251 126c0 69-56 125-125 125s-126-56-126-125 57-126 126-126 125 57 125 126z">
            <text:p/>
          </draw:path>
          <draw:path draw:style-name="gr9" draw:text-style-name="P3" draw:layer="layout" svg:width="0.17cm" svg:height="0.085cm" svg:x="15.667cm" svg:y="3.153cm" svg:viewBox="0 0 171 86" svg:d="M86 0h85c0 48-38 86-85 86-48 0-86-38-86-86z">
            <text:p/>
          </draw:path>
          <draw:path draw:style-name="gr9" draw:text-style-name="P3" draw:layer="layout" svg:width="0.17cm" svg:height="0.085cm" svg:x="15.667cm" svg:y="3.043cm" svg:viewBox="0 0 171 86" svg:d="M86 86h-86c0-48 38-86 86-86 47 0 85 38 85 86z">
            <text:p/>
          </draw:path>
          <draw:polygon draw:style-name="gr9" draw:text-style-name="P3" draw:layer="layout" svg:width="0.17cm" svg:height="0.025cm" svg:x="15.667cm" svg:y="3.128cm" svg:viewBox="0 0 171 26" draw:points="0,0 171,0 171,26 0,26">
            <text:p/>
          </draw:polygon>
          <draw:polygon draw:style-name="gr9" draw:text-style-name="P3" draw:layer="layout" svg:width="0.17cm" svg:height="0.195cm" svg:x="15.917cm" svg:y="3.044cm" svg:viewBox="0 0 171 196" draw:points="22,196 20,195 17,194 15,193 13,192 11,191 9,190 7,188 5,186 4,184 2,182 1,180 1,178 0,173 0,22 0,20 1,17 1,15 2,13 4,11 5,9 7,7 9,5 11,4 13,2 15,1 17,1 20,0 151,0 153,1 155,1 158,2 160,4 162,5 163,7 165,9 166,11 168,13 169,15 170,17 170,20 171,22 171,173 170,178 169,180 168,182 166,184 165,186 162,190 160,191 158,192 155,193 153,194 151,195 148,196">
            <text:p/>
          </draw:polygon>
          <draw:path draw:style-name="gr9" draw:text-style-name="P3" draw:layer="layout" svg:width="0.18cm" svg:height="0.09cm" svg:x="16.959cm" svg:y="4.921cm" svg:viewBox="0 0 181 91" svg:d="M90 91h-90c0-49 41-91 90-91 51 0 91 42 91 91z">
            <text:p/>
          </draw:path>
          <draw:path draw:style-name="gr9" draw:text-style-name="P3" draw:layer="layout" svg:width="0.18cm" svg:height="0.09cm" svg:x="16.959cm" svg:y="5.081cm" svg:viewBox="0 0 181 91" svg:d="M90 0h91c0 51-40 91-91 91-49 0-90-40-90-91z">
            <text:p/>
          </draw:path>
          <draw:polygon draw:style-name="gr9" draw:text-style-name="P3" draw:layer="layout" svg:width="0.18cm" svg:height="0.07cm" svg:x="16.959cm" svg:y="5.011cm" svg:viewBox="0 0 181 71" draw:points="0,0 181,0 181,71 0,71">
            <text:p/>
          </draw:polygon>
          <draw:polygon draw:style-name="gr9" draw:text-style-name="P3" draw:layer="layout" svg:width="0.18cm" svg:height="0.25cm" svg:x="17.213cm" svg:y="4.921cm" svg:viewBox="0 0 181 251" draw:points="0,0 181,0 181,251 0,251">
            <text:p/>
          </draw:polygon>
          <draw:path draw:style-name="gr9" draw:text-style-name="P3" draw:layer="layout" svg:width="0.32cm" svg:height="0.32cm" svg:x="17.842cm" svg:y="5.553cm" svg:viewBox="0 0 321 321" svg:d="M321 161c0 88-72 160-161 160s-160-72-160-160 71-161 160-161 161 73 161 161z">
            <text:p/>
          </draw:path>
          <draw:path draw:style-name="gr9" draw:text-style-name="P3" draw:layer="layout" svg:width="0.09cm" svg:height="0.18cm" svg:x="15.528cm" svg:y="5.301cm" svg:viewBox="0 0 91 181" svg:d="M0 90v-90c51 0 91 40 91 90s-40 91-91 91z">
            <text:p/>
          </draw:path>
          <draw:path draw:style-name="gr9" draw:text-style-name="P3" draw:layer="layout" svg:width="0.09cm" svg:height="0.18cm" svg:x="15.369cm" svg:y="5.301cm" svg:viewBox="0 0 91 181" svg:d="M91 90v91c-51 0-91-41-91-91s40-90 91-90z">
            <text:p/>
          </draw:path>
          <draw:polygon draw:style-name="gr9" draw:text-style-name="P3" draw:layer="layout" svg:width="0.069cm" svg:height="0.18cm" svg:x="15.459cm" svg:y="5.301cm" svg:viewBox="0 0 70 181" draw:points="0,0 70,0 70,181 0,181">
            <text:p/>
          </draw:polygon>
          <draw:path draw:style-name="gr9" draw:text-style-name="P3" draw:layer="layout" svg:width="0.09cm" svg:height="0.18cm" svg:x="13.749cm" svg:y="4.416cm" svg:viewBox="0 0 91 181" svg:d="M91 90v91c-49 0-91-41-91-91 0-49 42-90 91-90z">
            <text:p/>
          </draw:path>
          <draw:path draw:style-name="gr9" draw:text-style-name="P3" draw:layer="layout" svg:width="0.09cm" svg:height="0.18cm" svg:x="13.909cm" svg:y="4.416cm" svg:viewBox="0 0 91 181" svg:d="M0 90v-90c51 0 91 41 91 90 0 50-40 91-91 91z">
            <text:p/>
          </draw:path>
          <draw:polygon draw:style-name="gr9" draw:text-style-name="P3" draw:layer="layout" svg:width="0.07cm" svg:height="0.18cm" svg:x="13.839cm" svg:y="4.416cm" svg:viewBox="0 0 71 181" draw:points="0,0 71,0 71,181 0,181">
            <text:p/>
          </draw:polygon>
          <draw:path draw:style-name="gr9" draw:text-style-name="P3" draw:layer="layout" svg:width="0.09cm" svg:height="0.18cm" svg:x="13.749cm" svg:y="4.162cm" svg:viewBox="0 0 91 181" svg:d="M91 91v90c-49 0-91-40-91-90s42-91 91-91z">
            <text:p/>
          </draw:path>
          <draw:path draw:style-name="gr9" draw:text-style-name="P3" draw:layer="layout" svg:width="0.09cm" svg:height="0.18cm" svg:x="13.909cm" svg:y="4.162cm" svg:viewBox="0 0 91 181" svg:d="M0 91v-91c51 0 91 41 91 91s-40 90-91 90z">
            <text:p/>
          </draw:path>
          <draw:polygon draw:style-name="gr9" draw:text-style-name="P3" draw:layer="layout" svg:width="0.07cm" svg:height="0.18cm" svg:x="13.839cm" svg:y="4.162cm" svg:viewBox="0 0 71 181" draw:points="0,0 71,0 71,181 0,181">
            <text:p/>
          </draw:polygon>
          <draw:path draw:style-name="gr9" draw:text-style-name="P3" draw:layer="layout" svg:width="0.09cm" svg:height="0.18cm" svg:x="13.749cm" svg:y="3.908cm" svg:viewBox="0 0 91 181" svg:d="M91 90v91c-49 0-91-40-91-91 0-49 42-90 91-90z">
            <text:p/>
          </draw:path>
          <draw:path draw:style-name="gr9" draw:text-style-name="P3" draw:layer="layout" svg:width="0.09cm" svg:height="0.18cm" svg:x="13.909cm" svg:y="3.908cm" svg:viewBox="0 0 91 181" svg:d="M0 90v-90c51 0 91 41 91 90 0 51-40 91-91 91z">
            <text:p/>
          </draw:path>
          <draw:polygon draw:style-name="gr9" draw:text-style-name="P3" draw:layer="layout" svg:width="0.07cm" svg:height="0.18cm" svg:x="13.839cm" svg:y="3.908cm" svg:viewBox="0 0 71 181" draw:points="0,0 71,0 71,181 0,181">
            <text:p/>
          </draw:polygon>
          <draw:path draw:style-name="gr9" draw:text-style-name="P3" draw:layer="layout" svg:width="0.09cm" svg:height="0.18cm" svg:x="13.749cm" svg:y="3.654cm" svg:viewBox="0 0 91 181" svg:d="M91 91v90c-49 0-91-40-91-90 0-49 42-91 91-91z">
            <text:p/>
          </draw:path>
          <draw:path draw:style-name="gr9" draw:text-style-name="P3" draw:layer="layout" svg:width="0.09cm" svg:height="0.18cm" svg:x="13.909cm" svg:y="3.654cm" svg:viewBox="0 0 91 181" svg:d="M0 91v-91c51 0 91 42 91 91 0 50-40 90-91 90z">
            <text:p/>
          </draw:path>
          <draw:polygon draw:style-name="gr9" draw:text-style-name="P3" draw:layer="layout" svg:width="0.07cm" svg:height="0.18cm" svg:x="13.839cm" svg:y="3.654cm" svg:viewBox="0 0 71 181" draw:points="0,0 71,0 71,181 0,181">
            <text:p/>
          </draw:polygon>
          <draw:path draw:style-name="gr9" draw:text-style-name="P3" draw:layer="layout" svg:width="0.17cm" svg:height="0.085cm" svg:x="15.416cm" svg:y="3.153cm" svg:viewBox="0 0 171 86" svg:d="M85 0h86c0 48-39 86-86 86s-85-38-85-86z">
            <text:p/>
          </draw:path>
          <draw:path draw:style-name="gr9" draw:text-style-name="P3" draw:layer="layout" svg:width="0.17cm" svg:height="0.085cm" svg:x="15.416cm" svg:y="3.043cm" svg:viewBox="0 0 171 86" svg:d="M85 86h-85c0-48 38-86 85-86s86 38 86 86z">
            <text:p/>
          </draw:path>
          <draw:polygon draw:style-name="gr9" draw:text-style-name="P3" draw:layer="layout" svg:width="0.17cm" svg:height="0.025cm" svg:x="15.417cm" svg:y="3.128cm" svg:viewBox="0 0 171 26" draw:points="0,0 171,0 171,26 0,26">
            <text:p/>
          </draw:polygon>
          <draw:path draw:style-name="gr9" draw:text-style-name="P3" draw:layer="layout" svg:width="0.32cm" svg:height="0.32cm" svg:x="11.619cm" svg:y="5.553cm" svg:viewBox="0 0 321 321" svg:d="M321 161c0 88-72 160-160 160-89 0-161-72-161-160s72-161 161-161c88 0 160 73 160 161z">
            <text:p/>
          </draw:path>
          <draw:polygon draw:style-name="gr9" draw:text-style-name="P3" draw:layer="layout" svg:width="0.153cm" svg:height="0.25cm" svg:x="12.841cm" svg:y="4.539cm" svg:viewBox="0 0 154 251" draw:points="0,0 154,0 154,251 0,251">
            <text:p/>
          </draw:polygon>
          <draw:polygon draw:style-name="gr9" draw:text-style-name="P3" draw:layer="layout" svg:width="0.152cm" svg:height="0.25cm" svg:x="12.092cm" svg:y="4.539cm" svg:viewBox="0 0 153 251" draw:points="0,0 153,0 153,251 0,251">
            <text:p/>
          </draw:polygon>
          <draw:polygon draw:style-name="gr9" draw:text-style-name="P3" draw:layer="layout" svg:width="0.152cm" svg:height="0.25cm" svg:x="11.766cm" svg:y="4.539cm" svg:viewBox="0 0 153 251" draw:points="0,0 153,0 153,251 0,251">
            <text:p/>
          </draw:polygon>
          <draw:path draw:style-name="gr9" draw:text-style-name="P3" draw:layer="layout" svg:width="0.28cm" svg:height="0.14cm" svg:x="12.357cm" svg:y="5.608cm" svg:viewBox="0 0 281 141" svg:d="M141 141h-141c0-77 62-141 141-141 77 0 140 64 140 141z">
            <text:p/>
          </draw:path>
          <draw:path draw:style-name="gr9" draw:text-style-name="P3" draw:layer="layout" svg:width="0.28cm" svg:height="0.14cm" svg:x="12.357cm" svg:y="5.868cm" svg:viewBox="0 0 281 141" svg:d="M141 0h140c0 78-63 141-140 141-79 0-141-63-141-141z">
            <text:p/>
          </draw:path>
          <draw:polygon draw:style-name="gr9" draw:text-style-name="P3" draw:layer="layout" svg:width="0.28cm" svg:height="0.12cm" svg:x="12.357cm" svg:y="5.748cm" svg:viewBox="0 0 281 121" draw:points="0,0 281,0 281,121 0,121">
            <text:p/>
          </draw:polygon>
          <draw:polygon draw:style-name="gr9" draw:text-style-name="P3" draw:layer="layout" svg:width="0.15cm" svg:height="0.25cm" svg:x="12.752cm" svg:y="5.683cm" svg:viewBox="0 0 151 251" draw:points="0,0 151,0 151,251 0,251">
            <text:p/>
          </draw:polygon>
          <draw:path draw:style-name="gr9" draw:text-style-name="P3" draw:layer="layout" svg:width="0.21cm" svg:height="0.21cm" svg:x="12.436cm" svg:y="2.433cm" svg:viewBox="0 0 211 211" svg:d="M211 105c0 58-47 106-105 106-59 0-106-48-106-106s47-105 106-105c58 0 105 47 105 105z">
            <text:p/>
          </draw:path>
          <draw:polygon draw:style-name="gr9" draw:text-style-name="P3" draw:layer="layout" svg:width="0.153cm" svg:height="0.25cm" svg:x="13.166cm" svg:y="4.539cm" svg:viewBox="0 0 154 251" draw:points="0,0 154,0 154,251 0,251">
            <text:p/>
          </draw:polygon>
          <draw:polygon draw:style-name="gr9" draw:text-style-name="P3" draw:layer="layout" svg:width="0.153cm" svg:height="0.25cm" svg:x="13.166cm" svg:y="2.254cm" svg:viewBox="0 0 154 251" draw:points="0,0 154,0 154,251 0,251">
            <text:p/>
          </draw:polygon>
          <draw:polygon draw:style-name="gr9" draw:text-style-name="P3" draw:layer="layout" svg:width="0.152cm" svg:height="0.25cm" svg:x="11.766cm" svg:y="2.254cm" svg:viewBox="0 0 153 251" draw:points="0,0 153,0 153,251 0,251">
            <text:p/>
          </draw:polygon>
          <draw:polygon draw:style-name="gr9" draw:text-style-name="P3" draw:layer="layout" svg:width="0.179cm" svg:height="0.25cm" svg:x="13.88cm" svg:y="2.445cm" svg:viewBox="0 0 180 251" draw:points="0,0 180,0 180,251 0,251">
            <text:p/>
          </draw:polygon>
          <draw:path draw:style-name="gr9" draw:text-style-name="P3" draw:layer="layout" svg:width="0.18cm" svg:height="0.09cm" svg:x="14.133cm" svg:y="2.605cm" svg:viewBox="0 0 181 91" svg:d="M90 0h91c0 50-40 91-91 91-49 0-90-41-90-91z">
            <text:p/>
          </draw:path>
          <draw:path draw:style-name="gr9" draw:text-style-name="P3" draw:layer="layout" svg:width="0.18cm" svg:height="0.09cm" svg:x="14.133cm" svg:y="2.445cm" svg:viewBox="0 0 181 91" svg:d="M90 91h-90c0-50 41-91 90-91 51 0 91 41 91 91z">
            <text:p/>
          </draw:path>
          <draw:polygon draw:style-name="gr9" draw:text-style-name="P3" draw:layer="layout" svg:width="0.18cm" svg:height="0.07cm" svg:x="14.133cm" svg:y="2.535cm" svg:viewBox="0 0 181 71" draw:points="0,0 181,0 181,71 0,71">
            <text:p/>
          </draw:polygon>
          <draw:path draw:style-name="gr9" draw:text-style-name="P3" draw:layer="layout" svg:width="0.181cm" svg:height="0.09cm" svg:x="14.387cm" svg:y="2.605cm" svg:viewBox="0 0 182 91" svg:d="M90 0h92c0 50-41 91-92 91-49 0-90-41-90-91z">
            <text:p/>
          </draw:path>
          <draw:path draw:style-name="gr9" draw:text-style-name="P3" draw:layer="layout" svg:width="0.181cm" svg:height="0.09cm" svg:x="14.387cm" svg:y="2.445cm" svg:viewBox="0 0 182 91" svg:d="M90 91h-90c0-50 41-91 90-91 51 0 92 41 92 91z">
            <text:p/>
          </draw:path>
          <draw:polygon draw:style-name="gr9" draw:text-style-name="P3" draw:layer="layout" svg:width="0.179cm" svg:height="0.07cm" svg:x="14.388cm" svg:y="2.535cm" svg:viewBox="0 0 180 71" draw:points="0,0 180,0 180,71 0,71">
            <text:p/>
          </draw:polygon>
          <draw:path draw:style-name="gr9" draw:text-style-name="P3" draw:layer="layout" svg:width="0.181cm" svg:height="0.09cm" svg:x="14.641cm" svg:y="2.605cm" svg:viewBox="0 0 182 91" svg:d="M92 0h90c0 50-41 91-90 91-50 0-92-41-92-91z">
            <text:p/>
          </draw:path>
          <draw:path draw:style-name="gr9" draw:text-style-name="P3" draw:layer="layout" svg:width="0.181cm" svg:height="0.09cm" svg:x="14.641cm" svg:y="2.445cm" svg:viewBox="0 0 182 91" svg:d="M92 91h-92c0-50 42-91 92-91 49 0 90 41 90 91z">
            <text:p/>
          </draw:path>
          <draw:polygon draw:style-name="gr9" draw:text-style-name="P3" draw:layer="layout" svg:width="0.179cm" svg:height="0.07cm" svg:x="14.642cm" svg:y="2.535cm" svg:viewBox="0 0 180 71" draw:points="0,0 180,0 180,71 0,71">
            <text:p/>
          </draw:polygon>
          <draw:path draw:style-name="gr9" draw:text-style-name="P3" draw:layer="layout" svg:width="0.15cm" svg:height="0.075cm" svg:x="13.052cm" svg:y="5.683cm" svg:viewBox="0 0 151 76" svg:d="M75 76h-75c0-43 33-76 75-76 41 0 76 33 76 76z">
            <text:p/>
          </draw:path>
          <draw:path draw:style-name="gr9" draw:text-style-name="P3" draw:layer="layout" svg:width="0.15cm" svg:height="0.075cm" svg:x="13.052cm" svg:y="5.858cm" svg:viewBox="0 0 151 76" svg:d="M75 0h76c0 42-35 76-76 76-42 0-75-34-75-76z">
            <text:p/>
          </draw:path>
          <draw:polygon draw:style-name="gr9" draw:text-style-name="P3" draw:layer="layout" svg:width="0.15cm" svg:height="0.1cm" svg:x="13.052cm" svg:y="5.758cm" svg:viewBox="0 0 151 101" draw:points="0,0 151,0 151,101 0,101">
            <text:p/>
          </draw:polygon>
          <draw:path draw:style-name="gr9" draw:text-style-name="P3" draw:layer="layout" svg:width="0.15cm" svg:height="0.075cm" svg:x="13.352cm" svg:y="5.683cm" svg:viewBox="0 0 151 76" svg:d="M75 76h-75c0-43 33-76 75-76 41 0 76 33 76 76z">
            <text:p/>
          </draw:path>
          <draw:path draw:style-name="gr9" draw:text-style-name="P3" draw:layer="layout" svg:width="0.15cm" svg:height="0.075cm" svg:x="13.352cm" svg:y="5.858cm" svg:viewBox="0 0 151 76" svg:d="M75 0h76c0 42-35 76-76 76-42 0-75-34-75-76z">
            <text:p/>
          </draw:path>
          <draw:polygon draw:style-name="gr9" draw:text-style-name="P3" draw:layer="layout" svg:width="0.151cm" svg:height="0.1cm" svg:x="13.351cm" svg:y="5.758cm" svg:viewBox="0 0 152 101" draw:points="0,0 152,0 152,101 0,101">
            <text:p/>
          </draw:polygon>
          <draw:path draw:style-name="gr9" draw:text-style-name="P3" draw:layer="layout" svg:width="0.28cm" svg:height="0.14cm" svg:x="13.617cm" svg:y="5.608cm" svg:viewBox="0 0 281 141" svg:d="M140 141h-140c0-77 62-141 140-141 77 0 141 64 141 141z">
            <text:p/>
          </draw:path>
          <draw:path draw:style-name="gr9" draw:text-style-name="P3" draw:layer="layout" svg:width="0.28cm" svg:height="0.14cm" svg:x="13.617cm" svg:y="5.868cm" svg:viewBox="0 0 281 141" svg:d="M140 0h141c0 78-64 141-141 141-78 0-140-63-140-141z">
            <text:p/>
          </draw:path>
          <draw:polygon draw:style-name="gr9" draw:text-style-name="P3" draw:layer="layout" svg:width="0.279cm" svg:height="0.12cm" svg:x="13.617cm" svg:y="5.748cm" svg:viewBox="0 0 280 121" draw:points="0,0 280,0 280,121 0,121">
            <text:p/>
          </draw:polygon>
          <draw:path draw:style-name="gr9" draw:text-style-name="P3" draw:layer="layout" svg:width="0.151cm" svg:height="0.151cm" svg:x="12.529cm" svg:y="4.717cm" svg:viewBox="0 0 152 152" svg:d="M152 76c0 42-35 76-77 76-41 0-75-34-75-76 0-41 34-76 75-76 42 0 77 35 77 76z">
            <text:p/>
          </draw:path>
          <draw:path draw:style-name="gr9" draw:text-style-name="P3" draw:layer="layout" svg:width="0.151cm" svg:height="0.151cm" svg:x="12.529cm" svg:y="5.288cm" svg:viewBox="0 0 152 152" svg:d="M152 77c0 41-35 75-77 75-41 0-75-34-75-75 0-43 34-77 75-77 42 0 77 34 77 77z">
            <text:p/>
          </draw:path>
          <draw:path draw:style-name="gr9" draw:text-style-name="P3" draw:layer="layout" svg:width="0.15cm" svg:height="0.151cm" svg:x="15.101cm" svg:y="4.399cm" svg:viewBox="0 0 151 152" svg:d="M151 77c0 41-34 75-76 75s-75-34-75-75c0-42 33-77 75-77s76 35 76 77z">
            <text:p/>
          </draw:path>
          <draw:path draw:style-name="gr9" draw:text-style-name="P3" draw:layer="layout" svg:width="0.151cm" svg:height="0.151cm" svg:x="15.005cm" svg:y="2.875cm" svg:viewBox="0 0 152 152" svg:d="M152 77c0 41-34 75-75 75-43 0-77-34-77-75 0-43 34-77 77-77 41 0 75 34 75 77z">
            <text:p/>
          </draw:path>
          <draw:path draw:style-name="gr9" draw:text-style-name="P3" draw:layer="layout" svg:width="0.151cm" svg:height="0.151cm" svg:x="15.005cm" svg:y="3.256cm" svg:viewBox="0 0 152 152" svg:d="M152 76c0 41-34 76-75 76-43 0-77-35-77-76 0-42 34-76 77-76 41 0 75 34 75 76z">
            <text:p/>
          </draw:path>
          <draw:path draw:style-name="gr9" draw:text-style-name="P3" draw:layer="layout" svg:width="0.15cm" svg:height="0.151cm" svg:x="15.101cm" svg:y="3.955cm" svg:viewBox="0 0 151 152" svg:d="M151 76c0 42-34 76-76 76s-75-34-75-76 33-76 75-76 76 34 76 76z">
            <text:p/>
          </draw:path>
          <draw:path draw:style-name="gr1" draw:text-style-name="P1" draw:layer="layout" svg:width="0.03cm" svg:height="0.03cm" svg:x="17.987cm" svg:y="5.698cm" svg:viewBox="0 0 31 31" svg:d="M31 15c0 9-8 16-16 16-9 0-15-7-15-16 0-8 6-15 15-15 8 0 16 7 16 15z">
            <text:p/>
          </draw:path>
          <draw:path draw:style-name="gr1" draw:text-style-name="P1" draw:layer="layout" svg:width="0.03cm" svg:height="0.03cm" svg:x="17.987cm" svg:y="2.523cm" svg:viewBox="0 0 31 31" svg:d="M31 16c0 8-8 15-16 15-9 0-15-7-15-15 0-9 6-16 15-16 8 0 16 7 16 16z">
            <text:p/>
          </draw:path>
          <draw:path draw:style-name="gr1" draw:text-style-name="P1" draw:layer="layout" svg:width="0.03cm" svg:height="0.03cm" svg:x="17.987cm" svg:y="3.126cm" svg:viewBox="0 0 31 31" svg:d="M31 16c0 9-8 15-16 15-9 0-15-6-15-15s6-16 15-16c8 0 16 7 16 16z">
            <text:p/>
          </draw:path>
          <draw:path draw:style-name="gr1" draw:text-style-name="P1" draw:layer="layout" svg:width="0.03cm" svg:height="0.03cm" svg:x="12.526cm" svg:y="2.523cm" svg:viewBox="0 0 31 31" svg:d="M31 16c0 8-8 15-16 15-9 0-15-7-15-15 0-9 6-16 15-16 8 0 16 7 16 16z">
            <text:p/>
          </draw:path>
          <draw:path draw:style-name="gr1" draw:text-style-name="P1" draw:layer="layout" svg:width="0.03cm" svg:height="0.03cm" svg:x="11.764cm" svg:y="5.698cm" svg:viewBox="0 0 31 31" svg:d="M31 15c0 9-7 16-15 16-10 0-16-7-16-16 0-8 6-15 16-15 8 0 15 7 15 15z">
            <text:p/>
          </draw:path>
          <draw:path draw:style-name="gr1" draw:text-style-name="P1" draw:layer="layout" svg:width="0.03cm" svg:height="0.03cm" svg:x="13.227cm" svg:y="4.649cm" svg:viewBox="0 0 31 31" svg:d="M31 15c0 9-6 16-16 16-8 0-15-7-15-16 0-8 7-15 15-15 10 0 16 7 16 15z">
            <text:p/>
          </draw:path>
          <draw:path draw:style-name="gr1" draw:text-style-name="P1" draw:layer="layout" svg:width="0.03cm" svg:height="0.031cm" svg:x="13.859cm" svg:y="4.491cm" svg:viewBox="0 0 31 32" svg:d="M31 15c0 10-6 17-16 17-8 0-15-7-15-17 0-8 7-15 15-15 10 0 16 7 16 15z">
            <text:p/>
          </draw:path>
          <draw:path draw:style-name="gr1" draw:text-style-name="P1" draw:layer="layout" svg:width="0.03cm" svg:height="0.031cm" svg:x="13.859cm" svg:y="4.237cm" svg:viewBox="0 0 31 32" svg:d="M31 16c0 9-6 16-16 16-8 0-15-7-15-16s7-16 15-16c10 0 16 7 16 16z">
            <text:p/>
          </draw:path>
          <draw:path draw:style-name="gr1" draw:text-style-name="P1" draw:layer="layout" svg:width="0.03cm" svg:height="0.03cm" svg:x="13.859cm" svg:y="3.983cm" svg:viewBox="0 0 31 31" svg:d="M31 15c0 10-6 16-16 16-8 0-15-6-15-16 0-8 7-15 15-15 10 0 16 7 16 15z">
            <text:p/>
          </draw:path>
          <draw:path draw:style-name="gr1" draw:text-style-name="P1" draw:layer="layout" svg:width="0.03cm" svg:height="0.03cm" svg:x="13.859cm" svg:y="3.729cm" svg:viewBox="0 0 31 31" svg:d="M31 16c0 9-6 15-16 15-8 0-15-6-15-15 0-8 7-16 15-16 10 0 16 8 16 16z">
            <text:p/>
          </draw:path>
          <draw:path draw:style-name="gr1" draw:text-style-name="P1" draw:layer="layout" svg:width="0.031cm" svg:height="0.031cm" svg:x="15.478cm" svg:y="5.126cm" svg:viewBox="0 0 32 32" svg:d="M32 15c0 10-7 17-17 17-8 0-15-7-15-17 0-8 7-15 15-15 10 0 17 7 17 15z">
            <text:p/>
          </draw:path>
          <draw:path draw:style-name="gr1" draw:text-style-name="P1" draw:layer="layout" svg:width="0.031cm" svg:height="0.03cm" svg:x="12.902cm" svg:y="4.649cm" svg:viewBox="0 0 32 31" svg:d="M32 15c0 9-7 16-15 16-10 0-17-7-17-16 0-8 7-15 17-15 8 0 15 7 15 15z">
            <text:p/>
          </draw:path>
          <draw:path draw:style-name="gr1" draw:text-style-name="P1" draw:layer="layout" svg:width="0.03cm" svg:height="0.03cm" svg:x="13.412cm" svg:y="5.793cm" svg:viewBox="0 0 31 31" svg:d="M31 16c0 8-7 15-15 15-10 0-16-7-16-15 0-9 6-16 16-16 8 0 15 7 15 16z">
            <text:p/>
          </draw:path>
          <draw:path draw:style-name="gr1" draw:text-style-name="P1" draw:layer="layout" svg:width="0.03cm" svg:height="0.03cm" svg:x="13.742cm" svg:y="5.793cm" svg:viewBox="0 0 31 31" svg:d="M31 16c0 8-7 15-15 15-10 0-16-7-16-15 0-9 6-16 16-16 8 0 15 7 15 16z">
            <text:p/>
          </draw:path>
          <draw:path draw:style-name="gr1" draw:text-style-name="P1" draw:layer="layout" svg:width="0.03cm" svg:height="0.03cm" svg:x="11.827cm" svg:y="4.649cm" svg:viewBox="0 0 31 31" svg:d="M31 15c0 9-6 16-15 16s-16-7-16-16c0-8 7-15 16-15s15 7 15 15z">
            <text:p/>
          </draw:path>
          <draw:path draw:style-name="gr1" draw:text-style-name="P1" draw:layer="layout" svg:width="0.03cm" svg:height="0.03cm" svg:x="12.482cm" svg:y="5.793cm" svg:viewBox="0 0 31 31" svg:d="M31 16c0 8-7 15-15 15-9 0-16-7-16-15 0-9 7-16 16-16 8 0 15 7 15 16z">
            <text:p/>
          </draw:path>
          <draw:path draw:style-name="gr1" draw:text-style-name="P1" draw:layer="layout" svg:width="0.031cm" svg:height="0.03cm" svg:x="13.111cm" svg:y="5.793cm" svg:viewBox="0 0 32 31" svg:d="M32 16c0 8-7 15-15 15-10 0-17-7-17-15 0-9 7-16 17-16 8 0 15 7 15 16z">
            <text:p/>
          </draw:path>
          <draw:path draw:style-name="gr1" draw:text-style-name="P1" draw:layer="layout" svg:width="0.031cm" svg:height="0.03cm" svg:x="12.811cm" svg:y="5.793cm" svg:viewBox="0 0 32 31" svg:d="M32 16c0 8-7 15-15 15-10 0-17-7-17-15 0-9 7-16 17-16 8 0 15 7 15 16z">
            <text:p/>
          </draw:path>
          <draw:path draw:style-name="gr1" draw:text-style-name="P1" draw:layer="layout" svg:width="0.03cm" svg:height="0.03cm" svg:x="12.153cm" svg:y="4.649cm" svg:viewBox="0 0 31 31" svg:d="M31 15c0 9-7 16-15 16-10 0-16-7-16-16 0-8 6-15 16-15 8 0 15 7 15 15z">
            <text:p/>
          </draw:path>
          <draw:path draw:style-name="gr1" draw:text-style-name="P1" draw:layer="layout" svg:width="0.03cm" svg:height="0.03cm" svg:x="13.227cm" svg:y="2.364cm" svg:viewBox="0 0 31 31" svg:d="M31 15c0 9-6 16-16 16-8 0-15-7-15-16 0-8 7-15 15-15 10 0 16 7 16 15z">
            <text:p/>
          </draw:path>
          <draw:path draw:style-name="gr1" draw:text-style-name="P1" draw:layer="layout" svg:width="0.03cm" svg:height="0.03cm" svg:x="11.827cm" svg:y="2.364cm" svg:viewBox="0 0 31 31" svg:d="M31 15c0 9-6 16-15 16s-16-7-16-16c0-8 7-15 16-15s15 7 15 15z">
            <text:p/>
          </draw:path>
          <draw:path draw:style-name="gr1" draw:text-style-name="P1" draw:layer="layout" svg:width="0.031cm" svg:height="0.03cm" svg:x="13.954cm" svg:y="2.555cm" svg:viewBox="0 0 32 31" svg:d="M32 16c0 8-7 15-15 15-10 0-17-7-17-15 0-10 7-16 17-16 8 0 15 6 15 16z">
            <text:p/>
          </draw:path>
          <draw:path draw:style-name="gr1" draw:text-style-name="P1" draw:layer="layout" svg:width="0.031cm" svg:height="0.03cm" svg:x="14.208cm" svg:y="2.555cm" svg:viewBox="0 0 32 31" svg:d="M32 16c0 8-8 15-17 15-8 0-15-7-15-15 0-10 7-16 15-16 9 0 17 6 17 16z">
            <text:p/>
          </draw:path>
          <draw:path draw:style-name="gr1" draw:text-style-name="P1" draw:layer="layout" svg:width="0.031cm" svg:height="0.03cm" svg:x="14.462cm" svg:y="2.555cm" svg:viewBox="0 0 32 31" svg:d="M32 16c0 8-7 15-16 15s-16-7-16-15c0-10 7-16 16-16s16 6 16 16z">
            <text:p/>
          </draw:path>
          <draw:path draw:style-name="gr1" draw:text-style-name="P1" draw:layer="layout" svg:width="0.031cm" svg:height="0.03cm" svg:x="14.716cm" svg:y="2.555cm" svg:viewBox="0 0 32 31" svg:d="M32 16c0 8-8 15-16 15-9 0-16-7-16-15 0-10 7-16 16-16 8 0 16 6 16 16z">
            <text:p/>
          </draw:path>
          <draw:path draw:style-name="gr1" draw:text-style-name="P1" draw:layer="layout" svg:width="0.031cm" svg:height="0.03cm" svg:x="15.478cm" svg:y="5.376cm" svg:viewBox="0 0 32 31" svg:d="M32 16c0 8-7 15-17 15-8 0-15-7-15-15 0-9 7-16 15-16 10 0 17 7 17 16z">
            <text:p/>
          </draw:path>
          <draw:path draw:style-name="gr1" draw:text-style-name="P1" draw:layer="layout" svg:width="0.03cm" svg:height="0.03cm" svg:x="16.272cm" svg:y="5.031cm" svg:viewBox="0 0 31 31" svg:d="M31 15c0 10-6 16-15 16-8 0-16-6-16-16 0-8 8-15 16-15 9 0 15 7 15 15z">
            <text:p/>
          </draw:path>
          <draw:path draw:style-name="gr1" draw:text-style-name="P1" draw:layer="layout" svg:width="0.03cm" svg:height="0.03cm" svg:x="16.526cm" svg:y="5.031cm" svg:viewBox="0 0 31 31" svg:d="M31 15c0 10-6 16-16 16-8 0-15-6-15-16 0-8 7-15 15-15 10 0 16 7 16 15z">
            <text:p/>
          </draw:path>
          <draw:path draw:style-name="gr1" draw:text-style-name="P1" draw:layer="layout" svg:width="0.03cm" svg:height="0.03cm" svg:x="16.78cm" svg:y="5.031cm" svg:viewBox="0 0 31 31" svg:d="M31 15c0 10-6 16-15 16-8 0-16-6-16-16 0-8 8-15 16-15 9 0 15 7 15 15z">
            <text:p/>
          </draw:path>
          <draw:path draw:style-name="gr1" draw:text-style-name="P1" draw:layer="layout" svg:width="0.03cm" svg:height="0.03cm" svg:x="17.034cm" svg:y="5.031cm" svg:viewBox="0 0 31 31" svg:d="M31 15c0 10-6 16-16 16-8 0-15-6-15-16 0-8 7-15 15-15 10 0 16 7 16 15z">
            <text:p/>
          </draw:path>
          <draw:path draw:style-name="gr1" draw:text-style-name="P1" draw:layer="layout" svg:width="0.03cm" svg:height="0.03cm" svg:x="17.288cm" svg:y="5.031cm" svg:viewBox="0 0 31 31" svg:d="M31 15c0 10-6 16-15 16-8 0-16-6-16-16 0-8 8-15 16-15 9 0 15 7 15 15z">
            <text:p/>
          </draw:path>
          <draw:path draw:style-name="gr1" draw:text-style-name="P1" draw:layer="layout" svg:width="0.03cm" svg:height="0.03cm" svg:x="17.367cm" svg:y="2.523cm" svg:viewBox="0 0 31 31" svg:d="M31 16c0 8-7 15-16 15-8 0-15-7-15-15 0-9 7-16 15-16 9 0 16 7 16 16z">
            <text:p/>
          </draw:path>
          <draw:path draw:style-name="gr1" draw:text-style-name="P1" draw:layer="layout" svg:width="0.03cm" svg:height="0.03cm" svg:x="17.367cm" svg:y="2.973cm" svg:viewBox="0 0 31 31" svg:d="M31 16c0 8-7 15-16 15-8 0-15-7-15-15 0-10 7-16 15-16 9 0 16 6 16 16z">
            <text:p/>
          </draw:path>
          <draw:path draw:style-name="gr1" draw:text-style-name="P1" draw:layer="layout" svg:width="0.03cm" svg:height="0.03cm" svg:x="16.717cm" svg:y="2.523cm" svg:viewBox="0 0 31 31" svg:d="M31 16c0 8-7 15-15 15-10 0-16-7-16-15 0-9 6-16 16-16 8 0 15 7 15 16z">
            <text:p/>
          </draw:path>
          <draw:path draw:style-name="gr1" draw:text-style-name="P1" draw:layer="layout" svg:width="0.03cm" svg:height="0.03cm" svg:x="16.717cm" svg:y="2.973cm" svg:viewBox="0 0 31 31" svg:d="M31 16c0 8-7 15-15 15-10 0-16-7-16-15 0-10 6-16 16-16 8 0 15 6 15 16z">
            <text:p/>
          </draw:path>
          <draw:path draw:style-name="gr1" draw:text-style-name="P1" draw:layer="layout" svg:width="0.031cm" svg:height="0.03cm" svg:x="15.486cm" svg:y="3.126cm" svg:viewBox="0 0 32 31" svg:d="M32 16c0 9-7 15-16 15s-16-6-16-15 7-16 16-16 16 7 16 16z">
            <text:p/>
          </draw:path>
          <draw:path draw:style-name="gr1" draw:text-style-name="P1" draw:layer="layout" svg:width="0.03cm" svg:height="0.03cm" svg:x="15.737cm" svg:y="3.126cm" svg:viewBox="0 0 31 31" svg:d="M31 16c0 9-8 15-16 15-9 0-15-6-15-15s6-16 15-16c8 0 16 7 16 16z">
            <text:p/>
          </draw:path>
          <draw:path draw:style-name="gr1" draw:text-style-name="P1" draw:layer="layout" svg:width="0.031cm" svg:height="0.03cm" svg:x="15.986cm" svg:y="3.126cm" svg:viewBox="0 0 32 31" svg:d="M32 16c0 9-7 15-16 15s-16-6-16-15 7-16 16-16 16 7 16 16z">
            <text:p/>
          </draw:path>
          <draw:path draw:style-name="gr1" draw:text-style-name="P1" draw:layer="layout" svg:width="0.03cm" svg:height="0.03cm" svg:x="16.018cm" svg:y="5.031cm" svg:viewBox="0 0 31 31" svg:d="M31 15c0 10-6 16-16 16-8 0-15-6-15-16 0-8 7-15 15-15 10 0 16 7 16 15z">
            <text:p/>
          </draw:path>
          <draw:path draw:style-name="gr1" draw:text-style-name="P1" draw:layer="layout" svg:width="0.03cm" svg:height="0.03cm" svg:x="12.589cm" svg:y="4.777cm" svg:viewBox="0 0 31 31" svg:d="M31 16c0 8-7 15-16 15-8 0-15-7-15-15 0-9 7-16 15-16 9 0 16 7 16 16z">
            <text:p/>
          </draw:path>
          <draw:path draw:style-name="gr1" draw:text-style-name="P1" draw:layer="layout" svg:width="0.03cm" svg:height="0.03cm" svg:x="12.589cm" svg:y="5.349cm" svg:viewBox="0 0 31 31" svg:d="M31 16c0 8-7 15-16 15-8 0-15-7-15-15 0-9 7-16 15-16 9 0 16 7 16 16z">
            <text:p/>
          </draw:path>
          <draw:path draw:style-name="gr1" draw:text-style-name="P1" draw:layer="layout" svg:width="0.03cm" svg:height="0.03cm" svg:x="15.161cm" svg:y="4.46cm" svg:viewBox="0 0 31 31" svg:d="M31 15c0 8-7 16-15 16s-16-8-16-16c0-9 8-15 16-15s15 6 15 15z">
            <text:p/>
          </draw:path>
          <draw:path draw:style-name="gr1" draw:text-style-name="P1" draw:layer="layout" svg:width="0.03cm" svg:height="0.03cm" svg:x="15.066cm" svg:y="2.936cm" svg:viewBox="0 0 31 31" svg:d="M31 15c0 9-7 16-15 16-10 0-16-7-16-16s6-15 16-15c8 0 15 6 15 15z">
            <text:p/>
          </draw:path>
          <draw:path draw:style-name="gr1" draw:text-style-name="P1" draw:layer="layout" svg:width="0.03cm" svg:height="0.03cm" svg:x="15.066cm" svg:y="3.317cm" svg:viewBox="0 0 31 31" svg:d="M31 15c0 8-7 16-15 16-10 0-16-8-16-16 0-9 6-15 16-15 8 0 15 6 15 15z">
            <text:p/>
          </draw:path>
          <draw:path draw:style-name="gr1" draw:text-style-name="P1" draw:layer="layout" svg:width="0.03cm" svg:height="0.03cm" svg:x="15.161cm" svg:y="4.015cm" svg:viewBox="0 0 31 31" svg:d="M31 15c0 10-7 16-15 16s-16-6-16-16c0-8 8-15 16-15s15 7 15 15z">
            <text:p/>
          </draw:path>
        </draw:g>
        <draw:g>
          <draw:line draw:style-name="gr7" draw:text-style-name="P2" draw:layer="layout" svg:x1="25.877cm" svg:y1="5.301cm" svg:x2="25.781cm" svg:y2="5.205cm">
            <text:p/>
          </draw:line>
          <draw:line draw:style-name="gr5" draw:text-style-name="P2" draw:layer="layout" svg:x1="25.527cm" svg:y1="4.887cm" svg:x2="25.527cm" svg:y2="5.046cm">
            <text:p/>
          </draw:line>
          <draw:line draw:style-name="gr5" draw:text-style-name="P2" draw:layer="layout" svg:x1="25.463cm" svg:y1="4.602cm" svg:x2="25.431cm" svg:y2="4.602cm">
            <text:p/>
          </draw:line>
          <draw:line draw:style-name="gr7" draw:text-style-name="P2" draw:layer="layout" svg:x1="25.781cm" svg:y1="5.205cm" svg:x2="25.781cm" svg:y2="5.046cm">
            <text:p/>
          </draw:line>
          <draw:line draw:style-name="gr5" draw:text-style-name="P2" draw:layer="layout" svg:x1="25.812cm" svg:y1="4.602cm" svg:x2="25.717cm" svg:y2="4.602cm">
            <text:p/>
          </draw:line>
          <draw:line draw:style-name="gr5" draw:text-style-name="P2" draw:layer="layout" svg:x1="25.718cm" svg:y1="4.697cm" svg:x2="25.527cm" svg:y2="4.888cm">
            <text:p/>
          </draw:line>
          <draw:line draw:style-name="gr5" draw:text-style-name="P2" draw:layer="layout" svg:x1="25.813cm" svg:y1="4.602cm" svg:x2="25.765cm" svg:y2="4.65cm">
            <text:p/>
          </draw:line>
          <draw:line draw:style-name="gr5" draw:text-style-name="P2" draw:layer="layout" svg:x1="25.717cm" svg:y1="4.602cm" svg:x2="25.766cm" svg:y2="4.65cm">
            <text:p/>
          </draw:line>
          <draw:line draw:style-name="gr5" draw:text-style-name="P2" draw:layer="layout" svg:x1="25.766cm" svg:y1="4.649cm" svg:x2="25.717cm" svg:y2="4.698cm">
            <text:p/>
          </draw:line>
          <draw:line draw:style-name="gr5" draw:text-style-name="P2" draw:layer="layout" svg:x1="25.781cm" svg:y1="4.363cm" svg:x2="25.781cm" svg:y2="4.221cm">
            <text:p/>
          </draw:line>
          <draw:line draw:style-name="gr5" draw:text-style-name="P2" draw:layer="layout" svg:x1="25.368cm" svg:y1="4.348cm" svg:x2="25.368cm" svg:y2="4.284cm">
            <text:p/>
          </draw:line>
          <draw:line draw:style-name="gr5" draw:text-style-name="P2" draw:layer="layout" svg:x1="25.369cm" svg:y1="4.285cm" svg:x2="25.304cm" svg:y2="4.221cm">
            <text:p/>
          </draw:line>
          <draw:line draw:style-name="gr5" draw:text-style-name="P2" draw:layer="layout" svg:x1="25.653cm" svg:y1="4.157cm" svg:x2="25.653cm" svg:y2="4.363cm">
            <text:p/>
          </draw:line>
          <draw:line draw:style-name="gr5" draw:text-style-name="P2" draw:layer="layout" svg:x1="25.653cm" svg:y1="4.125cm" svg:x2="25.653cm" svg:y2="4.157cm">
            <text:p/>
          </draw:line>
          <draw:line draw:style-name="gr5" draw:text-style-name="P2" draw:layer="layout" svg:x1="25.718cm" svg:y1="4.094cm" svg:x2="25.653cm" svg:y2="4.158cm">
            <text:p/>
          </draw:line>
          <draw:line draw:style-name="gr5" draw:text-style-name="P2" draw:layer="layout" svg:x1="25.685cm" svg:y1="4.094cm" svg:x2="25.717cm" svg:y2="4.094cm">
            <text:p/>
          </draw:line>
          <draw:line draw:style-name="gr5" draw:text-style-name="P2" draw:layer="layout" svg:x1="25.717cm" svg:y1="4.095cm" svg:x2="25.75cm" svg:y2="4.062cm">
            <text:p/>
          </draw:line>
          <draw:line draw:style-name="gr5" draw:text-style-name="P2" draw:layer="layout" svg:x1="25.749cm" svg:y1="4.062cm" svg:x2="25.622cm" svg:y2="4.062cm">
            <text:p/>
          </draw:line>
          <draw:line draw:style-name="gr5" draw:text-style-name="P2" draw:layer="layout" svg:x1="25.622cm" svg:y1="4.062cm" svg:x2="25.654cm" svg:y2="4.095cm">
            <text:p/>
          </draw:line>
          <draw:line draw:style-name="gr5" draw:text-style-name="P2" draw:layer="layout" svg:x1="25.431cm" svg:y1="3.871cm" svg:x2="25.623cm" svg:y2="4.063cm">
            <text:p/>
          </draw:line>
          <draw:line draw:style-name="gr8" draw:text-style-name="P2" draw:layer="layout" svg:x1="22.006cm" svg:y1="3.271cm" svg:x2="22.039cm" svg:y2="3.271cm">
            <text:p/>
          </draw:line>
          <draw:polyline draw:style-name="gr8" draw:text-style-name="P2" draw:layer="layout" svg:width="0.047cm" svg:height="0.1cm" svg:x="21.992cm" svg:y="3.224cm" svg:viewBox="0 0 48 101" draw:points="48,101 48,0 0,0">
            <text:p/>
          </draw:polyline>
          <draw:polyline draw:style-name="gr8" draw:text-style-name="P2" draw:layer="layout" svg:width="0.047cm" svg:height="0.067cm" svg:x="21.911cm" svg:y="3.257cm" svg:viewBox="0 0 48 68" draw:points="4,63 14,68 34,68 44,63 48,53 48,15 44,5 34,0 14,0 4,5 0,15 0,25 48,34">
            <text:p/>
          </draw:polyline>
          <draw:line draw:style-name="gr8" draw:text-style-name="P2" draw:layer="layout" svg:x1="21.868cm" svg:y1="3.324cm" svg:x2="21.868cm" svg:y2="3.257cm">
            <text:p/>
          </draw:line>
          <draw:polyline draw:style-name="gr8" draw:text-style-name="P2" draw:layer="layout" svg:width="0.029cm" svg:height="0.019cm" svg:x="21.839cm" svg:y="3.257cm" svg:viewBox="0 0 30 20" draw:points="30,20 25,11 20,6 10,0 0,0">
            <text:p/>
          </draw:polyline>
          <draw:line draw:style-name="gr8" draw:text-style-name="P2" draw:layer="layout" svg:x1="21.806cm" svg:y1="3.257cm" svg:x2="21.806cm" svg:y2="3.324cm">
            <text:p/>
          </draw:line>
          <draw:polyline draw:style-name="gr8" draw:text-style-name="P2" draw:layer="layout" svg:width="0.043cm" svg:height="0.067cm" svg:x="21.763cm" svg:y="3.257cm" svg:viewBox="0 0 44 68" draw:points="44,11 39,5 30,0 14,0 5,5 0,15 0,68">
            <text:p/>
          </draw:polyline>
          <draw:polyline draw:style-name="gr8" draw:text-style-name="P2" draw:layer="layout" svg:width="0.042cm" svg:height="0.067cm" svg:x="21.673cm" svg:y="3.257cm" svg:viewBox="0 0 43 68" draw:points="0,68 0,15 4,5 14,0 34,0 43,5">
            <text:p/>
          </draw:polyline>
          <draw:polyline draw:style-name="gr8" draw:text-style-name="P2" draw:layer="layout" svg:width="0.047cm" svg:height="0.043cm" svg:x="21.673cm" svg:y="3.281cm" svg:viewBox="0 0 48 44" draw:points="0,39 9,44 34,44 43,39 48,29 48,20 43,9 34,5 9,5 0,0">
            <text:p/>
          </draw:polyline>
          <draw:line draw:style-name="gr8" draw:text-style-name="P2" draw:layer="layout" svg:x1="21.625cm" svg:y1="3.257cm" svg:x2="21.625cm" svg:y2="3.324cm">
            <text:p/>
          </draw:line>
          <draw:polyline draw:style-name="gr8" draw:text-style-name="P2" draw:layer="layout" svg:width="0.043cm" svg:height="0.067cm" svg:x="21.582cm" svg:y="3.257cm" svg:viewBox="0 0 44 68" draw:points="44,11 39,5 30,0 14,0 5,5 0,15 0,68">
            <text:p/>
          </draw:polyline>
          <draw:line draw:style-name="gr8" draw:text-style-name="P2" draw:layer="layout" svg:x1="21.492cm" svg:y1="3.324cm" svg:x2="21.492cm" svg:y2="3.224cm">
            <text:p/>
          </draw:line>
          <draw:polyline draw:style-name="gr8" draw:text-style-name="P2" draw:layer="layout" svg:width="0.047cm" svg:height="0.067cm" svg:x="21.492cm" svg:y="3.257cm" svg:viewBox="0 0 48 68" draw:points="0,63 9,68 29,68 39,63 44,58 48,49 48,20 44,11 39,5 29,0 9,0 0,5">
            <text:p/>
          </draw:polyline>
          <draw:polygon draw:style-name="gr8" draw:text-style-name="P2" draw:layer="layout" svg:width="0.053cm" svg:height="0.067cm" svg:x="21.396cm" svg:y="3.257cm" svg:viewBox="0 0 54 68" draw:points="35,68 44,63 49,58 54,49 54,20 49,11 44,5 35,0 20,0 11,5 6,11 0,20 0,49 6,58 11,63 20,68">
            <text:p/>
          </draw:polygon>
          <draw:polyline draw:style-name="gr8" draw:text-style-name="P2" draw:layer="layout" svg:width="0.062cm" svg:height="0.1cm" svg:x="21.22cm" svg:y="3.224cm" svg:viewBox="0 0 63 101" draw:points="0,91 5,96 19,101 29,101 44,96 54,86 58,77 63,58 63,44 58,24 54,14 44,5 29,0 19,0 5,5 0,9">
            <text:p/>
          </draw:polyline>
          <draw:polygon draw:style-name="gr8" draw:text-style-name="P2" draw:layer="layout" svg:width="0.052cm" svg:height="0.067cm" svg:x="21.13cm" svg:y="3.257cm" svg:viewBox="0 0 53 68" draw:points="34,68 44,63 48,58 53,49 53,20 48,11 44,5 34,0 20,0 10,5 4,11 0,20 0,49 4,58 10,63 20,68">
            <text:p/>
          </draw:polygon>
          <draw:line draw:style-name="gr8" draw:text-style-name="P2" draw:layer="layout" svg:x1="21.044cm" svg:y1="3.324cm" svg:x2="21.044cm" svg:y2="3.224cm">
            <text:p/>
          </draw:line>
          <draw:polyline draw:style-name="gr8" draw:text-style-name="P2" draw:layer="layout" svg:width="0.048cm" svg:height="0.067cm" svg:x="21.044cm" svg:y="3.257cm" svg:viewBox="0 0 49 68" draw:points="0,63 9,68 28,68 39,63 44,58 49,49 49,20 44,11 39,5 28,0 9,0 0,5">
            <text:p/>
          </draw:polyline>
          <draw:polyline draw:style-name="gr8" draw:text-style-name="P2" draw:layer="layout" svg:width="0.043cm" svg:height="0.067cm" svg:x="20.953cm" svg:y="3.257cm" svg:viewBox="0 0 44 68" draw:points="0,68 0,15 5,5 15,0 35,0 44,5">
            <text:p/>
          </draw:polyline>
          <draw:polyline draw:style-name="gr8" draw:text-style-name="P2" draw:layer="layout" svg:width="0.048cm" svg:height="0.043cm" svg:x="20.953cm" svg:y="3.281cm" svg:viewBox="0 0 49 44" draw:points="0,39 10,44 35,44 44,39 49,29 49,20 44,9 35,5 10,5 0,0">
            <text:p/>
          </draw:polyline>
          <draw:polyline draw:style-name="gr8" draw:text-style-name="P2" draw:layer="layout" svg:width="0.053cm" svg:height="0.066cm" svg:x="21.958cm" svg:y="3.413cm" svg:viewBox="0 0 54 67" draw:points="0,4 10,0 30,0 39,4 49,14 54,23 54,42 49,53 39,63 30,67 10,67 0,63">
            <text:p/>
          </draw:polyline>
          <draw:polygon draw:style-name="gr8" draw:text-style-name="P2" draw:layer="layout" svg:width="0.133cm" svg:height="0.134cm" svg:x="21.911cm" svg:y="3.379cm" svg:viewBox="0 0 134 135" draw:points="66,0 90,5 115,20 129,44 134,68 129,92 115,116 90,130 66,135 43,130 19,116 4,92 0,68 4,44 19,20 43,5">
            <text:p/>
          </draw:polygon>
          <draw:polyline draw:style-name="gr8" draw:text-style-name="P2" draw:layer="layout" svg:width="0.062cm" svg:height="0.1cm" svg:x="21.739cm" svg:y="3.394cm" svg:viewBox="0 0 63 101" draw:points="58,9 54,4 44,0 20,0 11,4 5,9 0,19 0,28 5,42 63,101 0,101">
            <text:p/>
          </draw:polyline>
          <draw:polygon draw:style-name="gr8" draw:text-style-name="P2" draw:layer="layout" svg:width="0.057cm" svg:height="0.1cm" svg:x="21.644cm" svg:y="3.394cm" svg:viewBox="0 0 58 101" draw:points="33,0 24,0 14,4 10,9 5,19 0,38 0,62 5,82 10,91 14,96 24,101 33,101 43,96 49,91 53,82 58,62 58,38 53,19 49,9 43,4">
            <text:p/>
          </draw:polygon>
          <draw:polyline draw:style-name="gr8" draw:text-style-name="P2" draw:layer="layout" svg:width="0.062cm" svg:height="0.1cm" svg:x="21.549cm" svg:y="3.394cm" svg:viewBox="0 0 63 101" draw:points="57,9 52,4 43,0 19,0 9,4 5,9 0,19 0,28 5,42 63,101 0,101">
            <text:p/>
          </draw:polyline>
          <draw:polygon draw:style-name="gr8" draw:text-style-name="P2" draw:layer="layout" svg:width="0.057cm" svg:height="0.1cm" svg:x="21.454cm" svg:y="3.394cm" svg:viewBox="0 0 58 101" draw:points="34,0 24,0 15,4 10,9 4,19 0,38 0,62 4,82 10,91 15,96 24,101 34,101 43,96 48,91 53,82 58,62 58,38 53,19 48,9 43,4">
            <text:p/>
          </draw:polygon>
          <draw:line draw:style-name="gr8" draw:text-style-name="P2" draw:layer="layout" svg:x1="21.339cm" svg:y1="3.389cm" svg:x2="21.426cm" svg:y2="3.518cm">
            <text:p/>
          </draw:line>
          <draw:polygon draw:style-name="gr8" draw:text-style-name="P2" draw:layer="layout" svg:width="0.057cm" svg:height="0.1cm" svg:x="21.254cm" svg:y="3.394cm" svg:viewBox="0 0 58 101" draw:points="33,0 23,0 14,4 9,9 4,19 0,38 0,62 4,82 9,91 14,96 23,101 33,101 43,96 48,91 53,82 58,62 58,38 53,19 48,9 43,4">
            <text:p/>
          </draw:polygon>
          <draw:line draw:style-name="gr8" draw:text-style-name="P2" draw:layer="layout" svg:x1="21.158cm" svg:y1="3.494cm" svg:x2="21.215cm" svg:y2="3.494cm">
            <text:p/>
          </draw:line>
          <draw:polyline draw:style-name="gr8" draw:text-style-name="P2" draw:layer="layout" svg:width="0.028cm" svg:height="0.1cm" svg:x="21.187cm" svg:y="3.394cm" svg:viewBox="0 0 29 101" draw:points="0,101 0,0 9,14 19,23 29,28">
            <text:p/>
          </draw:polyline>
          <draw:line draw:style-name="gr6" draw:text-style-name="P2" draw:layer="layout" svg:x1="22.112cm" svg:y1="5.808cm" svg:x2="22.112cm" svg:y2="5.568cm">
            <text:p/>
          </draw:line>
          <draw:line draw:style-name="gr6" draw:text-style-name="P2" draw:layer="layout" svg:x1="21.907cm" svg:y1="5.364cm" svg:x2="21.59cm" svg:y2="5.364cm">
            <text:p/>
          </draw:line>
          <draw:line draw:style-name="gr6" draw:text-style-name="P2" draw:layer="layout" svg:x1="22.113cm" svg:y1="5.569cm" svg:x2="21.907cm" svg:y2="5.364cm">
            <text:p/>
          </draw:line>
          <draw:line draw:style-name="gr6" draw:text-style-name="P2" draw:layer="layout" svg:x1="21.152cm" svg:y1="4.958cm" svg:x2="21.152cm" svg:y2="4.664cm">
            <text:p/>
          </draw:line>
          <draw:line draw:style-name="gr6" draw:text-style-name="P2" draw:layer="layout" svg:x1="21.337cm" svg:y1="5.142cm" svg:x2="21.152cm" svg:y2="4.958cm">
            <text:p/>
          </draw:line>
          <draw:line draw:style-name="gr6" draw:text-style-name="P2" draw:layer="layout" svg:x1="24.479cm" svg:y1="5.141cm" svg:x2="21.336cm" svg:y2="5.141cm">
            <text:p/>
          </draw:line>
          <draw:line draw:style-name="gr6" draw:text-style-name="P2" draw:layer="layout" svg:x1="21.718cm" svg:y1="4.665cm" svg:x2="21.59cm" svg:y2="4.793cm">
            <text:p/>
          </draw:line>
          <draw:line draw:style-name="gr6" draw:text-style-name="P2" draw:layer="layout" svg:x1="21.907cm" svg:y1="4.665cm" svg:x2="21.717cm" svg:y2="4.665cm">
            <text:p/>
          </draw:line>
          <draw:line draw:style-name="gr6" draw:text-style-name="P2" draw:layer="layout" svg:x1="22.412cm" svg:y1="5.604cm" svg:x2="22.62cm" svg:y2="5.395cm">
            <text:p/>
          </draw:line>
          <draw:line draw:style-name="gr6" draw:text-style-name="P2" draw:layer="layout" svg:x1="22.412cm" svg:y1="5.808cm" svg:x2="22.412cm" svg:y2="5.603cm">
            <text:p/>
          </draw:line>
          <draw:polygon draw:style-name="gr9" draw:text-style-name="P3" draw:layer="layout" svg:width="1.272cm" svg:height="0.409cm" svg:x="22.845cm" svg:y="4.17cm" svg:viewBox="0 0 1273 410" draw:points="848,2 865,6 880,15 893,26 930,62 930,63 946,75 948,77 965,86 967,87 986,92 989,93 1008,95 1252,95 1261,97 1267,101 1271,107 1273,115 1271,132 1264,147 1253,161 1179,235 1178,236 1165,252 1164,254 1155,271 1154,273 1148,292 1148,295 1146,314 1146,378 1144,389 1140,399 1134,407 1130,409 1127,410 1123,409 1119,407 911,199 910,198 895,186 893,184 875,175 873,174 854,168 852,168 833,166 178,166 184,158 196,131 199,119 186,95 27,95 27,97 2,97 2,95 0,95 0,70 2,70 2,68 27,68 27,70 186,70 199,46 196,35 184,8 178,0 830,0">
            <text:p/>
          </draw:polygon>
          <draw:polygon draw:style-name="gr10" draw:text-style-name="P2" draw:layer="layout" svg:width="1.272cm" svg:height="0.409cm" svg:x="22.845cm" svg:y="4.17cm" svg:viewBox="0 0 1273 410" draw:points="848,2 865,6 880,15 893,26 930,62 930,63 946,75 948,77 965,86 967,87 986,92 989,93 1008,95 1252,95 1261,97 1267,101 1271,107 1273,115 1271,132 1264,147 1253,161 1179,235 1178,236 1165,252 1164,254 1155,271 1154,273 1148,292 1148,295 1146,314 1146,378 1144,389 1140,399 1134,407 1130,409 1127,410 1123,409 1119,407 911,199 910,198 895,186 893,184 875,175 873,174 854,168 852,168 833,166 178,166 184,158 196,131 199,119 186,95 27,95 27,97 2,97 2,95 0,95 0,70 2,70 2,68 27,68 27,70 186,70 199,46 196,35 184,8 178,0 830,0">
            <text:p/>
          </draw:polygon>
          <draw:line draw:style-name="gr5" draw:text-style-name="P2" draw:layer="layout" svg:x1="23.972cm" svg:y1="3.777cm" svg:x2="23.907cm" svg:y2="3.713cm">
            <text:p/>
          </draw:line>
          <draw:line draw:style-name="gr5" draw:text-style-name="P2" draw:layer="layout" svg:x1="23.971cm" svg:y1="3.868cm" svg:x2="23.971cm" svg:y2="3.776cm">
            <text:p/>
          </draw:line>
          <draw:line draw:style-name="gr5" draw:text-style-name="P2" draw:layer="layout" svg:x1="22.86cm" svg:y1="3.998cm" svg:x2="23.717cm" svg:y2="3.998cm">
            <text:p/>
          </draw:line>
          <draw:line draw:style-name="gr5" draw:text-style-name="P2" draw:layer="layout" svg:x1="23.526cm" svg:y1="3.744cm" svg:x2="22.86cm" svg:y2="3.744cm">
            <text:p/>
          </draw:line>
          <draw:line draw:style-name="gr5" draw:text-style-name="P2" draw:layer="layout" svg:x1="23.559cm" svg:y1="3.713cm" svg:x2="23.526cm" svg:y2="3.745cm">
            <text:p/>
          </draw:line>
          <draw:line draw:style-name="gr6" draw:text-style-name="P2" draw:layer="layout" svg:x1="22.86cm" svg:y1="4.252cm" svg:x2="23.666cm" svg:y2="4.252cm">
            <text:p/>
          </draw:line>
          <draw:line draw:style-name="gr7" draw:text-style-name="P2" draw:layer="layout" svg:x1="25.4cm" svg:y1="4.062cm" svg:x2="25.175cm" svg:y2="4.062cm">
            <text:p/>
          </draw:line>
          <draw:line draw:style-name="gr7" draw:text-style-name="P2" draw:layer="layout" svg:x1="25.528cm" svg:y1="4.19cm" svg:x2="25.4cm" svg:y2="4.062cm">
            <text:p/>
          </draw:line>
          <draw:line draw:style-name="gr7" draw:text-style-name="P2" draw:layer="layout" svg:x1="24.479cm" svg:y1="3.3cm" svg:x2="24.479cm" svg:y2="3.149cm">
            <text:p/>
          </draw:line>
          <draw:line draw:style-name="gr6" draw:text-style-name="P2" draw:layer="layout" svg:x1="22.86cm" svg:y1="4.252cm" svg:x2="22.542cm" svg:y2="4.252cm">
            <text:p/>
          </draw:line>
          <draw:line draw:style-name="gr5" draw:text-style-name="P2" draw:layer="layout" svg:x1="24.829cm" svg:y1="3.744cm" svg:x2="24.705cm" svg:y2="3.869cm">
            <text:p/>
          </draw:line>
          <draw:line draw:style-name="gr5" draw:text-style-name="P2" draw:layer="layout" svg:x1="25.527cm" svg:y1="3.633cm" svg:x2="25.527cm" svg:y2="3.783cm">
            <text:p/>
          </draw:line>
          <draw:line draw:style-name="gr5" draw:text-style-name="P2" draw:layer="layout" svg:x1="25.273cm" svg:y1="3.459cm" svg:x2="24.701cm" svg:y2="4.031cm">
            <text:p/>
          </draw:line>
          <draw:polygon draw:style-name="gr9" draw:text-style-name="P3" draw:layer="layout" svg:width="1.842cm" svg:height="2.224cm" svg:x="22.142cm" svg:y="2.555cm" svg:viewBox="0 0 1843 2225" draw:points="825,2 828,2 828,27 825,27 825,187 841,203 897,204 898,216 899,218 904,238 905,240 915,257 916,259 929,274 929,275 1188,534 1189,535 1204,548 1206,549 1224,558 1226,559 1244,565 1247,565 1267,567 1793,567 1800,568 1805,572 1808,577 1809,582 1808,588 1804,594 1786,611 1786,612 1773,628 1772,630 1763,647 1762,649 1756,668 1756,670 1754,690 1754,859 1756,874 1756,875 1742,874 1730,876 1718,880 1707,886 1703,889 1699,886 1687,880 1676,876 1663,874 1604,875 1588,891 1588,991 1817,991 1817,989 1842,989 1842,991 1843,991 1842,994 1834,1004 1823,1012 1813,1016 1588,1016 1588,1018 1563,1018 1563,1016 1441,1016 1438,1019 1268,1019 1251,1017 1234,1012 1220,1004 1206,993 1151,939 1424,939 1425,975 1441,991 1563,991 1563,891 1547,875 1488,874 1476,876 1464,880 1453,886 1443,893 1435,903 1429,914 1425,926 1424,939 1151,939 1106,893 1105,893 1090,880 1088,878 1070,869 1068,868 1049,862 1047,862 1028,860 599,860 579,862 577,862 558,868 556,869 539,878 537,880 521,893 515,898 515,899 502,914 501,916 492,933 491,936 485,954 485,957 483,977 483,1587 483,1590 485,1598 486,1601 487,1603 488,1604 494,1610 496,1612 498,1613 500,1613 508,1615 511,1616 553,1616 548,1624 536,1651 533,1662 546,1686 705,1686 705,1684 730,1684 730,1686 732,1686 732,1711 730,1711 730,1713 705,1713 705,1711 546,1711 533,1735 536,1746 548,1773 553,1781 511,1781 508,1781 500,1784 497,1784 495,1786 487,1794 486,1797 485,1798 483,1806 483,1809 483,2132 481,2150 476,2167 468,2182 457,2195 452,2200 439,2211 424,2219 407,2224 389,2225 225,2225 225,2139 210,2123 98,2123 98,2125 73,2125 73,2123 71,2123 71,2097 73,2097 73,1938 98,1938 98,2097 210,2097 225,2081 225,1985 224,1972 221,1961 215,1950 207,1940 197,1932 186,1926 174,1922 162,1921 114,1922 98,1938 73,1938 57,1922 9,1921 7,1921 6,1919 1,1909 0,1897 0,1286 36,1286 43,1310 68,1322 94,1328 122,1329 149,1325 174,1316 185,1310 192,1286 114,1208 36,1286 0,1286 0,1263 18,1268 96,1190 132,1190 210,1268 234,1261 246,1237 252,1211 253,1183 249,1156 240,1131 234,1119 210,1113 132,1190 96,1190 18,1113 0,1118 0,1095 36,1095 114,1172 192,1095 185,1071 161,1059 134,1053 107,1051 80,1055 54,1065 43,1071 36,1095 0,1095 0,703 1,685 7,669 15,653 25,640 39,630 54,621 70,616 88,615 312,615 332,613 334,612 353,606 355,606 372,596 375,595 389,582 390,581 697,275 698,274 711,259 712,257 721,240 722,238 728,218 728,216 729,204 784,203 800,187 800,27 798,27 798,2 800,2 800,0 825,0">
            <text:p/>
          </draw:polygon>
          <draw:polygon draw:style-name="gr10" draw:text-style-name="P2" draw:layer="layout" svg:width="1.842cm" svg:height="2.224cm" svg:x="22.142cm" svg:y="2.555cm" svg:viewBox="0 0 1843 2225" draw:points="825,2 828,2 828,27 825,27 825,187 841,203 897,204 898,216 899,218 904,238 905,240 915,257 916,259 929,274 929,275 1188,534 1189,535 1204,548 1206,549 1224,558 1226,559 1244,565 1247,565 1267,567 1793,567 1800,568 1805,572 1808,577 1809,582 1808,588 1804,594 1786,611 1786,612 1773,628 1772,630 1763,647 1762,649 1756,668 1756,670 1754,690 1754,859 1756,874 1756,875 1742,874 1730,876 1718,880 1707,886 1703,889 1699,886 1687,880 1676,876 1663,874 1604,875 1588,891 1588,991 1817,991 1817,989 1842,989 1842,991 1843,991 1842,994 1834,1004 1823,1012 1813,1016 1588,1016 1588,1018 1563,1018 1563,1016 1441,1016 1438,1019 1268,1019 1251,1017 1234,1012 1220,1004 1206,993 1151,939 1424,939 1425,975 1441,991 1563,991 1563,891 1547,875 1488,874 1476,876 1464,880 1453,886 1443,893 1435,903 1429,914 1425,926 1424,939 1151,939 1106,893 1105,893 1090,880 1088,878 1070,869 1068,868 1049,862 1047,862 1028,860 599,860 579,862 577,862 558,868 556,869 539,878 537,880 521,893 515,898 515,899 502,914 501,916 492,933 491,936 485,954 485,957 483,977 483,1587 483,1590 485,1598 486,1601 487,1603 488,1604 494,1610 496,1612 498,1613 500,1613 508,1615 511,1616 553,1616 548,1624 536,1651 533,1662 546,1686 705,1686 705,1684 730,1684 730,1686 732,1686 732,1711 730,1711 730,1713 705,1713 705,1711 546,1711 533,1735 536,1746 548,1773 553,1781 511,1781 508,1781 500,1784 497,1784 495,1786 487,1794 486,1797 485,1798 483,1806 483,1809 483,2132 481,2150 476,2167 468,2182 457,2195 452,2200 439,2211 424,2219 407,2224 389,2225 225,2225 225,2139 210,2123 98,2123 98,2125 73,2125 73,2123 71,2123 71,2097 73,2097 73,1938 98,1938 98,2097 210,2097 225,2081 225,1985 224,1972 221,1961 215,1950 207,1940 197,1932 186,1926 174,1922 162,1921 114,1922 98,1938 73,1938 57,1922 9,1921 7,1921 6,1919 1,1909 0,1897 0,1286 36,1286 43,1310 68,1322 94,1328 122,1329 149,1325 174,1316 185,1310 192,1286 114,1208 36,1286 0,1286 0,1263 18,1268 96,1190 132,1190 210,1268 234,1261 246,1237 252,1211 253,1183 249,1156 240,1131 234,1119 210,1113 132,1190 96,1190 18,1113 0,1118 0,1095 36,1095 114,1172 192,1095 185,1071 161,1059 134,1053 107,1051 80,1055 54,1065 43,1071 36,1095 0,1095 0,703 1,685 7,669 15,653 25,640 39,630 54,621 70,616 88,615 312,615 332,613 334,612 353,606 355,606 372,596 375,595 389,582 390,581 697,275 698,274 711,259 712,257 721,240 722,238 728,218 728,216 729,204 784,203 800,187 800,27 798,27 798,2 800,2 800,0 825,0">
            <text:p/>
          </draw:polygon>
          <draw:polygon draw:style-name="gr9" draw:text-style-name="P3" draw:layer="layout" svg:width="6.848cm" svg:height="3.8cm" svg:x="20.451cm" svg:y="2.225cm" svg:viewBox="0 0 6849 3801" draw:points="241,4 238,17 236,29 236,279 238,292 241,303 247,315 255,324 265,332 276,338 288,342 300,343 453,343 465,342 477,338 488,332 498,324 506,315 512,303 514,296 906,296 906,329 913,362 926,393 944,420 968,444 995,462 1026,475 1058,481 1091,481 1124,475 1155,462 1182,444 1206,420 1224,393 1237,362 1243,329 1243,296 1237,264 1224,233 1206,205 1182,182 1155,164 1124,151 1091,144 1058,144 1026,151 995,164 968,182 944,205 926,233 913,264 906,296 514,296 515,292 516,279 516,29 515,17 512,4 509,0 1643,0 1641,4 1638,17 1636,29 1636,279 1638,292 1641,303 1647,315 1655,324 1665,332 1676,338 1688,342 1700,343 1853,343 1865,342 1877,338 1888,332 1898,324 1906,315 1912,303 1915,292 1916,279 1916,29 1915,17 1912,4 1909,0 6717,0 6733,10 6764,32 6792,58 6817,86 6840,117 6849,132 6849,3669 6840,3685 6817,3715 6792,3744 6764,3769 6733,3792 6717,3801 2420,3801 2436,3788 2461,3758 2479,3722 2491,3684 2494,3654 2494,3514 2491,3484 2479,3445 2461,3410 2436,3378 2404,3353 2369,3334 2331,3322 2291,3319 2251,3322 2212,3334 2177,3353 2146,3378 2121,3410 2102,3445 2090,3484 2089,3481 2076,3456 2064,3441 2064,3421 2211,3274 3883,3274 3885,3275 3908,3294 3019,3294 3019,3762 5077,3762 5077,3466 6313,3466 6313,3511 6322,3554 6339,3595 6363,3631 6395,3662 6431,3687 6472,3704 6515,3712 6559,3712 6602,3704 6643,3687 6679,3662 6711,3631 6735,3595 6752,3554 6760,3511 6760,3466 6752,3423 6735,3382 6711,3346 6679,3314 6643,3290 6602,3273 6559,3264 6515,3264 6472,3273 6431,3290 6395,3314 6363,3346 6339,3382 6322,3423 6313,3466 5077,3466 5077,3294 4150,3294 4173,3275 4192,3252 4206,3225 4215,3196 4218,3166 4215,3136 4206,3108 4192,3080 4173,3057 4177,3055 4191,3043 4202,3030 4211,3014 4216,2997 4218,2980 4218,2853 4216,2835 4211,2818 4202,2803 4191,2789 4177,2778 4162,2769 4145,2764 4127,2762 3930,2762 3912,2764 3895,2769 3880,2778 3866,2789 3855,2803 3850,2813 927,2813 805,2691 805,2622 813,2617 823,2609 831,2599 836,2588 840,2577 842,2564 842,2553 1000,2553 1000,2581 1005,2607 1016,2633 1031,2655 1050,2675 1073,2690 1098,2700 1125,2706 1152,2706 1179,2700 1204,2690 1227,2675 1246,2655 1261,2633 1272,2607 1277,2581 1277,2575 1308,2543 1312,2543 1312,2564 1313,2577 1316,2588 1322,2599 1330,2609 1340,2617 1351,2623 1363,2626 1375,2628 1527,2628 1540,2626 1552,2623 1563,2617 1573,2609 1581,2599 1587,2588 1590,2577 1591,2564 1591,2314 1590,2301 1587,2290 1581,2279 1573,2269 1563,2261 1552,2255 1540,2251 1527,2250 1375,2250 1363,2251 1351,2255 1340,2261 1330,2269 1322,2279 1316,2290 1313,2301 1312,2314 1312,2336 1270,2336 1266,2336 1260,2336 1245,2338 1226,2344 1221,2347 1208,2353 1199,2361 1192,2367 1189,2370 1130,2429 1125,2429 1098,2434 1073,2444 1050,2459 1031,2479 1016,2502 1005,2526 1000,2553 842,2553 842,2314 840,2301 836,2290 831,2279 823,2269 813,2261 802,2255 790,2251 778,2250 625,2250 613,2251 601,2255 590,2261 580,2269 572,2279 566,2290 563,2301 561,2314 561,2564 563,2577 566,2588 572,2599 580,2609 590,2617 598,2622 598,2728 597,2733 598,2739 599,2753 605,2773 615,2791 628,2807 632,2810 808,2986 811,2990 815,2993 827,3003 835,3007 845,3012 864,3018 879,3020 885,3020 889,3020 1067,3020 1050,3031 1031,3050 1016,3073 1005,3098 1000,3125 1000,3152 1005,3179 1016,3204 1031,3227 1050,3246 1073,3261 1098,3271 1125,3277 1152,3277 1179,3271 1204,3261 1227,3246 1231,3242 1413,3242 1557,3386 1557,3441 1545,3456 1532,3481 1524,3507 1522,3527 1522,3641 1524,3661 1532,3687 1545,3711 1562,3732 1583,3750 1607,3763 1633,3770 1661,3773 1688,3770 1714,3763 1738,3750 1759,3732 1776,3711 1789,3687 1797,3661 1799,3641 1799,3527 1797,3507 1789,3481 1776,3456 1764,3441 1764,3348 1765,3343 1764,3338 1763,3323 1757,3304 1752,3295 1747,3286 1738,3274 1734,3270 1730,3267 1533,3069 1530,3065 1514,3052 1496,3042 1476,3037 1461,3035 1456,3034 1451,3035 1231,3035 1227,3031 1210,3020 3850,3020 3855,3030 3866,3043 3880,3055 3884,3057 3877,3067 2174,3067 2168,3066 2163,3067 2148,3068 2129,3074 2120,3079 2111,3084 2099,3093 2095,3097 2092,3101 1891,3301 1887,3304 1884,3309 1874,3320 1864,3338 1859,3358 1857,3378 1857,3383 1857,3441 1845,3456 1832,3481 1824,3507 1822,3527 1822,3641 1824,3661 1832,3687 1845,3711 1862,3732 1884,3750 1907,3763 1933,3770 1961,3773 1988,3770 2014,3763 2038,3750 2059,3732 2076,3711 2089,3687 2090,3684 2102,3722 2121,3758 2146,3788 2161,3801 1160,3801 1175,3788 1201,3758 1220,3722 1222,3713 1223,3722 1227,3733 1233,3744 1241,3754 1250,3762 1261,3768 1273,3771 1286,3773 1436,3773 1448,3771 1460,3768 1471,3762 1481,3754 1489,3744 1495,3733 1498,3722 1499,3709 1499,3458 1498,3446 1495,3433 1489,3423 1481,3413 1471,3405 1460,3399 1448,3395 1436,3394 1286,3394 1273,3395 1261,3399 1250,3405 1241,3413 1233,3423 1227,3433 1223,3446 1222,3454 1220,3445 1201,3410 1175,3378 1144,3353 1109,3334 1071,3322 1031,3319 991,3322 952,3334 917,3353 886,3378 861,3410 842,3445 830,3484 827,3514 827,3654 830,3684 842,3722 861,3758 886,3788 901,3801 133,3801 117,3792 86,3769 58,3744 32,3715 10,3685 0,3669 0,3466 89,3466 89,3511 98,3554 115,3595 139,3631 171,3662 207,3687 248,3704 291,3712 335,3712 378,3704 419,3687 455,3662 487,3631 511,3595 528,3554 536,3511 536,3466 528,3423 511,3382 487,3346 455,3314 419,3290 378,3273 335,3264 291,3264 248,3273 207,3290 171,3314 139,3346 115,3382 98,3423 89,3466 0,3466 0,3034 225,3034 225,3052 228,3069 235,3085 244,3100 256,3112 271,3122 287,3129 304,3132 321,3132 339,3129 355,3122 369,3112 382,3100 391,3085 398,3069 401,3052 401,3034 398,3018 391,3002 382,2987 369,2975 355,2965 339,2958 321,2955 304,2955 287,2958 271,2965 256,2975 244,2987 235,3002 228,3018 225,3034 0,3034 0,2564 236,2564 238,2577 241,2588 247,2599 255,2609 265,2617 276,2623 288,2626 300,2628 348,2628 364,2612 364,2452 389,2452 389,2612 405,2628 453,2628 465,2626 477,2623 488,2617 498,2609 506,2599 512,2588 515,2577 516,2564 516,2468 500,2452 253,2452 237,2468 236,2564 0,2564 0,2314 236,2314 237,2410 253,2426 364,2426 364,2267 389,2267 389,2426 500,2426 516,2410 516,2314 515,2301 512,2290 506,2279 498,2269 488,2261 477,2255 465,2251 453,2250 405,2251 389,2267 364,2267 348,2251 300,2250 288,2251 276,2255 265,2261 255,2269 247,2279 241,2290 238,2301 236,2314 0,2314 0,2246 169,2078 171,2076 173,2073 178,2067 180,2066 186,2054 190,2041 191,2031 191,2027 191,2024 191,1713 191,1710 191,1706 190,1696 186,1683 180,1672 175,1666 173,1664 171,1661 169,1659 125,1615 1410,1615 1416,1639 1441,1651 1468,1657 1495,1658 1522,1654 1548,1645 1559,1639 1566,1615 1488,1537 1410,1615 125,1615 36,1526 1349,1526 1353,1553 1362,1579 1368,1590 1392,1597 1470,1519 1392,1442 1368,1448 1357,1473 1350,1499 1349,1526 36,1526 0,1491 0,1424 1410,1424 1488,1501 1566,1424 1559,1400 1534,1388 1508,1382 1480,1380 1453,1384 1428,1394 1416,1400 1410,1424 0,1424 0,913 405,913 405,1380 1615,1380 1615,1463 1613,1460 1607,1448 1583,1442 1506,1519 1583,1597 1607,1590 1615,1574 1615,2227 1615,2235 1617,2250 1621,2266 1627,2279 1635,2293 1639,2298 1638,2301 1636,2314 1636,2564 1638,2577 1641,2588 1647,2599 1655,2609 1665,2617 1676,2623 1688,2626 1700,2628 1782,2628 1784,2629 1804,2630 1810,2631 2081,2631 2087,2630 2107,2629 2119,2626 2138,2620 2149,2615 2167,2606 2177,2599 2192,2587 2197,2582 2202,2578 2206,2573 2218,2558 2225,2548 2234,2530 2239,2519 2245,2500 2248,2488 2249,2468 2250,2462 2250,2372 2256,2381 2278,2402 2303,2419 2331,2430 2361,2435 2396,2435 2396,2294 2421,2294 2421,2435 2456,2435 2486,2430 2514,2419 2539,2402 2561,2381 2578,2356 2590,2329 2593,2318 2580,2294 2394,2294 2394,2269 2396,2269 2396,2267 2421,2267 2421,2269 2580,2269 2593,2245 2590,2234 2578,2207 2564,2186 3221,2186 3228,2187 3521,2478 3524,2482 3528,2485 3539,2495 3545,2498 3557,2504 3577,2511 3592,2512 3598,2512 3602,2512 4462,2512 4465,2515 4465,2672 4459,2677 4440,2701 4426,2727 4417,2756 4415,2778 4415,2863 4417,2886 4426,2915 4440,2942 4459,2965 4483,2984 4509,2998 4538,3007 4568,3010 4599,3007 4627,2998 4654,2984 4677,2965 4696,2943 4702,2952 4723,2974 4748,2990 4775,3003 4786,3005 4810,2993 4810,2834 4808,2834 4808,2808 4810,2808 4810,2649 4786,2637 4775,2639 4748,2651 4723,2669 4702,2691 4696,2699 4677,2677 4672,2672 4672,2477 4672,2472 4672,2465 4671,2451 4665,2435 4664,2432 4655,2414 4648,2406 4642,2398 4638,2395 4582,2339 4579,2335 4563,2322 4545,2312 4525,2306 4510,2305 4505,2304 4500,2305 4409,2305 4498,2216 4571,2216 4572,2228 4576,2240 4582,2251 4590,2261 4599,2269 4610,2274 4622,2278 4635,2279 4696,2279 4712,2263 4712,2162 4587,2162 4571,2178 4571,2216 4498,2216 4582,2132 4587,2136 4712,2136 4712,2135 4737,2135 4737,2136 4739,2136 4739,2162 4737,2162 4737,2263 4753,2279 4815,2279 4827,2278 4834,2276 4834,2309 4834,2313 4834,2317 4835,2330 4840,2345 4848,2360 4859,2372 4862,2375 4919,2433 4922,2436 4925,2439 4932,2444 4935,2446 4949,2454 4965,2459 4977,2460 5161,2460 5020,2601 5017,2603 5007,2615 5007,2616 4999,2630 4994,2646 4993,2657 4991,2658 4968,2677 4949,2699 4943,2691 4922,2669 4897,2651 4870,2639 4859,2637 4835,2649 4835,2808 4837,2808 4837,2834 4835,2834 4835,2993 4859,3005 4870,3003 4897,2990 4922,2974 4943,2952 4949,2943 4968,2965 4991,2984 5017,2998 5046,3007 5077,3010 5107,3007 5135,2998 5162,2984 5186,2965 5203,2943 5222,2965 5237,2978 5236,2980 5237,2991 5238,2998 5244,3016 5252,3032 5264,3046 5268,3049 5356,3138 5359,3141 5373,3153 5390,3162 5402,3166 5407,3167 5409,3167 5421,3168 5426,3169 5431,3168 5993,3168 5997,3169 6002,3168 6015,3167 6033,3162 6049,3153 6063,3141 6067,3138 6170,3034 6449,3034 6449,3052 6452,3069 6459,3085 6468,3100 6480,3112 6495,3122 6511,3129 6528,3132 6545,3132 6563,3129 6579,3122 6593,3112 6606,3100 6615,3085 6622,3069 6625,3052 6625,3034 6622,3018 6615,3002 6606,2987 6593,2975 6579,2965 6563,2958 6545,2955 6528,2955 6511,2958 6495,2965 6480,2975 6468,2987 6459,3002 6452,3018 6449,3034 6170,3034 6187,3018 6190,3014 6202,3000 6211,2984 6216,2966 6218,2952 6218,1234 6216,1215 6211,1198 6208,1192 6202,1181 6190,1167 6187,1164 6010,988 6010,927 6037,909 6047,899 6368,899 6368,933 6375,965 6388,996 6406,1024 6430,1047 6457,1065 6488,1078 6520,1084 6553,1084 6586,1078 6617,1065 6644,1047 6668,1024 6686,996 6699,965 6705,933 6705,899 6699,867 6686,836 6668,809 6644,785 6617,767 6586,754 6553,747 6520,747 6488,754 6457,767 6430,785 6406,809 6388,836 6375,867 6368,899 6047,899 6063,883 6084,852 6098,818 6105,781 6105,744 6098,708 6084,673 6063,643 6037,616 6006,596 5972,582 5935,574 5898,574 5862,582 5827,596 5797,616 5771,643 5750,673 5736,708 5728,744 5728,781 5736,818 5750,852 5771,883 5797,909 5824,927 5824,1021 5823,1026 5825,1045 5830,1060 5830,1062 5839,1079 5851,1093 5854,1096 6031,1272 6031,2909 5992,2948 5993,2946 5993,2696 5991,2684 5987,2671 5981,2661 5973,2651 5964,2643 5953,2637 5941,2633 5928,2632 5922,2632 5922,1837 5920,1821 5916,1805 5908,1790 5907,1789 5898,1778 5895,1775 5742,1622 5739,1619 5726,1608 5712,1600 5696,1596 5684,1595 5680,1594 5675,1595 5231,1595 5193,1557 5236,1557 5249,1556 5260,1552 5267,1549 5273,1552 5285,1556 5298,1557 5363,1557 5375,1556 5387,1552 5394,1549 5400,1552 5413,1556 5425,1557 5429,1557 5445,1541 5445,1421 5470,1421 5470,1541 5486,1557 5490,1557 5503,1556 5514,1552 5525,1546 5535,1538 5543,1529 5549,1518 5553,1506 5554,1494 5553,1437 5537,1421 5443,1421 5443,1396 5445,1396 5445,1275 5470,1275 5470,1396 5537,1396 5553,1380 5554,1323 5553,1311 5549,1299 5543,1288 5535,1278 5525,1270 5514,1264 5503,1261 5490,1260 5486,1260 5470,1275 5445,1275 5429,1260 5425,1260 5413,1261 5407,1262 5400,1251 5394,1243 5390,1238 5387,1235 5234,1082 5231,1079 5218,1069 5204,1061 5188,1056 5176,1055 5172,1054 5168,1055 4670,1055 4675,1049 4681,1038 4684,1026 4685,1014 4685,945 4669,929 4549,929 4549,931 4524,931 4524,929 4522,929 4522,903 4524,903 4524,771 4549,771 4549,903 4669,903 4685,888 4685,819 4684,806 4681,794 4675,783 4667,773 4657,765 4646,759 4634,756 4621,755 4565,755 4549,771 4524,771 4508,755 4452,755 4439,756 4427,759 4416,765 4407,773 4399,783 4393,794 4392,798 4369,780 4344,766 4316,757 4286,754 4257,757 4230,766 4204,780 4181,798 4163,821 4162,822 4161,821 4142,798 4130,788 4130,756 4258,628 4291,628 4291,631 4300,647 4311,661 4324,671 4339,680 4356,685 4373,687 4454,687 4471,685 4488,680 4503,671 4516,661 4527,647 4536,631 4540,615 4542,598 4542,473 4594,473 4594,598 4597,615 4601,631 4610,647 4621,661 4634,671 4649,680 4666,685 4683,687 4763,687 4781,685 4798,680 4813,671 4826,661 4836,649 5012,826 5016,829 5030,841 5046,849 5059,853 5064,855 5082,857 5087,856 5102,856 5120,883 5147,909 5178,930 5212,944 5249,951 5285,951 5322,944 5356,930 5387,909 5414,883 5434,852 5448,818 5455,781 5455,744 5448,708 5434,673 5414,643 5387,616 5356,596 5322,582 5285,574 5249,574 5212,582 5178,596 5147,616 5120,643 5110,658 4924,472 4920,468 4906,457 4890,448 4876,444 5154,444 5166,473 5199,490 5235,500 5272,502 5309,498 5344,486 5368,473 5380,444 5804,444 5816,473 5849,490 5885,500 5922,502 5959,498 5994,486 6018,473 6031,444 5917,331 5804,444 5380,444 5267,331 5154,444 4876,444 4872,443 4859,442 4854,441 4849,442 4846,442 4845,438 4837,423 4826,410 4813,399 4798,391 4781,385 4763,384 4683,384 4666,385 4649,391 4634,399 4621,410 4610,423 4601,438 4597,455 4594,473 4542,473 4540,455 4536,438 4527,423 4516,410 4503,399 4488,391 4471,385 4454,384 4373,384 4356,385 4339,391 4324,399 4311,410 4300,423 4291,438 4291,442 4224,442 4219,441 4201,443 4191,446 4183,448 4167,457 4153,468 4150,472 3974,648 3970,651 3958,665 3954,673 3950,682 3945,699 3942,718 3943,722 3943,788 3931,798 3919,812 3724,812 3739,791 3749,766 3755,739 3755,712 3749,685 3739,660 3723,637 3704,618 3682,603 3656,592 3630,587 3602,587 3576,592 3550,603 3528,618 3512,632 2923,632 2851,560 2851,501 2867,489 2885,467 2903,489 2926,508 2953,522 2982,531 3012,534 3042,531 3071,522 3098,508 3121,489 3139,466 3145,475 3166,497 3191,514 3219,526 3229,529 3253,517 3253,357 3278,357 3278,517 3302,529 3313,526 3340,514 3365,497 3386,475 3403,450 3414,422 3419,392 3419,357 3251,357 3251,332 3253,332 3253,173 3278,173 3278,332 3419,332 3419,318 5078,318 5082,355 5094,390 5107,413 5136,426 5249,313 5285,313 5398,426 5427,413 5444,381 5454,345 5455,318 5727,318 5732,355 5744,390 5756,413 5786,426 5899,313 5935,313 6048,426 6077,413 6094,381 6104,345 6106,308 6104,291 6313,291 6313,335 6322,378 6339,419 6363,455 6395,486 6431,511 6472,528 6515,536 6559,536 6602,528 6643,511 6679,486 6711,455 6735,419 6752,378 6760,335 6760,291 6752,248 6735,207 6711,171 6679,139 6643,115 6602,98 6559,89 6515,89 6472,98 6431,115 6395,139 6363,171 6339,207 6322,248 6313,291 6104,291 6102,271 6090,236 6077,212 6048,200 5935,313 5899,313 5786,200 5756,212 5740,245 5730,281 5727,318 5455,318 5456,308 5452,271 5440,236 5427,212 5398,200 5285,313 5249,313 5136,200 5107,212 5090,245 5080,281 5078,318 3419,318 3419,297 3414,267 3403,239 3386,214 3365,192 3350,182 5154,182 5267,295 5380,182 5804,182 5917,295 6031,182 6018,153 5985,136 5949,126 5912,124 5875,128 5840,140 5816,153 5804,182 5380,182 5368,153 5335,136 5299,126 5262,124 5225,128 5190,140 5166,153 5154,182 3350,182 3340,175 3313,163 3302,161 3278,173 3253,173 3229,161 3219,163 3191,175 3166,192 3145,214 3139,223 3121,201 3098,181 3071,167 3042,158 3012,155 2982,158 2953,167 2926,181 2903,201 2885,222 2867,201 2843,181 2817,167 2788,158 2758,155 2728,158 2698,167 2672,181 2653,197 2652,195 2647,184 2639,174 2629,166 2618,161 2606,157 2594,156 2524,156 2510,154 2497,154 2483,156 2414,156 2401,157 2389,161 2378,166 2369,174 2361,184 2354,195 2351,207 2350,220 2350,274 2349,276 2347,288 2345,306 2345,522 2344,533 2342,539 2339,546 2332,553 2030,855 2022,862 2016,865 2009,868 1999,868 1772,868 1752,871 1740,873 1722,879 1710,883 1692,893 1683,900 1667,912 1667,913 0,913 0,132 10,117 32,86 58,58 86,32 117,10 133,0 244,0">
            <text:p/>
          </draw:polygon>
          <draw:polygon draw:style-name="gr10" draw:text-style-name="P2" draw:layer="layout" svg:width="6.848cm" svg:height="3.8cm" svg:x="20.451cm" svg:y="2.225cm" svg:viewBox="0 0 6849 3801" draw:points="241,4 238,17 236,29 236,279 238,292 241,303 247,315 255,324 265,332 276,338 288,342 300,343 453,343 465,342 477,338 488,332 498,324 506,315 512,303 514,296 906,296 906,329 913,362 926,393 944,420 968,444 995,462 1026,475 1058,481 1091,481 1124,475 1155,462 1182,444 1206,420 1224,393 1237,362 1243,329 1243,296 1237,264 1224,233 1206,205 1182,182 1155,164 1124,151 1091,144 1058,144 1026,151 995,164 968,182 944,205 926,233 913,264 906,296 514,296 515,292 516,279 516,29 515,17 512,4 509,0 1643,0 1641,4 1638,17 1636,29 1636,279 1638,292 1641,303 1647,315 1655,324 1665,332 1676,338 1688,342 1700,343 1853,343 1865,342 1877,338 1888,332 1898,324 1906,315 1912,303 1915,292 1916,279 1916,29 1915,17 1912,4 1909,0 6717,0 6733,10 6764,32 6792,58 6817,86 6840,117 6849,132 6849,3669 6840,3685 6817,3715 6792,3744 6764,3769 6733,3792 6717,3801 2420,3801 2436,3788 2461,3758 2479,3722 2491,3684 2494,3654 2494,3514 2491,3484 2479,3445 2461,3410 2436,3378 2404,3353 2369,3334 2331,3322 2291,3319 2251,3322 2212,3334 2177,3353 2146,3378 2121,3410 2102,3445 2090,3484 2089,3481 2076,3456 2064,3441 2064,3421 2211,3274 3883,3274 3885,3275 3908,3294 3019,3294 3019,3762 5077,3762 5077,3466 6313,3466 6313,3511 6322,3554 6339,3595 6363,3631 6395,3662 6431,3687 6472,3704 6515,3712 6559,3712 6602,3704 6643,3687 6679,3662 6711,3631 6735,3595 6752,3554 6760,3511 6760,3466 6752,3423 6735,3382 6711,3346 6679,3314 6643,3290 6602,3273 6559,3264 6515,3264 6472,3273 6431,3290 6395,3314 6363,3346 6339,3382 6322,3423 6313,3466 5077,3466 5077,3294 4150,3294 4173,3275 4192,3252 4206,3225 4215,3196 4218,3166 4215,3136 4206,3108 4192,3080 4173,3057 4177,3055 4191,3043 4202,3030 4211,3014 4216,2997 4218,2980 4218,2853 4216,2835 4211,2818 4202,2803 4191,2789 4177,2778 4162,2769 4145,2764 4127,2762 3930,2762 3912,2764 3895,2769 3880,2778 3866,2789 3855,2803 3850,2813 927,2813 805,2691 805,2622 813,2617 823,2609 831,2599 836,2588 840,2577 842,2564 842,2553 1000,2553 1000,2581 1005,2607 1016,2633 1031,2655 1050,2675 1073,2690 1098,2700 1125,2706 1152,2706 1179,2700 1204,2690 1227,2675 1246,2655 1261,2633 1272,2607 1277,2581 1277,2575 1308,2543 1312,2543 1312,2564 1313,2577 1316,2588 1322,2599 1330,2609 1340,2617 1351,2623 1363,2626 1375,2628 1527,2628 1540,2626 1552,2623 1563,2617 1573,2609 1581,2599 1587,2588 1590,2577 1591,2564 1591,2314 1590,2301 1587,2290 1581,2279 1573,2269 1563,2261 1552,2255 1540,2251 1527,2250 1375,2250 1363,2251 1351,2255 1340,2261 1330,2269 1322,2279 1316,2290 1313,2301 1312,2314 1312,2336 1270,2336 1266,2336 1260,2336 1245,2338 1226,2344 1221,2347 1208,2353 1199,2361 1192,2367 1189,2370 1130,2429 1125,2429 1098,2434 1073,2444 1050,2459 1031,2479 1016,2502 1005,2526 1000,2553 842,2553 842,2314 840,2301 836,2290 831,2279 823,2269 813,2261 802,2255 790,2251 778,2250 625,2250 613,2251 601,2255 590,2261 580,2269 572,2279 566,2290 563,2301 561,2314 561,2564 563,2577 566,2588 572,2599 580,2609 590,2617 598,2622 598,2728 597,2733 598,2739 599,2753 605,2773 615,2791 628,2807 632,2810 808,2986 811,2990 815,2993 827,3003 835,3007 845,3012 864,3018 879,3020 885,3020 889,3020 1067,3020 1050,3031 1031,3050 1016,3073 1005,3098 1000,3125 1000,3152 1005,3179 1016,3204 1031,3227 1050,3246 1073,3261 1098,3271 1125,3277 1152,3277 1179,3271 1204,3261 1227,3246 1231,3242 1413,3242 1557,3386 1557,3441 1545,3456 1532,3481 1524,3507 1522,3527 1522,3641 1524,3661 1532,3687 1545,3711 1562,3732 1583,3750 1607,3763 1633,3770 1661,3773 1688,3770 1714,3763 1738,3750 1759,3732 1776,3711 1789,3687 1797,3661 1799,3641 1799,3527 1797,3507 1789,3481 1776,3456 1764,3441 1764,3348 1765,3343 1764,3338 1763,3323 1757,3304 1752,3295 1747,3286 1738,3274 1734,3270 1730,3267 1533,3069 1530,3065 1514,3052 1496,3042 1476,3037 1461,3035 1456,3034 1451,3035 1231,3035 1227,3031 1210,3020 3850,3020 3855,3030 3866,3043 3880,3055 3884,3057 3877,3067 2174,3067 2168,3066 2163,3067 2148,3068 2129,3074 2120,3079 2111,3084 2099,3093 2095,3097 2092,3101 1891,3301 1887,3304 1884,3309 1874,3320 1864,3338 1859,3358 1857,3378 1857,3383 1857,3441 1845,3456 1832,3481 1824,3507 1822,3527 1822,3641 1824,3661 1832,3687 1845,3711 1862,3732 1884,3750 1907,3763 1933,3770 1961,3773 1988,3770 2014,3763 2038,3750 2059,3732 2076,3711 2089,3687 2090,3684 2102,3722 2121,3758 2146,3788 2161,3801 1160,3801 1175,3788 1201,3758 1220,3722 1222,3713 1223,3722 1227,3733 1233,3744 1241,3754 1250,3762 1261,3768 1273,3771 1286,3773 1436,3773 1448,3771 1460,3768 1471,3762 1481,3754 1489,3744 1495,3733 1498,3722 1499,3709 1499,3458 1498,3446 1495,3433 1489,3423 1481,3413 1471,3405 1460,3399 1448,3395 1436,3394 1286,3394 1273,3395 1261,3399 1250,3405 1241,3413 1233,3423 1227,3433 1223,3446 1222,3454 1220,3445 1201,3410 1175,3378 1144,3353 1109,3334 1071,3322 1031,3319 991,3322 952,3334 917,3353 886,3378 861,3410 842,3445 830,3484 827,3514 827,3654 830,3684 842,3722 861,3758 886,3788 901,3801 133,3801 117,3792 86,3769 58,3744 32,3715 10,3685 0,3669 0,3466 89,3466 89,3511 98,3554 115,3595 139,3631 171,3662 207,3687 248,3704 291,3712 335,3712 378,3704 419,3687 455,3662 487,3631 511,3595 528,3554 536,3511 536,3466 528,3423 511,3382 487,3346 455,3314 419,3290 378,3273 335,3264 291,3264 248,3273 207,3290 171,3314 139,3346 115,3382 98,3423 89,3466 0,3466 0,3034 225,3034 225,3052 228,3069 235,3085 244,3100 256,3112 271,3122 287,3129 304,3132 321,3132 339,3129 355,3122 369,3112 382,3100 391,3085 398,3069 401,3052 401,3034 398,3018 391,3002 382,2987 369,2975 355,2965 339,2958 321,2955 304,2955 287,2958 271,2965 256,2975 244,2987 235,3002 228,3018 225,3034 0,3034 0,2564 236,2564 238,2577 241,2588 247,2599 255,2609 265,2617 276,2623 288,2626 300,2628 348,2628 364,2612 364,2452 389,2452 389,2612 405,2628 453,2628 465,2626 477,2623 488,2617 498,2609 506,2599 512,2588 515,2577 516,2564 516,2468 500,2452 253,2452 237,2468 236,2564 0,2564 0,2314 236,2314 237,2410 253,2426 364,2426 364,2267 389,2267 389,2426 500,2426 516,2410 516,2314 515,2301 512,2290 506,2279 498,2269 488,2261 477,2255 465,2251 453,2250 405,2251 389,2267 364,2267 348,2251 300,2250 288,2251 276,2255 265,2261 255,2269 247,2279 241,2290 238,2301 236,2314 0,2314 0,2246 169,2078 171,2076 173,2073 178,2067 180,2066 186,2054 190,2041 191,2031 191,2027 191,2024 191,1713 191,1710 191,1706 190,1696 186,1683 180,1672 175,1666 173,1664 171,1661 169,1659 125,1615 1410,1615 1416,1639 1441,1651 1468,1657 1495,1658 1522,1654 1548,1645 1559,1639 1566,1615 1488,1537 1410,1615 125,1615 36,1526 1349,1526 1353,1553 1362,1579 1368,1590 1392,1597 1470,1519 1392,1442 1368,1448 1357,1473 1350,1499 1349,1526 36,1526 0,1491 0,1424 1410,1424 1488,1501 1566,1424 1559,1400 1534,1388 1508,1382 1480,1380 1453,1384 1428,1394 1416,1400 1410,1424 0,1424 0,913 405,913 405,1380 1615,1380 1615,1463 1613,1460 1607,1448 1583,1442 1506,1519 1583,1597 1607,1590 1615,1574 1615,2227 1615,2235 1617,2250 1621,2266 1627,2279 1635,2293 1639,2298 1638,2301 1636,2314 1636,2564 1638,2577 1641,2588 1647,2599 1655,2609 1665,2617 1676,2623 1688,2626 1700,2628 1782,2628 1784,2629 1804,2630 1810,2631 2081,2631 2087,2630 2107,2629 2119,2626 2138,2620 2149,2615 2167,2606 2177,2599 2192,2587 2197,2582 2202,2578 2206,2573 2218,2558 2225,2548 2234,2530 2239,2519 2245,2500 2248,2488 2249,2468 2250,2462 2250,2372 2256,2381 2278,2402 2303,2419 2331,2430 2361,2435 2396,2435 2396,2294 2421,2294 2421,2435 2456,2435 2486,2430 2514,2419 2539,2402 2561,2381 2578,2356 2590,2329 2593,2318 2580,2294 2394,2294 2394,2269 2396,2269 2396,2267 2421,2267 2421,2269 2580,2269 2593,2245 2590,2234 2578,2207 2564,2186 3221,2186 3228,2187 3521,2478 3524,2482 3528,2485 3539,2495 3545,2498 3557,2504 3577,2511 3592,2512 3598,2512 3602,2512 4462,2512 4465,2515 4465,2672 4459,2677 4440,2701 4426,2727 4417,2756 4415,2778 4415,2863 4417,2886 4426,2915 4440,2942 4459,2965 4483,2984 4509,2998 4538,3007 4568,3010 4599,3007 4627,2998 4654,2984 4677,2965 4696,2943 4702,2952 4723,2974 4748,2990 4775,3003 4786,3005 4810,2993 4810,2834 4808,2834 4808,2808 4810,2808 4810,2649 4786,2637 4775,2639 4748,2651 4723,2669 4702,2691 4696,2699 4677,2677 4672,2672 4672,2477 4672,2472 4672,2465 4671,2451 4665,2435 4664,2432 4655,2414 4648,2406 4642,2398 4638,2395 4582,2339 4579,2335 4563,2322 4545,2312 4525,2306 4510,2305 4505,2304 4500,2305 4409,2305 4498,2216 4571,2216 4572,2228 4576,2240 4582,2251 4590,2261 4599,2269 4610,2274 4622,2278 4635,2279 4696,2279 4712,2263 4712,2162 4587,2162 4571,2178 4571,2216 4498,2216 4582,2132 4587,2136 4712,2136 4712,2135 4737,2135 4737,2136 4739,2136 4739,2162 4737,2162 4737,2263 4753,2279 4815,2279 4827,2278 4834,2276 4834,2309 4834,2313 4834,2317 4835,2330 4840,2345 4848,2360 4859,2372 4862,2375 4919,2433 4922,2436 4925,2439 4932,2444 4935,2446 4949,2454 4965,2459 4977,2460 5161,2460 5020,2601 5017,2603 5007,2615 5007,2616 4999,2630 4994,2646 4993,2657 4991,2658 4968,2677 4949,2699 4943,2691 4922,2669 4897,2651 4870,2639 4859,2637 4835,2649 4835,2808 4837,2808 4837,2834 4835,2834 4835,2993 4859,3005 4870,3003 4897,2990 4922,2974 4943,2952 4949,2943 4968,2965 4991,2984 5017,2998 5046,3007 5077,3010 5107,3007 5135,2998 5162,2984 5186,2965 5203,2943 5222,2965 5237,2978 5236,2980 5237,2991 5238,2998 5244,3016 5252,3032 5264,3046 5268,3049 5356,3138 5359,3141 5373,3153 5390,3162 5402,3166 5407,3167 5409,3167 5421,3168 5426,3169 5431,3168 5993,3168 5997,3169 6002,3168 6015,3167 6033,3162 6049,3153 6063,3141 6067,3138 6170,3034 6449,3034 6449,3052 6452,3069 6459,3085 6468,3100 6480,3112 6495,3122 6511,3129 6528,3132 6545,3132 6563,3129 6579,3122 6593,3112 6606,3100 6615,3085 6622,3069 6625,3052 6625,3034 6622,3018 6615,3002 6606,2987 6593,2975 6579,2965 6563,2958 6545,2955 6528,2955 6511,2958 6495,2965 6480,2975 6468,2987 6459,3002 6452,3018 6449,3034 6170,3034 6187,3018 6190,3014 6202,3000 6211,2984 6216,2966 6218,2952 6218,1234 6216,1215 6211,1198 6208,1192 6202,1181 6190,1167 6187,1164 6010,988 6010,927 6037,909 6047,899 6368,899 6368,933 6375,965 6388,996 6406,1024 6430,1047 6457,1065 6488,1078 6520,1084 6553,1084 6586,1078 6617,1065 6644,1047 6668,1024 6686,996 6699,965 6705,933 6705,899 6699,867 6686,836 6668,809 6644,785 6617,767 6586,754 6553,747 6520,747 6488,754 6457,767 6430,785 6406,809 6388,836 6375,867 6368,899 6047,899 6063,883 6084,852 6098,818 6105,781 6105,744 6098,708 6084,673 6063,643 6037,616 6006,596 5972,582 5935,574 5898,574 5862,582 5827,596 5797,616 5771,643 5750,673 5736,708 5728,744 5728,781 5736,818 5750,852 5771,883 5797,909 5824,927 5824,1021 5823,1026 5825,1045 5830,1060 5830,1062 5839,1079 5851,1093 5854,1096 6031,1272 6031,2909 5992,2948 5993,2946 5993,2696 5991,2684 5987,2671 5981,2661 5973,2651 5964,2643 5953,2637 5941,2633 5928,2632 5922,2632 5922,1837 5920,1821 5916,1805 5908,1790 5907,1789 5898,1778 5895,1775 5742,1622 5739,1619 5726,1608 5712,1600 5696,1596 5684,1595 5680,1594 5675,1595 5231,1595 5193,1557 5236,1557 5249,1556 5260,1552 5267,1549 5273,1552 5285,1556 5298,1557 5363,1557 5375,1556 5387,1552 5394,1549 5400,1552 5413,1556 5425,1557 5429,1557 5445,1541 5445,1421 5470,1421 5470,1541 5486,1557 5490,1557 5503,1556 5514,1552 5525,1546 5535,1538 5543,1529 5549,1518 5553,1506 5554,1494 5553,1437 5537,1421 5443,1421 5443,1396 5445,1396 5445,1275 5470,1275 5470,1396 5537,1396 5553,1380 5554,1323 5553,1311 5549,1299 5543,1288 5535,1278 5525,1270 5514,1264 5503,1261 5490,1260 5486,1260 5470,1275 5445,1275 5429,1260 5425,1260 5413,1261 5407,1262 5400,1251 5394,1243 5390,1238 5387,1235 5234,1082 5231,1079 5218,1069 5204,1061 5188,1056 5176,1055 5172,1054 5168,1055 4670,1055 4675,1049 4681,1038 4684,1026 4685,1014 4685,945 4669,929 4549,929 4549,931 4524,931 4524,929 4522,929 4522,903 4524,903 4524,771 4549,771 4549,903 4669,903 4685,888 4685,819 4684,806 4681,794 4675,783 4667,773 4657,765 4646,759 4634,756 4621,755 4565,755 4549,771 4524,771 4508,755 4452,755 4439,756 4427,759 4416,765 4407,773 4399,783 4393,794 4392,798 4369,780 4344,766 4316,757 4286,754 4257,757 4230,766 4204,780 4181,798 4163,821 4162,822 4161,821 4142,798 4130,788 4130,756 4258,628 4291,628 4291,631 4300,647 4311,661 4324,671 4339,680 4356,685 4373,687 4454,687 4471,685 4488,680 4503,671 4516,661 4527,647 4536,631 4540,615 4542,598 4542,473 4594,473 4594,598 4597,615 4601,631 4610,647 4621,661 4634,671 4649,680 4666,685 4683,687 4763,687 4781,685 4798,680 4813,671 4826,661 4836,649 5012,826 5016,829 5030,841 5046,849 5059,853 5064,855 5082,857 5087,856 5102,856 5120,883 5147,909 5178,930 5212,944 5249,951 5285,951 5322,944 5356,930 5387,909 5414,883 5434,852 5448,818 5455,781 5455,744 5448,708 5434,673 5414,643 5387,616 5356,596 5322,582 5285,574 5249,574 5212,582 5178,596 5147,616 5120,643 5110,658 4924,472 4920,468 4906,457 4890,448 4876,444 5154,444 5166,473 5199,490 5235,500 5272,502 5309,498 5344,486 5368,473 5380,444 5804,444 5816,473 5849,490 5885,500 5922,502 5959,498 5994,486 6018,473 6031,444 5917,331 5804,444 5380,444 5267,331 5154,444 4876,444 4872,443 4859,442 4854,441 4849,442 4846,442 4845,438 4837,423 4826,410 4813,399 4798,391 4781,385 4763,384 4683,384 4666,385 4649,391 4634,399 4621,410 4610,423 4601,438 4597,455 4594,473 4542,473 4540,455 4536,438 4527,423 4516,410 4503,399 4488,391 4471,385 4454,384 4373,384 4356,385 4339,391 4324,399 4311,410 4300,423 4291,438 4291,442 4224,442 4219,441 4201,443 4191,446 4183,448 4167,457 4153,468 4150,472 3974,648 3970,651 3958,665 3954,673 3950,682 3945,699 3942,718 3943,722 3943,788 3931,798 3919,812 3724,812 3739,791 3749,766 3755,739 3755,712 3749,685 3739,660 3723,637 3704,618 3682,603 3656,592 3630,587 3602,587 3576,592 3550,603 3528,618 3512,632 2923,632 2851,560 2851,501 2867,489 2885,467 2903,489 2926,508 2953,522 2982,531 3012,534 3042,531 3071,522 3098,508 3121,489 3139,466 3145,475 3166,497 3191,514 3219,526 3229,529 3253,517 3253,357 3278,357 3278,517 3302,529 3313,526 3340,514 3365,497 3386,475 3403,450 3414,422 3419,392 3419,357 3251,357 3251,332 3253,332 3253,173 3278,173 3278,332 3419,332 3419,318 5078,318 5082,355 5094,390 5107,413 5136,426 5249,313 5285,313 5398,426 5427,413 5444,381 5454,345 5455,318 5727,318 5732,355 5744,390 5756,413 5786,426 5899,313 5935,313 6048,426 6077,413 6094,381 6104,345 6106,308 6104,291 6313,291 6313,335 6322,378 6339,419 6363,455 6395,486 6431,511 6472,528 6515,536 6559,536 6602,528 6643,511 6679,486 6711,455 6735,419 6752,378 6760,335 6760,291 6752,248 6735,207 6711,171 6679,139 6643,115 6602,98 6559,89 6515,89 6472,98 6431,115 6395,139 6363,171 6339,207 6322,248 6313,291 6104,291 6102,271 6090,236 6077,212 6048,200 5935,313 5899,313 5786,200 5756,212 5740,245 5730,281 5727,318 5455,318 5456,308 5452,271 5440,236 5427,212 5398,200 5285,313 5249,313 5136,200 5107,212 5090,245 5080,281 5078,318 3419,318 3419,297 3414,267 3403,239 3386,214 3365,192 3350,182 5154,182 5267,295 5380,182 5804,182 5917,295 6031,182 6018,153 5985,136 5949,126 5912,124 5875,128 5840,140 5816,153 5804,182 5380,182 5368,153 5335,136 5299,126 5262,124 5225,128 5190,140 5166,153 5154,182 3350,182 3340,175 3313,163 3302,161 3278,173 3253,173 3229,161 3219,163 3191,175 3166,192 3145,214 3139,223 3121,201 3098,181 3071,167 3042,158 3012,155 2982,158 2953,167 2926,181 2903,201 2885,222 2867,201 2843,181 2817,167 2788,158 2758,155 2728,158 2698,167 2672,181 2653,197 2652,195 2647,184 2639,174 2629,166 2618,161 2606,157 2594,156 2524,156 2510,154 2497,154 2483,156 2414,156 2401,157 2389,161 2378,166 2369,174 2361,184 2354,195 2351,207 2350,220 2350,274 2349,276 2347,288 2345,306 2345,522 2344,533 2342,539 2339,546 2332,553 2030,855 2022,862 2016,865 2009,868 1999,868 1772,868 1752,871 1740,873 1722,879 1710,883 1692,893 1683,900 1667,912 1667,913 0,913 0,132 10,117 32,86 58,58 86,32 117,10 133,0 244,0">
            <text:p/>
          </draw:polygon>
          <draw:line draw:style-name="gr6" draw:text-style-name="P2" draw:layer="layout" svg:x1="22.619cm" svg:y1="5.395cm" svg:x2="24.479cm" svg:y2="5.395cm">
            <text:p/>
          </draw:line>
          <draw:line draw:style-name="gr5" draw:text-style-name="P2" draw:layer="layout" svg:x1="25.527cm" svg:y1="3.783cm" svg:x2="25.648cm" svg:y2="3.904cm">
            <text:p/>
          </draw:line>
          <draw:line draw:style-name="gr6" draw:text-style-name="P2" draw:layer="layout" svg:x1="24.487cm" svg:y1="3.141cm" svg:x2="23.272cm" svg:y2="3.141cm">
            <text:p/>
          </draw:line>
          <draw:line draw:style-name="gr7" draw:text-style-name="P2" draw:layer="layout" svg:x1="26.367cm" svg:y1="2.988cm" svg:x2="26.367cm" svg:y2="3.251cm">
            <text:p/>
          </draw:line>
          <draw:line draw:style-name="gr5" draw:text-style-name="P2" draw:layer="layout" svg:x1="25.647cm" svg:y1="3.903cm" svg:x2="26.13cm" svg:y2="3.903cm">
            <text:p/>
          </draw:line>
          <draw:line draw:style-name="gr5" draw:text-style-name="P2" draw:layer="layout" svg:x1="26.288cm" svg:y1="4.062cm" svg:x2="26.288cm" svg:y2="5.046cm">
            <text:p/>
          </draw:line>
          <draw:line draw:style-name="gr5" draw:text-style-name="P2" draw:layer="layout" svg:x1="26.13cm" svg:y1="3.903cm" svg:x2="26.289cm" svg:y2="4.063cm">
            <text:p/>
          </draw:line>
          <draw:line draw:style-name="gr5" draw:text-style-name="P2" draw:layer="layout" svg:x1="25.749cm" svg:y1="4.062cm" svg:x2="26.035cm" svg:y2="4.062cm">
            <text:p/>
          </draw:line>
          <draw:line draw:style-name="gr5" draw:text-style-name="P2" draw:layer="layout" svg:x1="26.163cm" svg:y1="4.76cm" svg:x2="26.035cm" svg:y2="4.888cm">
            <text:p/>
          </draw:line>
          <draw:line draw:style-name="gr5" draw:text-style-name="P2" draw:layer="layout" svg:x1="26.162cm" svg:y1="4.189cm" svg:x2="26.162cm" svg:y2="4.76cm">
            <text:p/>
          </draw:line>
          <draw:line draw:style-name="gr5" draw:text-style-name="P2" draw:layer="layout" svg:x1="26.035cm" svg:y1="4.062cm" svg:x2="26.163cm" svg:y2="4.19cm">
            <text:p/>
          </draw:line>
          <draw:line draw:style-name="gr7" draw:text-style-name="P2" draw:layer="layout" svg:x1="23.209cm" svg:y1="2.824cm" svg:x2="23.209cm" svg:y2="2.57cm">
            <text:p/>
          </draw:line>
          <draw:line draw:style-name="gr7" draw:text-style-name="P2" draw:layer="layout" svg:x1="23.337cm" svg:y1="2.952cm" svg:x2="23.209cm" svg:y2="2.824cm">
            <text:p/>
          </draw:line>
          <draw:line draw:style-name="gr7" draw:text-style-name="P2" draw:layer="layout" svg:x1="24.066cm" svg:y1="2.951cm" svg:x2="23.336cm" svg:y2="2.951cm">
            <text:p/>
          </draw:line>
          <draw:line draw:style-name="gr5" draw:text-style-name="P2" draw:layer="layout" svg:x1="23.907cm" svg:y1="3.713cm" svg:x2="23.558cm" svg:y2="3.713cm">
            <text:p/>
          </draw:line>
          <draw:line draw:style-name="gr7" draw:text-style-name="P2" draw:layer="layout" svg:x1="26.367cm" svg:y1="3.251cm" svg:x2="26.575cm" svg:y2="3.46cm">
            <text:p/>
          </draw:line>
          <draw:line draw:style-name="gr7" draw:text-style-name="P2" draw:layer="layout" svg:x1="26.574cm" svg:y1="3.459cm" svg:x2="26.574cm" svg:y2="5.173cm">
            <text:p/>
          </draw:line>
          <draw:line draw:style-name="gr7" draw:text-style-name="P2" draw:layer="layout" svg:x1="26.447cm" svg:y1="5.3cm" svg:x2="25.876cm" svg:y2="5.3cm">
            <text:p/>
          </draw:line>
          <draw:line draw:style-name="gr7" draw:text-style-name="P2" draw:layer="layout" svg:x1="26.575cm" svg:y1="5.173cm" svg:x2="26.447cm" svg:y2="5.301cm">
            <text:p/>
          </draw:line>
          <draw:line draw:style-name="gr5" draw:text-style-name="P2" draw:layer="layout" svg:x1="24.162cm" svg:y1="3.428cm" svg:x2="24.066cm" svg:y2="3.332cm">
            <text:p/>
          </draw:line>
          <draw:line draw:style-name="gr5" draw:text-style-name="P2" draw:layer="layout" svg:x1="24.161cm" svg:y1="3.808cm" svg:x2="24.161cm" svg:y2="3.427cm">
            <text:p/>
          </draw:line>
          <draw:line draw:style-name="gr7" draw:text-style-name="P2" draw:layer="layout" svg:x1="24.352cm" svg:y1="3.428cm" svg:x2="24.48cm" svg:y2="3.3cm">
            <text:p/>
          </draw:line>
          <draw:line draw:style-name="gr7" draw:text-style-name="P2" draw:layer="layout" svg:x1="24.352cm" svg:y1="3.558cm" svg:x2="24.352cm" svg:y2="3.427cm">
            <text:p/>
          </draw:line>
          <draw:line draw:style-name="gr7" draw:text-style-name="P2" draw:layer="layout" svg:x1="24.606cm" svg:y1="3.558cm" svg:x2="24.352cm" svg:y2="3.558cm">
            <text:p/>
          </draw:line>
          <draw:line draw:style-name="gr5" draw:text-style-name="P2" draw:layer="layout" svg:x1="25.782cm" svg:y1="3.523cm" svg:x2="25.622cm" svg:y2="3.363cm">
            <text:p/>
          </draw:line>
          <draw:line draw:style-name="gr5" draw:text-style-name="P2" draw:layer="layout" svg:x1="25.781cm" svg:y1="3.633cm" svg:x2="25.781cm" svg:y2="3.522cm">
            <text:p/>
          </draw:line>
          <draw:line draw:style-name="gr5" draw:text-style-name="P2" draw:layer="layout" svg:x1="25.654cm" svg:y1="3.509cm" svg:x2="25.604cm" svg:y2="3.459cm">
            <text:p/>
          </draw:line>
          <draw:line draw:style-name="gr5" draw:text-style-name="P2" draw:layer="layout" svg:x1="25.653cm" svg:y1="3.633cm" svg:x2="25.653cm" svg:y2="3.508cm">
            <text:p/>
          </draw:line>
          <draw:line draw:style-name="gr5" draw:text-style-name="P2" draw:layer="layout" svg:x1="25.604cm" svg:y1="3.459cm" svg:x2="25.272cm" svg:y2="3.459cm">
            <text:p/>
          </draw:line>
          <draw:line draw:style-name="gr5" draw:text-style-name="P2" draw:layer="layout" svg:x1="25.971cm" svg:y1="4.189cm" svg:x2="26.036cm" svg:y2="4.253cm">
            <text:p/>
          </draw:line>
          <draw:line draw:style-name="gr5" draw:text-style-name="P2" draw:layer="layout" svg:x1="26.035cm" svg:y1="4.252cm" svg:x2="26.035cm" svg:y2="4.633cm">
            <text:p/>
          </draw:line>
          <draw:line draw:style-name="gr5" draw:text-style-name="P2" draw:layer="layout" svg:x1="25.781cm" svg:y1="4.222cm" svg:x2="25.813cm" svg:y2="4.189cm">
            <text:p/>
          </draw:line>
          <draw:line draw:style-name="gr5" draw:text-style-name="P2" draw:layer="layout" svg:x1="25.812cm" svg:y1="4.189cm" svg:x2="25.971cm" svg:y2="4.189cm">
            <text:p/>
          </draw:line>
          <draw:line draw:style-name="gr5" draw:text-style-name="P2" draw:layer="layout" svg:x1="25.907cm" svg:y1="4.363cm" svg:x2="25.907cm" svg:y2="4.506cm">
            <text:p/>
          </draw:line>
          <draw:line draw:style-name="gr5" draw:text-style-name="P2" draw:layer="layout" svg:x1="25.781cm" svg:y1="4.887cm" svg:x2="25.781cm" svg:y2="5.046cm">
            <text:p/>
          </draw:line>
          <draw:line draw:style-name="gr5" draw:text-style-name="P2" draw:layer="layout" svg:x1="26.036cm" svg:y1="4.633cm" svg:x2="25.781cm" svg:y2="4.888cm">
            <text:p/>
          </draw:line>
          <draw:line draw:style-name="gr5" draw:text-style-name="P2" draw:layer="layout" svg:x1="25.908cm" svg:y1="4.506cm" svg:x2="25.812cm" svg:y2="4.603cm">
            <text:p/>
          </draw:line>
          <draw:line draw:style-name="gr5" draw:text-style-name="P2" draw:layer="layout" svg:x1="26.035cm" svg:y1="4.887cm" svg:x2="26.035cm" svg:y2="5.046cm">
            <text:p/>
          </draw:line>
          <draw:line draw:style-name="gr5" draw:text-style-name="P2" draw:layer="layout" svg:x1="25.717cm" svg:y1="4.602cm" svg:x2="25.717cm" svg:y2="4.665cm">
            <text:p/>
          </draw:line>
          <draw:line draw:style-name="gr5" draw:text-style-name="P2" draw:layer="layout" svg:x1="25.718cm" svg:y1="4.666cm" svg:x2="25.653cm" svg:y2="4.602cm">
            <text:p/>
          </draw:line>
          <draw:line draw:style-name="gr5" draw:text-style-name="P2" draw:layer="layout" svg:x1="25.717cm" svg:y1="4.665cm" svg:x2="25.717cm" svg:y2="4.697cm">
            <text:p/>
          </draw:line>
          <draw:line draw:style-name="gr5" draw:text-style-name="P2" draw:layer="layout" svg:x1="25.653cm" svg:y1="4.094cm" svg:x2="25.653cm" svg:y2="4.125cm">
            <text:p/>
          </draw:line>
          <draw:line draw:style-name="gr5" draw:text-style-name="P2" draw:layer="layout" svg:x1="25.686cm" svg:y1="4.094cm" svg:x2="25.653cm" svg:y2="4.126cm">
            <text:p/>
          </draw:line>
          <draw:line draw:style-name="gr5" draw:text-style-name="P2" draw:layer="layout" svg:x1="25.653cm" svg:y1="4.094cm" svg:x2="25.685cm" svg:y2="4.094cm">
            <text:p/>
          </draw:line>
          <draw:line draw:style-name="gr5" draw:text-style-name="P2" draw:layer="layout" svg:x1="25.653cm" svg:y1="4.602cm" svg:x2="25.463cm" svg:y2="4.602cm">
            <text:p/>
          </draw:line>
          <draw:line draw:style-name="gr5" draw:text-style-name="P2" draw:layer="layout" svg:x1="25.717cm" svg:y1="4.602cm" svg:x2="25.653cm" svg:y2="4.602cm">
            <text:p/>
          </draw:line>
          <draw:line draw:style-name="gr6" draw:text-style-name="P2" draw:layer="layout" svg:x1="25.019cm" svg:y1="4.062cm" svg:x2="24.796cm" svg:y2="4.285cm">
            <text:p/>
          </draw:line>
          <draw:line draw:style-name="gr6" draw:text-style-name="P2" draw:layer="layout" svg:x1="25.175cm" svg:y1="4.062cm" svg:x2="25.018cm" svg:y2="4.062cm">
            <text:p/>
          </draw:line>
          <draw:line draw:style-name="gr7" draw:text-style-name="P2" draw:layer="layout" svg:x1="25.527cm" svg:y1="4.363cm" svg:x2="25.527cm" svg:y2="4.189cm">
            <text:p/>
          </draw:line>
          <draw:line draw:style-name="gr5" draw:text-style-name="P2" draw:layer="layout" svg:x1="24.736cm" svg:y1="3.272cm" svg:x2="24.736cm" svg:y2="3.141cm">
            <text:p/>
          </draw:line>
          <draw:line draw:style-name="gr5" draw:text-style-name="P2" draw:layer="layout" svg:x1="24.829cm" svg:y1="3.364cm" svg:x2="24.736cm" svg:y2="3.272cm">
            <text:p/>
          </draw:line>
          <draw:line draw:style-name="gr5" draw:text-style-name="P2" draw:layer="layout" svg:x1="24.479cm" svg:y1="3.15cm" svg:x2="24.488cm" svg:y2="3.141cm">
            <text:p/>
          </draw:line>
          <draw:line draw:style-name="gr5" draw:text-style-name="P2" draw:layer="layout" svg:x1="24.828cm" svg:y1="3.363cm" svg:x2="24.828cm" svg:y2="3.744cm">
            <text:p/>
          </draw:line>
          <draw:line draw:style-name="gr7" draw:text-style-name="P2" draw:layer="layout" svg:x1="24.487cm" svg:y1="2.944cm" svg:x2="24.67cm" svg:y2="2.76cm">
            <text:p/>
          </draw:line>
          <draw:line draw:style-name="gr7" draw:text-style-name="P2" draw:layer="layout" svg:x1="24.863cm" svg:y1="2.76cm" svg:x2="24.669cm" svg:y2="2.76cm">
            <text:p/>
          </draw:line>
          <draw:line draw:style-name="gr7" draw:text-style-name="P2" draw:layer="layout" svg:x1="24.487cm" svg:y1="3.141cm" svg:x2="24.487cm" svg:y2="2.943cm">
            <text:p/>
          </draw:line>
          <draw:line draw:style-name="gr7" draw:text-style-name="P2" draw:layer="layout" svg:x1="25.533cm" svg:y1="2.989cm" svg:x2="25.304cm" svg:y2="2.76cm">
            <text:p/>
          </draw:line>
          <draw:line draw:style-name="gr5" draw:text-style-name="P2" draw:layer="layout" svg:x1="25.622cm" svg:y1="3.363cm" svg:x2="24.828cm" svg:y2="3.363cm">
            <text:p/>
          </draw:line>
          <draw:line draw:style-name="gr7" draw:text-style-name="P2" draw:layer="layout" svg:x1="25.717cm" svg:y1="2.988cm" svg:x2="25.532cm" svg:y2="2.988cm">
            <text:p/>
          </draw:line>
          <draw:line draw:style-name="gr7" draw:text-style-name="P2" draw:layer="layout" svg:x1="25.304cm" svg:y1="2.76cm" svg:x2="25.177cm" svg:y2="2.76cm">
            <text:p/>
          </draw:line>
          <draw:line draw:style-name="gr6" draw:text-style-name="P2" draw:layer="layout" svg:x1="23.907cm" svg:y1="4.284cm" svg:x2="23.698cm" svg:y2="4.284cm">
            <text:p/>
          </draw:line>
          <draw:line draw:style-name="gr6" draw:text-style-name="P2" draw:layer="layout" svg:x1="23.666cm" svg:y1="4.252cm" svg:x2="23.877cm" svg:y2="4.285cm">
            <text:p/>
          </draw:line>
          <draw:line draw:style-name="gr5" draw:text-style-name="P2" draw:layer="layout" svg:x1="23.971cm" svg:y1="3.967cm" svg:x2="23.971cm" svg:y2="3.868cm">
            <text:p/>
          </draw:line>
          <draw:line draw:style-name="gr5" draw:text-style-name="P2" draw:layer="layout" svg:x1="24.035cm" svg:y1="4.031cm" svg:x2="23.971cm" svg:y2="3.967cm">
            <text:p/>
          </draw:line>
          <draw:line draw:style-name="gr5" draw:text-style-name="P2" draw:layer="layout" svg:x1="23.717cm" svg:y1="3.998cm" svg:x2="23.877cm" svg:y2="4.158cm">
            <text:p/>
          </draw:line>
          <draw:line draw:style-name="gr6" draw:text-style-name="P2" draw:layer="layout" svg:x1="23.698cm" svg:y1="4.284cm" svg:x2="24.049cm" svg:y2="4.634cm">
            <text:p/>
          </draw:line>
          <draw:line draw:style-name="gr5" draw:text-style-name="P2" draw:layer="layout" svg:x1="23.717cm" svg:y1="3.868cm" svg:x2="23.717cm" svg:y2="3.998cm">
            <text:p/>
          </draw:line>
          <draw:line draw:style-name="gr6" draw:text-style-name="P2" draw:layer="layout" svg:x1="23.666cm" svg:y1="4.252cm" svg:x2="23.699cm" svg:y2="4.285cm">
            <text:p/>
          </draw:line>
          <draw:line draw:style-name="gr5" draw:text-style-name="P2" draw:layer="layout" svg:x1="24.352cm" svg:y1="3.868cm" svg:x2="24.221cm" svg:y2="3.868cm">
            <text:p/>
          </draw:line>
          <draw:line draw:style-name="gr5" draw:text-style-name="P2" draw:layer="layout" svg:x1="24.705cm" svg:y1="3.868cm" svg:x2="24.606cm" svg:y2="3.868cm">
            <text:p/>
          </draw:line>
          <draw:line draw:style-name="gr5" draw:text-style-name="P2" draw:layer="layout" svg:x1="24.352cm" svg:y1="3.967cm" svg:x2="24.352cm" svg:y2="3.868cm">
            <text:p/>
          </draw:line>
          <draw:line draw:style-name="gr5" draw:text-style-name="P2" draw:layer="layout" svg:x1="24.416cm" svg:y1="4.031cm" svg:x2="24.352cm" svg:y2="3.967cm">
            <text:p/>
          </draw:line>
          <draw:line draw:style-name="gr5" draw:text-style-name="P2" draw:layer="layout" svg:x1="24.701cm" svg:y1="4.03cm" svg:x2="24.415cm" svg:y2="4.03cm">
            <text:p/>
          </draw:line>
          <draw:line draw:style-name="gr5" draw:text-style-name="P2" draw:layer="layout" svg:x1="24.222cm" svg:y1="3.869cm" svg:x2="24.161cm" svg:y2="3.808cm">
            <text:p/>
          </draw:line>
          <draw:line draw:style-name="gr6" draw:text-style-name="P2" draw:layer="layout" svg:x1="24.796cm" svg:y1="4.284cm" svg:x2="23.907cm" svg:y2="4.284cm">
            <text:p/>
          </draw:line>
          <draw:line draw:style-name="gr5" draw:text-style-name="P2" draw:layer="layout" svg:x1="24.161cm" svg:y1="4.03cm" svg:x2="24.034cm" svg:y2="4.03cm">
            <text:p/>
          </draw:line>
          <draw:line draw:style-name="gr5" draw:text-style-name="P2" draw:layer="layout" svg:x1="24.796cm" svg:y1="4.475cm" svg:x2="24.161cm" svg:y2="4.475cm">
            <text:p/>
          </draw:line>
          <draw:line draw:style-name="gr5" draw:text-style-name="P2" draw:layer="layout" svg:x1="23.876cm" svg:y1="4.157cm" svg:x2="24.733cm" svg:y2="4.157cm">
            <text:p/>
          </draw:line>
          <draw:line draw:style-name="gr5" draw:text-style-name="P2" draw:layer="layout" svg:x1="25.304cm" svg:y1="4.221cm" svg:x2="25.05cm" svg:y2="4.221cm">
            <text:p/>
          </draw:line>
          <draw:line draw:style-name="gr5" draw:text-style-name="P2" draw:layer="layout" svg:x1="25.051cm" svg:y1="4.221cm" svg:x2="24.86cm" svg:y2="4.412cm">
            <text:p/>
          </draw:line>
          <draw:line draw:style-name="gr5" draw:text-style-name="P2" draw:layer="layout" svg:x1="24.861cm" svg:y1="4.411cm" svg:x2="24.796cm" svg:y2="4.476cm">
            <text:p/>
          </draw:line>
          <draw:line draw:style-name="gr5" draw:text-style-name="P2" draw:layer="layout" svg:x1="25.018cm" svg:y1="3.871cm" svg:x2="25.431cm" svg:y2="3.871cm">
            <text:p/>
          </draw:line>
          <draw:line draw:style-name="gr5" draw:text-style-name="P2" draw:layer="layout" svg:x1="24.733cm" svg:y1="4.158cm" svg:x2="25.019cm" svg:y2="3.871cm">
            <text:p/>
          </draw:line>
          <draw:line draw:style-name="gr5" draw:text-style-name="P2" draw:layer="layout" svg:x1="25.368cm" svg:y1="4.538cm" svg:x2="25.368cm" svg:y2="4.348cm">
            <text:p/>
          </draw:line>
          <draw:polyline draw:style-name="gr8" draw:text-style-name="P2" draw:layer="layout" svg:width="0.057cm" svg:height="0.1cm" svg:x="25.372cm" svg:y="5.605cm" svg:viewBox="0 0 58 101" draw:points="58,101 58,0 19,0 9,5 5,9 0,19 0,33 5,43 9,49 19,53 58,53">
            <text:p/>
          </draw:polyline>
          <draw:line draw:style-name="gr8" draw:text-style-name="P2" draw:layer="layout" svg:x1="25.258cm" svg:y1="5.6cm" svg:x2="25.344cm" svg:y2="5.73cm">
            <text:p/>
          </draw:line>
          <draw:polyline draw:style-name="gr8" draw:text-style-name="P2" draw:layer="layout" svg:width="0.057cm" svg:height="0.1cm" svg:x="25.167cm" svg:y="5.605cm" svg:viewBox="0 0 58 101" draw:points="58,101 58,0 0,101 0,0">
            <text:p/>
          </draw:polyline>
          <draw:line draw:style-name="gr8" draw:text-style-name="P2" draw:layer="layout" svg:x1="24.981cm" svg:y1="5.605cm" svg:x2="24.924cm" svg:y2="5.605cm">
            <text:p/>
          </draw:line>
          <draw:line draw:style-name="gr8" draw:text-style-name="P2" draw:layer="layout" svg:x1="24.953cm" svg:y1="5.705cm" svg:x2="24.953cm" svg:y2="5.605cm">
            <text:p/>
          </draw:line>
          <draw:line draw:style-name="gr8" draw:text-style-name="P2" draw:layer="layout" svg:x1="24.891cm" svg:y1="5.705cm" svg:x2="24.891cm" svg:y2="5.638cm">
            <text:p/>
          </draw:line>
          <draw:polyline draw:style-name="gr8" draw:text-style-name="P2" draw:layer="layout" svg:width="0.01cm" svg:height="0.009cm" svg:x="24.886cm" svg:y="5.605cm" svg:viewBox="0 0 11 10" draw:points="6,0 11,5 6,10 0,5 6,0 6,10">
            <text:p/>
          </draw:polyline>
          <draw:line draw:style-name="gr8" draw:text-style-name="P2" draw:layer="layout" svg:x1="24.843cm" svg:y1="5.638cm" svg:x2="24.843cm" svg:y2="5.705cm">
            <text:p/>
          </draw:line>
          <draw:polyline draw:style-name="gr8" draw:text-style-name="P2" draw:layer="layout" svg:width="0.043cm" svg:height="0.067cm" svg:x="24.8cm" svg:y="5.638cm" svg:viewBox="0 0 44 68" draw:points="44,11 40,6 30,0 16,0 6,6 0,16 0,68">
            <text:p/>
          </draw:polyline>
          <draw:line draw:style-name="gr8" draw:text-style-name="P2" draw:layer="layout" svg:x1="24.763cm" svg:y1="5.638cm" svg:x2="24.739cm" svg:y2="5.706cm">
            <text:p/>
          </draw:line>
          <draw:polyline draw:style-name="gr8" draw:text-style-name="P2" draw:layer="layout" svg:width="0.047cm" svg:height="0.1cm" svg:x="24.715cm" svg:y="5.638cm" svg:viewBox="0 0 48 101" draw:points="0,0 24,68 34,92 39,97 48,101">
            <text:p/>
          </draw:polyline>
          <draw:line draw:style-name="gr8" draw:text-style-name="P2" draw:layer="layout" svg:x1="24.677cm" svg:y1="5.667cm" svg:x2="24.601cm" svg:y2="5.667cm">
            <text:p/>
          </draw:line>
          <draw:line draw:style-name="gr8" draw:text-style-name="P2" draw:layer="layout" svg:x1="24.567cm" svg:y1="5.638cm" svg:x2="24.529cm" svg:y2="5.638cm">
            <text:p/>
          </draw:line>
          <draw:polyline draw:style-name="gr8" draw:text-style-name="P2" draw:layer="layout" svg:width="0.025cm" svg:height="0.1cm" svg:x="24.529cm" svg:y="5.605cm" svg:viewBox="0 0 26 101" draw:points="26,0 26,87 20,96 11,101 0,101">
            <text:p/>
          </draw:polyline>
          <draw:line draw:style-name="gr8" draw:text-style-name="P2" draw:layer="layout" svg:x1="24.496cm" svg:y1="5.705cm" svg:x2="24.496cm" svg:y2="5.605cm">
            <text:p/>
          </draw:line>
          <draw:polyline draw:style-name="gr8" draw:text-style-name="P2" draw:layer="layout" svg:width="0.043cm" svg:height="0.067cm" svg:x="24.453cm" svg:y="5.638cm" svg:viewBox="0 0 44 68" draw:points="0,68 0,16 5,6 15,0 29,0 39,6 44,11">
            <text:p/>
          </draw:polyline>
          <draw:polyline draw:style-name="gr8" draw:text-style-name="P2" draw:layer="layout" svg:width="0.048cm" svg:height="0.067cm" svg:x="24.362cm" svg:y="5.638cm" svg:viewBox="0 0 49 68" draw:points="5,63 16,68 35,68 44,63 49,54 49,16 44,6 35,0 16,0 5,6 0,16 0,25 49,35">
            <text:p/>
          </draw:polyline>
          <draw:line draw:style-name="gr8" draw:text-style-name="P2" draw:layer="layout" svg:x1="24.32cm" svg:y1="5.705cm" svg:x2="24.32cm" svg:y2="5.638cm">
            <text:p/>
          </draw:line>
          <draw:polyline draw:style-name="gr8" draw:text-style-name="P2" draw:layer="layout" svg:width="0.029cm" svg:height="0.019cm" svg:x="24.291cm" svg:y="5.638cm" svg:viewBox="0 0 30 20" draw:points="30,20 24,10 19,5 9,0 0,0">
            <text:p/>
          </draw:polyline>
          <draw:line draw:style-name="gr8" draw:text-style-name="P2" draw:layer="layout" svg:x1="24.258cm" svg:y1="5.705cm" svg:x2="24.258cm" svg:y2="5.638cm">
            <text:p/>
          </draw:line>
          <draw:polyline draw:style-name="gr8" draw:text-style-name="P2" draw:layer="layout" svg:width="0.043cm" svg:height="0.067cm" svg:x="24.215cm" svg:y="5.638cm" svg:viewBox="0 0 44 68" draw:points="44,11 38,6 28,0 14,0 4,6 0,16 0,68">
            <text:p/>
          </draw:polyline>
          <draw:polyline draw:style-name="gr8" draw:text-style-name="P2" draw:layer="layout" svg:width="0.043cm" svg:height="0.067cm" svg:x="24.172cm" svg:y="5.638cm" svg:viewBox="0 0 44 68" draw:points="44,16 38,6 28,0 14,0 5,6 0,16 0,68">
            <text:p/>
          </draw:polyline>
          <draw:polygon draw:style-name="gr8" draw:text-style-name="P2" draw:layer="layout" svg:width="0.052cm" svg:height="0.067cm" svg:x="24.077cm" svg:y="5.638cm" svg:viewBox="0 0 53 68" draw:points="34,68 43,63 48,58 53,49 53,20 48,11 43,6 34,0 19,0 9,6 4,11 0,20 0,49 4,58 9,63 19,68">
            <text:p/>
          </draw:polygon>
          <draw:line draw:style-name="gr8" draw:text-style-name="P2" draw:layer="layout" svg:x1="24.034cm" svg:y1="5.705cm" svg:x2="24.034cm" svg:y2="5.638cm">
            <text:p/>
          </draw:line>
          <draw:polyline draw:style-name="gr8" draw:text-style-name="P2" draw:layer="layout" svg:width="0.043cm" svg:height="0.067cm" svg:x="23.991cm" svg:y="5.638cm" svg:viewBox="0 0 44 68" draw:points="44,11 39,6 29,0 15,0 5,6 0,16 0,68">
            <text:p/>
          </draw:polyline>
          <draw:polyline draw:style-name="gr8" draw:text-style-name="P2" draw:layer="layout" svg:width="0.043cm" svg:height="0.067cm" svg:x="23.948cm" svg:y="5.638cm" svg:viewBox="0 0 44 68" draw:points="44,16 39,6 30,0 15,0 5,6 0,16 0,68">
            <text:p/>
          </draw:polyline>
          <draw:polyline draw:style-name="gr8" draw:text-style-name="P2" draw:layer="layout" svg:width="0.048cm" svg:height="0.067cm" svg:x="23.857cm" svg:y="5.638cm" svg:viewBox="0 0 49 68" draw:points="5,63 15,68 34,68 44,63 49,54 49,16 44,6 34,0 15,0 5,6 0,16 0,25 49,35">
            <text:p/>
          </draw:polyline>
          <draw:line draw:style-name="gr8" draw:text-style-name="P2" draw:layer="layout" svg:x1="23.829cm" svg:y1="5.638cm" svg:x2="23.791cm" svg:y2="5.638cm">
            <text:p/>
          </draw:line>
          <draw:polyline draw:style-name="gr8" draw:text-style-name="P2" draw:layer="layout" svg:width="0.024cm" svg:height="0.1cm" svg:x="23.791cm" svg:y="5.605cm" svg:viewBox="0 0 25 101" draw:points="25,0 25,87 20,96 10,101 0,101">
            <text:p/>
          </draw:polyline>
          <draw:line draw:style-name="gr8" draw:text-style-name="P2" draw:layer="layout" svg:x1="23.757cm" svg:y1="5.705cm" svg:x2="23.757cm" svg:y2="5.605cm">
            <text:p/>
          </draw:line>
          <draw:polyline draw:style-name="gr8" draw:text-style-name="P2" draw:layer="layout" svg:width="0.042cm" svg:height="0.067cm" svg:x="23.715cm" svg:y="5.638cm" svg:viewBox="0 0 43 68" draw:points="0,68 0,16 4,6 14,0 28,0 39,6 43,11">
            <text:p/>
          </draw:polyline>
          <draw:polyline draw:style-name="gr8" draw:text-style-name="P2" draw:layer="layout" svg:width="0.048cm" svg:height="0.067cm" svg:x="23.624cm" svg:y="5.638cm" svg:viewBox="0 0 49 68" draw:points="5,63 14,68 34,68 44,63 49,54 49,16 44,6 34,0 14,0 5,6 0,16 0,25 49,35">
            <text:p/>
          </draw:polyline>
          <draw:line draw:style-name="gr8" draw:text-style-name="P2" draw:layer="layout" svg:x1="23.581cm" svg:y1="5.705cm" svg:x2="23.581cm" svg:y2="5.638cm">
            <text:p/>
          </draw:line>
          <draw:polyline draw:style-name="gr8" draw:text-style-name="P2" draw:layer="layout" svg:width="0.028cm" svg:height="0.019cm" svg:x="23.553cm" svg:y="5.638cm" svg:viewBox="0 0 29 20" draw:points="29,20 24,10 20,5 10,0 0,0">
            <text:p/>
          </draw:polyline>
          <draw:line draw:style-name="gr8" draw:text-style-name="P2" draw:layer="layout" svg:x1="25.434cm" svg:y1="5.846cm" svg:x2="25.386cm" svg:y2="5.846cm">
            <text:p/>
          </draw:line>
          <draw:polyline draw:style-name="gr8" draw:text-style-name="P2" draw:layer="layout" svg:width="0.066cm" svg:height="0.1cm" svg:x="25.377cm" svg:y="5.775cm" svg:viewBox="0 0 67 101" draw:points="67,101 33,0 0,101">
            <text:p/>
          </draw:polyline>
          <draw:polyline draw:style-name="gr8" draw:text-style-name="P2" draw:layer="layout" svg:width="0.043cm" svg:height="0.067cm" svg:x="25.305cm" svg:y="5.808cm" svg:viewBox="0 0 44 68" draw:points="44,63 35,68 16,68 6,63 0,54 0,49 6,39 16,35 30,35 39,29 44,19 44,14 39,5 30,0 16,0 6,5">
            <text:p/>
          </draw:polyline>
          <draw:polyline draw:style-name="gr8" draw:text-style-name="P2" draw:layer="layout" svg:width="0.043cm" svg:height="0.067cm" svg:x="25.224cm" svg:y="5.808cm" svg:viewBox="0 0 44 68" draw:points="44,63 34,68 15,68 5,63 0,54 0,49 5,39 15,35 29,35 38,29 44,19 44,14 38,5 29,0 15,0 5,5">
            <text:p/>
          </draw:polyline>
          <draw:line draw:style-name="gr8" draw:text-style-name="P2" draw:layer="layout" svg:x1="25.192cm" svg:y1="5.808cm" svg:x2="25.167cm" svg:y2="5.876cm">
            <text:p/>
          </draw:line>
          <draw:polyline draw:style-name="gr8" draw:text-style-name="P2" draw:layer="layout" svg:width="0.048cm" svg:height="0.1cm" svg:x="25.143cm" svg:y="5.808cm" svg:viewBox="0 0 49 101" draw:points="0,0 24,67 35,92 39,96 49,101">
            <text:p/>
          </draw:polyline>
          <draw:polyline draw:style-name="gr8" draw:text-style-name="P2" draw:layer="layout" svg:width="0.01cm" svg:height="0.01cm" svg:x="25.1cm" svg:y="5.865cm" svg:viewBox="0 0 11 11" draw:points="5,0 0,5 5,11 11,5 5,0 5,11">
            <text:p/>
          </draw:polyline>
          <draw:line draw:style-name="gr8" draw:text-style-name="P2" draw:layer="layout" svg:x1="24.929cm" svg:y1="5.875cm" svg:x2="24.986cm" svg:y2="5.875cm">
            <text:p/>
          </draw:line>
          <draw:polyline draw:style-name="gr8" draw:text-style-name="P2" draw:layer="layout" svg:width="0.028cm" svg:height="0.1cm" svg:x="24.958cm" svg:y="5.775cm" svg:viewBox="0 0 29 101" draw:points="0,101 0,0 10,14 20,24 29,28">
            <text:p/>
          </draw:polyline>
          <draw:polyline draw:style-name="gr8" draw:text-style-name="P2" draw:layer="layout" svg:width="0.01cm" svg:height="0.01cm" svg:x="24.881cm" svg:y="5.865cm" svg:viewBox="0 0 11 11" draw:points="5,0 0,5 5,11 11,5 5,0 5,11">
            <text:p/>
          </draw:polyline>
          <draw:polygon draw:style-name="gr8" draw:text-style-name="P2" draw:layer="layout" svg:width="0.057cm" svg:height="0.1cm" svg:x="24.786cm" svg:y="5.775cm" svg:viewBox="0 0 58 101" draw:points="33,0 24,0 14,5 10,9 5,19 0,38 0,62 5,82 10,91 14,96 24,101 33,101 44,96 49,91 54,82 58,62 58,38 54,19 49,9 44,5">
            <text:p/>
          </draw:polygon>
          <draw:line draw:style-name="gr8" draw:text-style-name="P2" draw:layer="layout" svg:x1="24.596cm" svg:y1="5.77cm" svg:x2="24.682cm" svg:y2="5.9cm">
            <text:p/>
          </draw:line>
          <draw:line draw:style-name="gr8" draw:text-style-name="P2" draw:layer="layout" svg:x1="24.491cm" svg:y1="5.846cm" svg:x2="24.443cm" svg:y2="5.846cm">
            <text:p/>
          </draw:line>
          <draw:polyline draw:style-name="gr8" draw:text-style-name="P2" draw:layer="layout" svg:width="0.066cm" svg:height="0.1cm" svg:x="24.434cm" svg:y="5.775cm" svg:viewBox="0 0 67 101" draw:points="67,101 34,0 0,101">
            <text:p/>
          </draw:polyline>
          <draw:line draw:style-name="gr6" draw:text-style-name="P2" draw:layer="layout" svg:x1="25.018cm" svg:y1="4.697cm" svg:x2="25.018cm" svg:y2="5.046cm">
            <text:p/>
          </draw:line>
          <draw:line draw:style-name="gr6" draw:text-style-name="P2" draw:layer="layout" svg:x1="24.955cm" svg:y1="4.633cm" svg:x2="25.019cm" svg:y2="4.698cm">
            <text:p/>
          </draw:line>
          <draw:line draw:style-name="gr5" draw:text-style-name="P2" draw:layer="layout" svg:x1="25.432cm" svg:y1="4.603cm" svg:x2="25.368cm" svg:y2="4.538cm">
            <text:p/>
          </draw:line>
          <draw:line draw:style-name="gr6" draw:text-style-name="P2" draw:layer="layout" svg:x1="24.048cm" svg:y1="4.633cm" svg:x2="24.955cm" svg:y2="4.633cm">
            <text:p/>
          </draw:line>
          <draw:path draw:style-name="gr9" draw:text-style-name="P3" draw:layer="layout" svg:width="0.05cm" svg:height="0.05cm" svg:x="26.962cm" svg:y="5.243cm" svg:viewBox="0 0 51 51" svg:d="M51 25c0 15-11 26-25 26-15 0-26-11-26-26 0-13 11-25 26-25 14 0 25 12 25 25z">
            <text:p/>
          </draw:path>
          <draw:polygon draw:style-name="gr9" draw:text-style-name="P3" draw:layer="layout" svg:width="0.065cm" svg:height="0.17cm" svg:x="25.621cm" svg:y="4.278cm" svg:viewBox="0 0 66 171" draw:points="0,0 66,0 66,171 0,171">
            <text:p/>
          </draw:polygon>
          <draw:polygon draw:style-name="gr9" draw:text-style-name="P3" draw:layer="layout" svg:width="0.065cm" svg:height="0.17cm" svg:x="25.748cm" svg:y="4.278cm" svg:viewBox="0 0 66 171" draw:points="0,0 66,0 66,171 0,171">
            <text:p/>
          </draw:polygon>
          <draw:polygon draw:style-name="gr9" draw:text-style-name="P3" draw:layer="layout" svg:width="0.065cm" svg:height="0.17cm" svg:x="25.875cm" svg:y="4.278cm" svg:viewBox="0 0 66 171" draw:points="0,0 66,0 66,171 0,171">
            <text:p/>
          </draw:polygon>
          <draw:polygon draw:style-name="gr9" draw:text-style-name="P3" draw:layer="layout" svg:width="0.131cm" svg:height="0.175cm" svg:x="25.108cm" svg:y="2.672cm" svg:viewBox="0 0 132 176" draw:points="109,1 112,1 114,1 116,2 118,3 121,5 122,6 124,8 126,10 127,11 129,14 129,16 131,18 131,20 131,23 132,26 132,152 131,154 131,156 131,159 129,161 129,163 127,165 126,168 124,169 122,171 121,172 118,174 116,175 112,176 109,176 23,176 18,175 16,175 14,174 12,172 9,171 8,169 6,168 5,165 3,161 2,159 1,156 0,154 0,23 1,20 2,18 3,16 4,14 5,11 6,10 8,8 9,6 12,5 16,2 18,1 21,1 23,1 25,0 106,0">
            <text:p/>
          </draw:polygon>
          <draw:polygon draw:style-name="gr9" draw:text-style-name="P3" draw:layer="layout" svg:width="0.13cm" svg:height="0.175cm" svg:x="24.798cm" svg:y="2.672cm" svg:viewBox="0 0 131 176" draw:points="109,1 111,1 114,1 116,2 118,3 120,5 123,6 124,8 126,10 127,11 128,14 129,16 131,18 131,20 131,23 131,154 131,156 131,159 129,161 128,163 127,165 126,168 123,171 120,172 118,174 116,175 114,175 111,176 109,176 23,176 21,176 18,175 16,175 14,174 11,172 9,171 8,169 6,168 5,165 4,163 2,161 1,159 1,156 0,154 0,23 1,20 1,18 2,16 4,14 5,11 6,10 8,8 9,6 11,5 14,3 16,2 18,1 21,1 23,1 25,0 107,0">
            <text:p/>
          </draw:polygon>
          <draw:polygon draw:style-name="gr9" draw:text-style-name="P3" draw:layer="layout" svg:width="0.065cm" svg:height="0.171cm" svg:x="25.621cm" svg:y="3.548cm" svg:viewBox="0 0 66 172" draw:points="0,0 66,0 66,172 0,172">
            <text:p/>
          </draw:polygon>
          <draw:polygon draw:style-name="gr9" draw:text-style-name="P3" draw:layer="layout" svg:width="0.065cm" svg:height="0.171cm" svg:x="25.494cm" svg:y="3.548cm" svg:viewBox="0 0 66 172" draw:points="0,0 66,0 66,172 0,172">
            <text:p/>
          </draw:polygon>
          <draw:polygon draw:style-name="gr9" draw:text-style-name="P3" draw:layer="layout" svg:width="0.175cm" svg:height="0.13cm" svg:x="24.518cm" svg:y="3.493cm" svg:viewBox="0 0 176 131" draw:points="176,108 176,111 175,113 174,115 173,117 172,120 170,121 169,123 167,125 165,127 163,127 161,129 159,130 156,130 154,130 151,131 25,131 23,130 21,130 18,130 16,129 13,127 11,127 9,125 7,123 6,121 4,120 3,117 2,115 1,113 0,111 0,20 1,17 2,15 3,13 4,11 6,9 7,7 9,5 11,4 13,3 16,2 18,1 21,0 23,0 154,0 156,0 159,1 161,2 163,3 165,4 167,5 170,9 172,11 173,13 174,15 175,17 176,20 176,22">
            <text:p/>
          </draw:polygon>
          <draw:polygon draw:style-name="gr9" draw:text-style-name="P3" draw:layer="layout" svg:width="0.175cm" svg:height="0.13cm" svg:x="24.518cm" svg:y="3.803cm" svg:viewBox="0 0 176 131" draw:points="176,108 176,111 175,113 174,115 173,118 172,120 170,121 169,123 167,125 165,127 163,128 161,129 159,130 156,130 154,130 151,131 25,131 23,130 21,130 18,130 16,129 13,128 11,127 9,125 7,123 6,121 4,120 3,118 2,115 1,113 0,111 0,20 1,17 2,15 3,13 4,11 6,9 7,7 9,5 11,4 13,2 16,1 18,1 21,0 23,0 154,0 156,0 159,1 161,1 163,2 165,4 167,5 170,9 172,11 173,13 174,15 175,17 176,20 176,22">
            <text:p/>
          </draw:polygon>
          <draw:polygon draw:style-name="gr9" draw:text-style-name="P3" draw:layer="layout" svg:width="0.18cm" svg:height="0.133cm" svg:x="25.085cm" svg:y="4.308cm" svg:viewBox="0 0 181 134" draw:points="181,110 180,113 180,116 179,118 178,121 176,123 175,124 173,126 172,128 169,129 167,131 165,132 163,133 160,133 158,133 156,134 25,134 22,133 20,133 18,133 15,132 13,131 11,129 9,128 7,126 5,124 4,123 3,121 2,118 1,116 0,113 0,110 0,23 0,20 1,18 2,15 3,13 4,11 5,9 9,6 11,4 13,3 15,2 18,1 20,1 22,0 158,0 160,1 163,1 165,2 167,3 169,4 172,6 175,9 176,11 178,13 179,15 180,18 180,20 181,23">
            <text:p/>
          </draw:polygon>
          <draw:polygon draw:style-name="gr9" draw:text-style-name="P3" draw:layer="layout" svg:width="0.18cm" svg:height="0.132cm" svg:x="25.085cm" svg:y="3.996cm" svg:viewBox="0 0 181 133" draw:points="181,110 180,113 180,115 179,118 178,120 176,122 175,124 172,127 169,129 167,130 165,131 163,132 160,133 158,133 22,133 20,133 18,132 15,131 13,130 11,129 9,127 5,124 4,122 3,120 2,118 1,115 0,113 0,110 0,22 0,20 1,17 2,15 3,13 4,11 5,9 7,7 9,5 11,4 13,2 15,1 18,1 20,0 22,0 158,0 160,0 163,1 165,1 167,2 169,4 172,5 173,7 175,9 176,11 178,13 179,15 180,17 180,20 181,22">
            <text:p/>
          </draw:polygon>
          <draw:polygon draw:style-name="gr9" draw:text-style-name="P3" draw:layer="layout" svg:width="0.065cm" svg:height="0.17cm" svg:x="25.494cm" svg:y="4.278cm" svg:viewBox="0 0 66 171" draw:points="0,0 66,0 66,171 0,171">
            <text:p/>
          </draw:polygon>
          <draw:polygon draw:style-name="gr9" draw:text-style-name="P3" draw:layer="layout" svg:width="0.065cm" svg:height="0.171cm" svg:x="25.875cm" svg:y="3.548cm" svg:viewBox="0 0 66 172" draw:points="0,0 66,0 66,172 0,172">
            <text:p/>
          </draw:polygon>
          <draw:polygon draw:style-name="gr9" draw:text-style-name="P3" draw:layer="layout" svg:width="0.065cm" svg:height="0.171cm" svg:x="25.748cm" svg:y="3.548cm" svg:viewBox="0 0 66 172" draw:points="0,0 66,0 66,172 0,172">
            <text:p/>
          </draw:polygon>
          <draw:polygon draw:style-name="gr9" draw:text-style-name="P3" draw:layer="layout" svg:width="0.175cm" svg:height="0.13cm" svg:x="23.629cm" svg:y="3.493cm" svg:viewBox="0 0 176 131" draw:points="176,108 176,111 175,113 174,115 173,117 172,120 170,121 169,123 167,125 165,127 163,127 159,130 156,130 154,130 151,131 25,131 23,130 21,130 18,130 16,129 13,127 11,127 9,125 7,123 6,121 4,120 3,117 2,115 1,113 0,111 0,20 1,17 2,15 3,13 4,11 6,9 7,7 9,5 11,4 13,3 16,2 18,1 21,0 23,0 154,0 156,0 159,1 161,2 163,3 165,4 167,5 170,9 172,11 173,13 174,15 175,17 176,20 176,22">
            <text:p/>
          </draw:polygon>
          <draw:polygon draw:style-name="gr9" draw:text-style-name="P3" draw:layer="layout" svg:width="0.175cm" svg:height="0.13cm" svg:x="23.883cm" svg:y="3.803cm" svg:viewBox="0 0 176 131" draw:points="176,108 176,111 175,113 174,115 173,118 172,120 170,121 169,123 167,125 165,127 163,128 161,129 159,130 156,130 154,130 151,131 25,131 23,130 21,130 18,130 16,129 13,128 11,127 9,125 7,123 6,121 4,120 3,118 2,115 1,113 0,111 0,20 1,17 2,15 3,13 4,11 6,9 7,7 9,5 11,4 13,2 16,1 18,1 21,0 23,0 154,0 156,0 159,1 161,1 163,2 165,4 167,5 170,9 172,11 173,13 174,15 175,17 176,20 176,22">
            <text:p/>
          </draw:polygon>
          <draw:polygon draw:style-name="gr9" draw:text-style-name="P3" draw:layer="layout" svg:width="0.175cm" svg:height="0.13cm" svg:x="23.883cm" svg:y="3.493cm" svg:viewBox="0 0 176 131" draw:points="176,108 176,111 175,113 174,115 173,117 172,120 170,121 169,123 167,125 165,127 163,127 161,129 159,130 156,130 154,130 151,131 25,131 23,130 21,130 18,130 16,129 13,127 11,127 9,125 7,123 6,121 4,120 3,117 2,115 1,113 0,111 0,20 1,17 2,15 3,13 4,11 6,9 7,7 9,5 11,4 13,3 16,2 18,1 21,0 23,0 154,0 156,0 159,1 161,2 163,3 165,4 167,5 170,9 172,11 173,13 174,15 175,17 176,20 176,22">
            <text:p/>
          </draw:polygon>
          <draw:polygon draw:style-name="gr9" draw:text-style-name="P3" draw:layer="layout" svg:width="0.175cm" svg:height="0.13cm" svg:x="24.264cm" svg:y="3.803cm" svg:viewBox="0 0 176 131" draw:points="176,108 176,111 175,113 174,115 173,118 172,120 170,121 169,123 167,125 165,127 163,128 161,129 159,130 156,130 154,130 151,131 26,131 24,130 22,130 19,130 17,129 14,128 12,127 10,125 7,123 6,121 4,120 3,118 2,115 1,113 0,111 0,20 1,17 2,15 3,13 4,11 6,9 7,7 10,5 12,4 14,2 17,1 19,1 22,0 24,0 154,0 156,0 159,1 161,1 163,2 165,4 167,5 170,9 172,11 173,13 174,15 175,17 176,20 176,22">
            <text:p/>
          </draw:polygon>
          <draw:polygon draw:style-name="gr9" draw:text-style-name="P3" draw:layer="layout" svg:width="0.175cm" svg:height="0.13cm" svg:x="24.264cm" svg:y="3.493cm" svg:viewBox="0 0 176 131" draw:points="176,108 176,111 175,113 174,115 173,117 172,120 170,121 169,123 167,125 165,127 163,127 159,130 156,130 154,130 151,131 26,131 24,130 22,130 19,130 17,129 14,127 12,127 10,125 7,123 6,121 4,120 3,117 2,115 1,113 0,111 0,20 1,17 2,15 3,13 4,11 6,9 7,7 10,5 12,4 14,3 17,2 19,1 22,0 24,0 154,0 156,0 159,1 161,2 163,3 165,4 167,5 170,9 172,11 173,13 174,15 175,17 176,20 176,22">
            <text:p/>
          </draw:polygon>
          <draw:polygon draw:style-name="gr9" draw:text-style-name="P3" draw:layer="layout" svg:width="0.175cm" svg:height="0.13cm" svg:x="23.629cm" svg:y="3.803cm" svg:viewBox="0 0 176 131" draw:points="176,108 176,111 175,113 174,115 173,118 172,120 170,121 169,123 167,125 165,127 163,128 161,129 159,130 156,130 154,130 151,131 25,131 23,130 21,130 18,130 16,129 13,128 11,127 9,125 7,123 6,121 4,120 3,118 2,115 1,113 0,111 0,20 1,17 2,15 3,13 4,11 6,9 7,7 9,5 11,4 13,2 16,1 18,1 21,0 23,0 154,0 156,0 159,1 161,1 163,2 165,4 167,5 170,9 172,11 173,13 174,15 175,17 176,20 176,22">
            <text:p/>
          </draw:polygon>
          <draw:path draw:style-name="gr9" draw:text-style-name="P3" draw:layer="layout" svg:width="0.05cm" svg:height="0.05cm" svg:x="20.739cm" svg:y="5.243cm" svg:viewBox="0 0 51 51" svg:d="M51 25c0 15-11 26-26 26-14 0-25-11-25-26 0-13 11-25 25-25 15 0 26 12 26 25z">
            <text:p/>
          </draw:path>
          <draw:path draw:style-name="gr9" draw:text-style-name="P3" draw:layer="layout" svg:width="0.151cm" svg:height="0.151cm" svg:x="21.863cm" svg:y="3.669cm" svg:viewBox="0 0 152 152" svg:d="M152 76c0 42-34 76-76 76s-76-34-76-76c0-41 34-76 76-76s76 35 76 76z">
            <text:p/>
          </draw:path>
          <draw:path draw:style-name="gr9" draw:text-style-name="P3" draw:layer="layout" svg:width="0.151cm" svg:height="0.151cm" svg:x="22.181cm" svg:y="3.669cm" svg:viewBox="0 0 152 152" svg:d="M152 76c0 42-34 76-77 76-41 0-75-34-75-76 0-41 34-76 75-76 43 0 77 35 77 76z">
            <text:p/>
          </draw:path>
          <draw:line draw:style-name="gr11" draw:text-style-name="P2" draw:layer="layout" svg:x1="20.383cm" svg:y1="6.094cm" svg:x2="20.383cm" svg:y2="4.443cm">
            <text:p/>
          </draw:line>
          <draw:line draw:style-name="gr11" draw:text-style-name="P2" draw:layer="layout" svg:x1="20.383cm" svg:y1="3.744cm" svg:x2="20.383cm" svg:y2="2.157cm">
            <text:p/>
          </draw:line>
          <draw:line draw:style-name="gr11" draw:text-style-name="P2" draw:layer="layout" svg:x1="20.574cm" svg:y1="3.936cm" svg:x2="20.383cm" svg:y2="3.744cm">
            <text:p/>
          </draw:line>
          <draw:line draw:style-name="gr11" draw:text-style-name="P2" draw:layer="layout" svg:x1="20.573cm" svg:y1="4.252cm" svg:x2="20.573cm" svg:y2="3.935cm">
            <text:p/>
          </draw:line>
          <draw:line draw:style-name="gr11" draw:text-style-name="P2" draw:layer="layout" svg:x1="20.383cm" svg:y1="4.444cm" svg:x2="20.574cm" svg:y2="4.252cm">
            <text:p/>
          </draw:line>
          <draw:line draw:style-name="gr11" draw:text-style-name="P2" draw:layer="layout" svg:x1="27.368cm" svg:y1="2.157cm" svg:x2="27.368cm" svg:y2="6.094cm">
            <text:p/>
          </draw:line>
          <draw:line draw:style-name="gr11" draw:text-style-name="P2" draw:layer="layout" svg:x1="20.383cm" svg:y1="2.157cm" svg:x2="27.368cm" svg:y2="2.157cm">
            <text:p/>
          </draw:line>
          <draw:line draw:style-name="gr12" draw:text-style-name="P2" draw:layer="layout" svg:x1="20.895cm" svg:y1="5.332cm" svg:x2="21.395cm" svg:y2="5.332cm">
            <text:p/>
          </draw:line>
          <draw:line draw:style-name="gr12" draw:text-style-name="P2" draw:layer="layout" svg:x1="21.145cm" svg:y1="5.082cm" svg:x2="21.145cm" svg:y2="5.582cm">
            <text:p/>
          </draw:line>
          <draw:path draw:style-name="gr12" draw:text-style-name="P2" draw:layer="layout" svg:width="0.334cm" svg:height="0.334cm" svg:x="20.978cm" svg:y="5.165cm" svg:viewBox="0 0 335 335" svg:d="M335 167c0 92-75 168-168 168-92 0-167-76-167-168s75-167 167-167c93 0 168 75 168 167z">
            <text:p/>
          </draw:path>
          <draw:line draw:style-name="gr11" draw:text-style-name="P2" draw:layer="layout" svg:x1="27.368cm" svg:y1="6.094cm" svg:x2="20.383cm" svg:y2="6.094cm">
            <text:p/>
          </draw:line>
          <draw:path draw:style-name="gr9" draw:text-style-name="P3" draw:layer="layout" svg:width="0.32cm" svg:height="0.32cm" svg:x="26.827cm" svg:y="2.378cm" svg:viewBox="0 0 321 321" svg:d="M321 161c0 88-72 160-161 160-88 0-160-72-160-160s72-161 160-161c89 0 161 73 161 161z">
            <text:p/>
          </draw:path>
          <draw:path draw:style-name="gr9" draw:text-style-name="P3" draw:layer="layout" svg:width="0.25cm" svg:height="0.25cm" svg:x="26.242cm" svg:y="2.413cm" svg:viewBox="0 0 251 251" svg:d="M251 125c0 69-56 126-126 126-69 0-125-57-125-126s56-125 125-125c70 0 126 56 126 125z">
            <text:p/>
          </draw:path>
          <draw:path draw:style-name="gr9" draw:text-style-name="P3" draw:layer="layout" svg:width="0.25cm" svg:height="0.25cm" svg:x="26.242cm" svg:y="2.863cm" svg:viewBox="0 0 251 251" svg:d="M251 126c0 69-56 125-126 125-69 0-125-56-125-125s56-126 125-126c70 0 126 57 126 126z">
            <text:p/>
          </draw:path>
          <draw:path draw:style-name="gr9" draw:text-style-name="P3" draw:layer="layout" svg:width="0.25cm" svg:height="0.25cm" svg:x="25.592cm" svg:y="2.413cm" svg:viewBox="0 0 251 251" svg:d="M251 125c0 69-56 126-125 126s-126-57-126-126 57-125 126-125 125 56 125 125z">
            <text:p/>
          </draw:path>
          <draw:path draw:style-name="gr9" draw:text-style-name="P3" draw:layer="layout" svg:width="0.25cm" svg:height="0.25cm" svg:x="25.592cm" svg:y="2.863cm" svg:viewBox="0 0 251 251" svg:d="M251 126c0 69-56 125-125 125s-126-56-126-125 57-126 126-126 125 57 125 126z">
            <text:p/>
          </draw:path>
          <draw:path draw:style-name="gr9" draw:text-style-name="P3" draw:layer="layout" svg:width="0.21cm" svg:height="0.21cm" svg:x="26.882cm" svg:y="3.036cm" svg:viewBox="0 0 211 211" svg:d="M211 106c0 58-47 105-105 105-59 0-106-47-106-105s47-106 106-106c58 0 105 48 105 106z">
            <text:p/>
          </draw:path>
          <draw:path draw:style-name="gr9" draw:text-style-name="P3" draw:layer="layout" svg:width="0.181cm" svg:height="0.09cm" svg:x="25.436cm" svg:y="4.921cm" svg:viewBox="0 0 182 91" svg:d="M92 91h-92c0-49 42-91 92-91 49 0 90 42 90 91z">
            <text:p/>
          </draw:path>
          <draw:path draw:style-name="gr9" draw:text-style-name="P3" draw:layer="layout" svg:width="0.181cm" svg:height="0.09cm" svg:x="25.436cm" svg:y="5.081cm" svg:viewBox="0 0 182 91" svg:d="M92 0h90c0 51-41 91-90 91-50 0-92-40-92-91z">
            <text:p/>
          </draw:path>
          <draw:polygon draw:style-name="gr9" draw:text-style-name="P3" draw:layer="layout" svg:width="0.179cm" svg:height="0.07cm" svg:x="25.437cm" svg:y="5.011cm" svg:viewBox="0 0 180 71" draw:points="0,0 180,0 180,71 0,71">
            <text:p/>
          </draw:polygon>
          <draw:path draw:style-name="gr9" draw:text-style-name="P3" draw:layer="layout" svg:width="0.18cm" svg:height="0.09cm" svg:x="25.691cm" svg:y="4.921cm" svg:viewBox="0 0 181 91" svg:d="M90 91h-90c0-49 40-91 90-91 49 0 91 42 91 91z">
            <text:p/>
          </draw:path>
          <draw:path draw:style-name="gr9" draw:text-style-name="P3" draw:layer="layout" svg:width="0.18cm" svg:height="0.09cm" svg:x="25.691cm" svg:y="5.081cm" svg:viewBox="0 0 181 91" svg:d="M90 0h91c0 51-42 91-91 91-50 0-90-40-90-91z">
            <text:p/>
          </draw:path>
          <draw:polygon draw:style-name="gr9" draw:text-style-name="P3" draw:layer="layout" svg:width="0.18cm" svg:height="0.07cm" svg:x="25.691cm" svg:y="5.011cm" svg:viewBox="0 0 181 71" draw:points="0,0 181,0 181,71 0,71">
            <text:p/>
          </draw:polygon>
          <draw:path draw:style-name="gr9" draw:text-style-name="P3" draw:layer="layout" svg:width="0.179cm" svg:height="0.09cm" svg:x="25.945cm" svg:y="4.921cm" svg:viewBox="0 0 180 91" svg:d="M90 91h-90c0-49 40-91 90-91s90 42 90 91z">
            <text:p/>
          </draw:path>
          <draw:path draw:style-name="gr9" draw:text-style-name="P3" draw:layer="layout" svg:width="0.179cm" svg:height="0.09cm" svg:x="25.945cm" svg:y="5.081cm" svg:viewBox="0 0 180 91" svg:d="M90 0h90c0 51-40 91-90 91s-90-40-90-91z">
            <text:p/>
          </draw:path>
          <draw:polygon draw:style-name="gr9" draw:text-style-name="P3" draw:layer="layout" svg:width="0.179cm" svg:height="0.07cm" svg:x="25.945cm" svg:y="5.011cm" svg:viewBox="0 0 180 71" draw:points="0,0 180,0 180,71 0,71">
            <text:p/>
          </draw:polygon>
          <draw:polygon draw:style-name="gr9" draw:text-style-name="P3" draw:layer="layout" svg:width="0.18cm" svg:height="0.25cm" svg:x="26.198cm" svg:y="4.921cm" svg:viewBox="0 0 181 251" draw:points="0,0 181,0 181,251 0,251">
            <text:p/>
          </draw:polygon>
          <draw:path draw:style-name="gr9" draw:text-style-name="P3" draw:layer="layout" svg:width="0.09cm" svg:height="0.18cm" svg:x="24.514cm" svg:y="5.301cm" svg:viewBox="0 0 91 181" svg:d="M0 90v-90c50 0 91 40 91 90s-41 91-91 91z">
            <text:p/>
          </draw:path>
          <draw:path draw:style-name="gr9" draw:text-style-name="P3" draw:layer="layout" svg:width="0.09cm" svg:height="0.18cm" svg:x="24.354cm" svg:y="5.301cm" svg:viewBox="0 0 91 181" svg:d="M91 90v91c-51 0-91-41-91-91s40-90 91-90z">
            <text:p/>
          </draw:path>
          <draw:polygon draw:style-name="gr9" draw:text-style-name="P3" draw:layer="layout" svg:width="0.07cm" svg:height="0.18cm" svg:x="24.444cm" svg:y="5.301cm" svg:viewBox="0 0 71 181" draw:points="0,0 71,0 71,181 0,181">
            <text:p/>
          </draw:polygon>
          <draw:polygon draw:style-name="gr9" draw:text-style-name="P3" draw:layer="layout" svg:width="0.25cm" svg:height="0.18cm" svg:x="24.354cm" svg:y="5.051cm" svg:viewBox="0 0 251 181" draw:points="251,158 250,160 250,162 248,165 248,167 246,170 245,172 243,173 241,176 239,177 237,178 234,179 232,180 227,181 24,181 18,180 16,179 14,178 12,177 9,176 7,173 6,172 4,170 3,167 1,165 1,162 0,160 0,158 0,24 1,19 1,17 3,14 4,12 6,10 7,8 9,6 12,5 14,4 16,3 18,1 24,0 227,0 232,1 234,3 237,4 239,5 241,6 243,8 245,10 246,12 248,14 248,17 250,19 251,24">
            <text:p/>
          </draw:polygon>
          <draw:path draw:style-name="gr9" draw:text-style-name="P3" draw:layer="layout" svg:width="0.169cm" svg:height="0.085cm" svg:x="24.652cm" svg:y="3.153cm" svg:viewBox="0 0 170 86" svg:d="M84 0h86c0 48-38 86-86 86-46 0-84-38-84-86z">
            <text:p/>
          </draw:path>
          <draw:path draw:style-name="gr9" draw:text-style-name="P3" draw:layer="layout" svg:width="0.169cm" svg:height="0.085cm" svg:x="24.652cm" svg:y="3.043cm" svg:viewBox="0 0 170 86" svg:d="M84 86h-84c0-48 38-86 84-86 48 0 86 38 86 86z">
            <text:p/>
          </draw:path>
          <draw:polygon draw:style-name="gr9" draw:text-style-name="P3" draw:layer="layout" svg:width="0.17cm" svg:height="0.025cm" svg:x="24.652cm" svg:y="3.128cm" svg:viewBox="0 0 171 26" draw:points="0,0 171,0 171,26 0,26">
            <text:p/>
          </draw:polygon>
          <draw:polygon draw:style-name="gr9" draw:text-style-name="P3" draw:layer="layout" svg:width="0.169cm" svg:height="0.195cm" svg:x="24.902cm" svg:y="3.044cm" svg:viewBox="0 0 170 196" draw:points="22,196 20,195 18,194 15,193 13,192 11,191 9,190 7,188 5,186 4,184 3,182 2,180 1,178 0,175 0,173 0,22 0,20 1,17 3,13 4,11 5,9 7,7 9,5 11,4 13,2 15,1 18,1 20,0 150,0 153,1 155,1 158,2 159,4 161,5 164,7 165,9 167,11 168,13 169,15 169,17 170,20 170,175 169,178 169,180 168,182 167,184 165,186 164,188 161,190 159,191 158,192 155,193 153,194 150,195 148,196">
            <text:p/>
          </draw:polygon>
          <draw:path draw:style-name="gr9" draw:text-style-name="P3" draw:layer="layout" svg:width="0.18cm" svg:height="0.09cm" svg:x="24.928cm" svg:y="4.921cm" svg:viewBox="0 0 181 91" svg:d="M91 91h-91c0-49 41-91 91-91s90 42 90 91z">
            <text:p/>
          </draw:path>
          <draw:path draw:style-name="gr9" draw:text-style-name="P3" draw:layer="layout" svg:width="0.18cm" svg:height="0.09cm" svg:x="24.928cm" svg:y="5.081cm" svg:viewBox="0 0 181 91" svg:d="M91 0h90c0 51-40 91-90 91s-91-40-91-91z">
            <text:p/>
          </draw:path>
          <draw:polygon draw:style-name="gr9" draw:text-style-name="P3" draw:layer="layout" svg:width="0.18cm" svg:height="0.07cm" svg:x="24.928cm" svg:y="5.011cm" svg:viewBox="0 0 181 71" draw:points="0,0 181,0 181,71 0,71">
            <text:p/>
          </draw:polygon>
          <draw:path draw:style-name="gr9" draw:text-style-name="P3" draw:layer="layout" svg:width="0.181cm" svg:height="0.09cm" svg:x="25.182cm" svg:y="4.921cm" svg:viewBox="0 0 182 91" svg:d="M90 91h-90c0-49 41-91 90-91 51 0 92 42 92 91z">
            <text:p/>
          </draw:path>
          <draw:path draw:style-name="gr9" draw:text-style-name="P3" draw:layer="layout" svg:width="0.181cm" svg:height="0.09cm" svg:x="25.182cm" svg:y="5.081cm" svg:viewBox="0 0 182 91" svg:d="M90 0h92c0 51-41 91-92 91-49 0-90-40-90-91z">
            <text:p/>
          </draw:path>
          <draw:polygon draw:style-name="gr9" draw:text-style-name="P3" draw:layer="layout" svg:width="0.179cm" svg:height="0.07cm" svg:x="25.183cm" svg:y="5.011cm" svg:viewBox="0 0 180 71" draw:points="0,0 180,0 180,71 0,71">
            <text:p/>
          </draw:polygon>
          <draw:path draw:style-name="gr9" draw:text-style-name="P3" draw:layer="layout" svg:width="0.09cm" svg:height="0.18cm" svg:x="22.735cm" svg:y="3.654cm" svg:viewBox="0 0 91 181" svg:d="M91 91v90c-51 0-91-40-91-90 0-49 40-91 91-91z">
            <text:p/>
          </draw:path>
          <draw:path draw:style-name="gr9" draw:text-style-name="P3" draw:layer="layout" svg:width="0.09cm" svg:height="0.18cm" svg:x="22.894cm" svg:y="3.654cm" svg:viewBox="0 0 91 181" svg:d="M0 91v-91c51 0 91 42 91 91 0 50-40 90-91 90z">
            <text:p/>
          </draw:path>
          <draw:polygon draw:style-name="gr9" draw:text-style-name="P3" draw:layer="layout" svg:width="0.069cm" svg:height="0.18cm" svg:x="22.825cm" svg:y="3.654cm" svg:viewBox="0 0 70 181" draw:points="0,0 70,0 70,181 0,181">
            <text:p/>
          </draw:polygon>
          <draw:path draw:style-name="gr9" draw:text-style-name="P3" draw:layer="layout" svg:width="0.17cm" svg:height="0.085cm" svg:x="24.402cm" svg:y="3.153cm" svg:viewBox="0 0 171 86" svg:d="M85 0h86c0 48-39 86-86 86s-85-38-85-86z">
            <text:p/>
          </draw:path>
          <draw:path draw:style-name="gr9" draw:text-style-name="P3" draw:layer="layout" svg:width="0.17cm" svg:height="0.085cm" svg:x="24.402cm" svg:y="3.043cm" svg:viewBox="0 0 171 86" svg:d="M85 86h-85c0-48 38-86 85-86s86 38 86 86z">
            <text:p/>
          </draw:path>
          <draw:polygon draw:style-name="gr9" draw:text-style-name="P3" draw:layer="layout" svg:width="0.17cm" svg:height="0.025cm" svg:x="24.402cm" svg:y="3.128cm" svg:viewBox="0 0 171 26" draw:points="0,0 171,0 171,26 0,26">
            <text:p/>
          </draw:polygon>
          <draw:polygon draw:style-name="gr9" draw:text-style-name="P3" draw:layer="layout" svg:width="0.18cm" svg:height="0.25cm" svg:x="22.865cm" svg:y="2.445cm" svg:viewBox="0 0 181 251" draw:points="0,0 181,0 181,251 0,251">
            <text:p/>
          </draw:polygon>
          <draw:path draw:style-name="gr9" draw:text-style-name="P3" draw:layer="layout" svg:width="0.18cm" svg:height="0.09cm" svg:x="23.119cm" svg:y="2.605cm" svg:viewBox="0 0 181 91" svg:d="M91 0h90c0 50-41 91-90 91-50 0-91-41-91-91z">
            <text:p/>
          </draw:path>
          <draw:path draw:style-name="gr9" draw:text-style-name="P3" draw:layer="layout" svg:width="0.18cm" svg:height="0.09cm" svg:x="23.119cm" svg:y="2.445cm" svg:viewBox="0 0 181 91" svg:d="M91 91h-91c0-50 41-91 91-91 49 0 90 41 90 91z">
            <text:p/>
          </draw:path>
          <draw:polygon draw:style-name="gr9" draw:text-style-name="P3" draw:layer="layout" svg:width="0.18cm" svg:height="0.07cm" svg:x="23.119cm" svg:y="2.535cm" svg:viewBox="0 0 181 71" draw:points="0,0 181,0 181,71 0,71">
            <text:p/>
          </draw:polygon>
          <draw:path draw:style-name="gr9" draw:text-style-name="P3" draw:layer="layout" svg:width="0.18cm" svg:height="0.09cm" svg:x="23.373cm" svg:y="2.605cm" svg:viewBox="0 0 181 91" svg:d="M90 0h91c0 50-41 91-91 91s-90-41-90-91z">
            <text:p/>
          </draw:path>
          <draw:path draw:style-name="gr9" draw:text-style-name="P3" draw:layer="layout" svg:width="0.18cm" svg:height="0.09cm" svg:x="23.373cm" svg:y="2.445cm" svg:viewBox="0 0 181 91" svg:d="M90 91h-90c0-50 40-91 90-91s91 41 91 91z">
            <text:p/>
          </draw:path>
          <draw:polygon draw:style-name="gr9" draw:text-style-name="P3" draw:layer="layout" svg:width="0.18cm" svg:height="0.07cm" svg:x="23.373cm" svg:y="2.535cm" svg:viewBox="0 0 181 71" draw:points="0,0 181,0 181,71 0,71">
            <text:p/>
          </draw:polygon>
          <draw:path draw:style-name="gr9" draw:text-style-name="P3" draw:layer="layout" svg:width="0.18cm" svg:height="0.09cm" svg:x="23.627cm" svg:y="2.605cm" svg:viewBox="0 0 181 91" svg:d="M90 0h91c0 50-41 91-91 91s-90-41-90-91z">
            <text:p/>
          </draw:path>
          <draw:path draw:style-name="gr9" draw:text-style-name="P3" draw:layer="layout" svg:width="0.18cm" svg:height="0.09cm" svg:x="23.627cm" svg:y="2.445cm" svg:viewBox="0 0 181 91" svg:d="M90 91h-90c0-50 40-91 90-91s91 41 91 91z">
            <text:p/>
          </draw:path>
          <draw:polygon draw:style-name="gr9" draw:text-style-name="P3" draw:layer="layout" svg:width="0.18cm" svg:height="0.07cm" svg:x="23.627cm" svg:y="2.535cm" svg:viewBox="0 0 181 71" draw:points="0,0 181,0 181,71 0,71">
            <text:p/>
          </draw:polygon>
          <draw:path draw:style-name="gr9" draw:text-style-name="P3" draw:layer="layout" svg:width="0.32cm" svg:height="0.32cm" svg:x="26.827cm" svg:y="5.553cm" svg:viewBox="0 0 321 321" svg:d="M321 161c0 88-72 160-161 160-88 0-160-72-160-160s72-161 160-161c89 0 161 73 161 161z">
            <text:p/>
          </draw:path>
          <draw:path draw:style-name="gr9" draw:text-style-name="P3" draw:layer="layout" svg:width="0.32cm" svg:height="0.32cm" svg:x="20.604cm" svg:y="5.553cm" svg:viewBox="0 0 321 321" svg:d="M321 161c0 88-72 160-160 160s-161-72-161-160 73-161 161-161 160 73 160 161z">
            <text:p/>
          </draw:path>
          <draw:polygon draw:style-name="gr9" draw:text-style-name="P3" draw:layer="layout" svg:width="0.152cm" svg:height="0.25cm" svg:x="21.826cm" svg:y="4.539cm" svg:viewBox="0 0 153 251" draw:points="0,0 153,0 153,251 0,251">
            <text:p/>
          </draw:polygon>
          <draw:polygon draw:style-name="gr9" draw:text-style-name="P3" draw:layer="layout" svg:width="0.153cm" svg:height="0.25cm" svg:x="21.076cm" svg:y="4.539cm" svg:viewBox="0 0 154 251" draw:points="0,0 154,0 154,251 0,251">
            <text:p/>
          </draw:polygon>
          <draw:polygon draw:style-name="gr9" draw:text-style-name="P3" draw:layer="layout" svg:width="0.153cm" svg:height="0.25cm" svg:x="20.751cm" svg:y="4.539cm" svg:viewBox="0 0 154 251" draw:points="0,0 154,0 154,251 0,251">
            <text:p/>
          </draw:polygon>
          <draw:path draw:style-name="gr9" draw:text-style-name="P3" draw:layer="layout" svg:width="0.21cm" svg:height="0.21cm" svg:x="21.421cm" svg:y="2.433cm" svg:viewBox="0 0 211 211" svg:d="M211 105c0 58-47 106-105 106-59 0-106-48-106-106s47-105 106-105c58 0 105 47 105 105z">
            <text:p/>
          </draw:path>
          <draw:polygon draw:style-name="gr9" draw:text-style-name="P3" draw:layer="layout" svg:width="0.153cm" svg:height="0.25cm" svg:x="22.151cm" svg:y="4.539cm" svg:viewBox="0 0 154 251" draw:points="0,0 154,0 154,251 0,251">
            <text:p/>
          </draw:polygon>
          <draw:polygon draw:style-name="gr9" draw:text-style-name="P3" draw:layer="layout" svg:width="0.153cm" svg:height="0.25cm" svg:x="22.151cm" svg:y="2.254cm" svg:viewBox="0 0 154 251" draw:points="0,0 154,0 154,251 0,251">
            <text:p/>
          </draw:polygon>
          <draw:polygon draw:style-name="gr9" draw:text-style-name="P3" draw:layer="layout" svg:width="0.153cm" svg:height="0.25cm" svg:x="20.751cm" svg:y="2.254cm" svg:viewBox="0 0 154 251" draw:points="0,0 154,0 154,251 0,251">
            <text:p/>
          </draw:polygon>
          <draw:path draw:style-name="gr9" draw:text-style-name="P3" draw:layer="layout" svg:width="0.15cm" svg:height="0.075cm" svg:x="22.337cm" svg:y="5.683cm" svg:viewBox="0 0 151 76" svg:d="M75 76h-75c0-43 33-76 75-76s76 33 76 76z">
            <text:p/>
          </draw:path>
          <draw:path draw:style-name="gr9" draw:text-style-name="P3" draw:layer="layout" svg:width="0.15cm" svg:height="0.075cm" svg:x="22.337cm" svg:y="5.858cm" svg:viewBox="0 0 151 76" svg:d="M75 0h76c0 42-34 76-76 76s-75-34-75-76z">
            <text:p/>
          </draw:path>
          <draw:polygon draw:style-name="gr9" draw:text-style-name="P3" draw:layer="layout" svg:width="0.149cm" svg:height="0.1cm" svg:x="22.337cm" svg:y="5.758cm" svg:viewBox="0 0 150 101" draw:points="0,0 150,0 150,101 0,101">
            <text:p/>
          </draw:polygon>
          <draw:path draw:style-name="gr9" draw:text-style-name="P3" draw:layer="layout" svg:width="0.09cm" svg:height="0.18cm" svg:x="22.735cm" svg:y="4.416cm" svg:viewBox="0 0 91 181" svg:d="M91 90v91c-51 0-91-41-91-91 0-49 40-90 91-90z">
            <text:p/>
          </draw:path>
          <draw:path draw:style-name="gr9" draw:text-style-name="P3" draw:layer="layout" svg:width="0.09cm" svg:height="0.18cm" svg:x="22.894cm" svg:y="4.416cm" svg:viewBox="0 0 91 181" svg:d="M0 90v-90c51 0 91 41 91 90 0 50-40 91-91 91z">
            <text:p/>
          </draw:path>
          <draw:polygon draw:style-name="gr9" draw:text-style-name="P3" draw:layer="layout" svg:width="0.069cm" svg:height="0.18cm" svg:x="22.825cm" svg:y="4.416cm" svg:viewBox="0 0 70 181" draw:points="0,0 70,0 70,181 0,181">
            <text:p/>
          </draw:polygon>
          <draw:path draw:style-name="gr9" draw:text-style-name="P3" draw:layer="layout" svg:width="0.09cm" svg:height="0.18cm" svg:x="22.735cm" svg:y="4.162cm" svg:viewBox="0 0 91 181" svg:d="M91 91v90c-51 0-91-40-91-90s40-91 91-91z">
            <text:p/>
          </draw:path>
          <draw:path draw:style-name="gr9" draw:text-style-name="P3" draw:layer="layout" svg:width="0.09cm" svg:height="0.18cm" svg:x="22.894cm" svg:y="4.162cm" svg:viewBox="0 0 91 181" svg:d="M0 91v-91c51 0 91 41 91 91s-40 90-91 90z">
            <text:p/>
          </draw:path>
          <draw:polygon draw:style-name="gr9" draw:text-style-name="P3" draw:layer="layout" svg:width="0.069cm" svg:height="0.18cm" svg:x="22.825cm" svg:y="4.162cm" svg:viewBox="0 0 70 181" draw:points="0,0 70,0 70,181 0,181">
            <text:p/>
          </draw:polygon>
          <draw:path draw:style-name="gr9" draw:text-style-name="P3" draw:layer="layout" svg:width="0.09cm" svg:height="0.18cm" svg:x="22.735cm" svg:y="3.908cm" svg:viewBox="0 0 91 181" svg:d="M91 90v91c-51 0-91-40-91-91 0-49 40-90 91-90z">
            <text:p/>
          </draw:path>
          <draw:path draw:style-name="gr9" draw:text-style-name="P3" draw:layer="layout" svg:width="0.09cm" svg:height="0.18cm" svg:x="22.894cm" svg:y="3.908cm" svg:viewBox="0 0 91 181" svg:d="M0 90v-90c51 0 91 41 91 90 0 51-40 91-91 91z">
            <text:p/>
          </draw:path>
          <draw:polygon draw:style-name="gr9" draw:text-style-name="P3" draw:layer="layout" svg:width="0.069cm" svg:height="0.18cm" svg:x="22.825cm" svg:y="3.908cm" svg:viewBox="0 0 70 181" draw:points="0,0 70,0 70,181 0,181">
            <text:p/>
          </draw:polygon>
          <draw:polygon draw:style-name="gr9" draw:text-style-name="P3" draw:layer="layout" svg:width="0.15cm" svg:height="0.25cm" svg:x="21.737cm" svg:y="5.683cm" svg:viewBox="0 0 151 251" draw:points="0,0 151,0 151,251 0,251">
            <text:p/>
          </draw:polygon>
          <draw:path draw:style-name="gr9" draw:text-style-name="P3" draw:layer="layout" svg:width="0.15cm" svg:height="0.075cm" svg:x="22.037cm" svg:y="5.683cm" svg:viewBox="0 0 151 76" svg:d="M75 76h-75c0-43 33-76 75-76s76 33 76 76z">
            <text:p/>
          </draw:path>
          <draw:path draw:style-name="gr9" draw:text-style-name="P3" draw:layer="layout" svg:width="0.15cm" svg:height="0.075cm" svg:x="22.037cm" svg:y="5.858cm" svg:viewBox="0 0 151 76" svg:d="M75 0h76c0 42-34 76-76 76s-75-34-75-76z">
            <text:p/>
          </draw:path>
          <draw:polygon draw:style-name="gr9" draw:text-style-name="P3" draw:layer="layout" svg:width="0.15cm" svg:height="0.1cm" svg:x="22.037cm" svg:y="5.758cm" svg:viewBox="0 0 151 101" draw:points="0,0 151,0 151,101 0,101">
            <text:p/>
          </draw:polygon>
          <draw:path draw:style-name="gr9" draw:text-style-name="P3" draw:layer="layout" svg:width="0.28cm" svg:height="0.14cm" svg:x="21.342cm" svg:y="5.608cm" svg:viewBox="0 0 281 141" svg:d="M141 141h-141c0-77 63-141 141-141 77 0 140 64 140 141z">
            <text:p/>
          </draw:path>
          <draw:path draw:style-name="gr9" draw:text-style-name="P3" draw:layer="layout" svg:width="0.28cm" svg:height="0.14cm" svg:x="21.342cm" svg:y="5.868cm" svg:viewBox="0 0 281 141" svg:d="M141 0h140c0 78-63 141-140 141-78 0-141-63-141-141z">
            <text:p/>
          </draw:path>
          <draw:polygon draw:style-name="gr9" draw:text-style-name="P3" draw:layer="layout" svg:width="0.28cm" svg:height="0.12cm" svg:x="21.342cm" svg:y="5.748cm" svg:viewBox="0 0 281 121" draw:points="0,0 281,0 281,121 0,121">
            <text:p/>
          </draw:polygon>
          <draw:path draw:style-name="gr9" draw:text-style-name="P3" draw:layer="layout" svg:width="0.28cm" svg:height="0.14cm" svg:x="22.602cm" svg:y="5.608cm" svg:viewBox="0 0 281 141" svg:d="M141 141h-141c0-77 62-141 141-141 77 0 140 64 140 141z">
            <text:p/>
          </draw:path>
          <draw:path draw:style-name="gr9" draw:text-style-name="P3" draw:layer="layout" svg:width="0.28cm" svg:height="0.14cm" svg:x="22.602cm" svg:y="5.868cm" svg:viewBox="0 0 281 141" svg:d="M141 0h140c0 78-63 141-140 141-79 0-141-63-141-141z">
            <text:p/>
          </draw:path>
          <draw:polygon draw:style-name="gr9" draw:text-style-name="P3" draw:layer="layout" svg:width="0.28cm" svg:height="0.12cm" svg:x="22.602cm" svg:y="5.748cm" svg:viewBox="0 0 281 121" draw:points="0,0 281,0 281,121 0,121">
            <text:p/>
          </draw:polygon>
          <draw:path draw:style-name="gr9" draw:text-style-name="P3" draw:layer="layout" svg:width="0.151cm" svg:height="0.151cm" svg:x="21.514cm" svg:y="4.717cm" svg:viewBox="0 0 152 152" svg:d="M152 76c0 42-34 76-75 76-42 0-77-34-77-76 0-41 35-76 77-76 41 0 75 35 75 76z">
            <text:p/>
          </draw:path>
          <draw:path draw:style-name="gr9" draw:text-style-name="P3" draw:layer="layout" svg:width="0.151cm" svg:height="0.151cm" svg:x="24.086cm" svg:y="4.399cm" svg:viewBox="0 0 152 152" svg:d="M152 77c0 41-35 75-77 75-41 0-75-34-75-75 0-42 34-77 75-77 42 0 77 35 77 77z">
            <text:p/>
          </draw:path>
          <draw:path draw:style-name="gr9" draw:text-style-name="P3" draw:layer="layout" svg:width="0.15cm" svg:height="0.151cm" svg:x="23.991cm" svg:y="2.875cm" svg:viewBox="0 0 151 152" svg:d="M151 77c0 41-33 75-76 75-42 0-75-34-75-75 0-43 33-77 75-77 43 0 76 34 76 77z">
            <text:p/>
          </draw:path>
          <draw:path draw:style-name="gr9" draw:text-style-name="P3" draw:layer="layout" svg:width="0.15cm" svg:height="0.151cm" svg:x="23.991cm" svg:y="3.256cm" svg:viewBox="0 0 151 152" svg:d="M151 76c0 41-33 76-76 76-42 0-75-35-75-76 0-42 33-76 75-76 43 0 76 34 76 76z">
            <text:p/>
          </draw:path>
          <draw:path draw:style-name="gr9" draw:text-style-name="P3" draw:layer="layout" svg:width="0.151cm" svg:height="0.151cm" svg:x="24.086cm" svg:y="3.955cm" svg:viewBox="0 0 152 152" svg:d="M152 76c0 42-35 76-77 76-41 0-75-34-75-76s34-76 75-76c42 0 77 34 77 76z">
            <text:p/>
          </draw:path>
          <draw:path draw:style-name="gr9" draw:text-style-name="P3" draw:layer="layout" svg:width="0.151cm" svg:height="0.151cm" svg:x="21.514cm" svg:y="5.288cm" svg:viewBox="0 0 152 152" svg:d="M152 77c0 41-34 75-75 75-42 0-77-34-77-75 0-43 35-77 77-77 41 0 75 34 75 77z">
            <text:p/>
          </draw:path>
          <draw:path draw:style-name="gr1" draw:text-style-name="P1" draw:layer="layout" svg:width="0.03cm" svg:height="0.03cm" svg:x="20.749cm" svg:y="5.698cm" svg:viewBox="0 0 31 31" svg:d="M31 15c0 9-8 16-16 16s-15-7-15-16c0-8 7-15 15-15s16 7 16 15z">
            <text:p/>
          </draw:path>
          <draw:path draw:style-name="gr1" draw:text-style-name="P1" draw:layer="layout" svg:width="0.03cm" svg:height="0.03cm" svg:x="26.972cm" svg:y="2.523cm" svg:viewBox="0 0 31 31" svg:d="M31 16c0 8-7 15-15 15-9 0-16-7-16-15 0-9 7-16 16-16 8 0 15 7 15 16z">
            <text:p/>
          </draw:path>
          <draw:path draw:style-name="gr1" draw:text-style-name="P1" draw:layer="layout" svg:width="0.03cm" svg:height="0.03cm" svg:x="26.972cm" svg:y="3.126cm" svg:viewBox="0 0 31 31" svg:d="M31 16c0 9-7 15-15 15-9 0-16-6-16-15s7-16 16-16c8 0 15 7 15 16z">
            <text:p/>
          </draw:path>
          <draw:path draw:style-name="gr1" draw:text-style-name="P1" draw:layer="layout" svg:width="0.03cm" svg:height="0.03cm" svg:x="21.511cm" svg:y="2.523cm" svg:viewBox="0 0 31 31" svg:d="M31 16c0 8-7 15-15 15-9 0-16-7-16-15 0-9 7-16 16-16 8 0 15 7 15 16z">
            <text:p/>
          </draw:path>
          <draw:path draw:style-name="gr1" draw:text-style-name="P1" draw:layer="layout" svg:width="0.03cm" svg:height="0.03cm" svg:x="26.972cm" svg:y="5.698cm" svg:viewBox="0 0 31 31" svg:d="M31 15c0 9-7 16-15 16-9 0-16-7-16-16 0-8 7-15 16-15 8 0 15 7 15 15z">
            <text:p/>
          </draw:path>
          <draw:path draw:style-name="gr1" draw:text-style-name="P1" draw:layer="layout" svg:width="0.031cm" svg:height="0.03cm" svg:x="21.137cm" svg:y="4.649cm" svg:viewBox="0 0 32 31" svg:d="M32 15c0 9-8 16-17 16-8 0-15-7-15-16 0-8 7-15 15-15 9 0 17 7 17 15z">
            <text:p/>
          </draw:path>
          <draw:path draw:style-name="gr1" draw:text-style-name="P1" draw:layer="layout" svg:width="0.031cm" svg:height="0.03cm" svg:x="20.812cm" svg:y="4.649cm" svg:viewBox="0 0 32 31" svg:d="M32 15c0 9-7 16-17 16-8 0-15-7-15-16 0-8 7-15 15-15 10 0 17 7 17 15z">
            <text:p/>
          </draw:path>
          <draw:path draw:style-name="gr1" draw:text-style-name="P1" draw:layer="layout" svg:width="0.03cm" svg:height="0.03cm" svg:x="22.213cm" svg:y="2.364cm" svg:viewBox="0 0 31 31" svg:d="M31 15c0 9-7 16-15 16-9 0-16-7-16-16 0-8 7-15 16-15 8 0 15 7 15 15z">
            <text:p/>
          </draw:path>
          <draw:path draw:style-name="gr1" draw:text-style-name="P1" draw:layer="layout" svg:width="0.031cm" svg:height="0.03cm" svg:x="20.812cm" svg:y="2.364cm" svg:viewBox="0 0 32 31" svg:d="M32 15c0 9-7 16-17 16-8 0-15-7-15-16 0-8 7-15 15-15 10 0 17 7 17 15z">
            <text:p/>
          </draw:path>
          <draw:path draw:style-name="gr1" draw:text-style-name="P1" draw:layer="layout" svg:width="0.03cm" svg:height="0.03cm" svg:x="22.94cm" svg:y="2.555cm" svg:viewBox="0 0 31 31" svg:d="M31 16c0 8-8 15-16 15-9 0-15-7-15-15 0-10 6-16 15-16 8 0 16 6 16 16z">
            <text:p/>
          </draw:path>
          <draw:path draw:style-name="gr1" draw:text-style-name="P1" draw:layer="layout" svg:width="0.03cm" svg:height="0.03cm" svg:x="23.194cm" svg:y="2.555cm" svg:viewBox="0 0 31 31" svg:d="M31 16c0 8-7 15-15 15-10 0-16-7-16-15 0-10 6-16 16-16 8 0 15 6 15 16z">
            <text:p/>
          </draw:path>
          <draw:path draw:style-name="gr1" draw:text-style-name="P1" draw:layer="layout" svg:width="0.03cm" svg:height="0.03cm" svg:x="23.448cm" svg:y="2.555cm" svg:viewBox="0 0 31 31" svg:d="M31 16c0 8-8 15-16 15-9 0-15-7-15-15 0-10 6-16 15-16 8 0 16 6 16 16z">
            <text:p/>
          </draw:path>
          <draw:path draw:style-name="gr1" draw:text-style-name="P1" draw:layer="layout" svg:width="0.03cm" svg:height="0.03cm" svg:x="23.702cm" svg:y="2.555cm" svg:viewBox="0 0 31 31" svg:d="M31 16c0 8-7 15-15 15-10 0-16-7-16-15 0-10 6-16 16-16 8 0 15 6 15 16z">
            <text:p/>
          </draw:path>
          <draw:path draw:style-name="gr1" draw:text-style-name="P1" draw:layer="layout" svg:width="0.03cm" svg:height="0.03cm" svg:x="26.352cm" svg:y="2.523cm" svg:viewBox="0 0 31 31" svg:d="M31 16c0 8-7 15-15 15-9 0-16-7-16-15 0-9 7-16 16-16 8 0 15 7 15 16z">
            <text:p/>
          </draw:path>
          <draw:path draw:style-name="gr1" draw:text-style-name="P1" draw:layer="layout" svg:width="0.03cm" svg:height="0.03cm" svg:x="26.352cm" svg:y="2.973cm" svg:viewBox="0 0 31 31" svg:d="M31 16c0 8-7 15-15 15-9 0-16-7-16-15 0-10 7-16 16-16 8 0 15 6 15 16z">
            <text:p/>
          </draw:path>
          <draw:path draw:style-name="gr1" draw:text-style-name="P1" draw:layer="layout" svg:width="0.03cm" svg:height="0.03cm" svg:x="25.702cm" svg:y="2.523cm" svg:viewBox="0 0 31 31" svg:d="M31 16c0 8-7 15-16 15-8 0-15-7-15-15 0-9 7-16 15-16 9 0 16 7 16 16z">
            <text:p/>
          </draw:path>
          <draw:path draw:style-name="gr1" draw:text-style-name="P1" draw:layer="layout" svg:width="0.03cm" svg:height="0.03cm" svg:x="25.702cm" svg:y="2.973cm" svg:viewBox="0 0 31 31" svg:d="M31 16c0 8-7 15-16 15-8 0-15-7-15-15 0-10 7-16 15-16 9 0 16 6 16 16z">
            <text:p/>
          </draw:path>
          <draw:path draw:style-name="gr1" draw:text-style-name="P1" draw:layer="layout" svg:width="0.03cm" svg:height="0.03cm" svg:x="24.472cm" svg:y="3.126cm" svg:viewBox="0 0 31 31" svg:d="M31 16c0 9-7 15-16 15s-15-6-15-15 6-16 15-16 16 7 16 16z">
            <text:p/>
          </draw:path>
          <draw:path draw:style-name="gr1" draw:text-style-name="P1" draw:layer="layout" svg:width="0.031cm" svg:height="0.03cm" svg:x="24.721cm" svg:y="3.126cm" svg:viewBox="0 0 32 31" svg:d="M32 16c0 9-7 15-16 15s-16-6-16-15 7-16 16-16 16 7 16 16z">
            <text:p/>
          </draw:path>
          <draw:path draw:style-name="gr1" draw:text-style-name="P1" draw:layer="layout" svg:width="0.03cm" svg:height="0.03cm" svg:x="24.972cm" svg:y="3.126cm" svg:viewBox="0 0 31 31" svg:d="M31 16c0 9-7 15-15 15-9 0-16-6-16-15s7-16 16-16c8 0 15 7 15 16z">
            <text:p/>
          </draw:path>
          <draw:path draw:style-name="gr1" draw:text-style-name="P1" draw:layer="layout" svg:width="0.03cm" svg:height="0.03cm" svg:x="21.887cm" svg:y="4.649cm" svg:viewBox="0 0 31 31" svg:d="M31 15c0 9-7 16-16 16-8 0-15-7-15-16 0-8 7-15 15-15 9 0 16 7 16 15z">
            <text:p/>
          </draw:path>
          <draw:path draw:style-name="gr1" draw:text-style-name="P1" draw:layer="layout" svg:width="0.032cm" svg:height="0.031cm" svg:x="22.844cm" svg:y="4.491cm" svg:viewBox="0 0 33 32" svg:d="M33 15c0 10-8 17-16 17-9 0-17-7-17-17 0-8 8-15 17-15 8 0 16 7 16 15z">
            <text:p/>
          </draw:path>
          <draw:path draw:style-name="gr1" draw:text-style-name="P1" draw:layer="layout" svg:width="0.032cm" svg:height="0.031cm" svg:x="22.844cm" svg:y="4.237cm" svg:viewBox="0 0 33 32" svg:d="M33 16c0 9-8 16-16 16-9 0-17-7-17-16s8-16 17-16c8 0 16 7 16 16z">
            <text:p/>
          </draw:path>
          <draw:path draw:style-name="gr1" draw:text-style-name="P1" draw:layer="layout" svg:width="0.032cm" svg:height="0.03cm" svg:x="22.844cm" svg:y="3.983cm" svg:viewBox="0 0 33 31" svg:d="M33 15c0 10-8 16-16 16-9 0-17-6-17-16 0-8 8-15 17-15 8 0 16 7 16 15z">
            <text:p/>
          </draw:path>
          <draw:path draw:style-name="gr1" draw:text-style-name="P1" draw:layer="layout" svg:width="0.032cm" svg:height="0.03cm" svg:x="22.844cm" svg:y="3.729cm" svg:viewBox="0 0 33 31" svg:d="M33 16c0 9-8 15-16 15-9 0-17-6-17-15 0-8 8-16 17-16 8 0 16 8 16 16z">
            <text:p/>
          </draw:path>
          <draw:path draw:style-name="gr1" draw:text-style-name="P1" draw:layer="layout" svg:width="0.03cm" svg:height="0.03cm" svg:x="22.213cm" svg:y="4.649cm" svg:viewBox="0 0 31 31" svg:d="M31 15c0 9-7 16-15 16-9 0-16-7-16-16 0-8 7-15 16-15 8 0 15 7 15 15z">
            <text:p/>
          </draw:path>
          <draw:path draw:style-name="gr1" draw:text-style-name="P1" draw:layer="layout" svg:width="0.031cm" svg:height="0.03cm" svg:x="25.257cm" svg:y="5.031cm" svg:viewBox="0 0 32 31" svg:d="M32 15c0 10-7 16-17 16-8 0-15-6-15-16 0-8 7-15 15-15 10 0 17 7 17 15z">
            <text:p/>
          </draw:path>
          <draw:path draw:style-name="gr1" draw:text-style-name="P1" draw:layer="layout" svg:width="0.031cm" svg:height="0.03cm" svg:x="25.511cm" svg:y="5.031cm" svg:viewBox="0 0 32 31" svg:d="M32 15c0 10-7 16-15 16-9 0-17-6-17-16 0-8 8-15 17-15 8 0 15 7 15 15z">
            <text:p/>
          </draw:path>
          <draw:path draw:style-name="gr1" draw:text-style-name="P1" draw:layer="layout" svg:width="0.031cm" svg:height="0.03cm" svg:x="25.765cm" svg:y="5.031cm" svg:viewBox="0 0 32 31" svg:d="M32 15c0 10-7 16-16 16s-16-6-16-16c0-8 7-15 16-15s16 7 16 15z">
            <text:p/>
          </draw:path>
          <draw:path draw:style-name="gr1" draw:text-style-name="P1" draw:layer="layout" svg:width="0.031cm" svg:height="0.03cm" svg:x="26.019cm" svg:y="5.031cm" svg:viewBox="0 0 32 31" svg:d="M32 15c0 10-7 16-15 16-9 0-17-6-17-16 0-8 8-15 17-15 8 0 15 7 15 15z">
            <text:p/>
          </draw:path>
          <draw:path draw:style-name="gr1" draw:text-style-name="P1" draw:layer="layout" svg:width="0.031cm" svg:height="0.03cm" svg:x="26.273cm" svg:y="5.031cm" svg:viewBox="0 0 32 31" svg:d="M32 15c0 10-7 16-17 16-8 0-15-6-15-16 0-8 7-15 15-15 10 0 17 7 17 15z">
            <text:p/>
          </draw:path>
          <draw:path draw:style-name="gr1" draw:text-style-name="P1" draw:layer="layout" svg:width="0.03cm" svg:height="0.03cm" svg:x="22.097cm" svg:y="5.793cm" svg:viewBox="0 0 31 31" svg:d="M31 16c0 8-8 15-16 15-9 0-15-7-15-15 0-9 6-16 15-16 8 0 16 7 16 16z">
            <text:p/>
          </draw:path>
          <draw:path draw:style-name="gr1" draw:text-style-name="P1" draw:layer="layout" svg:width="0.031cm" svg:height="0.03cm" svg:x="22.726cm" svg:y="5.793cm" svg:viewBox="0 0 32 31" svg:d="M32 16c0 8-8 15-16 15-9 0-16-7-16-15 0-9 7-16 16-16 8 0 16 7 16 16z">
            <text:p/>
          </draw:path>
          <draw:path draw:style-name="gr1" draw:text-style-name="P1" draw:layer="layout" svg:width="0.03cm" svg:height="0.03cm" svg:x="22.397cm" svg:y="5.793cm" svg:viewBox="0 0 31 31" svg:d="M31 16c0 8-8 15-16 15-9 0-15-7-15-15 0-9 6-16 15-16 8 0 16 7 16 16z">
            <text:p/>
          </draw:path>
          <draw:path draw:style-name="gr1" draw:text-style-name="P1" draw:layer="layout" svg:width="0.031cm" svg:height="0.03cm" svg:x="21.466cm" svg:y="5.793cm" svg:viewBox="0 0 32 31" svg:d="M32 16c0 8-8 15-16 15-9 0-16-7-16-15 0-9 7-16 16-16 8 0 16 7 16 16z">
            <text:p/>
          </draw:path>
          <draw:path draw:style-name="gr1" draw:text-style-name="P1" draw:layer="layout" svg:width="0.03cm" svg:height="0.03cm" svg:x="21.797cm" svg:y="5.793cm" svg:viewBox="0 0 31 31" svg:d="M31 16c0 8-8 15-16 15-9 0-15-7-15-15 0-9 6-16 15-16 8 0 16 7 16 16z">
            <text:p/>
          </draw:path>
          <draw:path draw:style-name="gr1" draw:text-style-name="P1" draw:layer="layout" svg:width="0.03cm" svg:height="0.03cm" svg:x="24.464cm" svg:y="5.376cm" svg:viewBox="0 0 31 31" svg:d="M31 16c0 8-7 15-15 15-9 0-16-7-16-15 0-9 7-16 16-16 8 0 15 7 15 16z">
            <text:p/>
          </draw:path>
          <draw:path draw:style-name="gr1" draw:text-style-name="P1" draw:layer="layout" svg:width="0.03cm" svg:height="0.031cm" svg:x="24.464cm" svg:y="5.126cm" svg:viewBox="0 0 31 32" svg:d="M31 15c0 10-7 17-15 17-9 0-16-7-16-17 0-8 7-15 16-15 8 0 15 7 15 15z">
            <text:p/>
          </draw:path>
          <draw:path draw:style-name="gr1" draw:text-style-name="P1" draw:layer="layout" svg:width="0.031cm" svg:height="0.03cm" svg:x="25.003cm" svg:y="5.031cm" svg:viewBox="0 0 32 31" svg:d="M32 15c0 10-7 16-16 16-8 0-16-6-16-16 0-8 8-15 16-15 9 0 16 7 16 15z">
            <text:p/>
          </draw:path>
          <draw:path draw:style-name="gr1" draw:text-style-name="P1" draw:layer="layout" svg:width="0.031cm" svg:height="0.03cm" svg:x="21.574cm" svg:y="4.777cm" svg:viewBox="0 0 32 31" svg:d="M32 16c0 8-7 15-15 15-10 0-17-7-17-15 0-9 7-16 17-16 8 0 15 7 15 16z">
            <text:p/>
          </draw:path>
          <draw:path draw:style-name="gr1" draw:text-style-name="P1" draw:layer="layout" svg:width="0.03cm" svg:height="0.03cm" svg:x="24.146cm" svg:y="4.46cm" svg:viewBox="0 0 31 31" svg:d="M31 15c0 8-6 16-16 16-8 0-15-8-15-16 0-9 7-15 15-15 10 0 16 6 16 15z">
            <text:p/>
          </draw:path>
          <draw:path draw:style-name="gr1" draw:text-style-name="P1" draw:layer="layout" svg:width="0.03cm" svg:height="0.03cm" svg:x="24.051cm" svg:y="2.936cm" svg:viewBox="0 0 31 31" svg:d="M31 15c0 9-8 16-16 16s-15-7-15-16 7-15 15-15 16 6 16 15z">
            <text:p/>
          </draw:path>
          <draw:path draw:style-name="gr1" draw:text-style-name="P1" draw:layer="layout" svg:width="0.03cm" svg:height="0.03cm" svg:x="24.051cm" svg:y="3.317cm" svg:viewBox="0 0 31 31" svg:d="M31 15c0 8-8 16-16 16s-15-8-15-16c0-9 7-15 15-15s16 6 16 15z">
            <text:p/>
          </draw:path>
          <draw:path draw:style-name="gr1" draw:text-style-name="P1" draw:layer="layout" svg:width="0.03cm" svg:height="0.03cm" svg:x="24.146cm" svg:y="4.015cm" svg:viewBox="0 0 31 31" svg:d="M31 15c0 10-6 16-16 16-8 0-15-6-15-16 0-8 7-15 15-15 10 0 16 7 16 15z">
            <text:p/>
          </draw:path>
          <draw:path draw:style-name="gr1" draw:text-style-name="P1" draw:layer="layout" svg:width="0.031cm" svg:height="0.03cm" svg:x="21.574cm" svg:y="5.349cm" svg:viewBox="0 0 32 31" svg:d="M32 16c0 8-7 15-15 15-10 0-17-7-17-15 0-9 7-16 17-16 8 0 15 7 15 16z">
            <text:p/>
          </draw:path>
        </draw:g>
        <draw:g>
          <draw:line draw:style-name="gr13" draw:text-style-name="P2" draw:layer="layout" svg:x1="5.657cm" svg:y1="7.878cm" svg:x2="5.657cm" svg:y2="8.023cm">
            <text:p/>
          </draw:line>
          <draw:path draw:style-name="gr13" draw:text-style-name="P2" draw:layer="layout" svg:width="0.191cm" svg:height="0.191cm" svg:x="4.192cm" svg:y="7.887cm" svg:viewBox="0 0 192 192" svg:d="M192 97c0 52-43 95-95 95-54 0-97-43-97-95 0-53 43-97 97-97 52 0 95 44 95 97z">
            <text:p/>
          </draw:path>
          <draw:line draw:style-name="gr2" draw:text-style-name="P2" draw:layer="layout" svg:x1="4.59cm" svg:y1="7.989cm" svg:x2="4.514cm" svg:y2="7.989cm">
            <text:p/>
          </draw:line>
          <draw:line draw:style-name="gr2" draw:text-style-name="P2" draw:layer="layout" svg:x1="4.552cm" svg:y1="8.027cm" svg:x2="4.552cm" svg:y2="7.951cm">
            <text:p/>
          </draw:line>
          <draw:polyline draw:style-name="gr2" draw:text-style-name="P2" draw:layer="layout" svg:width="0.067cm" svg:height="0.1cm" svg:x="4.414cm" svg:y="7.927cm" svg:viewBox="0 0 68 101" draw:points="68,0 34,101 0,0">
            <text:p/>
          </draw:polyline>
          <draw:path draw:style-name="gr13" draw:text-style-name="P2" draw:layer="layout" svg:width="0.191cm" svg:height="0.191cm" svg:x="3.875cm" svg:y="7.887cm" svg:viewBox="0 0 192 192" svg:d="M192 97c0 52-43 95-96 95s-96-43-96-95c0-53 43-97 96-97s96 44 96 97z">
            <text:p/>
          </draw:path>
          <draw:polyline draw:style-name="gr2" draw:text-style-name="P2" draw:layer="layout" svg:width="0.061cm" svg:height="0.1cm" svg:x="3.756cm" svg:y="7.927cm" svg:viewBox="0 0 62 101" draw:points="4,5 14,0 28,0 42,5 52,15 57,25 62,44 62,59 57,78 52,87 42,97 28,101 19,101 4,97 0,92 0,59 19,59">
            <text:p/>
          </draw:polyline>
          <draw:polyline draw:style-name="gr2" draw:text-style-name="P2" draw:layer="layout" svg:width="0.058cm" svg:height="0.1cm" svg:x="3.655cm" svg:y="7.927cm" svg:viewBox="0 0 59 101" draw:points="59,101 59,0 0,101 0,0">
            <text:p/>
          </draw:polyline>
          <draw:polygon draw:style-name="gr2" draw:text-style-name="P2" draw:layer="layout" svg:width="0.057cm" svg:height="0.1cm" svg:x="3.551cm" svg:y="7.927cm" svg:viewBox="0 0 58 101" draw:points="58,101 58,0 34,0 20,5 9,15 4,25 0,44 0,59 4,78 9,87 20,97 34,101">
            <text:p/>
          </draw:polygon>
          <draw:line draw:style-name="gr13" draw:text-style-name="P2" draw:layer="layout" svg:x1="5.839cm" svg:y1="7.878cm" svg:x2="5.839cm" svg:y2="8.023cm">
            <text:p/>
          </draw:line>
          <draw:line draw:style-name="gr13" draw:text-style-name="P2" draw:layer="layout" svg:x1="6.728cm" svg:y1="7.878cm" svg:x2="6.728cm" svg:y2="8.023cm">
            <text:p/>
          </draw:line>
          <draw:line draw:style-name="gr13" draw:text-style-name="P2" draw:layer="layout" svg:x1="6.546cm" svg:y1="7.878cm" svg:x2="6.546cm" svg:y2="8.023cm">
            <text:p/>
          </draw:line>
          <draw:line draw:style-name="gr13" draw:text-style-name="P2" draw:layer="layout" svg:x1="6.097cm" svg:y1="7.284cm" svg:x2="6.097cm" svg:y2="7.474cm">
            <text:p/>
          </draw:line>
          <draw:line draw:style-name="gr13" draw:text-style-name="P2" draw:layer="layout" svg:x1="6.292cm" svg:y1="7.878cm" svg:x2="6.292cm" svg:y2="8.023cm">
            <text:p/>
          </draw:line>
          <draw:line draw:style-name="gr13" draw:text-style-name="P2" draw:layer="layout" svg:x1="6.474cm" svg:y1="7.878cm" svg:x2="6.474cm" svg:y2="8.023cm">
            <text:p/>
          </draw:line>
          <draw:line draw:style-name="gr13" draw:text-style-name="P2" draw:layer="layout" svg:x1="5.911cm" svg:y1="7.878cm" svg:x2="5.911cm" svg:y2="8.023cm">
            <text:p/>
          </draw:line>
          <draw:line draw:style-name="gr13" draw:text-style-name="P2" draw:layer="layout" svg:x1="6.093cm" svg:y1="7.878cm" svg:x2="6.093cm" svg:y2="8.023cm">
            <text:p/>
          </draw:line>
          <draw:line draw:style-name="gr13" draw:text-style-name="P2" draw:layer="layout" svg:x1="6.977cm" svg:y1="7.089cm" svg:x2="7.122cm" svg:y2="7.089cm">
            <text:p/>
          </draw:line>
          <draw:line draw:style-name="gr13" draw:text-style-name="P2" draw:layer="layout" svg:x1="6.977cm" svg:y1="6.907cm" svg:x2="7.122cm" svg:y2="6.907cm">
            <text:p/>
          </draw:line>
          <draw:line draw:style-name="gr2" draw:text-style-name="P2" draw:layer="layout" svg:x1="7.447cm" svg:y1="7.044cm" svg:x2="7.481cm" svg:y2="6.996cm">
            <text:p/>
          </draw:line>
          <draw:polyline draw:style-name="gr2" draw:text-style-name="P2" draw:layer="layout" svg:width="0.057cm" svg:height="0.1cm" svg:x="7.447cm" svg:y="6.943cm" svg:viewBox="0 0 58 101" draw:points="58,101 58,0 19,0 10,5 5,11 0,20 0,35 5,44 10,49 19,54 58,54">
            <text:p/>
          </draw:polyline>
          <draw:polyline draw:style-name="gr2" draw:text-style-name="P2" draw:layer="layout" svg:width="0.057cm" svg:height="0.1cm" svg:x="7.352cm" svg:y="6.943cm" svg:viewBox="0 0 58 101" draw:points="4,0 53,0 58,49 53,44 44,39 19,39 9,44 4,49 0,58 0,82 4,92 9,96 19,101 44,101 53,96 58,92">
            <text:p/>
          </draw:polyline>
          <draw:polyline draw:style-name="gr5" draw:text-style-name="P2" draw:layer="layout" svg:width="0.019cm" svg:height="0.019cm" svg:x="7.389cm" svg:y="7.863cm" svg:viewBox="0 0 20 20" draw:points="10,0 0,10 10,20 20,10 10,0 10,20">
            <text:p/>
          </draw:polyline>
          <draw:polyline draw:style-name="gr2" draw:text-style-name="P2" draw:layer="layout" svg:width="0.1cm" svg:height="0.062cm" svg:x="7.151cm" svg:y="7.997cm" svg:viewBox="0 0 101 63" draw:points="91,63 95,58 101,44 101,34 95,19 86,9 76,5 57,0 43,0 24,5 14,9 5,19 0,34 0,44 5,58 10,63">
            <text:p/>
          </draw:polyline>
          <draw:line draw:style-name="gr2" draw:text-style-name="P2" draw:layer="layout" svg:x1="7.251cm" svg:y1="8.153cm" svg:x2="7.251cm" svg:y2="8.096cm">
            <text:p/>
          </draw:line>
          <draw:polyline draw:style-name="gr2" draw:text-style-name="P2" draw:layer="layout" svg:width="0.1cm" svg:height="0.029cm" svg:x="7.151cm" svg:y="8.096cm" svg:viewBox="0 0 101 30" draw:points="101,30 0,30 14,20 24,10 29,0">
            <text:p/>
          </draw:polyline>
          <draw:line draw:style-name="gr2" draw:text-style-name="P2" draw:layer="layout" svg:x1="7.472cm" svg:y1="7.961cm" svg:x2="7.493cm" svg:y2="7.961cm">
            <text:p/>
          </draw:line>
          <draw:line draw:style-name="gr2" draw:text-style-name="P2" draw:layer="layout" svg:x1="7.493cm" svg:y1="7.961cm" svg:x2="7.493cm" svg:y2="7.786cm">
            <text:p/>
          </draw:line>
          <draw:line draw:style-name="gr2" draw:text-style-name="P2" draw:layer="layout" svg:x1="5.794cm" svg:y1="8.284cm" svg:x2="5.745cm" svg:y2="8.25cm">
            <text:p/>
          </draw:line>
          <draw:polyline draw:style-name="gr2" draw:text-style-name="P2" draw:layer="layout" svg:width="0.1cm" svg:height="0.057cm" svg:x="5.693cm" svg:y="8.226cm" svg:viewBox="0 0 101 58" draw:points="101,0 0,0 0,39 4,49 9,53 19,58 33,58 43,53 47,49 52,39 52,0">
            <text:p/>
          </draw:polyline>
          <draw:polyline draw:style-name="gr2" draw:text-style-name="P2" draw:layer="layout" svg:width="0.1cm" svg:height="0.062cm" svg:x="5.693cm" svg:y="8.316cm" svg:viewBox="0 0 101 63" draw:points="9,5 4,10 0,20 0,44 4,54 9,58 19,63 28,63 43,58 101,0 101,63">
            <text:p/>
          </draw:polyline>
          <draw:line draw:style-name="gr2" draw:text-style-name="P2" draw:layer="layout" svg:x1="6.683cm" svg:y1="8.284cm" svg:x2="6.634cm" svg:y2="8.25cm">
            <text:p/>
          </draw:line>
          <draw:polyline draw:style-name="gr2" draw:text-style-name="P2" draw:layer="layout" svg:width="0.1cm" svg:height="0.057cm" svg:x="6.582cm" svg:y="8.226cm" svg:viewBox="0 0 101 58" draw:points="101,0 0,0 0,39 5,49 9,53 19,58 33,58 43,53 47,49 52,39 52,0">
            <text:p/>
          </draw:polyline>
          <draw:line draw:style-name="gr2" draw:text-style-name="P2" draw:layer="layout" svg:x1="6.615cm" svg:y1="8.369cm" svg:x2="6.682cm" svg:y2="8.369cm">
            <text:p/>
          </draw:line>
          <draw:polyline draw:style-name="gr2" draw:text-style-name="P2" draw:layer="layout" svg:width="0.071cm" svg:height="0.062cm" svg:x="6.577cm" svg:y="8.321cm" svg:viewBox="0 0 72 63" draw:points="0,25 72,0 72,63">
            <text:p/>
          </draw:polyline>
          <draw:line draw:style-name="gr13" draw:text-style-name="P2" draw:layer="layout" svg:x1="6.192cm" svg:y1="8.363cm" svg:x2="6.192cm" svg:y2="8.618cm">
            <text:p/>
          </draw:line>
          <draw:line draw:style-name="gr13" draw:text-style-name="P2" draw:layer="layout" svg:x1="3.62cm" svg:y1="9.125cm" svg:x2="3.62cm" svg:y2="9.506cm">
            <text:p/>
          </draw:line>
          <draw:line draw:style-name="gr2" draw:text-style-name="P2" draw:layer="layout" svg:x1="6.429cm" svg:y1="8.284cm" svg:x2="6.38cm" svg:y2="8.25cm">
            <text:p/>
          </draw:line>
          <draw:polyline draw:style-name="gr2" draw:text-style-name="P2" draw:layer="layout" svg:width="0.1cm" svg:height="0.057cm" svg:x="6.328cm" svg:y="8.226cm" svg:viewBox="0 0 101 58" draw:points="101,0 0,0 0,39 4,49 9,53 19,58 34,58 44,53 48,49 53,39 53,0">
            <text:p/>
          </draw:polyline>
          <draw:polyline draw:style-name="gr2" draw:text-style-name="P2" draw:layer="layout" svg:width="0.1cm" svg:height="0.062cm" svg:x="6.328cm" svg:y="8.316cm" svg:viewBox="0 0 101 63" draw:points="0,0 0,63 39,30 39,44 44,54 48,58 58,63 82,63 91,58 96,54 101,44 101,16 96,5 91,0">
            <text:p/>
          </draw:polyline>
          <draw:line draw:style-name="gr2" draw:text-style-name="P2" draw:layer="layout" svg:x1="6.048cm" svg:y1="8.284cm" svg:x2="5.999cm" svg:y2="8.25cm">
            <text:p/>
          </draw:line>
          <draw:polyline draw:style-name="gr2" draw:text-style-name="P2" draw:layer="layout" svg:width="0.1cm" svg:height="0.057cm" svg:x="5.947cm" svg:y="8.226cm" svg:viewBox="0 0 101 58" draw:points="101,0 0,0 0,39 6,49 10,53 20,58 34,58 44,53 48,49 53,39 53,0">
            <text:p/>
          </draw:polyline>
          <draw:line draw:style-name="gr2" draw:text-style-name="P2" draw:layer="layout" svg:x1="6.047cm" svg:y1="8.378cm" svg:x2="6.047cm" svg:y2="8.321cm">
            <text:p/>
          </draw:line>
          <draw:polyline draw:style-name="gr2" draw:text-style-name="P2" draw:layer="layout" svg:width="0.1cm" svg:height="0.029cm" svg:x="5.947cm" svg:y="8.321cm" svg:viewBox="0 0 101 30" draw:points="101,30 0,30 15,20 25,11 29,0">
            <text:p/>
          </draw:polyline>
          <draw:line draw:style-name="gr13" draw:text-style-name="P2" draw:layer="layout" svg:x1="7.115cm" svg:y1="8.385cm" svg:x2="7.115cm" svg:y2="8.527cm">
            <text:p/>
          </draw:line>
          <draw:line draw:style-name="gr13" draw:text-style-name="P2" draw:layer="layout" svg:x1="7.297cm" svg:y1="8.385cm" svg:x2="7.297cm" svg:y2="8.527cm">
            <text:p/>
          </draw:line>
          <draw:line draw:style-name="gr2" draw:text-style-name="P2" draw:layer="layout" svg:x1="7.472cm" svg:y1="8.511cm" svg:x2="7.503cm" svg:y2="8.511cm">
            <text:p/>
          </draw:line>
          <draw:line draw:style-name="gr2" draw:text-style-name="P2" draw:layer="layout" svg:x1="8.023cm" svg:y1="8.511cm" svg:x2="7.994cm" svg:y2="8.511cm">
            <text:p/>
          </draw:line>
          <draw:line draw:style-name="gr2" draw:text-style-name="P2" draw:layer="layout" svg:x1="8.023cm" svg:y1="7.961cm" svg:x2="7.994cm" svg:y2="7.961cm">
            <text:p/>
          </draw:line>
          <draw:line draw:style-name="gr2" draw:text-style-name="P2" draw:layer="layout" svg:x1="7.472cm" svg:y1="7.961cm" svg:x2="7.472cm" svg:y2="8.511cm">
            <text:p/>
          </draw:line>
          <draw:line draw:style-name="gr2" draw:text-style-name="P2" draw:layer="layout" svg:x1="8.023cm" svg:y1="7.961cm" svg:x2="8.023cm" svg:y2="8.511cm">
            <text:p/>
          </draw:line>
          <draw:polyline draw:style-name="gr2" draw:text-style-name="P2" draw:layer="layout" svg:width="0.1cm" svg:height="0.057cm" svg:x="8.106cm" svg:y="8.16cm" svg:viewBox="0 0 101 58" draw:points="0,0 82,0 91,5 96,10 101,19 101,39 96,49 91,54 82,58 0,58">
            <text:p/>
          </draw:polyline>
          <draw:polyline draw:style-name="gr2" draw:text-style-name="P2" draw:layer="layout" svg:width="0.1cm" svg:height="0.061cm" svg:x="8.106cm" svg:y="8.256cm" svg:viewBox="0 0 101 62" draw:points="9,4 5,9 0,20 0,43 5,53 9,58 19,62 28,62 43,58 101,0 101,62">
            <text:p/>
          </draw:polyline>
          <draw:line draw:style-name="gr11" draw:text-style-name="P2" draw:layer="layout" svg:x1="2.414cm" svg:y1="6.395cm" svg:x2="9.399cm" svg:y2="6.395cm">
            <text:p/>
          </draw:line>
          <draw:line draw:style-name="gr11" draw:text-style-name="P2" draw:layer="layout" svg:x1="2.414cm" svg:y1="10.332cm" svg:x2="2.414cm" svg:y2="8.681cm">
            <text:p/>
          </draw:line>
          <draw:line draw:style-name="gr11" draw:text-style-name="P2" draw:layer="layout" svg:x1="9.399cm" svg:y1="10.332cm" svg:x2="2.414cm" svg:y2="10.332cm">
            <text:p/>
          </draw:line>
          <draw:line draw:style-name="gr11" draw:text-style-name="P2" draw:layer="layout" svg:x1="2.414cm" svg:y1="7.983cm" svg:x2="2.414cm" svg:y2="6.395cm">
            <text:p/>
          </draw:line>
          <draw:line draw:style-name="gr11" draw:text-style-name="P2" draw:layer="layout" svg:x1="2.606cm" svg:y1="8.174cm" svg:x2="2.414cm" svg:y2="7.983cm">
            <text:p/>
          </draw:line>
          <draw:line draw:style-name="gr11" draw:text-style-name="P2" draw:layer="layout" svg:x1="9.399cm" svg:y1="6.395cm" svg:x2="9.399cm" svg:y2="10.332cm">
            <text:p/>
          </draw:line>
          <draw:line draw:style-name="gr11" draw:text-style-name="P2" draw:layer="layout" svg:x1="2.414cm" svg:y1="8.682cm" svg:x2="2.606cm" svg:y2="8.49cm">
            <text:p/>
          </draw:line>
          <draw:line draw:style-name="gr11" draw:text-style-name="P2" draw:layer="layout" svg:x1="2.605cm" svg:y1="8.49cm" svg:x2="2.605cm" svg:y2="8.173cm">
            <text:p/>
          </draw:line>
          <draw:line draw:style-name="gr12" draw:text-style-name="P2" draw:layer="layout" svg:x1="2.926cm" svg:y1="9.57cm" svg:x2="3.426cm" svg:y2="9.57cm">
            <text:p/>
          </draw:line>
          <draw:line draw:style-name="gr12" draw:text-style-name="P2" draw:layer="layout" svg:x1="3.176cm" svg:y1="9.32cm" svg:x2="3.176cm" svg:y2="9.82cm">
            <text:p/>
          </draw:line>
          <draw:path draw:style-name="gr12" draw:text-style-name="P2" draw:layer="layout" svg:width="0.334cm" svg:height="0.334cm" svg:x="3.009cm" svg:y="9.403cm" svg:viewBox="0 0 335 335" svg:d="M335 168c0 92-74 167-167 167s-168-75-168-167c0-93 75-168 168-168s167 75 167 168z">
            <text:p/>
          </draw:path>
        </draw:g>
        <draw:g>
          <draw:line draw:style-name="gr13" draw:text-style-name="P2" draw:layer="layout" svg:x1="24.946cm" svg:y1="6.907cm" svg:x2="25.092cm" svg:y2="6.907cm">
            <text:p/>
          </draw:line>
          <draw:line draw:style-name="gr2" draw:text-style-name="P2" draw:layer="layout" svg:x1="25.417cm" svg:y1="7.044cm" svg:x2="25.451cm" svg:y2="6.996cm">
            <text:p/>
          </draw:line>
          <draw:polyline draw:style-name="gr2" draw:text-style-name="P2" draw:layer="layout" svg:width="0.057cm" svg:height="0.1cm" svg:x="25.417cm" svg:y="6.943cm" svg:viewBox="0 0 58 101" draw:points="58,101 58,0 19,0 9,5 5,11 0,20 0,35 5,44 9,49 19,54 58,54">
            <text:p/>
          </draw:polyline>
          <draw:polyline draw:style-name="gr2" draw:text-style-name="P2" draw:layer="layout" svg:width="0.057cm" svg:height="0.1cm" svg:x="25.322cm" svg:y="6.943cm" svg:viewBox="0 0 58 101" draw:points="4,0 53,0 58,49 53,44 44,39 20,39 9,44 4,49 0,58 0,82 4,92 9,96 20,101 44,101 53,96 58,92">
            <text:p/>
          </draw:polyline>
          <draw:path draw:style-name="gr13" draw:text-style-name="P2" draw:layer="layout" svg:width="0.191cm" svg:height="0.191cm" svg:x="22.162cm" svg:y="7.887cm" svg:viewBox="0 0 192 192" svg:d="M192 97c0 52-44 95-97 95-52 0-95-43-95-95 0-53 43-97 95-97 53 0 97 44 97 97z">
            <text:p/>
          </draw:path>
          <draw:line draw:style-name="gr2" draw:text-style-name="P2" draw:layer="layout" svg:x1="22.56cm" svg:y1="7.989cm" svg:x2="22.484cm" svg:y2="7.989cm">
            <text:p/>
          </draw:line>
          <draw:line draw:style-name="gr2" draw:text-style-name="P2" draw:layer="layout" svg:x1="22.522cm" svg:y1="8.027cm" svg:x2="22.522cm" svg:y2="7.951cm">
            <text:p/>
          </draw:line>
          <draw:polyline draw:style-name="gr2" draw:text-style-name="P2" draw:layer="layout" svg:width="0.067cm" svg:height="0.1cm" svg:x="22.384cm" svg:y="7.927cm" svg:viewBox="0 0 68 101" draw:points="68,0 35,101 0,0">
            <text:p/>
          </draw:polyline>
          <draw:path draw:style-name="gr13" draw:text-style-name="P2" draw:layer="layout" svg:width="0.191cm" svg:height="0.191cm" svg:x="21.844cm" svg:y="7.887cm" svg:viewBox="0 0 192 192" svg:d="M192 97c0 52-42 95-96 95-53 0-96-43-96-95 0-53 43-97 96-97 54 0 96 44 96 97z">
            <text:p/>
          </draw:path>
          <draw:polyline draw:style-name="gr2" draw:text-style-name="P2" draw:layer="layout" svg:width="0.062cm" svg:height="0.1cm" svg:x="21.725cm" svg:y="7.927cm" svg:viewBox="0 0 63 101" draw:points="5,5 15,0 30,0 44,5 54,15 59,25 63,44 63,59 59,78 54,87 44,97 30,101 19,101 5,97 0,92 0,59 19,59">
            <text:p/>
          </draw:polyline>
          <draw:polyline draw:style-name="gr2" draw:text-style-name="P2" draw:layer="layout" svg:width="0.058cm" svg:height="0.1cm" svg:x="21.625cm" svg:y="7.927cm" svg:viewBox="0 0 59 101" draw:points="59,101 59,0 0,101 0,0">
            <text:p/>
          </draw:polyline>
          <draw:polygon draw:style-name="gr2" draw:text-style-name="P2" draw:layer="layout" svg:width="0.057cm" svg:height="0.1cm" svg:x="21.521cm" svg:y="7.927cm" svg:viewBox="0 0 58 101" draw:points="58,101 58,0 33,0 19,5 9,15 4,25 0,44 0,59 4,78 9,87 19,97 33,101">
            <text:p/>
          </draw:polygon>
          <draw:line draw:style-name="gr13" draw:text-style-name="P2" draw:layer="layout" svg:x1="21.591cm" svg:y1="9.125cm" svg:x2="21.591cm" svg:y2="9.506cm">
            <text:p/>
          </draw:line>
          <draw:line draw:style-name="gr2" draw:text-style-name="P2" draw:layer="layout" svg:x1="25.993cm" svg:y1="8.511cm" svg:x2="25.964cm" svg:y2="8.511cm">
            <text:p/>
          </draw:line>
          <draw:line draw:style-name="gr2" draw:text-style-name="P2" draw:layer="layout" svg:x1="25.993cm" svg:y1="7.961cm" svg:x2="25.964cm" svg:y2="7.961cm">
            <text:p/>
          </draw:line>
          <draw:line draw:style-name="gr2" draw:text-style-name="P2" draw:layer="layout" svg:x1="25.993cm" svg:y1="7.961cm" svg:x2="25.993cm" svg:y2="8.511cm">
            <text:p/>
          </draw:line>
          <draw:polyline draw:style-name="gr2" draw:text-style-name="P2" draw:layer="layout" svg:width="0.1cm" svg:height="0.057cm" svg:x="26.076cm" svg:y="8.16cm" svg:viewBox="0 0 101 58" draw:points="0,0 82,0 91,5 96,10 101,19 101,39 96,49 91,54 82,58 0,58">
            <text:p/>
          </draw:polyline>
          <draw:polyline draw:style-name="gr2" draw:text-style-name="P2" draw:layer="layout" svg:width="0.1cm" svg:height="0.061cm" svg:x="26.076cm" svg:y="8.256cm" svg:viewBox="0 0 101 62" draw:points="9,4 4,9 0,20 0,43 4,53 9,58 19,62 28,62 43,58 101,0 101,62">
            <text:p/>
          </draw:polyline>
          <draw:line draw:style-name="gr13" draw:text-style-name="P2" draw:layer="layout" svg:x1="24.946cm" svg:y1="7.089cm" svg:x2="25.092cm" svg:y2="7.089cm">
            <text:p/>
          </draw:line>
          <draw:line draw:style-name="gr2" draw:text-style-name="P2" draw:layer="layout" svg:x1="25.442cm" svg:y1="7.961cm" svg:x2="25.463cm" svg:y2="7.961cm">
            <text:p/>
          </draw:line>
          <draw:line draw:style-name="gr2" draw:text-style-name="P2" draw:layer="layout" svg:x1="25.463cm" svg:y1="7.961cm" svg:x2="25.463cm" svg:y2="7.786cm">
            <text:p/>
          </draw:line>
          <draw:polyline draw:style-name="gr5" draw:text-style-name="P2" draw:layer="layout" svg:width="0.019cm" svg:height="0.019cm" svg:x="25.359cm" svg:y="7.863cm" svg:viewBox="0 0 20 20" draw:points="10,0 0,10 10,20 20,10 10,0 10,20">
            <text:p/>
          </draw:polyline>
          <draw:line draw:style-name="gr13" draw:text-style-name="P2" draw:layer="layout" svg:x1="23.881cm" svg:y1="7.878cm" svg:x2="23.881cm" svg:y2="8.023cm">
            <text:p/>
          </draw:line>
          <draw:line draw:style-name="gr2" draw:text-style-name="P2" draw:layer="layout" svg:x1="24.018cm" svg:y1="8.284cm" svg:x2="23.969cm" svg:y2="8.25cm">
            <text:p/>
          </draw:line>
          <draw:polyline draw:style-name="gr2" draw:text-style-name="P2" draw:layer="layout" svg:width="0.1cm" svg:height="0.057cm" svg:x="23.917cm" svg:y="8.226cm" svg:viewBox="0 0 101 58" draw:points="101,0 0,0 0,39 4,49 9,53 19,58 33,58 43,53 47,49 52,39 52,0">
            <text:p/>
          </draw:polyline>
          <draw:line draw:style-name="gr2" draw:text-style-name="P2" draw:layer="layout" svg:x1="24.017cm" svg:y1="8.378cm" svg:x2="24.017cm" svg:y2="8.321cm">
            <text:p/>
          </draw:line>
          <draw:polyline draw:style-name="gr2" draw:text-style-name="P2" draw:layer="layout" svg:width="0.1cm" svg:height="0.029cm" svg:x="23.917cm" svg:y="8.321cm" svg:viewBox="0 0 101 30" draw:points="101,30 0,30 14,20 23,11 28,0">
            <text:p/>
          </draw:polyline>
          <draw:line draw:style-name="gr13" draw:text-style-name="P2" draw:layer="layout" svg:x1="24.162cm" svg:y1="8.363cm" svg:x2="24.162cm" svg:y2="8.618cm">
            <text:p/>
          </draw:line>
          <draw:line draw:style-name="gr13" draw:text-style-name="P2" draw:layer="layout" svg:x1="23.809cm" svg:y1="7.878cm" svg:x2="23.809cm" svg:y2="8.023cm">
            <text:p/>
          </draw:line>
          <draw:line draw:style-name="gr13" draw:text-style-name="P2" draw:layer="layout" svg:x1="23.627cm" svg:y1="7.878cm" svg:x2="23.627cm" svg:y2="8.023cm">
            <text:p/>
          </draw:line>
          <draw:line draw:style-name="gr2" draw:text-style-name="P2" draw:layer="layout" svg:x1="23.764cm" svg:y1="8.284cm" svg:x2="23.715cm" svg:y2="8.25cm">
            <text:p/>
          </draw:line>
          <draw:polyline draw:style-name="gr2" draw:text-style-name="P2" draw:layer="layout" svg:width="0.1cm" svg:height="0.057cm" svg:x="23.663cm" svg:y="8.226cm" svg:viewBox="0 0 101 58" draw:points="101,0 0,0 0,39 4,49 9,53 19,58 33,58 43,53 47,49 52,39 52,0">
            <text:p/>
          </draw:polyline>
          <draw:polyline draw:style-name="gr2" draw:text-style-name="P2" draw:layer="layout" svg:width="0.1cm" svg:height="0.062cm" svg:x="23.663cm" svg:y="8.316cm" svg:viewBox="0 0 101 63" draw:points="9,5 4,10 0,20 0,44 4,54 9,58 19,63 28,63 43,58 101,0 101,63">
            <text:p/>
          </draw:polyline>
          <draw:line draw:style-name="gr2" draw:text-style-name="P2" draw:layer="layout" svg:x1="24.399cm" svg:y1="8.284cm" svg:x2="24.35cm" svg:y2="8.25cm">
            <text:p/>
          </draw:line>
          <draw:polyline draw:style-name="gr2" draw:text-style-name="P2" draw:layer="layout" svg:width="0.1cm" svg:height="0.057cm" svg:x="24.298cm" svg:y="8.226cm" svg:viewBox="0 0 101 58" draw:points="101,0 0,0 0,39 4,49 9,53 19,58 33,58 43,53 47,49 52,39 52,0">
            <text:p/>
          </draw:polyline>
          <draw:polyline draw:style-name="gr2" draw:text-style-name="P2" draw:layer="layout" svg:width="0.1cm" svg:height="0.062cm" svg:x="24.298cm" svg:y="8.316cm" svg:viewBox="0 0 101 63" draw:points="0,0 0,63 38,30 38,44 43,54 47,58 58,63 82,63 91,58 96,54 101,44 101,16 96,5 91,0">
            <text:p/>
          </draw:polyline>
          <draw:line draw:style-name="gr2" draw:text-style-name="P2" draw:layer="layout" svg:x1="24.653cm" svg:y1="8.284cm" svg:x2="24.604cm" svg:y2="8.25cm">
            <text:p/>
          </draw:line>
          <draw:polyline draw:style-name="gr2" draw:text-style-name="P2" draw:layer="layout" svg:width="0.1cm" svg:height="0.057cm" svg:x="24.552cm" svg:y="8.226cm" svg:viewBox="0 0 101 58" draw:points="101,0 0,0 0,39 4,49 9,53 19,58 33,58 43,53 47,49 53,39 53,0">
            <text:p/>
          </draw:polyline>
          <draw:line draw:style-name="gr2" draw:text-style-name="P2" draw:layer="layout" svg:x1="24.585cm" svg:y1="8.369cm" svg:x2="24.652cm" svg:y2="8.369cm">
            <text:p/>
          </draw:line>
          <draw:polyline draw:style-name="gr2" draw:text-style-name="P2" draw:layer="layout" svg:width="0.071cm" svg:height="0.062cm" svg:x="24.547cm" svg:y="8.321cm" svg:viewBox="0 0 72 63" draw:points="0,25 72,0 72,63">
            <text:p/>
          </draw:polyline>
          <draw:line draw:style-name="gr2" draw:text-style-name="P2" draw:layer="layout" svg:x1="25.442cm" svg:y1="8.511cm" svg:x2="25.472cm" svg:y2="8.511cm">
            <text:p/>
          </draw:line>
          <draw:line draw:style-name="gr2" draw:text-style-name="P2" draw:layer="layout" svg:x1="25.442cm" svg:y1="7.961cm" svg:x2="25.442cm" svg:y2="8.511cm">
            <text:p/>
          </draw:line>
          <draw:line draw:style-name="gr13" draw:text-style-name="P2" draw:layer="layout" svg:x1="25.085cm" svg:y1="8.385cm" svg:x2="25.085cm" svg:y2="8.527cm">
            <text:p/>
          </draw:line>
          <draw:line draw:style-name="gr13" draw:text-style-name="P2" draw:layer="layout" svg:x1="25.267cm" svg:y1="8.385cm" svg:x2="25.267cm" svg:y2="8.527cm">
            <text:p/>
          </draw:line>
          <draw:polyline draw:style-name="gr2" draw:text-style-name="P2" draw:layer="layout" svg:width="0.1cm" svg:height="0.062cm" svg:x="25.121cm" svg:y="7.997cm" svg:viewBox="0 0 101 63" draw:points="92,63 96,58 101,44 101,34 96,19 87,9 77,5 58,0 44,0 24,5 14,9 5,19 0,34 0,44 5,58 10,63">
            <text:p/>
          </draw:polyline>
          <draw:line draw:style-name="gr2" draw:text-style-name="P2" draw:layer="layout" svg:x1="25.221cm" svg:y1="8.153cm" svg:x2="25.221cm" svg:y2="8.096cm">
            <text:p/>
          </draw:line>
          <draw:polyline draw:style-name="gr2" draw:text-style-name="P2" draw:layer="layout" svg:width="0.1cm" svg:height="0.029cm" svg:x="25.121cm" svg:y="8.096cm" svg:viewBox="0 0 101 30" draw:points="101,30 0,30 14,20 24,10 29,0">
            <text:p/>
          </draw:polyline>
          <draw:line draw:style-name="gr13" draw:text-style-name="P2" draw:layer="layout" svg:x1="24.063cm" svg:y1="7.878cm" svg:x2="24.063cm" svg:y2="8.023cm">
            <text:p/>
          </draw:line>
          <draw:line draw:style-name="gr13" draw:text-style-name="P2" draw:layer="layout" svg:x1="24.067cm" svg:y1="7.284cm" svg:x2="24.067cm" svg:y2="7.474cm">
            <text:p/>
          </draw:line>
          <draw:line draw:style-name="gr13" draw:text-style-name="P2" draw:layer="layout" svg:x1="24.262cm" svg:y1="7.878cm" svg:x2="24.262cm" svg:y2="8.023cm">
            <text:p/>
          </draw:line>
          <draw:line draw:style-name="gr13" draw:text-style-name="P2" draw:layer="layout" svg:x1="24.444cm" svg:y1="7.878cm" svg:x2="24.444cm" svg:y2="8.023cm">
            <text:p/>
          </draw:line>
          <draw:line draw:style-name="gr13" draw:text-style-name="P2" draw:layer="layout" svg:x1="24.698cm" svg:y1="7.878cm" svg:x2="24.698cm" svg:y2="8.023cm">
            <text:p/>
          </draw:line>
          <draw:line draw:style-name="gr13" draw:text-style-name="P2" draw:layer="layout" svg:x1="24.516cm" svg:y1="7.878cm" svg:x2="24.516cm" svg:y2="8.023cm">
            <text:p/>
          </draw:line>
          <draw:line draw:style-name="gr11" draw:text-style-name="P2" draw:layer="layout" svg:x1="20.384cm" svg:y1="6.395cm" svg:x2="27.369cm" svg:y2="6.395cm">
            <text:p/>
          </draw:line>
          <draw:line draw:style-name="gr11" draw:text-style-name="P2" draw:layer="layout" svg:x1="20.384cm" svg:y1="7.983cm" svg:x2="20.384cm" svg:y2="6.395cm">
            <text:p/>
          </draw:line>
          <draw:line draw:style-name="gr11" draw:text-style-name="P2" draw:layer="layout" svg:x1="20.384cm" svg:y1="10.332cm" svg:x2="20.384cm" svg:y2="8.681cm">
            <text:p/>
          </draw:line>
          <draw:line draw:style-name="gr11" draw:text-style-name="P2" draw:layer="layout" svg:x1="20.575cm" svg:y1="8.174cm" svg:x2="20.384cm" svg:y2="7.983cm">
            <text:p/>
          </draw:line>
          <draw:line draw:style-name="gr11" draw:text-style-name="P2" draw:layer="layout" svg:x1="27.369cm" svg:y1="6.395cm" svg:x2="27.369cm" svg:y2="10.332cm">
            <text:p/>
          </draw:line>
          <draw:line draw:style-name="gr11" draw:text-style-name="P2" draw:layer="layout" svg:x1="20.384cm" svg:y1="8.682cm" svg:x2="20.575cm" svg:y2="8.49cm">
            <text:p/>
          </draw:line>
          <draw:line draw:style-name="gr11" draw:text-style-name="P2" draw:layer="layout" svg:x1="20.574cm" svg:y1="8.49cm" svg:x2="20.574cm" svg:y2="8.173cm">
            <text:p/>
          </draw:line>
          <draw:line draw:style-name="gr12" draw:text-style-name="P2" draw:layer="layout" svg:x1="20.896cm" svg:y1="9.57cm" svg:x2="21.396cm" svg:y2="9.57cm">
            <text:p/>
          </draw:line>
          <draw:line draw:style-name="gr12" draw:text-style-name="P2" draw:layer="layout" svg:x1="21.146cm" svg:y1="9.32cm" svg:x2="21.146cm" svg:y2="9.82cm">
            <text:p/>
          </draw:line>
          <draw:path draw:style-name="gr12" draw:text-style-name="P2" draw:layer="layout" svg:width="0.334cm" svg:height="0.334cm" svg:x="20.979cm" svg:y="9.403cm" svg:viewBox="0 0 335 335" svg:d="M335 168c0 92-75 167-168 167-92 0-167-75-167-167 0-93 75-168 167-168 93 0 168 75 168 168z">
            <text:p/>
          </draw:path>
          <draw:line draw:style-name="gr11" draw:text-style-name="P2" draw:layer="layout" svg:x1="27.369cm" svg:y1="10.332cm" svg:x2="20.384cm" svg:y2="10.332cm">
            <text:p/>
          </draw:line>
        </draw:g>
        <draw:g>
          <draw:line draw:style-name="gr13" draw:text-style-name="P2" draw:layer="layout" svg:x1="15.177cm" svg:y1="8.363cm" svg:x2="15.177cm" svg:y2="8.618cm">
            <text:p/>
          </draw:line>
          <draw:line draw:style-name="gr2" draw:text-style-name="P2" draw:layer="layout" svg:x1="16.458cm" svg:y1="8.511cm" svg:x2="16.487cm" svg:y2="8.511cm">
            <text:p/>
          </draw:line>
          <draw:line draw:style-name="gr13" draw:text-style-name="P2" draw:layer="layout" svg:x1="12.605cm" svg:y1="9.125cm" svg:x2="12.605cm" svg:y2="9.506cm">
            <text:p/>
          </draw:line>
          <draw:line draw:style-name="gr13" draw:text-style-name="P2" draw:layer="layout" svg:x1="15.712cm" svg:y1="7.878cm" svg:x2="15.712cm" svg:y2="8.023cm">
            <text:p/>
          </draw:line>
          <draw:line draw:style-name="gr13" draw:text-style-name="P2" draw:layer="layout" svg:x1="15.53cm" svg:y1="7.878cm" svg:x2="15.53cm" svg:y2="8.023cm">
            <text:p/>
          </draw:line>
          <draw:line draw:style-name="gr2" draw:text-style-name="P2" draw:layer="layout" svg:x1="15.668cm" svg:y1="8.284cm" svg:x2="15.619cm" svg:y2="8.25cm">
            <text:p/>
          </draw:line>
          <draw:polyline draw:style-name="gr2" draw:text-style-name="P2" draw:layer="layout" svg:width="0.1cm" svg:height="0.057cm" svg:x="15.567cm" svg:y="8.226cm" svg:viewBox="0 0 101 58" draw:points="101,0 0,0 0,39 5,49 9,53 19,58 33,58 43,53 48,49 52,39 52,0">
            <text:p/>
          </draw:polyline>
          <draw:line draw:style-name="gr2" draw:text-style-name="P2" draw:layer="layout" svg:x1="15.6cm" svg:y1="8.369cm" svg:x2="15.667cm" svg:y2="8.369cm">
            <text:p/>
          </draw:line>
          <draw:polyline draw:style-name="gr2" draw:text-style-name="P2" draw:layer="layout" svg:width="0.072cm" svg:height="0.062cm" svg:x="15.562cm" svg:y="8.321cm" svg:viewBox="0 0 73 63" draw:points="0,25 73,0 73,63">
            <text:p/>
          </draw:polyline>
          <draw:line draw:style-name="gr2" draw:text-style-name="P2" draw:layer="layout" svg:x1="16.478cm" svg:y1="7.961cm" svg:x2="16.478cm" svg:y2="7.786cm">
            <text:p/>
          </draw:line>
          <draw:line draw:style-name="gr13" draw:text-style-name="P2" draw:layer="layout" svg:x1="16.1cm" svg:y1="8.385cm" svg:x2="16.1cm" svg:y2="8.527cm">
            <text:p/>
          </draw:line>
          <draw:line draw:style-name="gr13" draw:text-style-name="P2" draw:layer="layout" svg:x1="16.282cm" svg:y1="8.385cm" svg:x2="16.282cm" svg:y2="8.527cm">
            <text:p/>
          </draw:line>
          <draw:polyline draw:style-name="gr2" draw:text-style-name="P2" draw:layer="layout" svg:width="0.1cm" svg:height="0.062cm" svg:x="16.136cm" svg:y="7.997cm" svg:viewBox="0 0 101 63" draw:points="91,63 96,58 101,44 101,34 96,19 87,9 77,5 58,0 44,0 25,5 14,9 5,19 0,34 0,44 5,58 9,63">
            <text:p/>
          </draw:polyline>
          <draw:line draw:style-name="gr2" draw:text-style-name="P2" draw:layer="layout" svg:x1="16.236cm" svg:y1="8.153cm" svg:x2="16.236cm" svg:y2="8.096cm">
            <text:p/>
          </draw:line>
          <draw:polyline draw:style-name="gr2" draw:text-style-name="P2" draw:layer="layout" svg:width="0.1cm" svg:height="0.029cm" svg:x="16.136cm" svg:y="8.096cm" svg:viewBox="0 0 101 30" draw:points="101,30 0,30 14,20 25,10 29,0">
            <text:p/>
          </draw:polyline>
          <draw:line draw:style-name="gr2" draw:text-style-name="P2" draw:layer="layout" svg:x1="16.458cm" svg:y1="7.961cm" svg:x2="16.478cm" svg:y2="7.961cm">
            <text:p/>
          </draw:line>
          <draw:line draw:style-name="gr2" draw:text-style-name="P2" draw:layer="layout" svg:x1="17.008cm" svg:y1="8.511cm" svg:x2="16.978cm" svg:y2="8.511cm">
            <text:p/>
          </draw:line>
          <draw:line draw:style-name="gr2" draw:text-style-name="P2" draw:layer="layout" svg:x1="17.008cm" svg:y1="7.961cm" svg:x2="16.978cm" svg:y2="7.961cm">
            <text:p/>
          </draw:line>
          <draw:line draw:style-name="gr2" draw:text-style-name="P2" draw:layer="layout" svg:x1="16.458cm" svg:y1="7.961cm" svg:x2="16.458cm" svg:y2="8.511cm">
            <text:p/>
          </draw:line>
          <draw:line draw:style-name="gr2" draw:text-style-name="P2" draw:layer="layout" svg:x1="17.008cm" svg:y1="7.961cm" svg:x2="17.008cm" svg:y2="8.511cm">
            <text:p/>
          </draw:line>
          <draw:polyline draw:style-name="gr2" draw:text-style-name="P2" draw:layer="layout" svg:width="0.1cm" svg:height="0.057cm" svg:x="17.091cm" svg:y="8.16cm" svg:viewBox="0 0 101 58" draw:points="0,0 82,0 91,5 96,10 101,19 101,39 96,49 91,54 82,58 0,58">
            <text:p/>
          </draw:polyline>
          <draw:polyline draw:style-name="gr2" draw:text-style-name="P2" draw:layer="layout" svg:width="0.1cm" svg:height="0.061cm" svg:x="17.091cm" svg:y="8.256cm" svg:viewBox="0 0 101 62" draw:points="10,4 5,9 0,20 0,43 5,53 10,58 19,62 29,62 43,58 101,0 101,62">
            <text:p/>
          </draw:polyline>
          <draw:line draw:style-name="gr13" draw:text-style-name="P2" draw:layer="layout" svg:x1="15.276cm" svg:y1="7.878cm" svg:x2="15.276cm" svg:y2="8.023cm">
            <text:p/>
          </draw:line>
          <draw:line draw:style-name="gr13" draw:text-style-name="P2" draw:layer="layout" svg:x1="15.459cm" svg:y1="7.878cm" svg:x2="15.459cm" svg:y2="8.023cm">
            <text:p/>
          </draw:line>
          <draw:line draw:style-name="gr2" draw:text-style-name="P2" draw:layer="layout" svg:x1="15.414cm" svg:y1="8.284cm" svg:x2="15.365cm" svg:y2="8.25cm">
            <text:p/>
          </draw:line>
          <draw:polyline draw:style-name="gr2" draw:text-style-name="P2" draw:layer="layout" svg:width="0.1cm" svg:height="0.057cm" svg:x="15.313cm" svg:y="8.226cm" svg:viewBox="0 0 101 58" draw:points="101,0 0,0 0,39 5,49 9,53 19,58 33,58 44,53 49,49 53,39 53,0">
            <text:p/>
          </draw:polyline>
          <draw:polyline draw:style-name="gr2" draw:text-style-name="P2" draw:layer="layout" svg:width="0.1cm" svg:height="0.062cm" svg:x="15.313cm" svg:y="8.316cm" svg:viewBox="0 0 101 63" draw:points="0,0 0,63 39,30 39,44 44,54 49,58 58,63 82,63 92,58 96,54 101,44 101,16 96,5 92,0">
            <text:p/>
          </draw:polyline>
          <draw:line draw:style-name="gr13" draw:text-style-name="P2" draw:layer="layout" svg:x1="14.824cm" svg:y1="7.878cm" svg:x2="14.824cm" svg:y2="8.023cm">
            <text:p/>
          </draw:line>
          <draw:line draw:style-name="gr13" draw:text-style-name="P2" draw:layer="layout" svg:x1="14.895cm" svg:y1="7.878cm" svg:x2="14.895cm" svg:y2="8.023cm">
            <text:p/>
          </draw:line>
          <draw:line draw:style-name="gr13" draw:text-style-name="P2" draw:layer="layout" svg:x1="15.077cm" svg:y1="7.878cm" svg:x2="15.077cm" svg:y2="8.023cm">
            <text:p/>
          </draw:line>
          <draw:line draw:style-name="gr2" draw:text-style-name="P2" draw:layer="layout" svg:x1="15.033cm" svg:y1="8.284cm" svg:x2="14.984cm" svg:y2="8.25cm">
            <text:p/>
          </draw:line>
          <draw:polyline draw:style-name="gr2" draw:text-style-name="P2" draw:layer="layout" svg:width="0.1cm" svg:height="0.057cm" svg:x="14.932cm" svg:y="8.226cm" svg:viewBox="0 0 101 58" draw:points="101,0 0,0 0,39 5,49 9,53 20,58 34,58 44,53 49,49 53,39 53,0">
            <text:p/>
          </draw:polyline>
          <draw:line draw:style-name="gr2" draw:text-style-name="P2" draw:layer="layout" svg:x1="15.032cm" svg:y1="8.378cm" svg:x2="15.032cm" svg:y2="8.321cm">
            <text:p/>
          </draw:line>
          <draw:polyline draw:style-name="gr2" draw:text-style-name="P2" draw:layer="layout" svg:width="0.1cm" svg:height="0.029cm" svg:x="14.932cm" svg:y="8.321cm" svg:viewBox="0 0 101 30" draw:points="101,30 0,30 14,20 25,11 30,0">
            <text:p/>
          </draw:polyline>
          <draw:line draw:style-name="gr13" draw:text-style-name="P2" draw:layer="layout" svg:x1="15.082cm" svg:y1="7.284cm" svg:x2="15.082cm" svg:y2="7.474cm">
            <text:p/>
          </draw:line>
          <draw:line draw:style-name="gr13" draw:text-style-name="P2" draw:layer="layout" svg:x1="14.641cm" svg:y1="7.878cm" svg:x2="14.641cm" svg:y2="8.023cm">
            <text:p/>
          </draw:line>
          <draw:line draw:style-name="gr2" draw:text-style-name="P2" draw:layer="layout" svg:x1="14.779cm" svg:y1="8.284cm" svg:x2="14.73cm" svg:y2="8.25cm">
            <text:p/>
          </draw:line>
          <draw:polyline draw:style-name="gr2" draw:text-style-name="P2" draw:layer="layout" svg:width="0.1cm" svg:height="0.057cm" svg:x="14.678cm" svg:y="8.226cm" svg:viewBox="0 0 101 58" draw:points="101,0 0,0 0,39 5,49 9,53 19,58 33,58 43,53 48,49 52,39 52,0">
            <text:p/>
          </draw:polyline>
          <draw:polyline draw:style-name="gr2" draw:text-style-name="P2" draw:layer="layout" svg:width="0.1cm" svg:height="0.062cm" svg:x="14.678cm" svg:y="8.316cm" svg:viewBox="0 0 101 63" draw:points="9,5 5,10 0,20 0,44 5,54 9,58 19,63 29,63 43,58 101,0 101,63">
            <text:p/>
          </draw:polyline>
          <draw:path draw:style-name="gr13" draw:text-style-name="P2" draw:layer="layout" svg:width="0.191cm" svg:height="0.191cm" svg:x="13.177cm" svg:y="7.887cm" svg:viewBox="0 0 192 192" svg:d="M192 97c0 52-43 95-96 95s-96-43-96-95c0-53 43-97 96-97s96 44 96 97z">
            <text:p/>
          </draw:path>
          <draw:line draw:style-name="gr2" draw:text-style-name="P2" draw:layer="layout" svg:x1="13.575cm" svg:y1="7.989cm" svg:x2="13.499cm" svg:y2="7.989cm">
            <text:p/>
          </draw:line>
          <draw:line draw:style-name="gr2" draw:text-style-name="P2" draw:layer="layout" svg:x1="13.537cm" svg:y1="8.027cm" svg:x2="13.537cm" svg:y2="7.951cm">
            <text:p/>
          </draw:line>
          <draw:polyline draw:style-name="gr2" draw:text-style-name="P2" draw:layer="layout" svg:width="0.067cm" svg:height="0.1cm" svg:x="13.399cm" svg:y="7.927cm" svg:viewBox="0 0 68 101" draw:points="68,0 34,101 0,0">
            <text:p/>
          </draw:polyline>
          <draw:path draw:style-name="gr13" draw:text-style-name="P2" draw:layer="layout" svg:width="0.191cm" svg:height="0.191cm" svg:x="12.859cm" svg:y="7.887cm" svg:viewBox="0 0 192 192" svg:d="M192 97c0 52-43 95-96 95s-96-43-96-95c0-53 43-97 96-97s96 44 96 97z">
            <text:p/>
          </draw:path>
          <draw:polyline draw:style-name="gr2" draw:text-style-name="P2" draw:layer="layout" svg:width="0.062cm" svg:height="0.1cm" svg:x="12.74cm" svg:y="7.927cm" svg:viewBox="0 0 63 101" draw:points="5,5 15,0 29,0 44,5 54,15 58,25 63,44 63,59 58,78 54,87 44,97 29,101 19,101 5,97 0,92 0,59 19,59">
            <text:p/>
          </draw:polyline>
          <draw:polyline draw:style-name="gr2" draw:text-style-name="P2" draw:layer="layout" svg:width="0.057cm" svg:height="0.1cm" svg:x="12.64cm" svg:y="7.927cm" svg:viewBox="0 0 58 101" draw:points="58,101 58,0 0,101 0,0">
            <text:p/>
          </draw:polyline>
          <draw:polygon draw:style-name="gr2" draw:text-style-name="P2" draw:layer="layout" svg:width="0.058cm" svg:height="0.1cm" svg:x="12.535cm" svg:y="7.927cm" svg:viewBox="0 0 59 101" draw:points="59,101 59,0 34,0 19,5 10,15 5,25 0,44 0,59 5,78 10,87 19,97 34,101">
            <text:p/>
          </draw:polygon>
          <draw:line draw:style-name="gr13" draw:text-style-name="P2" draw:layer="layout" svg:x1="15.962cm" svg:y1="7.089cm" svg:x2="16.107cm" svg:y2="7.089cm">
            <text:p/>
          </draw:line>
          <draw:line draw:style-name="gr13" draw:text-style-name="P2" draw:layer="layout" svg:x1="15.962cm" svg:y1="6.907cm" svg:x2="16.107cm" svg:y2="6.907cm">
            <text:p/>
          </draw:line>
          <draw:line draw:style-name="gr2" draw:text-style-name="P2" draw:layer="layout" svg:x1="16.432cm" svg:y1="7.044cm" svg:x2="16.467cm" svg:y2="6.996cm">
            <text:p/>
          </draw:line>
          <draw:polyline draw:style-name="gr2" draw:text-style-name="P2" draw:layer="layout" svg:width="0.057cm" svg:height="0.1cm" svg:x="16.432cm" svg:y="6.943cm" svg:viewBox="0 0 58 101" draw:points="58,101 58,0 20,0 10,5 5,11 0,20 0,35 5,44 10,49 20,54 58,54">
            <text:p/>
          </draw:polyline>
          <draw:polyline draw:style-name="gr2" draw:text-style-name="P2" draw:layer="layout" svg:width="0.057cm" svg:height="0.1cm" svg:x="16.337cm" svg:y="6.943cm" svg:viewBox="0 0 58 101" draw:points="5,0 53,0 58,49 53,44 43,39 19,39 10,44 5,49 0,58 0,82 5,92 10,96 19,101 43,101 53,96 58,92">
            <text:p/>
          </draw:polyline>
          <draw:polyline draw:style-name="gr5" draw:text-style-name="P2" draw:layer="layout" svg:width="0.019cm" svg:height="0.019cm" svg:x="16.374cm" svg:y="7.863cm" svg:viewBox="0 0 20 20" draw:points="9,0 0,10 9,20 20,10 9,0 9,20">
            <text:p/>
          </draw:polyline>
          <draw:line draw:style-name="gr12" draw:text-style-name="P2" draw:layer="layout" svg:x1="11.911cm" svg:y1="9.57cm" svg:x2="12.411cm" svg:y2="9.57cm">
            <text:p/>
          </draw:line>
          <draw:line draw:style-name="gr12" draw:text-style-name="P2" draw:layer="layout" svg:x1="12.161cm" svg:y1="9.32cm" svg:x2="12.161cm" svg:y2="9.82cm">
            <text:p/>
          </draw:line>
          <draw:path draw:style-name="gr12" draw:text-style-name="P2" draw:layer="layout" svg:width="0.334cm" svg:height="0.334cm" svg:x="11.994cm" svg:y="9.403cm" svg:viewBox="0 0 335 335" svg:d="M335 168c0 92-75 167-167 167-93 0-168-75-168-167 0-93 75-168 168-168 92 0 167 75 167 168z">
            <text:p/>
          </draw:path>
          <draw:line draw:style-name="gr11" draw:text-style-name="P2" draw:layer="layout" svg:x1="11.399cm" svg:y1="10.332cm" svg:x2="11.399cm" svg:y2="8.681cm">
            <text:p/>
          </draw:line>
          <draw:line draw:style-name="gr11" draw:text-style-name="P2" draw:layer="layout" svg:x1="11.59cm" svg:y1="8.174cm" svg:x2="11.399cm" svg:y2="7.983cm">
            <text:p/>
          </draw:line>
          <draw:line draw:style-name="gr11" draw:text-style-name="P2" draw:layer="layout" svg:x1="11.399cm" svg:y1="7.983cm" svg:x2="11.399cm" svg:y2="6.395cm">
            <text:p/>
          </draw:line>
          <draw:line draw:style-name="gr11" draw:text-style-name="P2" draw:layer="layout" svg:x1="11.399cm" svg:y1="6.395cm" svg:x2="18.384cm" svg:y2="6.395cm">
            <text:p/>
          </draw:line>
          <draw:line draw:style-name="gr11" draw:text-style-name="P2" draw:layer="layout" svg:x1="18.384cm" svg:y1="6.395cm" svg:x2="18.384cm" svg:y2="10.332cm">
            <text:p/>
          </draw:line>
          <draw:line draw:style-name="gr11" draw:text-style-name="P2" draw:layer="layout" svg:x1="18.384cm" svg:y1="10.332cm" svg:x2="11.399cm" svg:y2="10.332cm">
            <text:p/>
          </draw:line>
          <draw:line draw:style-name="gr11" draw:text-style-name="P2" draw:layer="layout" svg:x1="11.399cm" svg:y1="8.682cm" svg:x2="11.59cm" svg:y2="8.49cm">
            <text:p/>
          </draw:line>
          <draw:line draw:style-name="gr11" draw:text-style-name="P2" draw:layer="layout" svg:x1="11.589cm" svg:y1="8.49cm" svg:x2="11.589cm" svg:y2="8.173cm">
            <text:p/>
          </draw:line>
        </draw:g>
        <draw:g>
          <draw:path draw:style-name="gr13" draw:text-style-name="P2" draw:layer="layout" svg:width="0.7cm" svg:height="0.7cm" svg:x="20.414cm" svg:y="13.838cm" svg:viewBox="0 0 701 701" svg:d="M701 350c0 125-66 242-175 304-108 63-242 63-351 0-108-62-175-179-175-304s67-240 175-303c109-63 243-63 351 0 109 63 175 178 175 303z">
            <text:p/>
          </draw:path>
          <draw:line draw:style-name="gr13" draw:text-style-name="P2" draw:layer="layout" svg:x1="21.33cm" svg:y1="13.931cm" svg:x2="21.33cm" svg:y2="13.665cm">
            <text:p/>
          </draw:line>
          <draw:line draw:style-name="gr13" draw:text-style-name="P2" draw:layer="layout" svg:x1="21.424cm" svg:y1="13.931cm" svg:x2="21.424cm" svg:y2="14.531cm">
            <text:p/>
          </draw:line>
          <draw:line draw:style-name="gr13" draw:text-style-name="P2" draw:layer="layout" svg:x1="21.431cm" svg:y1="13.931cm" svg:x2="21.431cm" svg:y2="14.531cm">
            <text:p/>
          </draw:line>
          <draw:line draw:style-name="gr13" draw:text-style-name="P2" draw:layer="layout" svg:x1="21.424cm" svg:y1="13.632cm" svg:x2="21.424cm" svg:y2="13.665cm">
            <text:p/>
          </draw:line>
          <draw:polyline draw:style-name="gr2" draw:text-style-name="P2" draw:layer="layout" svg:width="0.038cm" svg:height="0.1cm" svg:x="21.21cm" svg:y="13.752cm" svg:viewBox="0 0 39 101" draw:points="0,0 0,71 5,86 14,95 30,101 39,101">
            <text:p/>
          </draw:polyline>
          <draw:line draw:style-name="gr2" draw:text-style-name="P2" draw:layer="layout" svg:x1="21.11cm" svg:y1="13.852cm" svg:x2="21.167cm" svg:y2="13.852cm">
            <text:p/>
          </draw:line>
          <draw:polyline draw:style-name="gr2" draw:text-style-name="P2" draw:layer="layout" svg:width="0.028cm" svg:height="0.1cm" svg:x="21.139cm" svg:y="13.752cm" svg:viewBox="0 0 29 101" draw:points="0,101 0,0 9,14 20,24 29,28">
            <text:p/>
          </draw:polyline>
          <draw:line draw:style-name="gr13" draw:text-style-name="P2" draw:layer="layout" svg:x1="21.424cm" svg:y1="14.531cm" svg:x2="21.501cm" svg:y2="14.531cm">
            <text:p/>
          </draw:line>
          <draw:line draw:style-name="gr13" draw:text-style-name="P2" draw:layer="layout" svg:x1="21.501cm" svg:y1="14.531cm" svg:x2="21.501cm" svg:y2="13.931cm">
            <text:p/>
          </draw:line>
          <draw:line draw:style-name="gr13" draw:text-style-name="P2" draw:layer="layout" svg:x1="21.442cm" svg:y1="13.931cm" svg:x2="21.442cm" svg:y2="14.531cm">
            <text:p/>
          </draw:line>
          <draw:line draw:style-name="gr13" draw:text-style-name="P2" draw:layer="layout" svg:x1="21.455cm" svg:y1="13.931cm" svg:x2="21.455cm" svg:y2="14.531cm">
            <text:p/>
          </draw:line>
          <draw:line draw:style-name="gr13" draw:text-style-name="P2" draw:layer="layout" svg:x1="21.467cm" svg:y1="13.931cm" svg:x2="21.467cm" svg:y2="14.531cm">
            <text:p/>
          </draw:line>
          <draw:line draw:style-name="gr13" draw:text-style-name="P2" draw:layer="layout" svg:x1="21.478cm" svg:y1="13.931cm" svg:x2="21.478cm" svg:y2="14.531cm">
            <text:p/>
          </draw:line>
          <draw:line draw:style-name="gr13" draw:text-style-name="P2" draw:layer="layout" svg:x1="21.491cm" svg:y1="13.931cm" svg:x2="21.491cm" svg:y2="14.531cm">
            <text:p/>
          </draw:line>
          <draw:line draw:style-name="gr14" draw:text-style-name="P2" draw:layer="layout" svg:x1="21.543cm" svg:y1="14.37cm" svg:x2="21.592cm" svg:y2="14.421cm">
            <text:p/>
          </draw:line>
          <draw:polyline draw:style-name="gr14" draw:text-style-name="P2" draw:layer="layout" svg:width="0.1cm" svg:height="0.086cm" svg:x="21.543cm" svg:y="14.37cm" svg:viewBox="0 0 101 87" draw:points="0,87 101,87 101,29 97,15 92,7 81,0 67,0 57,7 53,15 48,29 48,87">
            <text:p/>
          </draw:polyline>
          <draw:polyline draw:style-name="gr14" draw:text-style-name="P2" draw:layer="layout" svg:width="0.1cm" svg:height="0.086cm" svg:x="21.543cm" svg:y="14.227cm" svg:viewBox="0 0 101 87" draw:points="5,87 0,65 0,30 5,16 10,7 19,0 29,0 38,7 43,16 48,30 53,59 57,73 62,80 72,87 81,87 92,80 97,73 101,59 101,23 97,0">
            <text:p/>
          </draw:polyline>
          <draw:line draw:style-name="gr14" draw:text-style-name="P2" draw:layer="layout" svg:x1="21.643cm" svg:y1="14.184cm" svg:x2="21.643cm" svg:y2="14.099cm">
            <text:p/>
          </draw:line>
          <draw:line draw:style-name="gr14" draw:text-style-name="P2" draw:layer="layout" svg:x1="21.543cm" svg:y1="14.142cm" svg:x2="21.643cm" svg:y2="14.142cm">
            <text:p/>
          </draw:line>
          <draw:line draw:style-name="gr13" draw:text-style-name="P2" draw:layer="layout" svg:x1="21.501cm" svg:y1="13.632cm" svg:x2="21.501cm" svg:y2="13.665cm">
            <text:p/>
          </draw:line>
          <draw:line draw:style-name="gr13" draw:text-style-name="P2" draw:layer="layout" svg:x1="21.589cm" svg:y1="13.665cm" svg:x2="21.589cm" svg:y2="13.931cm">
            <text:p/>
          </draw:line>
          <draw:line draw:style-name="gr13" draw:text-style-name="P2" draw:layer="layout" svg:x1="21.679cm" svg:y1="13.625cm" svg:x2="21.679cm" svg:y2="13.665cm">
            <text:p/>
          </draw:line>
          <draw:line draw:style-name="gr13" draw:text-style-name="P2" draw:layer="layout" svg:x1="21.755cm" svg:y1="13.625cm" svg:x2="21.755cm" svg:y2="13.665cm">
            <text:p/>
          </draw:line>
          <draw:line draw:style-name="gr13" draw:text-style-name="P2" draw:layer="layout" svg:x1="21.844cm" svg:y1="13.665cm" svg:x2="21.844cm" svg:y2="13.931cm">
            <text:p/>
          </draw:line>
          <draw:line draw:style-name="gr13" draw:text-style-name="P2" draw:layer="layout" svg:x1="21.932cm" svg:y1="13.625cm" svg:x2="21.932cm" svg:y2="13.665cm">
            <text:p/>
          </draw:line>
          <draw:line draw:style-name="gr13" draw:text-style-name="P2" draw:layer="layout" svg:x1="22.009cm" svg:y1="13.625cm" svg:x2="22.009cm" svg:y2="13.665cm">
            <text:p/>
          </draw:line>
          <draw:path draw:style-name="gr13" draw:text-style-name="P2" draw:layer="layout" svg:width="0.7cm" svg:height="0.7cm" svg:x="20.414cm" svg:y="10.663cm" svg:viewBox="0 0 701 701" svg:d="M701 351c0 125-66 241-175 303-108 63-242 63-351 0-108-62-175-178-175-303s67-241 175-304c109-63 243-63 351 0 109 63 175 179 175 304z">
            <text:p/>
          </draw:path>
          <draw:polyline draw:style-name="gr14" draw:text-style-name="P2" draw:layer="layout" svg:width="0.1cm" svg:height="0.093cm" svg:x="21.793cm" svg:y="14.377cm" svg:viewBox="0 0 101 94" draw:points="10,0 5,8 0,29 0,43 5,65 14,79 24,87 44,94 58,94 77,87 87,79 96,65 101,43 101,29 96,8 92,0">
            <text:p/>
          </draw:polyline>
          <draw:polyline draw:style-name="gr14" draw:text-style-name="P2" draw:layer="layout" svg:width="0.1cm" svg:height="0.071cm" svg:x="21.793cm" svg:y="14.242cm" svg:viewBox="0 0 101 72" draw:points="0,0 0,72 101,72">
            <text:p/>
          </draw:polyline>
          <draw:line draw:style-name="gr14" draw:text-style-name="P2" draw:layer="layout" svg:x1="21.793cm" svg:y1="14.191cm" svg:x2="21.893cm" svg:y2="14.191cm">
            <text:p/>
          </draw:line>
          <draw:line draw:style-name="gr14" draw:text-style-name="P2" draw:layer="layout" svg:x1="21.793cm" svg:y1="14.106cm" svg:x2="21.851cm" svg:y2="14.171cm">
            <text:p/>
          </draw:line>
          <draw:line draw:style-name="gr14" draw:text-style-name="P2" draw:layer="layout" svg:x1="21.894cm" svg:y1="14.106cm" svg:x2="21.836cm" svg:y2="14.192cm">
            <text:p/>
          </draw:line>
          <draw:line draw:style-name="gr13" draw:text-style-name="P2" draw:layer="layout" svg:x1="21.679cm" svg:y1="13.931cm" svg:x2="21.679cm" svg:y2="14.531cm">
            <text:p/>
          </draw:line>
          <draw:line draw:style-name="gr13" draw:text-style-name="P2" draw:layer="layout" svg:x1="21.679cm" svg:y1="14.531cm" svg:x2="21.755cm" svg:y2="14.531cm">
            <text:p/>
          </draw:line>
          <draw:line draw:style-name="gr13" draw:text-style-name="P2" draw:layer="layout" svg:x1="21.755cm" svg:y1="14.531cm" svg:x2="21.755cm" svg:y2="13.931cm">
            <text:p/>
          </draw:line>
          <draw:line draw:style-name="gr13" draw:text-style-name="P2" draw:layer="layout" svg:x1="21.33cm" svg:y1="13.665cm" svg:x2="22.866cm" svg:y2="13.665cm">
            <text:p/>
          </draw:line>
          <draw:line draw:style-name="gr13" draw:text-style-name="P2" draw:layer="layout" svg:x1="22.866cm" svg:y1="13.665cm" svg:x2="22.866cm" svg:y2="13.931cm">
            <text:p/>
          </draw:line>
          <draw:line draw:style-name="gr13" draw:text-style-name="P2" draw:layer="layout" svg:x1="22.866cm" svg:y1="13.931cm" svg:x2="21.33cm" svg:y2="13.931cm">
            <text:p/>
          </draw:line>
          <draw:line draw:style-name="gr13" draw:text-style-name="P2" draw:layer="layout" svg:x1="22.517cm" svg:y1="13.625cm" svg:x2="22.517cm" svg:y2="13.665cm">
            <text:p/>
          </draw:line>
          <draw:line draw:style-name="gr13" draw:text-style-name="P2" draw:layer="layout" svg:x1="22.606cm" svg:y1="13.665cm" svg:x2="22.606cm" svg:y2="13.931cm">
            <text:p/>
          </draw:line>
          <draw:line draw:style-name="gr13" draw:text-style-name="P2" draw:layer="layout" svg:x1="22.694cm" svg:y1="13.625cm" svg:x2="22.694cm" svg:y2="13.665cm">
            <text:p/>
          </draw:line>
          <draw:line draw:style-name="gr13" draw:text-style-name="P2" draw:layer="layout" svg:x1="22.771cm" svg:y1="13.625cm" svg:x2="22.771cm" svg:y2="13.665cm">
            <text:p/>
          </draw:line>
          <draw:polyline draw:style-name="gr14" draw:text-style-name="P2" draw:layer="layout" svg:width="0.1cm" svg:height="0.1cm" svg:x="22.043cm" svg:y="14.424cm" svg:viewBox="0 0 101 101" draw:points="0,101 101,101 29,51 101,0 0,0">
            <text:p/>
          </draw:polyline>
          <draw:line draw:style-name="gr14" draw:text-style-name="P2" draw:layer="layout" svg:x1="22.043cm" svg:y1="14.352cm" svg:x2="22.143cm" svg:y2="14.352cm">
            <text:p/>
          </draw:line>
          <draw:polyline draw:style-name="gr14" draw:text-style-name="P2" draw:layer="layout" svg:width="0.1cm" svg:height="0.085cm" svg:x="22.043cm" svg:y="14.203cm" svg:viewBox="0 0 101 86" draw:points="5,86 0,65 0,28 5,14 10,6 19,0 29,0 38,6 43,14 48,28 53,58 57,72 62,79 72,86 81,86 92,79 96,72 101,58 101,21 96,0">
            <text:p/>
          </draw:polyline>
          <draw:polygon draw:style-name="gr14" draw:text-style-name="P2" draw:layer="layout" svg:width="0.1cm" svg:height="0.1cm" svg:x="22.043cm" svg:y="14.045cm" svg:viewBox="0 0 101 101" draw:points="101,65 101,37 96,23 86,8 67,0 34,0 15,8 5,23 0,37 0,65 5,80 15,94 34,101 67,101 86,94 96,80">
            <text:p/>
          </draw:polygon>
          <draw:line draw:style-name="gr13" draw:text-style-name="P2" draw:layer="layout" svg:x1="21.932cm" svg:y1="13.931cm" svg:x2="21.932cm" svg:y2="14.531cm">
            <text:p/>
          </draw:line>
          <draw:line draw:style-name="gr13" draw:text-style-name="P2" draw:layer="layout" svg:x1="22.009cm" svg:y1="14.531cm" svg:x2="22.009cm" svg:y2="13.931cm">
            <text:p/>
          </draw:line>
          <draw:line draw:style-name="gr13" draw:text-style-name="P2" draw:layer="layout" svg:x1="22.186cm" svg:y1="13.931cm" svg:x2="22.186cm" svg:y2="14.531cm">
            <text:p/>
          </draw:line>
          <draw:line draw:style-name="gr13" draw:text-style-name="P2" draw:layer="layout" svg:x1="22.263cm" svg:y1="14.531cm" svg:x2="22.263cm" svg:y2="13.931cm">
            <text:p/>
          </draw:line>
          <draw:line draw:style-name="gr13" draw:text-style-name="P2" draw:layer="layout" svg:x1="21.932cm" svg:y1="14.531cm" svg:x2="22.009cm" svg:y2="14.531cm">
            <text:p/>
          </draw:line>
          <draw:line draw:style-name="gr13" draw:text-style-name="P2" draw:layer="layout" svg:x1="22.186cm" svg:y1="14.531cm" svg:x2="22.263cm" svg:y2="14.531cm">
            <text:p/>
          </draw:line>
          <draw:line draw:style-name="gr13" draw:text-style-name="P2" draw:layer="layout" svg:x1="22.44cm" svg:y1="13.931cm" svg:x2="22.44cm" svg:y2="14.531cm">
            <text:p/>
          </draw:line>
          <draw:line draw:style-name="gr13" draw:text-style-name="P2" draw:layer="layout" svg:x1="22.44cm" svg:y1="14.531cm" svg:x2="22.517cm" svg:y2="14.531cm">
            <text:p/>
          </draw:line>
          <draw:polyline draw:style-name="gr14" draw:text-style-name="P2" draw:layer="layout" svg:width="0.1cm" svg:height="0.1cm" svg:x="22.293cm" svg:y="14.424cm" svg:viewBox="0 0 101 101" draw:points="0,101 101,101 29,51 101,0 0,0">
            <text:p/>
          </draw:polyline>
          <draw:polygon draw:style-name="gr14" draw:text-style-name="P2" draw:layer="layout" svg:width="0.1cm" svg:height="0.1cm" svg:x="22.293cm" svg:y="14.26cm" svg:viewBox="0 0 101 101" draw:points="101,65 101,35 96,21 87,7 68,0 33,0 14,7 5,21 0,35 0,65 5,79 14,93 33,101 68,101 87,93 96,79">
            <text:p/>
          </draw:polygon>
          <draw:polyline draw:style-name="gr14" draw:text-style-name="P2" draw:layer="layout" svg:width="0.1cm" svg:height="0.086cm" svg:x="22.293cm" svg:y="14.117cm" svg:viewBox="0 0 101 87" draw:points="5,87 0,65 0,28 5,14 10,7 19,0 29,0 39,7 44,14 49,28 53,58 58,72 63,79 72,87 82,87 91,79 96,72 101,58 101,21 96,0">
            <text:p/>
          </draw:polyline>
          <draw:line draw:style-name="gr14" draw:text-style-name="P2" draw:layer="layout" svg:x1="22.293cm" svg:y1="14.052cm" svg:x2="22.393cm" svg:y2="14.052cm">
            <text:p/>
          </draw:line>
          <draw:line draw:style-name="gr13" draw:text-style-name="P2" draw:layer="layout" svg:x1="22.098cm" svg:y1="13.665cm" svg:x2="22.098cm" svg:y2="13.931cm">
            <text:p/>
          </draw:line>
          <draw:line draw:style-name="gr13" draw:text-style-name="P2" draw:layer="layout" svg:x1="22.186cm" svg:y1="13.625cm" svg:x2="22.186cm" svg:y2="13.665cm">
            <text:p/>
          </draw:line>
          <draw:line draw:style-name="gr13" draw:text-style-name="P2" draw:layer="layout" svg:x1="22.263cm" svg:y1="13.625cm" svg:x2="22.263cm" svg:y2="13.665cm">
            <text:p/>
          </draw:line>
          <draw:line draw:style-name="gr13" draw:text-style-name="P2" draw:layer="layout" svg:x1="22.352cm" svg:y1="13.665cm" svg:x2="22.352cm" svg:y2="13.931cm">
            <text:p/>
          </draw:line>
          <draw:line draw:style-name="gr13" draw:text-style-name="P2" draw:layer="layout" svg:x1="22.44cm" svg:y1="13.625cm" svg:x2="22.44cm" svg:y2="13.665cm">
            <text:p/>
          </draw:line>
          <draw:line draw:style-name="gr13" draw:text-style-name="P2" draw:layer="layout" svg:x1="22.517cm" svg:y1="14.531cm" svg:x2="22.517cm" svg:y2="13.931cm">
            <text:p/>
          </draw:line>
          <draw:line draw:style-name="gr13" draw:text-style-name="P2" draw:layer="layout" svg:x1="22.694cm" svg:y1="13.931cm" svg:x2="22.694cm" svg:y2="14.531cm">
            <text:p/>
          </draw:line>
          <draw:line draw:style-name="gr13" draw:text-style-name="P2" draw:layer="layout" svg:x1="22.694cm" svg:y1="14.531cm" svg:x2="22.771cm" svg:y2="14.531cm">
            <text:p/>
          </draw:line>
          <draw:line draw:style-name="gr13" draw:text-style-name="P2" draw:layer="layout" svg:x1="22.771cm" svg:y1="14.531cm" svg:x2="22.771cm" svg:y2="13.931cm">
            <text:p/>
          </draw:line>
          <draw:line draw:style-name="gr14" draw:text-style-name="P2" draw:layer="layout" svg:x1="22.592cm" svg:y1="14.345cm" svg:x2="22.592cm" svg:y2="14.231cm">
            <text:p/>
          </draw:line>
          <draw:line draw:style-name="gr13" draw:text-style-name="P2" draw:layer="layout" svg:x1="21.934cm" svg:y1="11.563cm" svg:x2="21.484cm" svg:y2="11.563cm">
            <text:p/>
          </draw:line>
          <draw:line draw:style-name="gr13" draw:text-style-name="P2" draw:layer="layout" svg:x1="22.059cm" svg:y1="11.163cm" svg:x2="22.059cm" svg:y2="11.313cm">
            <text:p/>
          </draw:line>
          <draw:line draw:style-name="gr13" draw:text-style-name="P2" draw:layer="layout" svg:x1="21.484cm" svg:y1="10.913cm" svg:x2="21.934cm" svg:y2="10.913cm">
            <text:p/>
          </draw:line>
          <draw:line draw:style-name="gr13" draw:text-style-name="P2" draw:layer="layout" svg:x1="21.359cm" svg:y1="11.313cm" svg:x2="21.359cm" svg:y2="11.163cm">
            <text:p/>
          </draw:line>
          <draw:polyline draw:style-name="gr2" draw:text-style-name="P2" draw:layer="layout" svg:width="0.057cm" svg:height="0.1cm" svg:x="21.785cm" svg:y="10.758cm" svg:viewBox="0 0 58 101" draw:points="58,96 44,101 19,101 10,96 5,90 0,81 0,71 5,62 10,57 19,52 38,48 49,43 54,38 58,29 58,19 54,9 49,5 38,0 15,0 0,5">
            <text:p/>
          </draw:polyline>
          <draw:polyline draw:style-name="gr2" draw:text-style-name="P2" draw:layer="layout" svg:width="0.086cm" svg:height="0.1cm" svg:x="21.666cm" svg:y="10.758cm" svg:viewBox="0 0 87 101" draw:points="87,0 63,101 43,29 24,101 0,0">
            <text:p/>
          </draw:polyline>
          <draw:polyline draw:style-name="gr2" draw:text-style-name="P2" draw:layer="layout" svg:width="0.062cm" svg:height="0.1cm" svg:x="21.576cm" svg:y="10.758cm" svg:viewBox="0 0 63 101" draw:points="58,9 53,5 44,0 20,0 10,5 5,9 0,19 0,29 5,43 63,101 0,101">
            <text:p/>
          </draw:polyline>
          <draw:polyline draw:style-name="gr8" draw:text-style-name="P2" draw:layer="layout" svg:width="0.1cm" svg:height="0.057cm" svg:x="20.994cm" svg:y="13.526cm" svg:viewBox="0 0 101 58" draw:points="0,58 101,58 101,20 97,9 92,4 82,0 68,0 58,4 54,9 49,20 49,58">
            <text:p/>
          </draw:polyline>
          <draw:line draw:style-name="gr8" draw:text-style-name="P2" draw:layer="layout" svg:x1="21.1cm" svg:y1="13.411cm" svg:x2="20.97cm" svg:y2="13.498cm">
            <text:p/>
          </draw:line>
          <draw:polyline draw:style-name="gr8" draw:text-style-name="P2" draw:layer="layout" svg:width="0.1cm" svg:height="0.057cm" svg:x="20.994cm" svg:y="13.321cm" svg:viewBox="0 0 101 58" draw:points="0,58 101,58 0,0 101,0">
            <text:p/>
          </draw:polyline>
          <draw:line draw:style-name="gr8" draw:text-style-name="P2" draw:layer="layout" svg:x1="21.094cm" svg:y1="12.983cm" svg:x2="21.094cm" svg:y2="12.925cm">
            <text:p/>
          </draw:line>
          <draw:line draw:style-name="gr8" draw:text-style-name="P2" draw:layer="layout" svg:x1="20.994cm" svg:y1="12.954cm" svg:x2="21.094cm" svg:y2="12.954cm">
            <text:p/>
          </draw:line>
          <draw:line draw:style-name="gr8" draw:text-style-name="P2" draw:layer="layout" svg:x1="20.994cm" svg:y1="12.892cm" svg:x2="21.061cm" svg:y2="12.892cm">
            <text:p/>
          </draw:line>
          <draw:polyline draw:style-name="gr8" draw:text-style-name="P2" draw:layer="layout" svg:width="0.009cm" svg:height="0.01cm" svg:x="21.085cm" svg:y="12.887cm" svg:viewBox="0 0 10 11" draw:points="10,5 5,11 0,5 5,0 10,5 0,5">
            <text:p/>
          </draw:polyline>
          <draw:line draw:style-name="gr8" draw:text-style-name="P2" draw:layer="layout" svg:x1="21.061cm" svg:y1="12.844cm" svg:x2="20.994cm" svg:y2="12.844cm">
            <text:p/>
          </draw:line>
          <draw:polyline draw:style-name="gr8" draw:text-style-name="P2" draw:layer="layout" svg:width="0.067cm" svg:height="0.042cm" svg:x="20.994cm" svg:y="12.802cm" svg:viewBox="0 0 68 43" draw:points="58,43 63,39 68,28 68,14 63,4 54,0 0,0">
            <text:p/>
          </draw:polyline>
          <draw:line draw:style-name="gr8" draw:text-style-name="P2" draw:layer="layout" svg:x1="21.062cm" svg:y1="12.764cm" svg:x2="20.994cm" svg:y2="12.74cm">
            <text:p/>
          </draw:line>
          <draw:polyline draw:style-name="gr8" draw:text-style-name="P2" draw:layer="layout" svg:width="0.1cm" svg:height="0.047cm" svg:x="20.961cm" svg:y="12.716cm" svg:viewBox="0 0 101 48" draw:points="101,0 33,24 9,33 5,38 0,48">
            <text:p/>
          </draw:polyline>
          <draw:line draw:style-name="gr8" draw:text-style-name="P2" draw:layer="layout" svg:x1="21.032cm" svg:y1="12.678cm" svg:x2="21.032cm" svg:y2="12.602cm">
            <text:p/>
          </draw:line>
          <draw:line draw:style-name="gr8" draw:text-style-name="P2" draw:layer="layout" svg:x1="21.061cm" svg:y1="12.568cm" svg:x2="21.061cm" svg:y2="12.53cm">
            <text:p/>
          </draw:line>
          <draw:polyline draw:style-name="gr8" draw:text-style-name="P2" draw:layer="layout" svg:width="0.1cm" svg:height="0.024cm" svg:x="20.994cm" svg:y="12.53cm" svg:viewBox="0 0 101 25" draw:points="101,25 14,25 5,20 0,10 0,0">
            <text:p/>
          </draw:polyline>
          <draw:line draw:style-name="gr8" draw:text-style-name="P2" draw:layer="layout" svg:x1="20.994cm" svg:y1="12.497cm" svg:x2="21.094cm" svg:y2="12.497cm">
            <text:p/>
          </draw:line>
          <draw:polyline draw:style-name="gr8" draw:text-style-name="P2" draw:layer="layout" svg:width="0.067cm" svg:height="0.044cm" svg:x="20.994cm" svg:y="12.454cm" svg:viewBox="0 0 68 45" draw:points="0,0 54,0 63,6 68,15 68,29 63,39 58,45">
            <text:p/>
          </draw:polyline>
          <draw:polyline draw:style-name="gr8" draw:text-style-name="P2" draw:layer="layout" svg:width="0.067cm" svg:height="0.048cm" svg:x="20.994cm" svg:y="12.363cm" svg:viewBox="0 0 68 49" draw:points="5,5 0,15 0,35 5,44 14,49 54,49 63,44 68,35 68,15 63,5 54,0 44,0 33,49">
            <text:p/>
          </draw:polyline>
          <draw:line draw:style-name="gr8" draw:text-style-name="P2" draw:layer="layout" svg:x1="20.994cm" svg:y1="12.321cm" svg:x2="21.061cm" svg:y2="12.321cm">
            <text:p/>
          </draw:line>
          <draw:polyline draw:style-name="gr8" draw:text-style-name="P2" draw:layer="layout" svg:width="0.019cm" svg:height="0.029cm" svg:x="21.042cm" svg:y="12.292cm" svg:viewBox="0 0 20 30" draw:points="0,30 10,25 15,20 20,10 20,0">
            <text:p/>
          </draw:polyline>
          <draw:line draw:style-name="gr8" draw:text-style-name="P2" draw:layer="layout" svg:x1="20.994cm" svg:y1="12.259cm" svg:x2="21.061cm" svg:y2="12.259cm">
            <text:p/>
          </draw:line>
          <draw:polyline draw:style-name="gr8" draw:text-style-name="P2" draw:layer="layout" svg:width="0.067cm" svg:height="0.043cm" svg:x="20.994cm" svg:y="12.216cm" svg:viewBox="0 0 68 44" draw:points="58,44 63,39 68,28 68,14 63,5 54,0 0,0">
            <text:p/>
          </draw:polyline>
          <draw:polyline draw:style-name="gr8" draw:text-style-name="P2" draw:layer="layout" svg:width="0.067cm" svg:height="0.043cm" svg:x="20.994cm" svg:y="12.173cm" svg:viewBox="0 0 68 44" draw:points="54,44 63,39 68,28 68,14 63,5 54,0 0,0">
            <text:p/>
          </draw:polyline>
          <draw:polygon draw:style-name="gr8" draw:text-style-name="P2" draw:layer="layout" svg:width="0.067cm" svg:height="0.052cm" svg:x="20.994cm" svg:y="12.078cm" svg:viewBox="0 0 68 53" draw:points="0,34 5,43 10,48 19,53 49,53 58,48 63,43 68,34 68,20 63,9 58,4 49,0 19,0 10,4 5,9 0,20">
            <text:p/>
          </draw:polygon>
          <draw:line draw:style-name="gr8" draw:text-style-name="P2" draw:layer="layout" svg:x1="20.994cm" svg:y1="12.035cm" svg:x2="21.061cm" svg:y2="12.035cm">
            <text:p/>
          </draw:line>
          <draw:polyline draw:style-name="gr8" draw:text-style-name="P2" draw:layer="layout" svg:width="0.067cm" svg:height="0.044cm" svg:x="20.994cm" svg:y="11.992cm" svg:viewBox="0 0 68 45" draw:points="58,45 63,39 68,30 68,15 63,6 54,0 0,0">
            <text:p/>
          </draw:polyline>
          <draw:polyline draw:style-name="gr8" draw:text-style-name="P2" draw:layer="layout" svg:width="0.067cm" svg:height="0.043cm" svg:x="20.994cm" svg:y="11.949cm" svg:viewBox="0 0 68 44" draw:points="54,44 63,39 68,30 68,15 63,6 54,0 0,0">
            <text:p/>
          </draw:polyline>
          <draw:polyline draw:style-name="gr8" draw:text-style-name="P2" draw:layer="layout" svg:width="0.067cm" svg:height="0.047cm" svg:x="20.994cm" svg:y="11.859cm" svg:viewBox="0 0 68 48" draw:points="5,4 0,15 0,34 5,44 14,48 54,48 63,44 68,34 68,15 63,4 54,0 44,0 33,48">
            <text:p/>
          </draw:polyline>
          <draw:line draw:style-name="gr8" draw:text-style-name="P2" draw:layer="layout" svg:x1="21.061cm" svg:y1="11.83cm" svg:x2="21.061cm" svg:y2="11.792cm">
            <text:p/>
          </draw:line>
          <draw:polyline draw:style-name="gr8" draw:text-style-name="P2" draw:layer="layout" svg:width="0.1cm" svg:height="0.024cm" svg:x="20.994cm" svg:y="11.792cm" svg:viewBox="0 0 101 25" draw:points="101,25 14,25 5,19 0,9 0,0">
            <text:p/>
          </draw:polyline>
          <draw:line draw:style-name="gr8" draw:text-style-name="P2" draw:layer="layout" svg:x1="20.994cm" svg:y1="11.759cm" svg:x2="21.094cm" svg:y2="11.759cm">
            <text:p/>
          </draw:line>
          <draw:polyline draw:style-name="gr8" draw:text-style-name="P2" draw:layer="layout" svg:width="0.067cm" svg:height="0.043cm" svg:x="20.994cm" svg:y="11.716cm" svg:viewBox="0 0 68 44" draw:points="0,0 54,0 63,4 68,14 68,29 63,39 58,44">
            <text:p/>
          </draw:polyline>
          <draw:polyline draw:style-name="gr8" draw:text-style-name="P2" draw:layer="layout" svg:width="0.067cm" svg:height="0.048cm" svg:x="20.994cm" svg:y="11.625cm" svg:viewBox="0 0 68 49" draw:points="5,5 0,16 0,35 5,44 14,49 54,49 63,44 68,35 68,16 63,5 54,0 44,0 33,49">
            <text:p/>
          </draw:polyline>
          <draw:line draw:style-name="gr8" draw:text-style-name="P2" draw:layer="layout" svg:x1="20.994cm" svg:y1="11.582cm" svg:x2="21.061cm" svg:y2="11.582cm">
            <text:p/>
          </draw:line>
          <draw:polyline draw:style-name="gr8" draw:text-style-name="P2" draw:layer="layout" svg:width="0.019cm" svg:height="0.028cm" svg:x="21.042cm" svg:y="11.554cm" svg:viewBox="0 0 20 29" draw:points="0,29 10,24 15,19 20,9 20,0">
            <text:p/>
          </draw:polyline>
          <draw:line draw:style-name="gr8" draw:text-style-name="P2" draw:layer="layout" svg:x1="20.853cm" svg:y1="13.587cm" svg:x2="20.853cm" svg:y2="13.54cm">
            <text:p/>
          </draw:line>
          <draw:polyline draw:style-name="gr8" draw:text-style-name="P2" draw:layer="layout" svg:width="0.1cm" svg:height="0.067cm" svg:x="20.824cm" svg:y="13.53cm" svg:viewBox="0 0 101 68" draw:points="0,68 101,35 0,0">
            <text:p/>
          </draw:polyline>
          <draw:polyline draw:style-name="gr8" draw:text-style-name="P2" draw:layer="layout" svg:width="0.067cm" svg:height="0.043cm" svg:x="20.824cm" svg:y="13.459cm" svg:viewBox="0 0 68 44" draw:points="5,44 0,34 0,15 5,6 16,0 20,0 30,6 35,15 35,29 39,39 49,44 54,44 63,39 68,29 68,15 63,6">
            <text:p/>
          </draw:polyline>
          <draw:polyline draw:style-name="gr8" draw:text-style-name="P2" draw:layer="layout" svg:width="0.067cm" svg:height="0.044cm" svg:x="20.824cm" svg:y="13.378cm" svg:viewBox="0 0 68 45" draw:points="5,45 0,34 0,15 5,6 16,0 20,0 30,6 35,15 35,29 39,39 49,45 54,45 63,39 68,29 68,15 63,6">
            <text:p/>
          </draw:polyline>
          <draw:line draw:style-name="gr8" draw:text-style-name="P2" draw:layer="layout" svg:x1="20.892cm" svg:y1="13.345cm" svg:x2="20.824cm" svg:y2="13.321cm">
            <text:p/>
          </draw:line>
          <draw:polyline draw:style-name="gr8" draw:text-style-name="P2" draw:layer="layout" svg:width="0.1cm" svg:height="0.047cm" svg:x="20.791cm" svg:y="13.297cm" svg:viewBox="0 0 101 48" draw:points="101,0 33,24 10,34 5,39 0,48">
            <text:p/>
          </draw:polyline>
          <draw:polyline draw:style-name="gr8" draw:text-style-name="P2" draw:layer="layout" svg:width="0.01cm" svg:height="0.01cm" svg:x="20.824cm" svg:y="13.254cm" svg:viewBox="0 0 11 11" draw:points="11,5 5,0 0,5 5,11 11,5 0,5">
            <text:p/>
          </draw:polyline>
          <draw:line draw:style-name="gr8" draw:text-style-name="P2" draw:layer="layout" svg:x1="20.824cm" svg:y1="12.93cm" svg:x2="20.824cm" svg:y2="12.987cm">
            <text:p/>
          </draw:line>
          <draw:polyline draw:style-name="gr8" draw:text-style-name="P2" draw:layer="layout" svg:width="0.1cm" svg:height="0.028cm" svg:x="20.824cm" svg:y="12.959cm" svg:viewBox="0 0 101 29" draw:points="0,0 101,0 87,9 78,19 73,29">
            <text:p/>
          </draw:polyline>
          <draw:polyline draw:style-name="gr8" draw:text-style-name="P2" draw:layer="layout" svg:width="0.01cm" svg:height="0.009cm" svg:x="20.824cm" svg:y="12.883cm" svg:viewBox="0 0 11 10" draw:points="11,5 5,0 0,5 5,10 11,5 0,5">
            <text:p/>
          </draw:polyline>
          <draw:polygon draw:style-name="gr8" draw:text-style-name="P2" draw:layer="layout" svg:width="0.1cm" svg:height="0.057cm" svg:x="20.824cm" svg:y="12.787cm" svg:viewBox="0 0 101 58" draw:points="101,35 101,25 97,16 92,10 82,5 63,0 39,0 20,5 11,10 5,16 0,25 0,35 5,44 11,49 20,54 39,58 63,58 82,54 92,49 97,44">
            <text:p/>
          </draw:polygon>
          <draw:line draw:style-name="gr8" draw:text-style-name="P2" draw:layer="layout" svg:x1="20.93cm" svg:y1="12.597cm" svg:x2="20.801cm" svg:y2="12.683cm">
            <text:p/>
          </draw:line>
          <draw:line draw:style-name="gr8" draw:text-style-name="P2" draw:layer="layout" svg:x1="20.853cm" svg:y1="12.492cm" svg:x2="20.853cm" svg:y2="12.444cm">
            <text:p/>
          </draw:line>
          <draw:polyline draw:style-name="gr8" draw:text-style-name="P2" draw:layer="layout" svg:width="0.1cm" svg:height="0.066cm" svg:x="20.824cm" svg:y="12.435cm" svg:viewBox="0 0 101 67" draw:points="0,67 101,34 0,0">
            <text:p/>
          </draw:polyline>
          <draw:line draw:style-name="gr13" draw:text-style-name="P2" draw:layer="layout" svg:x1="21.463cm" svg:y1="13.394cm" svg:x2="21.336cm" svg:y2="13.394cm">
            <text:p/>
          </draw:line>
          <draw:line draw:style-name="gr13" draw:text-style-name="P2" draw:layer="layout" svg:x1="21.336cm" svg:y1="13.394cm" svg:x2="21.336cm" svg:y2="13.521cm">
            <text:p/>
          </draw:line>
          <draw:line draw:style-name="gr13" draw:text-style-name="P2" draw:layer="layout" svg:x1="21.231cm" svg:y1="11.989cm" svg:x2="21.231cm" svg:y2="13.211cm">
            <text:p/>
          </draw:line>
          <draw:line draw:style-name="gr13" draw:text-style-name="P2" draw:layer="layout" svg:x1="22.083cm" svg:y1="12.249cm" svg:x2="22.083cm" svg:y2="12.829cm">
            <text:p/>
          </draw:line>
          <draw:line draw:style-name="gr13" draw:text-style-name="P2" draw:layer="layout" svg:x1="26.162cm" svg:y1="13.363cm" svg:x2="26.162cm" svg:y2="13.744cm">
            <text:p/>
          </draw:line>
          <draw:path draw:style-name="gr13" draw:text-style-name="P2" draw:layer="layout" svg:width="0.09cm" svg:height="0.09cm" svg:x="25.599cm" svg:y="13.299cm" svg:viewBox="0 0 91 91" svg:d="M0 91c0-50 40-91 91-91">
            <text:p/>
          </draw:path>
          <draw:line draw:style-name="gr13" draw:text-style-name="P2" draw:layer="layout" svg:x1="25.688cm" svg:y1="13.299cm" svg:x2="26.759cm" svg:y2="13.299cm">
            <text:p/>
          </draw:line>
          <draw:line draw:style-name="gr2" draw:text-style-name="P2" draw:layer="layout" svg:x1="26.29cm" svg:y1="13.998cm" svg:x2="24.989cm" svg:y2="13.998cm">
            <text:p/>
          </draw:line>
          <draw:line draw:style-name="gr2" draw:text-style-name="P2" draw:layer="layout" svg:x1="26.29cm" svg:y1="14.568cm" svg:x2="25.949cm" svg:y2="14.568cm">
            <text:p/>
          </draw:line>
          <draw:line draw:style-name="gr2" draw:text-style-name="P2" draw:layer="layout" svg:x1="25.339cm" svg:y1="14.568cm" svg:x2="24.989cm" svg:y2="14.568cm">
            <text:p/>
          </draw:line>
          <draw:polyline draw:style-name="gr2" draw:text-style-name="P2" draw:layer="layout" svg:width="0.058cm" svg:height="0.1cm" svg:x="25.244cm" svg:y="13.833cm" svg:viewBox="0 0 59 101" draw:points="59,96 44,101 21,101 11,96 6,91 0,82 0,71 6,62 11,57 21,52 40,48 49,43 54,38 59,28 59,19 54,9 49,5 40,0 16,0 0,5">
            <text:p/>
          </draw:polyline>
          <draw:polyline draw:style-name="gr2" draw:text-style-name="P2" draw:layer="layout" svg:width="0.086cm" svg:height="0.1cm" svg:x="25.125cm" svg:y="13.833cm" svg:viewBox="0 0 87 101" draw:points="87,0 62,101 43,28 24,101 0,0">
            <text:p/>
          </draw:polyline>
          <draw:line draw:style-name="gr2" draw:text-style-name="P2" draw:layer="layout" svg:x1="25.035cm" svg:y1="13.933cm" svg:x2="25.092cm" svg:y2="13.933cm">
            <text:p/>
          </draw:line>
          <draw:polyline draw:style-name="gr2" draw:text-style-name="P2" draw:layer="layout" svg:width="0.028cm" svg:height="0.1cm" svg:x="25.064cm" svg:y="13.833cm" svg:viewBox="0 0 29 101" draw:points="0,101 0,0 10,14 20,24 29,28">
            <text:p/>
          </draw:polyline>
          <draw:polyline draw:style-name="gr2" draw:text-style-name="P2" draw:layer="layout" svg:width="0.038cm" svg:height="0.1cm" svg:x="26.055cm" svg:y="13.53cm" svg:viewBox="0 0 39 101" draw:points="0,0 0,72 4,86 14,96 28,101 39,101">
            <text:p/>
          </draw:polyline>
          <draw:polyline draw:style-name="gr2" draw:text-style-name="P2" draw:layer="layout" svg:width="0.057cm" svg:height="0.1cm" svg:x="25.95cm" svg:y="13.53cm" svg:viewBox="0 0 58 101" draw:points="58,101 58,0 19,0 9,5 5,9 0,19 0,34 5,44 9,48 19,53 58,53">
            <text:p/>
          </draw:polyline>
          <draw:line draw:style-name="gr2" draw:text-style-name="P2" draw:layer="layout" svg:x1="25.855cm" svg:y1="13.63cm" svg:x2="25.912cm" svg:y2="13.63cm">
            <text:p/>
          </draw:line>
          <draw:polyline draw:style-name="gr2" draw:text-style-name="P2" draw:layer="layout" svg:width="0.029cm" svg:height="0.1cm" svg:x="25.883cm" svg:y="13.53cm" svg:viewBox="0 0 30 101" draw:points="0,101 0,0 10,14 19,25 30,29">
            <text:p/>
          </draw:polyline>
          <draw:line draw:style-name="gr13" draw:text-style-name="P2" draw:layer="layout" svg:x1="25.364cm" svg:y1="13.479cm" svg:x2="25.598cm" svg:y2="13.479cm">
            <text:p/>
          </draw:line>
          <draw:line draw:style-name="gr13" draw:text-style-name="P2" draw:layer="layout" svg:x1="24.204cm" svg:y1="13.741cm" svg:x2="24.204cm" svg:y2="13.36cm">
            <text:p/>
          </draw:line>
          <draw:line draw:style-name="gr13" draw:text-style-name="P2" draw:layer="layout" svg:x1="23.481cm" svg:y1="13.502cm" svg:x2="23.481cm" svg:y2="13.741cm">
            <text:p/>
          </draw:line>
          <draw:line draw:style-name="gr13" draw:text-style-name="P2" draw:layer="layout" svg:x1="24.204cm" svg:y1="13.741cm" svg:x2="24.204cm" svg:y2="14.122cm">
            <text:p/>
          </draw:line>
          <draw:polyline draw:style-name="gr2" draw:text-style-name="P2" draw:layer="layout" svg:width="0.058cm" svg:height="0.1cm" svg:x="23.708cm" svg:y="14.196cm" svg:viewBox="0 0 59 101" draw:points="24,49 10,54 5,59 0,68 0,82 5,92 10,97 19,101 59,101 59,0 24,0 15,5 10,10 5,21 5,30 10,40 15,44 24,49 59,49">
            <text:p/>
          </draw:polyline>
          <draw:line draw:style-name="gr2" draw:text-style-name="P2" draw:layer="layout" svg:x1="23.68cm" svg:y1="14.196cm" svg:x2="23.623cm" svg:y2="14.196cm">
            <text:p/>
          </draw:line>
          <draw:line draw:style-name="gr2" draw:text-style-name="P2" draw:layer="layout" svg:x1="23.651cm" svg:y1="14.296cm" svg:x2="23.651cm" svg:y2="14.196cm">
            <text:p/>
          </draw:line>
          <draw:line draw:style-name="gr2" draw:text-style-name="P2" draw:layer="layout" svg:x1="23.537cm" svg:y1="14.296cm" svg:x2="23.594cm" svg:y2="14.296cm">
            <text:p/>
          </draw:line>
          <draw:polyline draw:style-name="gr2" draw:text-style-name="P2" draw:layer="layout" svg:width="0.029cm" svg:height="0.1cm" svg:x="23.565cm" svg:y="14.196cm" svg:viewBox="0 0 30 101" draw:points="0,101 0,0 10,16 19,25 30,30">
            <text:p/>
          </draw:polyline>
          <draw:line draw:style-name="gr15" draw:text-style-name="P2" draw:layer="layout" svg:x1="24.739cm" svg:y1="14.156cm" svg:x2="24.739cm" svg:y2="14.006cm">
            <text:p/>
          </draw:line>
          <draw:line draw:style-name="gr13" draw:text-style-name="P2" draw:layer="layout" svg:x1="23.031cm" svg:y1="13.502cm" svg:x2="23.481cm" svg:y2="13.502cm">
            <text:p/>
          </draw:line>
          <draw:line draw:style-name="gr13" draw:text-style-name="P2" draw:layer="layout" svg:x1="23.031cm" svg:y1="14.122cm" svg:x2="23.031cm" svg:y2="13.981cm">
            <text:p/>
          </draw:line>
          <draw:line draw:style-name="gr13" draw:text-style-name="P2" draw:layer="layout" svg:x1="23.031cm" svg:y1="13.981cm" svg:x2="23.481cm" svg:y2="13.981cm">
            <text:p/>
          </draw:line>
          <draw:line draw:style-name="gr13" draw:text-style-name="P2" draw:layer="layout" svg:x1="23.481cm" svg:y1="13.981cm" svg:x2="23.481cm" svg:y2="13.741cm">
            <text:p/>
          </draw:line>
          <draw:line draw:style-name="gr14" draw:text-style-name="P2" draw:layer="layout" svg:x1="22.841cm" svg:y1="14.345cm" svg:x2="22.841cm" svg:y2="14.231cm">
            <text:p/>
          </draw:line>
          <draw:line draw:style-name="gr14" draw:text-style-name="P2" draw:layer="layout" svg:x1="22.803cm" svg:y1="14.288cm" svg:x2="22.879cm" svg:y2="14.288cm">
            <text:p/>
          </draw:line>
          <draw:line draw:style-name="gr15" draw:text-style-name="P2" draw:layer="layout" svg:x1="23.04cm" svg:y1="13.896cm" svg:x2="23.04cm" svg:y2="13.782cm">
            <text:p/>
          </draw:line>
          <draw:line draw:style-name="gr15" draw:text-style-name="P2" draw:layer="layout" svg:x1="22.983cm" svg:y1="13.839cm" svg:x2="23.097cm" svg:y2="13.839cm">
            <text:p/>
          </draw:line>
          <draw:line draw:style-name="gr15" draw:text-style-name="P2" draw:layer="layout" svg:x1="23.04cm" svg:y1="13.674cm" svg:x2="23.04cm" svg:y2="13.56cm">
            <text:p/>
          </draw:line>
          <draw:line draw:style-name="gr13" draw:text-style-name="P2" draw:layer="layout" svg:x1="24.204cm" svg:y1="13.36cm" svg:x2="23.031cm" svg:y2="13.36cm">
            <text:p/>
          </draw:line>
          <draw:line draw:style-name="gr13" draw:text-style-name="P2" draw:layer="layout" svg:x1="23.031cm" svg:y1="13.36cm" svg:x2="23.031cm" svg:y2="13.502cm">
            <text:p/>
          </draw:line>
          <draw:line draw:style-name="gr13" draw:text-style-name="P2" draw:layer="layout" svg:x1="24.204cm" svg:y1="14.122cm" svg:x2="23.031cm" svg:y2="14.122cm">
            <text:p/>
          </draw:line>
          <draw:line draw:style-name="gr13" draw:text-style-name="P2" draw:layer="layout" svg:x1="23.592cm" svg:y1="13.641cm" svg:x2="23.592cm" svg:y2="13.591cm">
            <text:p/>
          </draw:line>
          <draw:line draw:style-name="gr13" draw:text-style-name="P2" draw:layer="layout" svg:x1="23.592cm" svg:y1="13.591cm" svg:x2="24.142cm" svg:y2="13.591cm">
            <text:p/>
          </draw:line>
          <draw:line draw:style-name="gr13" draw:text-style-name="P2" draw:layer="layout" svg:x1="24.142cm" svg:y1="13.591cm" svg:x2="24.142cm" svg:y2="13.641cm">
            <text:p/>
          </draw:line>
          <draw:line draw:style-name="gr13" draw:text-style-name="P2" draw:layer="layout" svg:x1="24.142cm" svg:y1="13.641cm" svg:x2="23.592cm" svg:y2="13.641cm">
            <text:p/>
          </draw:line>
          <draw:line draw:style-name="gr13" draw:text-style-name="P2" draw:layer="layout" svg:x1="23.592cm" svg:y1="13.841cm" svg:x2="24.142cm" svg:y2="13.841cm">
            <text:p/>
          </draw:line>
          <draw:line draw:style-name="gr13" draw:text-style-name="P2" draw:layer="layout" svg:x1="24.142cm" svg:y1="13.841cm" svg:x2="24.142cm" svg:y2="13.891cm">
            <text:p/>
          </draw:line>
          <draw:line draw:style-name="gr13" draw:text-style-name="P2" draw:layer="layout" svg:x1="24.142cm" svg:y1="13.891cm" svg:x2="23.592cm" svg:y2="13.891cm">
            <text:p/>
          </draw:line>
          <draw:line draw:style-name="gr13" draw:text-style-name="P2" draw:layer="layout" svg:x1="23.592cm" svg:y1="13.891cm" svg:x2="23.592cm" svg:y2="13.841cm">
            <text:p/>
          </draw:line>
          <draw:path draw:style-name="gr13" draw:text-style-name="P2" draw:layer="layout" svg:width="0.09cm" svg:height="0.09cm" svg:x="26.759cm" svg:y="13.299cm" svg:viewBox="0 0 91 91" svg:d="M0 0c49 0 91 41 91 91">
            <text:p/>
          </draw:path>
          <draw:line draw:style-name="gr13" draw:text-style-name="P2" draw:layer="layout" svg:x1="26.848cm" svg:y1="13.479cm" svg:x2="27.084cm" svg:y2="13.479cm">
            <text:p/>
          </draw:line>
          <draw:line draw:style-name="gr13" draw:text-style-name="P2" draw:layer="layout" svg:x1="26.848cm" svg:y1="13.389cm" svg:x2="26.848cm" svg:y2="13.479cm">
            <text:p/>
          </draw:line>
          <draw:polygon draw:style-name="gr15" draw:text-style-name="P2" draw:layer="layout" svg:width="0.105cm" svg:height="0.133cm" svg:x="26.499cm" svg:y="14.02cm" svg:viewBox="0 0 106 134" draw:points="68,134 87,125 96,115 106,96 106,39 96,20 87,9 68,0 38,0 19,9 9,20 0,39 0,96 9,115 19,125 38,134">
            <text:p/>
          </draw:polygon>
          <draw:path draw:style-name="gr13" draw:text-style-name="P2" draw:layer="layout" svg:width="0.7cm" svg:height="0.7cm" svg:x="26.637cm" svg:y="13.838cm" svg:viewBox="0 0 701 701" svg:d="M701 350c0 125-66 242-175 304-108 63-242 63-351 0-108-62-175-179-175-304s67-240 175-303c109-63 243-63 351 0 109 63 175 178 175 303z">
            <text:p/>
          </draw:path>
          <draw:line draw:style-name="gr13" draw:text-style-name="P2" draw:layer="layout" svg:x1="27.084cm" svg:y1="13.479cm" svg:x2="27.084cm" svg:y2="10.679cm">
            <text:p/>
          </draw:line>
          <draw:line draw:style-name="gr13" draw:text-style-name="P2" draw:layer="layout" svg:x1="27.084cm" svg:y1="10.679cm" svg:x2="26.599cm" svg:y2="10.679cm">
            <text:p/>
          </draw:line>
          <draw:line draw:style-name="gr13" draw:text-style-name="P2" draw:layer="layout" svg:x1="26.599cm" svg:y1="10.644cm" svg:x2="25.849cm" svg:y2="10.644cm">
            <text:p/>
          </draw:line>
          <draw:line draw:style-name="gr13" draw:text-style-name="P2" draw:layer="layout" svg:x1="26.599cm" svg:y1="10.679cm" svg:x2="26.599cm" svg:y2="10.644cm">
            <text:p/>
          </draw:line>
          <draw:line draw:style-name="gr13" draw:text-style-name="P2" draw:layer="layout" svg:x1="25.849cm" svg:y1="10.644cm" svg:x2="25.849cm" svg:y2="10.679cm">
            <text:p/>
          </draw:line>
          <draw:polyline draw:style-name="gr2" draw:text-style-name="P2" draw:layer="layout" svg:width="0.1cm" svg:height="0.057cm" svg:x="27.179cm" svg:y="10.888cm" svg:viewBox="0 0 101 58" draw:points="101,58 19,58 9,53 4,49 0,39 0,19 4,10 9,5 19,0 101,0">
            <text:p/>
          </draw:polyline>
          <draw:line draw:style-name="gr2" draw:text-style-name="P2" draw:layer="layout" svg:x1="27.179cm" svg:y1="10.788cm" svg:x2="27.179cm" svg:y2="10.845cm">
            <text:p/>
          </draw:line>
          <draw:polyline draw:style-name="gr2" draw:text-style-name="P2" draw:layer="layout" svg:width="0.1cm" svg:height="0.028cm" svg:x="27.179cm" svg:y="10.817cm" svg:viewBox="0 0 101 29" draw:points="0,0 101,0 86,10 76,20 71,29">
            <text:p/>
          </draw:polyline>
          <draw:line draw:style-name="gr13" draw:text-style-name="P2" draw:layer="layout" svg:x1="25.849cm" svg:y1="10.679cm" svg:x2="25.364cm" svg:y2="10.679cm">
            <text:p/>
          </draw:line>
          <draw:line draw:style-name="gr13" draw:text-style-name="P2" draw:layer="layout" svg:x1="25.029cm" svg:y1="11.332cm" svg:x2="25.029cm" svg:y2="10.756cm">
            <text:p/>
          </draw:line>
          <draw:line draw:style-name="gr13" draw:text-style-name="P2" draw:layer="layout" svg:x1="24.936cm" svg:y1="10.861cm" svg:x2="23.896cm" svg:y2="10.861cm">
            <text:p/>
          </draw:line>
          <draw:line draw:style-name="gr13" draw:text-style-name="P2" draw:layer="layout" svg:x1="23.802cm" svg:y1="10.756cm" svg:x2="23.802cm" svg:y2="11.333cm">
            <text:p/>
          </draw:line>
          <draw:line draw:style-name="gr13" draw:text-style-name="P2" draw:layer="layout" svg:x1="23.802cm" svg:y1="11.333cm" svg:x2="25.028cm" svg:y2="11.333cm">
            <text:p/>
          </draw:line>
          <draw:polyline draw:style-name="gr2" draw:text-style-name="P2" draw:layer="layout" svg:width="0.058cm" svg:height="0.1cm" svg:x="25.196cm" svg:y="10.99cm" svg:viewBox="0 0 59 101" draw:points="59,0 59,82 54,91 48,96 38,101 19,101 10,96 5,91 0,82 0,0">
            <text:p/>
          </draw:polyline>
          <draw:polyline draw:style-name="gr2" draw:text-style-name="P2" draw:layer="layout" svg:width="0.062cm" svg:height="0.1cm" svg:x="25.096cm" svg:y="10.99cm" svg:viewBox="0 0 63 101" draw:points="63,0 0,0 35,38 19,38 10,43 5,47 0,57 0,82 5,91 10,96 19,101 49,101 58,96 63,91">
            <text:p/>
          </draw:polyline>
          <draw:line draw:style-name="gr8" draw:text-style-name="P2" draw:layer="layout" svg:x1="23.303cm" svg:y1="11.802cm" svg:x2="23.226cm" svg:y2="11.802cm">
            <text:p/>
          </draw:line>
          <draw:line draw:style-name="gr8" draw:text-style-name="P2" draw:layer="layout" svg:x1="23.264cm" svg:y1="11.84cm" svg:x2="23.264cm" svg:y2="11.764cm">
            <text:p/>
          </draw:line>
          <draw:polyline draw:style-name="gr2" draw:text-style-name="P2" draw:layer="layout" svg:width="0.038cm" svg:height="0.1cm" svg:x="23.927cm" svg:y="11.561cm" svg:viewBox="0 0 39 101" draw:points="0,0 0,72 5,86 15,96 29,101 39,101">
            <text:p/>
          </draw:polyline>
          <draw:polyline draw:style-name="gr2" draw:text-style-name="P2" draw:layer="layout" svg:width="0.057cm" svg:height="0.1cm" svg:x="23.823cm" svg:y="11.561cm" svg:viewBox="0 0 58 101" draw:points="58,101 58,0 19,0 9,5 4,10 0,19 0,33 4,43 9,48 19,53 58,53">
            <text:p/>
          </draw:polyline>
          <draw:polyline draw:style-name="gr2" draw:text-style-name="P2" draw:layer="layout" svg:width="0.062cm" svg:height="0.1cm" svg:x="23.727cm" svg:y="11.561cm" svg:viewBox="0 0 63 101" draw:points="63,0 0,0 34,38 19,38 10,43 5,48 0,57 0,81 5,92 10,96 19,101 48,101 59,96 63,92">
            <text:p/>
          </draw:polyline>
          <draw:line draw:style-name="gr13" draw:text-style-name="P2" draw:layer="layout" svg:x1="23.685cm" svg:y1="11.521cm" svg:x2="23.685cm" svg:y2="11.711cm">
            <text:p/>
          </draw:line>
          <draw:polygon draw:style-name="gr8" draw:text-style-name="P2" draw:layer="layout" svg:width="0.057cm" svg:height="0.1cm" svg:x="22.988cm" svg:y="11.752cm" svg:viewBox="0 0 58 101" draw:points="58,101 58,0 33,0 19,4 9,14 4,24 0,43 0,57 4,76 9,85 19,95 33,101">
            <text:p/>
          </draw:polygon>
          <draw:line draw:style-name="gr13" draw:text-style-name="P2" draw:layer="layout" svg:x1="23.521cm" svg:y1="11.857cm" svg:x2="23.379cm" svg:y2="11.857cm">
            <text:p/>
          </draw:line>
          <draw:line draw:style-name="gr13" draw:text-style-name="P2" draw:layer="layout" svg:x1="25.364cm" svg:y1="10.679cm" svg:x2="25.364cm" svg:y2="13.479cm">
            <text:p/>
          </draw:line>
          <draw:line draw:style-name="gr13" draw:text-style-name="P2" draw:layer="layout" svg:x1="25.598cm" svg:y1="13.389cm" svg:x2="25.598cm" svg:y2="13.479cm">
            <text:p/>
          </draw:line>
          <draw:line draw:style-name="gr8" draw:text-style-name="P2" draw:layer="layout" svg:x1="25.174cm" svg:y1="11.556cm" svg:x2="25.207cm" svg:y2="11.556cm">
            <text:p/>
          </draw:line>
          <draw:polyline draw:style-name="gr8" draw:text-style-name="P2" draw:layer="layout" svg:width="0.048cm" svg:height="0.1cm" svg:x="25.159cm" svg:y="11.508cm" svg:viewBox="0 0 49 101" draw:points="49,101 49,0 0,0">
            <text:p/>
          </draw:polyline>
          <draw:polyline draw:style-name="gr8" draw:text-style-name="P2" draw:layer="layout" svg:width="0.048cm" svg:height="0.066cm" svg:x="25.078cm" svg:y="11.542cm" svg:viewBox="0 0 49 67" draw:points="5,63 15,67 35,67 44,63 49,53 49,14 44,4 35,0 15,0 5,4 0,14 0,23 49,33">
            <text:p/>
          </draw:polyline>
          <draw:line draw:style-name="gr8" draw:text-style-name="P2" draw:layer="layout" svg:x1="25.036cm" svg:y1="11.608cm" svg:x2="25.036cm" svg:y2="11.542cm">
            <text:p/>
          </draw:line>
          <draw:polyline draw:style-name="gr8" draw:text-style-name="P2" draw:layer="layout" svg:width="0.029cm" svg:height="0.019cm" svg:x="25.007cm" svg:y="11.542cm" svg:viewBox="0 0 30 20" draw:points="30,20 25,10 20,5 10,0 0,0">
            <text:p/>
          </draw:polyline>
          <draw:line draw:style-name="gr8" draw:text-style-name="P2" draw:layer="layout" svg:x1="24.974cm" svg:y1="11.542cm" svg:x2="24.974cm" svg:y2="11.608cm">
            <text:p/>
          </draw:line>
          <draw:polyline draw:style-name="gr8" draw:text-style-name="P2" draw:layer="layout" svg:width="0.043cm" svg:height="0.066cm" svg:x="24.931cm" svg:y="11.542cm" svg:viewBox="0 0 44 67" draw:points="44,9 39,4 28,0 14,0 4,4 0,14 0,67">
            <text:p/>
          </draw:polyline>
          <draw:polyline draw:style-name="gr8" draw:text-style-name="P2" draw:layer="layout" svg:width="0.044cm" svg:height="0.066cm" svg:x="24.84cm" svg:y="11.542cm" svg:viewBox="0 0 45 67" draw:points="0,67 0,14 6,4 15,0 35,0 45,4">
            <text:p/>
          </draw:polyline>
          <draw:polyline draw:style-name="gr8" draw:text-style-name="P2" draw:layer="layout" svg:width="0.048cm" svg:height="0.043cm" svg:x="24.84cm" svg:y="11.565cm" svg:viewBox="0 0 49 44" draw:points="0,40 10,44 35,44 44,40 49,30 49,20 44,11 35,5 10,5 0,0">
            <text:p/>
          </draw:polyline>
          <draw:line draw:style-name="gr8" draw:text-style-name="P2" draw:layer="layout" svg:x1="24.793cm" svg:y1="11.542cm" svg:x2="24.793cm" svg:y2="11.608cm">
            <text:p/>
          </draw:line>
          <draw:polyline draw:style-name="gr8" draw:text-style-name="P2" draw:layer="layout" svg:width="0.043cm" svg:height="0.066cm" svg:x="24.75cm" svg:y="11.542cm" svg:viewBox="0 0 44 67" draw:points="44,9 39,4 29,0 15,0 5,4 0,14 0,67">
            <text:p/>
          </draw:polyline>
          <draw:line draw:style-name="gr8" draw:text-style-name="P2" draw:layer="layout" svg:x1="24.659cm" svg:y1="11.608cm" svg:x2="24.659cm" svg:y2="11.508cm">
            <text:p/>
          </draw:line>
          <draw:polyline draw:style-name="gr8" draw:text-style-name="P2" draw:layer="layout" svg:width="0.048cm" svg:height="0.066cm" svg:x="24.659cm" svg:y="11.542cm" svg:viewBox="0 0 49 67" draw:points="0,63 10,67 30,67 39,63 44,58 49,48 49,19 44,9 39,4 30,0 10,0 0,4">
            <text:p/>
          </draw:polyline>
          <draw:polygon draw:style-name="gr8" draw:text-style-name="P2" draw:layer="layout" svg:width="0.052cm" svg:height="0.066cm" svg:x="24.564cm" svg:y="11.542cm" svg:viewBox="0 0 53 67" draw:points="33,67 44,63 49,58 53,48 53,19 49,9 44,4 33,0 19,0 9,4 5,9 0,19 0,48 5,58 9,63 19,67">
            <text:p/>
          </draw:polygon>
          <draw:polyline draw:style-name="gr8" draw:text-style-name="P2" draw:layer="layout" svg:width="0.062cm" svg:height="0.1cm" svg:x="24.388cm" svg:y="11.508cm" svg:viewBox="0 0 63 101" draw:points="0,92 6,97 20,101 29,101 44,97 53,87 58,77 63,58 63,44 58,24 53,15 44,5 29,0 20,0 6,5 0,10">
            <text:p/>
          </draw:polyline>
          <draw:polygon draw:style-name="gr8" draw:text-style-name="P2" draw:layer="layout" svg:width="0.052cm" svg:height="0.066cm" svg:x="24.298cm" svg:y="11.542cm" svg:viewBox="0 0 53 67" draw:points="33,67 44,63 48,58 53,48 53,19 48,9 44,4 33,0 19,0 9,4 5,9 0,19 0,48 5,58 9,63 19,67">
            <text:p/>
          </draw:polygon>
          <draw:line draw:style-name="gr8" draw:text-style-name="P2" draw:layer="layout" svg:x1="24.212cm" svg:y1="11.608cm" svg:x2="24.212cm" svg:y2="11.508cm">
            <text:p/>
          </draw:line>
          <draw:polyline draw:style-name="gr8" draw:text-style-name="P2" draw:layer="layout" svg:width="0.048cm" svg:height="0.066cm" svg:x="24.212cm" svg:y="11.542cm" svg:viewBox="0 0 49 67" draw:points="0,63 11,67 30,67 39,63 44,58 49,48 49,19 44,9 39,4 30,0 11,0 0,4">
            <text:p/>
          </draw:polyline>
          <draw:polyline draw:style-name="gr8" draw:text-style-name="P2" draw:layer="layout" svg:width="0.042cm" svg:height="0.066cm" svg:x="24.122cm" svg:y="11.542cm" svg:viewBox="0 0 43 67" draw:points="0,67 0,14 4,4 15,0 34,0 43,4">
            <text:p/>
          </draw:polyline>
          <draw:polyline draw:style-name="gr8" draw:text-style-name="P2" draw:layer="layout" svg:width="0.047cm" svg:height="0.043cm" svg:x="24.122cm" svg:y="11.565cm" svg:viewBox="0 0 48 44" draw:points="0,40 9,44 33,44 42,40 48,30 48,20 42,11 33,5 9,5 0,0">
            <text:p/>
          </draw:polyline>
          <draw:polyline draw:style-name="gr8" draw:text-style-name="P2" draw:layer="layout" svg:width="0.052cm" svg:height="0.067cm" svg:x="25.126cm" svg:y="11.697cm" svg:viewBox="0 0 53 68" draw:points="0,5 9,0 29,0 38,5 49,14 53,25 53,44 49,54 38,63 29,68 9,68 0,63">
            <text:p/>
          </draw:polyline>
          <draw:polygon draw:style-name="gr8" draw:text-style-name="P2" draw:layer="layout" svg:width="0.134cm" svg:height="0.133cm" svg:x="25.078cm" svg:y="11.664cm" svg:viewBox="0 0 135 134" draw:points="67,0 92,5 116,19 130,43 135,67 130,90 116,115 92,130 67,134 43,130 19,115 5,90 0,67 5,43 19,19 43,5">
            <text:p/>
          </draw:polygon>
          <draw:polyline draw:style-name="gr8" draw:text-style-name="P2" draw:layer="layout" svg:width="0.062cm" svg:height="0.1cm" svg:x="24.907cm" svg:y="11.678cm" svg:viewBox="0 0 63 101" draw:points="58,10 53,5 44,0 20,0 10,5 6,10 0,19 0,29 6,43 63,101 0,101">
            <text:p/>
          </draw:polyline>
          <draw:polygon draw:style-name="gr8" draw:text-style-name="P2" draw:layer="layout" svg:width="0.057cm" svg:height="0.1cm" svg:x="24.812cm" svg:y="11.678cm" svg:viewBox="0 0 58 101" draw:points="33,0 23,0 14,5 9,10 4,19 0,38 0,62 4,82 9,92 14,96 23,101 33,101 43,96 48,92 53,82 58,62 58,38 53,19 48,10 43,5">
            <text:p/>
          </draw:polygon>
          <draw:polyline draw:style-name="gr8" draw:text-style-name="P2" draw:layer="layout" svg:width="0.062cm" svg:height="0.1cm" svg:x="24.716cm" svg:y="11.678cm" svg:viewBox="0 0 63 101" draw:points="59,10 54,5 44,0 19,0 10,5 5,10 0,19 0,29 5,43 63,101 0,101">
            <text:p/>
          </draw:polyline>
          <draw:line draw:style-name="gr8" draw:text-style-name="P2" draw:layer="layout" svg:x1="24.621cm" svg:y1="11.778cm" svg:x2="24.678cm" svg:y2="11.778cm">
            <text:p/>
          </draw:line>
          <draw:polyline draw:style-name="gr8" draw:text-style-name="P2" draw:layer="layout" svg:width="0.028cm" svg:height="0.1cm" svg:x="24.65cm" svg:y="11.678cm" svg:viewBox="0 0 29 101" draw:points="0,101 0,0 10,14 20,24 29,29">
            <text:p/>
          </draw:polyline>
          <draw:line draw:style-name="gr8" draw:text-style-name="P2" draw:layer="layout" svg:x1="24.507cm" svg:y1="11.673cm" svg:x2="24.593cm" svg:y2="11.803cm">
            <text:p/>
          </draw:line>
          <draw:polygon draw:style-name="gr8" draw:text-style-name="P2" draw:layer="layout" svg:width="0.057cm" svg:height="0.1cm" svg:x="24.421cm" svg:y="11.678cm" svg:viewBox="0 0 58 101" draw:points="34,0 24,0 14,5 10,10 5,19 0,38 0,62 5,82 10,92 14,96 24,101 34,101 44,96 49,92 53,82 58,62 58,38 53,19 49,10 44,5">
            <text:p/>
          </draw:polygon>
          <draw:line draw:style-name="gr8" draw:text-style-name="P2" draw:layer="layout" svg:x1="24.326cm" svg:y1="11.778cm" svg:x2="24.384cm" svg:y2="11.778cm">
            <text:p/>
          </draw:line>
          <draw:polyline draw:style-name="gr8" draw:text-style-name="P2" draw:layer="layout" svg:width="0.029cm" svg:height="0.1cm" svg:x="24.355cm" svg:y="11.678cm" svg:viewBox="0 0 30 101" draw:points="0,101 0,0 9,14 20,24 30,29">
            <text:p/>
          </draw:polyline>
          <draw:line draw:style-name="gr13" draw:text-style-name="P2" draw:layer="layout" svg:x1="25.057cm" svg:y1="11.361cm" svg:x2="24.857cm" svg:y2="11.361cm">
            <text:p/>
          </draw:line>
          <draw:line draw:style-name="gr13" draw:text-style-name="P2" draw:layer="layout" svg:x1="25.057cm" svg:y1="11.361cm" svg:x2="25.057cm" svg:y2="11.2cm">
            <text:p/>
          </draw:line>
          <draw:line draw:style-name="gr13" draw:text-style-name="P2" draw:layer="layout" svg:x1="25.052cm" svg:y1="11.989cm" svg:x2="25.052cm" svg:y2="13.211cm">
            <text:p/>
          </draw:line>
          <draw:line draw:style-name="gr13" draw:text-style-name="P2" draw:layer="layout" svg:x1="24.343cm" svg:y1="12.249cm" svg:x2="24.343cm" svg:y2="12.829cm">
            <text:p/>
          </draw:line>
          <draw:polygon draw:style-name="gr2" draw:text-style-name="P2" draw:layer="layout" svg:width="0.057cm" svg:height="0.1cm" svg:x="24.956cm" svg:y="13.276cm" svg:viewBox="0 0 58 101" draw:points="58,101 58,0 34,0 20,5 11,14 5,24 0,43 0,57 5,77 11,86 20,96 34,101">
            <text:p/>
          </draw:polygon>
          <draw:polyline draw:style-name="gr2" draw:text-style-name="P2" draw:layer="layout" svg:width="0.057cm" svg:height="0.1cm" svg:x="24.861cm" svg:y="13.276cm" svg:viewBox="0 0 58 101" draw:points="58,96 43,101 19,101 9,96 5,91 0,82 0,71 5,62 9,57 19,52 38,47 48,43 53,38 58,28 58,19 53,9 48,5 38,0 14,0 0,5">
            <text:p/>
          </draw:polyline>
          <draw:line draw:style-name="gr2" draw:text-style-name="P2" draw:layer="layout" svg:x1="24.766cm" svg:y1="13.376cm" svg:x2="24.823cm" svg:y2="13.376cm">
            <text:p/>
          </draw:line>
          <draw:polyline draw:style-name="gr2" draw:text-style-name="P2" draw:layer="layout" svg:width="0.029cm" svg:height="0.1cm" svg:x="24.794cm" svg:y="13.276cm" svg:viewBox="0 0 30 101" draw:points="0,101 0,0 10,14 19,24 30,28">
            <text:p/>
          </draw:polyline>
          <draw:line draw:style-name="gr8" draw:text-style-name="P2" draw:layer="layout" svg:x1="22.802cm" svg:y1="11.801cm" svg:x2="22.726cm" svg:y2="11.801cm">
            <text:p/>
          </draw:line>
          <draw:polyline draw:style-name="gr2" draw:text-style-name="P2" draw:layer="layout" svg:width="0.038cm" svg:height="0.1cm" svg:x="23.483cm" svg:y="12.672cm" svg:viewBox="0 0 39 101" draw:points="0,0 0,72 5,87 14,97 29,101 39,101">
            <text:p/>
          </draw:polyline>
          <draw:polyline draw:style-name="gr2" draw:text-style-name="P2" draw:layer="layout" svg:width="0.057cm" svg:height="0.1cm" svg:x="23.378cm" svg:y="12.672cm" svg:viewBox="0 0 58 101" draw:points="58,101 58,0 19,0 10,5 5,10 0,20 0,34 5,43 10,48 19,53 58,53">
            <text:p/>
          </draw:polyline>
          <draw:polyline draw:style-name="gr2" draw:text-style-name="P2" draw:layer="layout" svg:width="0.062cm" svg:height="0.1cm" svg:x="23.283cm" svg:y="12.672cm" svg:viewBox="0 0 63 101" draw:points="58,10 53,5 44,0 20,0 9,5 5,10 0,20 0,29 5,43 63,101 0,101">
            <text:p/>
          </draw:polyline>
          <draw:line draw:style-name="gr13" draw:text-style-name="P2" draw:layer="layout" svg:x1="23.59cm" svg:y1="12.6cm" svg:x2="23.59cm" svg:y2="12.854cm">
            <text:p/>
          </draw:line>
          <draw:line draw:style-name="gr13" draw:text-style-name="P2" draw:layer="layout" svg:x1="25.052cm" svg:y1="13.211cm" svg:x2="21.231cm" svg:y2="13.211cm">
            <text:p/>
          </draw:line>
          <draw:line draw:style-name="gr13" draw:text-style-name="P2" draw:layer="layout" svg:x1="21.231cm" svg:y1="11.989cm" svg:x2="25.052cm" svg:y2="11.989cm">
            <text:p/>
          </draw:line>
          <draw:line draw:style-name="gr13" draw:text-style-name="P2" draw:layer="layout" svg:x1="24.343cm" svg:y1="12.829cm" svg:x2="22.083cm" svg:y2="12.829cm">
            <text:p/>
          </draw:line>
          <draw:line draw:style-name="gr13" draw:text-style-name="P2" draw:layer="layout" svg:x1="24.343cm" svg:y1="12.249cm" svg:x2="22.083cm" svg:y2="12.249cm">
            <text:p/>
          </draw:line>
          <draw:line draw:style-name="gr13" draw:text-style-name="P2" draw:layer="layout" svg:x1="22.508cm" svg:y1="10.685cm" svg:x2="22.508cm" svg:y2="11.857cm">
            <text:p/>
          </draw:line>
          <draw:line draw:style-name="gr13" draw:text-style-name="P2" draw:layer="layout" svg:x1="22.508cm" svg:y1="11.857cm" svg:x2="22.651cm" svg:y2="11.857cm">
            <text:p/>
          </draw:line>
          <draw:line draw:style-name="gr13" draw:text-style-name="P2" draw:layer="layout" svg:x1="22.651cm" svg:y1="11.857cm" svg:x2="22.651cm" svg:y2="11.407cm">
            <text:p/>
          </draw:line>
          <draw:line draw:style-name="gr13" draw:text-style-name="P2" draw:layer="layout" svg:x1="22.651cm" svg:y1="11.407cm" svg:x2="23.015cm" svg:y2="11.407cm">
            <text:p/>
          </draw:line>
          <draw:line draw:style-name="gr13" draw:text-style-name="P2" draw:layer="layout" svg:x1="23.379cm" svg:y1="11.857cm" svg:x2="23.379cm" svg:y2="11.407cm">
            <text:p/>
          </draw:line>
          <draw:line draw:style-name="gr13" draw:text-style-name="P2" draw:layer="layout" svg:x1="23.015cm" svg:y1="10.685cm" svg:x2="23.521cm" svg:y2="10.685cm">
            <text:p/>
          </draw:line>
          <draw:line draw:style-name="gr13" draw:text-style-name="P2" draw:layer="layout" svg:x1="23.521cm" svg:y1="10.685cm" svg:x2="23.521cm" svg:y2="11.857cm">
            <text:p/>
          </draw:line>
          <draw:line draw:style-name="gr13" draw:text-style-name="P2" draw:layer="layout" svg:x1="22.989cm" svg:y1="11.296cm" svg:x2="22.989cm" svg:y2="10.746cm">
            <text:p/>
          </draw:line>
          <draw:line draw:style-name="gr13" draw:text-style-name="P2" draw:layer="layout" svg:x1="22.989cm" svg:y1="10.746cm" svg:x2="23.039cm" svg:y2="10.746cm">
            <text:p/>
          </draw:line>
          <draw:line draw:style-name="gr13" draw:text-style-name="P2" draw:layer="layout" svg:x1="23.24cm" svg:y1="10.746cm" svg:x2="23.289cm" svg:y2="10.746cm">
            <text:p/>
          </draw:line>
          <draw:polyline draw:style-name="gr2" draw:text-style-name="P2" draw:layer="layout" svg:width="0.057cm" svg:height="0.1cm" svg:x="23.672cm" svg:y="10.99cm" svg:viewBox="0 0 58 101" draw:points="58,0 58,82 54,91 49,96 39,101 19,101 10,96 5,91 0,82 0,0">
            <text:p/>
          </draw:polyline>
          <draw:line draw:style-name="gr2" draw:text-style-name="P2" draw:layer="layout" svg:x1="23.582cm" svg:y1="11.023cm" svg:x2="23.582cm" svg:y2="11.09cm">
            <text:p/>
          </draw:line>
          <draw:polyline draw:style-name="gr2" draw:text-style-name="P2" draw:layer="layout" svg:width="0.063cm" svg:height="0.071cm" svg:x="23.567cm" svg:y="10.985cm" svg:viewBox="0 0 64 72" draw:points="39,0 64,72 0,72">
            <text:p/>
          </draw:polyline>
          <draw:line draw:style-name="gr15" draw:text-style-name="P2" draw:layer="layout" svg:x1="23.675cm" svg:y1="10.811cm" svg:x2="23.561cm" svg:y2="10.811cm">
            <text:p/>
          </draw:line>
          <draw:line draw:style-name="gr15" draw:text-style-name="P2" draw:layer="layout" svg:x1="23.618cm" svg:y1="10.868cm" svg:x2="23.618cm" svg:y2="10.754cm">
            <text:p/>
          </draw:line>
          <draw:line draw:style-name="gr15" draw:text-style-name="P2" draw:layer="layout" svg:x1="22.461cm" svg:y1="10.811cm" svg:x2="22.347cm" svg:y2="10.811cm">
            <text:p/>
          </draw:line>
          <draw:line draw:style-name="gr13" draw:text-style-name="P2" draw:layer="layout" svg:x1="23.015cm" svg:y1="10.685cm" svg:x2="22.508cm" svg:y2="10.685cm">
            <text:p/>
          </draw:line>
          <draw:line draw:style-name="gr13" draw:text-style-name="P2" draw:layer="layout" svg:x1="23.379cm" svg:y1="11.407cm" svg:x2="23.015cm" svg:y2="11.407cm">
            <text:p/>
          </draw:line>
          <draw:line draw:style-name="gr13" draw:text-style-name="P2" draw:layer="layout" svg:x1="23.039cm" svg:y1="10.746cm" svg:x2="23.039cm" svg:y2="11.296cm">
            <text:p/>
          </draw:line>
          <draw:line draw:style-name="gr13" draw:text-style-name="P2" draw:layer="layout" svg:x1="23.039cm" svg:y1="11.296cm" svg:x2="22.989cm" svg:y2="11.296cm">
            <text:p/>
          </draw:line>
          <draw:line draw:style-name="gr13" draw:text-style-name="P2" draw:layer="layout" svg:x1="23.24cm" svg:y1="11.296cm" svg:x2="23.24cm" svg:y2="10.746cm">
            <text:p/>
          </draw:line>
          <draw:line draw:style-name="gr13" draw:text-style-name="P2" draw:layer="layout" svg:x1="23.289cm" svg:y1="10.746cm" svg:x2="23.289cm" svg:y2="11.296cm">
            <text:p/>
          </draw:line>
          <draw:line draw:style-name="gr13" draw:text-style-name="P2" draw:layer="layout" svg:x1="23.289cm" svg:y1="11.296cm" svg:x2="23.24cm" svg:y2="11.296cm">
            <text:p/>
          </draw:line>
          <draw:line draw:style-name="gr13" draw:text-style-name="P2" draw:layer="layout" svg:x1="22.739cm" svg:y1="11.296cm" svg:x2="22.739cm" svg:y2="10.746cm">
            <text:p/>
          </draw:line>
          <draw:line draw:style-name="gr13" draw:text-style-name="P2" draw:layer="layout" svg:x1="22.739cm" svg:y1="10.746cm" svg:x2="22.789cm" svg:y2="10.746cm">
            <text:p/>
          </draw:line>
          <draw:line draw:style-name="gr13" draw:text-style-name="P2" draw:layer="layout" svg:x1="22.789cm" svg:y1="10.746cm" svg:x2="22.789cm" svg:y2="11.296cm">
            <text:p/>
          </draw:line>
          <draw:line draw:style-name="gr13" draw:text-style-name="P2" draw:layer="layout" svg:x1="22.789cm" svg:y1="11.296cm" svg:x2="22.739cm" svg:y2="11.296cm">
            <text:p/>
          </draw:line>
          <draw:line draw:style-name="gr11" draw:text-style-name="P2" draw:layer="layout" svg:x1="27.368cm" svg:y1="14.569cm" svg:x2="27.368cm" svg:y2="12.918cm">
            <text:p/>
          </draw:line>
          <draw:line draw:style-name="gr11" draw:text-style-name="P2" draw:layer="layout" svg:x1="27.178cm" svg:y1="12.411cm" svg:x2="27.369cm" svg:y2="12.219cm">
            <text:p/>
          </draw:line>
          <draw:line draw:style-name="gr11" draw:text-style-name="P2" draw:layer="layout" svg:x1="27.368cm" svg:y1="12.219cm" svg:x2="27.368cm" svg:y2="10.632cm">
            <text:p/>
          </draw:line>
          <draw:line draw:style-name="gr11" draw:text-style-name="P2" draw:layer="layout" svg:x1="20.383cm" svg:y1="14.569cm" svg:x2="27.368cm" svg:y2="14.569cm">
            <text:p/>
          </draw:line>
          <draw:line draw:style-name="gr11" draw:text-style-name="P2" draw:layer="layout" svg:x1="27.369cm" svg:y1="12.919cm" svg:x2="27.178cm" svg:y2="12.728cm">
            <text:p/>
          </draw:line>
          <draw:line draw:style-name="gr12" draw:text-style-name="P2" draw:layer="layout" svg:x1="26.857cm" svg:y1="13.807cm" svg:x2="26.357cm" svg:y2="13.807cm">
            <text:p/>
          </draw:line>
          <draw:line draw:style-name="gr12" draw:text-style-name="P2" draw:layer="layout" svg:x1="26.606cm" svg:y1="13.557cm" svg:x2="26.606cm" svg:y2="14.057cm">
            <text:p/>
          </draw:line>
          <draw:path draw:style-name="gr12" draw:text-style-name="P2" draw:layer="layout" svg:width="0.334cm" svg:height="0.334cm" svg:x="26.439cm" svg:y="13.64cm" svg:viewBox="0 0 335 335" svg:d="M335 167c0 93-74 168-167 168s-168-75-168-168c0-92 75-167 168-167s167 75 167 167z">
            <text:p/>
          </draw:path>
          <draw:line draw:style-name="gr11" draw:text-style-name="P2" draw:layer="layout" svg:x1="27.178cm" svg:y1="12.728cm" svg:x2="27.178cm" svg:y2="12.41cm">
            <text:p/>
          </draw:line>
          <draw:line draw:style-name="gr11" draw:text-style-name="P2" draw:layer="layout" svg:x1="27.368cm" svg:y1="10.632cm" svg:x2="20.383cm" svg:y2="10.632cm">
            <text:p/>
          </draw:line>
          <draw:line draw:style-name="gr11" draw:text-style-name="P2" draw:layer="layout" svg:x1="20.383cm" svg:y1="10.632cm" svg:x2="20.383cm" svg:y2="14.569cm">
            <text:p/>
          </draw:line>
        </draw:g>
        <draw:g>
          <draw:line draw:style-name="gr13" draw:text-style-name="P2" draw:layer="layout" svg:x1="3.514cm" svg:y1="10.913cm" svg:x2="3.964cm" svg:y2="10.913cm">
            <text:p/>
          </draw:line>
          <draw:line draw:style-name="gr13" draw:text-style-name="P2" draw:layer="layout" svg:x1="3.389cm" svg:y1="11.313cm" svg:x2="3.389cm" svg:y2="11.163cm">
            <text:p/>
          </draw:line>
          <draw:polyline draw:style-name="gr2" draw:text-style-name="P2" draw:layer="layout" svg:width="0.057cm" svg:height="0.1cm" svg:x="3.815cm" svg:y="10.758cm" svg:viewBox="0 0 58 101" draw:points="58,96 43,101 19,101 10,96 5,90 0,81 0,71 5,62 10,57 19,52 38,48 48,43 53,38 58,29 58,19 53,9 48,5 38,0 15,0 0,5">
            <text:p/>
          </draw:polyline>
          <draw:polyline draw:style-name="gr2" draw:text-style-name="P2" draw:layer="layout" svg:width="0.086cm" svg:height="0.1cm" svg:x="3.696cm" svg:y="10.758cm" svg:viewBox="0 0 87 101" draw:points="87,0 62,101 43,29 24,101 0,0">
            <text:p/>
          </draw:polyline>
          <draw:polyline draw:style-name="gr2" draw:text-style-name="P2" draw:layer="layout" svg:width="0.062cm" svg:height="0.1cm" svg:x="3.606cm" svg:y="10.758cm" svg:viewBox="0 0 63 101" draw:points="58,9 53,5 43,0 19,0 9,5 5,9 0,19 0,29 5,43 63,101 0,101">
            <text:p/>
          </draw:polyline>
          <draw:path draw:style-name="gr13" draw:text-style-name="P2" draw:layer="layout" svg:width="0.7cm" svg:height="0.7cm" svg:x="2.444cm" svg:y="10.663cm" svg:viewBox="0 0 701 701" svg:d="M701 351c0 125-66 241-175 303-108 63-241 63-350 0-109-62-176-178-176-303s67-241 176-304 242-63 350 0c109 63 175 179 175 304z">
            <text:p/>
          </draw:path>
          <draw:line draw:style-name="gr13" draw:text-style-name="P2" draw:layer="layout" svg:x1="6.373cm" svg:y1="12.249cm" svg:x2="6.373cm" svg:y2="12.829cm">
            <text:p/>
          </draw:line>
          <draw:line draw:style-name="gr8" draw:text-style-name="P2" draw:layer="layout" svg:x1="5.332cm" svg:y1="11.802cm" svg:x2="5.256cm" svg:y2="11.802cm">
            <text:p/>
          </draw:line>
          <draw:line draw:style-name="gr8" draw:text-style-name="P2" draw:layer="layout" svg:x1="5.294cm" svg:y1="11.84cm" svg:x2="5.294cm" svg:y2="11.764cm">
            <text:p/>
          </draw:line>
          <draw:line draw:style-name="gr13" draw:text-style-name="P2" draw:layer="layout" svg:x1="5.833cm" svg:y1="10.756cm" svg:x2="5.833cm" svg:y2="11.333cm">
            <text:p/>
          </draw:line>
          <draw:line draw:style-name="gr13" draw:text-style-name="P2" draw:layer="layout" svg:x1="5.833cm" svg:y1="11.333cm" svg:x2="7.057cm" svg:y2="11.333cm">
            <text:p/>
          </draw:line>
          <draw:polyline draw:style-name="gr2" draw:text-style-name="P2" draw:layer="layout" svg:width="0.058cm" svg:height="0.1cm" svg:x="5.702cm" svg:y="10.99cm" svg:viewBox="0 0 59 101" draw:points="59,0 59,82 54,91 48,96 39,101 19,101 10,96 5,91 0,82 0,0">
            <text:p/>
          </draw:polyline>
          <draw:line draw:style-name="gr2" draw:text-style-name="P2" draw:layer="layout" svg:x1="5.612cm" svg:y1="11.023cm" svg:x2="5.612cm" svg:y2="11.09cm">
            <text:p/>
          </draw:line>
          <draw:polyline draw:style-name="gr2" draw:text-style-name="P2" draw:layer="layout" svg:width="0.062cm" svg:height="0.071cm" svg:x="5.598cm" svg:y="10.985cm" svg:viewBox="0 0 63 72" draw:points="39,0 63,72 0,72">
            <text:p/>
          </draw:polyline>
          <draw:polyline draw:style-name="gr2" draw:text-style-name="P2" draw:layer="layout" svg:width="0.038cm" svg:height="0.1cm" svg:x="5.513cm" svg:y="12.672cm" svg:viewBox="0 0 39 101" draw:points="0,0 0,72 5,87 14,97 30,101 39,101">
            <text:p/>
          </draw:polyline>
          <draw:polyline draw:style-name="gr2" draw:text-style-name="P2" draw:layer="layout" svg:width="0.057cm" svg:height="0.1cm" svg:x="5.408cm" svg:y="12.672cm" svg:viewBox="0 0 58 101" draw:points="58,101 58,0 20,0 11,5 6,10 0,20 0,34 6,43 11,48 20,53 58,53">
            <text:p/>
          </draw:polyline>
          <draw:polyline draw:style-name="gr2" draw:text-style-name="P2" draw:layer="layout" svg:width="0.062cm" svg:height="0.1cm" svg:x="5.313cm" svg:y="12.672cm" svg:viewBox="0 0 63 101" draw:points="58,10 53,5 43,0 19,0 9,5 5,10 0,20 0,29 5,43 63,101 0,101">
            <text:p/>
          </draw:polyline>
          <draw:line draw:style-name="gr8" draw:text-style-name="P2" draw:layer="layout" svg:x1="4.832cm" svg:y1="11.801cm" svg:x2="4.756cm" svg:y2="11.801cm">
            <text:p/>
          </draw:line>
          <draw:line draw:style-name="gr13" draw:text-style-name="P2" draw:layer="layout" svg:x1="4.538cm" svg:y1="11.857cm" svg:x2="4.681cm" svg:y2="11.857cm">
            <text:p/>
          </draw:line>
          <draw:line draw:style-name="gr13" draw:text-style-name="P2" draw:layer="layout" svg:x1="4.681cm" svg:y1="11.857cm" svg:x2="4.681cm" svg:y2="11.407cm">
            <text:p/>
          </draw:line>
          <draw:line draw:style-name="gr13" draw:text-style-name="P2" draw:layer="layout" svg:x1="5.55cm" svg:y1="11.857cm" svg:x2="5.408cm" svg:y2="11.857cm">
            <text:p/>
          </draw:line>
          <draw:line draw:style-name="gr13" draw:text-style-name="P2" draw:layer="layout" svg:x1="5.408cm" svg:y1="11.857cm" svg:x2="5.408cm" svg:y2="11.407cm">
            <text:p/>
          </draw:line>
          <draw:line draw:style-name="gr13" draw:text-style-name="P2" draw:layer="layout" svg:x1="5.045cm" svg:y1="10.685cm" svg:x2="4.538cm" svg:y2="10.685cm">
            <text:p/>
          </draw:line>
          <draw:line draw:style-name="gr13" draw:text-style-name="P2" draw:layer="layout" svg:x1="4.769cm" svg:y1="10.746cm" svg:x2="4.819cm" svg:y2="10.746cm">
            <text:p/>
          </draw:line>
          <draw:line draw:style-name="gr13" draw:text-style-name="P2" draw:layer="layout" svg:x1="4.538cm" svg:y1="10.685cm" svg:x2="4.538cm" svg:y2="11.857cm">
            <text:p/>
          </draw:line>
          <draw:line draw:style-name="gr13" draw:text-style-name="P2" draw:layer="layout" svg:x1="4.769cm" svg:y1="11.296cm" svg:x2="4.769cm" svg:y2="10.746cm">
            <text:p/>
          </draw:line>
          <draw:line draw:style-name="gr13" draw:text-style-name="P2" draw:layer="layout" svg:x1="4.819cm" svg:y1="10.746cm" svg:x2="4.819cm" svg:y2="11.296cm">
            <text:p/>
          </draw:line>
          <draw:line draw:style-name="gr13" draw:text-style-name="P2" draw:layer="layout" svg:x1="4.819cm" svg:y1="11.296cm" svg:x2="4.769cm" svg:y2="11.296cm">
            <text:p/>
          </draw:line>
          <draw:line draw:style-name="gr13" draw:text-style-name="P2" draw:layer="layout" svg:x1="5.019cm" svg:y1="11.296cm" svg:x2="5.019cm" svg:y2="10.746cm">
            <text:p/>
          </draw:line>
          <draw:line draw:style-name="gr13" draw:text-style-name="P2" draw:layer="layout" svg:x1="5.019cm" svg:y1="10.746cm" svg:x2="5.07cm" svg:y2="10.746cm">
            <text:p/>
          </draw:line>
          <draw:line draw:style-name="gr13" draw:text-style-name="P2" draw:layer="layout" svg:x1="5.07cm" svg:y1="10.746cm" svg:x2="5.07cm" svg:y2="11.296cm">
            <text:p/>
          </draw:line>
          <draw:line draw:style-name="gr13" draw:text-style-name="P2" draw:layer="layout" svg:x1="5.07cm" svg:y1="11.296cm" svg:x2="5.019cm" svg:y2="11.296cm">
            <text:p/>
          </draw:line>
          <draw:line draw:style-name="gr13" draw:text-style-name="P2" draw:layer="layout" svg:x1="5.045cm" svg:y1="10.685cm" svg:x2="5.55cm" svg:y2="10.685cm">
            <text:p/>
          </draw:line>
          <draw:line draw:style-name="gr13" draw:text-style-name="P2" draw:layer="layout" svg:x1="5.55cm" svg:y1="10.685cm" svg:x2="5.55cm" svg:y2="11.857cm">
            <text:p/>
          </draw:line>
          <draw:line draw:style-name="gr13" draw:text-style-name="P2" draw:layer="layout" svg:x1="5.27cm" svg:y1="11.296cm" svg:x2="5.27cm" svg:y2="10.746cm">
            <text:p/>
          </draw:line>
          <draw:line draw:style-name="gr13" draw:text-style-name="P2" draw:layer="layout" svg:x1="5.27cm" svg:y1="10.746cm" svg:x2="5.319cm" svg:y2="10.746cm">
            <text:p/>
          </draw:line>
          <draw:line draw:style-name="gr13" draw:text-style-name="P2" draw:layer="layout" svg:x1="5.319cm" svg:y1="10.746cm" svg:x2="5.319cm" svg:y2="11.296cm">
            <text:p/>
          </draw:line>
          <draw:line draw:style-name="gr13" draw:text-style-name="P2" draw:layer="layout" svg:x1="5.319cm" svg:y1="11.296cm" svg:x2="5.27cm" svg:y2="11.296cm">
            <text:p/>
          </draw:line>
          <draw:line draw:style-name="gr13" draw:text-style-name="P2" draw:layer="layout" svg:x1="6.373cm" svg:y1="12.249cm" svg:x2="4.113cm" svg:y2="12.249cm">
            <text:p/>
          </draw:line>
          <draw:line draw:style-name="gr13" draw:text-style-name="P2" draw:layer="layout" svg:x1="4.681cm" svg:y1="11.407cm" svg:x2="5.045cm" svg:y2="11.407cm">
            <text:p/>
          </draw:line>
          <draw:line draw:style-name="gr13" draw:text-style-name="P2" draw:layer="layout" svg:x1="5.408cm" svg:y1="11.407cm" svg:x2="5.045cm" svg:y2="11.407cm">
            <text:p/>
          </draw:line>
          <draw:line draw:style-name="gr15" draw:text-style-name="P2" draw:layer="layout" svg:x1="5.705cm" svg:y1="10.811cm" svg:x2="5.591cm" svg:y2="10.811cm">
            <text:p/>
          </draw:line>
          <draw:line draw:style-name="gr15" draw:text-style-name="P2" draw:layer="layout" svg:x1="5.648cm" svg:y1="10.868cm" svg:x2="5.648cm" svg:y2="10.754cm">
            <text:p/>
          </draw:line>
          <draw:line draw:style-name="gr15" draw:text-style-name="P2" draw:layer="layout" svg:x1="4.491cm" svg:y1="10.811cm" svg:x2="4.377cm" svg:y2="10.811cm">
            <text:p/>
          </draw:line>
          <draw:polygon draw:style-name="gr8" draw:text-style-name="P2" draw:layer="layout" svg:width="0.057cm" svg:height="0.1cm" svg:x="5.018cm" svg:y="11.752cm" svg:viewBox="0 0 58 101" draw:points="58,101 58,0 33,0 19,4 9,14 4,24 0,43 0,57 4,76 9,85 19,95 33,101">
            <text:p/>
          </draw:polygon>
          <draw:polyline draw:style-name="gr2" draw:text-style-name="P2" draw:layer="layout" svg:width="0.039cm" svg:height="0.1cm" svg:x="5.957cm" svg:y="11.561cm" svg:viewBox="0 0 40 101" draw:points="0,0 0,72 5,86 15,96 29,101 40,101">
            <text:p/>
          </draw:polyline>
          <draw:polyline draw:style-name="gr2" draw:text-style-name="P2" draw:layer="layout" svg:width="0.057cm" svg:height="0.1cm" svg:x="5.853cm" svg:y="11.561cm" svg:viewBox="0 0 58 101" draw:points="58,101 58,0 20,0 9,5 4,10 0,19 0,33 4,43 9,48 20,53 58,53">
            <text:p/>
          </draw:polyline>
          <draw:polyline draw:style-name="gr2" draw:text-style-name="P2" draw:layer="layout" svg:width="0.062cm" svg:height="0.1cm" svg:x="5.757cm" svg:y="11.561cm" svg:viewBox="0 0 63 101" draw:points="63,0 0,0 35,38 19,38 10,43 5,48 0,57 0,81 5,92 10,96 19,101 49,101 59,96 63,92">
            <text:p/>
          </draw:polyline>
          <draw:line draw:style-name="gr13" draw:text-style-name="P2" draw:layer="layout" svg:x1="4.089cm" svg:y1="11.163cm" svg:x2="4.089cm" svg:y2="11.313cm">
            <text:p/>
          </draw:line>
          <draw:line draw:style-name="gr13" draw:text-style-name="P2" draw:layer="layout" svg:x1="5.715cm" svg:y1="11.521cm" svg:x2="5.715cm" svg:y2="11.711cm">
            <text:p/>
          </draw:line>
          <draw:line draw:style-name="gr13" draw:text-style-name="P2" draw:layer="layout" svg:x1="5.062cm" svg:y1="13.36cm" svg:x2="5.062cm" svg:y2="13.502cm">
            <text:p/>
          </draw:line>
          <draw:line draw:style-name="gr13" draw:text-style-name="P2" draw:layer="layout" svg:x1="5.062cm" svg:y1="14.122cm" svg:x2="5.062cm" svg:y2="13.981cm">
            <text:p/>
          </draw:line>
          <draw:line draw:style-name="gr14" draw:text-style-name="P2" draw:layer="layout" svg:x1="4.621cm" svg:y1="14.345cm" svg:x2="4.621cm" svg:y2="14.231cm">
            <text:p/>
          </draw:line>
          <draw:line draw:style-name="gr13" draw:text-style-name="P2" draw:layer="layout" svg:x1="4.895cm" svg:y1="13.665cm" svg:x2="4.895cm" svg:y2="13.931cm">
            <text:p/>
          </draw:line>
          <draw:line draw:style-name="gr13" draw:text-style-name="P2" draw:layer="layout" svg:x1="4.636cm" svg:y1="13.665cm" svg:x2="4.636cm" svg:y2="13.931cm">
            <text:p/>
          </draw:line>
          <draw:line draw:style-name="gr13" draw:text-style-name="P2" draw:layer="layout" svg:x1="4.725cm" svg:y1="13.625cm" svg:x2="4.725cm" svg:y2="13.665cm">
            <text:p/>
          </draw:line>
          <draw:line draw:style-name="gr13" draw:text-style-name="P2" draw:layer="layout" svg:x1="4.801cm" svg:y1="13.625cm" svg:x2="4.801cm" svg:y2="13.665cm">
            <text:p/>
          </draw:line>
          <draw:line draw:style-name="gr14" draw:text-style-name="P2" draw:layer="layout" svg:x1="4.871cm" svg:y1="14.345cm" svg:x2="4.871cm" svg:y2="14.231cm">
            <text:p/>
          </draw:line>
          <draw:line draw:style-name="gr14" draw:text-style-name="P2" draw:layer="layout" svg:x1="4.833cm" svg:y1="14.288cm" svg:x2="4.909cm" svg:y2="14.288cm">
            <text:p/>
          </draw:line>
          <draw:line draw:style-name="gr13" draw:text-style-name="P2" draw:layer="layout" svg:x1="3.261cm" svg:y1="11.989cm" svg:x2="7.082cm" svg:y2="11.989cm">
            <text:p/>
          </draw:line>
          <draw:polygon draw:style-name="gr2" draw:text-style-name="P2" draw:layer="layout" svg:width="0.057cm" svg:height="0.1cm" svg:x="6.986cm" svg:y="13.276cm" svg:viewBox="0 0 58 101" draw:points="58,101 58,0 34,0 19,5 10,14 5,24 0,43 0,57 5,77 10,86 19,96 34,101">
            <text:p/>
          </draw:polygon>
          <draw:polyline draw:style-name="gr2" draw:text-style-name="P2" draw:layer="layout" svg:width="0.057cm" svg:height="0.1cm" svg:x="6.891cm" svg:y="13.276cm" svg:viewBox="0 0 58 101" draw:points="58,96 44,101 20,101 10,96 6,91 0,82 0,71 6,62 10,57 20,52 39,47 48,43 53,38 58,28 58,19 53,9 48,5 39,0 15,0 0,5">
            <text:p/>
          </draw:polyline>
          <draw:line draw:style-name="gr2" draw:text-style-name="P2" draw:layer="layout" svg:x1="6.796cm" svg:y1="13.376cm" svg:x2="6.853cm" svg:y2="13.376cm">
            <text:p/>
          </draw:line>
          <draw:polyline draw:style-name="gr2" draw:text-style-name="P2" draw:layer="layout" svg:width="0.029cm" svg:height="0.1cm" svg:x="6.824cm" svg:y="13.276cm" svg:viewBox="0 0 30 101" draw:points="0,101 0,0 10,14 20,24 30,28">
            <text:p/>
          </draw:polyline>
          <draw:line draw:style-name="gr13" draw:text-style-name="P2" draw:layer="layout" svg:x1="6.234cm" svg:y1="13.741cm" svg:x2="6.234cm" svg:y2="13.36cm">
            <text:p/>
          </draw:line>
          <draw:line draw:style-name="gr13" draw:text-style-name="P2" draw:layer="layout" svg:x1="6.234cm" svg:y1="13.36cm" svg:x2="5.062cm" svg:y2="13.36cm">
            <text:p/>
          </draw:line>
          <draw:line draw:style-name="gr13" draw:text-style-name="P2" draw:layer="layout" svg:x1="5.062cm" svg:y1="13.502cm" svg:x2="5.511cm" svg:y2="13.502cm">
            <text:p/>
          </draw:line>
          <draw:line draw:style-name="gr13" draw:text-style-name="P2" draw:layer="layout" svg:x1="5.511cm" svg:y1="13.502cm" svg:x2="5.511cm" svg:y2="13.741cm">
            <text:p/>
          </draw:line>
          <draw:line draw:style-name="gr13" draw:text-style-name="P2" draw:layer="layout" svg:x1="5.62cm" svg:y1="12.6cm" svg:x2="5.62cm" svg:y2="12.854cm">
            <text:p/>
          </draw:line>
          <draw:line draw:style-name="gr13" draw:text-style-name="P2" draw:layer="layout" svg:x1="5.622cm" svg:y1="13.591cm" svg:x2="6.172cm" svg:y2="13.591cm">
            <text:p/>
          </draw:line>
          <draw:line draw:style-name="gr13" draw:text-style-name="P2" draw:layer="layout" svg:x1="6.172cm" svg:y1="13.591cm" svg:x2="6.172cm" svg:y2="13.641cm">
            <text:p/>
          </draw:line>
          <draw:line draw:style-name="gr13" draw:text-style-name="P2" draw:layer="layout" svg:x1="6.172cm" svg:y1="13.641cm" svg:x2="5.622cm" svg:y2="13.641cm">
            <text:p/>
          </draw:line>
          <draw:line draw:style-name="gr15" draw:text-style-name="P2" draw:layer="layout" svg:x1="6.769cm" svg:y1="14.156cm" svg:x2="6.769cm" svg:y2="14.006cm">
            <text:p/>
          </draw:line>
          <draw:line draw:style-name="gr13" draw:text-style-name="P2" draw:layer="layout" svg:x1="7.082cm" svg:y1="13.211cm" svg:x2="3.261cm" svg:y2="13.211cm">
            <text:p/>
          </draw:line>
          <draw:line draw:style-name="gr13" draw:text-style-name="P2" draw:layer="layout" svg:x1="6.373cm" svg:y1="12.829cm" svg:x2="4.113cm" svg:y2="12.829cm">
            <text:p/>
          </draw:line>
          <draw:line draw:style-name="gr13" draw:text-style-name="P2" draw:layer="layout" svg:x1="3.36cm" svg:y1="13.665cm" svg:x2="4.895cm" svg:y2="13.665cm">
            <text:p/>
          </draw:line>
          <draw:line draw:style-name="gr13" draw:text-style-name="P2" draw:layer="layout" svg:x1="4.895cm" svg:y1="13.931cm" svg:x2="3.36cm" svg:y2="13.931cm">
            <text:p/>
          </draw:line>
          <draw:line draw:style-name="gr13" draw:text-style-name="P2" draw:layer="layout" svg:x1="3.874cm" svg:y1="13.665cm" svg:x2="3.874cm" svg:y2="13.931cm">
            <text:p/>
          </draw:line>
          <draw:line draw:style-name="gr15" draw:text-style-name="P2" draw:layer="layout" svg:x1="5.07cm" svg:y1="13.896cm" svg:x2="5.07cm" svg:y2="13.782cm">
            <text:p/>
          </draw:line>
          <draw:line draw:style-name="gr15" draw:text-style-name="P2" draw:layer="layout" svg:x1="5.013cm" svg:y1="13.839cm" svg:x2="5.127cm" svg:y2="13.839cm">
            <text:p/>
          </draw:line>
          <draw:line draw:style-name="gr15" draw:text-style-name="P2" draw:layer="layout" svg:x1="5.07cm" svg:y1="13.674cm" svg:x2="5.07cm" svg:y2="13.56cm">
            <text:p/>
          </draw:line>
          <draw:path draw:style-name="gr13" draw:text-style-name="P2" draw:layer="layout" svg:width="0.7cm" svg:height="0.7cm" svg:x="2.444cm" svg:y="13.838cm" svg:viewBox="0 0 701 701" svg:d="M701 350c0 125-66 242-175 304-108 63-241 63-350 0-109-62-176-179-176-304s67-240 176-303 242-63 350 0c109 63 175 178 175 303z">
            <text:p/>
          </draw:path>
          <draw:line draw:style-name="gr13" draw:text-style-name="P2" draw:layer="layout" svg:x1="3.455cm" svg:y1="13.931cm" svg:x2="3.455cm" svg:y2="14.531cm">
            <text:p/>
          </draw:line>
          <draw:line draw:style-name="gr13" draw:text-style-name="P2" draw:layer="layout" svg:x1="3.461cm" svg:y1="13.931cm" svg:x2="3.461cm" svg:y2="14.531cm">
            <text:p/>
          </draw:line>
          <draw:line draw:style-name="gr13" draw:text-style-name="P2" draw:layer="layout" svg:x1="3.472cm" svg:y1="13.931cm" svg:x2="3.472cm" svg:y2="14.531cm">
            <text:p/>
          </draw:line>
          <draw:polyline draw:style-name="gr2" draw:text-style-name="P2" draw:layer="layout" svg:width="0.038cm" svg:height="0.1cm" svg:x="3.24cm" svg:y="13.752cm" svg:viewBox="0 0 39 101" draw:points="0,0 0,71 5,86 15,95 30,101 39,101">
            <text:p/>
          </draw:polyline>
          <draw:line draw:style-name="gr2" draw:text-style-name="P2" draw:layer="layout" svg:x1="3.14cm" svg:y1="13.852cm" svg:x2="3.197cm" svg:y2="13.852cm">
            <text:p/>
          </draw:line>
          <draw:polyline draw:style-name="gr2" draw:text-style-name="P2" draw:layer="layout" svg:width="0.028cm" svg:height="0.1cm" svg:x="3.169cm" svg:y="13.752cm" svg:viewBox="0 0 29 101" draw:points="0,101 0,0 10,14 20,24 29,28">
            <text:p/>
          </draw:polyline>
          <draw:line draw:style-name="gr13" draw:text-style-name="P2" draw:layer="layout" svg:x1="3.785cm" svg:y1="13.625cm" svg:x2="3.785cm" svg:y2="13.665cm">
            <text:p/>
          </draw:line>
          <draw:line draw:style-name="gr13" draw:text-style-name="P2" draw:layer="layout" svg:x1="3.962cm" svg:y1="13.625cm" svg:x2="3.962cm" svg:y2="13.665cm">
            <text:p/>
          </draw:line>
          <draw:line draw:style-name="gr13" draw:text-style-name="P2" draw:layer="layout" svg:x1="4.039cm" svg:y1="13.625cm" svg:x2="4.039cm" svg:y2="13.665cm">
            <text:p/>
          </draw:line>
          <draw:line draw:style-name="gr13" draw:text-style-name="P2" draw:layer="layout" svg:x1="3.493cm" svg:y1="13.394cm" svg:x2="3.366cm" svg:y2="13.394cm">
            <text:p/>
          </draw:line>
          <draw:line draw:style-name="gr13" draw:text-style-name="P2" draw:layer="layout" svg:x1="3.366cm" svg:y1="13.394cm" svg:x2="3.366cm" svg:y2="13.521cm">
            <text:p/>
          </draw:line>
          <draw:line draw:style-name="gr13" draw:text-style-name="P2" draw:layer="layout" svg:x1="3.36cm" svg:y1="13.931cm" svg:x2="3.36cm" svg:y2="13.665cm">
            <text:p/>
          </draw:line>
          <draw:line draw:style-name="gr13" draw:text-style-name="P2" draw:layer="layout" svg:x1="3.455cm" svg:y1="13.632cm" svg:x2="3.455cm" svg:y2="13.665cm">
            <text:p/>
          </draw:line>
          <draw:line draw:style-name="gr13" draw:text-style-name="P2" draw:layer="layout" svg:x1="3.531cm" svg:y1="13.632cm" svg:x2="3.531cm" svg:y2="13.665cm">
            <text:p/>
          </draw:line>
          <draw:line draw:style-name="gr13" draw:text-style-name="P2" draw:layer="layout" svg:x1="3.62cm" svg:y1="13.665cm" svg:x2="3.62cm" svg:y2="13.931cm">
            <text:p/>
          </draw:line>
          <draw:line draw:style-name="gr13" draw:text-style-name="P2" draw:layer="layout" svg:x1="3.708cm" svg:y1="13.625cm" svg:x2="3.708cm" svg:y2="13.665cm">
            <text:p/>
          </draw:line>
          <draw:line draw:style-name="gr13" draw:text-style-name="P2" draw:layer="layout" svg:x1="4.216cm" svg:y1="13.625cm" svg:x2="4.216cm" svg:y2="13.665cm">
            <text:p/>
          </draw:line>
          <draw:line draw:style-name="gr13" draw:text-style-name="P2" draw:layer="layout" svg:x1="4.293cm" svg:y1="13.625cm" svg:x2="4.293cm" svg:y2="13.665cm">
            <text:p/>
          </draw:line>
          <draw:line draw:style-name="gr13" draw:text-style-name="P2" draw:layer="layout" svg:x1="4.382cm" svg:y1="13.665cm" svg:x2="4.382cm" svg:y2="13.931cm">
            <text:p/>
          </draw:line>
          <draw:line draw:style-name="gr13" draw:text-style-name="P2" draw:layer="layout" svg:x1="4.471cm" svg:y1="13.625cm" svg:x2="4.471cm" svg:y2="13.665cm">
            <text:p/>
          </draw:line>
          <draw:line draw:style-name="gr13" draw:text-style-name="P2" draw:layer="layout" svg:x1="4.547cm" svg:y1="13.625cm" svg:x2="4.547cm" svg:y2="13.665cm">
            <text:p/>
          </draw:line>
          <draw:line draw:style-name="gr13" draw:text-style-name="P2" draw:layer="layout" svg:x1="3.261cm" svg:y1="11.989cm" svg:x2="3.261cm" svg:y2="13.211cm">
            <text:p/>
          </draw:line>
          <draw:line draw:style-name="gr13" draw:text-style-name="P2" draw:layer="layout" svg:x1="4.113cm" svg:y1="12.249cm" svg:x2="4.113cm" svg:y2="12.829cm">
            <text:p/>
          </draw:line>
          <draw:polyline draw:style-name="gr8" draw:text-style-name="P2" draw:layer="layout" svg:width="0.1cm" svg:height="0.057cm" svg:x="3.024cm" svg:y="13.526cm" svg:viewBox="0 0 101 58" draw:points="0,58 101,58 101,20 97,9 92,4 82,0 68,0 58,4 54,9 49,20 49,58">
            <text:p/>
          </draw:polyline>
          <draw:line draw:style-name="gr8" draw:text-style-name="P2" draw:layer="layout" svg:x1="3.13cm" svg:y1="13.411cm" svg:x2="3cm" svg:y2="13.498cm">
            <text:p/>
          </draw:line>
          <draw:polyline draw:style-name="gr8" draw:text-style-name="P2" draw:layer="layout" svg:width="0.1cm" svg:height="0.057cm" svg:x="3.024cm" svg:y="13.321cm" svg:viewBox="0 0 101 58" draw:points="0,58 101,58 0,0 101,0">
            <text:p/>
          </draw:polyline>
          <draw:line draw:style-name="gr8" draw:text-style-name="P2" draw:layer="layout" svg:x1="3.124cm" svg:y1="12.983cm" svg:x2="3.124cm" svg:y2="12.925cm">
            <text:p/>
          </draw:line>
          <draw:line draw:style-name="gr8" draw:text-style-name="P2" draw:layer="layout" svg:x1="3.024cm" svg:y1="12.954cm" svg:x2="3.124cm" svg:y2="12.954cm">
            <text:p/>
          </draw:line>
          <draw:line draw:style-name="gr8" draw:text-style-name="P2" draw:layer="layout" svg:x1="3.024cm" svg:y1="12.892cm" svg:x2="3.091cm" svg:y2="12.892cm">
            <text:p/>
          </draw:line>
          <draw:polyline draw:style-name="gr8" draw:text-style-name="P2" draw:layer="layout" svg:width="0.009cm" svg:height="0.01cm" svg:x="3.115cm" svg:y="12.887cm" svg:viewBox="0 0 10 11" draw:points="10,5 6,11 0,5 6,0 10,5 0,5">
            <text:p/>
          </draw:polyline>
          <draw:line draw:style-name="gr8" draw:text-style-name="P2" draw:layer="layout" svg:x1="3.091cm" svg:y1="12.844cm" svg:x2="3.024cm" svg:y2="12.844cm">
            <text:p/>
          </draw:line>
          <draw:polyline draw:style-name="gr8" draw:text-style-name="P2" draw:layer="layout" svg:width="0.067cm" svg:height="0.042cm" svg:x="3.024cm" svg:y="12.802cm" svg:viewBox="0 0 68 43" draw:points="57,43 63,39 68,28 68,14 63,4 53,0 0,0">
            <text:p/>
          </draw:polyline>
          <draw:line draw:style-name="gr8" draw:text-style-name="P2" draw:layer="layout" svg:x1="3.092cm" svg:y1="12.764cm" svg:x2="3.024cm" svg:y2="12.74cm">
            <text:p/>
          </draw:line>
          <draw:polyline draw:style-name="gr8" draw:text-style-name="P2" draw:layer="layout" svg:width="0.1cm" svg:height="0.047cm" svg:x="2.991cm" svg:y="12.716cm" svg:viewBox="0 0 101 48" draw:points="101,0 33,24 9,33 5,38 0,48">
            <text:p/>
          </draw:polyline>
          <draw:line draw:style-name="gr8" draw:text-style-name="P2" draw:layer="layout" svg:x1="3.062cm" svg:y1="12.678cm" svg:x2="3.062cm" svg:y2="12.602cm">
            <text:p/>
          </draw:line>
          <draw:line draw:style-name="gr8" draw:text-style-name="P2" draw:layer="layout" svg:x1="3.091cm" svg:y1="12.568cm" svg:x2="3.091cm" svg:y2="12.53cm">
            <text:p/>
          </draw:line>
          <draw:polyline draw:style-name="gr8" draw:text-style-name="P2" draw:layer="layout" svg:width="0.1cm" svg:height="0.024cm" svg:x="3.024cm" svg:y="12.53cm" svg:viewBox="0 0 101 25" draw:points="101,25 16,25 5,20 0,10 0,0">
            <text:p/>
          </draw:polyline>
          <draw:line draw:style-name="gr8" draw:text-style-name="P2" draw:layer="layout" svg:x1="3.024cm" svg:y1="12.497cm" svg:x2="3.124cm" svg:y2="12.497cm">
            <text:p/>
          </draw:line>
          <draw:polyline draw:style-name="gr8" draw:text-style-name="P2" draw:layer="layout" svg:width="0.067cm" svg:height="0.044cm" svg:x="3.024cm" svg:y="12.454cm" svg:viewBox="0 0 68 45" draw:points="0,0 53,0 63,6 68,15 68,29 63,39 57,45">
            <text:p/>
          </draw:polyline>
          <draw:polyline draw:style-name="gr8" draw:text-style-name="P2" draw:layer="layout" svg:width="0.067cm" svg:height="0.048cm" svg:x="3.024cm" svg:y="12.363cm" svg:viewBox="0 0 68 49" draw:points="5,5 0,15 0,35 5,44 15,49 53,49 63,44 68,35 68,15 63,5 53,0 43,0 34,49">
            <text:p/>
          </draw:polyline>
          <draw:line draw:style-name="gr8" draw:text-style-name="P2" draw:layer="layout" svg:x1="3.024cm" svg:y1="12.321cm" svg:x2="3.091cm" svg:y2="12.321cm">
            <text:p/>
          </draw:line>
          <draw:polyline draw:style-name="gr8" draw:text-style-name="P2" draw:layer="layout" svg:width="0.019cm" svg:height="0.029cm" svg:x="3.072cm" svg:y="12.292cm" svg:viewBox="0 0 20 30" draw:points="0,30 10,25 15,20 20,10 20,0">
            <text:p/>
          </draw:polyline>
          <draw:line draw:style-name="gr8" draw:text-style-name="P2" draw:layer="layout" svg:x1="3.024cm" svg:y1="12.259cm" svg:x2="3.091cm" svg:y2="12.259cm">
            <text:p/>
          </draw:line>
          <draw:polyline draw:style-name="gr8" draw:text-style-name="P2" draw:layer="layout" svg:width="0.067cm" svg:height="0.043cm" svg:x="3.024cm" svg:y="12.216cm" svg:viewBox="0 0 68 44" draw:points="57,44 63,39 68,28 68,14 63,5 53,0 0,0">
            <text:p/>
          </draw:polyline>
          <draw:polyline draw:style-name="gr8" draw:text-style-name="P2" draw:layer="layout" svg:width="0.067cm" svg:height="0.043cm" svg:x="3.024cm" svg:y="12.173cm" svg:viewBox="0 0 68 44" draw:points="53,44 63,39 68,28 68,14 63,5 53,0 0,0">
            <text:p/>
          </draw:polyline>
          <draw:polygon draw:style-name="gr8" draw:text-style-name="P2" draw:layer="layout" svg:width="0.067cm" svg:height="0.052cm" svg:x="3.024cm" svg:y="12.078cm" svg:viewBox="0 0 68 53" draw:points="0,34 5,43 10,48 19,53 48,53 57,48 63,43 68,34 68,20 63,9 57,4 48,0 19,0 10,4 5,9 0,20">
            <text:p/>
          </draw:polygon>
          <draw:line draw:style-name="gr8" draw:text-style-name="P2" draw:layer="layout" svg:x1="3.024cm" svg:y1="12.035cm" svg:x2="3.091cm" svg:y2="12.035cm">
            <text:p/>
          </draw:line>
          <draw:polyline draw:style-name="gr8" draw:text-style-name="P2" draw:layer="layout" svg:width="0.067cm" svg:height="0.044cm" svg:x="3.024cm" svg:y="11.992cm" svg:viewBox="0 0 68 45" draw:points="57,45 63,39 68,30 68,15 63,6 53,0 0,0">
            <text:p/>
          </draw:polyline>
          <draw:polyline draw:style-name="gr8" draw:text-style-name="P2" draw:layer="layout" svg:width="0.067cm" svg:height="0.043cm" svg:x="3.024cm" svg:y="11.949cm" svg:viewBox="0 0 68 44" draw:points="53,44 63,39 68,30 68,15 63,6 53,0 0,0">
            <text:p/>
          </draw:polyline>
          <draw:polyline draw:style-name="gr8" draw:text-style-name="P2" draw:layer="layout" svg:width="0.067cm" svg:height="0.047cm" svg:x="3.024cm" svg:y="11.859cm" svg:viewBox="0 0 68 48" draw:points="5,4 0,15 0,34 5,44 15,48 53,48 63,44 68,34 68,15 63,4 53,0 43,0 34,48">
            <text:p/>
          </draw:polyline>
          <draw:line draw:style-name="gr8" draw:text-style-name="P2" draw:layer="layout" svg:x1="3.091cm" svg:y1="11.83cm" svg:x2="3.091cm" svg:y2="11.792cm">
            <text:p/>
          </draw:line>
          <draw:polyline draw:style-name="gr8" draw:text-style-name="P2" draw:layer="layout" svg:width="0.1cm" svg:height="0.024cm" svg:x="3.024cm" svg:y="11.792cm" svg:viewBox="0 0 101 25" draw:points="101,25 16,25 5,19 0,9 0,0">
            <text:p/>
          </draw:polyline>
          <draw:line draw:style-name="gr8" draw:text-style-name="P2" draw:layer="layout" svg:x1="3.024cm" svg:y1="11.759cm" svg:x2="3.124cm" svg:y2="11.759cm">
            <text:p/>
          </draw:line>
          <draw:polyline draw:style-name="gr8" draw:text-style-name="P2" draw:layer="layout" svg:width="0.067cm" svg:height="0.043cm" svg:x="3.024cm" svg:y="11.716cm" svg:viewBox="0 0 68 44" draw:points="0,0 53,0 63,4 68,14 68,29 63,39 57,44">
            <text:p/>
          </draw:polyline>
          <draw:polyline draw:style-name="gr8" draw:text-style-name="P2" draw:layer="layout" svg:width="0.067cm" svg:height="0.048cm" svg:x="3.024cm" svg:y="11.625cm" svg:viewBox="0 0 68 49" draw:points="5,5 0,16 0,35 5,44 15,49 53,49 63,44 68,35 68,16 63,5 53,0 43,0 34,49">
            <text:p/>
          </draw:polyline>
          <draw:line draw:style-name="gr8" draw:text-style-name="P2" draw:layer="layout" svg:x1="3.024cm" svg:y1="11.582cm" svg:x2="3.091cm" svg:y2="11.582cm">
            <text:p/>
          </draw:line>
          <draw:polyline draw:style-name="gr8" draw:text-style-name="P2" draw:layer="layout" svg:width="0.019cm" svg:height="0.028cm" svg:x="3.072cm" svg:y="11.554cm" svg:viewBox="0 0 20 29" draw:points="0,29 10,24 15,19 20,9 20,0">
            <text:p/>
          </draw:polyline>
          <draw:line draw:style-name="gr8" draw:text-style-name="P2" draw:layer="layout" svg:x1="2.883cm" svg:y1="13.587cm" svg:x2="2.883cm" svg:y2="13.54cm">
            <text:p/>
          </draw:line>
          <draw:polyline draw:style-name="gr8" draw:text-style-name="P2" draw:layer="layout" svg:width="0.1cm" svg:height="0.067cm" svg:x="2.854cm" svg:y="13.53cm" svg:viewBox="0 0 101 68" draw:points="0,68 101,35 0,0">
            <text:p/>
          </draw:polyline>
          <draw:polyline draw:style-name="gr8" draw:text-style-name="P2" draw:layer="layout" svg:width="0.067cm" svg:height="0.043cm" svg:x="2.854cm" svg:y="13.459cm" svg:viewBox="0 0 68 44" draw:points="5,44 0,34 0,15 5,6 15,0 20,0 29,6 35,15 35,29 40,39 49,44 54,44 63,39 68,29 68,15 63,6">
            <text:p/>
          </draw:polyline>
          <draw:polyline draw:style-name="gr8" draw:text-style-name="P2" draw:layer="layout" svg:width="0.067cm" svg:height="0.044cm" svg:x="2.854cm" svg:y="13.378cm" svg:viewBox="0 0 68 45" draw:points="5,45 0,34 0,15 5,6 15,0 20,0 29,6 35,15 35,29 40,39 49,45 54,45 63,39 68,29 68,15 63,6">
            <text:p/>
          </draw:polyline>
          <draw:line draw:style-name="gr8" draw:text-style-name="P2" draw:layer="layout" svg:x1="2.922cm" svg:y1="13.345cm" svg:x2="2.854cm" svg:y2="13.321cm">
            <text:p/>
          </draw:line>
          <draw:polyline draw:style-name="gr8" draw:text-style-name="P2" draw:layer="layout" svg:width="0.1cm" svg:height="0.047cm" svg:x="2.821cm" svg:y="13.297cm" svg:viewBox="0 0 101 48" draw:points="101,0 34,24 11,34 5,39 0,48">
            <text:p/>
          </draw:polyline>
          <draw:polyline draw:style-name="gr8" draw:text-style-name="P2" draw:layer="layout" svg:width="0.01cm" svg:height="0.01cm" svg:x="2.854cm" svg:y="13.254cm" svg:viewBox="0 0 11 11" draw:points="11,5 6,0 0,5 6,11 11,5 0,5">
            <text:p/>
          </draw:polyline>
          <draw:line draw:style-name="gr8" draw:text-style-name="P2" draw:layer="layout" svg:x1="2.854cm" svg:y1="12.93cm" svg:x2="2.854cm" svg:y2="12.987cm">
            <text:p/>
          </draw:line>
          <draw:polyline draw:style-name="gr8" draw:text-style-name="P2" draw:layer="layout" svg:width="0.1cm" svg:height="0.028cm" svg:x="2.854cm" svg:y="12.959cm" svg:viewBox="0 0 101 29" draw:points="0,0 101,0 87,9 78,19 72,29">
            <text:p/>
          </draw:polyline>
          <draw:polyline draw:style-name="gr8" draw:text-style-name="P2" draw:layer="layout" svg:width="0.01cm" svg:height="0.009cm" svg:x="2.854cm" svg:y="12.883cm" svg:viewBox="0 0 11 10" draw:points="11,5 6,0 0,5 6,10 11,5 0,5">
            <text:p/>
          </draw:polyline>
          <draw:polygon draw:style-name="gr8" draw:text-style-name="P2" draw:layer="layout" svg:width="0.1cm" svg:height="0.057cm" svg:x="2.854cm" svg:y="12.787cm" svg:viewBox="0 0 101 58" draw:points="101,35 101,25 97,16 92,10 82,5 62,0 39,0 20,5 10,10 5,16 0,25 0,35 5,44 10,49 20,54 39,58 62,58 82,54 92,49 97,44">
            <text:p/>
          </draw:polygon>
          <draw:line draw:style-name="gr8" draw:text-style-name="P2" draw:layer="layout" svg:x1="2.96cm" svg:y1="12.597cm" svg:x2="2.831cm" svg:y2="12.683cm">
            <text:p/>
          </draw:line>
          <draw:line draw:style-name="gr8" draw:text-style-name="P2" draw:layer="layout" svg:x1="2.883cm" svg:y1="12.492cm" svg:x2="2.883cm" svg:y2="12.444cm">
            <text:p/>
          </draw:line>
          <draw:polyline draw:style-name="gr8" draw:text-style-name="P2" draw:layer="layout" svg:width="0.1cm" svg:height="0.066cm" svg:x="2.854cm" svg:y="12.435cm" svg:viewBox="0 0 101 67" draw:points="0,67 101,34 0,0">
            <text:p/>
          </draw:polyline>
          <draw:line draw:style-name="gr13" draw:text-style-name="P2" draw:layer="layout" svg:x1="3.964cm" svg:y1="11.563cm" svg:x2="3.514cm" svg:y2="11.563cm">
            <text:p/>
          </draw:line>
          <draw:line draw:style-name="gr14" draw:text-style-name="P2" draw:layer="layout" svg:x1="3.573cm" svg:y1="14.37cm" svg:x2="3.622cm" svg:y2="14.421cm">
            <text:p/>
          </draw:line>
          <draw:polyline draw:style-name="gr14" draw:text-style-name="P2" draw:layer="layout" svg:width="0.1cm" svg:height="0.086cm" svg:x="3.573cm" svg:y="14.37cm" svg:viewBox="0 0 101 87" draw:points="0,87 101,87 101,29 96,15 92,7 82,0 68,0 57,7 53,15 48,29 48,87">
            <text:p/>
          </draw:polyline>
          <draw:polyline draw:style-name="gr14" draw:text-style-name="P2" draw:layer="layout" svg:width="0.1cm" svg:height="0.086cm" svg:x="3.573cm" svg:y="14.227cm" svg:viewBox="0 0 101 87" draw:points="5,87 0,65 0,30 5,16 10,7 19,0 29,0 38,7 43,16 48,30 53,59 57,73 63,80 73,87 82,87 92,80 96,73 101,59 101,23 96,0">
            <text:p/>
          </draw:polyline>
          <draw:line draw:style-name="gr14" draw:text-style-name="P2" draw:layer="layout" svg:x1="3.673cm" svg:y1="14.184cm" svg:x2="3.673cm" svg:y2="14.099cm">
            <text:p/>
          </draw:line>
          <draw:line draw:style-name="gr14" draw:text-style-name="P2" draw:layer="layout" svg:x1="3.573cm" svg:y1="14.142cm" svg:x2="3.673cm" svg:y2="14.142cm">
            <text:p/>
          </draw:line>
          <draw:line draw:style-name="gr13" draw:text-style-name="P2" draw:layer="layout" svg:x1="3.531cm" svg:y1="14.531cm" svg:x2="3.531cm" svg:y2="13.931cm">
            <text:p/>
          </draw:line>
          <draw:line draw:style-name="gr13" draw:text-style-name="P2" draw:layer="layout" svg:x1="3.708cm" svg:y1="13.931cm" svg:x2="3.708cm" svg:y2="14.531cm">
            <text:p/>
          </draw:line>
          <draw:line draw:style-name="gr13" draw:text-style-name="P2" draw:layer="layout" svg:x1="3.708cm" svg:y1="14.531cm" svg:x2="3.785cm" svg:y2="14.531cm">
            <text:p/>
          </draw:line>
          <draw:line draw:style-name="gr13" draw:text-style-name="P2" draw:layer="layout" svg:x1="3.785cm" svg:y1="14.531cm" svg:x2="3.785cm" svg:y2="13.931cm">
            <text:p/>
          </draw:line>
          <draw:line draw:style-name="gr13" draw:text-style-name="P2" draw:layer="layout" svg:x1="3.455cm" svg:y1="14.531cm" svg:x2="3.531cm" svg:y2="14.531cm">
            <text:p/>
          </draw:line>
          <draw:line draw:style-name="gr13" draw:text-style-name="P2" draw:layer="layout" svg:x1="3.485cm" svg:y1="13.931cm" svg:x2="3.485cm" svg:y2="14.531cm">
            <text:p/>
          </draw:line>
          <draw:line draw:style-name="gr13" draw:text-style-name="P2" draw:layer="layout" svg:x1="3.497cm" svg:y1="13.931cm" svg:x2="3.497cm" svg:y2="14.531cm">
            <text:p/>
          </draw:line>
          <draw:line draw:style-name="gr13" draw:text-style-name="P2" draw:layer="layout" svg:x1="3.509cm" svg:y1="13.931cm" svg:x2="3.509cm" svg:y2="14.531cm">
            <text:p/>
          </draw:line>
          <draw:line draw:style-name="gr13" draw:text-style-name="P2" draw:layer="layout" svg:x1="3.521cm" svg:y1="13.931cm" svg:x2="3.521cm" svg:y2="14.531cm">
            <text:p/>
          </draw:line>
          <draw:polyline draw:style-name="gr14" draw:text-style-name="P2" draw:layer="layout" svg:width="0.1cm" svg:height="0.093cm" svg:x="3.823cm" svg:y="14.377cm" svg:viewBox="0 0 101 94" draw:points="11,0 5,8 0,29 0,43 5,65 15,79 25,87 44,94 58,94 77,87 87,79 96,65 101,43 101,29 96,8 92,0">
            <text:p/>
          </draw:polyline>
          <draw:polyline draw:style-name="gr14" draw:text-style-name="P2" draw:layer="layout" svg:width="0.1cm" svg:height="0.071cm" svg:x="3.823cm" svg:y="14.242cm" svg:viewBox="0 0 101 72" draw:points="0,0 0,72 101,72">
            <text:p/>
          </draw:polyline>
          <draw:line draw:style-name="gr14" draw:text-style-name="P2" draw:layer="layout" svg:x1="3.823cm" svg:y1="14.191cm" svg:x2="3.923cm" svg:y2="14.191cm">
            <text:p/>
          </draw:line>
          <draw:line draw:style-name="gr14" draw:text-style-name="P2" draw:layer="layout" svg:x1="3.823cm" svg:y1="14.106cm" svg:x2="3.881cm" svg:y2="14.171cm">
            <text:p/>
          </draw:line>
          <draw:line draw:style-name="gr14" draw:text-style-name="P2" draw:layer="layout" svg:x1="3.924cm" svg:y1="14.106cm" svg:x2="3.866cm" svg:y2="14.192cm">
            <text:p/>
          </draw:line>
          <draw:line draw:style-name="gr13" draw:text-style-name="P2" draw:layer="layout" svg:x1="4.039cm" svg:y1="14.531cm" svg:x2="4.039cm" svg:y2="13.931cm">
            <text:p/>
          </draw:line>
          <draw:line draw:style-name="gr13" draw:text-style-name="P2" draw:layer="layout" svg:x1="4.128cm" svg:y1="13.665cm" svg:x2="4.128cm" svg:y2="13.931cm">
            <text:p/>
          </draw:line>
          <draw:line draw:style-name="gr13" draw:text-style-name="P2" draw:layer="layout" svg:x1="4.216cm" svg:y1="13.931cm" svg:x2="4.216cm" svg:y2="14.531cm">
            <text:p/>
          </draw:line>
          <draw:polyline draw:style-name="gr14" draw:text-style-name="P2" draw:layer="layout" svg:width="0.1cm" svg:height="0.1cm" svg:x="4.073cm" svg:y="14.424cm" svg:viewBox="0 0 101 101" draw:points="0,101 101,101 30,51 101,0 0,0">
            <text:p/>
          </draw:polyline>
          <draw:line draw:style-name="gr14" draw:text-style-name="P2" draw:layer="layout" svg:x1="4.073cm" svg:y1="14.352cm" svg:x2="4.173cm" svg:y2="14.352cm">
            <text:p/>
          </draw:line>
          <draw:polyline draw:style-name="gr14" draw:text-style-name="P2" draw:layer="layout" svg:width="0.1cm" svg:height="0.085cm" svg:x="4.073cm" svg:y="14.203cm" svg:viewBox="0 0 101 86" draw:points="5,86 0,65 0,28 5,14 10,6 20,0 30,0 39,6 44,14 49,28 54,58 58,72 63,79 73,86 82,86 92,79 97,72 101,58 101,21 97,0">
            <text:p/>
          </draw:polyline>
          <draw:polygon draw:style-name="gr14" draw:text-style-name="P2" draw:layer="layout" svg:width="0.1cm" svg:height="0.1cm" svg:x="4.073cm" svg:y="14.045cm" svg:viewBox="0 0 101 101" draw:points="101,65 101,37 97,23 87,8 68,0 35,0 15,8 5,23 0,37 0,65 5,80 15,94 35,101 68,101 87,94 97,80">
            <text:p/>
          </draw:polygon>
          <draw:line draw:style-name="gr13" draw:text-style-name="P2" draw:layer="layout" svg:x1="3.962cm" svg:y1="13.931cm" svg:x2="3.962cm" svg:y2="14.531cm">
            <text:p/>
          </draw:line>
          <draw:line draw:style-name="gr13" draw:text-style-name="P2" draw:layer="layout" svg:x1="3.962cm" svg:y1="14.531cm" svg:x2="4.039cm" svg:y2="14.531cm">
            <text:p/>
          </draw:line>
          <draw:line draw:style-name="gr13" draw:text-style-name="P2" draw:layer="layout" svg:x1="4.216cm" svg:y1="14.531cm" svg:x2="4.293cm" svg:y2="14.531cm">
            <text:p/>
          </draw:line>
          <draw:polyline draw:style-name="gr14" draw:text-style-name="P2" draw:layer="layout" svg:width="0.1cm" svg:height="0.1cm" svg:x="4.323cm" svg:y="14.424cm" svg:viewBox="0 0 101 101" draw:points="0,101 101,101 30,51 101,0 0,0">
            <text:p/>
          </draw:polyline>
          <draw:polygon draw:style-name="gr14" draw:text-style-name="P2" draw:layer="layout" svg:width="0.1cm" svg:height="0.1cm" svg:x="4.323cm" svg:y="14.26cm" svg:viewBox="0 0 101 101" draw:points="101,65 101,35 96,21 87,7 68,0 34,0 15,7 5,21 0,35 0,65 5,79 15,93 34,101 68,101 87,93 96,79">
            <text:p/>
          </draw:polygon>
          <draw:polyline draw:style-name="gr14" draw:text-style-name="P2" draw:layer="layout" svg:width="0.1cm" svg:height="0.086cm" svg:x="4.323cm" svg:y="14.117cm" svg:viewBox="0 0 101 87" draw:points="5,87 0,65 0,28 5,14 11,7 20,0 30,0 39,7 44,14 49,28 53,58 58,72 63,79 73,87 82,87 92,79 96,72 101,58 101,21 96,0">
            <text:p/>
          </draw:polyline>
          <draw:line draw:style-name="gr14" draw:text-style-name="P2" draw:layer="layout" svg:x1="4.323cm" svg:y1="14.052cm" svg:x2="4.423cm" svg:y2="14.052cm">
            <text:p/>
          </draw:line>
          <draw:line draw:style-name="gr13" draw:text-style-name="P2" draw:layer="layout" svg:x1="4.293cm" svg:y1="14.531cm" svg:x2="4.293cm" svg:y2="13.931cm">
            <text:p/>
          </draw:line>
          <draw:line draw:style-name="gr13" draw:text-style-name="P2" draw:layer="layout" svg:x1="4.471cm" svg:y1="13.931cm" svg:x2="4.471cm" svg:y2="14.531cm">
            <text:p/>
          </draw:line>
          <draw:line draw:style-name="gr13" draw:text-style-name="P2" draw:layer="layout" svg:x1="4.471cm" svg:y1="14.531cm" svg:x2="4.547cm" svg:y2="14.531cm">
            <text:p/>
          </draw:line>
          <draw:line draw:style-name="gr13" draw:text-style-name="P2" draw:layer="layout" svg:x1="4.547cm" svg:y1="14.531cm" svg:x2="4.547cm" svg:y2="13.931cm">
            <text:p/>
          </draw:line>
          <draw:line draw:style-name="gr13" draw:text-style-name="P2" draw:layer="layout" svg:x1="4.725cm" svg:y1="13.931cm" svg:x2="4.725cm" svg:y2="14.531cm">
            <text:p/>
          </draw:line>
          <draw:line draw:style-name="gr13" draw:text-style-name="P2" draw:layer="layout" svg:x1="4.725cm" svg:y1="14.531cm" svg:x2="4.801cm" svg:y2="14.531cm">
            <text:p/>
          </draw:line>
          <draw:line draw:style-name="gr13" draw:text-style-name="P2" draw:layer="layout" svg:x1="4.801cm" svg:y1="14.531cm" svg:x2="4.801cm" svg:y2="13.931cm">
            <text:p/>
          </draw:line>
          <draw:line draw:style-name="gr13" draw:text-style-name="P2" draw:layer="layout" svg:x1="7.082cm" svg:y1="11.989cm" svg:x2="7.082cm" svg:y2="13.211cm">
            <text:p/>
          </draw:line>
          <draw:path draw:style-name="gr13" draw:text-style-name="P2" draw:layer="layout" svg:width="0.09cm" svg:height="0.09cm" svg:x="7.629cm" svg:y="13.299cm" svg:viewBox="0 0 91 91" svg:d="M0 91c0-50 40-91 91-91">
            <text:p/>
          </draw:path>
          <draw:line draw:style-name="gr13" draw:text-style-name="P2" draw:layer="layout" svg:x1="7.394cm" svg:y1="13.479cm" svg:x2="7.629cm" svg:y2="13.479cm">
            <text:p/>
          </draw:line>
          <draw:line draw:style-name="gr13" draw:text-style-name="P2" draw:layer="layout" svg:x1="7.629cm" svg:y1="13.389cm" svg:x2="7.629cm" svg:y2="13.479cm">
            <text:p/>
          </draw:line>
          <draw:line draw:style-name="gr13" draw:text-style-name="P2" draw:layer="layout" svg:x1="6.234cm" svg:y1="14.122cm" svg:x2="5.062cm" svg:y2="14.122cm">
            <text:p/>
          </draw:line>
          <draw:line draw:style-name="gr13" draw:text-style-name="P2" draw:layer="layout" svg:x1="5.062cm" svg:y1="13.981cm" svg:x2="5.511cm" svg:y2="13.981cm">
            <text:p/>
          </draw:line>
          <draw:line draw:style-name="gr13" draw:text-style-name="P2" draw:layer="layout" svg:x1="5.511cm" svg:y1="13.981cm" svg:x2="5.511cm" svg:y2="13.741cm">
            <text:p/>
          </draw:line>
          <draw:line draw:style-name="gr13" draw:text-style-name="P2" draw:layer="layout" svg:x1="5.622cm" svg:y1="13.891cm" svg:x2="5.622cm" svg:y2="13.841cm">
            <text:p/>
          </draw:line>
          <draw:line draw:style-name="gr13" draw:text-style-name="P2" draw:layer="layout" svg:x1="5.622cm" svg:y1="13.641cm" svg:x2="5.622cm" svg:y2="13.591cm">
            <text:p/>
          </draw:line>
          <draw:line draw:style-name="gr13" draw:text-style-name="P2" draw:layer="layout" svg:x1="5.622cm" svg:y1="13.841cm" svg:x2="6.172cm" svg:y2="13.841cm">
            <text:p/>
          </draw:line>
          <draw:line draw:style-name="gr13" draw:text-style-name="P2" draw:layer="layout" svg:x1="6.172cm" svg:y1="13.841cm" svg:x2="6.172cm" svg:y2="13.891cm">
            <text:p/>
          </draw:line>
          <draw:line draw:style-name="gr13" draw:text-style-name="P2" draw:layer="layout" svg:x1="6.172cm" svg:y1="13.891cm" svg:x2="5.622cm" svg:y2="13.891cm">
            <text:p/>
          </draw:line>
          <draw:polyline draw:style-name="gr2" draw:text-style-name="P2" draw:layer="layout" svg:width="0.058cm" svg:height="0.1cm" svg:x="5.738cm" svg:y="14.196cm" svg:viewBox="0 0 59 101" draw:points="25,49 10,54 5,59 0,68 0,82 5,92 10,97 20,101 59,101 59,0 25,0 16,5 10,10 5,21 5,30 10,40 16,44 25,49 59,49">
            <text:p/>
          </draw:polyline>
          <draw:line draw:style-name="gr2" draw:text-style-name="P2" draw:layer="layout" svg:x1="5.71cm" svg:y1="14.196cm" svg:x2="5.653cm" svg:y2="14.196cm">
            <text:p/>
          </draw:line>
          <draw:line draw:style-name="gr2" draw:text-style-name="P2" draw:layer="layout" svg:x1="5.681cm" svg:y1="14.296cm" svg:x2="5.681cm" svg:y2="14.196cm">
            <text:p/>
          </draw:line>
          <draw:line draw:style-name="gr2" draw:text-style-name="P2" draw:layer="layout" svg:x1="5.567cm" svg:y1="14.296cm" svg:x2="5.624cm" svg:y2="14.296cm">
            <text:p/>
          </draw:line>
          <draw:polyline draw:style-name="gr2" draw:text-style-name="P2" draw:layer="layout" svg:width="0.029cm" svg:height="0.1cm" svg:x="5.595cm" svg:y="14.196cm" svg:viewBox="0 0 30 101" draw:points="0,101 0,0 10,16 21,25 30,30">
            <text:p/>
          </draw:polyline>
          <draw:line draw:style-name="gr13" draw:text-style-name="P2" draw:layer="layout" svg:x1="7.059cm" svg:y1="11.332cm" svg:x2="7.059cm" svg:y2="10.756cm">
            <text:p/>
          </draw:line>
          <draw:line draw:style-name="gr13" draw:text-style-name="P2" draw:layer="layout" svg:x1="6.967cm" svg:y1="10.861cm" svg:x2="5.926cm" svg:y2="10.861cm">
            <text:p/>
          </draw:line>
          <draw:line draw:style-name="gr13" draw:text-style-name="P2" draw:layer="layout" svg:x1="7.086cm" svg:y1="11.361cm" svg:x2="6.887cm" svg:y2="11.361cm">
            <text:p/>
          </draw:line>
          <draw:line draw:style-name="gr13" draw:text-style-name="P2" draw:layer="layout" svg:x1="7.086cm" svg:y1="11.361cm" svg:x2="7.086cm" svg:y2="11.2cm">
            <text:p/>
          </draw:line>
          <draw:polyline draw:style-name="gr2" draw:text-style-name="P2" draw:layer="layout" svg:width="0.058cm" svg:height="0.1cm" svg:x="7.226cm" svg:y="10.99cm" svg:viewBox="0 0 59 101" draw:points="59,0 59,82 54,91 49,96 40,101 20,101 11,96 5,91 0,82 0,0">
            <text:p/>
          </draw:polyline>
          <draw:polyline draw:style-name="gr2" draw:text-style-name="P2" draw:layer="layout" svg:width="0.063cm" svg:height="0.1cm" svg:x="7.126cm" svg:y="10.99cm" svg:viewBox="0 0 64 101" draw:points="64,0 0,0 35,38 20,38 11,43 6,47 0,57 0,82 6,91 11,96 20,101 49,101 58,96 64,91">
            <text:p/>
          </draw:polyline>
          <draw:line draw:style-name="gr8" draw:text-style-name="P2" draw:layer="layout" svg:x1="7.204cm" svg:y1="11.556cm" svg:x2="7.237cm" svg:y2="11.556cm">
            <text:p/>
          </draw:line>
          <draw:polyline draw:style-name="gr8" draw:text-style-name="P2" draw:layer="layout" svg:width="0.048cm" svg:height="0.1cm" svg:x="7.189cm" svg:y="11.508cm" svg:viewBox="0 0 49 101" draw:points="49,101 49,0 0,0">
            <text:p/>
          </draw:polyline>
          <draw:polyline draw:style-name="gr8" draw:text-style-name="P2" draw:layer="layout" svg:width="0.048cm" svg:height="0.066cm" svg:x="7.108cm" svg:y="11.542cm" svg:viewBox="0 0 49 67" draw:points="5,63 15,67 34,67 43,63 49,53 49,14 43,4 34,0 15,0 5,4 0,14 0,23 49,33">
            <text:p/>
          </draw:polyline>
          <draw:line draw:style-name="gr8" draw:text-style-name="P2" draw:layer="layout" svg:x1="7.066cm" svg:y1="11.608cm" svg:x2="7.066cm" svg:y2="11.542cm">
            <text:p/>
          </draw:line>
          <draw:polyline draw:style-name="gr8" draw:text-style-name="P2" draw:layer="layout" svg:width="0.029cm" svg:height="0.019cm" svg:x="7.037cm" svg:y="11.542cm" svg:viewBox="0 0 30 20" draw:points="30,20 25,10 20,5 10,0 0,0">
            <text:p/>
          </draw:polyline>
          <draw:line draw:style-name="gr8" draw:text-style-name="P2" draw:layer="layout" svg:x1="7.004cm" svg:y1="11.542cm" svg:x2="7.004cm" svg:y2="11.608cm">
            <text:p/>
          </draw:line>
          <draw:polyline draw:style-name="gr8" draw:text-style-name="P2" draw:layer="layout" svg:width="0.043cm" svg:height="0.066cm" svg:x="6.961cm" svg:y="11.542cm" svg:viewBox="0 0 44 67" draw:points="44,9 39,4 28,0 14,0 4,4 0,14 0,67">
            <text:p/>
          </draw:polyline>
          <draw:polyline draw:style-name="gr8" draw:text-style-name="P2" draw:layer="layout" svg:width="0.043cm" svg:height="0.066cm" svg:x="6.87cm" svg:y="11.542cm" svg:viewBox="0 0 44 67" draw:points="0,67 0,14 5,4 15,0 34,0 44,4">
            <text:p/>
          </draw:polyline>
          <draw:polyline draw:style-name="gr8" draw:text-style-name="P2" draw:layer="layout" svg:width="0.048cm" svg:height="0.043cm" svg:x="6.87cm" svg:y="11.565cm" svg:viewBox="0 0 49 44" draw:points="0,40 11,44 35,44 44,40 49,30 49,20 44,11 35,5 11,5 0,0">
            <text:p/>
          </draw:polyline>
          <draw:line draw:style-name="gr8" draw:text-style-name="P2" draw:layer="layout" svg:x1="6.823cm" svg:y1="11.542cm" svg:x2="6.823cm" svg:y2="11.608cm">
            <text:p/>
          </draw:line>
          <draw:polyline draw:style-name="gr8" draw:text-style-name="P2" draw:layer="layout" svg:width="0.044cm" svg:height="0.066cm" svg:x="6.78cm" svg:y="11.542cm" svg:viewBox="0 0 45 67" draw:points="45,9 39,4 29,0 15,0 6,4 0,14 0,67">
            <text:p/>
          </draw:polyline>
          <draw:line draw:style-name="gr8" draw:text-style-name="P2" draw:layer="layout" svg:x1="6.689cm" svg:y1="11.608cm" svg:x2="6.689cm" svg:y2="11.508cm">
            <text:p/>
          </draw:line>
          <draw:polyline draw:style-name="gr8" draw:text-style-name="P2" draw:layer="layout" svg:width="0.048cm" svg:height="0.066cm" svg:x="6.689cm" svg:y="11.542cm" svg:viewBox="0 0 49 67" draw:points="0,63 10,67 29,67 38,63 44,58 49,48 49,19 44,9 38,4 29,0 10,0 0,4">
            <text:p/>
          </draw:polyline>
          <draw:polygon draw:style-name="gr8" draw:text-style-name="P2" draw:layer="layout" svg:width="0.052cm" svg:height="0.066cm" svg:x="6.594cm" svg:y="11.542cm" svg:viewBox="0 0 53 67" draw:points="34,67 44,63 49,58 53,48 53,19 49,9 44,4 34,0 20,0 10,4 5,9 0,19 0,48 5,58 10,63 20,67">
            <text:p/>
          </draw:polygon>
          <draw:polyline draw:style-name="gr8" draw:text-style-name="P2" draw:layer="layout" svg:width="0.062cm" svg:height="0.1cm" svg:x="6.418cm" svg:y="11.508cm" svg:viewBox="0 0 63 101" draw:points="0,92 4,97 19,101 28,101 44,97 53,87 58,77 63,58 63,44 58,24 53,15 44,5 28,0 19,0 4,5 0,10">
            <text:p/>
          </draw:polyline>
          <draw:polygon draw:style-name="gr8" draw:text-style-name="P2" draw:layer="layout" svg:width="0.053cm" svg:height="0.066cm" svg:x="6.327cm" svg:y="11.542cm" svg:viewBox="0 0 54 67" draw:points="35,67 44,63 49,58 54,48 54,19 49,9 44,4 35,0 19,0 10,4 5,9 0,19 0,48 5,58 10,63 19,67">
            <text:p/>
          </draw:polygon>
          <draw:line draw:style-name="gr8" draw:text-style-name="P2" draw:layer="layout" svg:x1="6.242cm" svg:y1="11.608cm" svg:x2="6.242cm" svg:y2="11.508cm">
            <text:p/>
          </draw:line>
          <draw:polyline draw:style-name="gr8" draw:text-style-name="P2" draw:layer="layout" svg:width="0.047cm" svg:height="0.066cm" svg:x="6.242cm" svg:y="11.542cm" svg:viewBox="0 0 48 67" draw:points="0,63 9,67 29,67 39,63 43,58 48,48 48,19 43,9 39,4 29,0 9,0 0,4">
            <text:p/>
          </draw:polyline>
          <draw:polyline draw:style-name="gr8" draw:text-style-name="P2" draw:layer="layout" svg:width="0.042cm" svg:height="0.066cm" svg:x="6.152cm" svg:y="11.542cm" svg:viewBox="0 0 43 67" draw:points="0,67 0,14 4,4 14,0 33,0 43,4">
            <text:p/>
          </draw:polyline>
          <draw:polyline draw:style-name="gr8" draw:text-style-name="P2" draw:layer="layout" svg:width="0.047cm" svg:height="0.043cm" svg:x="6.152cm" svg:y="11.565cm" svg:viewBox="0 0 48 44" draw:points="0,40 9,44 34,44 43,40 48,30 48,20 43,11 34,5 9,5 0,0">
            <text:p/>
          </draw:polyline>
          <draw:polyline draw:style-name="gr8" draw:text-style-name="P2" draw:layer="layout" svg:width="0.052cm" svg:height="0.067cm" svg:x="7.156cm" svg:y="11.697cm" svg:viewBox="0 0 53 68" draw:points="0,5 10,0 30,0 39,5 49,14 53,25 53,44 49,54 39,63 30,68 10,68 0,63">
            <text:p/>
          </draw:polyline>
          <draw:polygon draw:style-name="gr8" draw:text-style-name="P2" draw:layer="layout" svg:width="0.134cm" svg:height="0.133cm" svg:x="7.108cm" svg:y="11.664cm" svg:viewBox="0 0 135 134" draw:points="67,0 92,5 116,19 130,43 135,67 130,90 116,115 92,130 67,134 43,130 19,115 5,90 0,67 5,43 19,19 43,5">
            <text:p/>
          </draw:polygon>
          <draw:polyline draw:style-name="gr8" draw:text-style-name="P2" draw:layer="layout" svg:width="0.062cm" svg:height="0.1cm" svg:x="6.937cm" svg:y="11.678cm" svg:viewBox="0 0 63 101" draw:points="58,10 53,5 44,0 20,0 10,5 5,10 0,19 0,29 5,43 63,101 0,101">
            <text:p/>
          </draw:polyline>
          <draw:polygon draw:style-name="gr8" draw:text-style-name="P2" draw:layer="layout" svg:width="0.057cm" svg:height="0.1cm" svg:x="6.842cm" svg:y="11.678cm" svg:viewBox="0 0 58 101" draw:points="33,0 23,0 14,5 9,10 4,19 0,38 0,62 4,82 9,92 14,96 23,101 33,101 43,96 47,92 53,82 58,62 58,38 53,19 47,10 43,5">
            <text:p/>
          </draw:polygon>
          <draw:polyline draw:style-name="gr8" draw:text-style-name="P2" draw:layer="layout" svg:width="0.062cm" svg:height="0.1cm" svg:x="6.746cm" svg:y="11.678cm" svg:viewBox="0 0 63 101" draw:points="58,10 53,5 43,0 19,0 10,5 5,10 0,19 0,29 5,43 63,101 0,101">
            <text:p/>
          </draw:polyline>
          <draw:line draw:style-name="gr8" draw:text-style-name="P2" draw:layer="layout" svg:x1="6.651cm" svg:y1="11.778cm" svg:x2="6.708cm" svg:y2="11.778cm">
            <text:p/>
          </draw:line>
          <draw:polyline draw:style-name="gr8" draw:text-style-name="P2" draw:layer="layout" svg:width="0.028cm" svg:height="0.1cm" svg:x="6.68cm" svg:y="11.678cm" svg:viewBox="0 0 29 101" draw:points="0,101 0,0 9,14 19,24 29,29">
            <text:p/>
          </draw:polyline>
          <draw:line draw:style-name="gr8" draw:text-style-name="P2" draw:layer="layout" svg:x1="6.537cm" svg:y1="11.673cm" svg:x2="6.624cm" svg:y2="11.803cm">
            <text:p/>
          </draw:line>
          <draw:polygon draw:style-name="gr8" draw:text-style-name="P2" draw:layer="layout" svg:width="0.057cm" svg:height="0.1cm" svg:x="6.451cm" svg:y="11.678cm" svg:viewBox="0 0 58 101" draw:points="34,0 24,0 14,5 10,10 5,19 0,38 0,62 5,82 10,92 14,96 24,101 34,101 44,96 49,92 54,82 58,62 58,38 54,19 49,10 44,5">
            <text:p/>
          </draw:polygon>
          <draw:line draw:style-name="gr8" draw:text-style-name="P2" draw:layer="layout" svg:x1="6.356cm" svg:y1="11.778cm" svg:x2="6.413cm" svg:y2="11.778cm">
            <text:p/>
          </draw:line>
          <draw:polyline draw:style-name="gr8" draw:text-style-name="P2" draw:layer="layout" svg:width="0.029cm" svg:height="0.1cm" svg:x="6.384cm" svg:y="11.678cm" svg:viewBox="0 0 30 101" draw:points="0,101 0,0 10,14 20,24 30,29">
            <text:p/>
          </draw:polyline>
          <draw:polygon draw:style-name="gr15" draw:text-style-name="P2" draw:layer="layout" svg:width="0.105cm" svg:height="0.133cm" svg:x="8.529cm" svg:y="14.02cm" svg:viewBox="0 0 106 134" draw:points="68,134 87,125 96,115 106,96 106,39 96,20 87,9 68,0 39,0 19,9 9,20 0,39 0,96 9,115 19,125 39,134">
            <text:p/>
          </draw:polygon>
          <draw:path draw:style-name="gr13" draw:text-style-name="P2" draw:layer="layout" svg:width="0.7cm" svg:height="0.7cm" svg:x="8.667cm" svg:y="13.838cm" svg:viewBox="0 0 701 701" svg:d="M701 350c0 125-66 242-175 304-108 63-241 63-350 0-109-62-176-179-176-304s67-240 176-303 242-63 350 0c109 63 175 178 175 303z">
            <text:p/>
          </draw:path>
          <draw:path draw:style-name="gr13" draw:text-style-name="P2" draw:layer="layout" svg:width="0.09cm" svg:height="0.09cm" svg:x="8.789cm" svg:y="13.299cm" svg:viewBox="0 0 91 91" svg:d="M0 0c49 0 91 41 91 91">
            <text:p/>
          </draw:path>
          <draw:line draw:style-name="gr13" draw:text-style-name="P2" draw:layer="layout" svg:x1="8.878cm" svg:y1="13.479cm" svg:x2="9.114cm" svg:y2="13.479cm">
            <text:p/>
          </draw:line>
          <draw:line draw:style-name="gr13" draw:text-style-name="P2" draw:layer="layout" svg:x1="9.114cm" svg:y1="10.679cm" svg:x2="8.629cm" svg:y2="10.679cm">
            <text:p/>
          </draw:line>
          <draw:line draw:style-name="gr13" draw:text-style-name="P2" draw:layer="layout" svg:x1="7.879cm" svg:y1="10.679cm" svg:x2="7.394cm" svg:y2="10.679cm">
            <text:p/>
          </draw:line>
          <draw:line draw:style-name="gr13" draw:text-style-name="P2" draw:layer="layout" svg:x1="8.629cm" svg:y1="10.644cm" svg:x2="7.879cm" svg:y2="10.644cm">
            <text:p/>
          </draw:line>
          <draw:line draw:style-name="gr13" draw:text-style-name="P2" draw:layer="layout" svg:x1="8.629cm" svg:y1="10.679cm" svg:x2="8.629cm" svg:y2="10.644cm">
            <text:p/>
          </draw:line>
          <draw:line draw:style-name="gr13" draw:text-style-name="P2" draw:layer="layout" svg:x1="7.879cm" svg:y1="10.644cm" svg:x2="7.879cm" svg:y2="10.679cm">
            <text:p/>
          </draw:line>
          <draw:line draw:style-name="gr13" draw:text-style-name="P2" draw:layer="layout" svg:x1="7.394cm" svg:y1="10.679cm" svg:x2="7.394cm" svg:y2="13.479cm">
            <text:p/>
          </draw:line>
          <draw:line draw:style-name="gr13" draw:text-style-name="P2" draw:layer="layout" svg:x1="9.114cm" svg:y1="13.479cm" svg:x2="9.114cm" svg:y2="10.679cm">
            <text:p/>
          </draw:line>
          <draw:line draw:style-name="gr13" draw:text-style-name="P2" draw:layer="layout" svg:x1="7.719cm" svg:y1="13.299cm" svg:x2="8.788cm" svg:y2="13.299cm">
            <text:p/>
          </draw:line>
          <draw:line draw:style-name="gr13" draw:text-style-name="P2" draw:layer="layout" svg:x1="8.878cm" svg:y1="13.389cm" svg:x2="8.878cm" svg:y2="13.479cm">
            <text:p/>
          </draw:line>
          <draw:polyline draw:style-name="gr2" draw:text-style-name="P2" draw:layer="layout" svg:width="0.1cm" svg:height="0.057cm" svg:x="9.209cm" svg:y="10.888cm" svg:viewBox="0 0 101 58" draw:points="101,58 19,58 9,53 4,49 0,39 0,19 4,10 9,5 19,0 101,0">
            <text:p/>
          </draw:polyline>
          <draw:line draw:style-name="gr2" draw:text-style-name="P2" draw:layer="layout" svg:x1="9.209cm" svg:y1="10.788cm" svg:x2="9.209cm" svg:y2="10.845cm">
            <text:p/>
          </draw:line>
          <draw:polyline draw:style-name="gr2" draw:text-style-name="P2" draw:layer="layout" svg:width="0.1cm" svg:height="0.028cm" svg:x="9.209cm" svg:y="10.817cm" svg:viewBox="0 0 101 29" draw:points="0,0 101,0 86,10 77,20 72,29">
            <text:p/>
          </draw:polyline>
          <draw:line draw:style-name="gr13" draw:text-style-name="P2" draw:layer="layout" svg:x1="8.192cm" svg:y1="13.363cm" svg:x2="8.192cm" svg:y2="13.744cm">
            <text:p/>
          </draw:line>
          <draw:line draw:style-name="gr13" draw:text-style-name="P2" draw:layer="layout" svg:x1="6.234cm" svg:y1="13.741cm" svg:x2="6.234cm" svg:y2="14.122cm">
            <text:p/>
          </draw:line>
          <draw:polyline draw:style-name="gr2" draw:text-style-name="P2" draw:layer="layout" svg:width="0.038cm" svg:height="0.1cm" svg:x="8.085cm" svg:y="13.53cm" svg:viewBox="0 0 39 101" draw:points="0,0 0,72 4,86 14,96 28,101 39,101">
            <text:p/>
          </draw:polyline>
          <draw:polyline draw:style-name="gr2" draw:text-style-name="P2" draw:layer="layout" svg:width="0.057cm" svg:height="0.1cm" svg:x="7.98cm" svg:y="13.53cm" svg:viewBox="0 0 58 101" draw:points="58,101 58,0 19,0 9,5 5,9 0,19 0,34 5,44 9,48 19,53 58,53">
            <text:p/>
          </draw:polyline>
          <draw:line draw:style-name="gr2" draw:text-style-name="P2" draw:layer="layout" svg:x1="7.885cm" svg:y1="13.63cm" svg:x2="7.942cm" svg:y2="13.63cm">
            <text:p/>
          </draw:line>
          <draw:polyline draw:style-name="gr2" draw:text-style-name="P2" draw:layer="layout" svg:width="0.029cm" svg:height="0.1cm" svg:x="7.913cm" svg:y="13.53cm" svg:viewBox="0 0 30 101" draw:points="0,101 0,0 10,14 19,25 30,29">
            <text:p/>
          </draw:polyline>
          <draw:line draw:style-name="gr2" draw:text-style-name="P2" draw:layer="layout" svg:x1="8.32cm" svg:y1="13.998cm" svg:x2="7.019cm" svg:y2="13.998cm">
            <text:p/>
          </draw:line>
          <draw:line draw:style-name="gr2" draw:text-style-name="P2" draw:layer="layout" svg:x1="8.32cm" svg:y1="14.568cm" svg:x2="7.979cm" svg:y2="14.568cm">
            <text:p/>
          </draw:line>
          <draw:line draw:style-name="gr2" draw:text-style-name="P2" draw:layer="layout" svg:x1="7.369cm" svg:y1="14.568cm" svg:x2="7.019cm" svg:y2="14.568cm">
            <text:p/>
          </draw:line>
          <draw:polyline draw:style-name="gr2" draw:text-style-name="P2" draw:layer="layout" svg:width="0.057cm" svg:height="0.1cm" svg:x="7.275cm" svg:y="13.833cm" svg:viewBox="0 0 58 101" draw:points="58,96 43,101 20,101 9,96 4,91 0,82 0,71 4,62 9,57 20,52 39,48 48,43 53,38 58,28 58,19 53,9 48,5 39,0 14,0 0,5">
            <text:p/>
          </draw:polyline>
          <draw:polyline draw:style-name="gr2" draw:text-style-name="P2" draw:layer="layout" svg:width="0.086cm" svg:height="0.1cm" svg:x="7.155cm" svg:y="13.833cm" svg:viewBox="0 0 87 101" draw:points="87,0 63,101 44,28 25,101 0,0">
            <text:p/>
          </draw:polyline>
          <draw:line draw:style-name="gr2" draw:text-style-name="P2" draw:layer="layout" svg:x1="7.065cm" svg:y1="13.933cm" svg:x2="7.122cm" svg:y2="13.933cm">
            <text:p/>
          </draw:line>
          <draw:polyline draw:style-name="gr2" draw:text-style-name="P2" draw:layer="layout" svg:width="0.028cm" svg:height="0.1cm" svg:x="7.094cm" svg:y="13.833cm" svg:viewBox="0 0 29 101" draw:points="0,101 0,0 10,14 20,24 29,28">
            <text:p/>
          </draw:polyline>
          <draw:line draw:style-name="gr11" draw:text-style-name="P2" draw:layer="layout" svg:x1="9.398cm" svg:y1="14.569cm" svg:x2="9.398cm" svg:y2="12.918cm">
            <text:p/>
          </draw:line>
          <draw:line draw:style-name="gr11" draw:text-style-name="P2" draw:layer="layout" svg:x1="9.398cm" svg:y1="12.219cm" svg:x2="9.398cm" svg:y2="10.632cm">
            <text:p/>
          </draw:line>
          <draw:line draw:style-name="gr11" draw:text-style-name="P2" draw:layer="layout" svg:x1="2.413cm" svg:y1="14.569cm" svg:x2="9.398cm" svg:y2="14.569cm">
            <text:p/>
          </draw:line>
          <draw:line draw:style-name="gr11" draw:text-style-name="P2" draw:layer="layout" svg:x1="9.398cm" svg:y1="10.632cm" svg:x2="2.413cm" svg:y2="10.632cm">
            <text:p/>
          </draw:line>
          <draw:line draw:style-name="gr11" draw:text-style-name="P2" draw:layer="layout" svg:x1="2.413cm" svg:y1="10.632cm" svg:x2="2.413cm" svg:y2="14.569cm">
            <text:p/>
          </draw:line>
          <draw:line draw:style-name="gr11" draw:text-style-name="P2" draw:layer="layout" svg:x1="9.399cm" svg:y1="12.919cm" svg:x2="9.208cm" svg:y2="12.728cm">
            <text:p/>
          </draw:line>
          <draw:line draw:style-name="gr12" draw:text-style-name="P2" draw:layer="layout" svg:x1="8.887cm" svg:y1="13.807cm" svg:x2="8.387cm" svg:y2="13.807cm">
            <text:p/>
          </draw:line>
          <draw:line draw:style-name="gr12" draw:text-style-name="P2" draw:layer="layout" svg:x1="8.636cm" svg:y1="13.557cm" svg:x2="8.636cm" svg:y2="14.057cm">
            <text:p/>
          </draw:line>
          <draw:path draw:style-name="gr12" draw:text-style-name="P2" draw:layer="layout" svg:width="0.334cm" svg:height="0.334cm" svg:x="8.469cm" svg:y="13.64cm" svg:viewBox="0 0 335 335" svg:d="M335 167c0 93-74 168-167 168s-168-75-168-168c0-92 75-167 168-167s167 75 167 167z">
            <text:p/>
          </draw:path>
          <draw:line draw:style-name="gr11" draw:text-style-name="P2" draw:layer="layout" svg:x1="9.208cm" svg:y1="12.728cm" svg:x2="9.208cm" svg:y2="12.41cm">
            <text:p/>
          </draw:line>
          <draw:line draw:style-name="gr11" draw:text-style-name="P2" draw:layer="layout" svg:x1="9.208cm" svg:y1="12.411cm" svg:x2="9.399cm" svg:y2="12.219cm">
            <text:p/>
          </draw:line>
        </draw:g>
        <draw:g>
          <draw:line draw:style-name="gr13" draw:text-style-name="P2" draw:layer="layout" svg:x1="15.218cm" svg:y1="13.741cm" svg:x2="15.218cm" svg:y2="13.36cm">
            <text:p/>
          </draw:line>
          <draw:line draw:style-name="gr13" draw:text-style-name="P2" draw:layer="layout" svg:x1="14.497cm" svg:y1="13.502cm" svg:x2="14.497cm" svg:y2="13.741cm">
            <text:p/>
          </draw:line>
          <draw:line draw:style-name="gr13" draw:text-style-name="P2" draw:layer="layout" svg:x1="15.218cm" svg:y1="13.741cm" svg:x2="15.218cm" svg:y2="14.122cm">
            <text:p/>
          </draw:line>
          <draw:polyline draw:style-name="gr2" draw:text-style-name="P2" draw:layer="layout" svg:width="0.057cm" svg:height="0.1cm" svg:x="14.723cm" svg:y="14.196cm" svg:viewBox="0 0 58 101" draw:points="24,49 10,54 5,59 0,68 0,82 5,92 10,97 19,101 58,101 58,0 24,0 14,5 10,10 5,21 5,30 10,40 14,44 24,49 58,49">
            <text:p/>
          </draw:polyline>
          <draw:line draw:style-name="gr2" draw:text-style-name="P2" draw:layer="layout" svg:x1="14.694cm" svg:y1="14.196cm" svg:x2="14.637cm" svg:y2="14.196cm">
            <text:p/>
          </draw:line>
          <draw:line draw:style-name="gr2" draw:text-style-name="P2" draw:layer="layout" svg:x1="14.666cm" svg:y1="14.296cm" svg:x2="14.666cm" svg:y2="14.196cm">
            <text:p/>
          </draw:line>
          <draw:line draw:style-name="gr2" draw:text-style-name="P2" draw:layer="layout" svg:x1="14.552cm" svg:y1="14.296cm" svg:x2="14.609cm" svg:y2="14.296cm">
            <text:p/>
          </draw:line>
          <draw:polyline draw:style-name="gr2" draw:text-style-name="P2" draw:layer="layout" svg:width="0.029cm" svg:height="0.1cm" svg:x="14.58cm" svg:y="14.196cm" svg:viewBox="0 0 30 101" draw:points="0,101 0,0 10,16 20,25 30,30">
            <text:p/>
          </draw:polyline>
          <draw:line draw:style-name="gr13" draw:text-style-name="P2" draw:layer="layout" svg:x1="14.046cm" svg:y1="13.502cm" svg:x2="14.497cm" svg:y2="13.502cm">
            <text:p/>
          </draw:line>
          <draw:line draw:style-name="gr13" draw:text-style-name="P2" draw:layer="layout" svg:x1="14.046cm" svg:y1="14.122cm" svg:x2="14.046cm" svg:y2="13.981cm">
            <text:p/>
          </draw:line>
          <draw:line draw:style-name="gr13" draw:text-style-name="P2" draw:layer="layout" svg:x1="14.046cm" svg:y1="13.981cm" svg:x2="14.497cm" svg:y2="13.981cm">
            <text:p/>
          </draw:line>
          <draw:line draw:style-name="gr13" draw:text-style-name="P2" draw:layer="layout" svg:x1="14.497cm" svg:y1="13.981cm" svg:x2="14.497cm" svg:y2="13.741cm">
            <text:p/>
          </draw:line>
          <draw:line draw:style-name="gr15" draw:text-style-name="P2" draw:layer="layout" svg:x1="14.054cm" svg:y1="13.896cm" svg:x2="14.054cm" svg:y2="13.782cm">
            <text:p/>
          </draw:line>
          <draw:line draw:style-name="gr15" draw:text-style-name="P2" draw:layer="layout" svg:x1="13.997cm" svg:y1="13.839cm" svg:x2="14.112cm" svg:y2="13.839cm">
            <text:p/>
          </draw:line>
          <draw:line draw:style-name="gr15" draw:text-style-name="P2" draw:layer="layout" svg:x1="14.054cm" svg:y1="13.674cm" svg:x2="14.054cm" svg:y2="13.56cm">
            <text:p/>
          </draw:line>
          <draw:line draw:style-name="gr13" draw:text-style-name="P2" draw:layer="layout" svg:x1="15.218cm" svg:y1="13.36cm" svg:x2="14.046cm" svg:y2="13.36cm">
            <text:p/>
          </draw:line>
          <draw:line draw:style-name="gr13" draw:text-style-name="P2" draw:layer="layout" svg:x1="14.046cm" svg:y1="13.36cm" svg:x2="14.046cm" svg:y2="13.502cm">
            <text:p/>
          </draw:line>
          <draw:line draw:style-name="gr13" draw:text-style-name="P2" draw:layer="layout" svg:x1="15.218cm" svg:y1="14.122cm" svg:x2="14.046cm" svg:y2="14.122cm">
            <text:p/>
          </draw:line>
          <draw:line draw:style-name="gr13" draw:text-style-name="P2" draw:layer="layout" svg:x1="14.607cm" svg:y1="13.641cm" svg:x2="14.607cm" svg:y2="13.591cm">
            <text:p/>
          </draw:line>
          <draw:polyline draw:style-name="gr2" draw:text-style-name="P2" draw:layer="layout" svg:width="0.038cm" svg:height="0.1cm" svg:x="14.498cm" svg:y="12.672cm" svg:viewBox="0 0 39 101" draw:points="0,0 0,72 5,87 15,97 29,101 39,101">
            <text:p/>
          </draw:polyline>
          <draw:polyline draw:style-name="gr2" draw:text-style-name="P2" draw:layer="layout" svg:width="0.057cm" svg:height="0.1cm" svg:x="14.393cm" svg:y="12.672cm" svg:viewBox="0 0 58 101" draw:points="58,101 58,0 19,0 9,5 5,10 0,20 0,34 5,43 9,48 19,53 58,53">
            <text:p/>
          </draw:polyline>
          <draw:polyline draw:style-name="gr2" draw:text-style-name="P2" draw:layer="layout" svg:width="0.062cm" svg:height="0.1cm" svg:x="14.298cm" svg:y="12.672cm" svg:viewBox="0 0 63 101" draw:points="58,10 53,5 43,0 20,0 9,5 4,10 0,20 0,29 4,43 63,101 0,101">
            <text:p/>
          </draw:polyline>
          <draw:line draw:style-name="gr13" draw:text-style-name="P2" draw:layer="layout" svg:x1="14.605cm" svg:y1="12.6cm" svg:x2="14.605cm" svg:y2="12.854cm">
            <text:p/>
          </draw:line>
          <draw:line draw:style-name="gr13" draw:text-style-name="P2" draw:layer="layout" svg:x1="14.607cm" svg:y1="13.591cm" svg:x2="15.157cm" svg:y2="13.591cm">
            <text:p/>
          </draw:line>
          <draw:line draw:style-name="gr13" draw:text-style-name="P2" draw:layer="layout" svg:x1="15.157cm" svg:y1="13.641cm" svg:x2="14.607cm" svg:y2="13.641cm">
            <text:p/>
          </draw:line>
          <draw:line draw:style-name="gr13" draw:text-style-name="P2" draw:layer="layout" svg:x1="14.607cm" svg:y1="13.841cm" svg:x2="15.157cm" svg:y2="13.841cm">
            <text:p/>
          </draw:line>
          <draw:line draw:style-name="gr13" draw:text-style-name="P2" draw:layer="layout" svg:x1="15.157cm" svg:y1="13.891cm" svg:x2="14.607cm" svg:y2="13.891cm">
            <text:p/>
          </draw:line>
          <draw:line draw:style-name="gr13" draw:text-style-name="P2" draw:layer="layout" svg:x1="14.607cm" svg:y1="13.891cm" svg:x2="14.607cm" svg:y2="13.841cm">
            <text:p/>
          </draw:line>
          <draw:line draw:style-name="gr2" draw:text-style-name="P2" draw:layer="layout" svg:x1="17.304cm" svg:y1="13.998cm" svg:x2="16.004cm" svg:y2="13.998cm">
            <text:p/>
          </draw:line>
          <draw:line draw:style-name="gr2" draw:text-style-name="P2" draw:layer="layout" svg:x1="16.354cm" svg:y1="14.568cm" svg:x2="16.004cm" svg:y2="14.568cm">
            <text:p/>
          </draw:line>
          <draw:polyline draw:style-name="gr2" draw:text-style-name="P2" draw:layer="layout" svg:width="0.057cm" svg:height="0.1cm" svg:x="16.259cm" svg:y="13.833cm" svg:viewBox="0 0 58 101" draw:points="58,96 44,101 19,101 10,96 5,91 0,82 0,71 5,62 10,57 19,52 38,48 49,43 54,38 58,28 58,19 54,9 49,5 38,0 15,0 0,5">
            <text:p/>
          </draw:polyline>
          <draw:polyline draw:style-name="gr2" draw:text-style-name="P2" draw:layer="layout" svg:width="0.086cm" svg:height="0.1cm" svg:x="16.14cm" svg:y="13.833cm" svg:viewBox="0 0 87 101" draw:points="87,0 63,101 43,28 24,101 0,0">
            <text:p/>
          </draw:polyline>
          <draw:line draw:style-name="gr2" draw:text-style-name="P2" draw:layer="layout" svg:x1="16.05cm" svg:y1="13.933cm" svg:x2="16.107cm" svg:y2="13.933cm">
            <text:p/>
          </draw:line>
          <draw:polyline draw:style-name="gr2" draw:text-style-name="P2" draw:layer="layout" svg:width="0.029cm" svg:height="0.1cm" svg:x="16.078cm" svg:y="13.833cm" svg:viewBox="0 0 30 101" draw:points="0,101 0,0 11,14 20,24 30,28">
            <text:p/>
          </draw:polyline>
          <draw:line draw:style-name="gr15" draw:text-style-name="P2" draw:layer="layout" svg:x1="15.754cm" svg:y1="14.156cm" svg:x2="15.754cm" svg:y2="14.006cm">
            <text:p/>
          </draw:line>
          <draw:polyline draw:style-name="gr2" draw:text-style-name="P2" draw:layer="layout" svg:width="0.039cm" svg:height="0.1cm" svg:x="17.069cm" svg:y="13.53cm" svg:viewBox="0 0 40 101" draw:points="0,0 0,72 5,86 15,96 30,101 40,101">
            <text:p/>
          </draw:polyline>
          <draw:polyline draw:style-name="gr2" draw:text-style-name="P2" draw:layer="layout" svg:width="0.057cm" svg:height="0.1cm" svg:x="16.965cm" svg:y="13.53cm" svg:viewBox="0 0 58 101" draw:points="58,101 58,0 20,0 9,5 4,9 0,19 0,34 4,44 9,48 20,53 58,53">
            <text:p/>
          </draw:polyline>
          <draw:line draw:style-name="gr2" draw:text-style-name="P2" draw:layer="layout" svg:x1="16.869cm" svg:y1="13.63cm" svg:x2="16.926cm" svg:y2="13.63cm">
            <text:p/>
          </draw:line>
          <draw:polyline draw:style-name="gr2" draw:text-style-name="P2" draw:layer="layout" svg:width="0.028cm" svg:height="0.1cm" svg:x="16.898cm" svg:y="13.53cm" svg:viewBox="0 0 29 101" draw:points="0,101 0,0 9,14 19,25 29,29">
            <text:p/>
          </draw:polyline>
          <draw:path draw:style-name="gr13" draw:text-style-name="P2" draw:layer="layout" svg:width="0.09cm" svg:height="0.09cm" svg:x="16.614cm" svg:y="13.299cm" svg:viewBox="0 0 91 91" svg:d="M0 91c0-50 40-91 91-91">
            <text:p/>
          </draw:path>
          <draw:line draw:style-name="gr13" draw:text-style-name="P2" draw:layer="layout" svg:x1="16.379cm" svg:y1="13.479cm" svg:x2="16.614cm" svg:y2="13.479cm">
            <text:p/>
          </draw:line>
          <draw:line draw:style-name="gr13" draw:text-style-name="P2" draw:layer="layout" svg:x1="16.614cm" svg:y1="13.389cm" svg:x2="16.614cm" svg:y2="13.479cm">
            <text:p/>
          </draw:line>
          <draw:line draw:style-name="gr13" draw:text-style-name="P2" draw:layer="layout" svg:x1="17.177cm" svg:y1="13.363cm" svg:x2="17.177cm" svg:y2="13.744cm">
            <text:p/>
          </draw:line>
          <draw:line draw:style-name="gr2" draw:text-style-name="P2" draw:layer="layout" svg:x1="17.304cm" svg:y1="14.568cm" svg:x2="16.965cm" svg:y2="14.568cm">
            <text:p/>
          </draw:line>
          <draw:polygon draw:style-name="gr15" draw:text-style-name="P2" draw:layer="layout" svg:width="0.105cm" svg:height="0.133cm" svg:x="17.514cm" svg:y="14.02cm" svg:viewBox="0 0 106 134" draw:points="67,134 86,125 96,115 106,96 106,39 96,20 86,9 67,0 38,0 19,9 10,20 0,39 0,96 10,115 19,125 38,134">
            <text:p/>
          </draw:polygon>
          <draw:path draw:style-name="gr13" draw:text-style-name="P2" draw:layer="layout" svg:width="0.7cm" svg:height="0.7cm" svg:x="17.653cm" svg:y="13.838cm" svg:viewBox="0 0 701 701" svg:d="M701 350c0 125-67 242-175 304-109 63-242 63-351 0-109-62-175-179-175-304s66-240 175-303 242-63 351 0c108 63 175 178 175 303z">
            <text:p/>
          </draw:path>
          <draw:path draw:style-name="gr13" draw:text-style-name="P2" draw:layer="layout" svg:width="0.09cm" svg:height="0.09cm" svg:x="17.774cm" svg:y="13.299cm" svg:viewBox="0 0 91 91" svg:d="M0 0c50 0 91 41 91 91">
            <text:p/>
          </draw:path>
          <draw:line draw:style-name="gr13" draw:text-style-name="P2" draw:layer="layout" svg:x1="17.864cm" svg:y1="13.479cm" svg:x2="18.099cm" svg:y2="13.479cm">
            <text:p/>
          </draw:line>
          <draw:line draw:style-name="gr13" draw:text-style-name="P2" draw:layer="layout" svg:x1="17.864cm" svg:y1="13.389cm" svg:x2="17.864cm" svg:y2="13.479cm">
            <text:p/>
          </draw:line>
          <draw:line draw:style-name="gr13" draw:text-style-name="P2" draw:layer="layout" svg:x1="15.157cm" svg:y1="13.591cm" svg:x2="15.157cm" svg:y2="13.641cm">
            <text:p/>
          </draw:line>
          <draw:line draw:style-name="gr13" draw:text-style-name="P2" draw:layer="layout" svg:x1="15.157cm" svg:y1="13.841cm" svg:x2="15.157cm" svg:y2="13.891cm">
            <text:p/>
          </draw:line>
          <draw:line draw:style-name="gr13" draw:text-style-name="P2" draw:layer="layout" svg:x1="16.379cm" svg:y1="10.679cm" svg:x2="16.379cm" svg:y2="13.479cm">
            <text:p/>
          </draw:line>
          <draw:line draw:style-name="gr13" draw:text-style-name="P2" draw:layer="layout" svg:x1="18.099cm" svg:y1="13.479cm" svg:x2="18.099cm" svg:y2="10.679cm">
            <text:p/>
          </draw:line>
          <draw:line draw:style-name="gr13" draw:text-style-name="P2" draw:layer="layout" svg:x1="16.704cm" svg:y1="13.299cm" svg:x2="17.774cm" svg:y2="13.299cm">
            <text:p/>
          </draw:line>
          <draw:line draw:style-name="gr13" draw:text-style-name="P2" draw:layer="layout" svg:x1="16.068cm" svg:y1="11.989cm" svg:x2="16.068cm" svg:y2="13.211cm">
            <text:p/>
          </draw:line>
          <draw:polygon draw:style-name="gr2" draw:text-style-name="P2" draw:layer="layout" svg:width="0.057cm" svg:height="0.1cm" svg:x="15.971cm" svg:y="13.276cm" svg:viewBox="0 0 58 101" draw:points="58,101 58,0 33,0 19,5 9,14 5,24 0,43 0,57 5,77 9,86 19,96 33,101">
            <text:p/>
          </draw:polygon>
          <draw:polyline draw:style-name="gr2" draw:text-style-name="P2" draw:layer="layout" svg:width="0.057cm" svg:height="0.1cm" svg:x="15.876cm" svg:y="13.276cm" svg:viewBox="0 0 58 101" draw:points="58,96 43,101 19,101 9,96 4,91 0,82 0,71 4,62 9,57 19,52 39,47 48,43 53,38 58,28 58,19 53,9 48,5 39,0 14,0 0,5">
            <text:p/>
          </draw:polyline>
          <draw:line draw:style-name="gr2" draw:text-style-name="P2" draw:layer="layout" svg:x1="15.78cm" svg:y1="13.376cm" svg:x2="15.838cm" svg:y2="13.376cm">
            <text:p/>
          </draw:line>
          <draw:polyline draw:style-name="gr2" draw:text-style-name="P2" draw:layer="layout" svg:width="0.029cm" svg:height="0.1cm" svg:x="15.809cm" svg:y="13.276cm" svg:viewBox="0 0 30 101" draw:points="0,101 0,0 9,14 19,24 30,28">
            <text:p/>
          </draw:polyline>
          <draw:line draw:style-name="gr13" draw:text-style-name="P2" draw:layer="layout" svg:x1="12.949cm" svg:y1="11.563cm" svg:x2="12.499cm" svg:y2="11.563cm">
            <text:p/>
          </draw:line>
          <draw:line draw:style-name="gr13" draw:text-style-name="P2" draw:layer="layout" svg:x1="12.499cm" svg:y1="10.913cm" svg:x2="12.949cm" svg:y2="10.913cm">
            <text:p/>
          </draw:line>
          <draw:line draw:style-name="gr13" draw:text-style-name="P2" draw:layer="layout" svg:x1="12.374cm" svg:y1="11.313cm" svg:x2="12.374cm" svg:y2="11.163cm">
            <text:p/>
          </draw:line>
          <draw:polyline draw:style-name="gr2" draw:text-style-name="P2" draw:layer="layout" svg:width="0.057cm" svg:height="0.1cm" svg:x="12.8cm" svg:y="10.758cm" svg:viewBox="0 0 58 101" draw:points="58,96 44,101 19,101 10,96 5,90 0,81 0,71 5,62 10,57 19,52 39,48 49,43 53,38 58,29 58,19 53,9 49,5 39,0 14,0 0,5">
            <text:p/>
          </draw:polyline>
          <draw:polyline draw:style-name="gr2" draw:text-style-name="P2" draw:layer="layout" svg:width="0.085cm" svg:height="0.1cm" svg:x="12.682cm" svg:y="10.758cm" svg:viewBox="0 0 86 101" draw:points="86,0 62,101 43,29 24,101 0,0">
            <text:p/>
          </draw:polyline>
          <draw:polyline draw:style-name="gr2" draw:text-style-name="P2" draw:layer="layout" svg:width="0.062cm" svg:height="0.1cm" svg:x="12.591cm" svg:y="10.758cm" svg:viewBox="0 0 63 101" draw:points="58,9 53,5 43,0 19,0 10,5 5,9 0,19 0,29 5,43 63,101 0,101">
            <text:p/>
          </draw:polyline>
          <draw:path draw:style-name="gr13" draw:text-style-name="P2" draw:layer="layout" svg:width="0.701cm" svg:height="0.7cm" svg:x="11.429cm" svg:y="10.663cm" svg:viewBox="0 0 702 701" svg:d="M702 351c0 125-67 241-175 303-109 63-242 63-351 0-109-62-176-178-176-303s67-241 176-304 242-63 351 0c108 63 175 179 175 304z">
            <text:p/>
          </draw:path>
          <draw:line draw:style-name="gr13" draw:text-style-name="P2" draw:layer="layout" svg:x1="13.074cm" svg:y1="11.163cm" svg:x2="13.074cm" svg:y2="11.313cm">
            <text:p/>
          </draw:line>
          <draw:line draw:style-name="gr13" draw:text-style-name="P2" draw:layer="layout" svg:x1="16.863cm" svg:y1="10.679cm" svg:x2="16.379cm" svg:y2="10.679cm">
            <text:p/>
          </draw:line>
          <draw:line draw:style-name="gr13" draw:text-style-name="P2" draw:layer="layout" svg:x1="18.099cm" svg:y1="10.679cm" svg:x2="17.613cm" svg:y2="10.679cm">
            <text:p/>
          </draw:line>
          <draw:line draw:style-name="gr13" draw:text-style-name="P2" draw:layer="layout" svg:x1="17.613cm" svg:y1="10.644cm" svg:x2="16.863cm" svg:y2="10.644cm">
            <text:p/>
          </draw:line>
          <draw:line draw:style-name="gr13" draw:text-style-name="P2" draw:layer="layout" svg:x1="17.613cm" svg:y1="10.679cm" svg:x2="17.613cm" svg:y2="10.644cm">
            <text:p/>
          </draw:line>
          <draw:line draw:style-name="gr13" draw:text-style-name="P2" draw:layer="layout" svg:x1="16.863cm" svg:y1="10.644cm" svg:x2="16.863cm" svg:y2="10.679cm">
            <text:p/>
          </draw:line>
          <draw:polyline draw:style-name="gr2" draw:text-style-name="P2" draw:layer="layout" svg:width="0.1cm" svg:height="0.057cm" svg:x="18.193cm" svg:y="10.888cm" svg:viewBox="0 0 101 58" draw:points="101,58 19,58 10,53 5,49 0,39 0,19 5,10 10,5 19,0 101,0">
            <text:p/>
          </draw:polyline>
          <draw:line draw:style-name="gr2" draw:text-style-name="P2" draw:layer="layout" svg:x1="18.193cm" svg:y1="10.788cm" svg:x2="18.193cm" svg:y2="10.845cm">
            <text:p/>
          </draw:line>
          <draw:polyline draw:style-name="gr2" draw:text-style-name="P2" draw:layer="layout" svg:width="0.1cm" svg:height="0.028cm" svg:x="18.193cm" svg:y="10.817cm" svg:viewBox="0 0 101 29" draw:points="0,0 101,0 87,10 78,20 73,29">
            <text:p/>
          </draw:polyline>
          <draw:line draw:style-name="gr8" draw:text-style-name="P2" draw:layer="layout" svg:x1="14.317cm" svg:y1="11.802cm" svg:x2="14.241cm" svg:y2="11.802cm">
            <text:p/>
          </draw:line>
          <draw:line draw:style-name="gr8" draw:text-style-name="P2" draw:layer="layout" svg:x1="14.279cm" svg:y1="11.84cm" svg:x2="14.279cm" svg:y2="11.764cm">
            <text:p/>
          </draw:line>
          <draw:line draw:style-name="gr8" draw:text-style-name="P2" draw:layer="layout" svg:x1="13.817cm" svg:y1="11.801cm" svg:x2="13.741cm" svg:y2="11.801cm">
            <text:p/>
          </draw:line>
          <draw:polygon draw:style-name="gr8" draw:text-style-name="P2" draw:layer="layout" svg:width="0.057cm" svg:height="0.1cm" svg:x="14.002cm" svg:y="11.752cm" svg:viewBox="0 0 58 101" draw:points="58,101 58,0 35,0 20,4 10,14 5,24 0,43 0,57 5,76 10,85 20,95 35,101">
            <text:p/>
          </draw:polygon>
          <draw:line draw:style-name="gr13" draw:text-style-name="P2" draw:layer="layout" svg:x1="14.535cm" svg:y1="11.857cm" svg:x2="14.393cm" svg:y2="11.857cm">
            <text:p/>
          </draw:line>
          <draw:line draw:style-name="gr13" draw:text-style-name="P2" draw:layer="layout" svg:x1="14.393cm" svg:y1="11.857cm" svg:x2="14.393cm" svg:y2="11.407cm">
            <text:p/>
          </draw:line>
          <draw:line draw:style-name="gr13" draw:text-style-name="P2" draw:layer="layout" svg:x1="16.043cm" svg:y1="11.332cm" svg:x2="16.043cm" svg:y2="10.756cm">
            <text:p/>
          </draw:line>
          <draw:line draw:style-name="gr13" draw:text-style-name="P2" draw:layer="layout" svg:x1="15.951cm" svg:y1="10.861cm" svg:x2="14.911cm" svg:y2="10.861cm">
            <text:p/>
          </draw:line>
          <draw:line draw:style-name="gr13" draw:text-style-name="P2" draw:layer="layout" svg:x1="16.071cm" svg:y1="11.361cm" svg:x2="15.871cm" svg:y2="11.361cm">
            <text:p/>
          </draw:line>
          <draw:line draw:style-name="gr13" draw:text-style-name="P2" draw:layer="layout" svg:x1="16.071cm" svg:y1="11.361cm" svg:x2="16.071cm" svg:y2="11.2cm">
            <text:p/>
          </draw:line>
          <draw:polyline draw:style-name="gr2" draw:text-style-name="P2" draw:layer="layout" svg:width="0.057cm" svg:height="0.1cm" svg:x="16.212cm" svg:y="10.99cm" svg:viewBox="0 0 58 101" draw:points="58,0 58,82 53,91 48,96 39,101 19,101 9,96 4,91 0,82 0,0">
            <text:p/>
          </draw:polyline>
          <draw:polyline draw:style-name="gr2" draw:text-style-name="P2" draw:layer="layout" svg:width="0.062cm" svg:height="0.1cm" svg:x="16.112cm" svg:y="10.99cm" svg:viewBox="0 0 63 101" draw:points="63,0 0,0 33,38 19,38 9,43 4,47 0,57 0,82 4,91 9,96 19,101 48,101 58,96 63,91">
            <text:p/>
          </draw:polyline>
          <draw:line draw:style-name="gr8" draw:text-style-name="P2" draw:layer="layout" svg:x1="16.189cm" svg:y1="11.556cm" svg:x2="16.222cm" svg:y2="11.556cm">
            <text:p/>
          </draw:line>
          <draw:polyline draw:style-name="gr8" draw:text-style-name="P2" draw:layer="layout" svg:width="0.047cm" svg:height="0.1cm" svg:x="16.175cm" svg:y="11.508cm" svg:viewBox="0 0 48 101" draw:points="48,101 48,0 0,0">
            <text:p/>
          </draw:polyline>
          <draw:polyline draw:style-name="gr8" draw:text-style-name="P2" draw:layer="layout" svg:width="0.047cm" svg:height="0.066cm" svg:x="16.094cm" svg:y="11.542cm" svg:viewBox="0 0 48 67" draw:points="4,63 14,67 33,67 43,63 48,53 48,14 43,4 33,0 14,0 4,4 0,14 0,23 48,33">
            <text:p/>
          </draw:polyline>
          <draw:line draw:style-name="gr8" draw:text-style-name="P2" draw:layer="layout" svg:x1="16.051cm" svg:y1="11.608cm" svg:x2="16.051cm" svg:y2="11.542cm">
            <text:p/>
          </draw:line>
          <draw:polyline draw:style-name="gr8" draw:text-style-name="P2" draw:layer="layout" svg:width="0.029cm" svg:height="0.019cm" svg:x="16.022cm" svg:y="11.542cm" svg:viewBox="0 0 30 20" draw:points="30,20 25,10 20,5 11,0 0,0">
            <text:p/>
          </draw:polyline>
          <draw:line draw:style-name="gr8" draw:text-style-name="P2" draw:layer="layout" svg:x1="15.989cm" svg:y1="11.542cm" svg:x2="15.989cm" svg:y2="11.608cm">
            <text:p/>
          </draw:line>
          <draw:polyline draw:style-name="gr8" draw:text-style-name="P2" draw:layer="layout" svg:width="0.043cm" svg:height="0.066cm" svg:x="15.946cm" svg:y="11.542cm" svg:viewBox="0 0 44 67" draw:points="44,9 39,4 29,0 14,0 5,4 0,14 0,67">
            <text:p/>
          </draw:polyline>
          <draw:polyline draw:style-name="gr8" draw:text-style-name="P2" draw:layer="layout" svg:width="0.043cm" svg:height="0.066cm" svg:x="15.855cm" svg:y="11.542cm" svg:viewBox="0 0 44 67" draw:points="0,67 0,14 5,4 15,0 34,0 44,4">
            <text:p/>
          </draw:polyline>
          <draw:polyline draw:style-name="gr8" draw:text-style-name="P2" draw:layer="layout" svg:width="0.048cm" svg:height="0.043cm" svg:x="15.855cm" svg:y="11.565cm" svg:viewBox="0 0 49 44" draw:points="0,40 10,44 34,44 44,40 49,30 49,20 44,11 34,5 10,5 0,0">
            <text:p/>
          </draw:polyline>
          <draw:line draw:style-name="gr8" draw:text-style-name="P2" draw:layer="layout" svg:x1="15.808cm" svg:y1="11.542cm" svg:x2="15.808cm" svg:y2="11.608cm">
            <text:p/>
          </draw:line>
          <draw:polyline draw:style-name="gr8" draw:text-style-name="P2" draw:layer="layout" svg:width="0.043cm" svg:height="0.066cm" svg:x="15.765cm" svg:y="11.542cm" svg:viewBox="0 0 44 67" draw:points="44,9 39,4 30,0 15,0 6,4 0,14 0,67">
            <text:p/>
          </draw:polyline>
          <draw:line draw:style-name="gr8" draw:text-style-name="P2" draw:layer="layout" svg:x1="15.675cm" svg:y1="11.608cm" svg:x2="15.675cm" svg:y2="11.508cm">
            <text:p/>
          </draw:line>
          <draw:polyline draw:style-name="gr8" draw:text-style-name="P2" draw:layer="layout" svg:width="0.047cm" svg:height="0.066cm" svg:x="15.675cm" svg:y="11.542cm" svg:viewBox="0 0 48 67" draw:points="0,63 9,67 28,67 39,63 43,58 48,48 48,19 43,9 39,4 28,0 9,0 0,4">
            <text:p/>
          </draw:polyline>
          <draw:polygon draw:style-name="gr8" draw:text-style-name="P2" draw:layer="layout" svg:width="0.053cm" svg:height="0.066cm" svg:x="15.579cm" svg:y="11.542cm" svg:viewBox="0 0 54 67" draw:points="35,67 44,63 49,58 54,48 54,19 49,9 44,4 35,0 19,0 10,4 5,9 0,19 0,48 5,58 10,63 19,67">
            <text:p/>
          </draw:polygon>
          <draw:polyline draw:style-name="gr8" draw:text-style-name="P2" draw:layer="layout" svg:width="0.062cm" svg:height="0.1cm" svg:x="15.403cm" svg:y="11.508cm" svg:viewBox="0 0 63 101" draw:points="0,92 5,97 19,101 30,101 44,97 53,87 58,77 63,58 63,44 58,24 53,15 44,5 30,0 19,0 5,5 0,10">
            <text:p/>
          </draw:polyline>
          <draw:polygon draw:style-name="gr8" draw:text-style-name="P2" draw:layer="layout" svg:width="0.053cm" svg:height="0.066cm" svg:x="15.312cm" svg:y="11.542cm" svg:viewBox="0 0 54 67" draw:points="35,67 44,63 49,58 54,48 54,19 49,9 44,4 35,0 20,0 10,4 5,9 0,19 0,48 5,58 10,63 20,67">
            <text:p/>
          </draw:polygon>
          <draw:line draw:style-name="gr8" draw:text-style-name="P2" draw:layer="layout" svg:x1="15.227cm" svg:y1="11.608cm" svg:x2="15.227cm" svg:y2="11.508cm">
            <text:p/>
          </draw:line>
          <draw:polyline draw:style-name="gr8" draw:text-style-name="P2" draw:layer="layout" svg:width="0.047cm" svg:height="0.066cm" svg:x="15.227cm" svg:y="11.542cm" svg:viewBox="0 0 48 67" draw:points="0,63 9,67 29,67 39,63 44,58 48,48 48,19 44,9 39,4 29,0 9,0 0,4">
            <text:p/>
          </draw:polyline>
          <draw:polyline draw:style-name="gr8" draw:text-style-name="P2" draw:layer="layout" svg:width="0.043cm" svg:height="0.066cm" svg:x="15.136cm" svg:y="11.542cm" svg:viewBox="0 0 44 67" draw:points="0,67 0,14 6,4 16,0 35,0 44,4">
            <text:p/>
          </draw:polyline>
          <draw:polyline draw:style-name="gr8" draw:text-style-name="P2" draw:layer="layout" svg:width="0.048cm" svg:height="0.043cm" svg:x="15.136cm" svg:y="11.565cm" svg:viewBox="0 0 49 44" draw:points="0,40 11,44 35,44 44,40 49,30 49,20 44,11 35,5 11,5 0,0">
            <text:p/>
          </draw:polyline>
          <draw:polyline draw:style-name="gr8" draw:text-style-name="P2" draw:layer="layout" svg:width="0.053cm" svg:height="0.067cm" svg:x="16.141cm" svg:y="11.697cm" svg:viewBox="0 0 54 68" draw:points="0,5 10,0 29,0 39,5 49,14 54,25 54,44 49,54 39,63 29,68 10,68 0,63">
            <text:p/>
          </draw:polyline>
          <draw:polygon draw:style-name="gr8" draw:text-style-name="P2" draw:layer="layout" svg:width="0.133cm" svg:height="0.133cm" svg:x="16.094cm" svg:y="11.664cm" svg:viewBox="0 0 134 134" draw:points="67,0 91,5 115,19 129,43 134,67 129,90 115,115 91,130 67,134 43,130 20,115 4,90 0,67 4,43 20,19 43,5">
            <text:p/>
          </draw:polygon>
          <draw:polyline draw:style-name="gr8" draw:text-style-name="P2" draw:layer="layout" svg:width="0.062cm" svg:height="0.1cm" svg:x="15.922cm" svg:y="11.678cm" svg:viewBox="0 0 63 101" draw:points="58,10 54,5 43,0 19,0 10,5 5,10 0,19 0,29 5,43 63,101 0,101">
            <text:p/>
          </draw:polyline>
          <draw:polygon draw:style-name="gr8" draw:text-style-name="P2" draw:layer="layout" svg:width="0.057cm" svg:height="0.1cm" svg:x="15.827cm" svg:y="11.678cm" svg:viewBox="0 0 58 101" draw:points="34,0 25,0 14,5 9,10 5,19 0,38 0,62 5,82 9,92 14,96 25,101 34,101 44,96 48,92 53,82 58,62 58,38 53,19 48,10 44,5">
            <text:p/>
          </draw:polygon>
          <draw:polyline draw:style-name="gr8" draw:text-style-name="P2" draw:layer="layout" svg:width="0.062cm" svg:height="0.1cm" svg:x="15.732cm" svg:y="11.678cm" svg:viewBox="0 0 63 101" draw:points="58,10 52,5 43,0 19,0 9,5 4,10 0,19 0,29 4,43 63,101 0,101">
            <text:p/>
          </draw:polyline>
          <draw:line draw:style-name="gr8" draw:text-style-name="P2" draw:layer="layout" svg:x1="15.636cm" svg:y1="11.778cm" svg:x2="15.694cm" svg:y2="11.778cm">
            <text:p/>
          </draw:line>
          <draw:polyline draw:style-name="gr8" draw:text-style-name="P2" draw:layer="layout" svg:width="0.029cm" svg:height="0.1cm" svg:x="15.665cm" svg:y="11.678cm" svg:viewBox="0 0 30 101" draw:points="0,101 0,0 10,14 19,24 30,29">
            <text:p/>
          </draw:polyline>
          <draw:line draw:style-name="gr8" draw:text-style-name="P2" draw:layer="layout" svg:x1="15.522cm" svg:y1="11.673cm" svg:x2="15.609cm" svg:y2="11.803cm">
            <text:p/>
          </draw:line>
          <draw:polygon draw:style-name="gr8" draw:text-style-name="P2" draw:layer="layout" svg:width="0.058cm" svg:height="0.1cm" svg:x="15.436cm" svg:y="11.678cm" svg:viewBox="0 0 59 101" draw:points="35,0 25,0 16,5 11,10 5,19 0,38 0,62 5,82 11,92 16,96 25,101 35,101 44,96 49,92 54,82 59,62 59,38 54,19 49,10 44,5">
            <text:p/>
          </draw:polygon>
          <draw:line draw:style-name="gr8" draw:text-style-name="P2" draw:layer="layout" svg:x1="15.341cm" svg:y1="11.778cm" svg:x2="15.398cm" svg:y2="11.778cm">
            <text:p/>
          </draw:line>
          <draw:polyline draw:style-name="gr8" draw:text-style-name="P2" draw:layer="layout" svg:width="0.028cm" svg:height="0.1cm" svg:x="15.37cm" svg:y="11.678cm" svg:viewBox="0 0 29 101" draw:points="0,101 0,0 9,14 20,24 29,29">
            <text:p/>
          </draw:polyline>
          <draw:line draw:style-name="gr13" draw:text-style-name="P2" draw:layer="layout" svg:x1="14.029cm" svg:y1="10.685cm" svg:x2="13.523cm" svg:y2="10.685cm">
            <text:p/>
          </draw:line>
          <draw:line draw:style-name="gr13" draw:text-style-name="P2" draw:layer="layout" svg:x1="14.029cm" svg:y1="10.685cm" svg:x2="14.535cm" svg:y2="10.685cm">
            <text:p/>
          </draw:line>
          <draw:line draw:style-name="gr13" draw:text-style-name="P2" draw:layer="layout" svg:x1="13.754cm" svg:y1="10.746cm" svg:x2="13.804cm" svg:y2="10.746cm">
            <text:p/>
          </draw:line>
          <draw:line draw:style-name="gr13" draw:text-style-name="P2" draw:layer="layout" svg:x1="14.004cm" svg:y1="10.746cm" svg:x2="14.054cm" svg:y2="10.746cm">
            <text:p/>
          </draw:line>
          <draw:line draw:style-name="gr13" draw:text-style-name="P2" draw:layer="layout" svg:x1="14.254cm" svg:y1="10.746cm" svg:x2="14.304cm" svg:y2="10.746cm">
            <text:p/>
          </draw:line>
          <draw:line draw:style-name="gr13" draw:text-style-name="P2" draw:layer="layout" svg:x1="16.068cm" svg:y1="13.211cm" svg:x2="12.246cm" svg:y2="13.211cm">
            <text:p/>
          </draw:line>
          <draw:line draw:style-name="gr13" draw:text-style-name="P2" draw:layer="layout" svg:x1="12.246cm" svg:y1="11.989cm" svg:x2="16.068cm" svg:y2="11.989cm">
            <text:p/>
          </draw:line>
          <draw:line draw:style-name="gr13" draw:text-style-name="P2" draw:layer="layout" svg:x1="15.358cm" svg:y1="12.829cm" svg:x2="13.097cm" svg:y2="12.829cm">
            <text:p/>
          </draw:line>
          <draw:line draw:style-name="gr13" draw:text-style-name="P2" draw:layer="layout" svg:x1="13.097cm" svg:y1="12.249cm" svg:x2="13.097cm" svg:y2="12.829cm">
            <text:p/>
          </draw:line>
          <draw:line draw:style-name="gr13" draw:text-style-name="P2" draw:layer="layout" svg:x1="15.358cm" svg:y1="12.249cm" svg:x2="13.097cm" svg:y2="12.249cm">
            <text:p/>
          </draw:line>
          <draw:line draw:style-name="gr13" draw:text-style-name="P2" draw:layer="layout" svg:x1="14.817cm" svg:y1="11.333cm" svg:x2="16.042cm" svg:y2="11.333cm">
            <text:p/>
          </draw:line>
          <draw:line draw:style-name="gr13" draw:text-style-name="P2" draw:layer="layout" svg:x1="15.358cm" svg:y1="12.249cm" svg:x2="15.358cm" svg:y2="12.829cm">
            <text:p/>
          </draw:line>
          <draw:line draw:style-name="gr13" draw:text-style-name="P2" draw:layer="layout" svg:x1="13.523cm" svg:y1="11.857cm" svg:x2="13.665cm" svg:y2="11.857cm">
            <text:p/>
          </draw:line>
          <draw:line draw:style-name="gr13" draw:text-style-name="P2" draw:layer="layout" svg:x1="13.665cm" svg:y1="11.407cm" svg:x2="14.029cm" svg:y2="11.407cm">
            <text:p/>
          </draw:line>
          <draw:line draw:style-name="gr13" draw:text-style-name="P2" draw:layer="layout" svg:x1="14.817cm" svg:y1="10.756cm" svg:x2="14.817cm" svg:y2="11.333cm">
            <text:p/>
          </draw:line>
          <draw:polyline draw:style-name="gr2" draw:text-style-name="P2" draw:layer="layout" svg:width="0.038cm" svg:height="0.1cm" svg:x="14.942cm" svg:y="11.561cm" svg:viewBox="0 0 39 101" draw:points="0,0 0,72 5,86 14,96 30,101 39,101">
            <text:p/>
          </draw:polyline>
          <draw:polyline draw:style-name="gr2" draw:text-style-name="P2" draw:layer="layout" svg:width="0.058cm" svg:height="0.1cm" svg:x="14.837cm" svg:y="11.561cm" svg:viewBox="0 0 59 101" draw:points="59,101 59,0 19,0 10,5 5,10 0,19 0,33 5,43 10,48 19,53 59,53">
            <text:p/>
          </draw:polyline>
          <draw:polyline draw:style-name="gr2" draw:text-style-name="P2" draw:layer="layout" svg:width="0.062cm" svg:height="0.1cm" svg:x="14.742cm" svg:y="11.561cm" svg:viewBox="0 0 63 101" draw:points="63,0 0,0 34,38 20,38 11,43 5,48 0,57 0,81 5,92 11,96 20,101 49,101 58,96 63,92">
            <text:p/>
          </draw:polyline>
          <draw:line draw:style-name="gr13" draw:text-style-name="P2" draw:layer="layout" svg:x1="14.7cm" svg:y1="11.521cm" svg:x2="14.7cm" svg:y2="11.711cm">
            <text:p/>
          </draw:line>
          <draw:line draw:style-name="gr13" draw:text-style-name="P2" draw:layer="layout" svg:x1="14.393cm" svg:y1="11.407cm" svg:x2="14.029cm" svg:y2="11.407cm">
            <text:p/>
          </draw:line>
          <draw:line draw:style-name="gr13" draw:text-style-name="P2" draw:layer="layout" svg:x1="14.304cm" svg:y1="11.296cm" svg:x2="14.254cm" svg:y2="11.296cm">
            <text:p/>
          </draw:line>
          <draw:polyline draw:style-name="gr2" draw:text-style-name="P2" draw:layer="layout" svg:width="0.057cm" svg:height="0.1cm" svg:x="14.688cm" svg:y="10.99cm" svg:viewBox="0 0 58 101" draw:points="58,0 58,82 53,91 48,96 39,101 20,101 9,96 4,91 0,82 0,0">
            <text:p/>
          </draw:polyline>
          <draw:line draw:style-name="gr2" draw:text-style-name="P2" draw:layer="layout" svg:x1="14.597cm" svg:y1="11.023cm" svg:x2="14.597cm" svg:y2="11.09cm">
            <text:p/>
          </draw:line>
          <draw:polyline draw:style-name="gr2" draw:text-style-name="P2" draw:layer="layout" svg:width="0.062cm" svg:height="0.071cm" svg:x="14.583cm" svg:y="10.985cm" svg:viewBox="0 0 63 72" draw:points="38,0 63,72 0,72">
            <text:p/>
          </draw:polyline>
          <draw:line draw:style-name="gr15" draw:text-style-name="P2" draw:layer="layout" svg:x1="14.69cm" svg:y1="10.811cm" svg:x2="14.576cm" svg:y2="10.811cm">
            <text:p/>
          </draw:line>
          <draw:line draw:style-name="gr15" draw:text-style-name="P2" draw:layer="layout" svg:x1="14.633cm" svg:y1="10.868cm" svg:x2="14.633cm" svg:y2="10.754cm">
            <text:p/>
          </draw:line>
          <draw:line draw:style-name="gr15" draw:text-style-name="P2" draw:layer="layout" svg:x1="13.476cm" svg:y1="10.811cm" svg:x2="13.362cm" svg:y2="10.811cm">
            <text:p/>
          </draw:line>
          <draw:line draw:style-name="gr13" draw:text-style-name="P2" draw:layer="layout" svg:x1="13.754cm" svg:y1="11.296cm" svg:x2="13.754cm" svg:y2="10.746cm">
            <text:p/>
          </draw:line>
          <draw:line draw:style-name="gr13" draw:text-style-name="P2" draw:layer="layout" svg:x1="13.804cm" svg:y1="10.746cm" svg:x2="13.804cm" svg:y2="11.296cm">
            <text:p/>
          </draw:line>
          <draw:line draw:style-name="gr13" draw:text-style-name="P2" draw:layer="layout" svg:x1="14.004cm" svg:y1="11.296cm" svg:x2="14.004cm" svg:y2="10.746cm">
            <text:p/>
          </draw:line>
          <draw:line draw:style-name="gr13" draw:text-style-name="P2" draw:layer="layout" svg:x1="14.054cm" svg:y1="10.746cm" svg:x2="14.054cm" svg:y2="11.296cm">
            <text:p/>
          </draw:line>
          <draw:line draw:style-name="gr13" draw:text-style-name="P2" draw:layer="layout" svg:x1="14.054cm" svg:y1="11.296cm" svg:x2="14.004cm" svg:y2="11.296cm">
            <text:p/>
          </draw:line>
          <draw:line draw:style-name="gr13" draw:text-style-name="P2" draw:layer="layout" svg:x1="14.254cm" svg:y1="11.296cm" svg:x2="14.254cm" svg:y2="10.746cm">
            <text:p/>
          </draw:line>
          <draw:line draw:style-name="gr13" draw:text-style-name="P2" draw:layer="layout" svg:x1="14.304cm" svg:y1="10.746cm" svg:x2="14.304cm" svg:y2="11.296cm">
            <text:p/>
          </draw:line>
          <draw:line draw:style-name="gr13" draw:text-style-name="P2" draw:layer="layout" svg:x1="13.523cm" svg:y1="10.685cm" svg:x2="13.523cm" svg:y2="11.857cm">
            <text:p/>
          </draw:line>
          <draw:line draw:style-name="gr13" draw:text-style-name="P2" draw:layer="layout" svg:x1="13.665cm" svg:y1="11.857cm" svg:x2="13.665cm" svg:y2="11.407cm">
            <text:p/>
          </draw:line>
          <draw:line draw:style-name="gr13" draw:text-style-name="P2" draw:layer="layout" svg:x1="14.535cm" svg:y1="10.685cm" svg:x2="14.535cm" svg:y2="11.857cm">
            <text:p/>
          </draw:line>
          <draw:line draw:style-name="gr13" draw:text-style-name="P2" draw:layer="layout" svg:x1="13.804cm" svg:y1="11.296cm" svg:x2="13.754cm" svg:y2="11.296cm">
            <text:p/>
          </draw:line>
          <draw:polyline draw:style-name="gr8" draw:text-style-name="P2" draw:layer="layout" svg:width="0.1cm" svg:height="0.057cm" svg:x="12.01cm" svg:y="13.526cm" svg:viewBox="0 0 101 58" draw:points="0,58 101,58 101,20 96,9 91,4 82,0 67,0 58,4 53,9 48,20 48,58">
            <text:p/>
          </draw:polyline>
          <draw:line draw:style-name="gr8" draw:text-style-name="P2" draw:layer="layout" svg:x1="12.115cm" svg:y1="13.411cm" svg:x2="11.986cm" svg:y2="13.498cm">
            <text:p/>
          </draw:line>
          <draw:polyline draw:style-name="gr8" draw:text-style-name="P2" draw:layer="layout" svg:width="0.1cm" svg:height="0.057cm" svg:x="12.01cm" svg:y="13.321cm" svg:viewBox="0 0 101 58" draw:points="0,58 101,58 0,0 101,0">
            <text:p/>
          </draw:polyline>
          <draw:line draw:style-name="gr8" draw:text-style-name="P2" draw:layer="layout" svg:x1="12.11cm" svg:y1="12.983cm" svg:x2="12.11cm" svg:y2="12.925cm">
            <text:p/>
          </draw:line>
          <draw:line draw:style-name="gr8" draw:text-style-name="P2" draw:layer="layout" svg:x1="12.01cm" svg:y1="12.954cm" svg:x2="12.11cm" svg:y2="12.954cm">
            <text:p/>
          </draw:line>
          <draw:line draw:style-name="gr8" draw:text-style-name="P2" draw:layer="layout" svg:x1="12.01cm" svg:y1="12.892cm" svg:x2="12.076cm" svg:y2="12.892cm">
            <text:p/>
          </draw:line>
          <draw:polyline draw:style-name="gr8" draw:text-style-name="P2" draw:layer="layout" svg:width="0.011cm" svg:height="0.01cm" svg:x="12.1cm" svg:y="12.887cm" svg:viewBox="0 0 12 11" draw:points="12,5 6,11 0,5 6,0 12,5 0,5">
            <text:p/>
          </draw:polyline>
          <draw:line draw:style-name="gr8" draw:text-style-name="P2" draw:layer="layout" svg:x1="12.076cm" svg:y1="12.844cm" svg:x2="12.01cm" svg:y2="12.844cm">
            <text:p/>
          </draw:line>
          <draw:polyline draw:style-name="gr8" draw:text-style-name="P2" draw:layer="layout" svg:width="0.066cm" svg:height="0.042cm" svg:x="12.01cm" svg:y="12.802cm" svg:viewBox="0 0 67 43" draw:points="58,43 62,39 67,28 67,14 62,4 53,0 0,0">
            <text:p/>
          </draw:polyline>
          <draw:line draw:style-name="gr8" draw:text-style-name="P2" draw:layer="layout" svg:x1="12.077cm" svg:y1="12.764cm" svg:x2="12.01cm" svg:y2="12.74cm">
            <text:p/>
          </draw:line>
          <draw:polyline draw:style-name="gr8" draw:text-style-name="P2" draw:layer="layout" svg:width="0.1cm" svg:height="0.047cm" svg:x="11.976cm" svg:y="12.716cm" svg:viewBox="0 0 101 48" draw:points="101,0 34,24 10,33 5,38 0,48">
            <text:p/>
          </draw:polyline>
          <draw:line draw:style-name="gr8" draw:text-style-name="P2" draw:layer="layout" svg:x1="12.048cm" svg:y1="12.678cm" svg:x2="12.048cm" svg:y2="12.602cm">
            <text:p/>
          </draw:line>
          <draw:line draw:style-name="gr8" draw:text-style-name="P2" draw:layer="layout" svg:x1="12.076cm" svg:y1="12.568cm" svg:x2="12.076cm" svg:y2="12.53cm">
            <text:p/>
          </draw:line>
          <draw:polyline draw:style-name="gr8" draw:text-style-name="P2" draw:layer="layout" svg:width="0.1cm" svg:height="0.024cm" svg:x="12.01cm" svg:y="12.53cm" svg:viewBox="0 0 101 25" draw:points="101,25 14,25 4,20 0,10 0,0">
            <text:p/>
          </draw:polyline>
          <draw:line draw:style-name="gr8" draw:text-style-name="P2" draw:layer="layout" svg:x1="12.01cm" svg:y1="12.497cm" svg:x2="12.11cm" svg:y2="12.497cm">
            <text:p/>
          </draw:line>
          <draw:polyline draw:style-name="gr8" draw:text-style-name="P2" draw:layer="layout" svg:width="0.066cm" svg:height="0.044cm" svg:x="12.01cm" svg:y="12.454cm" svg:viewBox="0 0 67 45" draw:points="0,0 53,0 62,6 67,15 67,29 62,39 58,45">
            <text:p/>
          </draw:polyline>
          <draw:polyline draw:style-name="gr8" draw:text-style-name="P2" draw:layer="layout" svg:width="0.066cm" svg:height="0.048cm" svg:x="12.01cm" svg:y="12.363cm" svg:viewBox="0 0 67 49" draw:points="4,5 0,15 0,35 4,44 14,49 53,49 62,44 67,35 67,15 62,5 53,0 42,0 33,49">
            <text:p/>
          </draw:polyline>
          <draw:line draw:style-name="gr8" draw:text-style-name="P2" draw:layer="layout" svg:x1="12.01cm" svg:y1="12.321cm" svg:x2="12.076cm" svg:y2="12.321cm">
            <text:p/>
          </draw:line>
          <draw:polyline draw:style-name="gr8" draw:text-style-name="P2" draw:layer="layout" svg:width="0.019cm" svg:height="0.029cm" svg:x="12.057cm" svg:y="12.292cm" svg:viewBox="0 0 20 30" draw:points="0,30 11,25 15,20 20,10 20,0">
            <text:p/>
          </draw:polyline>
          <draw:line draw:style-name="gr8" draw:text-style-name="P2" draw:layer="layout" svg:x1="12.01cm" svg:y1="12.259cm" svg:x2="12.076cm" svg:y2="12.259cm">
            <text:p/>
          </draw:line>
          <draw:polyline draw:style-name="gr8" draw:text-style-name="P2" draw:layer="layout" svg:width="0.066cm" svg:height="0.043cm" svg:x="12.01cm" svg:y="12.216cm" svg:viewBox="0 0 67 44" draw:points="58,44 62,39 67,28 67,14 62,5 53,0 0,0">
            <text:p/>
          </draw:polyline>
          <draw:polyline draw:style-name="gr8" draw:text-style-name="P2" draw:layer="layout" svg:width="0.066cm" svg:height="0.043cm" svg:x="12.01cm" svg:y="12.173cm" svg:viewBox="0 0 67 44" draw:points="53,44 62,39 67,28 67,14 62,5 53,0 0,0">
            <text:p/>
          </draw:polyline>
          <draw:polygon draw:style-name="gr8" draw:text-style-name="P2" draw:layer="layout" svg:width="0.066cm" svg:height="0.052cm" svg:x="12.01cm" svg:y="12.078cm" svg:viewBox="0 0 67 53" draw:points="0,34 4,43 9,48 19,53 47,53 58,48 62,43 67,34 67,20 62,9 58,4 47,0 19,0 9,4 4,9 0,20">
            <text:p/>
          </draw:polygon>
          <draw:line draw:style-name="gr8" draw:text-style-name="P2" draw:layer="layout" svg:x1="12.01cm" svg:y1="12.035cm" svg:x2="12.076cm" svg:y2="12.035cm">
            <text:p/>
          </draw:line>
          <draw:polyline draw:style-name="gr8" draw:text-style-name="P2" draw:layer="layout" svg:width="0.066cm" svg:height="0.044cm" svg:x="12.01cm" svg:y="11.992cm" svg:viewBox="0 0 67 45" draw:points="58,45 62,39 67,30 67,15 62,6 53,0 0,0">
            <text:p/>
          </draw:polyline>
          <draw:polyline draw:style-name="gr8" draw:text-style-name="P2" draw:layer="layout" svg:width="0.066cm" svg:height="0.043cm" svg:x="12.01cm" svg:y="11.949cm" svg:viewBox="0 0 67 44" draw:points="53,44 62,39 67,30 67,15 62,6 53,0 0,0">
            <text:p/>
          </draw:polyline>
          <draw:polyline draw:style-name="gr8" draw:text-style-name="P2" draw:layer="layout" svg:width="0.066cm" svg:height="0.047cm" svg:x="12.01cm" svg:y="11.859cm" svg:viewBox="0 0 67 48" draw:points="4,4 0,15 0,34 4,44 14,48 53,48 62,44 67,34 67,15 62,4 53,0 42,0 33,48">
            <text:p/>
          </draw:polyline>
          <draw:line draw:style-name="gr8" draw:text-style-name="P2" draw:layer="layout" svg:x1="12.076cm" svg:y1="11.83cm" svg:x2="12.076cm" svg:y2="11.792cm">
            <text:p/>
          </draw:line>
          <draw:polyline draw:style-name="gr8" draw:text-style-name="P2" draw:layer="layout" svg:width="0.1cm" svg:height="0.024cm" svg:x="12.01cm" svg:y="11.792cm" svg:viewBox="0 0 101 25" draw:points="101,25 14,25 4,19 0,9 0,0">
            <text:p/>
          </draw:polyline>
          <draw:line draw:style-name="gr8" draw:text-style-name="P2" draw:layer="layout" svg:x1="12.01cm" svg:y1="11.759cm" svg:x2="12.11cm" svg:y2="11.759cm">
            <text:p/>
          </draw:line>
          <draw:polyline draw:style-name="gr8" draw:text-style-name="P2" draw:layer="layout" svg:width="0.066cm" svg:height="0.043cm" svg:x="12.01cm" svg:y="11.716cm" svg:viewBox="0 0 67 44" draw:points="0,0 53,0 62,4 67,14 67,29 62,39 58,44">
            <text:p/>
          </draw:polyline>
          <draw:polyline draw:style-name="gr8" draw:text-style-name="P2" draw:layer="layout" svg:width="0.066cm" svg:height="0.048cm" svg:x="12.01cm" svg:y="11.625cm" svg:viewBox="0 0 67 49" draw:points="4,5 0,16 0,35 4,44 14,49 53,49 62,44 67,35 67,16 62,5 53,0 42,0 33,49">
            <text:p/>
          </draw:polyline>
          <draw:line draw:style-name="gr8" draw:text-style-name="P2" draw:layer="layout" svg:x1="12.01cm" svg:y1="11.582cm" svg:x2="12.076cm" svg:y2="11.582cm">
            <text:p/>
          </draw:line>
          <draw:polyline draw:style-name="gr8" draw:text-style-name="P2" draw:layer="layout" svg:width="0.019cm" svg:height="0.028cm" svg:x="12.057cm" svg:y="11.554cm" svg:viewBox="0 0 20 29" draw:points="0,29 11,24 15,19 20,9 20,0">
            <text:p/>
          </draw:polyline>
          <draw:line draw:style-name="gr8" draw:text-style-name="P2" draw:layer="layout" svg:x1="11.868cm" svg:y1="13.587cm" svg:x2="11.868cm" svg:y2="13.54cm">
            <text:p/>
          </draw:line>
          <draw:polyline draw:style-name="gr8" draw:text-style-name="P2" draw:layer="layout" svg:width="0.1cm" svg:height="0.067cm" svg:x="11.84cm" svg:y="13.53cm" svg:viewBox="0 0 101 68" draw:points="0,68 101,35 0,0">
            <text:p/>
          </draw:polyline>
          <draw:polyline draw:style-name="gr8" draw:text-style-name="P2" draw:layer="layout" svg:width="0.066cm" svg:height="0.043cm" svg:x="11.84cm" svg:y="13.459cm" svg:viewBox="0 0 67 44" draw:points="4,44 0,34 0,15 4,6 14,0 19,0 29,6 34,15 34,29 39,39 48,44 53,44 63,39 67,29 67,15 63,6">
            <text:p/>
          </draw:polyline>
          <draw:polyline draw:style-name="gr8" draw:text-style-name="P2" draw:layer="layout" svg:width="0.066cm" svg:height="0.044cm" svg:x="11.84cm" svg:y="13.378cm" svg:viewBox="0 0 67 45" draw:points="4,45 0,34 0,15 4,6 14,0 19,0 29,6 34,15 34,29 39,39 48,45 53,45 63,39 67,29 67,15 63,6">
            <text:p/>
          </draw:polyline>
          <draw:line draw:style-name="gr8" draw:text-style-name="P2" draw:layer="layout" svg:x1="11.907cm" svg:y1="13.345cm" svg:x2="11.84cm" svg:y2="13.321cm">
            <text:p/>
          </draw:line>
          <draw:polyline draw:style-name="gr8" draw:text-style-name="P2" draw:layer="layout" svg:width="0.1cm" svg:height="0.047cm" svg:x="11.806cm" svg:y="13.297cm" svg:viewBox="0 0 101 48" draw:points="101,0 35,24 11,34 5,39 0,48">
            <text:p/>
          </draw:polyline>
          <draw:polyline draw:style-name="gr8" draw:text-style-name="P2" draw:layer="layout" svg:width="0.009cm" svg:height="0.01cm" svg:x="11.84cm" svg:y="13.254cm" svg:viewBox="0 0 10 11" draw:points="10,5 4,0 0,5 4,11 10,5 0,5">
            <text:p/>
          </draw:polyline>
          <draw:line draw:style-name="gr8" draw:text-style-name="P2" draw:layer="layout" svg:x1="11.84cm" svg:y1="12.93cm" svg:x2="11.84cm" svg:y2="12.987cm">
            <text:p/>
          </draw:line>
          <draw:polyline draw:style-name="gr8" draw:text-style-name="P2" draw:layer="layout" svg:width="0.1cm" svg:height="0.028cm" svg:x="11.84cm" svg:y="12.959cm" svg:viewBox="0 0 101 29" draw:points="0,0 101,0 85,9 76,19 71,29">
            <text:p/>
          </draw:polyline>
          <draw:polyline draw:style-name="gr8" draw:text-style-name="P2" draw:layer="layout" svg:width="0.009cm" svg:height="0.009cm" svg:x="11.84cm" svg:y="12.883cm" svg:viewBox="0 0 10 10" draw:points="10,5 4,0 0,5 4,10 10,5 0,5">
            <text:p/>
          </draw:polyline>
          <draw:polygon draw:style-name="gr8" draw:text-style-name="P2" draw:layer="layout" svg:width="0.1cm" svg:height="0.057cm" svg:x="11.84cm" svg:y="12.787cm" svg:viewBox="0 0 101 58" draw:points="101,35 101,25 96,16 90,10 81,5 62,0 38,0 19,5 9,10 4,16 0,25 0,35 4,44 9,49 19,54 38,58 62,58 81,54 90,49 96,44">
            <text:p/>
          </draw:polygon>
          <draw:line draw:style-name="gr8" draw:text-style-name="P2" draw:layer="layout" svg:x1="11.945cm" svg:y1="12.597cm" svg:x2="11.816cm" svg:y2="12.683cm">
            <text:p/>
          </draw:line>
          <draw:line draw:style-name="gr8" draw:text-style-name="P2" draw:layer="layout" svg:x1="11.868cm" svg:y1="12.492cm" svg:x2="11.868cm" svg:y2="12.444cm">
            <text:p/>
          </draw:line>
          <draw:polyline draw:style-name="gr8" draw:text-style-name="P2" draw:layer="layout" svg:width="0.1cm" svg:height="0.066cm" svg:x="11.84cm" svg:y="12.435cm" svg:viewBox="0 0 101 67" draw:points="0,67 101,34 0,0">
            <text:p/>
          </draw:polyline>
          <draw:line draw:style-name="gr13" draw:text-style-name="P2" draw:layer="layout" svg:x1="12.246cm" svg:y1="11.989cm" svg:x2="12.246cm" svg:y2="13.211cm">
            <text:p/>
          </draw:line>
          <draw:path draw:style-name="gr13" draw:text-style-name="P2" draw:layer="layout" svg:width="0.701cm" svg:height="0.7cm" svg:x="11.429cm" svg:y="13.838cm" svg:viewBox="0 0 702 701" svg:d="M702 350c0 125-67 242-175 304-109 63-242 63-351 0-109-62-176-179-176-304s67-240 176-303 242-63 351 0c108 63 175 178 175 303z">
            <text:p/>
          </draw:path>
          <draw:polyline draw:style-name="gr14" draw:text-style-name="P2" draw:layer="layout" svg:width="0.1cm" svg:height="0.1cm" svg:x="13.058cm" svg:y="14.424cm" svg:viewBox="0 0 101 101" draw:points="0,101 101,101 29,51 101,0 0,0">
            <text:p/>
          </draw:polyline>
          <draw:line draw:style-name="gr14" draw:text-style-name="P2" draw:layer="layout" svg:x1="13.058cm" svg:y1="14.352cm" svg:x2="13.158cm" svg:y2="14.352cm">
            <text:p/>
          </draw:line>
          <draw:polyline draw:style-name="gr14" draw:text-style-name="P2" draw:layer="layout" svg:width="0.1cm" svg:height="0.085cm" svg:x="13.058cm" svg:y="14.203cm" svg:viewBox="0 0 101 86" draw:points="5,86 0,65 0,28 5,14 10,6 19,0 29,0 38,6 43,14 48,28 52,58 57,72 62,79 71,86 82,86 92,79 96,72 101,58 101,21 96,0">
            <text:p/>
          </draw:polyline>
          <draw:polygon draw:style-name="gr14" draw:text-style-name="P2" draw:layer="layout" svg:width="0.1cm" svg:height="0.1cm" svg:x="13.058cm" svg:y="14.045cm" svg:viewBox="0 0 101 101" draw:points="101,65 101,37 96,23 87,8 67,0 33,0 14,8 5,23 0,37 0,65 5,80 14,94 33,101 67,101 87,94 96,80">
            <text:p/>
          </draw:polygon>
          <draw:polyline draw:style-name="gr14" draw:text-style-name="P2" draw:layer="layout" svg:width="0.1cm" svg:height="0.093cm" svg:x="12.808cm" svg:y="14.377cm" svg:viewBox="0 0 101 94" draw:points="10,0 5,8 0,29 0,43 5,65 15,79 24,87 43,94 57,94 77,87 86,79 97,65 101,43 101,29 97,8 91,0">
            <text:p/>
          </draw:polyline>
          <draw:polyline draw:style-name="gr14" draw:text-style-name="P2" draw:layer="layout" svg:width="0.1cm" svg:height="0.071cm" svg:x="12.808cm" svg:y="14.242cm" svg:viewBox="0 0 101 72" draw:points="0,0 0,72 101,72">
            <text:p/>
          </draw:polyline>
          <draw:line draw:style-name="gr14" draw:text-style-name="P2" draw:layer="layout" svg:x1="12.808cm" svg:y1="14.191cm" svg:x2="12.908cm" svg:y2="14.191cm">
            <text:p/>
          </draw:line>
          <draw:line draw:style-name="gr14" draw:text-style-name="P2" draw:layer="layout" svg:x1="12.808cm" svg:y1="14.106cm" svg:x2="12.866cm" svg:y2="14.171cm">
            <text:p/>
          </draw:line>
          <draw:line draw:style-name="gr14" draw:text-style-name="P2" draw:layer="layout" svg:x1="12.909cm" svg:y1="14.106cm" svg:x2="12.851cm" svg:y2="14.192cm">
            <text:p/>
          </draw:line>
          <draw:line draw:style-name="gr14" draw:text-style-name="P2" draw:layer="layout" svg:x1="12.558cm" svg:y1="14.37cm" svg:x2="12.607cm" svg:y2="14.421cm">
            <text:p/>
          </draw:line>
          <draw:polyline draw:style-name="gr14" draw:text-style-name="P2" draw:layer="layout" svg:width="0.1cm" svg:height="0.086cm" svg:x="12.558cm" svg:y="14.37cm" svg:viewBox="0 0 101 87" draw:points="0,87 101,87 101,29 96,15 91,7 82,0 67,0 57,7 52,15 48,29 48,87">
            <text:p/>
          </draw:polyline>
          <draw:polyline draw:style-name="gr14" draw:text-style-name="P2" draw:layer="layout" svg:width="0.1cm" svg:height="0.086cm" svg:x="12.558cm" svg:y="14.227cm" svg:viewBox="0 0 101 87" draw:points="5,87 0,65 0,30 5,16 9,7 19,0 29,0 38,7 43,16 48,30 52,59 57,73 62,80 71,87 82,87 91,80 96,73 101,59 101,23 96,0">
            <text:p/>
          </draw:polyline>
          <draw:line draw:style-name="gr14" draw:text-style-name="P2" draw:layer="layout" svg:x1="12.658cm" svg:y1="14.184cm" svg:x2="12.658cm" svg:y2="14.099cm">
            <text:p/>
          </draw:line>
          <draw:line draw:style-name="gr14" draw:text-style-name="P2" draw:layer="layout" svg:x1="12.558cm" svg:y1="14.142cm" svg:x2="12.658cm" svg:y2="14.142cm">
            <text:p/>
          </draw:line>
          <draw:line draw:style-name="gr13" draw:text-style-name="P2" draw:layer="layout" svg:x1="12.345cm" svg:y1="13.931cm" svg:x2="12.345cm" svg:y2="13.665cm">
            <text:p/>
          </draw:line>
          <draw:line draw:style-name="gr13" draw:text-style-name="P2" draw:layer="layout" svg:x1="12.44cm" svg:y1="13.931cm" svg:x2="12.44cm" svg:y2="14.531cm">
            <text:p/>
          </draw:line>
          <draw:line draw:style-name="gr13" draw:text-style-name="P2" draw:layer="layout" svg:x1="12.446cm" svg:y1="13.931cm" svg:x2="12.446cm" svg:y2="14.531cm">
            <text:p/>
          </draw:line>
          <draw:line draw:style-name="gr13" draw:text-style-name="P2" draw:layer="layout" svg:x1="12.458cm" svg:y1="13.931cm" svg:x2="12.458cm" svg:y2="14.531cm">
            <text:p/>
          </draw:line>
          <draw:line draw:style-name="gr13" draw:text-style-name="P2" draw:layer="layout" svg:x1="12.44cm" svg:y1="13.632cm" svg:x2="12.44cm" svg:y2="13.665cm">
            <text:p/>
          </draw:line>
          <draw:line draw:style-name="gr13" draw:text-style-name="P2" draw:layer="layout" svg:x1="12.515cm" svg:y1="13.632cm" svg:x2="12.515cm" svg:y2="13.665cm">
            <text:p/>
          </draw:line>
          <draw:polyline draw:style-name="gr2" draw:text-style-name="P2" draw:layer="layout" svg:width="0.038cm" svg:height="0.1cm" svg:x="12.225cm" svg:y="13.752cm" svg:viewBox="0 0 39 101" draw:points="0,0 0,71 5,86 15,95 29,101 39,101">
            <text:p/>
          </draw:polyline>
          <draw:line draw:style-name="gr2" draw:text-style-name="P2" draw:layer="layout" svg:x1="12.125cm" svg:y1="13.852cm" svg:x2="12.183cm" svg:y2="13.852cm">
            <text:p/>
          </draw:line>
          <draw:polyline draw:style-name="gr2" draw:text-style-name="P2" draw:layer="layout" svg:width="0.029cm" svg:height="0.1cm" svg:x="12.154cm" svg:y="13.752cm" svg:viewBox="0 0 30 101" draw:points="0,101 0,0 11,14 20,24 30,28">
            <text:p/>
          </draw:polyline>
          <draw:line draw:style-name="gr13" draw:text-style-name="P2" draw:layer="layout" svg:x1="12.44cm" svg:y1="14.531cm" svg:x2="12.515cm" svg:y2="14.531cm">
            <text:p/>
          </draw:line>
          <draw:line draw:style-name="gr13" draw:text-style-name="P2" draw:layer="layout" svg:x1="12.515cm" svg:y1="14.531cm" svg:x2="12.515cm" svg:y2="13.931cm">
            <text:p/>
          </draw:line>
          <draw:line draw:style-name="gr13" draw:text-style-name="P2" draw:layer="layout" svg:x1="12.47cm" svg:y1="13.931cm" svg:x2="12.47cm" svg:y2="14.531cm">
            <text:p/>
          </draw:line>
          <draw:line draw:style-name="gr13" draw:text-style-name="P2" draw:layer="layout" svg:x1="12.481cm" svg:y1="13.931cm" svg:x2="12.481cm" svg:y2="14.531cm">
            <text:p/>
          </draw:line>
          <draw:line draw:style-name="gr13" draw:text-style-name="P2" draw:layer="layout" svg:x1="12.494cm" svg:y1="13.931cm" svg:x2="12.494cm" svg:y2="14.531cm">
            <text:p/>
          </draw:line>
          <draw:line draw:style-name="gr13" draw:text-style-name="P2" draw:layer="layout" svg:x1="12.506cm" svg:y1="13.931cm" svg:x2="12.506cm" svg:y2="14.531cm">
            <text:p/>
          </draw:line>
          <draw:line draw:style-name="gr13" draw:text-style-name="P2" draw:layer="layout" svg:x1="12.605cm" svg:y1="13.665cm" svg:x2="12.605cm" svg:y2="13.931cm">
            <text:p/>
          </draw:line>
          <draw:line draw:style-name="gr13" draw:text-style-name="P2" draw:layer="layout" svg:x1="12.694cm" svg:y1="13.931cm" svg:x2="12.694cm" svg:y2="14.531cm">
            <text:p/>
          </draw:line>
          <draw:line draw:style-name="gr13" draw:text-style-name="P2" draw:layer="layout" svg:x1="12.694cm" svg:y1="14.531cm" svg:x2="12.769cm" svg:y2="14.531cm">
            <text:p/>
          </draw:line>
          <draw:line draw:style-name="gr13" draw:text-style-name="P2" draw:layer="layout" svg:x1="12.769cm" svg:y1="14.531cm" svg:x2="12.769cm" svg:y2="13.931cm">
            <text:p/>
          </draw:line>
          <draw:line draw:style-name="gr13" draw:text-style-name="P2" draw:layer="layout" svg:x1="12.694cm" svg:y1="13.625cm" svg:x2="12.694cm" svg:y2="13.665cm">
            <text:p/>
          </draw:line>
          <draw:line draw:style-name="gr13" draw:text-style-name="P2" draw:layer="layout" svg:x1="12.769cm" svg:y1="13.625cm" svg:x2="12.769cm" svg:y2="13.665cm">
            <text:p/>
          </draw:line>
          <draw:line draw:style-name="gr13" draw:text-style-name="P2" draw:layer="layout" svg:x1="12.859cm" svg:y1="13.665cm" svg:x2="12.859cm" svg:y2="13.931cm">
            <text:p/>
          </draw:line>
          <draw:line draw:style-name="gr13" draw:text-style-name="P2" draw:layer="layout" svg:x1="12.948cm" svg:y1="13.931cm" svg:x2="12.948cm" svg:y2="14.531cm">
            <text:p/>
          </draw:line>
          <draw:line draw:style-name="gr13" draw:text-style-name="P2" draw:layer="layout" svg:x1="12.948cm" svg:y1="14.531cm" svg:x2="13.023cm" svg:y2="14.531cm">
            <text:p/>
          </draw:line>
          <draw:line draw:style-name="gr13" draw:text-style-name="P2" draw:layer="layout" svg:x1="13.113cm" svg:y1="13.665cm" svg:x2="13.113cm" svg:y2="13.931cm">
            <text:p/>
          </draw:line>
          <draw:line draw:style-name="gr14" draw:text-style-name="P2" draw:layer="layout" svg:x1="13.606cm" svg:y1="14.345cm" svg:x2="13.606cm" svg:y2="14.231cm">
            <text:p/>
          </draw:line>
          <draw:line draw:style-name="gr13" draw:text-style-name="P2" draw:layer="layout" svg:x1="13.881cm" svg:y1="13.665cm" svg:x2="13.881cm" svg:y2="13.931cm">
            <text:p/>
          </draw:line>
          <draw:line draw:style-name="gr13" draw:text-style-name="P2" draw:layer="layout" svg:x1="13.881cm" svg:y1="13.931cm" svg:x2="12.345cm" svg:y2="13.931cm">
            <text:p/>
          </draw:line>
          <draw:line draw:style-name="gr13" draw:text-style-name="P2" draw:layer="layout" svg:x1="13.367cm" svg:y1="13.665cm" svg:x2="13.367cm" svg:y2="13.931cm">
            <text:p/>
          </draw:line>
          <draw:line draw:style-name="gr13" draw:text-style-name="P2" draw:layer="layout" svg:x1="13.621cm" svg:y1="13.665cm" svg:x2="13.621cm" svg:y2="13.931cm">
            <text:p/>
          </draw:line>
          <draw:line draw:style-name="gr14" draw:text-style-name="P2" draw:layer="layout" svg:x1="13.856cm" svg:y1="14.345cm" svg:x2="13.856cm" svg:y2="14.231cm">
            <text:p/>
          </draw:line>
          <draw:line draw:style-name="gr14" draw:text-style-name="P2" draw:layer="layout" svg:x1="13.818cm" svg:y1="14.288cm" svg:x2="13.894cm" svg:y2="14.288cm">
            <text:p/>
          </draw:line>
          <draw:line draw:style-name="gr13" draw:text-style-name="P2" draw:layer="layout" svg:x1="13.023cm" svg:y1="14.531cm" svg:x2="13.023cm" svg:y2="13.931cm">
            <text:p/>
          </draw:line>
          <draw:line draw:style-name="gr13" draw:text-style-name="P2" draw:layer="layout" svg:x1="13.202cm" svg:y1="13.931cm" svg:x2="13.202cm" svg:y2="14.531cm">
            <text:p/>
          </draw:line>
          <draw:line draw:style-name="gr13" draw:text-style-name="P2" draw:layer="layout" svg:x1="13.202cm" svg:y1="14.531cm" svg:x2="13.277cm" svg:y2="14.531cm">
            <text:p/>
          </draw:line>
          <draw:line draw:style-name="gr13" draw:text-style-name="P2" draw:layer="layout" svg:x1="13.456cm" svg:y1="14.531cm" svg:x2="13.531cm" svg:y2="14.531cm">
            <text:p/>
          </draw:line>
          <draw:line draw:style-name="gr13" draw:text-style-name="P2" draw:layer="layout" svg:x1="12.345cm" svg:y1="13.665cm" svg:x2="13.881cm" svg:y2="13.665cm">
            <text:p/>
          </draw:line>
          <draw:line draw:style-name="gr13" draw:text-style-name="P2" draw:layer="layout" svg:x1="12.948cm" svg:y1="13.625cm" svg:x2="12.948cm" svg:y2="13.665cm">
            <text:p/>
          </draw:line>
          <draw:line draw:style-name="gr13" draw:text-style-name="P2" draw:layer="layout" svg:x1="13.023cm" svg:y1="13.625cm" svg:x2="13.023cm" svg:y2="13.665cm">
            <text:p/>
          </draw:line>
          <draw:line draw:style-name="gr13" draw:text-style-name="P2" draw:layer="layout" svg:x1="13.202cm" svg:y1="13.625cm" svg:x2="13.202cm" svg:y2="13.665cm">
            <text:p/>
          </draw:line>
          <draw:line draw:style-name="gr13" draw:text-style-name="P2" draw:layer="layout" svg:x1="13.277cm" svg:y1="13.625cm" svg:x2="13.277cm" svg:y2="13.665cm">
            <text:p/>
          </draw:line>
          <draw:line draw:style-name="gr13" draw:text-style-name="P2" draw:layer="layout" svg:x1="12.478cm" svg:y1="13.394cm" svg:x2="12.351cm" svg:y2="13.394cm">
            <text:p/>
          </draw:line>
          <draw:line draw:style-name="gr13" draw:text-style-name="P2" draw:layer="layout" svg:x1="12.351cm" svg:y1="13.394cm" svg:x2="12.351cm" svg:y2="13.521cm">
            <text:p/>
          </draw:line>
          <draw:polyline draw:style-name="gr14" draw:text-style-name="P2" draw:layer="layout" svg:width="0.1cm" svg:height="0.1cm" svg:x="13.308cm" svg:y="14.424cm" svg:viewBox="0 0 101 101" draw:points="0,101 101,101 30,51 101,0 0,0">
            <text:p/>
          </draw:polyline>
          <draw:polygon draw:style-name="gr14" draw:text-style-name="P2" draw:layer="layout" svg:width="0.1cm" svg:height="0.1cm" svg:x="13.308cm" svg:y="14.26cm" svg:viewBox="0 0 101 101" draw:points="101,65 101,35 97,21 87,7 68,0 35,0 15,7 5,21 0,35 0,65 5,79 15,93 35,101 68,101 87,93 97,79">
            <text:p/>
          </draw:polygon>
          <draw:polyline draw:style-name="gr14" draw:text-style-name="P2" draw:layer="layout" svg:width="0.1cm" svg:height="0.086cm" svg:x="13.308cm" svg:y="14.117cm" svg:viewBox="0 0 101 87" draw:points="5,87 0,65 0,28 5,14 10,7 19,0 30,0 39,7 44,14 49,28 54,58 58,72 63,79 73,87 82,87 92,79 97,72 101,58 101,21 97,0">
            <text:p/>
          </draw:polyline>
          <draw:line draw:style-name="gr14" draw:text-style-name="P2" draw:layer="layout" svg:x1="13.308cm" svg:y1="14.052cm" svg:x2="13.408cm" svg:y2="14.052cm">
            <text:p/>
          </draw:line>
          <draw:line draw:style-name="gr13" draw:text-style-name="P2" draw:layer="layout" svg:x1="13.277cm" svg:y1="14.531cm" svg:x2="13.277cm" svg:y2="13.931cm">
            <text:p/>
          </draw:line>
          <draw:line draw:style-name="gr13" draw:text-style-name="P2" draw:layer="layout" svg:x1="13.456cm" svg:y1="13.931cm" svg:x2="13.456cm" svg:y2="14.531cm">
            <text:p/>
          </draw:line>
          <draw:line draw:style-name="gr13" draw:text-style-name="P2" draw:layer="layout" svg:x1="13.531cm" svg:y1="14.531cm" svg:x2="13.531cm" svg:y2="13.931cm">
            <text:p/>
          </draw:line>
          <draw:line draw:style-name="gr13" draw:text-style-name="P2" draw:layer="layout" svg:x1="13.71cm" svg:y1="13.931cm" svg:x2="13.71cm" svg:y2="14.531cm">
            <text:p/>
          </draw:line>
          <draw:line draw:style-name="gr13" draw:text-style-name="P2" draw:layer="layout" svg:x1="13.71cm" svg:y1="14.531cm" svg:x2="13.785cm" svg:y2="14.531cm">
            <text:p/>
          </draw:line>
          <draw:line draw:style-name="gr13" draw:text-style-name="P2" draw:layer="layout" svg:x1="13.785cm" svg:y1="14.531cm" svg:x2="13.785cm" svg:y2="13.931cm">
            <text:p/>
          </draw:line>
          <draw:line draw:style-name="gr13" draw:text-style-name="P2" draw:layer="layout" svg:x1="13.456cm" svg:y1="13.625cm" svg:x2="13.456cm" svg:y2="13.665cm">
            <text:p/>
          </draw:line>
          <draw:line draw:style-name="gr13" draw:text-style-name="P2" draw:layer="layout" svg:x1="13.531cm" svg:y1="13.625cm" svg:x2="13.531cm" svg:y2="13.665cm">
            <text:p/>
          </draw:line>
          <draw:line draw:style-name="gr13" draw:text-style-name="P2" draw:layer="layout" svg:x1="13.71cm" svg:y1="13.625cm" svg:x2="13.71cm" svg:y2="13.665cm">
            <text:p/>
          </draw:line>
          <draw:line draw:style-name="gr13" draw:text-style-name="P2" draw:layer="layout" svg:x1="13.785cm" svg:y1="13.625cm" svg:x2="13.785cm" svg:y2="13.665cm">
            <text:p/>
          </draw:line>
          <draw:line draw:style-name="gr11" draw:text-style-name="P2" draw:layer="layout" svg:x1="18.383cm" svg:y1="12.219cm" svg:x2="18.383cm" svg:y2="10.632cm">
            <text:p/>
          </draw:line>
          <draw:line draw:style-name="gr11" draw:text-style-name="P2" draw:layer="layout" svg:x1="18.383cm" svg:y1="14.569cm" svg:x2="18.383cm" svg:y2="12.918cm">
            <text:p/>
          </draw:line>
          <draw:line draw:style-name="gr11" draw:text-style-name="P2" draw:layer="layout" svg:x1="18.383cm" svg:y1="10.632cm" svg:x2="11.398cm" svg:y2="10.632cm">
            <text:p/>
          </draw:line>
          <draw:line draw:style-name="gr11" draw:text-style-name="P2" draw:layer="layout" svg:x1="18.193cm" svg:y1="12.411cm" svg:x2="18.384cm" svg:y2="12.219cm">
            <text:p/>
          </draw:line>
          <draw:line draw:style-name="gr11" draw:text-style-name="P2" draw:layer="layout" svg:x1="11.398cm" svg:y1="10.632cm" svg:x2="11.398cm" svg:y2="14.569cm">
            <text:p/>
          </draw:line>
          <draw:line draw:style-name="gr11" draw:text-style-name="P2" draw:layer="layout" svg:x1="11.398cm" svg:y1="14.569cm" svg:x2="18.383cm" svg:y2="14.569cm">
            <text:p/>
          </draw:line>
          <draw:line draw:style-name="gr11" draw:text-style-name="P2" draw:layer="layout" svg:x1="18.384cm" svg:y1="12.919cm" svg:x2="18.193cm" svg:y2="12.728cm">
            <text:p/>
          </draw:line>
          <draw:line draw:style-name="gr12" draw:text-style-name="P2" draw:layer="layout" svg:x1="17.871cm" svg:y1="13.807cm" svg:x2="17.371cm" svg:y2="13.807cm">
            <text:p/>
          </draw:line>
          <draw:line draw:style-name="gr12" draw:text-style-name="P2" draw:layer="layout" svg:x1="17.622cm" svg:y1="13.557cm" svg:x2="17.622cm" svg:y2="14.057cm">
            <text:p/>
          </draw:line>
          <draw:path draw:style-name="gr12" draw:text-style-name="P2" draw:layer="layout" svg:width="0.334cm" svg:height="0.334cm" svg:x="17.455cm" svg:y="13.64cm" svg:viewBox="0 0 335 335" svg:d="M335 167c0 93-75 168-167 168-94 0-168-75-168-168 0-92 74-167 168-167 92 0 167 75 167 167z">
            <text:p/>
          </draw:path>
          <draw:line draw:style-name="gr11" draw:text-style-name="P2" draw:layer="layout" svg:x1="18.193cm" svg:y1="12.728cm" svg:x2="18.193cm" svg:y2="12.41cm">
            <text:p/>
          </draw:lin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1-04-03T05:03:18.562827374</dc:date>
    <meta:editing-duration>PT7M26S</meta:editing-duration>
    <meta:editing-cycles>1</meta:editing-cycles>
    <meta:document-statistic meta:object-count="2465"/>
    <meta:generator>LibreOffice/7.1.1.2$Linux_X86_64 LibreOffice_project/10$Build-2</meta:generator>
  </office:meta>
</office:document-meta>
</file>